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0.94pt"/>
    </style:style>
    <style:style style:name="co2" style:family="table-column">
      <style:table-column-properties fo:break-before="auto" style:column-width="47.54pt"/>
    </style:style>
    <style:style style:name="co3" style:family="table-column">
      <style:table-column-properties fo:break-before="auto" style:column-width="153.01pt"/>
    </style:style>
    <style:style style:name="co4" style:family="table-column">
      <style:table-column-properties fo:break-before="auto" style:column-width="60.24pt"/>
    </style:style>
    <style:style style:name="co5" style:family="table-column">
      <style:table-column-properties fo:break-before="auto" style:column-width="36.45pt"/>
    </style:style>
    <style:style style:name="co6" style:family="table-column">
      <style:table-column-properties fo:break-before="auto" style:column-width="24.49pt"/>
    </style:style>
    <style:style style:name="co7" style:family="table-column">
      <style:table-column-properties fo:break-before="auto" style:column-width="50.74pt"/>
    </style:style>
    <style:style style:name="co8" style:family="table-column">
      <style:table-column-properties fo:break-before="auto" style:column-width="462.25pt"/>
    </style:style>
    <style:style style:name="co9" style:family="table-column">
      <style:table-column-properties fo:break-before="auto" style:column-width="50.29pt"/>
    </style:style>
    <style:style style:name="co10" style:family="table-column">
      <style:table-column-properties fo:break-before="auto" style:column-width="68.74pt"/>
    </style:style>
    <style:style style:name="co11" style:family="table-column">
      <style:table-column-properties fo:break-before="auto" style:column-width="372.64pt"/>
    </style:style>
    <style:style style:name="co12" style:family="table-column">
      <style:table-column-properties fo:break-before="auto" style:column-width="392.46pt"/>
    </style:style>
    <style:style style:name="co13" style:family="table-column">
      <style:table-column-properties fo:break-before="auto" style:column-width="295.74pt"/>
    </style:style>
    <style:style style:name="co14" style:family="table-column">
      <style:table-column-properties fo:break-before="auto" style:column-width="311.61pt"/>
    </style:style>
    <style:style style:name="co15" style:family="table-column">
      <style:table-column-properties fo:break-before="auto" style:column-width="219.6pt"/>
    </style:style>
    <style:style style:name="co16" style:family="table-column">
      <style:table-column-properties fo:break-before="auto" style:column-width="244.91pt"/>
    </style:style>
    <style:style style:name="co17" style:family="table-column">
      <style:table-column-properties fo:break-before="auto" style:column-width="76.11pt"/>
    </style:style>
    <style:style style:name="co18" style:family="table-column">
      <style:table-column-properties fo:break-before="auto" style:column-width="213.19pt"/>
    </style:style>
    <style:style style:name="co19" style:family="table-column">
      <style:table-column-properties fo:break-before="auto" style:column-width="76.45pt"/>
    </style:style>
    <style:style style:name="co20" style:family="table-column">
      <style:table-column-properties fo:break-before="auto" style:column-width="64.01pt"/>
    </style:style>
    <style:style style:name="co21" style:family="table-column">
      <style:table-column-properties fo:break-before="auto" style:column-width="91.9pt"/>
    </style:style>
    <style:style style:name="ro1" style:family="table-row">
      <style:table-row-properties style:row-height="18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27.1pt" fo:break-before="auto" style:use-optimal-row-height="true"/>
    </style:style>
    <style:style style:name="ro5" style:family="table-row">
      <style:table-row-properties style:row-height="14.66pt" fo:break-before="auto" style:use-optimal-row-height="true"/>
    </style:style>
    <style:style style:name="ro6" style:family="table-row">
      <style:table-row-properties style:row-height="25.34pt" fo:break-before="auto" style:use-optimal-row-height="true"/>
    </style:style>
    <style:style style:name="ro7" style:family="table-row">
      <style:table-row-properties style:row-height="14.91pt" fo:break-before="auto" style:use-optimal-row-height="true"/>
    </style:style>
    <style:style style:name="ro8" style:family="table-row">
      <style:table-row-properties style:row-height="39pt" fo:break-before="auto" style:use-optimal-row-height="false"/>
    </style:style>
    <style:style style:name="ro9" style:family="table-row">
      <style:table-row-properties style:row-height="12.81pt" fo:break-before="auto" style:use-optimal-row-height="true"/>
    </style:style>
    <style:style style:name="ro10" style:family="table-row">
      <style:table-row-properties style:row-height="14.09pt" fo:break-before="auto" style:use-optimal-row-height="true"/>
    </style:style>
    <style:style style:name="ta1" style:family="table" style:master-page-name="PageStyle_5f_Sp1">
      <style:table-properties table:display="false" style:writing-mode="lr-tb"/>
    </style:style>
    <style:style style:name="ta2" style:family="table" style:master-page-name="PageStyle_5f_Product_20_Backlog">
      <style:table-properties table:display="true" style:writing-mode="lr-tb"/>
    </style:style>
    <style:style style:name="ta3" style:family="table" style:master-page-name="PageStyle_5f_Product_20_Tasks">
      <style:table-properties table:display="true" style:writing-mode="lr-tb"/>
    </style:style>
    <style:style style:name="ta4" style:family="table" style:master-page-name="PageStyle_5f_Sprint_20_1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$sp1.$#REF!$#REF!=&quot;Done&quot;)" style:apply-style-name="Excel_5f_CondFormat_5f_1_5f_3_5f_1" style:base-cell-address="Sp1.A15"/>
      <style:map style:condition="is-true-formula($sp1.$#REF!$#REF!=&quot;Ongoing&quot;)" style:apply-style-name="Excel_5f_CondFormat_5f_1_5f_3_5f_2" style:base-cell-address="Sp1.A15"/>
      <style:map style:condition="is-true-formula($sp1.$#REF!$#REF!=&quot;Removed&quot;)" style:apply-style-name="Excel_5f_CondFormat_5f_1_5f_3_5f_3" style:base-cell-address="Sp1.A15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Sp1.$C16]=&quot;Done&quot;)" style:apply-style-name="Excel_5f_CondFormat_5f_1_5f_2_5f_1" style:base-cell-address="Sp1.A16"/>
      <style:map style:condition="is-true-formula([$Sp1.$C16]=&quot;Ongoing&quot;)" style:apply-style-name="Excel_5f_CondFormat_5f_1_5f_2_5f_2" style:base-cell-address="Sp1.A16"/>
      <style:map style:condition="is-true-formula([$Sp1.$C16]=&quot;Removed&quot;)" style:apply-style-name="Excel_5f_CondFormat_5f_1_5f_2_5f_3" style:base-cell-address="Sp1.A16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C16]=&quot;Done&quot;)" style:apply-style-name="Excel_5f_CondFormat_5f_1_5f_2_5f_1" style:base-cell-address="Sp1.A16"/>
      <style:map style:condition="is-true-formula([$Sp1.$C16]=&quot;Ongoing&quot;)" style:apply-style-name="Excel_5f_CondFormat_5f_1_5f_2_5f_2" style:base-cell-address="Sp1.A16"/>
      <style:map style:condition="is-true-formula([$Sp1.$C16]=&quot;Removed&quot;)" style:apply-style-name="Excel_5f_CondFormat_5f_1_5f_2_5f_3" style:base-cell-address="Sp1.A16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12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4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style:glyph-orientation-vertical="0" fo:background-color="#ffcc99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19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20" style:family="table-cell" style:parent-style-name="Default">
      <style:table-cell-properties fo:padding="2.01pt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21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2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100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Backlog'.$E1]=&quot;Done&quot;)" style:apply-style-name="Excel_5f_CondFormat_5f_2_5f_9_5f_1" style:base-cell-address="'Product Backlog'.A1"/>
      <style:map style:condition="is-true-formula([$'Product Backlog'.$E1]=&quot;Ongoing&quot;)" style:apply-style-name="Excel_5f_CondFormat_5f_2_5f_9_5f_2" style:base-cell-address="'Product Backlog'.A1"/>
      <style:map style:condition="is-true-formula([$'Product Backlog'.$E1]=&quot;Removed&quot;)" style:apply-style-name="Excel_5f_CondFormat_5f_2_5f_9_5f_3" style:base-cell-address="'Product Backlog'.A1"/>
    </style:style>
    <style:style style:name="ce2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Backlog'.$E33]=&quot;Done&quot;)" style:apply-style-name="Excel_5f_CondFormat_5f_2_5f_11_5f_1" style:base-cell-address="'Product Backlog'.A33"/>
      <style:map style:condition="is-true-formula([$'Product Backlog'.$E33]=&quot;Ongoing&quot;)" style:apply-style-name="Excel_5f_CondFormat_5f_2_5f_11_5f_2" style:base-cell-address="'Product Backlog'.A33"/>
      <style:map style:condition="is-true-formula([$'Product Backlog'.$E33]=&quot;Removed&quot;)" style:apply-style-name="Excel_5f_CondFormat_5f_2_5f_11_5f_3" style:base-cell-address="'Product Backlog'.A33"/>
    </style:style>
    <style:style style:name="ce2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29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Backlog'.$E1]=&quot;Done&quot;)" style:apply-style-name="Excel_5f_CondFormat_5f_2_5f_9_5f_1" style:base-cell-address="'Product Backlog'.A1"/>
      <style:map style:condition="is-true-formula([$'Product Backlog'.$E1]=&quot;Ongoing&quot;)" style:apply-style-name="Excel_5f_CondFormat_5f_2_5f_9_5f_2" style:base-cell-address="'Product Backlog'.A1"/>
      <style:map style:condition="is-true-formula([$'Product Backlog'.$E1]=&quot;Removed&quot;)" style:apply-style-name="Excel_5f_CondFormat_5f_2_5f_9_5f_3" style:base-cell-address="'Product Backlog'.A1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  <style:map style:condition="is-true-formula($'product backlog'.$#ref!$#REF!=&quot;Done&quot;)" style:apply-style-name="Excel_5f_CondFormat_5f_2_5f_10_5f_1" style:base-cell-address="'Product Backlog'.B2"/>
      <style:map style:condition="is-true-formula($'product backlog'.$#ref!$#REF!=&quot;Ongoing&quot;)" style:apply-style-name="Excel_5f_CondFormat_5f_2_5f_10_5f_2" style:base-cell-address="'Product Backlog'.B2"/>
      <style:map style:condition="is-true-formula($'product backlog'.$#ref!$#REF!=&quot;Removed&quot;)" style:apply-style-name="Excel_5f_CondFormat_5f_2_5f_10_5f_3" style:base-cell-address="'Product Backlog'.B2"/>
    </style:style>
    <style:style style:name="ce31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]=&quot;Done&quot;)" style:apply-style-name="Excel_5f_CondFormat_5f_2_5f_2_5f_1" style:base-cell-address="'Product Backlog'.B2"/>
      <style:map style:condition="is-true-formula([$'Product Backlog'.$E2]=&quot;Ongoing&quot;)" style:apply-style-name="Excel_5f_CondFormat_5f_2_5f_2_5f_2" style:base-cell-address="'Product Backlog'.B2"/>
      <style:map style:condition="is-true-formula([$'Product Backlog'.$E2]=&quot;Removed&quot;)" style:apply-style-name="Excel_5f_CondFormat_5f_2_5f_2_5f_3" style:base-cell-address="'Product Backlog'.B2"/>
    </style:style>
    <style:style style:name="ce32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]=&quot;Done&quot;)" style:apply-style-name="Excel_5f_CondFormat_5f_2_5f_2_5f_1" style:base-cell-address="'Product Backlog'.B2"/>
      <style:map style:condition="is-true-formula([$'Product Backlog'.$E2]=&quot;Ongoing&quot;)" style:apply-style-name="Excel_5f_CondFormat_5f_2_5f_2_5f_2" style:base-cell-address="'Product Backlog'.B2"/>
      <style:map style:condition="is-true-formula([$'Product Backlog'.$E2]=&quot;Removed&quot;)" style:apply-style-name="Excel_5f_CondFormat_5f_2_5f_2_5f_3" style:base-cell-address="'Product Backlog'.B2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  <style:map style:condition="is-true-formula([$'Product Backlog'.$E9]=&quot;Done&quot;)" style:apply-style-name="Excel_5f_CondFormat_5f_2_5f_5_5f_1" style:base-cell-address="'Product Backlog'.B8"/>
      <style:map style:condition="is-true-formula([$'Product Backlog'.$E9]=&quot;Ongoing&quot;)" style:apply-style-name="Excel_5f_CondFormat_5f_2_5f_5_5f_2" style:base-cell-address="'Product Backlog'.B8"/>
      <style:map style:condition="is-true-formula([$'Product Backlog'.$E9]=&quot;Removed&quot;)" style:apply-style-name="Excel_5f_CondFormat_5f_2_5f_5_5f_3" style:base-cell-address="'Product Backlog'.B8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9]=&quot;Done&quot;)" style:apply-style-name="Excel_5f_CondFormat_5f_2_5f_5_5f_1" style:base-cell-address="'Product Backlog'.B8"/>
      <style:map style:condition="is-true-formula([$'Product Backlog'.$E9]=&quot;Ongoing&quot;)" style:apply-style-name="Excel_5f_CondFormat_5f_2_5f_5_5f_2" style:base-cell-address="'Product Backlog'.B8"/>
      <style:map style:condition="is-true-formula([$'Product Backlog'.$E9]=&quot;Removed&quot;)" style:apply-style-name="Excel_5f_CondFormat_5f_2_5f_5_5f_3" style:base-cell-address="'Product Backlog'.B8"/>
    </style:style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F13]=&quot;Done&quot;)" style:apply-style-name="Excel_5f_CondFormat_5f_2_5f_13_5f_1" style:base-cell-address="'Product Backlog'.B12"/>
      <style:map style:condition="is-true-formula([$'Product Backlog'.$F13]=&quot;Ongoing&quot;)" style:apply-style-name="Excel_5f_CondFormat_5f_2_5f_13_5f_2" style:base-cell-address="'Product Backlog'.B12"/>
      <style:map style:condition="is-true-formula([$'Product Backlog'.$F13]=&quot;Removed&quot;)" style:apply-style-name="Excel_5f_CondFormat_5f_2_5f_13_5f_3" style:base-cell-address="'Product Backlog'.B12"/>
    </style:style>
    <style:style style:name="ce3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4]=&quot;Done&quot;)" style:apply-style-name="Excel_5f_CondFormat_5f_2_5f_15_5f_1" style:base-cell-address="'Product Backlog'.B21"/>
      <style:map style:condition="is-true-formula([$'Product Backlog'.$E24]=&quot;Ongoing&quot;)" style:apply-style-name="Excel_5f_CondFormat_5f_2_5f_15_5f_2" style:base-cell-address="'Product Backlog'.B21"/>
      <style:map style:condition="is-true-formula([$'Product Backlog'.$E24]=&quot;Removed&quot;)" style:apply-style-name="Excel_5f_CondFormat_5f_2_5f_15_5f_3" style:base-cell-address="'Product Backlog'.B21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5]=&quot;Done&quot;)" style:apply-style-name="Excel_5f_CondFormat_5f_2_5f_1_5f_1" style:base-cell-address="'Product Backlog'.B22"/>
      <style:map style:condition="is-true-formula([$'Product Backlog'.$E25]=&quot;Ongoing&quot;)" style:apply-style-name="Excel_5f_CondFormat_5f_2_5f_1_5f_2" style:base-cell-address="'Product Backlog'.B22"/>
      <style:map style:condition="is-true-formula([$'Product Backlog'.$E25]=&quot;Removed&quot;)" style:apply-style-name="Excel_5f_CondFormat_5f_2_5f_1_5f_3" style:base-cell-address="'Product Backlog'.B22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5]=&quot;Done&quot;)" style:apply-style-name="Excel_5f_CondFormat_5f_2_5f_14_5f_1" style:base-cell-address="'Product Backlog'.B23"/>
      <style:map style:condition="is-true-formula([$'Product Backlog'.$E25]=&quot;Ongoing&quot;)" style:apply-style-name="Excel_5f_CondFormat_5f_2_5f_14_5f_2" style:base-cell-address="'Product Backlog'.B23"/>
      <style:map style:condition="is-true-formula([$'Product Backlog'.$E25]=&quot;Removed&quot;)" style:apply-style-name="Excel_5f_CondFormat_5f_2_5f_14_5f_3" style:base-cell-address="'Product Backlog'.B23"/>
    </style:style>
    <style:style style:name="ce4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6]=&quot;Done&quot;)" style:apply-style-name="Excel_5f_CondFormat_5f_2_5f_6_5f_1" style:base-cell-address="'Product Backlog'.B26"/>
      <style:map style:condition="is-true-formula([$'Product Backlog'.$E26]=&quot;Ongoing&quot;)" style:apply-style-name="Excel_5f_CondFormat_5f_2_5f_6_5f_2" style:base-cell-address="'Product Backlog'.B26"/>
      <style:map style:condition="is-true-formula([$'Product Backlog'.$E26]=&quot;Removed&quot;)" style:apply-style-name="Excel_5f_CondFormat_5f_2_5f_6_5f_3" style:base-cell-address="'Product Backlog'.B26"/>
    </style:style>
    <style:style style:name="ce41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Backlog'.$E33]=&quot;Done&quot;)" style:apply-style-name="Excel_5f_CondFormat_5f_2_5f_11_5f_1" style:base-cell-address="'Product Backlog'.A33"/>
      <style:map style:condition="is-true-formula([$'Product Backlog'.$E33]=&quot;Ongoing&quot;)" style:apply-style-name="Excel_5f_CondFormat_5f_2_5f_11_5f_2" style:base-cell-address="'Product Backlog'.A33"/>
      <style:map style:condition="is-true-formula([$'Product Backlog'.$E33]=&quot;Removed&quot;)" style:apply-style-name="Excel_5f_CondFormat_5f_2_5f_11_5f_3" style:base-cell-address="'Product Backlog'.A33"/>
    </style:style>
    <style:style style:name="ce42" style:family="table-cell" style:parent-style-name="Default">
      <style:table-cell-properties fo:padding="2.01pt"/>
    </style:style>
    <style:style style:name="ce43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Backlog'.$E1]=&quot;Done&quot;)" style:apply-style-name="Excel_5f_CondFormat_5f_2_5f_9_5f_1" style:base-cell-address="'Product Backlog'.A1"/>
      <style:map style:condition="is-true-formula([$'Product Backlog'.$E1]=&quot;Ongoing&quot;)" style:apply-style-name="Excel_5f_CondFormat_5f_2_5f_9_5f_2" style:base-cell-address="'Product Backlog'.A1"/>
      <style:map style:condition="is-true-formula([$'Product Backlog'.$E1]=&quot;Removed&quot;)" style:apply-style-name="Excel_5f_CondFormat_5f_2_5f_9_5f_3" style:base-cell-address="'Product Backlog'.A1"/>
    </style:style>
    <style:style style:name="ce44" style:family="table-cell" style:parent-style-name="Default">
      <style:table-cell-properties style:text-align-source="fix" style:repeat-content="false" fo:padding="2.01pt"/>
      <style:paragraph-properties fo:text-align="center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6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]=&quot;Done&quot;)" style:apply-style-name="Excel_5f_CondFormat_5f_2_5f_2_5f_1" style:base-cell-address="'Product Backlog'.B2"/>
      <style:map style:condition="is-true-formula([$'Product Backlog'.$E2]=&quot;Ongoing&quot;)" style:apply-style-name="Excel_5f_CondFormat_5f_2_5f_2_5f_2" style:base-cell-address="'Product Backlog'.B2"/>
      <style:map style:condition="is-true-formula([$'Product Backlog'.$E2]=&quot;Removed&quot;)" style:apply-style-name="Excel_5f_CondFormat_5f_2_5f_2_5f_3" style:base-cell-address="'Product Backlog'.B2"/>
    </style:style>
    <style:style style:name="ce47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[$'Product Backlog'.$E2]=&quot;Done&quot;)" style:apply-style-name="Excel_5f_CondFormat_5f_2_5f_2_5f_1" style:base-cell-address="'Product Backlog'.B2"/>
      <style:map style:condition="is-true-formula([$'Product Backlog'.$E2]=&quot;Ongoing&quot;)" style:apply-style-name="Excel_5f_CondFormat_5f_2_5f_2_5f_2" style:base-cell-address="'Product Backlog'.B2"/>
      <style:map style:condition="is-true-formula([$'Product Backlog'.$E2]=&quot;Removed&quot;)" style:apply-style-name="Excel_5f_CondFormat_5f_2_5f_2_5f_3" style:base-cell-address="'Product Backlog'.B2"/>
    </style:style>
    <style:style style:name="ce4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$'product backlog'.$#ref!$#REF!=&quot;Done&quot;)" style:apply-style-name="Excel_5f_CondFormat_5f_2_5f_8_5f_1" style:base-cell-address="'Product Backlog'.E24"/>
      <style:map style:condition="is-true-formula($'product backlog'.$#ref!$#REF!=&quot;Ongoing&quot;)" style:apply-style-name="Excel_5f_CondFormat_5f_2_5f_8_5f_2" style:base-cell-address="'Product Backlog'.E24"/>
      <style:map style:condition="is-true-formula($'product backlog'.$#ref!$#REF!=&quot;Removed&quot;)" style:apply-style-name="Excel_5f_CondFormat_5f_2_5f_8_5f_3" style:base-cell-address="'Product Backlog'.E24"/>
    </style:style>
    <style:style style:name="ce4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'product backlog'.$#ref!$#REF!=&quot;Done&quot;)" style:apply-style-name="Excel_5f_CondFormat_5f_2_5f_8_5f_1" style:base-cell-address="'Product Backlog'.E24"/>
      <style:map style:condition="is-true-formula($'product backlog'.$#ref!$#REF!=&quot;Ongoing&quot;)" style:apply-style-name="Excel_5f_CondFormat_5f_2_5f_8_5f_2" style:base-cell-address="'Product Backlog'.E24"/>
      <style:map style:condition="is-true-formula($'product backlog'.$#ref!$#REF!=&quot;Removed&quot;)" style:apply-style-name="Excel_5f_CondFormat_5f_2_5f_8_5f_3" style:base-cell-address="'Product Backlog'.E24"/>
    </style:style>
    <style:style style:name="ce5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6]=&quot;Done&quot;)" style:apply-style-name="Excel_5f_CondFormat_5f_2_5f_7_5f_1" style:base-cell-address="'Product Backlog'.E26"/>
      <style:map style:condition="is-true-formula([$'Product Backlog'.$E26]=&quot;Ongoing&quot;)" style:apply-style-name="Excel_5f_CondFormat_5f_2_5f_7_5f_2" style:base-cell-address="'Product Backlog'.E26"/>
      <style:map style:condition="is-true-formula([$'Product Backlog'.$E26]=&quot;Removed&quot;)" style:apply-style-name="Excel_5f_CondFormat_5f_2_5f_7_5f_3" style:base-cell-address="'Product Backlog'.E26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6]=&quot;Done&quot;)" style:apply-style-name="Excel_5f_CondFormat_5f_2_5f_7_5f_1" style:base-cell-address="'Product Backlog'.E26"/>
      <style:map style:condition="is-true-formula([$'Product Backlog'.$E26]=&quot;Ongoing&quot;)" style:apply-style-name="Excel_5f_CondFormat_5f_2_5f_7_5f_2" style:base-cell-address="'Product Backlog'.E26"/>
      <style:map style:condition="is-true-formula([$'Product Backlog'.$E26]=&quot;Removed&quot;)" style:apply-style-name="Excel_5f_CondFormat_5f_2_5f_7_5f_3" style:base-cell-address="'Product Backlog'.E26"/>
    </style:style>
    <style:style style:name="ce52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6]=&quot;Done&quot;)" style:apply-style-name="Excel_5f_CondFormat_5f_2_5f_7_5f_1" style:base-cell-address="'Product Backlog'.E26"/>
      <style:map style:condition="is-true-formula([$'Product Backlog'.$E26]=&quot;Ongoing&quot;)" style:apply-style-name="Excel_5f_CondFormat_5f_2_5f_7_5f_2" style:base-cell-address="'Product Backlog'.E26"/>
      <style:map style:condition="is-true-formula([$'Product Backlog'.$E26]=&quot;Removed&quot;)" style:apply-style-name="Excel_5f_CondFormat_5f_2_5f_7_5f_3" style:base-cell-address="'Product Backlog'.E26"/>
    </style:style>
    <style:style style:name="ce53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54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F13]=&quot;Done&quot;)" style:apply-style-name="Excel_5f_CondFormat_5f_2_5f_12_5f_1" style:base-cell-address="'Product Backlog'.F13"/>
      <style:map style:condition="is-true-formula([$'Product Backlog'.$F13]=&quot;Ongoing&quot;)" style:apply-style-name="Excel_5f_CondFormat_5f_2_5f_12_5f_2" style:base-cell-address="'Product Backlog'.F13"/>
      <style:map style:condition="is-true-formula([$'Product Backlog'.$F13]=&quot;Removed&quot;)" style:apply-style-name="Excel_5f_CondFormat_5f_2_5f_12_5f_3" style:base-cell-address="'Product Backlog'.F13"/>
    </style:style>
    <style:style style:name="ce55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58" style:family="table-cell" style:parent-style-name="Default" style:data-style-name="N100">
      <style:table-cell-properties style:glyph-orientation-vertical="0" fo:border-bottom="1.76pt solid #3c3c3c" fo:background-color="#ffcc9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5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6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61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62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5]=&quot;Done&quot;)" style:apply-style-name="Excel_5f_CondFormat_5f_3_5f_1_5f_1" style:base-cell-address="'Product Tasks'.B5"/>
      <style:map style:condition="is-true-formula([$'Product Tasks'.$C5]=&quot;Ongoing&quot;)" style:apply-style-name="Excel_5f_CondFormat_5f_3_5f_1_5f_2" style:base-cell-address="'Product Tasks'.B5"/>
      <style:map style:condition="is-true-formula([$'Product Tasks'.$C5]=&quot;Removed&quot;)" style:apply-style-name="Excel_5f_CondFormat_5f_3_5f_1_5f_3" style:base-cell-address="'Product Tasks'.B5"/>
    </style:style>
    <style:style style:name="ce63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8]=&quot;Done&quot;)" style:apply-style-name="Excel_5f_CondFormat_5f_3_5f_1_5f_1" style:base-cell-address="'Product Tasks'.B8"/>
      <style:map style:condition="is-true-formula([$'Product Tasks'.$C8]=&quot;Ongoing&quot;)" style:apply-style-name="Excel_5f_CondFormat_5f_3_5f_1_5f_2" style:base-cell-address="'Product Tasks'.B8"/>
      <style:map style:condition="is-true-formula([$'Product Tasks'.$C8]=&quot;Removed&quot;)" style:apply-style-name="Excel_5f_CondFormat_5f_3_5f_1_5f_3" style:base-cell-address="'Product Tasks'.B8"/>
    </style:style>
    <style:style style:name="ce64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15]=&quot;Done&quot;)" style:apply-style-name="Excel_5f_CondFormat_5f_3_5f_1_5f_1" style:base-cell-address="'Product Tasks'.B13"/>
      <style:map style:condition="is-true-formula([$'Product Tasks'.$C15]=&quot;Ongoing&quot;)" style:apply-style-name="Excel_5f_CondFormat_5f_3_5f_1_5f_2" style:base-cell-address="'Product Tasks'.B13"/>
      <style:map style:condition="is-true-formula([$'Product Tasks'.$C15]=&quot;Removed&quot;)" style:apply-style-name="Excel_5f_CondFormat_5f_3_5f_1_5f_3" style:base-cell-address="'Product Tasks'.B13"/>
    </style:style>
    <style:style style:name="ce65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8]=&quot;Done&quot;)" style:apply-style-name="Excel_5f_CondFormat_5f_3_5f_1_5f_1" style:base-cell-address="'Product Tasks'.B8"/>
      <style:map style:condition="is-true-formula([$'Product Tasks'.$C8]=&quot;Ongoing&quot;)" style:apply-style-name="Excel_5f_CondFormat_5f_3_5f_1_5f_2" style:base-cell-address="'Product Tasks'.B8"/>
      <style:map style:condition="is-true-formula([$'Product Tasks'.$C8]=&quot;Removed&quot;)" style:apply-style-name="Excel_5f_CondFormat_5f_3_5f_1_5f_3" style:base-cell-address="'Product Tasks'.B8"/>
    </style:style>
    <style:style style:name="ce6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font-name="Arial" style:font-name-asian="Droid Sans Fallback" style:font-name-complex="FreeSans"/>
      <style:map style:condition="is-true-formula([$'Product Tasks'.$C8]=&quot;Done&quot;)" style:apply-style-name="Excel_5f_CondFormat_5f_3_5f_1_5f_1" style:base-cell-address="'Product Tasks'.B8"/>
      <style:map style:condition="is-true-formula([$'Product Tasks'.$C8]=&quot;Ongoing&quot;)" style:apply-style-name="Excel_5f_CondFormat_5f_3_5f_1_5f_2" style:base-cell-address="'Product Tasks'.B8"/>
      <style:map style:condition="is-true-formula([$'Product Tasks'.$C8]=&quot;Removed&quot;)" style:apply-style-name="Excel_5f_CondFormat_5f_3_5f_1_5f_3" style:base-cell-address="'Product Tasks'.B8"/>
    </style:style>
    <style:style style:name="ce6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font-name="Arial" style:font-name-asian="Droid Sans Fallback" style:font-name-complex="FreeSans"/>
      <style:map style:condition="is-true-formula([$'Product Tasks'.$C8]=&quot;Done&quot;)" style:apply-style-name="Excel_5f_CondFormat_5f_3_5f_1_5f_1" style:base-cell-address="'Product Tasks'.B8"/>
      <style:map style:condition="is-true-formula([$'Product Tasks'.$C8]=&quot;Ongoing&quot;)" style:apply-style-name="Excel_5f_CondFormat_5f_3_5f_1_5f_2" style:base-cell-address="'Product Tasks'.B8"/>
      <style:map style:condition="is-true-formula([$'Product Tasks'.$C8]=&quot;Removed&quot;)" style:apply-style-name="Excel_5f_CondFormat_5f_3_5f_1_5f_3" style:base-cell-address="'Product Tasks'.B8"/>
    </style:style>
    <style:style style:name="ce6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26]=&quot;Done&quot;)" style:apply-style-name="Excel_5f_CondFormat_5f_3_5f_1_5f_1" style:base-cell-address="'Product Tasks'.B26"/>
      <style:map style:condition="is-true-formula([$'Product Tasks'.$C26]=&quot;Ongoing&quot;)" style:apply-style-name="Excel_5f_CondFormat_5f_3_5f_1_5f_2" style:base-cell-address="'Product Tasks'.B26"/>
      <style:map style:condition="is-true-formula([$'Product Tasks'.$C26]=&quot;Removed&quot;)" style:apply-style-name="Excel_5f_CondFormat_5f_3_5f_1_5f_3" style:base-cell-address="'Product Tasks'.B26"/>
    </style:style>
    <style:style style:name="ce6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26]=&quot;Done&quot;)" style:apply-style-name="Excel_5f_CondFormat_5f_3_5f_1_5f_1" style:base-cell-address="'Product Tasks'.B26"/>
      <style:map style:condition="is-true-formula([$'Product Tasks'.$C26]=&quot;Ongoing&quot;)" style:apply-style-name="Excel_5f_CondFormat_5f_3_5f_1_5f_2" style:base-cell-address="'Product Tasks'.B26"/>
      <style:map style:condition="is-true-formula([$'Product Tasks'.$C26]=&quot;Removed&quot;)" style:apply-style-name="Excel_5f_CondFormat_5f_3_5f_1_5f_3" style:base-cell-address="'Product Tasks'.B26"/>
    </style:style>
    <style:style style:name="ce7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71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72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D123]=&quot;Done&quot;)" style:apply-style-name="Excel_5f_CondFormat_5f_3_5f_8_5f_1" style:base-cell-address="'Product Tasks'.B122"/>
      <style:map style:condition="is-true-formula([$'Product Tasks'.$D123]=&quot;Ongoing&quot;)" style:apply-style-name="Excel_5f_CondFormat_5f_3_5f_8_5f_2" style:base-cell-address="'Product Tasks'.B122"/>
      <style:map style:condition="is-true-formula([$'Product Tasks'.$D123]=&quot;Removed&quot;)" style:apply-style-name="Excel_5f_CondFormat_5f_3_5f_8_5f_3" style:base-cell-address="'Product Tasks'.B122"/>
    </style:style>
    <style:style style:name="ce73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D136]=&quot;Done&quot;)" style:apply-style-name="Excel_5f_CondFormat_5f_3_5f_9_5f_1" style:base-cell-address="'Product Tasks'.B133"/>
      <style:map style:condition="is-true-formula([$'Product Tasks'.$D136]=&quot;Ongoing&quot;)" style:apply-style-name="Excel_5f_CondFormat_5f_3_5f_9_5f_2" style:base-cell-address="'Product Tasks'.B133"/>
      <style:map style:condition="is-true-formula([$'Product Tasks'.$D136]=&quot;Removed&quot;)" style:apply-style-name="Excel_5f_CondFormat_5f_3_5f_9_5f_3" style:base-cell-address="'Product Tasks'.B133"/>
    </style:style>
    <style:style style:name="ce74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140]=&quot;Done&quot;)" style:apply-style-name="Excel_5f_CondFormat_5f_3_5f_14_5f_1" style:base-cell-address="'Product Tasks'.B140"/>
      <style:map style:condition="is-true-formula([$'Product Tasks'.$C140]=&quot;Ongoing&quot;)" style:apply-style-name="Excel_5f_CondFormat_5f_3_5f_14_5f_2" style:base-cell-address="'Product Tasks'.B140"/>
      <style:map style:condition="is-true-formula([$'Product Tasks'.$C140]=&quot;Removed&quot;)" style:apply-style-name="Excel_5f_CondFormat_5f_3_5f_14_5f_3" style:base-cell-address="'Product Tasks'.B140"/>
    </style:style>
    <style:style style:name="ce75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149]=&quot;Done&quot;)" style:apply-style-name="Excel_5f_CondFormat_5f_3_5f_15_5f_1" style:base-cell-address="'Product Tasks'.B149"/>
      <style:map style:condition="is-true-formula([$'Product Tasks'.$C149]=&quot;Ongoing&quot;)" style:apply-style-name="Excel_5f_CondFormat_5f_3_5f_15_5f_2" style:base-cell-address="'Product Tasks'.B149"/>
      <style:map style:condition="is-true-formula([$'Product Tasks'.$C149]=&quot;Removed&quot;)" style:apply-style-name="Excel_5f_CondFormat_5f_3_5f_15_5f_3" style:base-cell-address="'Product Tasks'.B149"/>
    </style:style>
    <style:style style:name="ce7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163]=&quot;Done&quot;)" style:apply-style-name="Excel_5f_CondFormat_5f_3_5f_12_5f_1" style:base-cell-address="'Product Tasks'.B164"/>
      <style:map style:condition="is-true-formula([$'Product Tasks'.$C163]=&quot;Ongoing&quot;)" style:apply-style-name="Excel_5f_CondFormat_5f_3_5f_12_5f_2" style:base-cell-address="'Product Tasks'.B164"/>
      <style:map style:condition="is-true-formula([$'Product Tasks'.$C163]=&quot;Removed&quot;)" style:apply-style-name="Excel_5f_CondFormat_5f_3_5f_12_5f_3" style:base-cell-address="'Product Tasks'.B164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8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84" style:family="table-cell" style:parent-style-name="Default" style:data-style-name="N126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85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8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87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88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89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90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[$'Product Tasks'.$C14]=&quot;Done&quot;)" style:apply-style-name="Excel_5f_CondFormat_5f_3_5f_1_5f_1" style:base-cell-address="'Product Tasks'.F14"/>
      <style:map style:condition="is-true-formula([$'Product Tasks'.$C14]=&quot;Ongoing&quot;)" style:apply-style-name="Excel_5f_CondFormat_5f_3_5f_1_5f_2" style:base-cell-address="'Product Tasks'.F14"/>
      <style:map style:condition="is-true-formula([$'Product Tasks'.$C14]=&quot;Removed&quot;)" style:apply-style-name="Excel_5f_CondFormat_5f_3_5f_1_5f_3" style:base-cell-address="'Product Tasks'.F14"/>
    </style:style>
    <style:style style:name="ce91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[$'Product Tasks'.$C29]=&quot;Done&quot;)" style:apply-style-name="Excel_5f_CondFormat_5f_3_5f_1_5f_1" style:base-cell-address="'Product Tasks'.C29"/>
      <style:map style:condition="is-true-formula([$'Product Tasks'.$C29]=&quot;Ongoing&quot;)" style:apply-style-name="Excel_5f_CondFormat_5f_3_5f_1_5f_2" style:base-cell-address="'Product Tasks'.C29"/>
      <style:map style:condition="is-true-formula([$'Product Tasks'.$C29]=&quot;Removed&quot;)" style:apply-style-name="Excel_5f_CondFormat_5f_3_5f_1_5f_3" style:base-cell-address="'Product Tasks'.C29"/>
    </style:style>
    <style:style style:name="ce92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93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$'product tasks'.$#ref!$#REF!=&quot;Done&quot;)" style:apply-style-name="Excel_5f_CondFormat_5f_3_5f_11_5f_1" style:base-cell-address="'Product Tasks'.F139"/>
      <style:map style:condition="is-true-formula($'product tasks'.$#ref!$#REF!=&quot;Ongoing&quot;)" style:apply-style-name="Excel_5f_CondFormat_5f_3_5f_11_5f_2" style:base-cell-address="'Product Tasks'.F139"/>
      <style:map style:condition="is-true-formula($'product tasks'.$#ref!$#REF!=&quot;Removed&quot;)" style:apply-style-name="Excel_5f_CondFormat_5f_3_5f_11_5f_3" style:base-cell-address="'Product Tasks'.F139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[$'Product Tasks'.$D141]=&quot;Done&quot;)" style:apply-style-name="Excel_5f_CondFormat_5f_3_5f_4_5f_1" style:base-cell-address="'Product Tasks'.F140"/>
      <style:map style:condition="is-true-formula([$'Product Tasks'.$D141]=&quot;Ongoing&quot;)" style:apply-style-name="Excel_5f_CondFormat_5f_3_5f_4_5f_2" style:base-cell-address="'Product Tasks'.F140"/>
      <style:map style:condition="is-true-formula([$'Product Tasks'.$D141]=&quot;Removed&quot;)" style:apply-style-name="Excel_5f_CondFormat_5f_3_5f_4_5f_3" style:base-cell-address="'Product Tasks'.F140"/>
    </style:style>
    <style:style style:name="ce95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[$'Product Tasks'.$D143]=&quot;Done&quot;)" style:apply-style-name="Excel_5f_CondFormat_5f_3_5f_10_5f_1" style:base-cell-address="'Product Tasks'.F141"/>
      <style:map style:condition="is-true-formula([$'Product Tasks'.$D143]=&quot;Ongoing&quot;)" style:apply-style-name="Excel_5f_CondFormat_5f_3_5f_10_5f_2" style:base-cell-address="'Product Tasks'.F141"/>
      <style:map style:condition="is-true-formula([$'Product Tasks'.$D143]=&quot;Removed&quot;)" style:apply-style-name="Excel_5f_CondFormat_5f_3_5f_10_5f_3" style:base-cell-address="'Product Tasks'.F141"/>
    </style:style>
    <style:style style:name="ce96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[$'Product Tasks'.$D145]=&quot;Done&quot;)" style:apply-style-name="Excel_5f_CondFormat_5f_3_5f_5_5f_1" style:base-cell-address="'Product Tasks'.F142"/>
      <style:map style:condition="is-true-formula([$'Product Tasks'.$D145]=&quot;Ongoing&quot;)" style:apply-style-name="Excel_5f_CondFormat_5f_3_5f_5_5f_2" style:base-cell-address="'Product Tasks'.F142"/>
      <style:map style:condition="is-true-formula([$'Product Tasks'.$D145]=&quot;Removed&quot;)" style:apply-style-name="Excel_5f_CondFormat_5f_3_5f_5_5f_3" style:base-cell-address="'Product Tasks'.F142"/>
    </style:style>
    <style:style style:name="ce9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14]=&quot;Done&quot;)" style:apply-style-name="Excel_5f_CondFormat_5f_3_5f_1_5f_1" style:base-cell-address="'Product Tasks'.F14"/>
      <style:map style:condition="is-true-formula([$'Product Tasks'.$C14]=&quot;Ongoing&quot;)" style:apply-style-name="Excel_5f_CondFormat_5f_3_5f_1_5f_2" style:base-cell-address="'Product Tasks'.F14"/>
      <style:map style:condition="is-true-formula([$'Product Tasks'.$C14]=&quot;Removed&quot;)" style:apply-style-name="Excel_5f_CondFormat_5f_3_5f_1_5f_3" style:base-cell-address="'Product Tasks'.F14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9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29]=&quot;Done&quot;)" style:apply-style-name="Excel_5f_CondFormat_5f_3_5f_1_5f_1" style:base-cell-address="'Product Tasks'.C29"/>
      <style:map style:condition="is-true-formula([$'Product Tasks'.$C29]=&quot;Ongoing&quot;)" style:apply-style-name="Excel_5f_CondFormat_5f_3_5f_1_5f_2" style:base-cell-address="'Product Tasks'.C29"/>
      <style:map style:condition="is-true-formula([$'Product Tasks'.$C29]=&quot;Removed&quot;)" style:apply-style-name="Excel_5f_CondFormat_5f_3_5f_1_5f_3" style:base-cell-address="'Product Tasks'.C29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$'product tasks'.$#ref!$#REF!=&quot;Done&quot;)" style:apply-style-name="Excel_5f_CondFormat_5f_3_5f_7_5f_1" style:base-cell-address="'Product Tasks'.G75"/>
      <style:map style:condition="is-true-formula($'product tasks'.$#ref!$#REF!=&quot;Ongoing&quot;)" style:apply-style-name="Excel_5f_CondFormat_5f_3_5f_7_5f_2" style:base-cell-address="'Product Tasks'.G75"/>
      <style:map style:condition="is-true-formula($'product tasks'.$#ref!$#REF!=&quot;Removed&quot;)" style:apply-style-name="Excel_5f_CondFormat_5f_3_5f_7_5f_3" style:base-cell-address="'Product Tasks'.G75"/>
    </style:style>
    <style:style style:name="ce101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$'product tasks'.#ref!129=&quot;Done&quot;)" style:apply-style-name="Excel_5f_CondFormat_5f_3_5f_3_5f_1" style:base-cell-address="'Product Tasks'.G155"/>
      <style:map style:condition="is-true-formula($'product tasks'.#ref!129=&quot;Ongoing&quot;)" style:apply-style-name="Excel_5f_CondFormat_5f_3_5f_3_5f_2" style:base-cell-address="'Product Tasks'.G155"/>
      <style:map style:condition="is-true-formula($'product tasks'.#ref!129=&quot;Removed&quot;)" style:apply-style-name="Excel_5f_CondFormat_5f_3_5f_3_5f_3" style:base-cell-address="'Product Tasks'.G155"/>
    </style:style>
    <style:style style:name="ce102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176]=&quot;Done&quot;)" style:apply-style-name="Excel_5f_CondFormat_5f_3_5f_2_5f_1" style:base-cell-address="'Product Tasks'.G186"/>
      <style:map style:condition="is-true-formula([$'Product Tasks'.$C176]=&quot;Ongoing&quot;)" style:apply-style-name="Excel_5f_CondFormat_5f_3_5f_2_5f_2" style:base-cell-address="'Product Tasks'.G186"/>
      <style:map style:condition="is-true-formula([$'Product Tasks'.$C176]=&quot;Removed&quot;)" style:apply-style-name="Excel_5f_CondFormat_5f_3_5f_2_5f_3" style:base-cell-address="'Product Tasks'.G186"/>
    </style:style>
    <style:style style:name="ce103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4" style:family="table-cell" style:parent-style-name="Default">
      <style:table-cell-properties fo:background-color="#ffcc99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font-name="Arial" style:font-name-asian="Droid Sans Fallback" style:font-name-complex="FreeSans"/>
      <style:map style:condition="is-true-formula([$'Product Tasks'.$C19]=&quot;Done&quot;)" style:apply-style-name="Excel_5f_CondFormat_5f_3_5f_1_5f_1" style:base-cell-address="'Sprint 1'.A15"/>
      <style:map style:condition="is-true-formula([$'Product Tasks'.$C19]=&quot;Ongoing&quot;)" style:apply-style-name="Excel_5f_CondFormat_5f_3_5f_1_5f_2" style:base-cell-address="'Sprint 1'.A15"/>
      <style:map style:condition="is-true-formula([$'Product Tasks'.$C19]=&quot;Removed&quot;)" style:apply-style-name="Excel_5f_CondFormat_5f_3_5f_1_5f_3" style:base-cell-address="'Sprint 1'.A15"/>
    </style:style>
    <style:style style:name="ce10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21]=&quot;Done&quot;)" style:apply-style-name="Excel_5f_CondFormat_5f_3_5f_1_5f_1" style:base-cell-address="'Sprint 1'.A18"/>
      <style:map style:condition="is-true-formula([$'Product Tasks'.$C21]=&quot;Ongoing&quot;)" style:apply-style-name="Excel_5f_CondFormat_5f_3_5f_1_5f_2" style:base-cell-address="'Sprint 1'.A18"/>
      <style:map style:condition="is-true-formula([$'Product Tasks'.$C21]=&quot;Removed&quot;)" style:apply-style-name="Excel_5f_CondFormat_5f_3_5f_1_5f_3" style:base-cell-address="'Sprint 1'.A18"/>
    </style:style>
    <style:style style:name="ce10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font-name="Arial" style:font-name-asian="Droid Sans Fallback" style:font-name-complex="FreeSans"/>
      <style:map style:condition="is-true-formula([$'Product Tasks'.$C21]=&quot;Done&quot;)" style:apply-style-name="Excel_5f_CondFormat_5f_3_5f_1_5f_1" style:base-cell-address="'Sprint 1'.A18"/>
      <style:map style:condition="is-true-formula([$'Product Tasks'.$C21]=&quot;Ongoing&quot;)" style:apply-style-name="Excel_5f_CondFormat_5f_3_5f_1_5f_2" style:base-cell-address="'Sprint 1'.A18"/>
      <style:map style:condition="is-true-formula([$'Product Tasks'.$C21]=&quot;Removed&quot;)" style:apply-style-name="Excel_5f_CondFormat_5f_3_5f_1_5f_3" style:base-cell-address="'Sprint 1'.A18"/>
    </style:style>
    <style:style style:name="ce10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27]=&quot;Done&quot;)" style:apply-style-name="Excel_5f_CondFormat_5f_3_5f_1_5f_1" style:base-cell-address="'Sprint 1'.A24"/>
      <style:map style:condition="is-true-formula([$'Product Tasks'.$C27]=&quot;Ongoing&quot;)" style:apply-style-name="Excel_5f_CondFormat_5f_3_5f_1_5f_2" style:base-cell-address="'Sprint 1'.A24"/>
      <style:map style:condition="is-true-formula([$'Product Tasks'.$C27]=&quot;Removed&quot;)" style:apply-style-name="Excel_5f_CondFormat_5f_3_5f_1_5f_3" style:base-cell-address="'Sprint 1'.A24"/>
    </style:style>
    <style:style style:name="ce10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font-name="Arial" style:font-name-asian="Droid Sans Fallback" style:font-name-complex="FreeSans"/>
      <style:map style:condition="is-true-formula([$'Product Tasks'.$C27]=&quot;Done&quot;)" style:apply-style-name="Excel_5f_CondFormat_5f_3_5f_1_5f_1" style:base-cell-address="'Sprint 1'.A24"/>
      <style:map style:condition="is-true-formula([$'Product Tasks'.$C27]=&quot;Ongoing&quot;)" style:apply-style-name="Excel_5f_CondFormat_5f_3_5f_1_5f_2" style:base-cell-address="'Sprint 1'.A24"/>
      <style:map style:condition="is-true-formula([$'Product Tasks'.$C27]=&quot;Removed&quot;)" style:apply-style-name="Excel_5f_CondFormat_5f_3_5f_1_5f_3" style:base-cell-address="'Sprint 1'.A24"/>
    </style:style>
    <style:style style:name="ce11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19]=&quot;Done&quot;)" style:apply-style-name="Excel_5f_CondFormat_5f_3_5f_1_5f_1" style:base-cell-address="'Sprint 1'.A15"/>
      <style:map style:condition="is-true-formula([$'Product Tasks'.$C19]=&quot;Ongoing&quot;)" style:apply-style-name="Excel_5f_CondFormat_5f_3_5f_1_5f_2" style:base-cell-address="'Sprint 1'.A15"/>
      <style:map style:condition="is-true-formula([$'Product Tasks'.$C19]=&quot;Removed&quot;)" style:apply-style-name="Excel_5f_CondFormat_5f_3_5f_1_5f_3" style:base-cell-address="'Sprint 1'.A15"/>
    </style:style>
    <style:style style:name="ce111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49]=&quot;Done&quot;)" style:apply-style-name="Excel_5f_CondFormat_5f_3_5f_1_5f_1" style:base-cell-address="'Sprint 1'.A44"/>
      <style:map style:condition="is-true-formula([$'Product Tasks'.$C49]=&quot;Ongoing&quot;)" style:apply-style-name="Excel_5f_CondFormat_5f_3_5f_1_5f_2" style:base-cell-address="'Sprint 1'.A44"/>
      <style:map style:condition="is-true-formula([$'Product Tasks'.$C49]=&quot;Removed&quot;)" style:apply-style-name="Excel_5f_CondFormat_5f_3_5f_1_5f_3" style:base-cell-address="'Sprint 1'.A44"/>
    </style:style>
    <style:style style:name="ce112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14" style:family="table-cell" style:parent-style-name="Default">
      <style:table-cell-properties style:glyph-orientation-vertical="0" fo:background-color="#ffcc99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'sprint 1'.$c#ref!=&quot;Done&quot;)" style:apply-style-name="Excel_5f_CondFormat_5f_5_5f_3_5f_1" style:base-cell-address="'Sprint 1'.B27"/>
      <style:map style:condition="is-true-formula($'sprint 1'.$c#ref!=&quot;Ongoing&quot;)" style:apply-style-name="Excel_5f_CondFormat_5f_5_5f_3_5f_2" style:base-cell-address="'Sprint 1'.B27"/>
      <style:map style:condition="is-true-formula($'sprint 1'.$c#ref!=&quot;Removed&quot;)" style:apply-style-name="Excel_5f_CondFormat_5f_5_5f_3_5f_3" style:base-cell-address="'Sprint 1'.B27"/>
    </style:style>
    <style:style style:name="ce11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Sprint 1'.$D15]=&quot;Done&quot;)" style:apply-style-name="Excel_5f_CondFormat_5f_5_5f_1_5f_1" style:base-cell-address="'Sprint 1'.C15"/>
      <style:map style:condition="is-true-formula([$'Sprint 1'.$D15]=&quot;Ongoing&quot;)" style:apply-style-name="Excel_5f_CondFormat_5f_5_5f_1_5f_2" style:base-cell-address="'Sprint 1'.C15"/>
    </style:style>
    <style:style style:name="ce117" style:family="table-cell" style:parent-style-name="Default">
      <style:table-cell-properties fo:background-color="#ffcc99" fo:padding="2.01pt"/>
    </style:style>
    <style:style style:name="ce118" style:family="table-cell" style:parent-style-name="Default">
      <style:table-cell-properties fo:padding="2.01pt"/>
      <style:map style:condition="is-true-formula([$'Sprint 1'.$D15]=&quot;Done&quot;)" style:apply-style-name="Excel_5f_CondFormat_5f_5_5f_1_5f_1" style:base-cell-address="'Sprint 1'.C15"/>
      <style:map style:condition="is-true-formula([$'Sprint 1'.$D15]=&quot;Ongoing&quot;)" style:apply-style-name="Excel_5f_CondFormat_5f_5_5f_1_5f_2" style:base-cell-address="'Sprint 1'.C15"/>
    </style:style>
    <style:style style:name="ce119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20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FreeSans" style:font-size-complex="10pt" style:font-style-complex="normal" style:font-weight-complex="bold"/>
    </style:style>
    <style:style style:name="ce12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'Sprint 1'.$D15]=&quot;Done&quot;)" style:apply-style-name="Excel_5f_CondFormat_5f_5_5f_1_5f_1" style:base-cell-address="'Sprint 1'.C15"/>
      <style:map style:condition="is-true-formula([$'Sprint 1'.$D15]=&quot;Ongoing&quot;)" style:apply-style-name="Excel_5f_CondFormat_5f_5_5f_1_5f_2" style:base-cell-address="'Sprint 1'.C15"/>
    </style:style>
    <style:style style:name="ce12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'Sprint 1'.$D19]=&quot;Done&quot;)" style:apply-style-name="Excel_5f_CondFormat_5f_5_5f_1_5f_1" style:base-cell-address="'Sprint 1'.E19"/>
      <style:map style:condition="is-true-formula([$'Sprint 1'.$D19]=&quot;Ongoing&quot;)" style:apply-style-name="Excel_5f_CondFormat_5f_5_5f_1_5f_2" style:base-cell-address="'Sprint 1'.E19"/>
    </style:style>
    <style:style style:name="ce12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'Sprint 1'.$D24]=&quot;Done&quot;)" style:apply-style-name="Excel_5f_CondFormat_5f_5_5f_1_5f_1" style:base-cell-address="'Sprint 1'.E24"/>
      <style:map style:condition="is-true-formula([$'Sprint 1'.$D24]=&quot;Ongoing&quot;)" style:apply-style-name="Excel_5f_CondFormat_5f_5_5f_1_5f_2" style:base-cell-address="'Sprint 1'.E24"/>
    </style:style>
    <style:style style:name="ce12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'Sprint 1'.$D15]=&quot;Done&quot;)" style:apply-style-name="Excel_5f_CondFormat_5f_5_5f_1_5f_1" style:base-cell-address="'Sprint 1'.C15"/>
      <style:map style:condition="is-true-formula([$'Sprint 1'.$D15]=&quot;Ongoing&quot;)" style:apply-style-name="Excel_5f_CondFormat_5f_5_5f_1_5f_2" style:base-cell-address="'Sprint 1'.C15"/>
    </style:style>
    <style:style style:name="ce12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'Sprint 1'.$D24]=&quot;Done&quot;)" style:apply-style-name="Excel_5f_CondFormat_5f_5_5f_1_5f_1" style:base-cell-address="'Sprint 1'.H24"/>
      <style:map style:condition="is-true-formula([$'Sprint 1'.$D24]=&quot;Ongoing&quot;)" style:apply-style-name="Excel_5f_CondFormat_5f_5_5f_1_5f_2" style:base-cell-address="'Sprint 1'.H24"/>
    </style:style>
    <style:style style:name="ce128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2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'Sprint 1'.$D25]=&quot;Done&quot;)" style:apply-style-name="Excel_5f_CondFormat_5f_5_5f_1_5f_1" style:base-cell-address="'Sprint 1'.S25"/>
      <style:map style:condition="is-true-formula([$'Sprint 1'.$D25]=&quot;Ongoing&quot;)" style:apply-style-name="Excel_5f_CondFormat_5f_5_5f_1_5f_2" style:base-cell-address="'Sprint 1'.S25"/>
    </style:style>
    <style:style style:name="ce13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  <style:map style:condition="is-true-formula($#REF!.$C15=&quot;Done&quot;)" style:apply-style-name="Excel_5f_CondFormat_5f_5_5f_2_5f_1" style:base-cell-address="'Sprint 2'.A15"/>
      <style:map style:condition="is-true-formula($#REF!.$C15=&quot;Ongoing&quot;)" style:apply-style-name="Excel_5f_CondFormat_5f_5_5f_2_5f_2" style:base-cell-address="'Sprint 2'.A15"/>
      <style:map style:condition="is-true-formula($#REF!.$C15=&quot;Removed&quot;)" style:apply-style-name="Excel_5f_CondFormat_5f_5_5f_2_5f_3" style:base-cell-address="'Sprint 2'.A15"/>
    </style:style>
    <style:style style:name="ce131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22]=&quot;Done&quot;)" style:apply-style-name="Excel_5f_CondFormat_5f_3_5f_1_5f_1" style:base-cell-address="'Sprint 2'.A16"/>
      <style:map style:condition="is-true-formula([$'Product Tasks'.$C22]=&quot;Ongoing&quot;)" style:apply-style-name="Excel_5f_CondFormat_5f_3_5f_1_5f_2" style:base-cell-address="'Sprint 2'.A16"/>
      <style:map style:condition="is-true-formula([$'Product Tasks'.$C22]=&quot;Removed&quot;)" style:apply-style-name="Excel_5f_CondFormat_5f_3_5f_1_5f_3" style:base-cell-address="'Sprint 2'.A16"/>
    </style:style>
    <style:style style:name="ce132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font-name="Arial" style:font-name-asian="Droid Sans Fallback" style:font-name-complex="FreeSans"/>
      <style:map style:condition="is-true-formula([$'Product Tasks'.$C22]=&quot;Done&quot;)" style:apply-style-name="Excel_5f_CondFormat_5f_3_5f_1_5f_1" style:base-cell-address="'Sprint 2'.A16"/>
      <style:map style:condition="is-true-formula([$'Product Tasks'.$C22]=&quot;Ongoing&quot;)" style:apply-style-name="Excel_5f_CondFormat_5f_3_5f_1_5f_2" style:base-cell-address="'Sprint 2'.A16"/>
      <style:map style:condition="is-true-formula([$'Product Tasks'.$C22]=&quot;Removed&quot;)" style:apply-style-name="Excel_5f_CondFormat_5f_3_5f_1_5f_3" style:base-cell-address="'Sprint 2'.A16"/>
    </style:style>
    <style:style style:name="ce133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font-name="Arial" style:font-name-asian="Droid Sans Fallback" style:font-name-complex="FreeSans"/>
      <style:map style:condition="is-true-formula([$'Product Tasks'.$C24]=&quot;Done&quot;)" style:apply-style-name="Excel_5f_CondFormat_5f_3_5f_1_5f_1" style:base-cell-address="'Sprint 2'.A20"/>
      <style:map style:condition="is-true-formula([$'Product Tasks'.$C24]=&quot;Ongoing&quot;)" style:apply-style-name="Excel_5f_CondFormat_5f_3_5f_1_5f_2" style:base-cell-address="'Sprint 2'.A20"/>
      <style:map style:condition="is-true-formula([$'Product Tasks'.$C24]=&quot;Removed&quot;)" style:apply-style-name="Excel_5f_CondFormat_5f_3_5f_1_5f_3" style:base-cell-address="'Sprint 2'.A20"/>
    </style:style>
    <style:style style:name="ce134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C15=&quot;Done&quot;)" style:apply-style-name="Excel_5f_CondFormat_5f_5_5f_2_5f_1" style:base-cell-address="'Sprint 2'.A15"/>
      <style:map style:condition="is-true-formula($#REF!.$C15=&quot;Ongoing&quot;)" style:apply-style-name="Excel_5f_CondFormat_5f_5_5f_2_5f_2" style:base-cell-address="'Sprint 2'.A15"/>
      <style:map style:condition="is-true-formula($#REF!.$C15=&quot;Removed&quot;)" style:apply-style-name="Excel_5f_CondFormat_5f_5_5f_2_5f_3" style:base-cell-address="'Sprint 2'.A15"/>
    </style:style>
    <style:style style:name="ce135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font-name="Arial" style:font-name-asian="Droid Sans Fallback" style:font-name-complex="FreeSans"/>
      <style:map style:condition="is-true-formula([$'Product Tasks'.$C22]=&quot;Done&quot;)" style:apply-style-name="Excel_5f_CondFormat_5f_3_5f_1_5f_1" style:base-cell-address="'Sprint 2'.A22"/>
      <style:map style:condition="is-true-formula([$'Product Tasks'.$C22]=&quot;Ongoing&quot;)" style:apply-style-name="Excel_5f_CondFormat_5f_3_5f_1_5f_2" style:base-cell-address="'Sprint 2'.A22"/>
      <style:map style:condition="is-true-formula([$'Product Tasks'.$C22]=&quot;Removed&quot;)" style:apply-style-name="Excel_5f_CondFormat_5f_3_5f_1_5f_3" style:base-cell-address="'Sprint 2'.A22"/>
    </style:style>
    <style:style style:name="ce13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22]=&quot;Done&quot;)" style:apply-style-name="Excel_5f_CondFormat_5f_3_5f_1_5f_1" style:base-cell-address="'Sprint 2'.A22"/>
      <style:map style:condition="is-true-formula([$'Product Tasks'.$C22]=&quot;Ongoing&quot;)" style:apply-style-name="Excel_5f_CondFormat_5f_3_5f_1_5f_2" style:base-cell-address="'Sprint 2'.A22"/>
      <style:map style:condition="is-true-formula([$'Product Tasks'.$C22]=&quot;Removed&quot;)" style:apply-style-name="Excel_5f_CondFormat_5f_3_5f_1_5f_3" style:base-cell-address="'Sprint 2'.A22"/>
    </style:style>
    <style:style style:name="ce13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C20=&quot;Done&quot;)" style:apply-style-name="Excel_5f_CondFormat_5f_5_5f_5_5f_1" style:base-cell-address="'Sprint 2'.A27"/>
      <style:map style:condition="is-true-formula($#REF!.$C20=&quot;Ongoing&quot;)" style:apply-style-name="Excel_5f_CondFormat_5f_5_5f_5_5f_2" style:base-cell-address="'Sprint 2'.A27"/>
      <style:map style:condition="is-true-formula($#REF!.$C20=&quot;Removed&quot;)" style:apply-style-name="Excel_5f_CondFormat_5f_5_5f_5_5f_3" style:base-cell-address="'Sprint 2'.A27"/>
    </style:style>
    <style:style style:name="ce13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font-name="Arial" style:font-name-asian="Droid Sans Fallback" style:font-name-complex="FreeSans"/>
      <style:map style:condition="is-true-formula([$'Product Tasks'.$C28]=&quot;Done&quot;)" style:apply-style-name="Excel_5f_CondFormat_5f_3_5f_1_5f_1" style:base-cell-address="'Sprint 2'.A28"/>
      <style:map style:condition="is-true-formula([$'Product Tasks'.$C28]=&quot;Ongoing&quot;)" style:apply-style-name="Excel_5f_CondFormat_5f_3_5f_1_5f_2" style:base-cell-address="'Sprint 2'.A28"/>
      <style:map style:condition="is-true-formula([$'Product Tasks'.$C28]=&quot;Removed&quot;)" style:apply-style-name="Excel_5f_CondFormat_5f_3_5f_1_5f_3" style:base-cell-address="'Sprint 2'.A28"/>
    </style:style>
    <style:style style:name="ce13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28]=&quot;Done&quot;)" style:apply-style-name="Excel_5f_CondFormat_5f_3_5f_1_5f_1" style:base-cell-address="'Sprint 2'.A28"/>
      <style:map style:condition="is-true-formula([$'Product Tasks'.$C28]=&quot;Ongoing&quot;)" style:apply-style-name="Excel_5f_CondFormat_5f_3_5f_1_5f_2" style:base-cell-address="'Sprint 2'.A28"/>
      <style:map style:condition="is-true-formula([$'Product Tasks'.$C28]=&quot;Removed&quot;)" style:apply-style-name="Excel_5f_CondFormat_5f_3_5f_1_5f_3" style:base-cell-address="'Sprint 2'.A28"/>
    </style:style>
    <style:style style:name="ce140" style:family="table-cell" style:parent-style-name="Default">
      <style:table-cell-properties fo:padding="2.01pt"/>
      <style:map style:condition="is-true-formula($#REF!.$D15=&quot;Done&quot;)" style:apply-style-name="Excel_5f_CondFormat_5f_5_5f_1_5f_1" style:base-cell-address="'Sprint 2'.A15"/>
      <style:map style:condition="is-true-formula($#REF!.$D15=&quot;Ongoing&quot;)" style:apply-style-name="Excel_5f_CondFormat_5f_5_5f_1_5f_2" style:base-cell-address="'Sprint 2'.A15"/>
    </style:style>
    <style:style style:name="ce141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33]=&quot;Done&quot;)" style:apply-style-name="Excel_5f_CondFormat_5f_3_5f_1_5f_1" style:base-cell-address="'Sprint 2'.A33"/>
      <style:map style:condition="is-true-formula([$'Product Tasks'.$C33]=&quot;Ongoing&quot;)" style:apply-style-name="Excel_5f_CondFormat_5f_3_5f_1_5f_2" style:base-cell-address="'Sprint 2'.A33"/>
      <style:map style:condition="is-true-formula([$'Product Tasks'.$C33]=&quot;Removed&quot;)" style:apply-style-name="Excel_5f_CondFormat_5f_3_5f_1_5f_3" style:base-cell-address="'Sprint 2'.A33"/>
    </style:style>
    <style:style style:name="ce142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$#REF!.$D15=&quot;Done&quot;)" style:apply-style-name="Excel_5f_CondFormat_5f_5_5f_1_5f_1" style:base-cell-address="'Sprint 2'.A15"/>
      <style:map style:condition="is-true-formula($#REF!.$D15=&quot;Ongoing&quot;)" style:apply-style-name="Excel_5f_CondFormat_5f_5_5f_1_5f_2" style:base-cell-address="'Sprint 2'.A15"/>
    </style:style>
    <style:style style:name="ce14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C15=&quot;Done&quot;)" style:apply-style-name="Excel_5f_CondFormat_5f_5_5f_3_5f_1" style:base-cell-address="'Sprint 2'.B15"/>
      <style:map style:condition="is-true-formula($#REF!.$C15=&quot;Ongoing&quot;)" style:apply-style-name="Excel_5f_CondFormat_5f_5_5f_3_5f_2" style:base-cell-address="'Sprint 2'.B15"/>
      <style:map style:condition="is-true-formula($#REF!.$C15=&quot;Removed&quot;)" style:apply-style-name="Excel_5f_CondFormat_5f_5_5f_3_5f_3" style:base-cell-address="'Sprint 2'.B15"/>
    </style:style>
    <style:style style:name="ce14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C15=&quot;Done&quot;)" style:apply-style-name="Excel_5f_CondFormat_5f_5_5f_2_5f_1" style:base-cell-address="'Sprint 2'.A15"/>
      <style:map style:condition="is-true-formula($#REF!.$C15=&quot;Ongoing&quot;)" style:apply-style-name="Excel_5f_CondFormat_5f_5_5f_2_5f_2" style:base-cell-address="'Sprint 2'.A15"/>
      <style:map style:condition="is-true-formula($#REF!.$C15=&quot;Removed&quot;)" style:apply-style-name="Excel_5f_CondFormat_5f_5_5f_2_5f_3" style:base-cell-address="'Sprint 2'.A15"/>
    </style:style>
    <style:style style:name="ce14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C20=&quot;Done&quot;)" style:apply-style-name="Excel_5f_CondFormat_5f_5_5f_4_5f_1" style:base-cell-address="'Sprint 2'.B27"/>
      <style:map style:condition="is-true-formula($#REF!.$C20=&quot;Ongoing&quot;)" style:apply-style-name="Excel_5f_CondFormat_5f_5_5f_4_5f_2" style:base-cell-address="'Sprint 2'.B27"/>
      <style:map style:condition="is-true-formula($#REF!.$C20=&quot;Removed&quot;)" style:apply-style-name="Excel_5f_CondFormat_5f_5_5f_4_5f_3" style:base-cell-address="'Sprint 2'.B27"/>
    </style:style>
    <style:style style:name="ce14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$#REF!.$D15=&quot;Done&quot;)" style:apply-style-name="Excel_5f_CondFormat_5f_5_5f_1_5f_1" style:base-cell-address="'Sprint 2'.A15"/>
      <style:map style:condition="is-true-formula($#REF!.$D15=&quot;Ongoing&quot;)" style:apply-style-name="Excel_5f_CondFormat_5f_5_5f_1_5f_2" style:base-cell-address="'Sprint 2'.A15"/>
    </style:style>
    <style:style style:name="ce14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D15=&quot;Done&quot;)" style:apply-style-name="Excel_5f_CondFormat_5f_5_5f_1_5f_1" style:base-cell-address="'Sprint 2'.A15"/>
      <style:map style:condition="is-true-formula($#REF!.$D15=&quot;Ongoing&quot;)" style:apply-style-name="Excel_5f_CondFormat_5f_5_5f_1_5f_2" style:base-cell-address="'Sprint 2'.A15"/>
    </style:style>
    <style:style style:name="ce14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D15=&quot;Done&quot;)" style:apply-style-name="Excel_5f_CondFormat_5f_5_5f_1_5f_1" style:base-cell-address="'Sprint 2'.C15"/>
      <style:map style:condition="is-true-formula($#REF!.$D15=&quot;Ongoing&quot;)" style:apply-style-name="Excel_5f_CondFormat_5f_5_5f_1_5f_2" style:base-cell-address="'Sprint 2'.C15"/>
    </style:style>
    <style:style style:name="ce149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D15=&quot;Done&quot;)" style:apply-style-name="Excel_5f_CondFormat_5f_5_5f_1_5f_1" style:base-cell-address="'Sprint 2'.C15"/>
      <style:map style:condition="is-true-formula($#REF!.$D15=&quot;Ongoing&quot;)" style:apply-style-name="Excel_5f_CondFormat_5f_5_5f_1_5f_2" style:base-cell-address="'Sprint 2'.C15"/>
    </style:style>
    <style:style style:name="ce150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D15=&quot;Done&quot;)" style:apply-style-name="Excel_5f_CondFormat_5f_5_5f_1_5f_1" style:base-cell-address="'Sprint 2'.C15"/>
      <style:map style:condition="is-true-formula($#REF!.$D15=&quot;Ongoing&quot;)" style:apply-style-name="Excel_5f_CondFormat_5f_5_5f_1_5f_2" style:base-cell-address="'Sprint 2'.C15"/>
    </style:style>
    <style:style style:name="ce15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D15=&quot;Done&quot;)" style:apply-style-name="Excel_5f_CondFormat_5f_5_5f_1_5f_1" style:base-cell-address="'Sprint 2'.C15"/>
      <style:map style:condition="is-true-formula($#REF!.$D15=&quot;Ongoing&quot;)" style:apply-style-name="Excel_5f_CondFormat_5f_5_5f_1_5f_2" style:base-cell-address="'Sprint 2'.C15"/>
    </style:style>
    <style:style style:name="ce15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D15=&quot;Done&quot;)" style:apply-style-name="Excel_5f_CondFormat_5f_5_5f_1_5f_1" style:base-cell-address="'Sprint 2'.C15"/>
      <style:map style:condition="is-true-formula($#REF!.$D15=&quot;Ongoing&quot;)" style:apply-style-name="Excel_5f_CondFormat_5f_5_5f_1_5f_2" style:base-cell-address="'Sprint 2'.C15"/>
    </style:style>
    <style:style style:name="ce15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D15=&quot;Done&quot;)" style:apply-style-name="Excel_5f_CondFormat_5f_5_5f_1_5f_1" style:base-cell-address="'Sprint 2'.C15"/>
      <style:map style:condition="is-true-formula($#REF!.$D15=&quot;Ongoing&quot;)" style:apply-style-name="Excel_5f_CondFormat_5f_5_5f_1_5f_2" style:base-cell-address="'Sprint 2'.C15"/>
    </style:style>
    <style:style style:name="ce154" style:family="table-cell" style:parent-style-name="Default">
      <style:table-cell-properties fo:padding="2.01pt"/>
      <style:map style:condition="is-true-formula($#REF!.$D15=&quot;Done&quot;)" style:apply-style-name="Excel_5f_CondFormat_5f_5_5f_1_5f_1" style:base-cell-address="'Sprint 2'.A15"/>
      <style:map style:condition="is-true-formula($#REF!.$D15=&quot;Ongoing&quot;)" style:apply-style-name="Excel_5f_CondFormat_5f_5_5f_1_5f_2" style:base-cell-address="'Sprint 2'.A15"/>
    </style:style>
    <style:style style:name="ce155" style:family="table-cell" style:parent-style-name="Default">
      <style:table-cell-properties fo:padding="2.01pt"/>
      <style:map style:condition="is-true-formula($#REF!.$D15=&quot;Done&quot;)" style:apply-style-name="Excel_5f_CondFormat_5f_5_5f_1_5f_1" style:base-cell-address="'Sprint 2'.A15"/>
      <style:map style:condition="is-true-formula($#REF!.$D15=&quot;Ongoing&quot;)" style:apply-style-name="Excel_5f_CondFormat_5f_5_5f_1_5f_2" style:base-cell-address="'Sprint 2'.A15"/>
    </style:style>
    <style:style style:name="ce15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72]=&quot;Done&quot;)" style:apply-style-name="Excel_5f_CondFormat_5f_5_5f_2_5f_1" style:base-cell-address="'Sprint 3'.A15"/>
      <style:map style:condition="is-true-formula([$'Product Tasks'.$C72]=&quot;Ongoing&quot;)" style:apply-style-name="Excel_5f_CondFormat_5f_5_5f_2_5f_2" style:base-cell-address="'Sprint 3'.A15"/>
      <style:map style:condition="is-true-formula([$'Product Tasks'.$C72]=&quot;Removed&quot;)" style:apply-style-name="Excel_5f_CondFormat_5f_5_5f_2_5f_3" style:base-cell-address="'Sprint 3'.A15"/>
    </style:style>
    <style:style style:name="ce15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82]=&quot;Done&quot;)" style:apply-style-name="Excel_5f_CondFormat_5f_5_5f_5_5f_1" style:base-cell-address="'Sprint 3'.A23"/>
      <style:map style:condition="is-true-formula([$'Product Tasks'.$C82]=&quot;Ongoing&quot;)" style:apply-style-name="Excel_5f_CondFormat_5f_5_5f_5_5f_2" style:base-cell-address="'Sprint 3'.A23"/>
      <style:map style:condition="is-true-formula([$'Product Tasks'.$C82]=&quot;Removed&quot;)" style:apply-style-name="Excel_5f_CondFormat_5f_5_5f_5_5f_3" style:base-cell-address="'Sprint 3'.A23"/>
    </style:style>
    <style:style style:name="ce158" style:family="table-cell" style:parent-style-name="Default">
      <style:table-cell-properties fo:padding="2.01pt"/>
      <style:map style:condition="is-true-formula([$'Product Tasks'.$D72]=&quot;Done&quot;)" style:apply-style-name="Excel_5f_CondFormat_5f_5_5f_1_5f_1" style:base-cell-address="'Sprint 3'.A15"/>
      <style:map style:condition="is-true-formula([$'Product Tasks'.$D72]=&quot;Ongoing&quot;)" style:apply-style-name="Excel_5f_CondFormat_5f_5_5f_1_5f_2" style:base-cell-address="'Sprint 3'.A15"/>
    </style:style>
    <style:style style:name="ce15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72]=&quot;Done&quot;)" style:apply-style-name="Excel_5f_CondFormat_5f_5_5f_3_5f_1" style:base-cell-address="'Sprint 3'.B15"/>
      <style:map style:condition="is-true-formula([$'Product Tasks'.$C72]=&quot;Ongoing&quot;)" style:apply-style-name="Excel_5f_CondFormat_5f_5_5f_3_5f_2" style:base-cell-address="'Sprint 3'.B15"/>
      <style:map style:condition="is-true-formula([$'Product Tasks'.$C72]=&quot;Removed&quot;)" style:apply-style-name="Excel_5f_CondFormat_5f_5_5f_3_5f_3" style:base-cell-address="'Sprint 3'.B15"/>
    </style:style>
    <style:style style:name="ce16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72]=&quot;Done&quot;)" style:apply-style-name="Excel_5f_CondFormat_5f_5_5f_2_5f_1" style:base-cell-address="'Sprint 3'.A15"/>
      <style:map style:condition="is-true-formula([$'Product Tasks'.$C72]=&quot;Ongoing&quot;)" style:apply-style-name="Excel_5f_CondFormat_5f_5_5f_2_5f_2" style:base-cell-address="'Sprint 3'.A15"/>
      <style:map style:condition="is-true-formula([$'Product Tasks'.$C72]=&quot;Removed&quot;)" style:apply-style-name="Excel_5f_CondFormat_5f_5_5f_2_5f_3" style:base-cell-address="'Sprint 3'.A15"/>
    </style:style>
    <style:style style:name="ce16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82]=&quot;Done&quot;)" style:apply-style-name="Excel_5f_CondFormat_5f_5_5f_4_5f_1" style:base-cell-address="'Sprint 3'.B23"/>
      <style:map style:condition="is-true-formula([$'Product Tasks'.$C82]=&quot;Ongoing&quot;)" style:apply-style-name="Excel_5f_CondFormat_5f_5_5f_4_5f_2" style:base-cell-address="'Sprint 3'.B23"/>
      <style:map style:condition="is-true-formula([$'Product Tasks'.$C82]=&quot;Removed&quot;)" style:apply-style-name="Excel_5f_CondFormat_5f_5_5f_4_5f_3" style:base-cell-address="'Sprint 3'.B23"/>
    </style:style>
    <style:style style:name="ce16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'Product Tasks'.$D72]=&quot;Done&quot;)" style:apply-style-name="Excel_5f_CondFormat_5f_5_5f_1_5f_1" style:base-cell-address="'Sprint 3'.A15"/>
      <style:map style:condition="is-true-formula([$'Product Tasks'.$D72]=&quot;Ongoing&quot;)" style:apply-style-name="Excel_5f_CondFormat_5f_5_5f_1_5f_2" style:base-cell-address="'Sprint 3'.A15"/>
    </style:style>
    <style:style style:name="ce16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D72]=&quot;Done&quot;)" style:apply-style-name="Excel_5f_CondFormat_5f_5_5f_1_5f_1" style:base-cell-address="'Sprint 3'.A15"/>
      <style:map style:condition="is-true-formula([$'Product Tasks'.$D72]=&quot;Ongoing&quot;)" style:apply-style-name="Excel_5f_CondFormat_5f_5_5f_1_5f_2" style:base-cell-address="'Sprint 3'.A15"/>
    </style:style>
    <style:style style:name="ce164" style:family="table-cell" style:parent-style-name="Default">
      <style:table-cell-properties fo:padding="2.01pt"/>
      <style:map style:condition="is-true-formula([$'Product Tasks'.$D72]=&quot;Done&quot;)" style:apply-style-name="Excel_5f_CondFormat_5f_5_5f_1_5f_1" style:base-cell-address="'Sprint 3'.A15"/>
      <style:map style:condition="is-true-formula([$'Product Tasks'.$D72]=&quot;Ongoing&quot;)" style:apply-style-name="Excel_5f_CondFormat_5f_5_5f_1_5f_2" style:base-cell-address="'Sprint 3'.A15"/>
    </style:style>
    <style:style style:name="ce165" style:family="table-cell" style:parent-style-name="Default">
      <style:table-cell-properties fo:padding="2.01pt"/>
      <style:map style:condition="is-true-formula([$'Product Tasks'.$D72]=&quot;Done&quot;)" style:apply-style-name="Excel_5f_CondFormat_5f_5_5f_1_5f_1" style:base-cell-address="'Sprint 3'.A15"/>
      <style:map style:condition="is-true-formula([$'Product Tasks'.$D72]=&quot;Ongoing&quot;)" style:apply-style-name="Excel_5f_CondFormat_5f_5_5f_1_5f_2" style:base-cell-address="'Sprint 3'.A15"/>
    </style:style>
    <style:style style:name="ce16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C16]=&quot;Done&quot;)" style:apply-style-name="Excel_5f_CondFormat_5f_5_5f_2_5f_1" style:base-cell-address="'Sprint 4'.A15"/>
      <style:map style:condition="is-true-formula([$'Product Backlog'.$C16]=&quot;Ongoing&quot;)" style:apply-style-name="Excel_5f_CondFormat_5f_5_5f_2_5f_2" style:base-cell-address="'Sprint 4'.A15"/>
      <style:map style:condition="is-true-formula([$'Product Backlog'.$C16]=&quot;Removed&quot;)" style:apply-style-name="Excel_5f_CondFormat_5f_5_5f_2_5f_3" style:base-cell-address="'Sprint 4'.A15"/>
    </style:style>
    <style:style style:name="ce16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C24]=&quot;Done&quot;)" style:apply-style-name="Excel_5f_CondFormat_5f_5_5f_5_5f_1" style:base-cell-address="'Sprint 4'.A23"/>
      <style:map style:condition="is-true-formula([$'Product Backlog'.$C24]=&quot;Ongoing&quot;)" style:apply-style-name="Excel_5f_CondFormat_5f_5_5f_5_5f_2" style:base-cell-address="'Sprint 4'.A23"/>
      <style:map style:condition="is-true-formula([$'Product Backlog'.$C24]=&quot;Removed&quot;)" style:apply-style-name="Excel_5f_CondFormat_5f_5_5f_5_5f_3" style:base-cell-address="'Sprint 4'.A23"/>
    </style:style>
    <style:style style:name="ce168" style:family="table-cell" style:parent-style-name="Default">
      <style:table-cell-properties fo:padding="2.01pt"/>
      <style:map style:condition="is-true-formula([$'Product Backlog'.$E16]=&quot;Done&quot;)" style:apply-style-name="Excel_5f_CondFormat_5f_5_5f_1_5f_1" style:base-cell-address="'Sprint 4'.A15"/>
      <style:map style:condition="is-true-formula([$'Product Backlog'.$E16]=&quot;Ongoing&quot;)" style:apply-style-name="Excel_5f_CondFormat_5f_5_5f_1_5f_2" style:base-cell-address="'Sprint 4'.A15"/>
    </style:style>
    <style:style style:name="ce16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C16]=&quot;Done&quot;)" style:apply-style-name="Excel_5f_CondFormat_5f_5_5f_3_5f_1" style:base-cell-address="'Sprint 4'.B15"/>
      <style:map style:condition="is-true-formula([$'Product Backlog'.$C16]=&quot;Ongoing&quot;)" style:apply-style-name="Excel_5f_CondFormat_5f_5_5f_3_5f_2" style:base-cell-address="'Sprint 4'.B15"/>
      <style:map style:condition="is-true-formula([$'Product Backlog'.$C16]=&quot;Removed&quot;)" style:apply-style-name="Excel_5f_CondFormat_5f_5_5f_3_5f_3" style:base-cell-address="'Sprint 4'.B15"/>
    </style:style>
    <style:style style:name="ce17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C16]=&quot;Done&quot;)" style:apply-style-name="Excel_5f_CondFormat_5f_5_5f_2_5f_1" style:base-cell-address="'Sprint 4'.A15"/>
      <style:map style:condition="is-true-formula([$'Product Backlog'.$C16]=&quot;Ongoing&quot;)" style:apply-style-name="Excel_5f_CondFormat_5f_5_5f_2_5f_2" style:base-cell-address="'Sprint 4'.A15"/>
      <style:map style:condition="is-true-formula([$'Product Backlog'.$C16]=&quot;Removed&quot;)" style:apply-style-name="Excel_5f_CondFormat_5f_5_5f_2_5f_3" style:base-cell-address="'Sprint 4'.A15"/>
    </style:style>
    <style:style style:name="ce17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C24]=&quot;Done&quot;)" style:apply-style-name="Excel_5f_CondFormat_5f_5_5f_4_5f_1" style:base-cell-address="'Sprint 4'.B23"/>
      <style:map style:condition="is-true-formula([$'Product Backlog'.$C24]=&quot;Ongoing&quot;)" style:apply-style-name="Excel_5f_CondFormat_5f_5_5f_4_5f_2" style:base-cell-address="'Sprint 4'.B23"/>
      <style:map style:condition="is-true-formula([$'Product Backlog'.$C24]=&quot;Removed&quot;)" style:apply-style-name="Excel_5f_CondFormat_5f_5_5f_4_5f_3" style:base-cell-address="'Sprint 4'.B23"/>
    </style:style>
    <style:style style:name="ce17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'Product Backlog'.$E16]=&quot;Done&quot;)" style:apply-style-name="Excel_5f_CondFormat_5f_5_5f_1_5f_1" style:base-cell-address="'Sprint 4'.A15"/>
      <style:map style:condition="is-true-formula([$'Product Backlog'.$E16]=&quot;Ongoing&quot;)" style:apply-style-name="Excel_5f_CondFormat_5f_5_5f_1_5f_2" style:base-cell-address="'Sprint 4'.A15"/>
    </style:style>
    <style:style style:name="ce17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16]=&quot;Done&quot;)" style:apply-style-name="Excel_5f_CondFormat_5f_5_5f_1_5f_1" style:base-cell-address="'Sprint 4'.A15"/>
      <style:map style:condition="is-true-formula([$'Product Backlog'.$E16]=&quot;Ongoing&quot;)" style:apply-style-name="Excel_5f_CondFormat_5f_5_5f_1_5f_2" style:base-cell-address="'Sprint 4'.A15"/>
    </style:style>
    <style:style style:name="ce174" style:family="table-cell" style:parent-style-name="Default">
      <style:table-cell-properties fo:padding="2.01pt"/>
      <style:map style:condition="is-true-formula([$'Product Backlog'.$E16]=&quot;Done&quot;)" style:apply-style-name="Excel_5f_CondFormat_5f_5_5f_1_5f_1" style:base-cell-address="'Sprint 4'.A15"/>
      <style:map style:condition="is-true-formula([$'Product Backlog'.$E16]=&quot;Ongoing&quot;)" style:apply-style-name="Excel_5f_CondFormat_5f_5_5f_1_5f_2" style:base-cell-address="'Sprint 4'.A15"/>
    </style:style>
    <style:style style:name="ce175" style:family="table-cell" style:parent-style-name="Default">
      <style:table-cell-properties fo:padding="2.01pt"/>
      <style:map style:condition="is-true-formula([$'Product Backlog'.$E16]=&quot;Done&quot;)" style:apply-style-name="Excel_5f_CondFormat_5f_5_5f_1_5f_1" style:base-cell-address="'Sprint 4'.A15"/>
      <style:map style:condition="is-true-formula([$'Product Backlog'.$E16]=&quot;Ongoing&quot;)" style:apply-style-name="Excel_5f_CondFormat_5f_5_5f_1_5f_2" style:base-cell-address="'Sprint 4'.A15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C15]=&quot;Done&quot;)" style:apply-style-name="Excel_5f_CondFormat_5f_5_5f_2_5f_1" style:base-cell-address="'Sprint 5'.A15"/>
      <style:map style:condition="is-true-formula([$Sp1.$C15]=&quot;Ongoing&quot;)" style:apply-style-name="Excel_5f_CondFormat_5f_5_5f_2_5f_2" style:base-cell-address="'Sprint 5'.A15"/>
      <style:map style:condition="is-true-formula([$Sp1.$C15]=&quot;Removed&quot;)" style:apply-style-name="Excel_5f_CondFormat_5f_5_5f_2_5f_3" style:base-cell-address="'Sprint 5'.A15"/>
    </style:style>
    <style:style style:name="ce17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C23]=&quot;Done&quot;)" style:apply-style-name="Excel_5f_CondFormat_5f_5_5f_5_5f_1" style:base-cell-address="'Sprint 5'.A23"/>
      <style:map style:condition="is-true-formula([$Sp1.$C23]=&quot;Ongoing&quot;)" style:apply-style-name="Excel_5f_CondFormat_5f_5_5f_5_5f_2" style:base-cell-address="'Sprint 5'.A23"/>
      <style:map style:condition="is-true-formula([$Sp1.$C23]=&quot;Removed&quot;)" style:apply-style-name="Excel_5f_CondFormat_5f_5_5f_5_5f_3" style:base-cell-address="'Sprint 5'.A23"/>
    </style:style>
    <style:style style:name="ce178" style:family="table-cell" style:parent-style-name="Default">
      <style:table-cell-properties fo:padding="2.01pt"/>
      <style:map style:condition="is-true-formula([$Sp1.$D15]=&quot;Done&quot;)" style:apply-style-name="Excel_5f_CondFormat_5f_5_5f_1_5f_1" style:base-cell-address="'Sprint 5'.A15"/>
      <style:map style:condition="is-true-formula([$Sp1.$D15]=&quot;Ongoing&quot;)" style:apply-style-name="Excel_5f_CondFormat_5f_5_5f_1_5f_2" style:base-cell-address="'Sprint 5'.A15"/>
    </style:style>
    <style:style style:name="ce17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C15]=&quot;Done&quot;)" style:apply-style-name="Excel_5f_CondFormat_5f_5_5f_3_5f_1" style:base-cell-address="'Sprint 5'.B15"/>
      <style:map style:condition="is-true-formula([$Sp1.$C15]=&quot;Ongoing&quot;)" style:apply-style-name="Excel_5f_CondFormat_5f_5_5f_3_5f_2" style:base-cell-address="'Sprint 5'.B15"/>
      <style:map style:condition="is-true-formula([$Sp1.$C15]=&quot;Removed&quot;)" style:apply-style-name="Excel_5f_CondFormat_5f_5_5f_3_5f_3" style:base-cell-address="'Sprint 5'.B15"/>
    </style:style>
    <style:style style:name="ce18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C15]=&quot;Done&quot;)" style:apply-style-name="Excel_5f_CondFormat_5f_5_5f_2_5f_1" style:base-cell-address="'Sprint 5'.A15"/>
      <style:map style:condition="is-true-formula([$Sp1.$C15]=&quot;Ongoing&quot;)" style:apply-style-name="Excel_5f_CondFormat_5f_5_5f_2_5f_2" style:base-cell-address="'Sprint 5'.A15"/>
      <style:map style:condition="is-true-formula([$Sp1.$C15]=&quot;Removed&quot;)" style:apply-style-name="Excel_5f_CondFormat_5f_5_5f_2_5f_3" style:base-cell-address="'Sprint 5'.A15"/>
    </style:style>
    <style:style style:name="ce18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C23]=&quot;Done&quot;)" style:apply-style-name="Excel_5f_CondFormat_5f_5_5f_4_5f_1" style:base-cell-address="'Sprint 5'.B23"/>
      <style:map style:condition="is-true-formula([$Sp1.$C23]=&quot;Ongoing&quot;)" style:apply-style-name="Excel_5f_CondFormat_5f_5_5f_4_5f_2" style:base-cell-address="'Sprint 5'.B23"/>
      <style:map style:condition="is-true-formula([$Sp1.$C23]=&quot;Removed&quot;)" style:apply-style-name="Excel_5f_CondFormat_5f_5_5f_4_5f_3" style:base-cell-address="'Sprint 5'.B23"/>
    </style:style>
    <style:style style:name="ce18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Sp1.$D15]=&quot;Done&quot;)" style:apply-style-name="Excel_5f_CondFormat_5f_5_5f_1_5f_1" style:base-cell-address="'Sprint 5'.A15"/>
      <style:map style:condition="is-true-formula([$Sp1.$D15]=&quot;Ongoing&quot;)" style:apply-style-name="Excel_5f_CondFormat_5f_5_5f_1_5f_2" style:base-cell-address="'Sprint 5'.A15"/>
    </style:style>
    <style:style style:name="ce18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D15]=&quot;Done&quot;)" style:apply-style-name="Excel_5f_CondFormat_5f_5_5f_1_5f_1" style:base-cell-address="'Sprint 5'.A15"/>
      <style:map style:condition="is-true-formula([$Sp1.$D15]=&quot;Ongoing&quot;)" style:apply-style-name="Excel_5f_CondFormat_5f_5_5f_1_5f_2" style:base-cell-address="'Sprint 5'.A15"/>
    </style:style>
    <style:style style:name="ce184" style:family="table-cell" style:parent-style-name="Default">
      <style:table-cell-properties fo:padding="2.01pt"/>
      <style:map style:condition="is-true-formula([$Sp1.$D15]=&quot;Done&quot;)" style:apply-style-name="Excel_5f_CondFormat_5f_5_5f_1_5f_1" style:base-cell-address="'Sprint 5'.A15"/>
      <style:map style:condition="is-true-formula([$Sp1.$D15]=&quot;Ongoing&quot;)" style:apply-style-name="Excel_5f_CondFormat_5f_5_5f_1_5f_2" style:base-cell-address="'Sprint 5'.A15"/>
    </style:style>
    <style:style style:name="ce185" style:family="table-cell" style:parent-style-name="Default">
      <style:table-cell-properties fo:padding="2.01pt"/>
      <style:map style:condition="is-true-formula([$Sp1.$D15]=&quot;Done&quot;)" style:apply-style-name="Excel_5f_CondFormat_5f_5_5f_1_5f_1" style:base-cell-address="'Sprint 5'.A15"/>
      <style:map style:condition="is-true-formula([$Sp1.$D15]=&quot;Ongoing&quot;)" style:apply-style-name="Excel_5f_CondFormat_5f_5_5f_1_5f_2" style:base-cell-address="'Sprint 5'.A15"/>
    </style:style>
    <style:style style:name="gr1" style:family="graphic">
      <style:graphic-properties draw:textarea-vertical-align="middle"/>
    </style:style>
    <style:style style:name="gr2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67.29pt" fo:min-width="88.64pt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gr3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63.05pt" fo:min-width="117.64pt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gr4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18.12pt" fo:min-width="138.59pt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gr5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67.29pt" fo:min-width="87.56pt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gr6" style:family="graphic">
      <style:graphic-properties draw:textarea-horizontal-align="justify" draw:textarea-vertical-align="middle" fo:padding-top="1.59pt" fo:padding-bottom="1.59pt" fo:padding-left="1.59pt" fo:padding-right="1.59pt" draw:ole-draw-aspect="1"/>
    </style:style>
    <style:style style:name="gr7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99.89pt" fo:min-width="114.58pt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39.9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fo:text-align="center"/>
      <style:text-properties style:use-window-font-color="true" style:text-line-through-style="none" style:text-line-through-type="none" fo:font-family="Arial" style:font-family-generic="modern" fo:font-size="10pt" fo:font-style="normal" style:text-underline-style="none" fo:font-weight="normal"/>
    </style:style>
    <style:style style:name="P2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ffff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Planned&quot;;&quot;Ongoing&quot;;&quot;Done&quot;)" table:allow-empty-cell="true" table:display-list="unsorted" table:base-cell-address="Sp1.D3"/>
        <table:content-validation table:name="val2" table:condition="of:cell-content-is-in-list(&quot;Planned&quot;;&quot;Ongoing&quot;;&quot;Done&quot;;&quot;Removed&quot;)" table:allow-empty-cell="true" table:display-list="unsorted" table:base-cell-address="'Product Tasks'.C4"/>
        <table:content-validation table:name="val3" table:condition="of:cell-content-is-in-list(&quot;Planned&quot;;&quot;Ongoing&quot;;&quot;Done&quot;)" table:allow-empty-cell="true" table:display-list="unsorted" table:base-cell-address="'Sprint 2'.D3"/>
      </table:content-validations>
      <table:table table:name="Sp1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3" form:control-implementation="ooo:com.sun.star.form.component.CommandButton" xml:id="control1" form:id="control1" form:label="Sort Sprint Task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7" form:control-implementation="ooo:com.sun.star.form.component.CommandButton" xml:id="control2" form:id="control2" form:label="Update Task Slip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" table:default-cell-style-name="ce2"/>
        <table:table-column table:style-name="co2" table:default-cell-style-name="ce13"/>
        <table:table-column table:style-name="co3" table:default-cell-style-name="ce2"/>
        <table:table-column table:style-name="co4" table:default-cell-style-name="ce2"/>
        <table:table-column table:style-name="co5" table:default-cell-style-name="ce13"/>
        <table:table-column table:style-name="co6" table:number-columns-repeated="25" table:default-cell-style-name="ce13"/>
        <table:table-column table:style-name="co7" table:number-columns-repeated="227" table:default-cell-style-name="ce2"/>
        <table:table-column table:style-name="co7" table:number-columns-repeated="767" table:default-cell-style-name="Default"/>
        <table:table-row table:style-name="ro1">
          <table:table-cell table:style-name="ce1" office:value-type="float" office:value="1" calcext:value-type="float">
            <text:p>Sprint 1 Backlog</text:p>
          </table:table-cell>
          <table:table-cell table:style-name="ce12"/>
          <table:table-cell table:number-columns-repeated="2"/>
          <table:table-cell table:style-name="ce2" table:number-columns-repeated="26"/>
          <table:table-cell table:number-columns-repeated="227"/>
          <table:table-cell table:style-name="ce2" table:number-columns-repeated="767"/>
        </table:table-row>
        <table:table-row table:style-name="ro2">
          <table:table-cell table:number-columns-repeated="4"/>
          <table:table-cell table:style-name="ce2" table:number-columns-repeated="26"/>
          <table:table-cell table:number-columns-repeated="227"/>
          <table:table-cell table:style-name="ce2" table:number-columns-repeated="767"/>
        </table:table-row>
        <table:table-row table:style-name="ro2" table:number-rows-repeated="3">
          <table:table-cell table:number-columns-repeated="3"/>
          <table:table-cell table:content-validation-name="val1"/>
          <table:table-cell table:number-columns-repeated="1020"/>
        </table:table-row>
        <table:table-row table:style-name="ro2">
          <table:table-cell>
            <draw:control table:end-cell-address="Sp1.A8" table:end-x="168.24pt" table:end-y="2.27pt" draw:z-index="0" draw:name="Button 3" draw:style-name="gr1" draw:text-style-name="P1" svg:width="148.48pt" svg:height="21.03pt" svg:x="19.76pt" svg:y="6.77pt" draw:control="control1">
              <svg:desc>Sort Sprint Tasks</svg:desc>
            </draw:control>
            <draw:control table:end-cell-address="Sp1.C8" table:end-x="25.11pt" table:end-y="2.27pt" draw:z-index="1" draw:name="Button 7" draw:style-name="gr1" draw:text-style-name="P1" svg:width="125.89pt" svg:height="21.03pt" svg:x="187.77pt" svg:y="6.77pt" draw:control="control2">
              <svg:desc>Update Task Slips</svg:desc>
            </draw:control>
          </table:table-cell>
          <table:table-cell table:number-columns-repeated="2"/>
          <table:table-cell table:content-validation-name="val1"/>
          <table:table-cell table:number-columns-repeated="1020"/>
        </table:table-row>
        <table:table-row table:style-name="ro2">
          <table:table-cell table:number-columns-repeated="3"/>
          <table:table-cell table:content-validation-name="val1"/>
          <table:table-cell table:number-columns-repeated="1020"/>
        </table:table-row>
        <table:table-row table:style-name="ro2">
          <table:table-cell table:number-columns-repeated="2"/>
          <table:table-cell table:style-name="ce13"/>
          <table:table-cell table:content-validation-name="val1"/>
          <table:table-cell table:number-columns-repeated="1020"/>
        </table:table-row>
        <table:table-row table:style-name="ro2">
          <table:table-cell table:style-name="ce3"/>
          <table:table-cell table:style-name="ce14"/>
          <table:table-cell table:style-name="ce6"/>
          <table:table-cell table:style-name="ce21"/>
          <table:table-cell table:style-name="ce6" office:value-type="string" calcext:value-type="string">
            <text:p>Effort</text:p>
          </table:table-cell>
          <table:table-cell table:style-name="ce6" table:number-columns-repeated="7"/>
          <table:table-cell table:style-name="ce21" table:number-columns-repeated="18"/>
          <table:table-cell table:number-columns-repeated="994"/>
        </table:table-row>
        <table:table-row table:style-name="ro2">
          <table:table-cell table:style-name="ce3"/>
          <table:table-cell table:style-name="ce14"/>
          <table:table-cell table:style-name="ce6" office:value-type="string" calcext:value-type="string">
            <text:p>Days</text:p>
          </table:table-cell>
          <table:table-cell table:style-name="ce6" office:value-type="string" calcext:value-type="string">
            <text:p>Totals</text:p>
          </table:table-cell>
          <table:table-cell table:style-name="ce24" table:formula="of:=SUM(OFFSET([.E14];1;0;TaskRows;1))" office:value-type="float" office:value="4" calcext:value-type="float">
            <text:p>4</text:p>
          </table:table-cell>
          <table:table-cell table:style-name="ce24" table:number-columns-repeated="4"/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4" office:value-type="string" calcext:value-type="string">
            <text:p>Task rows</text:p>
          </table:table-cell>
          <table:table-cell table:style-name="ce15" table:formula="of:=IF(COUNTA([.A15:.A242])=0;1;COUNTA([.A15:.A242]))" office:value-type="float" office:value="1" calcext:value-type="float">
            <text:p>1</text:p>
          </table:table-cell>
          <table:table-cell table:style-name="ce4" office:value-type="string" calcext:value-type="string">
            <text:p>Done days</text:p>
          </table:table-cell>
          <table:table-cell table:style-name="ce15" table:formula="of:=IF(COUNTIF([.F10:.AD10];&quot;&gt;0&quot;)=0;1;COUNTIF([.F10:.AD10];&quot;&gt;0&quot;))" office:value-type="float" office:value="1" calcext:value-type="float">
            <text:p>1</text:p>
          </table:table-cell>
          <table:table-cell table:style-name="ce15"/>
          <table:table-cell table:style-name="ce15" table:formula="of:=IF([.F14]=&quot;&quot;;&quot;&quot;;[.$E10]-[.$E10]/([.$B9]-1)*([.F14]-1))">
            <text:p/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4" table:number-columns-repeated="994"/>
        </table:table-row>
        <table:table-row table:style-name="ro2" table:visibility="collapse">
          <table:table-cell table:style-name="ce5" office:value-type="string" calcext:value-type="string">
            <text:p>Warning! These are necessary</text:p>
          </table:table-cell>
          <table:table-cell table:style-name="ce4"/>
          <table:table-cell table:style-name="ce4" office:value-type="string" calcext:value-type="string">
            <text:p>Trend</text:p>
          </table:table-cell>
          <table:table-cell table:style-name="ce15" table:number-columns-repeated="2"/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4" table:number-columns-repeated="994"/>
        </table:table-row>
        <table:table-row table:style-name="ro2" table:visibility="collapse">
          <table:table-cell table:style-name="ce5" office:value-type="string" calcext:value-type="string">
            <text:p>template rows</text:p>
          </table:table-cell>
          <table:table-cell table:style-name="ce4"/>
          <table:table-cell table:style-name="ce4" office:value-type="string" calcext:value-type="string">
            <text:p>Trend Days</text:p>
          </table:table-cell>
          <table:table-cell table:style-name="ce15" table:formula="of:=IF(DoneDays&gt;[.B10];[.B10];DoneDays)" office:value-type="float" office:value="0" calcext:value-type="float">
            <text:p>0</text:p>
          </table:table-cell>
          <table:table-cell table:style-name="ce15"/>
          <table:table-cell table:style-name="ce15" table:formula="of:=IF(DoneDays&gt;[.E13];[.E13]+1;&quot;&quot;)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5" calcext:value-type="float">
            <text:p>25</text:p>
          </table:table-cell>
          <table:table-cell table:style-name="ce4" table:number-columns-repeated="994"/>
        </table:table-row>
        <table:table-row table:style-name="ro2">
          <table:table-cell table:style-name="ce6" office:value-type="string" calcext:value-type="string">
            <text:p>Task name</text:p>
          </table:table-cell>
          <table:table-cell table:style-name="ce16" office:value-type="string" calcext:value-type="string">
            <text:p>Story ID</text:p>
          </table:table-cell>
          <table:table-cell table:style-name="ce6" office:value-type="string" calcext:value-type="string">
            <text:p>Responsible</text:p>
          </table:table-cell>
          <table:table-cell table:style-name="ce6" office:value-type="string" calcext:value-type="string">
            <text:p>Status</text:p>
          </table:table-cell>
          <table:table-cell table:style-name="ce16" office:value-type="string" calcext:value-type="string">
            <text:p>Est.</text:p>
          </table:table-cell>
          <table:table-cell table:style-name="ce16"/>
          <table:table-cell table:style-name="ce16" table:formula="of:=IF([.$B$9]&gt;[.F14];[.F14]+1;&quot;&quot;)">
            <text:p/>
          </table:table-cell>
          <table:table-cell table:style-name="ce16" table:formula="of:=IF([.$B$9]&gt;[.G14];[.G14]+1;&quot;&quot;)">
            <text:p/>
          </table:table-cell>
          <table:table-cell table:style-name="ce16" table:formula="of:=IF([.$B$9]&gt;[.H14];[.H14]+1;&quot;&quot;)">
            <text:p/>
          </table:table-cell>
          <table:table-cell table:style-name="ce16" table:formula="of:=IF([.$B$9]&gt;[.I14];[.I14]+1;&quot;&quot;)">
            <text:p/>
          </table:table-cell>
          <table:table-cell table:style-name="ce16" table:formula="of:=IF([.$B$9]&gt;[.J14];[.J14]+1;&quot;&quot;)">
            <text:p/>
          </table:table-cell>
          <table:table-cell table:style-name="ce16" table:formula="of:=IF([.$B$9]&gt;[.K14];[.K14]+1;&quot;&quot;)">
            <text:p/>
          </table:table-cell>
          <table:table-cell table:style-name="ce16" table:formula="of:=IF([.$B$9]&gt;[.L14];[.L14]+1;&quot;&quot;)">
            <text:p/>
          </table:table-cell>
          <table:table-cell table:style-name="ce16" table:formula="of:=IF([.$B$9]&gt;[.M14];[.M14]+1;&quot;&quot;)">
            <text:p/>
          </table:table-cell>
          <table:table-cell table:style-name="ce16" table:formula="of:=IF([.$B$9]&gt;[.N14];[.N14]+1;&quot;&quot;)">
            <text:p/>
          </table:table-cell>
          <table:table-cell table:style-name="ce16" table:formula="of:=IF([.$B$9]&gt;[.O14];[.O14]+1;&quot;&quot;)">
            <text:p/>
          </table:table-cell>
          <table:table-cell table:style-name="ce16" table:formula="of:=IF([.$B$9]&gt;[.P14];[.P14]+1;&quot;&quot;)">
            <text:p/>
          </table:table-cell>
          <table:table-cell table:style-name="ce16" table:formula="of:=IF([.$B$9]&gt;[.Q14];[.Q14]+1;&quot;&quot;)">
            <text:p/>
          </table:table-cell>
          <table:table-cell table:style-name="ce16" table:formula="of:=IF([.$B$9]&gt;[.R14];[.R14]+1;&quot;&quot;)">
            <text:p/>
          </table:table-cell>
          <table:table-cell table:style-name="ce16" table:formula="of:=IF([.$B$9]&gt;[.S14];[.S14]+1;&quot;&quot;)">
            <text:p/>
          </table:table-cell>
          <table:table-cell table:style-name="ce16" table:formula="of:=IF([.$B$9]&gt;[.T14];[.T14]+1;&quot;&quot;)">
            <text:p/>
          </table:table-cell>
          <table:table-cell table:style-name="ce16" table:formula="of:=IF([.$B$9]&gt;[.U14];[.U14]+1;&quot;&quot;)">
            <text:p/>
          </table:table-cell>
          <table:table-cell table:style-name="ce16" table:formula="of:=IF([.$B$9]&gt;[.V14];[.V14]+1;&quot;&quot;)">
            <text:p/>
          </table:table-cell>
          <table:table-cell table:style-name="ce16" table:formula="of:=IF([.$B$9]&gt;[.W14];[.W14]+1;&quot;&quot;)">
            <text:p/>
          </table:table-cell>
          <table:table-cell table:style-name="ce16" table:formula="of:=IF([.$B$9]&gt;[.X14];[.X14]+1;&quot;&quot;)">
            <text:p/>
          </table:table-cell>
          <table:table-cell table:style-name="ce16" table:formula="of:=IF([.$B$9]&gt;[.Y14];[.Y14]+1;&quot;&quot;)">
            <text:p/>
          </table:table-cell>
          <table:table-cell table:style-name="ce16" table:formula="of:=IF([.$B$9]&gt;[.Z14];[.Z14]+1;&quot;&quot;)">
            <text:p/>
          </table:table-cell>
          <table:table-cell table:style-name="ce16" table:formula="of:=IF([.$B$9]&gt;[.AA14];[.AA14]+1;&quot;&quot;)">
            <text:p/>
          </table:table-cell>
          <table:table-cell table:style-name="ce16" table:formula="of:=IF([.$B$9]&gt;[.AB14];[.AB14]+1;&quot;&quot;)">
            <text:p/>
          </table:table-cell>
          <table:table-cell table:style-name="ce16" table:formula="of:=IF([.$B$9]&gt;[.AC14];[.AC14]+1;&quot;&quot;)">
            <text:p/>
          </table:table-cell>
          <table:table-cell table:number-columns-repeated="994"/>
        </table:table-row>
        <table:table-row table:style-name="ro2">
          <table:table-cell table:style-name="ce7"/>
          <table:table-cell table:style-name="ce17" office:value-type="float" office:value="2" calcext:value-type="float">
            <text:p>2</text:p>
          </table:table-cell>
          <table:table-cell table:style-name="ce19"/>
          <table:table-cell table:style-name="ce22" table:content-validation-name="val1" office:value-type="string" calcext:value-type="string">
            <text:p>Planned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number-columns-repeated="4"/>
          <table:table-cell table:style-name="ce18" table:number-columns-repeated="21"/>
          <table:table-cell table:number-columns-repeated="994"/>
        </table:table-row>
        <table:table-row table:style-name="ro2">
          <table:table-cell table:style-name="ce8"/>
          <table:table-cell table:style-name="ce17" office:value-type="float" office:value="1" calcext:value-type="float">
            <text:p>1</text:p>
          </table:table-cell>
          <table:table-cell table:style-name="ce19"/>
          <table:table-cell table:style-name="ce22" table:content-validation-name="val1" office:value-type="string" calcext:value-type="string">
            <text:p>Planned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number-columns-repeated="4"/>
          <table:table-cell table:style-name="ce18" table:number-columns-repeated="21"/>
          <table:table-cell table:number-columns-repeated="994"/>
        </table:table-row>
        <table:table-row table:style-name="ro2">
          <table:table-cell table:style-name="ce8"/>
          <table:table-cell table:style-name="ce17" office:value-type="float" office:value="2" calcext:value-type="float">
            <text:p>2</text:p>
          </table:table-cell>
          <table:table-cell table:style-name="ce19"/>
          <table:table-cell table:style-name="ce22" table:content-validation-name="val1" office:value-type="string" calcext:value-type="string">
            <text:p>Planned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4"/>
          <table:table-cell table:style-name="ce18" table:number-columns-repeated="19"/>
          <table:table-cell table:style-name="ce18" table:formula="of:=IF(OR([.AC$14]=&quot;&quot;;[.$E17]=&quot;&quot;);&quot;&quot;;[.AB17])">
            <text:p/>
          </table:table-cell>
          <table:table-cell table:style-name="ce18" table:formula="of:=IF(OR([.AD$14]=&quot;&quot;;[.$E17]=&quot;&quot;);&quot;&quot;;[.AC17])">
            <text:p/>
          </table:table-cell>
          <table:table-cell table:number-columns-repeated="994"/>
        </table:table-row>
        <table:table-row table:style-name="ro2">
          <table:table-cell table:style-name="ce9"/>
          <table:table-cell table:style-name="ce17" office:value-type="float" office:value="3" calcext:value-type="float">
            <text:p>3</text:p>
          </table:table-cell>
          <table:table-cell table:style-name="ce19"/>
          <table:table-cell table:style-name="ce22" table:content-validation-name="val1" office:value-type="string" calcext:value-type="string">
            <text:p>Planned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4"/>
          <table:table-cell table:style-name="ce18" table:number-columns-repeated="21"/>
          <table:table-cell table:number-columns-repeated="994"/>
        </table:table-row>
        <table:table-row table:style-name="ro2">
          <table:table-cell table:style-name="ce8"/>
          <table:table-cell table:style-name="ce18" office:value-type="float" office:value="4" calcext:value-type="float">
            <text:p>4</text:p>
          </table:table-cell>
          <table:table-cell table:style-name="ce19"/>
          <table:table-cell table:style-name="ce23" table:content-validation-name="val1" office:value-type="string" calcext:value-type="string">
            <text:p>Planned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3"/>
          <table:table-cell table:style-name="ce18" table:formula="of:=IF(OR([.AC$14]=&quot;&quot;;[.$E19]=&quot;&quot;);&quot;&quot;;[.AB19])">
            <text:p/>
          </table:table-cell>
          <table:table-cell table:style-name="ce18" table:formula="of:=IF(OR([.AD$14]=&quot;&quot;;[.$E19]=&quot;&quot;);&quot;&quot;;[.AC19])">
            <text:p/>
          </table:table-cell>
          <table:table-cell table:number-columns-repeated="994"/>
        </table:table-row>
        <table:table-row table:style-name="ro2">
          <table:table-cell table:style-name="ce9"/>
          <table:table-cell table:style-name="ce18" office:value-type="float" office:value="3" calcext:value-type="float">
            <text:p>3</text:p>
          </table:table-cell>
          <table:table-cell table:style-name="ce19"/>
          <table:table-cell table:style-name="ce23" table:content-validation-name="val1" office:value-type="string" calcext:value-type="string">
            <text:p>Planned</text:p>
          </table:table-cell>
          <table:table-cell table:style-name="ce18" office:value-type="float" office:value="3" calcext:value-type="float">
            <text:p>3</text:p>
          </table:table-cell>
          <table:table-cell table:style-name="ce18" table:number-columns-repeated="23"/>
          <table:table-cell table:style-name="ce18" table:formula="of:=IF(OR([.AC$14]=&quot;&quot;;[.$E20]=&quot;&quot;);&quot;&quot;;[.AB20])">
            <text:p/>
          </table:table-cell>
          <table:table-cell table:style-name="ce18" table:formula="of:=IF(OR([.AD$14]=&quot;&quot;;[.$E20]=&quot;&quot;);&quot;&quot;;[.AC20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21]=&quot;&quot;);&quot;&quot;;[.AB21])">
            <text:p/>
          </table:table-cell>
          <table:table-cell table:style-name="ce18" table:formula="of:=IF(OR([.AD$14]=&quot;&quot;;[.$E21]=&quot;&quot;);&quot;&quot;;[.AC21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22]=&quot;&quot;);&quot;&quot;;[.AB22])">
            <text:p/>
          </table:table-cell>
          <table:table-cell table:style-name="ce18" table:formula="of:=IF(OR([.AD$14]=&quot;&quot;;[.$E22]=&quot;&quot;);&quot;&quot;;[.AC22])">
            <text:p/>
          </table:table-cell>
          <table:table-cell table:number-columns-repeated="994"/>
        </table:table-row>
        <table:table-row table:style-name="ro3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23]=&quot;&quot;);&quot;&quot;;[.AB23])">
            <text:p/>
          </table:table-cell>
          <table:table-cell table:style-name="ce18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24]=&quot;&quot;);&quot;&quot;;[.AB24])">
            <text:p/>
          </table:table-cell>
          <table:table-cell table:style-name="ce18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6"/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26]=&quot;&quot;);&quot;&quot;;[.AB26])">
            <text:p/>
          </table:table-cell>
          <table:table-cell table:style-name="ce18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27]=&quot;&quot;);&quot;&quot;;[.AB27])">
            <text:p/>
          </table:table-cell>
          <table:table-cell table:style-name="ce18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28]=&quot;&quot;);&quot;&quot;;[.AB28])">
            <text:p/>
          </table:table-cell>
          <table:table-cell table:style-name="ce18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29]=&quot;&quot;);&quot;&quot;;[.AB29])">
            <text:p/>
          </table:table-cell>
          <table:table-cell table:style-name="ce18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30]=&quot;&quot;);&quot;&quot;;[.AB30])">
            <text:p/>
          </table:table-cell>
          <table:table-cell table:style-name="ce18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31]=&quot;&quot;);&quot;&quot;;[.AB31])">
            <text:p/>
          </table:table-cell>
          <table:table-cell table:style-name="ce18" table:formula="of:=IF(OR([.AD$14]=&quot;&quot;;[.$E31]=&quot;&quot;);&quot;&quot;;[.AC31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32]=&quot;&quot;);&quot;&quot;;[.AB32])">
            <text:p/>
          </table:table-cell>
          <table:table-cell table:style-name="ce18" table:formula="of:=IF(OR([.AD$14]=&quot;&quot;;[.$E32]=&quot;&quot;);&quot;&quot;;[.AC32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33]=&quot;&quot;);&quot;&quot;;[.AB33])">
            <text:p/>
          </table:table-cell>
          <table:table-cell table:style-name="ce18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34]=&quot;&quot;);&quot;&quot;;[.AB34])">
            <text:p/>
          </table:table-cell>
          <table:table-cell table:style-name="ce18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6"/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36]=&quot;&quot;);&quot;&quot;;[.AB36])">
            <text:p/>
          </table:table-cell>
          <table:table-cell table:style-name="ce18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37]=&quot;&quot;);&quot;&quot;;[.AB37])">
            <text:p/>
          </table:table-cell>
          <table:table-cell table:style-name="ce18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38]=&quot;&quot;);&quot;&quot;;[.AB38])">
            <text:p/>
          </table:table-cell>
          <table:table-cell table:style-name="ce18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39]=&quot;&quot;);&quot;&quot;;[.AB39])">
            <text:p/>
          </table:table-cell>
          <table:table-cell table:style-name="ce18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40]=&quot;&quot;);&quot;&quot;;[.AB40])">
            <text:p/>
          </table:table-cell>
          <table:table-cell table:style-name="ce18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 table:formula="of:=IF([.A41]&lt;&gt;&quot;&quot;;&quot;Planned&quot;;&quot;&quot;)">
            <text:p/>
          </table:table-cell>
          <table:table-cell table:style-name="ce18"/>
          <table:table-cell table:style-name="ce18" table:formula="of:=IF(OR([.F$14]=&quot;&quot;;[.$E41]=&quot;&quot;);&quot;&quot;;[.E41])">
            <text:p/>
          </table:table-cell>
          <table:table-cell table:style-name="ce18" table:number-columns-repeated="22"/>
          <table:table-cell table:style-name="ce18" table:formula="of:=IF(OR([.AC$14]=&quot;&quot;;[.$E41]=&quot;&quot;);&quot;&quot;;[.AB41])">
            <text:p/>
          </table:table-cell>
          <table:table-cell table:style-name="ce18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42]&lt;&gt;&quot;&quot;;&quot;Planned&quot;;&quot;&quot;)">
            <text:p/>
          </table:table-cell>
          <table:table-cell table:style-name="ce18"/>
          <table:table-cell table:style-name="ce18" table:formula="of:=IF(OR([.F$14]=&quot;&quot;;[.$E42]=&quot;&quot;);&quot;&quot;;[.E42])">
            <text:p/>
          </table:table-cell>
          <table:table-cell table:style-name="ce18" table:number-columns-repeated="22"/>
          <table:table-cell table:style-name="ce18" table:formula="of:=IF(OR([.AC$14]=&quot;&quot;;[.$E42]=&quot;&quot;);&quot;&quot;;[.AB42])">
            <text:p/>
          </table:table-cell>
          <table:table-cell table:style-name="ce18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43]&lt;&gt;&quot;&quot;;&quot;Planned&quot;;&quot;&quot;)">
            <text:p/>
          </table:table-cell>
          <table:table-cell table:style-name="ce18"/>
          <table:table-cell table:style-name="ce18" table:formula="of:=IF(OR([.F$14]=&quot;&quot;;[.$E43]=&quot;&quot;);&quot;&quot;;[.E43])">
            <text:p/>
          </table:table-cell>
          <table:table-cell table:style-name="ce18" table:number-columns-repeated="22"/>
          <table:table-cell table:style-name="ce18" table:formula="of:=IF(OR([.AC$14]=&quot;&quot;;[.$E43]=&quot;&quot;);&quot;&quot;;[.AB43])">
            <text:p/>
          </table:table-cell>
          <table:table-cell table:style-name="ce18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44]&lt;&gt;&quot;&quot;;&quot;Planned&quot;;&quot;&quot;)">
            <text:p/>
          </table:table-cell>
          <table:table-cell table:style-name="ce18"/>
          <table:table-cell table:style-name="ce18" table:formula="of:=IF(OR([.F$14]=&quot;&quot;;[.$E44]=&quot;&quot;);&quot;&quot;;[.E44])">
            <text:p/>
          </table:table-cell>
          <table:table-cell table:style-name="ce18" table:number-columns-repeated="22"/>
          <table:table-cell table:style-name="ce18" table:formula="of:=IF(OR([.AC$14]=&quot;&quot;;[.$E44]=&quot;&quot;);&quot;&quot;;[.AB44])">
            <text:p/>
          </table:table-cell>
          <table:table-cell table:style-name="ce18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45]&lt;&gt;&quot;&quot;;&quot;Planned&quot;;&quot;&quot;)">
            <text:p/>
          </table:table-cell>
          <table:table-cell table:style-name="ce18"/>
          <table:table-cell table:style-name="ce18" table:formula="of:=IF(OR([.F$14]=&quot;&quot;;[.$E45]=&quot;&quot;);&quot;&quot;;[.E45])">
            <text:p/>
          </table:table-cell>
          <table:table-cell table:style-name="ce18" table:number-columns-repeated="22"/>
          <table:table-cell table:style-name="ce18" table:formula="of:=IF(OR([.AC$14]=&quot;&quot;;[.$E45]=&quot;&quot;);&quot;&quot;;[.AB45])">
            <text:p/>
          </table:table-cell>
          <table:table-cell table:style-name="ce18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46]&lt;&gt;&quot;&quot;;&quot;Planned&quot;;&quot;&quot;)">
            <text:p/>
          </table:table-cell>
          <table:table-cell table:style-name="ce18"/>
          <table:table-cell table:style-name="ce18" table:formula="of:=IF(OR([.F$14]=&quot;&quot;;[.$E46]=&quot;&quot;);&quot;&quot;;[.E46])">
            <text:p/>
          </table:table-cell>
          <table:table-cell table:style-name="ce18" table:number-columns-repeated="22"/>
          <table:table-cell table:style-name="ce18" table:formula="of:=IF(OR([.AC$14]=&quot;&quot;;[.$E46]=&quot;&quot;);&quot;&quot;;[.AB46])">
            <text:p/>
          </table:table-cell>
          <table:table-cell table:style-name="ce18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47]&lt;&gt;&quot;&quot;;&quot;Planned&quot;;&quot;&quot;)">
            <text:p/>
          </table:table-cell>
          <table:table-cell table:style-name="ce18"/>
          <table:table-cell table:style-name="ce18" table:formula="of:=IF(OR([.F$14]=&quot;&quot;;[.$E47]=&quot;&quot;);&quot;&quot;;[.E47])">
            <text:p/>
          </table:table-cell>
          <table:table-cell table:style-name="ce18" table:number-columns-repeated="22"/>
          <table:table-cell table:style-name="ce18" table:formula="of:=IF(OR([.AC$14]=&quot;&quot;;[.$E47]=&quot;&quot;);&quot;&quot;;[.AB47])">
            <text:p/>
          </table:table-cell>
          <table:table-cell table:style-name="ce18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48]&lt;&gt;&quot;&quot;;&quot;Planned&quot;;&quot;&quot;)">
            <text:p/>
          </table:table-cell>
          <table:table-cell table:style-name="ce18"/>
          <table:table-cell table:style-name="ce18" table:formula="of:=IF(OR([.F$14]=&quot;&quot;;[.$E48]=&quot;&quot;);&quot;&quot;;[.E48])">
            <text:p/>
          </table:table-cell>
          <table:table-cell table:style-name="ce18" table:number-columns-repeated="22"/>
          <table:table-cell table:style-name="ce18" table:formula="of:=IF(OR([.AC$14]=&quot;&quot;;[.$E48]=&quot;&quot;);&quot;&quot;;[.AB48])">
            <text:p/>
          </table:table-cell>
          <table:table-cell table:style-name="ce18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49]&lt;&gt;&quot;&quot;;&quot;Planned&quot;;&quot;&quot;)">
            <text:p/>
          </table:table-cell>
          <table:table-cell table:style-name="ce18"/>
          <table:table-cell table:style-name="ce18" table:formula="of:=IF(OR([.F$14]=&quot;&quot;;[.$E49]=&quot;&quot;);&quot;&quot;;[.E49])">
            <text:p/>
          </table:table-cell>
          <table:table-cell table:style-name="ce18" table:number-columns-repeated="22"/>
          <table:table-cell table:style-name="ce18" table:formula="of:=IF(OR([.AC$14]=&quot;&quot;;[.$E49]=&quot;&quot;);&quot;&quot;;[.AB49])">
            <text:p/>
          </table:table-cell>
          <table:table-cell table:style-name="ce18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50]&lt;&gt;&quot;&quot;;&quot;Planned&quot;;&quot;&quot;)">
            <text:p/>
          </table:table-cell>
          <table:table-cell table:style-name="ce18"/>
          <table:table-cell table:style-name="ce18" table:formula="of:=IF(OR([.F$14]=&quot;&quot;;[.$E50]=&quot;&quot;);&quot;&quot;;[.E50])">
            <text:p/>
          </table:table-cell>
          <table:table-cell table:style-name="ce18" table:number-columns-repeated="22"/>
          <table:table-cell table:style-name="ce18" table:formula="of:=IF(OR([.AC$14]=&quot;&quot;;[.$E50]=&quot;&quot;);&quot;&quot;;[.AB50])">
            <text:p/>
          </table:table-cell>
          <table:table-cell table:style-name="ce18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51]&lt;&gt;&quot;&quot;;&quot;Planned&quot;;&quot;&quot;)">
            <text:p/>
          </table:table-cell>
          <table:table-cell table:style-name="ce18"/>
          <table:table-cell table:style-name="ce18" table:formula="of:=IF(OR([.F$14]=&quot;&quot;;[.$E51]=&quot;&quot;);&quot;&quot;;[.E51])">
            <text:p/>
          </table:table-cell>
          <table:table-cell table:style-name="ce18" table:number-columns-repeated="22"/>
          <table:table-cell table:style-name="ce18" table:formula="of:=IF(OR([.AC$14]=&quot;&quot;;[.$E51]=&quot;&quot;);&quot;&quot;;[.AB51])">
            <text:p/>
          </table:table-cell>
          <table:table-cell table:style-name="ce18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52]&lt;&gt;&quot;&quot;;&quot;Planned&quot;;&quot;&quot;)">
            <text:p/>
          </table:table-cell>
          <table:table-cell table:style-name="ce18"/>
          <table:table-cell table:style-name="ce18" table:formula="of:=IF(OR([.F$14]=&quot;&quot;;[.$E52]=&quot;&quot;);&quot;&quot;;[.E52])">
            <text:p/>
          </table:table-cell>
          <table:table-cell table:style-name="ce18" table:number-columns-repeated="22"/>
          <table:table-cell table:style-name="ce18" table:formula="of:=IF(OR([.AC$14]=&quot;&quot;;[.$E52]=&quot;&quot;);&quot;&quot;;[.AB52])">
            <text:p/>
          </table:table-cell>
          <table:table-cell table:style-name="ce18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53]&lt;&gt;&quot;&quot;;&quot;Planned&quot;;&quot;&quot;)">
            <text:p/>
          </table:table-cell>
          <table:table-cell table:style-name="ce18"/>
          <table:table-cell table:style-name="ce18" table:formula="of:=IF(OR([.F$14]=&quot;&quot;;[.$E53]=&quot;&quot;);&quot;&quot;;[.E53])">
            <text:p/>
          </table:table-cell>
          <table:table-cell table:style-name="ce18" table:number-columns-repeated="22"/>
          <table:table-cell table:style-name="ce18" table:formula="of:=IF(OR([.AC$14]=&quot;&quot;;[.$E53]=&quot;&quot;);&quot;&quot;;[.AB53])">
            <text:p/>
          </table:table-cell>
          <table:table-cell table:style-name="ce18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54]&lt;&gt;&quot;&quot;;&quot;Planned&quot;;&quot;&quot;)">
            <text:p/>
          </table:table-cell>
          <table:table-cell table:style-name="ce18"/>
          <table:table-cell table:style-name="ce18" table:formula="of:=IF(OR([.F$14]=&quot;&quot;;[.$E54]=&quot;&quot;);&quot;&quot;;[.E54])">
            <text:p/>
          </table:table-cell>
          <table:table-cell table:style-name="ce18" table:number-columns-repeated="22"/>
          <table:table-cell table:style-name="ce18" table:formula="of:=IF(OR([.AC$14]=&quot;&quot;;[.$E54]=&quot;&quot;);&quot;&quot;;[.AB54])">
            <text:p/>
          </table:table-cell>
          <table:table-cell table:style-name="ce18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55]&lt;&gt;&quot;&quot;;&quot;Planned&quot;;&quot;&quot;)">
            <text:p/>
          </table:table-cell>
          <table:table-cell table:style-name="ce18"/>
          <table:table-cell table:style-name="ce18" table:formula="of:=IF(OR([.F$14]=&quot;&quot;;[.$E55]=&quot;&quot;);&quot;&quot;;[.E55])">
            <text:p/>
          </table:table-cell>
          <table:table-cell table:style-name="ce18" table:number-columns-repeated="22"/>
          <table:table-cell table:style-name="ce18" table:formula="of:=IF(OR([.AC$14]=&quot;&quot;;[.$E55]=&quot;&quot;);&quot;&quot;;[.AB55])">
            <text:p/>
          </table:table-cell>
          <table:table-cell table:style-name="ce18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56]&lt;&gt;&quot;&quot;;&quot;Planned&quot;;&quot;&quot;)">
            <text:p/>
          </table:table-cell>
          <table:table-cell table:style-name="ce18"/>
          <table:table-cell table:style-name="ce18" table:formula="of:=IF(OR([.F$14]=&quot;&quot;;[.$E56]=&quot;&quot;);&quot;&quot;;[.E56])">
            <text:p/>
          </table:table-cell>
          <table:table-cell table:style-name="ce18" table:number-columns-repeated="22"/>
          <table:table-cell table:style-name="ce18" table:formula="of:=IF(OR([.AC$14]=&quot;&quot;;[.$E56]=&quot;&quot;);&quot;&quot;;[.AB56])">
            <text:p/>
          </table:table-cell>
          <table:table-cell table:style-name="ce18"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57]&lt;&gt;&quot;&quot;;&quot;Planned&quot;;&quot;&quot;)">
            <text:p/>
          </table:table-cell>
          <table:table-cell table:style-name="ce18"/>
          <table:table-cell table:style-name="ce18" table:formula="of:=IF(OR([.F$14]=&quot;&quot;;[.$E57]=&quot;&quot;);&quot;&quot;;[.E57])">
            <text:p/>
          </table:table-cell>
          <table:table-cell table:style-name="ce18" table:number-columns-repeated="22"/>
          <table:table-cell table:style-name="ce18" table:formula="of:=IF(OR([.AC$14]=&quot;&quot;;[.$E57]=&quot;&quot;);&quot;&quot;;[.AB57])">
            <text:p/>
          </table:table-cell>
          <table:table-cell table:style-name="ce18" table:formula="of:=IF(OR([.AD$14]=&quot;&quot;;[.$E57]=&quot;&quot;);&quot;&quot;;[.AC57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58]&lt;&gt;&quot;&quot;;&quot;Planned&quot;;&quot;&quot;)">
            <text:p/>
          </table:table-cell>
          <table:table-cell table:style-name="ce18"/>
          <table:table-cell table:style-name="ce18" table:formula="of:=IF(OR([.F$14]=&quot;&quot;;[.$E58]=&quot;&quot;);&quot;&quot;;[.E58])">
            <text:p/>
          </table:table-cell>
          <table:table-cell table:style-name="ce18" table:number-columns-repeated="22"/>
          <table:table-cell table:style-name="ce18" table:formula="of:=IF(OR([.AC$14]=&quot;&quot;;[.$E58]=&quot;&quot;);&quot;&quot;;[.AB58])">
            <text:p/>
          </table:table-cell>
          <table:table-cell table:style-name="ce18" table:formula="of:=IF(OR([.AD$14]=&quot;&quot;;[.$E58]=&quot;&quot;);&quot;&quot;;[.AC58])">
            <text:p/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4"/>
          <table:table-cell table:content-validation-name="val1" table:formula="of:=IF([.A59]&lt;&gt;&quot;&quot;;&quot;Planned&quot;;&quot;&quot;)">
            <text:p/>
          </table:table-cell>
          <table:table-cell/>
          <table:table-cell table:formula="of:=IF(OR([.F$14]=&quot;&quot;;[.$E59]=&quot;&quot;);&quot;&quot;;[.E59])">
            <text:p/>
          </table:table-cell>
          <table:table-cell table:number-columns-repeated="22"/>
          <table:table-cell table:formula="of:=IF(OR([.AC$14]=&quot;&quot;;[.$E59]=&quot;&quot;);&quot;&quot;;[.AB59])">
            <text:p/>
          </table:table-cell>
          <table:table-cell table:formula="of:=IF(OR([.AD$14]=&quot;&quot;;[.$E59]=&quot;&quot;);&quot;&quot;;[.AC59])">
            <text:p/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4"/>
          <table:table-cell table:content-validation-name="val1" table:formula="of:=IF([.A60]&lt;&gt;&quot;&quot;;&quot;Planned&quot;;&quot;&quot;)">
            <text:p/>
          </table:table-cell>
          <table:table-cell/>
          <table:table-cell table:formula="of:=IF(OR([.F$14]=&quot;&quot;;[.$E60]=&quot;&quot;);&quot;&quot;;[.E60])">
            <text:p/>
          </table:table-cell>
          <table:table-cell table:number-columns-repeated="22"/>
          <table:table-cell table:formula="of:=IF(OR([.AC$14]=&quot;&quot;;[.$E60]=&quot;&quot;);&quot;&quot;;[.AB60])">
            <text:p/>
          </table:table-cell>
          <table:table-cell table:formula="of:=IF(OR([.AD$14]=&quot;&quot;;[.$E60]=&quot;&quot;);&quot;&quot;;[.AC60])">
            <text:p/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4"/>
          <table:table-cell table:content-validation-name="val1" table:formula="of:=IF([.A61]&lt;&gt;&quot;&quot;;&quot;Planned&quot;;&quot;&quot;)">
            <text:p/>
          </table:table-cell>
          <table:table-cell/>
          <table:table-cell table:formula="of:=IF(OR([.F$14]=&quot;&quot;;[.$E61]=&quot;&quot;);&quot;&quot;;[.E61])">
            <text:p/>
          </table:table-cell>
          <table:table-cell table:number-columns-repeated="22"/>
          <table:table-cell table:formula="of:=IF(OR([.AC$14]=&quot;&quot;;[.$E61]=&quot;&quot;);&quot;&quot;;[.AB61])">
            <text:p/>
          </table:table-cell>
          <table:table-cell table:formula="of:=IF(OR([.AD$14]=&quot;&quot;;[.$E61]=&quot;&quot;);&quot;&quot;;[.AC61])">
            <text:p/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4"/>
          <table:table-cell table:content-validation-name="val1" table:formula="of:=IF([.A62]&lt;&gt;&quot;&quot;;&quot;Planned&quot;;&quot;&quot;)">
            <text:p/>
          </table:table-cell>
          <table:table-cell/>
          <table:table-cell table:formula="of:=IF(OR([.F$14]=&quot;&quot;;[.$E62]=&quot;&quot;);&quot;&quot;;[.E62])">
            <text:p/>
          </table:table-cell>
          <table:table-cell table:formula="of:=IF(OR([.G$14]=&quot;&quot;;[.$E62]=&quot;&quot;);&quot;&quot;;[.F62])">
            <text:p/>
          </table:table-cell>
          <table:table-cell table:formula="of:=IF(OR([.H$14]=&quot;&quot;;[.$E62]=&quot;&quot;);&quot;&quot;;[.G62])">
            <text:p/>
          </table:table-cell>
          <table:table-cell table:formula="of:=IF(OR([.I$14]=&quot;&quot;;[.$E62]=&quot;&quot;);&quot;&quot;;[.H62])">
            <text:p/>
          </table:table-cell>
          <table:table-cell table:formula="of:=IF(OR([.J$14]=&quot;&quot;;[.$E62]=&quot;&quot;);&quot;&quot;;[.I62])">
            <text:p/>
          </table:table-cell>
          <table:table-cell table:formula="of:=IF(OR([.K$14]=&quot;&quot;;[.$E62]=&quot;&quot;);&quot;&quot;;[.J62])">
            <text:p/>
          </table:table-cell>
          <table:table-cell table:formula="of:=IF(OR([.L$14]=&quot;&quot;;[.$E62]=&quot;&quot;);&quot;&quot;;[.K62])">
            <text:p/>
          </table:table-cell>
          <table:table-cell table:formula="of:=IF(OR([.M$14]=&quot;&quot;;[.$E62]=&quot;&quot;);&quot;&quot;;[.L62])">
            <text:p/>
          </table:table-cell>
          <table:table-cell table:formula="of:=IF(OR([.N$14]=&quot;&quot;;[.$E62]=&quot;&quot;);&quot;&quot;;[.M62])">
            <text:p/>
          </table:table-cell>
          <table:table-cell table:formula="of:=IF(OR([.O$14]=&quot;&quot;;[.$E62]=&quot;&quot;);&quot;&quot;;[.N62])">
            <text:p/>
          </table:table-cell>
          <table:table-cell table:formula="of:=IF(OR([.P$14]=&quot;&quot;;[.$E62]=&quot;&quot;);&quot;&quot;;[.O62])">
            <text:p/>
          </table:table-cell>
          <table:table-cell table:formula="of:=IF(OR([.Q$14]=&quot;&quot;;[.$E62]=&quot;&quot;);&quot;&quot;;[.P62])">
            <text:p/>
          </table:table-cell>
          <table:table-cell table:formula="of:=IF(OR([.R$14]=&quot;&quot;;[.$E62]=&quot;&quot;);&quot;&quot;;[.Q62])">
            <text:p/>
          </table:table-cell>
          <table:table-cell table:formula="of:=IF(OR([.S$14]=&quot;&quot;;[.$E62]=&quot;&quot;);&quot;&quot;;[.R62])">
            <text:p/>
          </table:table-cell>
          <table:table-cell table:formula="of:=IF(OR([.T$14]=&quot;&quot;;[.$E62]=&quot;&quot;);&quot;&quot;;[.S62])">
            <text:p/>
          </table:table-cell>
          <table:table-cell table:formula="of:=IF(OR([.U$14]=&quot;&quot;;[.$E62]=&quot;&quot;);&quot;&quot;;[.T62])">
            <text:p/>
          </table:table-cell>
          <table:table-cell table:formula="of:=IF(OR([.V$14]=&quot;&quot;;[.$E62]=&quot;&quot;);&quot;&quot;;[.U62])">
            <text:p/>
          </table:table-cell>
          <table:table-cell table:formula="of:=IF(OR([.W$14]=&quot;&quot;;[.$E62]=&quot;&quot;);&quot;&quot;;[.V62])">
            <text:p/>
          </table:table-cell>
          <table:table-cell table:formula="of:=IF(OR([.X$14]=&quot;&quot;;[.$E62]=&quot;&quot;);&quot;&quot;;[.W62])">
            <text:p/>
          </table:table-cell>
          <table:table-cell table:formula="of:=IF(OR([.Y$14]=&quot;&quot;;[.$E62]=&quot;&quot;);&quot;&quot;;[.X62])">
            <text:p/>
          </table:table-cell>
          <table:table-cell table:formula="of:=IF(OR([.Z$14]=&quot;&quot;;[.$E62]=&quot;&quot;);&quot;&quot;;[.Y62])">
            <text:p/>
          </table:table-cell>
          <table:table-cell table:formula="of:=IF(OR([.AA$14]=&quot;&quot;;[.$E62]=&quot;&quot;);&quot;&quot;;[.Z62])">
            <text:p/>
          </table:table-cell>
          <table:table-cell table:formula="of:=IF(OR([.AB$14]=&quot;&quot;;[.$E62]=&quot;&quot;);&quot;&quot;;[.AA62])">
            <text:p/>
          </table:table-cell>
          <table:table-cell table:formula="of:=IF(OR([.AC$14]=&quot;&quot;;[.$E62]=&quot;&quot;);&quot;&quot;;[.AB62])">
            <text:p/>
          </table:table-cell>
          <table:table-cell table:formula="of:=IF(OR([.AD$14]=&quot;&quot;;[.$E62]=&quot;&quot;);&quot;&quot;;[.AC62])">
            <text:p/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4"/>
          <table:table-cell table:content-validation-name="val1" table:formula="of:=IF([.A63]&lt;&gt;&quot;&quot;;&quot;Planned&quot;;&quot;&quot;)">
            <text:p/>
          </table:table-cell>
          <table:table-cell/>
          <table:table-cell table:formula="of:=IF(OR([.F$14]=&quot;&quot;;[.$E63]=&quot;&quot;);&quot;&quot;;[.E63])">
            <text:p/>
          </table:table-cell>
          <table:table-cell table:formula="of:=IF(OR([.G$14]=&quot;&quot;;[.$E63]=&quot;&quot;);&quot;&quot;;[.F63])">
            <text:p/>
          </table:table-cell>
          <table:table-cell table:formula="of:=IF(OR([.H$14]=&quot;&quot;;[.$E63]=&quot;&quot;);&quot;&quot;;[.G63])">
            <text:p/>
          </table:table-cell>
          <table:table-cell table:formula="of:=IF(OR([.I$14]=&quot;&quot;;[.$E63]=&quot;&quot;);&quot;&quot;;[.H63])">
            <text:p/>
          </table:table-cell>
          <table:table-cell table:formula="of:=IF(OR([.J$14]=&quot;&quot;;[.$E63]=&quot;&quot;);&quot;&quot;;[.I63])">
            <text:p/>
          </table:table-cell>
          <table:table-cell table:formula="of:=IF(OR([.K$14]=&quot;&quot;;[.$E63]=&quot;&quot;);&quot;&quot;;[.J63])">
            <text:p/>
          </table:table-cell>
          <table:table-cell table:formula="of:=IF(OR([.L$14]=&quot;&quot;;[.$E63]=&quot;&quot;);&quot;&quot;;[.K63])">
            <text:p/>
          </table:table-cell>
          <table:table-cell table:formula="of:=IF(OR([.M$14]=&quot;&quot;;[.$E63]=&quot;&quot;);&quot;&quot;;[.L63])">
            <text:p/>
          </table:table-cell>
          <table:table-cell table:formula="of:=IF(OR([.N$14]=&quot;&quot;;[.$E63]=&quot;&quot;);&quot;&quot;;[.M63])">
            <text:p/>
          </table:table-cell>
          <table:table-cell table:formula="of:=IF(OR([.O$14]=&quot;&quot;;[.$E63]=&quot;&quot;);&quot;&quot;;[.N63])">
            <text:p/>
          </table:table-cell>
          <table:table-cell table:formula="of:=IF(OR([.P$14]=&quot;&quot;;[.$E63]=&quot;&quot;);&quot;&quot;;[.O63])">
            <text:p/>
          </table:table-cell>
          <table:table-cell table:formula="of:=IF(OR([.Q$14]=&quot;&quot;;[.$E63]=&quot;&quot;);&quot;&quot;;[.P63])">
            <text:p/>
          </table:table-cell>
          <table:table-cell table:formula="of:=IF(OR([.R$14]=&quot;&quot;;[.$E63]=&quot;&quot;);&quot;&quot;;[.Q63])">
            <text:p/>
          </table:table-cell>
          <table:table-cell table:formula="of:=IF(OR([.S$14]=&quot;&quot;;[.$E63]=&quot;&quot;);&quot;&quot;;[.R63])">
            <text:p/>
          </table:table-cell>
          <table:table-cell table:formula="of:=IF(OR([.T$14]=&quot;&quot;;[.$E63]=&quot;&quot;);&quot;&quot;;[.S63])">
            <text:p/>
          </table:table-cell>
          <table:table-cell table:formula="of:=IF(OR([.U$14]=&quot;&quot;;[.$E63]=&quot;&quot;);&quot;&quot;;[.T63])">
            <text:p/>
          </table:table-cell>
          <table:table-cell table:formula="of:=IF(OR([.V$14]=&quot;&quot;;[.$E63]=&quot;&quot;);&quot;&quot;;[.U63])">
            <text:p/>
          </table:table-cell>
          <table:table-cell table:formula="of:=IF(OR([.W$14]=&quot;&quot;;[.$E63]=&quot;&quot;);&quot;&quot;;[.V63])">
            <text:p/>
          </table:table-cell>
          <table:table-cell table:formula="of:=IF(OR([.X$14]=&quot;&quot;;[.$E63]=&quot;&quot;);&quot;&quot;;[.W63])">
            <text:p/>
          </table:table-cell>
          <table:table-cell table:formula="of:=IF(OR([.Y$14]=&quot;&quot;;[.$E63]=&quot;&quot;);&quot;&quot;;[.X63])">
            <text:p/>
          </table:table-cell>
          <table:table-cell table:formula="of:=IF(OR([.Z$14]=&quot;&quot;;[.$E63]=&quot;&quot;);&quot;&quot;;[.Y63])">
            <text:p/>
          </table:table-cell>
          <table:table-cell table:formula="of:=IF(OR([.AA$14]=&quot;&quot;;[.$E63]=&quot;&quot;);&quot;&quot;;[.Z63])">
            <text:p/>
          </table:table-cell>
          <table:table-cell table:formula="of:=IF(OR([.AB$14]=&quot;&quot;;[.$E63]=&quot;&quot;);&quot;&quot;;[.AA63])">
            <text:p/>
          </table:table-cell>
          <table:table-cell table:formula="of:=IF(OR([.AC$14]=&quot;&quot;;[.$E63]=&quot;&quot;);&quot;&quot;;[.AB63])">
            <text:p/>
          </table:table-cell>
          <table:table-cell table:formula="of:=IF(OR([.AD$14]=&quot;&quot;;[.$E63]=&quot;&quot;);&quot;&quot;;[.AC63])">
            <text:p/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4"/>
          <table:table-cell table:content-validation-name="val1" table:formula="of:=IF([.A64]&lt;&gt;&quot;&quot;;&quot;Planned&quot;;&quot;&quot;)">
            <text:p/>
          </table:table-cell>
          <table:table-cell table:number-columns-repeated="1020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DoneDays" table:base-cell-address="$Sp1.$A$1" table:cell-range-address="$Sp1.$D$11"/>
          <table:named-range table:name="ImplementationDays" table:base-cell-address="$Sp1.$A$1" table:cell-range-address="$Sp1.$B$9"/>
          <table:named-expression table:name="RealValues" table:base-cell-address="$Sp1.$A$1" table:expression="NA()"/>
          <table:named-range table:name="SprintTasks" table:base-cell-address="$Sp1.$A$1" table:cell-range-address="$Sp1.$A$14:.$AD$63"/>
          <table:named-range table:name="TaskRows" table:base-cell-address="$Sp1.$A$1" table:cell-range-address="$Sp1.$B$11"/>
          <table:named-range table:name="TaskStatus" table:base-cell-address="$Sp1.$A$1" table:cell-range-address="$Sp1.$D$14:.$D$58"/>
          <table:named-range table:name="TaskStoryID" table:base-cell-address="$Sp1.$A$1" table:cell-range-address="$Sp1.$B$14:.$B$53"/>
          <table:named-range table:name="TotalEffort" table:base-cell-address="$Sp1.$A$1" table:cell-range-address="$Sp1.$E$10"/>
          <table:named-range table:name="TrendDays" table:base-cell-address="$Sp1.$A$1" table:cell-range-address="$Sp1.$D$13"/>
        </table:named-expressions>
        <calcext:conditional-formats>
          <calcext:conditional-format calcext:target-range-address="Sp1.A21:Sp1.A58 Sp1.B15:Sp1.AD58">
            <calcext:condition calcext:apply-style-name="Excel_CondFormat_1_1_1" calcext:value="formula-is([$Sp1.$D15]=&quot;Done&quot;)" calcext:base-cell-address="Sp1.A15"/>
            <calcext:condition calcext:apply-style-name="Excel_CondFormat_1_1_2" calcext:value="formula-is([$Sp1.$D15]=&quot;Ongoing&quot;)" calcext:base-cell-address="Sp1.A15"/>
          </calcext:conditional-format>
          <calcext:conditional-format calcext:target-range-address="Sp1.A16:Sp1.A20">
            <calcext:condition calcext:apply-style-name="Excel_CondFormat_1_2_1" calcext:value="formula-is([$Sp1.$C16]=&quot;Done&quot;)" calcext:base-cell-address="Sp1.A16"/>
            <calcext:condition calcext:apply-style-name="Excel_CondFormat_1_2_2" calcext:value="formula-is([$Sp1.$C16]=&quot;Ongoing&quot;)" calcext:base-cell-address="Sp1.A16"/>
            <calcext:condition calcext:apply-style-name="Excel_CondFormat_1_2_3" calcext:value="formula-is([$Sp1.$C16]=&quot;Removed&quot;)" calcext:base-cell-address="Sp1.A16"/>
          </calcext:conditional-format>
          <calcext:conditional-format calcext:target-range-address="Sp1.A15:Sp1.A15">
            <calcext:condition calcext:apply-style-name="Excel_CondFormat_1_3_1" calcext:value="formula-is($sp1.$#REF!$#REF!=&quot;Done&quot;)" calcext:base-cell-address="Sp1.A15"/>
            <calcext:condition calcext:apply-style-name="Excel_CondFormat_1_3_2" calcext:value="formula-is($sp1.$#REF!$#REF!=&quot;Ongoing&quot;)" calcext:base-cell-address="Sp1.A15"/>
            <calcext:condition calcext:apply-style-name="Excel_CondFormat_1_3_3" calcext:value="formula-is($sp1.$#REF!$#REF!=&quot;Removed&quot;)" calcext:base-cell-address="Sp1.A15"/>
          </calcext:conditional-format>
        </calcext:conditional-formats>
      </table:table>
      <table:table table:name="Product Backlog" table:style-name="ta2">
        <office:forms form:automatic-focus="false" form:apply-design-mode="false"/>
        <table:table-column table:style-name="co7" table:default-cell-style-name="ce28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ce53"/>
        <table:table-column table:style-name="co9" table:number-columns-repeated="1018" table:default-cell-style-name="Default"/>
        <table:table-row table:style-name="ro4">
          <table:table-cell table:style-name="ce25" office:value-type="string" calcext:value-type="string">
            <text:p>id</text:p>
          </table:table-cell>
          <table:table-cell table:style-name="ce29" office:value-type="string" calcext:value-type="string">
            <text:p>User Stories</text:p>
          </table:table-cell>
          <table:table-cell table:style-name="ce29" office:value-type="string" calcext:value-type="string">
            <text:p>Priority</text:p>
          </table:table-cell>
          <table:table-cell table:style-name="ce43" office:value-type="string" calcext:value-type="string">
            <text:p>Story points ( 1-5)</text:p>
          </table:table-cell>
          <table:table-cell table:style-name="ce29" office:value-type="string" calcext:value-type="string">
            <text:p>Unknown Issues</text:p>
          </table:table-cell>
          <table:table-cell table:style-name="ce29" table:number-columns-repeated="252"/>
          <table:table-cell table:style-name="ce55" table:number-columns-repeated="767"/>
        </table:table-row>
        <table:table-row table:style-name="ro5">
          <table:table-cell table:style-name="ce26" office:value-type="string" calcext:value-type="string">
            <text:p>1</text:p>
          </table:table-cell>
          <table:table-cell table:style-name="ce30" office:value-type="string" calcext:value-type="string">
            <text:p>Admin käyttäjä: Haluan lisätä ja poistaa käyttäjiä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6" office:value-type="string" calcext:value-type="string">
            <text:p>Valmiina Spring erimerkki projektiss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2</text:p>
          </table:table-cell>
          <table:table-cell table:style-name="ce30" office:value-type="string" calcext:value-type="string">
            <text:p>Admin käyttäjä: Haluan säätää käyttäjien oikeuksia 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6" office:value-type="string" calcext:value-type="string">
            <text:p>Valmiina Spring esimerkki projektiss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3</text:p>
          </table:table-cell>
          <table:table-cell table:style-name="ce31" office:value-type="string" calcext:value-type="string">
            <text:p>Myyjä:Haluan tallentaa uusia asiakkaita.</text:p>
          </table:table-cell>
          <table:table-cell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6"/>
          <table:table-cell table:number-columns-repeated="1019"/>
        </table:table-row>
        <table:table-row table:style-name="ro5">
          <table:table-cell table:style-name="ce26" office:value-type="string" calcext:value-type="string">
            <text:p>4</text:p>
          </table:table-cell>
          <table:table-cell table:style-name="ce31" office:value-type="string" calcext:value-type="string">
            <text:p>Myyjä:Haluan tallentaa uusia asiakasyrityksiä.</text:p>
          </table:table-cell>
          <table:table-cell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6"/>
          <table:table-cell table:number-columns-repeated="1019"/>
        </table:table-row>
        <table:table-row table:style-name="ro5">
          <table:table-cell table:style-name="ce26" office:value-type="string" calcext:value-type="string">
            <text:p>5</text:p>
          </table:table-cell>
          <table:table-cell table:style-name="ce32" office:value-type="string" calcext:value-type="string">
            <text:p>Myyjä:Haluan liittää asiakkaat yrityksiin</text:p>
          </table:table-cell>
          <table:table-cell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6"/>
          <table:table-cell table:number-columns-repeated="1019"/>
        </table:table-row>
        <table:table-row table:style-name="ro5">
          <table:table-cell table:style-name="ce26" office:value-type="string" calcext:value-type="string">
            <text:p>6</text:p>
          </table:table-cell>
          <table:table-cell table:style-name="ce33" office:value-type="string" calcext:value-type="string">
            <text:p>Myyjä: Haluan tallentaa tiedot uudesta kaupasta</text:p>
          </table:table-cell>
          <table:table-cell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6"/>
          <table:table-cell table:number-columns-repeated="1019"/>
        </table:table-row>
        <table:table-row table:style-name="ro5">
          <table:table-cell table:style-name="ce26" office:value-type="string" calcext:value-type="string">
            <text:p>7</text:p>
          </table:table-cell>
          <table:table-cell table:style-name="ce34" office:value-type="string" calcext:value-type="string">
            <text:p>Sihteeri:Haluan hakea asiakkaita eri hakukriteereillä</text:p>
          </table:table-cell>
          <table:table-cell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6"/>
          <table:table-cell table:style-name="ce33"/>
          <table:table-cell table:number-columns-repeated="1018"/>
        </table:table-row>
        <table:table-row table:style-name="ro5">
          <table:table-cell table:style-name="ce26" office:value-type="string" calcext:value-type="string">
            <text:p>8</text:p>
          </table:table-cell>
          <table:table-cell table:style-name="ce35" office:value-type="string" calcext:value-type="string">
            <text:p>Teknikko: Haluan luoda uuden toimituksen tiedoilla</text:p>
          </table:table-cell>
          <table:table-cell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6"/>
          <table:table-cell table:style-name="ce33"/>
          <table:table-cell table:number-columns-repeated="1018"/>
        </table:table-row>
        <table:table-row table:style-name="ro6">
          <table:table-cell table:style-name="ce26" office:value-type="string" calcext:value-type="string">
            <text:p>9</text:p>
          </table:table-cell>
          <table:table-cell table:style-name="ce35" office:value-type="string" calcext:value-type="string">
            <text:p>Teknikko:Haluan liittää toimitukseen teknisen määrittelyn, joka koostuu N:stä dokumentista.</text:p>
            <text:p/>
          </table:table-cell>
          <table:table-cell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6"/>
          <table:table-cell table:style-name="ce33"/>
          <table:table-cell table:number-columns-repeated="1018"/>
        </table:table-row>
        <table:table-row table:style-name="ro5">
          <table:table-cell table:style-name="ce26" office:value-type="string" calcext:value-type="string">
            <text:p>10</text:p>
          </table:table-cell>
          <table:table-cell table:style-name="ce33" office:value-type="string" calcext:value-type="string">
            <text:p>Laskuttaja: <text:s/>Haluan liittää toimitukseen laskun tiedoilla</text:p>
          </table:table-cell>
          <table:table-cell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6"/>
          <table:table-cell table:number-columns-repeated="1019"/>
        </table:table-row>
        <table:table-row table:style-name="ro5">
          <table:table-cell table:style-name="ce26"/>
          <table:table-cell table:style-name="ce36"/>
          <table:table-cell/>
          <table:table-cell table:style-name="ce45"/>
          <table:table-cell table:style-name="ce46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35"/>
          <table:table-cell/>
          <table:table-cell table:formula="of:=SUM([.D2:.D12])" office:value-type="float" office:value="14" calcext:value-type="float">
            <text:p>14</text:p>
          </table:table-cell>
          <table:table-cell/>
          <table:table-cell table:style-name="ce54"/>
          <table:table-cell table:number-columns-repeated="1018"/>
        </table:table-row>
        <table:table-row table:style-name="ro5">
          <table:table-cell table:style-name="ce26"/>
          <table:table-cell table:style-name="ce34"/>
          <table:table-cell table:number-columns-repeated="2"/>
          <table:table-cell table:style-name="ce46"/>
          <table:table-cell table:number-columns-repeated="1019"/>
        </table:table-row>
        <table:table-row table:style-name="ro5">
          <table:table-cell table:style-name="ce26"/>
          <table:table-cell table:style-name="ce35"/>
          <table:table-cell table:number-columns-repeated="2"/>
          <table:table-cell table:style-name="ce46"/>
          <table:table-cell table:style-name="ce33"/>
          <table:table-cell table:number-columns-repeated="1018"/>
        </table:table-row>
        <table:table-row table:style-name="ro5" table:number-rows-repeated="2">
          <table:table-cell table:style-name="ce26"/>
          <table:table-cell table:style-name="ce35"/>
          <table:table-cell table:number-columns-repeated="2"/>
          <table:table-cell table:style-name="ce47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35"/>
          <table:table-cell table:number-columns-repeated="2"/>
          <table:table-cell table:style-name="ce47"/>
          <table:table-cell table:number-columns-repeated="1019"/>
        </table:table-row>
        <table:table-row table:style-name="ro5">
          <table:table-cell table:style-name="ce26"/>
          <table:table-cell table:style-name="ce35"/>
          <table:table-cell table:number-columns-repeated="2"/>
          <table:table-cell table:style-name="ce46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35"/>
          <table:table-cell table:number-columns-repeated="2"/>
          <table:table-cell table:style-name="ce47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37"/>
          <table:table-cell table:number-columns-repeated="2"/>
          <table:table-cell table:style-name="ce47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38"/>
          <table:table-cell table:number-columns-repeated="3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39"/>
          <table:table-cell table:number-columns-repeated="2"/>
          <table:table-cell table:style-name="ce47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32"/>
          <table:table-cell table:number-columns-repeated="2"/>
          <table:table-cell table:style-name="ce48"/>
          <table:table-cell table:number-columns-repeated="1019"/>
        </table:table-row>
        <table:table-row table:style-name="ro5">
          <table:table-cell table:style-name="ce26"/>
          <table:table-cell table:style-name="ce33"/>
          <table:table-cell table:number-columns-repeated="2"/>
          <table:table-cell table:style-name="ce49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40"/>
          <table:table-cell table:number-columns-repeated="2"/>
          <table:table-cell table:style-name="ce50"/>
          <table:table-cell table:number-columns-repeated="1019"/>
        </table:table-row>
        <table:table-row table:style-name="ro5">
          <table:table-cell table:style-name="ce26"/>
          <table:table-cell table:style-name="ce33"/>
          <table:table-cell table:number-columns-repeated="2"/>
          <table:table-cell table:style-name="ce51"/>
          <table:table-cell table:number-columns-repeated="1019"/>
        </table:table-row>
        <table:table-row table:style-name="ro5">
          <table:table-cell table:style-name="ce26"/>
          <table:table-cell table:style-name="ce32"/>
          <table:table-cell table:number-columns-repeated="2"/>
          <table:table-cell table:style-name="ce52"/>
          <table:table-cell table:number-columns-repeated="1019"/>
        </table:table-row>
        <table:table-row table:style-name="ro5">
          <table:table-cell table:style-name="ce26"/>
          <table:table-cell table:number-columns-repeated="1023"/>
        </table:table-row>
        <table:table-row table:style-name="ro5" table:number-rows-repeated="3">
          <table:table-cell table:style-name="ce26"/>
          <table:table-cell table:number-columns-repeated="4"/>
          <table:table-cell table:style-name="ce33"/>
          <table:table-cell table:number-columns-repeated="1018"/>
        </table:table-row>
        <table:table-row table:style-name="ro5">
          <table:table-cell table:style-name="ce27"/>
          <table:table-cell table:style-name="ce41" table:number-columns-repeated="3"/>
          <table:table-cell table:style-name="ce41" office:value-type="string" calcext:value-type="string">
            <text:p>Other Comments:</text:p>
          </table:table-cell>
          <table:table-cell table:style-name="ce41" table:number-columns-repeated="252"/>
          <table:table-cell table:style-name="ce55" table:number-columns-repeated="767"/>
        </table:table-row>
        <table:table-row table:style-name="ro5" table:number-rows-repeated="1048542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Product Backlog'.B22:'Product Backlog'.B22">
            <calcext:condition calcext:apply-style-name="Excel_CondFormat_2_1_1" calcext:value="formula-is([$'Product Backlog'.$E25]=&quot;Done&quot;)" calcext:base-cell-address="'Product Backlog'.B22"/>
            <calcext:condition calcext:apply-style-name="Excel_CondFormat_2_1_2" calcext:value="formula-is([$'Product Backlog'.$E25]=&quot;Ongoing&quot;)" calcext:base-cell-address="'Product Backlog'.B22"/>
            <calcext:condition calcext:apply-style-name="Excel_CondFormat_2_1_3" calcext:value="formula-is([$'Product Backlog'.$E25]=&quot;Removed&quot;)" calcext:base-cell-address="'Product Backlog'.B22"/>
          </calcext:conditional-format>
          <calcext:conditional-format calcext:target-range-address="'Product Backlog'.B4:'Product Backlog'.B6 'Product Backlog'.B24:'Product Backlog'.B24 'Product Backlog'.B28:'Product Backlog'.B28 'Product Backlog'.E14:'Product Backlog'.E21 'Product Backlog'.E23:'Product Backlog'.E23 'Product Backlog'.E2:'Product Backlog'.E12">
            <calcext:condition calcext:apply-style-name="Excel_CondFormat_2_2_1" calcext:value="formula-is([$'Product Backlog'.$E2]=&quot;Done&quot;)" calcext:base-cell-address="'Product Backlog'.B2"/>
            <calcext:condition calcext:apply-style-name="Excel_CondFormat_2_2_2" calcext:value="formula-is([$'Product Backlog'.$E2]=&quot;Ongoing&quot;)" calcext:base-cell-address="'Product Backlog'.B2"/>
            <calcext:condition calcext:apply-style-name="Excel_CondFormat_2_2_3" calcext:value="formula-is([$'Product Backlog'.$E2]=&quot;Removed&quot;)" calcext:base-cell-address="'Product Backlog'.B2"/>
          </calcext:conditional-format>
          <calcext:conditional-format calcext:target-range-address="'Product Backlog'.B8:'Product Backlog'.B10 'Product Backlog'.B13:'Product Backlog'.B20">
            <calcext:condition calcext:apply-style-name="Excel_CondFormat_2_5_1" calcext:value="formula-is([$'Product Backlog'.$E9]=&quot;Done&quot;)" calcext:base-cell-address="'Product Backlog'.B8"/>
            <calcext:condition calcext:apply-style-name="Excel_CondFormat_2_5_2" calcext:value="formula-is([$'Product Backlog'.$E9]=&quot;Ongoing&quot;)" calcext:base-cell-address="'Product Backlog'.B8"/>
            <calcext:condition calcext:apply-style-name="Excel_CondFormat_2_5_3" calcext:value="formula-is([$'Product Backlog'.$E9]=&quot;Removed&quot;)" calcext:base-cell-address="'Product Backlog'.B8"/>
          </calcext:conditional-format>
          <calcext:conditional-format calcext:target-range-address="'Product Backlog'.B26:'Product Backlog'.B26">
            <calcext:condition calcext:apply-style-name="Excel_CondFormat_2_6_1" calcext:value="formula-is([$'Product Backlog'.$E26]=&quot;Done&quot;)" calcext:base-cell-address="'Product Backlog'.B26"/>
            <calcext:condition calcext:apply-style-name="Excel_CondFormat_2_6_2" calcext:value="formula-is([$'Product Backlog'.$E26]=&quot;Ongoing&quot;)" calcext:base-cell-address="'Product Backlog'.B26"/>
            <calcext:condition calcext:apply-style-name="Excel_CondFormat_2_6_3" calcext:value="formula-is([$'Product Backlog'.$E26]=&quot;Removed&quot;)" calcext:base-cell-address="'Product Backlog'.B26"/>
          </calcext:conditional-format>
          <calcext:conditional-format calcext:target-range-address="'Product Backlog'.E26:'Product Backlog'.E28">
            <calcext:condition calcext:apply-style-name="Excel_CondFormat_2_7_1" calcext:value="formula-is([$'Product Backlog'.$E26]=&quot;Done&quot;)" calcext:base-cell-address="'Product Backlog'.E26"/>
            <calcext:condition calcext:apply-style-name="Excel_CondFormat_2_7_2" calcext:value="formula-is([$'Product Backlog'.$E26]=&quot;Ongoing&quot;)" calcext:base-cell-address="'Product Backlog'.E26"/>
            <calcext:condition calcext:apply-style-name="Excel_CondFormat_2_7_3" calcext:value="formula-is([$'Product Backlog'.$E26]=&quot;Removed&quot;)" calcext:base-cell-address="'Product Backlog'.E26"/>
          </calcext:conditional-format>
          <calcext:conditional-format calcext:target-range-address="'Product Backlog'.E24:'Product Backlog'.E25">
            <calcext:condition calcext:apply-style-name="Excel_CondFormat_2_8_1" calcext:value="formula-is($'product backlog'.$#ref!$#REF!=&quot;Done&quot;)" calcext:base-cell-address="'Product Backlog'.E24"/>
            <calcext:condition calcext:apply-style-name="Excel_CondFormat_2_8_2" calcext:value="formula-is($'product backlog'.$#ref!$#REF!=&quot;Ongoing&quot;)" calcext:base-cell-address="'Product Backlog'.E24"/>
            <calcext:condition calcext:apply-style-name="Excel_CondFormat_2_8_3" calcext:value="formula-is($'product backlog'.$#ref!$#REF!=&quot;Removed&quot;)" calcext:base-cell-address="'Product Backlog'.E24"/>
          </calcext:conditional-format>
          <calcext:conditional-format calcext:target-range-address="'Product Backlog'.A1:'Product Backlog'.IW1">
            <calcext:condition calcext:apply-style-name="Excel_CondFormat_2_9_1" calcext:value="formula-is([$'Product Backlog'.$E1]=&quot;Done&quot;)" calcext:base-cell-address="'Product Backlog'.A1"/>
            <calcext:condition calcext:apply-style-name="Excel_CondFormat_2_9_2" calcext:value="formula-is([$'Product Backlog'.$E1]=&quot;Ongoing&quot;)" calcext:base-cell-address="'Product Backlog'.A1"/>
            <calcext:condition calcext:apply-style-name="Excel_CondFormat_2_9_3" calcext:value="formula-is([$'Product Backlog'.$E1]=&quot;Removed&quot;)" calcext:base-cell-address="'Product Backlog'.A1"/>
          </calcext:conditional-format>
          <calcext:conditional-format calcext:target-range-address="'Product Backlog'.B2:'Product Backlog'.B3">
            <calcext:condition calcext:apply-style-name="Excel_CondFormat_2_10_1" calcext:value="formula-is($'product backlog'.$#ref!$#REF!=&quot;Done&quot;)" calcext:base-cell-address="'Product Backlog'.B2"/>
            <calcext:condition calcext:apply-style-name="Excel_CondFormat_2_10_2" calcext:value="formula-is($'product backlog'.$#ref!$#REF!=&quot;Ongoing&quot;)" calcext:base-cell-address="'Product Backlog'.B2"/>
            <calcext:condition calcext:apply-style-name="Excel_CondFormat_2_10_3" calcext:value="formula-is($'product backlog'.$#ref!$#REF!=&quot;Removed&quot;)" calcext:base-cell-address="'Product Backlog'.B2"/>
          </calcext:conditional-format>
          <calcext:conditional-format calcext:target-range-address="'Product Backlog'.A33:'Product Backlog'.IW33">
            <calcext:condition calcext:apply-style-name="Excel_CondFormat_2_11_1" calcext:value="formula-is([$'Product Backlog'.$E33]=&quot;Done&quot;)" calcext:base-cell-address="'Product Backlog'.A33"/>
            <calcext:condition calcext:apply-style-name="Excel_CondFormat_2_11_2" calcext:value="formula-is([$'Product Backlog'.$E33]=&quot;Ongoing&quot;)" calcext:base-cell-address="'Product Backlog'.A33"/>
            <calcext:condition calcext:apply-style-name="Excel_CondFormat_2_11_3" calcext:value="formula-is([$'Product Backlog'.$E33]=&quot;Removed&quot;)" calcext:base-cell-address="'Product Backlog'.A33"/>
          </calcext:conditional-format>
          <calcext:conditional-format calcext:target-range-address="'Product Backlog'.F13:'Product Backlog'.F13">
            <calcext:condition calcext:apply-style-name="Excel_CondFormat_2_12_1" calcext:value="formula-is([$'Product Backlog'.$F13]=&quot;Done&quot;)" calcext:base-cell-address="'Product Backlog'.F13"/>
            <calcext:condition calcext:apply-style-name="Excel_CondFormat_2_12_2" calcext:value="formula-is([$'Product Backlog'.$F13]=&quot;Ongoing&quot;)" calcext:base-cell-address="'Product Backlog'.F13"/>
            <calcext:condition calcext:apply-style-name="Excel_CondFormat_2_12_3" calcext:value="formula-is([$'Product Backlog'.$F13]=&quot;Removed&quot;)" calcext:base-cell-address="'Product Backlog'.F13"/>
          </calcext:conditional-format>
          <calcext:conditional-format calcext:target-range-address="'Product Backlog'.B12:'Product Backlog'.B12">
            <calcext:condition calcext:apply-style-name="Excel_CondFormat_2_13_1" calcext:value="formula-is([$'Product Backlog'.$F13]=&quot;Done&quot;)" calcext:base-cell-address="'Product Backlog'.B12"/>
            <calcext:condition calcext:apply-style-name="Excel_CondFormat_2_13_2" calcext:value="formula-is([$'Product Backlog'.$F13]=&quot;Ongoing&quot;)" calcext:base-cell-address="'Product Backlog'.B12"/>
            <calcext:condition calcext:apply-style-name="Excel_CondFormat_2_13_3" calcext:value="formula-is([$'Product Backlog'.$F13]=&quot;Removed&quot;)" calcext:base-cell-address="'Product Backlog'.B12"/>
          </calcext:conditional-format>
          <calcext:conditional-format calcext:target-range-address="'Product Backlog'.B23:'Product Backlog'.B23">
            <calcext:condition calcext:apply-style-name="Excel_CondFormat_2_14_1" calcext:value="formula-is([$'Product Backlog'.$E25]=&quot;Done&quot;)" calcext:base-cell-address="'Product Backlog'.B23"/>
            <calcext:condition calcext:apply-style-name="Excel_CondFormat_2_14_2" calcext:value="formula-is([$'Product Backlog'.$E25]=&quot;Ongoing&quot;)" calcext:base-cell-address="'Product Backlog'.B23"/>
            <calcext:condition calcext:apply-style-name="Excel_CondFormat_2_14_3" calcext:value="formula-is([$'Product Backlog'.$E25]=&quot;Removed&quot;)" calcext:base-cell-address="'Product Backlog'.B23"/>
          </calcext:conditional-format>
          <calcext:conditional-format calcext:target-range-address="'Product Backlog'.B21:'Product Backlog'.B21">
            <calcext:condition calcext:apply-style-name="Excel_CondFormat_2_15_1" calcext:value="formula-is([$'Product Backlog'.$E24]=&quot;Done&quot;)" calcext:base-cell-address="'Product Backlog'.B21"/>
            <calcext:condition calcext:apply-style-name="Excel_CondFormat_2_15_2" calcext:value="formula-is([$'Product Backlog'.$E24]=&quot;Ongoing&quot;)" calcext:base-cell-address="'Product Backlog'.B21"/>
            <calcext:condition calcext:apply-style-name="Excel_CondFormat_2_15_3" calcext:value="formula-is([$'Product Backlog'.$E24]=&quot;Removed&quot;)" calcext:base-cell-address="'Product Backlog'.B21"/>
          </calcext:conditional-format>
        </calcext:conditional-formats>
      </table:table>
      <table:table table:name="Product Tasks" table:style-name="ta3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4" form:control-implementation="ooo:com.sun.star.form.component.CommandButton" xml:id="control3" form:id="control3" form:label="Sort Product Backlog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7" table:default-cell-style-name="ce57"/>
        <table:table-column table:style-name="co13" table:default-cell-style-name="ce60"/>
        <table:table-column table:style-name="co4" table:default-cell-style-name="ce13"/>
        <table:table-column table:style-name="co7" table:number-columns-repeated="2" table:default-cell-style-name="ce13"/>
        <table:table-column table:style-name="co14" table:default-cell-style-name="ce87"/>
        <table:table-column table:style-name="co15" table:default-cell-style-name="ce60"/>
        <table:table-column table:style-name="co7" table:number-columns-repeated="250" table:default-cell-style-name="ce2"/>
        <table:table-column table:style-name="co7" table:number-columns-repeated="767" table:default-cell-style-name="Default"/>
        <table:table-row table:style-name="ro1">
          <table:table-cell table:style-name="ce56" office:value-type="string" calcext:value-type="string">
            <text:p>Product Tasks</text:p>
          </table:table-cell>
          <table:table-cell/>
          <table:table-cell table:style-name="ce77" office:value-type="string" calcext:value-type="string">
            <text:p><text:s/></text:p>
            <draw:control table:end-cell-address="'Product Tasks'.F2" table:end-x="50.54pt" table:end-y="6.77pt" draw:z-index="0" draw:name="Button 4" draw:style-name="gr1" draw:text-style-name="P1" svg:width="172.49pt" svg:height="17.26pt" svg:x="39.86pt" svg:y="7.51pt" draw:control="control3">
              <svg:desc>Sort Product Backlog</svg:desc>
            </draw:control>
          </table:table-cell>
          <table:table-cell table:number-columns-repeated="1021"/>
        </table:table-row>
        <table:table-row table:style-name="ro2">
          <table:table-cell table:number-columns-repeated="3"/>
          <table:table-cell table:style-name="ce84"/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58" office:value-type="string" calcext:value-type="string">
            <office:annotation draw:style-name="gr2" draw:text-style-name="P3" svg:width="102.81pt" svg:height="74.66pt" svg:x="62.59pt" svg:y="37.84pt" draw:caption-point-x="-12.13pt" draw:caption-point-y="7.82pt">
              <dc:date>2015-10-05T00:00:00</dc:date>
              <text:p text:style-name="P2"><text:span text:style-name="T1">Once a Story ID is given to a story, do not change that number or reuse it even if you delete the story.</text:span></text:p>
            </office:annotation>
            <text:p>Item ID</text:p>
          </table:table-cell>
          <table:table-cell table:style-name="ce61" office:value-type="string" calcext:value-type="string">
            <text:p>Item Description</text:p>
          </table:table-cell>
          <table:table-cell table:style-name="ce78" table:content-validation-name="val2" office:value-type="string" calcext:value-type="string">
            <office:annotation draw:style-name="gr3" draw:text-style-name="P3" svg:width="131.81pt" svg:height="170.42pt" svg:x="305.21pt" svg:y="37.84pt" draw:caption-point-x="101.25pt" draw:caption-point-y="7.82pt">
              <dc:date>2015-10-05T00:00:00</dc:date>
              <text:p text:style-name="P2"><text:span text:style-name="T2">Use the following statuses:</text:span></text:p>
              <text:p text:style-name="P2"><text:span text:style-name="T1">Planned (or empty)</text:span></text:p>
              <text:p text:style-name="P2"><text:span text:style-name="T1">Ongoing</text:span></text:p>
              <text:p text:style-name="P2"><text:span text:style-name="T1">Done</text:span></text:p>
              <text:p text:style-name="P2"><text:span text:style-name="T1">Removed</text:span></text:p>
              <text:p text:style-name="P2"><text:span text:style-name="T1"/></text:p>
              <text:p text:style-name="P2"><text:span text:style-name="T1">The sheet uses the above statuses in the formatting and calculation formulas.</text:span></text:p>
            </office:annotation>
            <text:p>Status</text:p>
          </table:table-cell>
          <table:table-cell table:style-name="ce85" office:value-type="string" calcext:value-type="string">
            <office:annotation draw:style-name="gr4" draw:text-style-name="P3" svg:width="152.76pt" svg:height="125.49pt" svg:x="391.69pt" svg:y="37.84pt" draw:caption-point-x="65.51pt" draw:caption-point-y="7.82pt">
              <dc:date>2015-10-05T00:00:00</dc:date>
              <text:p text:style-name="P2"><text:span text:style-name="T1">Create a release plan by assigning stories to planned sprints. If there are more stories in the backlog than in the plan, leave the remaining stories unassigned to sprints.</text:span></text:p>
            </office:annotation>
            <text:p>Sprint</text:p>
          </table:table-cell>
          <table:table-cell table:style-name="ce85" office:value-type="string" calcext:value-type="string">
            <office:annotation draw:style-name="gr5" draw:text-style-name="P3" svg:width="101.74pt" svg:height="74.66pt" svg:x="394.87pt" svg:y="37.84pt" draw:caption-point-x="113.07pt" draw:caption-point-y="7.82pt">
              <dc:date>2015-10-05T00:00:00</dc:date>
              <text:p text:style-name="P2"><text:span text:style-name="T1">You may assign priorities to the stories, but keep in mind that priority does not always equal implementation order.</text:span></text:p>
            </office:annotation>
            <text:p>Priority</text:p>
          </table:table-cell>
          <table:table-cell table:style-name="ce88"/>
          <table:table-cell table:number-columns-repeated="1018"/>
        </table:table-row>
        <table:table-row table:style-name="ro5">
          <table:table-cell table:style-name="ce59" office:value-type="string" calcext:value-type="string">
            <text:p>1.1</text:p>
          </table:table-cell>
          <table:table-cell table:style-name="ce62" office:value-type="string" calcext:value-type="string">
            <text:p>User</text:p>
          </table:table-cell>
          <table:table-cell table:style-name="ce79" table:content-validation-name="val2" office:value-type="string" calcext:value-type="string">
            <text:p>Done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.</text:p>
          </table:table-cell>
          <table:table-cell table:style-name="ce71"/>
          <table:table-cell table:number-columns-repeated="1017"/>
        </table:table-row>
        <table:table-row table:style-name="ro5">
          <table:table-cell table:style-name="ce59" office:value-type="string" calcext:value-type="string">
            <text:p>1.2</text:p>
          </table:table-cell>
          <table:table-cell table:style-name="ce62" office:value-type="string" calcext:value-type="string">
            <text:p>UserController</text:p>
          </table:table-cell>
          <table:table-cell table:style-name="ce79" table:content-validation-name="val2" office:value-type="string" calcext:value-type="string">
            <text:p>Done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9"/>
          <table:table-cell table:style-name="ce71"/>
          <table:table-cell table:number-columns-repeated="1017"/>
        </table:table-row>
        <table:table-row table:style-name="ro5">
          <table:table-cell table:style-name="ce59" office:value-type="string" calcext:value-type="string">
            <text:p>1.3</text:p>
          </table:table-cell>
          <table:table-cell table:style-name="ce62" office:value-type="string" calcext:value-type="string">
            <text:p>UserDAO</text:p>
          </table:table-cell>
          <table:table-cell table:style-name="ce79" table:content-validation-name="val2" office:value-type="string" calcext:value-type="string">
            <text:p>Done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9"/>
          <table:table-cell table:style-name="ce71"/>
          <table:table-cell table:number-columns-repeated="1017"/>
        </table:table-row>
        <table:table-row table:style-name="ro5">
          <table:table-cell table:style-name="ce59" office:value-type="string" calcext:value-type="string">
            <text:p>1.4</text:p>
          </table:table-cell>
          <table:table-cell table:style-name="ce63" office:value-type="string" calcext:value-type="string">
            <text:p>JSP sivut</text:p>
          </table:table-cell>
          <table:table-cell table:style-name="ce80" table:content-validation-name="val2" office:value-type="string" calcext:value-type="string">
            <text:p>Done</text:p>
          </table:table-cell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89"/>
          <table:table-cell table:style-name="ce71"/>
          <table:table-cell table:number-columns-repeated="1017"/>
        </table:table-row>
        <table:table-row table:style-name="ro5">
          <table:table-cell table:style-name="ce59" office:value-type="string" calcext:value-type="string">
            <text:p>1.5</text:p>
          </table:table-cell>
          <table:table-cell table:style-name="ce63" office:value-type="string" calcext:value-type="string">
            <text:p>Testaus</text:p>
          </table:table-cell>
          <table:table-cell table:style-name="ce80" table:content-validation-name="val2" office:value-type="string" calcext:value-type="string">
            <text:p>Done</text:p>
          </table:table-cell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89"/>
          <table:table-cell table:style-name="ce71"/>
          <table:table-cell table:number-columns-repeated="1017"/>
        </table:table-row>
        <table:table-row table:style-name="ro5">
          <table:table-cell table:style-name="ce59" office:value-type="string" calcext:value-type="string">
            <text:p>1.6</text:p>
          </table:table-cell>
          <table:table-cell table:style-name="ce63" office:value-type="string" calcext:value-type="string">
            <text:p>Siri logo</text:p>
          </table:table-cell>
          <table:table-cell table:style-name="ce80" table:content-validation-name="val2" office:value-type="string" calcext:value-type="string">
            <text:p>Done</text:p>
          </table:table-cell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89"/>
          <table:table-cell table:style-name="ce71"/>
          <table:table-cell table:number-columns-repeated="1017"/>
        </table:table-row>
        <table:table-row table:style-name="ro5">
          <table:table-cell table:style-name="ce59" office:value-type="string" calcext:value-type="string">
            <text:p>1.7</text:p>
          </table:table-cell>
          <table:table-cell table:style-name="ce63" office:value-type="string" calcext:value-type="string">
            <text:p>Projektin pääsivu</text:p>
          </table:table-cell>
          <table:table-cell table:style-name="ce80" table:content-validation-name="val2" office:value-type="string" calcext:value-type="string">
            <text:p>Done</text:p>
          </table:table-cell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89"/>
          <table:table-cell table:style-name="ce71"/>
          <table:table-cell table:number-columns-repeated="1017"/>
        </table:table-row>
        <table:table-row table:style-name="ro5">
          <table:table-cell table:style-name="ce59" office:value-type="string" calcext:value-type="string">
            <text:p>1.8</text:p>
          </table:table-cell>
          <table:table-cell table:style-name="ce63" office:value-type="string" calcext:value-type="string">
            <text:p>Login</text:p>
          </table:table-cell>
          <table:table-cell table:style-name="ce80" table:content-validation-name="val2" office:value-type="string" calcext:value-type="string">
            <text:p>Done</text:p>
          </table:table-cell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89"/>
          <table:table-cell table:style-name="ce71"/>
          <table:table-cell table:number-columns-repeated="1017"/>
        </table:table-row>
        <table:table-row table:style-name="ro7">
          <table:table-cell table:style-name="ce59" office:value-type="string" calcext:value-type="string">
            <text:p>2.1</text:p>
          </table:table-cell>
          <table:table-cell table:style-name="ce64" office:value-type="string" calcext:value-type="string">
            <text:p>UserRole</text:p>
          </table:table-cell>
          <table:table-cell table:style-name="ce80" table:content-validation-name="val2"/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89"/>
          <table:table-cell table:style-name="ce71"/>
          <table:table-cell table:number-columns-repeated="1017"/>
        </table:table-row>
        <table:table-row table:style-name="ro7">
          <table:table-cell table:style-name="ce59" office:value-type="string" calcext:value-type="string">
            <text:p>2.2</text:p>
          </table:table-cell>
          <table:table-cell table:style-name="ce65" office:value-type="string" calcext:value-type="string">
            <text:p>UserRoleDAO</text:p>
          </table:table-cell>
          <table:table-cell table:style-name="ce80" table:content-validation-name="val2"/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90"/>
          <table:table-cell table:style-name="ce97"/>
          <table:table-cell table:number-columns-repeated="1017"/>
        </table:table-row>
        <table:table-row table:style-name="ro7">
          <table:table-cell table:style-name="ce59" office:value-type="string" calcext:value-type="string">
            <text:p>2.3</text:p>
          </table:table-cell>
          <table:table-cell table:style-name="ce65" office:value-type="string" calcext:value-type="string">
            <text:p>Muutokset UserControlleriin</text:p>
          </table:table-cell>
          <table:table-cell table:style-name="ce80" table:content-validation-name="val2"/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89"/>
          <table:table-cell table:style-name="ce71"/>
          <table:table-cell table:number-columns-repeated="1017"/>
        </table:table-row>
        <table:table-row table:style-name="ro5">
          <table:table-cell table:style-name="ce59" office:value-type="string" calcext:value-type="string">
            <text:p>2.4</text:p>
          </table:table-cell>
          <table:table-cell table:style-name="ce66" office:value-type="string" calcext:value-type="string">
            <text:p>JPA:n lisäys erimerkkiluokkiin</text:p>
          </table:table-cell>
          <table:table-cell table:style-name="ce80" table:content-validation-name="val2"/>
          <table:table-cell table:style-name="ce86" table:number-columns-repeated="2"/>
          <table:table-cell table:style-name="ce89"/>
          <table:table-cell table:style-name="ce71"/>
          <table:table-cell table:number-columns-repeated="1017"/>
        </table:table-row>
        <table:table-row table:style-name="ro5">
          <table:table-cell table:style-name="ce59" office:value-type="string" calcext:value-type="string">
            <text:p>2.5</text:p>
          </table:table-cell>
          <table:table-cell table:style-name="ce67" office:value-type="string" calcext:value-type="string">
            <text:p>Testaus</text:p>
          </table:table-cell>
          <table:table-cell table:style-name="ce80" table:content-validation-name="val2"/>
          <table:table-cell table:style-name="ce86" table:number-columns-repeated="2"/>
          <table:table-cell table:style-name="ce89"/>
          <table:table-cell table:style-name="ce71"/>
          <table:table-cell table:number-columns-repeated="1017"/>
        </table:table-row>
        <table:table-row table:style-name="ro5">
          <table:table-cell table:style-name="ce59"/>
          <table:table-cell table:style-name="ce67"/>
          <table:table-cell table:style-name="ce80" table:content-validation-name="val2"/>
          <table:table-cell table:style-name="ce86" table:number-columns-repeated="2"/>
          <table:table-cell table:style-name="ce89"/>
          <table:table-cell table:style-name="ce71"/>
          <table:table-cell table:number-columns-repeated="1017"/>
        </table:table-row>
        <table:table-row table:style-name="ro5">
          <table:table-cell table:style-name="ce59" office:value-type="string" calcext:value-type="string">
            <text:p>3.1</text:p>
          </table:table-cell>
          <table:table-cell table:style-name="ce63" office:value-type="string" calcext:value-type="string">
            <text:p>Asiakastaulu suunnittelu – fi.siri.asiakas</text:p>
          </table:table-cell>
          <table:table-cell table:style-name="ce80" table:content-validation-name="val2" office:value-type="string" calcext:value-type="string">
            <text:p>Done</text:p>
          </table:table-cell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89"/>
          <table:table-cell table:style-name="ce71"/>
          <table:table-cell table:number-columns-repeated="1017"/>
        </table:table-row>
        <table:table-row table:style-name="ro5">
          <table:table-cell table:style-name="ce59" office:value-type="string" calcext:value-type="string">
            <text:p>3.2</text:p>
          </table:table-cell>
          <table:table-cell table:style-name="ce63" office:value-type="string" calcext:value-type="string">
            <text:p>Asiakas Entity</text:p>
          </table:table-cell>
          <table:table-cell table:style-name="ce80" table:content-validation-name="val2"/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89"/>
          <table:table-cell table:style-name="ce71"/>
          <table:table-cell table:number-columns-repeated="1017"/>
        </table:table-row>
        <table:table-row table:style-name="ro5">
          <table:table-cell table:style-name="ce59" office:value-type="string" calcext:value-type="string">
            <text:p>3.3</text:p>
          </table:table-cell>
          <table:table-cell table:style-name="ce63" office:value-type="string" calcext:value-type="string">
            <text:p>Asiakas DAO</text:p>
          </table:table-cell>
          <table:table-cell table:style-name="ce80" table:content-validation-name="val2"/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89"/>
          <table:table-cell table:style-name="ce98"/>
          <table:table-cell table:number-columns-repeated="1017"/>
        </table:table-row>
        <table:table-row table:style-name="ro5">
          <table:table-cell table:style-name="ce59" office:value-type="string" calcext:value-type="string">
            <text:p>3.4</text:p>
          </table:table-cell>
          <table:table-cell table:style-name="ce62" office:value-type="string" calcext:value-type="string">
            <text:p>Asiakas Kontolleri</text:p>
          </table:table-cell>
          <table:table-cell table:style-name="ce80" table:content-validation-name="val2"/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89"/>
          <table:table-cell table:style-name="ce98"/>
          <table:table-cell table:number-columns-repeated="1017"/>
        </table:table-row>
        <table:table-row table:style-name="ro5">
          <table:table-cell table:style-name="ce59" office:value-type="string" calcext:value-type="string">
            <text:p>3.5</text:p>
          </table:table-cell>
          <table:table-cell table:style-name="ce62" office:value-type="string" calcext:value-type="string">
            <text:p>JSP sivut</text:p>
          </table:table-cell>
          <table:table-cell table:style-name="ce80" table:content-validation-name="val2"/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89"/>
          <table:table-cell table:style-name="ce98"/>
          <table:table-cell table:number-columns-repeated="1017"/>
        </table:table-row>
        <table:table-row table:style-name="ro5">
          <table:table-cell table:style-name="ce59" office:value-type="string" calcext:value-type="string">
            <text:p>3.6</text:p>
          </table:table-cell>
          <table:table-cell table:style-name="ce62" office:value-type="string" calcext:value-type="string">
            <text:p>testaus</text:p>
          </table:table-cell>
          <table:table-cell table:style-name="ce80" table:content-validation-name="val2"/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89"/>
          <table:table-cell table:style-name="ce98"/>
          <table:table-cell table:number-columns-repeated="1017"/>
        </table:table-row>
        <table:table-row table:style-name="ro5">
          <table:table-cell table:style-name="ce59"/>
          <table:table-cell table:style-name="ce62"/>
          <table:table-cell table:style-name="ce80" table:content-validation-name="val2"/>
          <table:table-cell table:style-name="ce86" table:number-columns-repeated="2"/>
          <table:table-cell table:style-name="ce89"/>
          <table:table-cell table:style-name="ce98"/>
          <table:table-cell table:number-columns-repeated="1017"/>
        </table:table-row>
        <table:table-row table:style-name="ro5">
          <table:table-cell table:style-name="ce59" office:value-type="string" calcext:value-type="string">
            <text:p>4.1</text:p>
          </table:table-cell>
          <table:table-cell table:style-name="ce68" office:value-type="string" calcext:value-type="string">
            <text:p>Yritystaulun suunnittelu – fi.siri.yritys</text:p>
          </table:table-cell>
          <table:table-cell table:style-name="ce80" table:content-validation-name="val2"/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89"/>
          <table:table-cell table:style-name="ce98"/>
          <table:table-cell table:number-columns-repeated="1017"/>
        </table:table-row>
        <table:table-row table:style-name="ro5">
          <table:table-cell table:style-name="ce59" office:value-type="string" calcext:value-type="string">
            <text:p>4.2</text:p>
          </table:table-cell>
          <table:table-cell table:style-name="ce68" office:value-type="string" calcext:value-type="string">
            <text:p>Yritys Entity</text:p>
          </table:table-cell>
          <table:table-cell table:style-name="ce80" table:content-validation-name="val2"/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9"/>
          <table:table-cell table:style-name="ce98"/>
          <table:table-cell table:number-columns-repeated="1017"/>
        </table:table-row>
        <table:table-row table:style-name="ro5">
          <table:table-cell table:style-name="ce59" office:value-type="string" calcext:value-type="string">
            <text:p>4.3</text:p>
          </table:table-cell>
          <table:table-cell table:style-name="ce68" office:value-type="string" calcext:value-type="string">
            <text:p>Yritys DAO</text:p>
          </table:table-cell>
          <table:table-cell table:style-name="ce79" table:content-validation-name="val2"/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9"/>
          <table:table-cell table:style-name="ce98"/>
          <table:table-cell table:number-columns-repeated="1017"/>
        </table:table-row>
        <table:table-row table:style-name="ro5">
          <table:table-cell table:style-name="ce59" office:value-type="string" calcext:value-type="string">
            <text:p>4.4</text:p>
          </table:table-cell>
          <table:table-cell table:style-name="ce68" office:value-type="string" calcext:value-type="string">
            <text:p>Yritys Kontrolleri</text:p>
          </table:table-cell>
          <table:table-cell table:style-name="ce81" table:content-validation-name="val2"/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9"/>
          <table:table-cell table:style-name="ce98"/>
          <table:table-cell table:number-columns-repeated="1017"/>
        </table:table-row>
        <table:table-row table:style-name="ro5">
          <table:table-cell table:style-name="ce59" office:value-type="string" calcext:value-type="string">
            <text:p>4.5</text:p>
          </table:table-cell>
          <table:table-cell table:style-name="ce68" office:value-type="string" calcext:value-type="string">
            <text:p>JSP sivut</text:p>
          </table:table-cell>
          <table:table-cell table:style-name="ce81" table:content-validation-name="val2"/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91"/>
          <table:table-cell table:style-name="ce99"/>
          <table:table-cell table:number-columns-repeated="1017"/>
        </table:table-row>
        <table:table-row table:style-name="ro5">
          <table:table-cell table:style-name="ce59" office:value-type="string" calcext:value-type="string">
            <text:p>4.6</text:p>
          </table:table-cell>
          <table:table-cell table:style-name="ce68" office:value-type="string" calcext:value-type="string">
            <text:p>testaus</text:p>
          </table:table-cell>
          <table:table-cell table:style-name="ce81" table:content-validation-name="val2"/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92"/>
          <table:table-cell table:style-name="ce99"/>
          <table:table-cell table:number-columns-repeated="1017"/>
        </table:table-row>
        <table:table-row table:style-name="ro5">
          <table:table-cell table:style-name="ce59"/>
          <table:table-cell table:style-name="ce68"/>
          <table:table-cell table:style-name="ce81" table:content-validation-name="val2"/>
          <table:table-cell table:style-name="ce83" table:number-columns-repeated="2"/>
          <table:table-cell table:style-name="ce92"/>
          <table:table-cell table:style-name="ce99"/>
          <table:table-cell table:number-columns-repeated="1017"/>
        </table:table-row>
        <table:table-row table:style-name="ro5">
          <table:table-cell table:style-name="ce59" office:value-type="string" calcext:value-type="string">
            <text:p>5.1</text:p>
          </table:table-cell>
          <table:table-cell table:style-name="ce68" office:value-type="string" calcext:value-type="string">
            <text:p>Asiakas-taulu</text:p>
          </table:table-cell>
          <table:table-cell table:style-name="ce81" table:content-validation-name="val2"/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92"/>
          <table:table-cell table:style-name="ce99"/>
          <table:table-cell table:number-columns-repeated="1017"/>
        </table:table-row>
        <table:table-row table:style-name="ro5">
          <table:table-cell table:style-name="ce59" office:value-type="string" calcext:value-type="string">
            <text:p>5.2</text:p>
          </table:table-cell>
          <table:table-cell table:style-name="ce68" office:value-type="string" calcext:value-type="string">
            <text:p>Yritys-taulu</text:p>
          </table:table-cell>
          <table:table-cell table:style-name="ce81" table:content-validation-name="val2"/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92"/>
          <table:table-cell table:style-name="ce99"/>
          <table:table-cell table:number-columns-repeated="1017"/>
        </table:table-row>
        <table:table-row table:style-name="ro5">
          <table:table-cell table:style-name="ce59" office:value-type="string" calcext:value-type="string">
            <text:p>5.3</text:p>
          </table:table-cell>
          <table:table-cell table:style-name="ce68" office:value-type="string" calcext:value-type="string">
            <text:p>Asiakas DAO</text:p>
          </table:table-cell>
          <table:table-cell table:style-name="ce81" table:content-validation-name="val2"/>
          <table:table-cell table:style-name="ce83" table:number-columns-repeated="2"/>
          <table:table-cell table:style-name="ce92"/>
          <table:table-cell table:style-name="ce99"/>
          <table:table-cell table:number-columns-repeated="1017"/>
        </table:table-row>
        <table:table-row table:style-name="ro5">
          <table:table-cell table:style-name="ce59" office:value-type="string" calcext:value-type="string">
            <text:p>5.4</text:p>
          </table:table-cell>
          <table:table-cell table:style-name="ce68" office:value-type="string" calcext:value-type="string">
            <text:p>Yritys DAO</text:p>
          </table:table-cell>
          <table:table-cell table:style-name="ce81" table:content-validation-name="val2"/>
          <table:table-cell table:style-name="ce83" table:number-columns-repeated="2"/>
          <table:table-cell table:style-name="ce92"/>
          <table:table-cell table:style-name="ce99"/>
          <table:table-cell table:number-columns-repeated="1017"/>
        </table:table-row>
        <table:table-row table:style-name="ro5">
          <table:table-cell table:style-name="ce59" office:value-type="string" calcext:value-type="string">
            <text:p>5.5</text:p>
          </table:table-cell>
          <table:table-cell table:style-name="ce68" office:value-type="string" calcext:value-type="string">
            <text:p>AsiakasController</text:p>
          </table:table-cell>
          <table:table-cell table:style-name="ce81" table:content-validation-name="val2"/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92"/>
          <table:table-cell table:style-name="ce99"/>
          <table:table-cell table:number-columns-repeated="1017"/>
        </table:table-row>
        <table:table-row table:style-name="ro5">
          <table:table-cell table:style-name="ce59" office:value-type="string" calcext:value-type="string">
            <text:p>5.6</text:p>
          </table:table-cell>
          <table:table-cell table:style-name="ce68" office:value-type="string" calcext:value-type="string">
            <text:p>YritysController</text:p>
          </table:table-cell>
          <table:table-cell table:style-name="ce81" table:content-validation-name="val2"/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92"/>
          <table:table-cell table:style-name="ce99"/>
          <table:table-cell table:number-columns-repeated="1017"/>
        </table:table-row>
        <table:table-row table:style-name="ro5">
          <table:table-cell table:style-name="ce59" office:value-type="string" calcext:value-type="string">
            <text:p>5.7</text:p>
          </table:table-cell>
          <table:table-cell table:style-name="ce68" office:value-type="string" calcext:value-type="string">
            <text:p>JSP sivut</text:p>
          </table:table-cell>
          <table:table-cell table:style-name="ce81" table:content-validation-name="val2"/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92"/>
          <table:table-cell table:style-name="ce99"/>
          <table:table-cell table:number-columns-repeated="1017"/>
        </table:table-row>
        <table:table-row table:style-name="ro5">
          <table:table-cell table:style-name="ce59" office:value-type="string" calcext:value-type="string">
            <text:p>5.8</text:p>
          </table:table-cell>
          <table:table-cell table:style-name="ce68" office:value-type="string" calcext:value-type="string">
            <text:p>DAO luokkien Junit testit</text:p>
          </table:table-cell>
          <table:table-cell table:style-name="ce81" table:content-validation-name="val2"/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92"/>
          <table:table-cell table:style-name="ce99"/>
          <table:table-cell table:number-columns-repeated="1017"/>
        </table:table-row>
        <table:table-row table:style-name="ro5">
          <table:table-cell table:style-name="ce59" office:value-type="string" calcext:value-type="string">
            <text:p>5.9</text:p>
          </table:table-cell>
          <table:table-cell table:style-name="ce68" office:value-type="string" calcext:value-type="string">
            <text:p>Kontrollerien testit</text:p>
          </table:table-cell>
          <table:table-cell table:style-name="ce81" table:content-validation-name="val2"/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92"/>
          <table:table-cell table:style-name="ce99"/>
          <table:table-cell table:number-columns-repeated="1017"/>
        </table:table-row>
        <table:table-row table:style-name="ro5">
          <table:table-cell table:style-name="ce59"/>
          <table:table-cell table:style-name="ce62"/>
          <table:table-cell table:style-name="ce81" table:content-validation-name="val2"/>
          <table:table-cell table:style-name="ce83" table:number-columns-repeated="2"/>
          <table:table-cell table:style-name="ce89"/>
          <table:table-cell table:style-name="ce71"/>
          <table:table-cell table:number-columns-repeated="1017"/>
        </table:table-row>
        <table:table-row table:style-name="ro5" table:number-rows-repeated="5">
          <table:table-cell table:style-name="ce59"/>
          <table:table-cell table:style-name="ce69"/>
          <table:table-cell table:style-name="ce81" table:content-validation-name="val2"/>
          <table:table-cell table:style-name="ce83" table:number-columns-repeated="2"/>
          <table:table-cell table:style-name="ce89"/>
          <table:table-cell table:style-name="ce71"/>
          <table:table-cell table:number-columns-repeated="1017"/>
        </table:table-row>
        <table:table-row table:style-name="ro5" table:number-rows-repeated="6">
          <table:table-cell table:style-name="ce59"/>
          <table:table-cell table:style-name="ce69"/>
          <table:table-cell table:style-name="ce82" table:content-validation-name="val2"/>
          <table:table-cell table:style-name="ce83" table:number-columns-repeated="2"/>
          <table:table-cell table:style-name="ce89"/>
          <table:table-cell table:style-name="ce71"/>
          <table:table-cell table:number-columns-repeated="1017"/>
        </table:table-row>
        <table:table-row table:style-name="ro5">
          <table:table-cell table:style-name="ce59"/>
          <table:table-cell table:style-name="ce62"/>
          <table:table-cell table:style-name="ce82" table:content-validation-name="val2"/>
          <table:table-cell table:style-name="ce83" table:number-columns-repeated="2"/>
          <table:table-cell table:style-name="ce89"/>
          <table:table-cell table:style-name="ce71"/>
          <table:table-cell table:number-columns-repeated="1017"/>
        </table:table-row>
        <table:table-row table:style-name="ro5" table:number-rows-repeated="15">
          <table:table-cell table:style-name="ce59"/>
          <table:table-cell table:style-name="ce70"/>
          <table:table-cell table:style-name="ce82" table:content-validation-name="val2"/>
          <table:table-cell table:style-name="ce83" table:number-columns-repeated="2"/>
          <table:table-cell table:style-name="ce89"/>
          <table:table-cell table:style-name="ce71"/>
          <table:table-cell table:number-columns-repeated="1017"/>
        </table:table-row>
        <table:table-row table:style-name="ro5" table:number-rows-repeated="5">
          <table:table-cell table:style-name="ce59"/>
          <table:table-cell table:style-name="ce62"/>
          <table:table-cell table:style-name="ce82" table:content-validation-name="val2"/>
          <table:table-cell table:style-name="ce83" table:number-columns-repeated="2"/>
          <table:table-cell table:style-name="ce89"/>
          <table:table-cell table:style-name="ce71"/>
          <table:table-cell table:number-columns-repeated="1017"/>
        </table:table-row>
        <table:table-row table:style-name="ro5" table:number-rows-repeated="4">
          <table:table-cell table:style-name="ce59"/>
          <table:table-cell table:style-name="ce62"/>
          <table:table-cell table:style-name="ce82" table:content-validation-name="val2"/>
          <table:table-cell table:style-name="ce83" table:number-columns-repeated="2"/>
          <table:table-cell table:style-name="ce89"/>
          <table:table-cell table:style-name="ce100"/>
          <table:table-cell table:number-columns-repeated="1017"/>
        </table:table-row>
        <table:table-row table:style-name="ro5" table:number-rows-repeated="3">
          <table:table-cell table:style-name="ce59"/>
          <table:table-cell table:style-name="ce62"/>
          <table:table-cell table:style-name="ce82" table:content-validation-name="val2"/>
          <table:table-cell table:style-name="ce83" table:number-columns-repeated="2"/>
          <table:table-cell table:style-name="ce89"/>
          <table:table-cell table:style-name="ce71"/>
          <table:table-cell table:number-columns-repeated="1017"/>
        </table:table-row>
        <table:table-row table:style-name="ro5" table:number-rows-repeated="6">
          <table:table-cell table:style-name="ce59"/>
          <table:table-cell table:style-name="ce62"/>
          <table:table-cell table:style-name="ce79" table:content-validation-name="val2"/>
          <table:table-cell table:style-name="ce83" table:number-columns-repeated="2"/>
          <table:table-cell table:style-name="ce89"/>
          <table:table-cell table:style-name="ce71"/>
          <table:table-cell table:number-columns-repeated="1017"/>
        </table:table-row>
        <table:table-row table:style-name="ro5" table:number-rows-repeated="9">
          <table:table-cell table:style-name="ce59"/>
          <table:table-cell table:style-name="ce70"/>
          <table:table-cell table:style-name="ce79" table:content-validation-name="val2"/>
          <table:table-cell table:style-name="ce83" table:number-columns-repeated="2"/>
          <table:table-cell table:style-name="ce89"/>
          <table:table-cell table:style-name="ce71"/>
          <table:table-cell table:number-columns-repeated="1017"/>
        </table:table-row>
        <table:table-row table:style-name="ro5" table:number-rows-repeated="12">
          <table:table-cell table:style-name="ce59"/>
          <table:table-cell table:style-name="ce70"/>
          <table:table-cell table:style-name="ce83" table:number-columns-repeated="3"/>
          <table:table-cell table:style-name="ce89"/>
          <table:table-cell table:style-name="ce71"/>
          <table:table-cell table:number-columns-repeated="1017"/>
        </table:table-row>
        <table:table-row table:style-name="ro5">
          <table:table-cell table:style-name="ce59"/>
          <table:table-cell table:style-name="ce70"/>
          <table:table-cell table:style-name="ce83" table:number-columns-repeated="3"/>
          <table:table-cell table:style-name="ce89"/>
          <table:table-cell table:style-name="ce100"/>
          <table:table-cell table:number-columns-repeated="1017"/>
        </table:table-row>
        <table:table-row table:style-name="ro5" table:number-rows-repeated="5">
          <table:table-cell table:style-name="ce59"/>
          <table:table-cell table:style-name="ce70"/>
          <table:table-cell table:style-name="ce83" table:number-columns-repeated="3"/>
          <table:table-cell table:style-name="ce89"/>
          <table:table-cell table:style-name="ce71"/>
          <table:table-cell table:number-columns-repeated="1017"/>
        </table:table-row>
        <table:table-row table:style-name="ro2" table:number-rows-repeated="7">
          <table:table-cell table:style-name="ce59"/>
          <table:table-cell table:style-name="ce71"/>
          <table:table-cell table:style-name="ce83" table:number-columns-repeated="3"/>
          <table:table-cell table:style-name="ce89"/>
          <table:table-cell table:style-name="ce71"/>
          <table:table-cell table:number-columns-repeated="1017"/>
        </table:table-row>
        <table:table-row table:style-name="ro2" table:number-rows-repeated="2">
          <table:table-cell table:style-name="ce59"/>
          <table:table-cell table:style-name="ce72"/>
          <table:table-cell table:style-name="ce83" table:number-columns-repeated="3"/>
          <table:table-cell table:style-name="ce89"/>
          <table:table-cell table:style-name="ce71"/>
          <table:table-cell table:number-columns-repeated="1017"/>
        </table:table-row>
        <table:table-row table:style-name="ro2" table:number-rows-repeated="5">
          <table:table-cell table:style-name="ce59"/>
          <table:table-cell table:style-name="ce71"/>
          <table:table-cell table:style-name="ce83" table:number-columns-repeated="3"/>
          <table:table-cell table:style-name="ce89"/>
          <table:table-cell table:style-name="ce71"/>
          <table:table-cell table:number-columns-repeated="1017"/>
        </table:table-row>
        <table:table-row table:style-name="ro2">
          <table:table-cell table:style-name="ce59"/>
          <table:table-cell table:style-name="ce71"/>
          <table:table-cell table:number-columns-repeated="2"/>
          <table:table-cell table:style-name="ce83"/>
          <table:table-cell table:style-name="ce89"/>
          <table:table-cell table:number-columns-repeated="1018"/>
        </table:table-row>
        <table:table-row table:style-name="ro2" table:number-rows-repeated="3">
          <table:table-cell table:style-name="ce59"/>
          <table:table-cell table:style-name="ce71"/>
          <table:table-cell table:style-name="ce83" table:number-columns-repeated="3"/>
          <table:table-cell table:style-name="ce89"/>
          <table:table-cell table:style-name="ce71"/>
          <table:table-cell table:number-columns-repeated="1017"/>
        </table:table-row>
        <table:table-row table:style-name="ro2">
          <table:table-cell table:style-name="ce59"/>
          <table:table-cell table:style-name="ce73"/>
          <table:table-cell table:style-name="ce83" table:number-columns-repeated="3"/>
          <table:table-cell table:style-name="ce89"/>
          <table:table-cell table:style-name="ce71"/>
          <table:table-cell table:number-columns-repeated="1017"/>
        </table:table-row>
        <table:table-row table:style-name="ro2" table:number-rows-repeated="5">
          <table:table-cell table:style-name="ce59"/>
          <table:table-cell table:style-name="ce71"/>
          <table:table-cell table:style-name="ce83" table:number-columns-repeated="3"/>
          <table:table-cell table:style-name="ce89"/>
          <table:table-cell table:style-name="ce71"/>
          <table:table-cell table:number-columns-repeated="1017"/>
        </table:table-row>
        <table:table-row table:style-name="ro2">
          <table:table-cell table:style-name="ce59"/>
          <table:table-cell/>
          <table:table-cell table:style-name="ce83" table:number-columns-repeated="3"/>
          <table:table-cell table:style-name="ce93"/>
          <table:table-cell table:number-columns-repeated="1018"/>
        </table:table-row>
        <table:table-row table:style-name="ro2">
          <table:table-cell table:style-name="ce59"/>
          <table:table-cell table:style-name="ce74"/>
          <table:table-cell table:style-name="ce83" table:number-columns-repeated="3"/>
          <table:table-cell table:style-name="ce94"/>
          <table:table-cell table:number-columns-repeated="1018"/>
        </table:table-row>
        <table:table-row table:style-name="ro8">
          <table:table-cell table:style-name="ce59"/>
          <table:table-cell table:style-name="ce74"/>
          <table:table-cell table:style-name="ce83" table:number-columns-repeated="3"/>
          <table:table-cell table:style-name="ce95"/>
          <table:table-cell table:number-columns-repeated="1018"/>
        </table:table-row>
        <table:table-row table:style-name="ro2">
          <table:table-cell table:style-name="ce59"/>
          <table:table-cell table:style-name="ce74"/>
          <table:table-cell table:style-name="ce83" table:number-columns-repeated="3"/>
          <table:table-cell table:style-name="ce96"/>
          <table:table-cell table:style-name="ce71"/>
          <table:table-cell table:number-columns-repeated="1017"/>
        </table:table-row>
        <table:table-row table:style-name="ro2" table:number-rows-repeated="6">
          <table:table-cell table:style-name="ce59"/>
          <table:table-cell table:style-name="ce74"/>
          <table:table-cell table:style-name="ce83" table:number-columns-repeated="3"/>
          <table:table-cell table:style-name="ce89"/>
          <table:table-cell table:style-name="ce71"/>
          <table:table-cell table:number-columns-repeated="1017"/>
        </table:table-row>
        <table:table-row table:style-name="ro2" table:number-rows-repeated="6">
          <table:table-cell table:style-name="ce59"/>
          <table:table-cell table:style-name="ce75"/>
          <table:table-cell table:style-name="ce83" table:number-columns-repeated="3"/>
          <table:table-cell table:style-name="ce89"/>
          <table:table-cell table:style-name="ce71"/>
          <table:table-cell table:number-columns-repeated="1017"/>
        </table:table-row>
        <table:table-row table:style-name="ro2">
          <table:table-cell table:style-name="ce59"/>
          <table:table-cell table:style-name="ce75"/>
          <table:table-cell table:style-name="ce83" table:number-columns-repeated="3"/>
          <table:table-cell table:style-name="ce89"/>
          <table:table-cell table:style-name="ce101"/>
          <table:table-cell table:number-columns-repeated="1017"/>
        </table:table-row>
        <table:table-row table:style-name="ro2">
          <table:table-cell table:style-name="ce59"/>
          <table:table-cell table:style-name="ce75"/>
          <table:table-cell table:style-name="ce83" table:number-columns-repeated="3"/>
          <table:table-cell table:style-name="ce89"/>
          <table:table-cell table:style-name="ce71"/>
          <table:table-cell table:number-columns-repeated="1017"/>
        </table:table-row>
        <table:table-row table:style-name="ro2" table:number-rows-repeated="4">
          <table:table-cell table:number-columns-repeated="2"/>
          <table:table-cell table:style-name="ce83" table:number-columns-repeated="3"/>
          <table:table-cell table:style-name="ce89"/>
          <table:table-cell table:style-name="ce71"/>
          <table:table-cell table:number-columns-repeated="1017"/>
        </table:table-row>
        <table:table-row table:style-name="ro2" table:number-rows-repeated="3">
          <table:table-cell table:style-name="ce59"/>
          <table:table-cell table:style-name="ce71"/>
          <table:table-cell table:style-name="ce83" table:number-columns-repeated="3"/>
          <table:table-cell table:style-name="ce89"/>
          <table:table-cell table:style-name="ce71"/>
          <table:table-cell table:number-columns-repeated="1017"/>
        </table:table-row>
        <table:table-row table:style-name="ro2">
          <table:table-cell table:style-name="ce59"/>
          <table:table-cell table:style-name="ce76"/>
          <table:table-cell table:style-name="ce83" table:number-columns-repeated="3"/>
          <table:table-cell table:style-name="ce89"/>
          <table:table-cell table:style-name="ce71"/>
          <table:table-cell table:number-columns-repeated="1017"/>
        </table:table-row>
        <table:table-row table:style-name="ro2" table:number-rows-repeated="10">
          <table:table-cell table:style-name="ce59"/>
          <table:table-cell table:style-name="ce71"/>
          <table:table-cell table:style-name="ce83" table:number-columns-repeated="3"/>
          <table:table-cell table:style-name="ce89"/>
          <table:table-cell table:style-name="ce71"/>
          <table:table-cell table:number-columns-repeated="1017"/>
        </table:table-row>
        <table:table-row table:style-name="ro2" table:number-rows-repeated="2">
          <table:table-cell table:style-name="ce59"/>
          <table:table-cell table:style-name="ce71"/>
          <table:table-cell table:style-name="ce83" table:number-columns-repeated="3"/>
          <table:table-cell table:style-name="ce89"/>
          <table:table-cell table:style-name="ce101"/>
          <table:table-cell table:number-columns-repeated="1017"/>
        </table:table-row>
        <table:table-row table:style-name="ro2">
          <table:table-cell table:style-name="ce59"/>
          <table:table-cell table:style-name="ce71"/>
          <table:table-cell table:style-name="ce83" table:number-columns-repeated="3"/>
          <table:table-cell table:style-name="ce89"/>
          <table:table-cell table:style-name="ce71"/>
          <table:table-cell table:number-columns-repeated="1017"/>
        </table:table-row>
        <table:table-row table:style-name="ro2" table:number-rows-repeated="2">
          <table:table-cell table:style-name="ce59"/>
          <table:table-cell/>
          <table:table-cell table:style-name="ce83"/>
          <table:table-cell table:number-columns-repeated="3"/>
          <table:table-cell table:style-name="ce71"/>
          <table:table-cell table:number-columns-repeated="1017"/>
        </table:table-row>
        <table:table-row table:style-name="ro2" table:number-rows-repeated="6">
          <table:table-cell table:style-name="ce59"/>
          <table:table-cell table:style-name="ce71"/>
          <table:table-cell table:style-name="ce83" table:number-columns-repeated="3"/>
          <table:table-cell table:style-name="ce89"/>
          <table:table-cell table:style-name="ce71"/>
          <table:table-cell table:number-columns-repeated="1017"/>
        </table:table-row>
        <table:table-row table:style-name="ro2">
          <table:table-cell table:number-columns-repeated="6"/>
          <table:table-cell table:style-name="ce102"/>
          <table:table-cell table:number-columns-repeated="1017"/>
        </table:table-row>
        <table:table-row table:style-name="ro2" table:number-rows-repeated="110">
          <table:table-cell table:style-name="ce59"/>
          <table:table-cell table:style-name="ce71"/>
          <table:table-cell table:style-name="ce83" table:number-columns-repeated="3"/>
          <table:table-cell table:style-name="ce89"/>
          <table:table-cell table:style-name="ce71"/>
          <table:table-cell table:number-columns-repeated="1017"/>
        </table:table-row>
        <table:table-row table:style-name="ro2" table:number-rows-repeated="104827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Excel_BuiltIn_Print_Area" table:base-cell-address="$Sp1.$A$1" table:expression="#REF!"/>
        </table:named-expressions>
        <calcext:conditional-formats>
          <calcext:conditional-format calcext:target-range-address="'Product Tasks'.A161:'Product Tasks'.A185 'Product Tasks'.A187:'Product Tasks'.G296 'Product Tasks'.B55:'Product Tasks'.B69 'Product Tasks'.B88:'Product Tasks'.B121 'Product Tasks'.B124:'Product Tasks'.B132 'Product Tasks'.B134:'Product Tasks'.B138 'Product Tasks'.B161:'Product Tasks'.B163 'Product Tasks'.B165:'Product Tasks'.B177 'Product Tasks'.B180:'Product Tasks'.B185 'Product Tasks'.C130:'Product Tasks'.C185 'Product Tasks'.D130:'Product Tasks'.D177 'Product Tasks'.D180:'Product Tasks'.F185 'Product Tasks'.F31:'Product Tasks'.F138 'Product Tasks'.F143:'Product Tasks'.F177 'Product Tasks'.G42:'Product Tasks'.G74 'Product Tasks'.G79:'Product Tasks'.G108 'Product Tasks'.G110:'Product Tasks'.G128 'Product Tasks'.G130:'Product Tasks'.G138 'Product Tasks'.G142:'Product Tasks'.G154 'Product Tasks'.G156:'Product Tasks'.G174 'Product Tasks'.G177:'Product Tasks'.G185 'Product Tasks'.C5:'Product Tasks'.G6 'Product Tasks'.G15:'Product Tasks'.G29 'Product Tasks'.F28:'Product Tasks'.G29 'Product Tasks'.F15:'Product Tasks'.F20 'Product Tasks'.D8:'Product Tasks'.E26 'Product Tasks'.F21:'Product Tasks'.G27 'Product Tasks'.A4:'Product Tasks'.F4 'Product Tasks'.F7:'Product Tasks'.G13 'Product Tasks'.C7:'Product Tasks'.D128 'Product Tasks'.E7:'Product Tasks'.E177 'Product Tasks'.A5:'Product Tasks'.A156">
            <calcext:condition calcext:apply-style-name="Excel_CondFormat_3_1_1" calcext:value="formula-is([$'Product Tasks'.$C4]=&quot;Done&quot;)" calcext:base-cell-address="'Product Tasks'.A4"/>
            <calcext:condition calcext:apply-style-name="Excel_CondFormat_3_1_2" calcext:value="formula-is([$'Product Tasks'.$C4]=&quot;Ongoing&quot;)" calcext:base-cell-address="'Product Tasks'.A4"/>
            <calcext:condition calcext:apply-style-name="Excel_CondFormat_3_1_3" calcext:value="formula-is([$'Product Tasks'.$C4]=&quot;Removed&quot;)" calcext:base-cell-address="'Product Tasks'.A4"/>
          </calcext:conditional-format>
          <calcext:conditional-format calcext:target-range-address="'Product Tasks'.G186:'Product Tasks'.G186">
            <calcext:condition calcext:apply-style-name="Excel_CondFormat_3_2_1" calcext:value="formula-is([$'Product Tasks'.$C176]=&quot;Done&quot;)" calcext:base-cell-address="'Product Tasks'.G186"/>
            <calcext:condition calcext:apply-style-name="Excel_CondFormat_3_2_2" calcext:value="formula-is([$'Product Tasks'.$C176]=&quot;Ongoing&quot;)" calcext:base-cell-address="'Product Tasks'.G186"/>
            <calcext:condition calcext:apply-style-name="Excel_CondFormat_3_2_3" calcext:value="formula-is([$'Product Tasks'.$C176]=&quot;Removed&quot;)" calcext:base-cell-address="'Product Tasks'.G186"/>
          </calcext:conditional-format>
          <calcext:conditional-format calcext:target-range-address="'Product Tasks'.G155:'Product Tasks'.G155 'Product Tasks'.G175:'Product Tasks'.G176">
            <calcext:condition calcext:apply-style-name="Excel_CondFormat_3_3_1" calcext:value="formula-is($'product tasks'.#ref!129=&quot;Done&quot;)" calcext:base-cell-address="'Product Tasks'.G155"/>
            <calcext:condition calcext:apply-style-name="Excel_CondFormat_3_3_2" calcext:value="formula-is($'product tasks'.#ref!129=&quot;Ongoing&quot;)" calcext:base-cell-address="'Product Tasks'.G155"/>
            <calcext:condition calcext:apply-style-name="Excel_CondFormat_3_3_3" calcext:value="formula-is($'product tasks'.#ref!129=&quot;Removed&quot;)" calcext:base-cell-address="'Product Tasks'.G155"/>
          </calcext:conditional-format>
          <calcext:conditional-format calcext:target-range-address="'Product Tasks'.F140:'Product Tasks'.F140">
            <calcext:condition calcext:apply-style-name="Excel_CondFormat_3_4_1" calcext:value="formula-is([$'Product Tasks'.$D141]=&quot;Done&quot;)" calcext:base-cell-address="'Product Tasks'.F140"/>
            <calcext:condition calcext:apply-style-name="Excel_CondFormat_3_4_2" calcext:value="formula-is([$'Product Tasks'.$D141]=&quot;Ongoing&quot;)" calcext:base-cell-address="'Product Tasks'.F140"/>
            <calcext:condition calcext:apply-style-name="Excel_CondFormat_3_4_3" calcext:value="formula-is([$'Product Tasks'.$D141]=&quot;Removed&quot;)" calcext:base-cell-address="'Product Tasks'.F140"/>
          </calcext:conditional-format>
          <calcext:conditional-format calcext:target-range-address="'Product Tasks'.F142:'Product Tasks'.F142">
            <calcext:condition calcext:apply-style-name="Excel_CondFormat_3_5_1" calcext:value="formula-is([$'Product Tasks'.$D145]=&quot;Done&quot;)" calcext:base-cell-address="'Product Tasks'.F142"/>
            <calcext:condition calcext:apply-style-name="Excel_CondFormat_3_5_2" calcext:value="formula-is([$'Product Tasks'.$D145]=&quot;Ongoing&quot;)" calcext:base-cell-address="'Product Tasks'.F142"/>
            <calcext:condition calcext:apply-style-name="Excel_CondFormat_3_5_3" calcext:value="formula-is([$'Product Tasks'.$D145]=&quot;Removed&quot;)" calcext:base-cell-address="'Product Tasks'.F142"/>
          </calcext:conditional-format>
          <calcext:conditional-format calcext:target-range-address="'Product Tasks'.G75:'Product Tasks'.G78 'Product Tasks'.G109:'Product Tasks'.G109">
            <calcext:condition calcext:apply-style-name="Excel_CondFormat_3_7_1" calcext:value="formula-is($'product tasks'.$#ref!$#REF!=&quot;Done&quot;)" calcext:base-cell-address="'Product Tasks'.G75"/>
            <calcext:condition calcext:apply-style-name="Excel_CondFormat_3_7_2" calcext:value="formula-is($'product tasks'.$#ref!$#REF!=&quot;Ongoing&quot;)" calcext:base-cell-address="'Product Tasks'.G75"/>
            <calcext:condition calcext:apply-style-name="Excel_CondFormat_3_7_3" calcext:value="formula-is($'product tasks'.$#ref!$#REF!=&quot;Removed&quot;)" calcext:base-cell-address="'Product Tasks'.G75"/>
          </calcext:conditional-format>
          <calcext:conditional-format calcext:target-range-address="'Product Tasks'.B122:'Product Tasks'.B123">
            <calcext:condition calcext:apply-style-name="Excel_CondFormat_3_8_1" calcext:value="formula-is([$'Product Tasks'.$D123]=&quot;Done&quot;)" calcext:base-cell-address="'Product Tasks'.B122"/>
            <calcext:condition calcext:apply-style-name="Excel_CondFormat_3_8_2" calcext:value="formula-is([$'Product Tasks'.$D123]=&quot;Ongoing&quot;)" calcext:base-cell-address="'Product Tasks'.B122"/>
            <calcext:condition calcext:apply-style-name="Excel_CondFormat_3_8_3" calcext:value="formula-is([$'Product Tasks'.$D123]=&quot;Removed&quot;)" calcext:base-cell-address="'Product Tasks'.B122"/>
          </calcext:conditional-format>
          <calcext:conditional-format calcext:target-range-address="'Product Tasks'.B133:'Product Tasks'.B133">
            <calcext:condition calcext:apply-style-name="Excel_CondFormat_3_9_1" calcext:value="formula-is([$'Product Tasks'.$D136]=&quot;Done&quot;)" calcext:base-cell-address="'Product Tasks'.B133"/>
            <calcext:condition calcext:apply-style-name="Excel_CondFormat_3_9_2" calcext:value="formula-is([$'Product Tasks'.$D136]=&quot;Ongoing&quot;)" calcext:base-cell-address="'Product Tasks'.B133"/>
            <calcext:condition calcext:apply-style-name="Excel_CondFormat_3_9_3" calcext:value="formula-is([$'Product Tasks'.$D136]=&quot;Removed&quot;)" calcext:base-cell-address="'Product Tasks'.B133"/>
          </calcext:conditional-format>
          <calcext:conditional-format calcext:target-range-address="'Product Tasks'.F141:'Product Tasks'.F141">
            <calcext:condition calcext:apply-style-name="Excel_CondFormat_3_10_1" calcext:value="formula-is([$'Product Tasks'.$D143]=&quot;Done&quot;)" calcext:base-cell-address="'Product Tasks'.F141"/>
            <calcext:condition calcext:apply-style-name="Excel_CondFormat_3_10_2" calcext:value="formula-is([$'Product Tasks'.$D143]=&quot;Ongoing&quot;)" calcext:base-cell-address="'Product Tasks'.F141"/>
            <calcext:condition calcext:apply-style-name="Excel_CondFormat_3_10_3" calcext:value="formula-is([$'Product Tasks'.$D143]=&quot;Removed&quot;)" calcext:base-cell-address="'Product Tasks'.F141"/>
          </calcext:conditional-format>
          <calcext:conditional-format calcext:target-range-address="'Product Tasks'.F139:'Product Tasks'.F139">
            <calcext:condition calcext:apply-style-name="Excel_CondFormat_3_11_1" calcext:value="formula-is($'product tasks'.$#ref!$#REF!=&quot;Done&quot;)" calcext:base-cell-address="'Product Tasks'.F139"/>
            <calcext:condition calcext:apply-style-name="Excel_CondFormat_3_11_2" calcext:value="formula-is($'product tasks'.$#ref!$#REF!=&quot;Ongoing&quot;)" calcext:base-cell-address="'Product Tasks'.F139"/>
            <calcext:condition calcext:apply-style-name="Excel_CondFormat_3_11_3" calcext:value="formula-is($'product tasks'.$#ref!$#REF!=&quot;Removed&quot;)" calcext:base-cell-address="'Product Tasks'.F139"/>
          </calcext:conditional-format>
          <calcext:conditional-format calcext:target-range-address="'Product Tasks'.B164:'Product Tasks'.B164">
            <calcext:condition calcext:apply-style-name="Excel_CondFormat_3_12_1" calcext:value="formula-is([$'Product Tasks'.$C163]=&quot;Done&quot;)" calcext:base-cell-address="'Product Tasks'.B164"/>
            <calcext:condition calcext:apply-style-name="Excel_CondFormat_3_12_2" calcext:value="formula-is([$'Product Tasks'.$C163]=&quot;Ongoing&quot;)" calcext:base-cell-address="'Product Tasks'.B164"/>
            <calcext:condition calcext:apply-style-name="Excel_CondFormat_3_12_3" calcext:value="formula-is([$'Product Tasks'.$C163]=&quot;Removed&quot;)" calcext:base-cell-address="'Product Tasks'.B164"/>
          </calcext:conditional-format>
          <calcext:conditional-format calcext:target-range-address="'Product Tasks'.B140:'Product Tasks'.B148">
            <calcext:condition calcext:apply-style-name="Excel_CondFormat_3_14_1" calcext:value="formula-is([$'Product Tasks'.$C140]=&quot;Done&quot;)" calcext:base-cell-address="'Product Tasks'.B140"/>
            <calcext:condition calcext:apply-style-name="Excel_CondFormat_3_14_2" calcext:value="formula-is([$'Product Tasks'.$C140]=&quot;Ongoing&quot;)" calcext:base-cell-address="'Product Tasks'.B140"/>
            <calcext:condition calcext:apply-style-name="Excel_CondFormat_3_14_3" calcext:value="formula-is([$'Product Tasks'.$C140]=&quot;Removed&quot;)" calcext:base-cell-address="'Product Tasks'.B140"/>
          </calcext:conditional-format>
          <calcext:conditional-format calcext:target-range-address="'Product Tasks'.B149:'Product Tasks'.B156">
            <calcext:condition calcext:apply-style-name="Excel_CondFormat_3_15_1" calcext:value="formula-is([$'Product Tasks'.$C149]=&quot;Done&quot;)" calcext:base-cell-address="'Product Tasks'.B149"/>
            <calcext:condition calcext:apply-style-name="Excel_CondFormat_3_15_2" calcext:value="formula-is([$'Product Tasks'.$C149]=&quot;Ongoing&quot;)" calcext:base-cell-address="'Product Tasks'.B149"/>
            <calcext:condition calcext:apply-style-name="Excel_CondFormat_3_15_3" calcext:value="formula-is([$'Product Tasks'.$C149]=&quot;Removed&quot;)" calcext:base-cell-address="'Product Tasks'.B149"/>
          </calcext:conditional-format>
          <calcext:conditional-format calcext:target-range-address="'Product Tasks'.C82:'Product Tasks'.C96 'Product Tasks'.C5:'Product Tasks'.C47">
            <calcext:condition calcext:apply-style-name="Excel_CondFormat_3_1_1" calcext:value="formula-is($'product tasks'.$c#ref!=&quot;Done&quot;)" calcext:base-cell-address="'Product Tasks'.C5"/>
            <calcext:condition calcext:apply-style-name="Excel_CondFormat_3_1_2" calcext:value="formula-is($'product tasks'.$c#ref!=&quot;Ongoing&quot;)" calcext:base-cell-address="'Product Tasks'.C5"/>
            <calcext:condition calcext:apply-style-name="Excel_CondFormat_3_1_3" calcext:value="formula-is($'product tasks'.$c#ref!=&quot;Removed&quot;)" calcext:base-cell-address="'Product Tasks'.C5"/>
          </calcext:conditional-format>
          <calcext:conditional-format calcext:target-range-address="'Product Tasks'.B14:'Product Tasks'.B21 'Product Tasks'.B8:'Product Tasks'.B12">
            <calcext:condition calcext:apply-style-name="Excel_CondFormat_3_1_1" calcext:value="formula-is([$'Product Tasks'.$C8]=&quot;Done&quot;)" calcext:base-cell-address="'Product Tasks'.B8"/>
            <calcext:condition calcext:apply-style-name="Excel_CondFormat_3_1_2" calcext:value="formula-is([$'Product Tasks'.$C8]=&quot;Ongoing&quot;)" calcext:base-cell-address="'Product Tasks'.B8"/>
            <calcext:condition calcext:apply-style-name="Excel_CondFormat_3_1_3" calcext:value="formula-is([$'Product Tasks'.$C8]=&quot;Removed&quot;)" calcext:base-cell-address="'Product Tasks'.B8"/>
          </calcext:conditional-format>
          <calcext:conditional-format calcext:target-range-address="'Product Tasks'.F30:'Product Tasks'.G41 'Product Tasks'.C29:'Product Tasks'.C47">
            <calcext:condition calcext:apply-style-name="Excel_CondFormat_3_1_1" calcext:value="formula-is([$'Product Tasks'.$C29]=&quot;Done&quot;)" calcext:base-cell-address="'Product Tasks'.C29"/>
            <calcext:condition calcext:apply-style-name="Excel_CondFormat_3_1_2" calcext:value="formula-is([$'Product Tasks'.$C29]=&quot;Ongoing&quot;)" calcext:base-cell-address="'Product Tasks'.C29"/>
            <calcext:condition calcext:apply-style-name="Excel_CondFormat_3_1_3" calcext:value="formula-is([$'Product Tasks'.$C29]=&quot;Removed&quot;)" calcext:base-cell-address="'Product Tasks'.C29"/>
          </calcext:conditional-format>
          <calcext:conditional-format calcext:target-range-address="'Product Tasks'.C8:'Product Tasks'.C27">
            <calcext:condition calcext:apply-style-name="Excel_CondFormat_3_1_1" calcext:value="formula-is($'product tasks'.$c#ref!=&quot;Done&quot;)" calcext:base-cell-address="'Product Tasks'.C8"/>
            <calcext:condition calcext:apply-style-name="Excel_CondFormat_3_1_2" calcext:value="formula-is($'product tasks'.$c#ref!=&quot;Ongoing&quot;)" calcext:base-cell-address="'Product Tasks'.C8"/>
            <calcext:condition calcext:apply-style-name="Excel_CondFormat_3_1_3" calcext:value="formula-is($'product tasks'.$c#ref!=&quot;Removed&quot;)" calcext:base-cell-address="'Product Tasks'.C8"/>
          </calcext:conditional-format>
          <calcext:conditional-format calcext:target-range-address="'Product Tasks'.B26:'Product Tasks'.B41 'Product Tasks'.B43:'Product Tasks'.B53">
            <calcext:condition calcext:apply-style-name="Excel_CondFormat_3_1_1" calcext:value="formula-is([$'Product Tasks'.$C26]=&quot;Done&quot;)" calcext:base-cell-address="'Product Tasks'.B26"/>
            <calcext:condition calcext:apply-style-name="Excel_CondFormat_3_1_2" calcext:value="formula-is([$'Product Tasks'.$C26]=&quot;Ongoing&quot;)" calcext:base-cell-address="'Product Tasks'.B26"/>
            <calcext:condition calcext:apply-style-name="Excel_CondFormat_3_1_3" calcext:value="formula-is([$'Product Tasks'.$C26]=&quot;Removed&quot;)" calcext:base-cell-address="'Product Tasks'.B26"/>
          </calcext:conditional-format>
          <calcext:conditional-format calcext:target-range-address="'Product Tasks'.B26:'Product Tasks'.B41 'Product Tasks'.B43:'Product Tasks'.B53">
            <calcext:condition calcext:apply-style-name="Excel_CondFormat_3_1_1" calcext:value="formula-is([$'Product Tasks'.$C26]=&quot;Done&quot;)" calcext:base-cell-address="'Product Tasks'.B26"/>
            <calcext:condition calcext:apply-style-name="Excel_CondFormat_3_1_2" calcext:value="formula-is([$'Product Tasks'.$C26]=&quot;Ongoing&quot;)" calcext:base-cell-address="'Product Tasks'.B26"/>
            <calcext:condition calcext:apply-style-name="Excel_CondFormat_3_1_3" calcext:value="formula-is([$'Product Tasks'.$C26]=&quot;Removed&quot;)" calcext:base-cell-address="'Product Tasks'.B26"/>
          </calcext:conditional-format>
          <calcext:conditional-format calcext:target-range-address="'Product Tasks'.B26:'Product Tasks'.B41 'Product Tasks'.B43:'Product Tasks'.B53">
            <calcext:condition calcext:apply-style-name="Excel_CondFormat_3_1_1" calcext:value="formula-is([$'Product Tasks'.$C26]=&quot;Done&quot;)" calcext:base-cell-address="'Product Tasks'.B26"/>
            <calcext:condition calcext:apply-style-name="Excel_CondFormat_3_1_2" calcext:value="formula-is([$'Product Tasks'.$C26]=&quot;Ongoing&quot;)" calcext:base-cell-address="'Product Tasks'.B26"/>
            <calcext:condition calcext:apply-style-name="Excel_CondFormat_3_1_3" calcext:value="formula-is([$'Product Tasks'.$C26]=&quot;Removed&quot;)" calcext:base-cell-address="'Product Tasks'.B26"/>
          </calcext:conditional-format>
          <calcext:conditional-format calcext:target-range-address="'Product Tasks'.B26:'Product Tasks'.B41 'Product Tasks'.B43:'Product Tasks'.B53">
            <calcext:condition calcext:apply-style-name="Excel_CondFormat_3_1_1" calcext:value="formula-is([$'Product Tasks'.$C26]=&quot;Done&quot;)" calcext:base-cell-address="'Product Tasks'.B26"/>
            <calcext:condition calcext:apply-style-name="Excel_CondFormat_3_1_2" calcext:value="formula-is([$'Product Tasks'.$C26]=&quot;Ongoing&quot;)" calcext:base-cell-address="'Product Tasks'.B26"/>
            <calcext:condition calcext:apply-style-name="Excel_CondFormat_3_1_3" calcext:value="formula-is([$'Product Tasks'.$C26]=&quot;Removed&quot;)" calcext:base-cell-address="'Product Tasks'.B26"/>
          </calcext:conditional-format>
          <calcext:conditional-format calcext:target-range-address="'Product Tasks'.B26:'Product Tasks'.B41">
            <calcext:condition calcext:apply-style-name="Excel_CondFormat_3_1_1" calcext:value="formula-is([$'Product Tasks'.$C26]=&quot;Done&quot;)" calcext:base-cell-address="'Product Tasks'.B26"/>
            <calcext:condition calcext:apply-style-name="Excel_CondFormat_3_1_2" calcext:value="formula-is([$'Product Tasks'.$C26]=&quot;Ongoing&quot;)" calcext:base-cell-address="'Product Tasks'.B26"/>
            <calcext:condition calcext:apply-style-name="Excel_CondFormat_3_1_3" calcext:value="formula-is([$'Product Tasks'.$C26]=&quot;Removed&quot;)" calcext:base-cell-address="'Product Tasks'.B26"/>
          </calcext:conditional-format>
          <calcext:conditional-format calcext:target-range-address="'Product Tasks'.B26:'Product Tasks'.B41">
            <calcext:condition calcext:apply-style-name="Excel_CondFormat_3_1_1" calcext:value="formula-is([$'Product Tasks'.$C26]=&quot;Done&quot;)" calcext:base-cell-address="'Product Tasks'.B26"/>
            <calcext:condition calcext:apply-style-name="Excel_CondFormat_3_1_2" calcext:value="formula-is([$'Product Tasks'.$C26]=&quot;Ongoing&quot;)" calcext:base-cell-address="'Product Tasks'.B26"/>
            <calcext:condition calcext:apply-style-name="Excel_CondFormat_3_1_3" calcext:value="formula-is([$'Product Tasks'.$C26]=&quot;Removed&quot;)" calcext:base-cell-address="'Product Tasks'.B26"/>
          </calcext:conditional-format>
          <calcext:conditional-format calcext:target-range-address="'Product Tasks'.B14:'Product Tasks'.B21 'Product Tasks'.B22:'Product Tasks'.B114 'Product Tasks'.B5:'Product Tasks'.B12">
            <calcext:condition calcext:apply-style-name="Excel_CondFormat_3_1_1" calcext:value="formula-is([$'Product Tasks'.$C5]=&quot;Done&quot;)" calcext:base-cell-address="'Product Tasks'.B5"/>
            <calcext:condition calcext:apply-style-name="Excel_CondFormat_3_1_2" calcext:value="formula-is([$'Product Tasks'.$C5]=&quot;Ongoing&quot;)" calcext:base-cell-address="'Product Tasks'.B5"/>
            <calcext:condition calcext:apply-style-name="Excel_CondFormat_3_1_3" calcext:value="formula-is([$'Product Tasks'.$C5]=&quot;Removed&quot;)" calcext:base-cell-address="'Product Tasks'.B5"/>
          </calcext:conditional-format>
          <calcext:conditional-format calcext:target-range-address="'Product Tasks'.B43:'Product Tasks'.B53">
            <calcext:condition calcext:apply-style-name="Excel_CondFormat_3_1_1" calcext:value="formula-is([$'Product Tasks'.$C43]=&quot;Done&quot;)" calcext:base-cell-address="'Product Tasks'.B43"/>
            <calcext:condition calcext:apply-style-name="Excel_CondFormat_3_1_2" calcext:value="formula-is([$'Product Tasks'.$C43]=&quot;Ongoing&quot;)" calcext:base-cell-address="'Product Tasks'.B43"/>
            <calcext:condition calcext:apply-style-name="Excel_CondFormat_3_1_3" calcext:value="formula-is([$'Product Tasks'.$C43]=&quot;Removed&quot;)" calcext:base-cell-address="'Product Tasks'.B43"/>
          </calcext:conditional-format>
          <calcext:conditional-format calcext:target-range-address="'Product Tasks'.B43:'Product Tasks'.B53">
            <calcext:condition calcext:apply-style-name="Excel_CondFormat_3_1_1" calcext:value="formula-is([$'Product Tasks'.$C43]=&quot;Done&quot;)" calcext:base-cell-address="'Product Tasks'.B43"/>
            <calcext:condition calcext:apply-style-name="Excel_CondFormat_3_1_2" calcext:value="formula-is([$'Product Tasks'.$C43]=&quot;Ongoing&quot;)" calcext:base-cell-address="'Product Tasks'.B43"/>
            <calcext:condition calcext:apply-style-name="Excel_CondFormat_3_1_3" calcext:value="formula-is([$'Product Tasks'.$C43]=&quot;Removed&quot;)" calcext:base-cell-address="'Product Tasks'.B43"/>
          </calcext:conditional-format>
          <calcext:conditional-format calcext:target-range-address="'Product Tasks'.B43:'Product Tasks'.B53">
            <calcext:condition calcext:apply-style-name="Excel_CondFormat_3_1_1" calcext:value="formula-is([$'Product Tasks'.$C43]=&quot;Done&quot;)" calcext:base-cell-address="'Product Tasks'.B43"/>
            <calcext:condition calcext:apply-style-name="Excel_CondFormat_3_1_2" calcext:value="formula-is([$'Product Tasks'.$C43]=&quot;Ongoing&quot;)" calcext:base-cell-address="'Product Tasks'.B43"/>
            <calcext:condition calcext:apply-style-name="Excel_CondFormat_3_1_3" calcext:value="formula-is([$'Product Tasks'.$C43]=&quot;Removed&quot;)" calcext:base-cell-address="'Product Tasks'.B43"/>
          </calcext:conditional-format>
          <calcext:conditional-format calcext:target-range-address="'Product Tasks'.B43:'Product Tasks'.B53">
            <calcext:condition calcext:apply-style-name="Excel_CondFormat_3_1_1" calcext:value="formula-is([$'Product Tasks'.$C43]=&quot;Done&quot;)" calcext:base-cell-address="'Product Tasks'.B43"/>
            <calcext:condition calcext:apply-style-name="Excel_CondFormat_3_1_2" calcext:value="formula-is([$'Product Tasks'.$C43]=&quot;Ongoing&quot;)" calcext:base-cell-address="'Product Tasks'.B43"/>
            <calcext:condition calcext:apply-style-name="Excel_CondFormat_3_1_3" calcext:value="formula-is([$'Product Tasks'.$C43]=&quot;Removed&quot;)" calcext:base-cell-address="'Product Tasks'.B43"/>
          </calcext:conditional-format>
          <calcext:conditional-format calcext:target-range-address="'Product Tasks'.B43:'Product Tasks'.B53">
            <calcext:condition calcext:apply-style-name="Excel_CondFormat_3_1_1" calcext:value="formula-is([$'Product Tasks'.$C43]=&quot;Done&quot;)" calcext:base-cell-address="'Product Tasks'.B43"/>
            <calcext:condition calcext:apply-style-name="Excel_CondFormat_3_1_2" calcext:value="formula-is([$'Product Tasks'.$C43]=&quot;Ongoing&quot;)" calcext:base-cell-address="'Product Tasks'.B43"/>
            <calcext:condition calcext:apply-style-name="Excel_CondFormat_3_1_3" calcext:value="formula-is([$'Product Tasks'.$C43]=&quot;Removed&quot;)" calcext:base-cell-address="'Product Tasks'.B43"/>
          </calcext:conditional-format>
          <calcext:conditional-format calcext:target-range-address="'Product Tasks'.B43:'Product Tasks'.B53">
            <calcext:condition calcext:apply-style-name="Excel_CondFormat_3_1_1" calcext:value="formula-is([$'Product Tasks'.$C43]=&quot;Done&quot;)" calcext:base-cell-address="'Product Tasks'.B43"/>
            <calcext:condition calcext:apply-style-name="Excel_CondFormat_3_1_2" calcext:value="formula-is([$'Product Tasks'.$C43]=&quot;Ongoing&quot;)" calcext:base-cell-address="'Product Tasks'.B43"/>
            <calcext:condition calcext:apply-style-name="Excel_CondFormat_3_1_3" calcext:value="formula-is([$'Product Tasks'.$C43]=&quot;Removed&quot;)" calcext:base-cell-address="'Product Tasks'.B43"/>
          </calcext:conditional-format>
          <calcext:conditional-format calcext:target-range-address="'Product Tasks'.F14:'Product Tasks'.G14">
            <calcext:condition calcext:apply-style-name="Excel_CondFormat_3_1_1" calcext:value="formula-is([$'Product Tasks'.$C14]=&quot;Done&quot;)" calcext:base-cell-address="'Product Tasks'.F14"/>
            <calcext:condition calcext:apply-style-name="Excel_CondFormat_3_1_2" calcext:value="formula-is([$'Product Tasks'.$C14]=&quot;Ongoing&quot;)" calcext:base-cell-address="'Product Tasks'.F14"/>
            <calcext:condition calcext:apply-style-name="Excel_CondFormat_3_1_3" calcext:value="formula-is([$'Product Tasks'.$C14]=&quot;Removed&quot;)" calcext:base-cell-address="'Product Tasks'.F14"/>
          </calcext:conditional-format>
          <calcext:conditional-format calcext:target-range-address="'Product Tasks'.B17:'Product Tasks'.B18">
            <calcext:condition calcext:apply-style-name="Excel_CondFormat_3_1_1" calcext:value="formula-is([$'Product Tasks'.$C17]=&quot;Done&quot;)" calcext:base-cell-address="'Product Tasks'.B17"/>
            <calcext:condition calcext:apply-style-name="Excel_CondFormat_3_1_2" calcext:value="formula-is([$'Product Tasks'.$C17]=&quot;Ongoing&quot;)" calcext:base-cell-address="'Product Tasks'.B17"/>
            <calcext:condition calcext:apply-style-name="Excel_CondFormat_3_1_3" calcext:value="formula-is([$'Product Tasks'.$C17]=&quot;Removed&quot;)" calcext:base-cell-address="'Product Tasks'.B17"/>
          </calcext:conditional-format>
          <calcext:conditional-format calcext:target-range-address="'Product Tasks'.B17:'Product Tasks'.B18">
            <calcext:condition calcext:apply-style-name="Excel_CondFormat_3_1_1" calcext:value="formula-is([$'Product Tasks'.$C17]=&quot;Done&quot;)" calcext:base-cell-address="'Product Tasks'.B17"/>
            <calcext:condition calcext:apply-style-name="Excel_CondFormat_3_1_2" calcext:value="formula-is([$'Product Tasks'.$C17]=&quot;Ongoing&quot;)" calcext:base-cell-address="'Product Tasks'.B17"/>
            <calcext:condition calcext:apply-style-name="Excel_CondFormat_3_1_3" calcext:value="formula-is([$'Product Tasks'.$C17]=&quot;Removed&quot;)" calcext:base-cell-address="'Product Tasks'.B17"/>
          </calcext:conditional-format>
          <calcext:conditional-format calcext:target-range-address="'Product Tasks'.B13:'Product Tasks'.B16">
            <calcext:condition calcext:apply-style-name="Excel_CondFormat_3_1_1" calcext:value="formula-is([$'Product Tasks'.$C15]=&quot;Done&quot;)" calcext:base-cell-address="'Product Tasks'.B13"/>
            <calcext:condition calcext:apply-style-name="Excel_CondFormat_3_1_2" calcext:value="formula-is([$'Product Tasks'.$C15]=&quot;Ongoing&quot;)" calcext:base-cell-address="'Product Tasks'.B13"/>
            <calcext:condition calcext:apply-style-name="Excel_CondFormat_3_1_3" calcext:value="formula-is([$'Product Tasks'.$C15]=&quot;Removed&quot;)" calcext:base-cell-address="'Product Tasks'.B13"/>
          </calcext:conditional-format>
          <calcext:conditional-format calcext:target-range-address="'Product Tasks'.B13:'Product Tasks'.B16">
            <calcext:condition calcext:apply-style-name="Excel_CondFormat_3_1_1" calcext:value="formula-is([$'Product Tasks'.$C15]=&quot;Done&quot;)" calcext:base-cell-address="'Product Tasks'.B13"/>
            <calcext:condition calcext:apply-style-name="Excel_CondFormat_3_1_2" calcext:value="formula-is([$'Product Tasks'.$C15]=&quot;Ongoing&quot;)" calcext:base-cell-address="'Product Tasks'.B13"/>
            <calcext:condition calcext:apply-style-name="Excel_CondFormat_3_1_3" calcext:value="formula-is([$'Product Tasks'.$C15]=&quot;Removed&quot;)" calcext:base-cell-address="'Product Tasks'.B13"/>
          </calcext:conditional-format>
        </calcext:conditional-formats>
      </table:table>
      <table:table table:name="Sprint 1" table:style-name="ta4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1" form:control-implementation="ooo:com.sun.star.form.component.CommandButton" xml:id="control4" form:id="control4" form:label="Sort Sprint Task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2" form:control-implementation="ooo:com.sun.star.form.component.CommandButton" xml:id="control5" form:id="control5" form:label="Update Task Slip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6" table:default-cell-style-name="ce4"/>
        <table:table-column table:style-name="co2" table:default-cell-style-name="ce15"/>
        <table:table-column table:style-name="co17" table:default-cell-style-name="ce4"/>
        <table:table-column table:style-name="co4" table:default-cell-style-name="ce4"/>
        <table:table-column table:style-name="co5" table:default-cell-style-name="ce15"/>
        <table:table-column table:style-name="co6" table:number-columns-repeated="25" table:default-cell-style-name="ce15"/>
        <table:table-column table:style-name="co9" table:number-columns-repeated="994" table:default-cell-style-name="Default"/>
        <table:table-row table:style-name="ro1">
          <table:table-cell table:style-name="ce103" office:value-type="float" office:value="1" calcext:value-type="float">
            <text:p>Sprint 1 Backlog</text:p>
          </table:table-cell>
          <table:table-cell table:style-name="ce112"/>
          <table:table-cell>
            <draw:frame table:end-cell-address="'Sprint 1'.AE8" table:end-x="4.14pt" table:end-y="10.52pt" draw:z-index="0" draw:name="Chart 2" draw:style-name="gr6" draw:text-style-name="P4" svg:width="748.09pt" svg:height="102.02pt" svg:x="41.41pt" svg:y="3.03pt">
              <draw:object draw:notify-on-update-of-ranges="'Sprint 1'.F10:'Sprint 1'.AD10 'Sprint 1'.F11:'Sprint 1'.AD11 'Sprint 1'.F12:'Sprint 1'.AD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  <table:table-cell table:style-name="ce119" table:number-columns-repeated="26"/>
          <table:table-cell table:number-columns-repeated="994"/>
        </table:table-row>
        <table:table-row table:style-name="ro2">
          <table:table-cell table:number-columns-repeated="4"/>
          <table:table-cell table:style-name="ce119" table:number-columns-repeated="26"/>
          <table:table-cell table:number-columns-repeated="994"/>
        </table:table-row>
        <table:table-row table:style-name="ro2" table:number-rows-repeated="3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>
            <draw:control table:end-cell-address="'Sprint 1'.A8" table:end-x="144.28pt" table:end-y="2.27pt" draw:z-index="1" draw:name="Button 1" draw:style-name="gr1" draw:text-style-name="P1" svg:width="124.5pt" svg:height="21.03pt" svg:x="19.79pt" svg:y="6.77pt" draw:control="control4">
              <svg:desc>Sort Sprint Tasks</svg:desc>
            </draw:control>
            <draw:control table:end-cell-address="'Sprint 1'.C8" table:end-x="18.6pt" table:end-y="2.27pt" draw:z-index="2" draw:name="Button 2" draw:style-name="gr1" draw:text-style-name="P1" svg:width="144.71pt" svg:height="21.03pt" svg:x="166.37pt" svg:y="6.77pt" draw:control="control5">
              <svg:desc>Update Task Slips</svg:desc>
            </draw:control>
          </table:table-cell>
          <table:table-cell table:number-columns-repeated="2"/>
          <table:table-cell table:style-name="ce42" table:content-validation-name="val3"/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 table:style-name="ce104" office:value-type="string" calcext:value-type="string">
            <office:annotation draw:style-name="gr7" draw:text-style-name="P3" svg:width="128.75pt" svg:height="107.26pt" svg:x="223.46pt" svg:y="105pt" draw:caption-point-x="21.15pt" draw:caption-point-y="2.52pt">
              <dc:date>2015-10-05T00:00:00</dc:date>
              <text:p text:style-name="P2"><text:span text:style-name="T1">Count only active working and implementation days. Do not include Planning Day or Sprint Review.</text:span></text:p>
              <text:p text:style-name="P2"><text:span text:style-name="T1">E.g. a 4-week Sprint would most likely have 18 implementation days.</text:span></text:p>
            </office:annotation>
            <text:p>Sprint implementation days</text:p>
          </table:table-cell>
          <table:table-cell table:style-name="ce113" office:value-type="float" office:value="5" calcext:value-type="float">
            <text:p>5</text:p>
          </table:table-cell>
          <table:table-cell table:style-name="ce104"/>
          <table:table-cell table:style-name="ce117"/>
          <table:table-cell table:style-name="ce120" office:value-type="string" calcext:value-type="string">
            <text:p>Effort</text:p>
          </table:table-cell>
          <table:table-cell table:style-name="ce120" office:value-type="string" calcext:value-type="string">
            <text:p>Remaining on implementation day…</text:p>
          </table:table-cell>
          <table:table-cell table:style-name="ce120" table:number-columns-repeated="6"/>
          <table:table-cell table:style-name="ce128" table:number-columns-repeated="18"/>
          <table:table-cell table:number-columns-repeated="994"/>
        </table:table-row>
        <table:table-row table:style-name="ro5">
          <table:table-cell table:style-name="ce104" office:value-type="string" calcext:value-type="string">
            <text:p>Trend calculated based on last</text:p>
          </table:table-cell>
          <table:table-cell table:style-name="ce113" office:value-type="float" office:value="5" calcext:value-type="float">
            <text:p>5</text:p>
          </table:table-cell>
          <table:table-cell table:style-name="ce104" office:value-type="string" calcext:value-type="string">
            <text:p>Days</text:p>
          </table:table-cell>
          <table:table-cell table:style-name="ce104" office:value-type="string" calcext:value-type="string">
            <text:p>Totals</text:p>
          </table:table-cell>
          <table:table-cell table:style-name="ce121" table:formula="of:=SUM(OFFSET([.E14];1;0;TaskRows;1))" office:value-type="float" office:value="99" calcext:value-type="float">
            <text:p>99</text:p>
          </table:table-cell>
          <table:table-cell table:style-name="ce125" table:formula="of:=IF(AND(SUM(OFFSET([.F14];1;0;TaskRows;1))=0);0;SUM(OFFSET([.F14];1;0;TaskRows;1)))" office:value-type="float" office:value="89" calcext:value-type="float">
            <text:p>89</text:p>
          </table:table-cell>
          <table:table-cell table:style-name="ce125" table:formula="of:=IF(AND(SUM(OFFSET([.G14];1;0;TaskRows;1))=0);0;SUM(OFFSET([.G14];1;0;TaskRows;1)))" office:value-type="float" office:value="88" calcext:value-type="float">
            <text:p>88</text:p>
          </table:table-cell>
          <table:table-cell table:style-name="ce125" table:formula="of:=IF(AND(SUM(OFFSET([.H14];1;0;TaskRows;1))=0);0;SUM(OFFSET([.H14];1;0;TaskRows;1)))" office:value-type="float" office:value="88" calcext:value-type="float">
            <text:p>88</text:p>
          </table:table-cell>
          <table:table-cell table:style-name="ce125" table:formula="of:=IF(AND(SUM(OFFSET([.I14];1;0;TaskRows;1))=0);0;SUM(OFFSET([.I14];1;0;TaskRows;1)))" office:value-type="float" office:value="55" calcext:value-type="float">
            <text:p>55</text:p>
          </table:table-cell>
          <table:table-cell table:style-name="ce125" table:formula="of:=IF(AND(SUM(OFFSET([.J14];1;0;TaskRows;1))=0);0;SUM(OFFSET([.J14];1;0;TaskRows;1)))" office:value-type="float" office:value="40" calcext:value-type="float">
            <text:p>40</text:p>
          </table:table-cell>
          <table:table-cell table:style-name="ce125" table:formula="of:=IF(AND(SUM(OFFSET([.K14];1;0;TaskRows;1))=0);0;SUM(OFFSET([.K14];1;0;TaskRows;1)))" office:value-type="float" office:value="0" calcext:value-type="float">
            <text:p>0</text:p>
          </table:table-cell>
          <table:table-cell table:style-name="ce125" table:formula="of:=IF(AND(SUM(OFFSET([.L14];1;0;TaskRows;1))=0);0;SUM(OFFSET([.L14];1;0;TaskRows;1)))" office:value-type="float" office:value="0" calcext:value-type="float">
            <text:p>0</text:p>
          </table:table-cell>
          <table:table-cell table:style-name="ce125" table:formula="of:=IF(AND(SUM(OFFSET([.M14];1;0;TaskRows;1))=0);0;SUM(OFFSET([.M14];1;0;TaskRows;1)))" office:value-type="float" office:value="0" calcext:value-type="float">
            <text:p>0</text:p>
          </table:table-cell>
          <table:table-cell table:style-name="ce125" table:formula="of:=IF(AND(SUM(OFFSET([.N14];1;0;TaskRows;1))=0);0;SUM(OFFSET([.N14];1;0;TaskRows;1)))" office:value-type="float" office:value="0" calcext:value-type="float">
            <text:p>0</text:p>
          </table:table-cell>
          <table:table-cell table:style-name="ce125" table:formula="of:=IF(AND(SUM(OFFSET([.O14];1;0;TaskRows;1))=0);0;SUM(OFFSET([.O14];1;0;TaskRows;1)))" office:value-type="float" office:value="0" calcext:value-type="float">
            <text:p>0</text:p>
          </table:table-cell>
          <table:table-cell table:style-name="ce125" table:formula="of:=IF(AND(SUM(OFFSET([.P14];1;0;TaskRows;1))=0);0;SUM(OFFSET([.P14];1;0;TaskRows;1)))" office:value-type="float" office:value="0" calcext:value-type="float">
            <text:p>0</text:p>
          </table:table-cell>
          <table:table-cell table:style-name="ce125" table:formula="of:=IF(AND(SUM(OFFSET([.Q14];1;0;TaskRows;1))=0);0;SUM(OFFSET([.Q14];1;0;TaskRows;1)))" office:value-type="float" office:value="0" calcext:value-type="float">
            <text:p>0</text:p>
          </table:table-cell>
          <table:table-cell table:style-name="ce125" table:formula="of:=IF(AND(SUM(OFFSET([.R14];1;0;TaskRows;1))=0);0;SUM(OFFSET([.R14];1;0;TaskRows;1)))" office:value-type="float" office:value="0" calcext:value-type="float">
            <text:p>0</text:p>
          </table:table-cell>
          <table:table-cell table:style-name="ce125" table:formula="of:=IF(AND(SUM(OFFSET([.S14];1;0;TaskRows;1))=0);0;SUM(OFFSET([.S14];1;0;TaskRows;1)))" office:value-type="float" office:value="0" calcext:value-type="float">
            <text:p>0</text:p>
          </table:table-cell>
          <table:table-cell table:style-name="ce125" table:formula="of:=IF(AND(SUM(OFFSET([.T14];1;0;TaskRows;1))=0);0;SUM(OFFSET([.T14];1;0;TaskRows;1)))" office:value-type="float" office:value="0" calcext:value-type="float">
            <text:p>0</text:p>
          </table:table-cell>
          <table:table-cell table:style-name="ce125" table:formula="of:=IF(AND(SUM(OFFSET([.U14];1;0;TaskRows;1))=0);0;SUM(OFFSET([.U14];1;0;TaskRows;1)))" office:value-type="float" office:value="0" calcext:value-type="float">
            <text:p>0</text:p>
          </table:table-cell>
          <table:table-cell table:style-name="ce125" table:formula="of:=IF(AND(SUM(OFFSET([.V14];1;0;TaskRows;1))=0);0;SUM(OFFSET([.V14];1;0;TaskRows;1)))" office:value-type="float" office:value="0" calcext:value-type="float">
            <text:p>0</text:p>
          </table:table-cell>
          <table:table-cell table:style-name="ce125" table:formula="of:=IF(AND(SUM(OFFSET([.W14];1;0;TaskRows;1))=0);0;SUM(OFFSET([.W14];1;0;TaskRows;1)))" office:value-type="float" office:value="0" calcext:value-type="float">
            <text:p>0</text:p>
          </table:table-cell>
          <table:table-cell table:style-name="ce125" table:formula="of:=IF(AND(SUM(OFFSET([.X14];1;0;TaskRows;1))=0);0;SUM(OFFSET([.X14];1;0;TaskRows;1)))" office:value-type="float" office:value="0" calcext:value-type="float">
            <text:p>0</text:p>
          </table:table-cell>
          <table:table-cell table:style-name="ce125" table:formula="of:=IF(AND(SUM(OFFSET([.Y14];1;0;TaskRows;1))=0);0;SUM(OFFSET([.Y14];1;0;TaskRows;1)))" office:value-type="float" office:value="0" calcext:value-type="float">
            <text:p>0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office:value-type="string" calcext:value-type="string">
            <text:p>Task rows</text:p>
          </table:table-cell>
          <table:table-cell table:formula="of:=IF(COUNTA([.A15:.A249])=0;1;COUNTA([.A15:.A249]))" office:value-type="float" office:value="24" calcext:value-type="float">
            <text:p>24</text:p>
          </table:table-cell>
          <table:table-cell office:value-type="string" calcext:value-type="string">
            <text:p>Done days</text:p>
          </table:table-cell>
          <table:table-cell table:style-name="ce15" table:formula="of:=IF(COUNTIF([.F10:.AD10];&quot;&gt;0&quot;)=0;1;COUNTIF([.F10:.AD10];&quot;&gt;0&quot;))" office:value-type="float" office:value="5" calcext:value-type="float">
            <text:p>5</text:p>
          </table:table-cell>
          <table:table-cell/>
          <table:table-cell table:formula="of:=IF([.F14]=&quot;&quot;;&quot;&quot;;[.$E10]-[.$E10]/([.$B9]-1)*([.F14]-1))" office:value-type="float" office:value="99" calcext:value-type="float">
            <text:p>9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Warning! These are necessary</text:p>
          </table:table-cell>
          <table:table-cell table:style-name="ce4"/>
          <table:table-cell office:value-type="string" calcext:value-type="string">
            <text:p>Trend</text:p>
          </table:table-cell>
          <table:table-cell table:style-name="ce15"/>
          <table:table-cell/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template rows</text:p>
          </table:table-cell>
          <table:table-cell table:style-name="ce4"/>
          <table:table-cell office:value-type="string" calcext:value-type="string">
            <text:p>Trend Days</text:p>
          </table:table-cell>
          <table:table-cell table:style-name="ce15" table:formula="of:=IF(DoneDays&gt;[.B10];[.B10];DoneDays)" office:value-type="float" office:value="5" calcext:value-type="float">
            <text:p>5</text:p>
          </table:table-cell>
          <table:table-cell/>
          <table:table-cell table:formula="of:=IF(DoneDays&gt;[.E13];[.E13]+1;&quot;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994"/>
        </table:table-row>
        <table:table-row table:style-name="ro2">
          <table:table-cell table:style-name="ce104" office:value-type="string" calcext:value-type="string">
            <text:p>Task name</text:p>
          </table:table-cell>
          <table:table-cell table:style-name="ce114" office:value-type="string" calcext:value-type="string">
            <text:p>Story ID</text:p>
          </table:table-cell>
          <table:table-cell table:style-name="ce104" office:value-type="string" calcext:value-type="string">
            <text:p>Responsible</text:p>
          </table:table-cell>
          <table:table-cell table:style-name="ce104" office:value-type="string" calcext:value-type="string">
            <text:p>Status</text:p>
          </table:table-cell>
          <table:table-cell table:style-name="ce114" office:value-type="string" calcext:value-type="string">
            <text:p>Est.</text:p>
          </table:table-cell>
          <table:table-cell table:style-name="ce114" office:value-type="float" office:value="1" calcext:value-type="float">
            <text:p>1</text:p>
          </table:table-cell>
          <table:table-cell table:style-name="ce114" table:formula="of:=IF([.$B$9]&gt;[.F14];[.F14]+1;&quot;&quot;)" office:value-type="float" office:value="2" calcext:value-type="float">
            <text:p>2</text:p>
          </table:table-cell>
          <table:table-cell table:style-name="ce114" table:formula="of:=IF([.$B$9]&gt;[.G14];[.G14]+1;&quot;&quot;)" office:value-type="float" office:value="3" calcext:value-type="float">
            <text:p>3</text:p>
          </table:table-cell>
          <table:table-cell table:style-name="ce114" table:formula="of:=IF([.$B$9]&gt;[.H14];[.H14]+1;&quot;&quot;)" office:value-type="float" office:value="4" calcext:value-type="float">
            <text:p>4</text:p>
          </table:table-cell>
          <table:table-cell table:style-name="ce114" table:formula="of:=IF([.$B$9]&gt;[.I14];[.I14]+1;&quot;&quot;)" office:value-type="float" office:value="5" calcext:value-type="float">
            <text:p>5</text:p>
          </table:table-cell>
          <table:table-cell table:style-name="ce114" table:formula="of:=IF([.$B$9]&gt;[.J14];[.J14]+1;&quot;&quot;)">
            <text:p/>
          </table:table-cell>
          <table:table-cell table:style-name="ce114" table:formula="of:=IF([.$B$9]&gt;[.K14];[.K14]+1;&quot;&quot;)">
            <text:p/>
          </table:table-cell>
          <table:table-cell table:style-name="ce114" table:formula="of:=IF([.$B$9]&gt;[.L14];[.L14]+1;&quot;&quot;)">
            <text:p/>
          </table:table-cell>
          <table:table-cell table:style-name="ce114" table:formula="of:=IF([.$B$9]&gt;[.M14];[.M14]+1;&quot;&quot;)">
            <text:p/>
          </table:table-cell>
          <table:table-cell table:style-name="ce114" table:formula="of:=IF([.$B$9]&gt;[.N14];[.N14]+1;&quot;&quot;)">
            <text:p/>
          </table:table-cell>
          <table:table-cell table:style-name="ce114" table:formula="of:=IF([.$B$9]&gt;[.O14];[.O14]+1;&quot;&quot;)">
            <text:p/>
          </table:table-cell>
          <table:table-cell table:style-name="ce114" table:formula="of:=IF([.$B$9]&gt;[.P14];[.P14]+1;&quot;&quot;)">
            <text:p/>
          </table:table-cell>
          <table:table-cell table:style-name="ce114" table:formula="of:=IF([.$B$9]&gt;[.Q14];[.Q14]+1;&quot;&quot;)">
            <text:p/>
          </table:table-cell>
          <table:table-cell table:style-name="ce114" table:formula="of:=IF([.$B$9]&gt;[.R14];[.R14]+1;&quot;&quot;)">
            <text:p/>
          </table:table-cell>
          <table:table-cell table:style-name="ce114" table:formula="of:=IF([.$B$9]&gt;[.S14];[.S14]+1;&quot;&quot;)">
            <text:p/>
          </table:table-cell>
          <table:table-cell table:style-name="ce114" table:formula="of:=IF([.$B$9]&gt;[.T14];[.T14]+1;&quot;&quot;)">
            <text:p/>
          </table:table-cell>
          <table:table-cell table:style-name="ce114" table:formula="of:=IF([.$B$9]&gt;[.U14];[.U14]+1;&quot;&quot;)">
            <text:p/>
          </table:table-cell>
          <table:table-cell table:style-name="ce114" table:formula="of:=IF([.$B$9]&gt;[.V14];[.V14]+1;&quot;&quot;)">
            <text:p/>
          </table:table-cell>
          <table:table-cell table:style-name="ce114" table:formula="of:=IF([.$B$9]&gt;[.W14];[.W14]+1;&quot;&quot;)">
            <text:p/>
          </table:table-cell>
          <table:table-cell table:style-name="ce114" table:formula="of:=IF([.$B$9]&gt;[.X14];[.X14]+1;&quot;&quot;)">
            <text:p/>
          </table:table-cell>
          <table:table-cell table:style-name="ce114" table:formula="of:=IF([.$B$9]&gt;[.Y14];[.Y14]+1;&quot;&quot;)">
            <text:p/>
          </table:table-cell>
          <table:table-cell table:style-name="ce114" table:formula="of:=IF([.$B$9]&gt;[.Z14];[.Z14]+1;&quot;&quot;)">
            <text:p/>
          </table:table-cell>
          <table:table-cell table:style-name="ce114" table:formula="of:=IF([.$B$9]&gt;[.AA14];[.AA14]+1;&quot;&quot;)">
            <text:p/>
          </table:table-cell>
          <table:table-cell table:style-name="ce114" table:formula="of:=IF([.$B$9]&gt;[.AB14];[.AB14]+1;&quot;&quot;)">
            <text:p/>
          </table:table-cell>
          <table:table-cell table:style-name="ce114" table:formula="of:=IF([.$B$9]&gt;[.AC14];[.AC14]+1;&quot;&quot;)">
            <text:p/>
          </table:table-cell>
          <table:table-cell table:number-columns-repeated="994"/>
        </table:table-row>
        <table:table-row table:style-name="ro5">
          <table:table-cell table:style-name="ce105" office:value-type="string" calcext:value-type="string">
            <text:p>User</text:p>
          </table:table-cell>
          <table:table-cell table:style-name="ce45" office:value-type="float" office:value="1.1" calcext:value-type="float">
            <text:p>1.1</text:p>
          </table:table-cell>
          <table:table-cell table:style-name="ce116" office:value-type="string" calcext:value-type="string">
            <text:p>Seija</text:p>
          </table:table-cell>
          <table:table-cell table:style-name="ce118" table:content-validation-name="val3" office:value-type="string" calcext:value-type="string">
            <text:p>Done</text:p>
          </table:table-cell>
          <table:table-cell table:style-name="ce122" office:value-type="float" office:value="15" calcext:value-type="float">
            <text:p>15</text:p>
          </table:table-cell>
          <table:table-cell table:style-name="ce122" table:formula="of:=IF(OR([.F$14]=&quot;&quot;;[.$E15]=&quot;&quot;);&quot;&quot;;[.E15])" office:value-type="float" office:value="15" calcext:value-type="float">
            <text:p>15</text:p>
          </table:table-cell>
          <table:table-cell table:style-name="ce122" table:formula="of:=IF(OR([.G$14]=&quot;&quot;;[.$E15]=&quot;&quot;);&quot;&quot;;[.F15])" office:value-type="float" office:value="15" calcext:value-type="float">
            <text:p>15</text:p>
          </table:table-cell>
          <table:table-cell table:style-name="ce122" table:formula="of:=IF(OR([.H$14]=&quot;&quot;;[.$E15]=&quot;&quot;);&quot;&quot;;[.G15])" office:value-type="float" office:value="15" calcext:value-type="float">
            <text:p>15</text:p>
          </table:table-cell>
          <table:table-cell table:style-name="ce122" table:formula="of:=IF(OR([.I$14]=&quot;&quot;;[.$E15]=&quot;&quot;);&quot;&quot;;[.H15])" office:value-type="float" office:value="15" calcext:value-type="float">
            <text:p>15</text:p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K$14]=&quot;&quot;;[.$E15]=&quot;&quot;);&quot;&quot;;[.J15])">
            <text:p/>
          </table:table-cell>
          <table:table-cell table:style-name="ce122" table:formula="of:=IF(OR([.L$14]=&quot;&quot;;[.$E15]=&quot;&quot;);&quot;&quot;;[.K15])">
            <text:p/>
          </table:table-cell>
          <table:table-cell table:style-name="ce122" table:formula="of:=IF(OR([.M$14]=&quot;&quot;;[.$E15]=&quot;&quot;);&quot;&quot;;[.L15])">
            <text:p/>
          </table:table-cell>
          <table:table-cell table:style-name="ce122" table:formula="of:=IF(OR([.N$14]=&quot;&quot;;[.$E15]=&quot;&quot;);&quot;&quot;;[.M15])">
            <text:p/>
          </table:table-cell>
          <table:table-cell table:style-name="ce122" table:formula="of:=IF(OR([.O$14]=&quot;&quot;;[.$E15]=&quot;&quot;);&quot;&quot;;[.N15])">
            <text:p/>
          </table:table-cell>
          <table:table-cell table:style-name="ce122" table:formula="of:=IF(OR([.P$14]=&quot;&quot;;[.$E15]=&quot;&quot;);&quot;&quot;;[.O15])">
            <text:p/>
          </table:table-cell>
          <table:table-cell table:style-name="ce122" table:formula="of:=IF(OR([.Q$14]=&quot;&quot;;[.$E15]=&quot;&quot;);&quot;&quot;;[.P15])">
            <text:p/>
          </table:table-cell>
          <table:table-cell table:style-name="ce122" table:formula="of:=IF(OR([.R$14]=&quot;&quot;;[.$E15]=&quot;&quot;);&quot;&quot;;[.Q15])">
            <text:p/>
          </table:table-cell>
          <table:table-cell table:style-name="ce122" table:formula="of:=IF(OR([.S$14]=&quot;&quot;;[.$E15]=&quot;&quot;);&quot;&quot;;[.R15])">
            <text:p/>
          </table:table-cell>
          <table:table-cell table:style-name="ce122" table:formula="of:=IF(OR([.T$14]=&quot;&quot;;[.$E15]=&quot;&quot;);&quot;&quot;;[.S15])">
            <text:p/>
          </table:table-cell>
          <table:table-cell table:style-name="ce122" table:formula="of:=IF(OR([.U$14]=&quot;&quot;;[.$E15]=&quot;&quot;);&quot;&quot;;[.T15])">
            <text:p/>
          </table:table-cell>
          <table:table-cell table:style-name="ce122" table:formula="of:=IF(OR([.V$14]=&quot;&quot;;[.$E15]=&quot;&quot;);&quot;&quot;;[.U15])">
            <text:p/>
          </table:table-cell>
          <table:table-cell table:style-name="ce122" table:formula="of:=IF(OR([.W$14]=&quot;&quot;;[.$E15]=&quot;&quot;);&quot;&quot;;[.V15])">
            <text:p/>
          </table:table-cell>
          <table:table-cell table:style-name="ce122" table:formula="of:=IF(OR([.X$14]=&quot;&quot;;[.$E15]=&quot;&quot;);&quot;&quot;;[.W15])">
            <text:p/>
          </table:table-cell>
          <table:table-cell table:style-name="ce122" table:formula="of:=IF(OR([.Y$14]=&quot;&quot;;[.$E15]=&quot;&quot;);&quot;&quot;;[.X15])">
            <text:p/>
          </table:table-cell>
          <table:table-cell table:style-name="ce122" table:formula="of:=IF(OR([.Z$14]=&quot;&quot;;[.$E15]=&quot;&quot;);&quot;&quot;;[.Y15])">
            <text:p/>
          </table:table-cell>
          <table:table-cell table:style-name="ce122" table:formula="of:=IF(OR([.AA$14]=&quot;&quot;;[.$E15]=&quot;&quot;);&quot;&quot;;[.Z15])">
            <text:p/>
          </table:table-cell>
          <table:table-cell table:style-name="ce122" table:formula="of:=IF(OR([.AB$14]=&quot;&quot;;[.$E15]=&quot;&quot;);&quot;&quot;;[.AA15])">
            <text:p/>
          </table:table-cell>
          <table:table-cell table:style-name="ce122" table:formula="of:=IF(OR([.AC$14]=&quot;&quot;;[.$E15]=&quot;&quot;);&quot;&quot;;[.AB15])">
            <text:p/>
          </table:table-cell>
          <table:table-cell table:style-name="ce122" table:formula="of:=IF(OR([.AD$14]=&quot;&quot;;[.$E15]=&quot;&quot;);&quot;&quot;;[.AC15])">
            <text:p/>
          </table:table-cell>
          <table:table-cell table:number-columns-repeated="994"/>
        </table:table-row>
        <table:table-row table:style-name="ro5">
          <table:table-cell table:style-name="ce105" office:value-type="string" calcext:value-type="string">
            <text:p>UserDAO</text:p>
          </table:table-cell>
          <table:table-cell table:style-name="ce45" office:value-type="float" office:value="1.2" calcext:value-type="float">
            <text:p>1.2</text:p>
          </table:table-cell>
          <table:table-cell table:style-name="ce116" office:value-type="string" calcext:value-type="string">
            <text:p>Seija</text:p>
          </table:table-cell>
          <table:table-cell table:style-name="ce118" table:content-validation-name="val3" office:value-type="string" calcext:value-type="string">
            <text:p>Done</text:p>
          </table:table-cell>
          <table:table-cell table:style-name="ce122" table:number-columns-repeated="26"/>
          <table:table-cell table:number-columns-repeated="994"/>
        </table:table-row>
        <table:table-row table:style-name="ro5">
          <table:table-cell table:style-name="ce105" office:value-type="string" calcext:value-type="string">
            <text:p>UserController</text:p>
          </table:table-cell>
          <table:table-cell table:style-name="ce45" office:value-type="float" office:value="1.3" calcext:value-type="float">
            <text:p>1.3</text:p>
          </table:table-cell>
          <table:table-cell table:style-name="ce116" office:value-type="string" calcext:value-type="string">
            <text:p>Seija</text:p>
          </table:table-cell>
          <table:table-cell table:style-name="ce118" table:content-validation-name="val3" office:value-type="string" calcext:value-type="string">
            <text:p>Done</text:p>
          </table:table-cell>
          <table:table-cell table:style-name="ce122" office:value-type="float" office:value="3" calcext:value-type="float">
            <text:p>3</text:p>
          </table:table-cell>
          <table:table-cell table:style-name="ce122" table:formula="of:=IF(OR([.F$14]=&quot;&quot;;[.$E17]=&quot;&quot;);&quot;&quot;;[.E17])" office:value-type="float" office:value="3" calcext:value-type="float">
            <text:p>3</text:p>
          </table:table-cell>
          <table:table-cell table:style-name="ce122" table:formula="of:=IF(OR([.G$14]=&quot;&quot;;[.$E17]=&quot;&quot;);&quot;&quot;;[.F17])" office:value-type="float" office:value="3" calcext:value-type="float">
            <text:p>3</text:p>
          </table:table-cell>
          <table:table-cell table:style-name="ce122" table:formula="of:=IF(OR([.H$14]=&quot;&quot;;[.$E17]=&quot;&quot;);&quot;&quot;;[.G17])" office:value-type="float" office:value="3" calcext:value-type="float">
            <text:p>3</text:p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J$14]=&quot;&quot;;[.$E17]=&quot;&quot;);&quot;&quot;;[.I17])" office:value-type="float" office:value="0" calcext:value-type="float">
            <text:p>0</text:p>
          </table:table-cell>
          <table:table-cell table:style-name="ce122" table:formula="of:=IF(OR([.K$14]=&quot;&quot;;[.$E17]=&quot;&quot;);&quot;&quot;;[.J17])">
            <text:p/>
          </table:table-cell>
          <table:table-cell table:style-name="ce122" table:formula="of:=IF(OR([.L$14]=&quot;&quot;;[.$E17]=&quot;&quot;);&quot;&quot;;[.K17])">
            <text:p/>
          </table:table-cell>
          <table:table-cell table:style-name="ce122" table:formula="of:=IF(OR([.M$14]=&quot;&quot;;[.$E17]=&quot;&quot;);&quot;&quot;;[.L17])">
            <text:p/>
          </table:table-cell>
          <table:table-cell table:style-name="ce122" table:formula="of:=IF(OR([.N$14]=&quot;&quot;;[.$E17]=&quot;&quot;);&quot;&quot;;[.M17])">
            <text:p/>
          </table:table-cell>
          <table:table-cell table:style-name="ce122" table:formula="of:=IF(OR([.O$14]=&quot;&quot;;[.$E17]=&quot;&quot;);&quot;&quot;;[.N17])">
            <text:p/>
          </table:table-cell>
          <table:table-cell table:style-name="ce122" table:formula="of:=IF(OR([.P$14]=&quot;&quot;;[.$E17]=&quot;&quot;);&quot;&quot;;[.O17])">
            <text:p/>
          </table:table-cell>
          <table:table-cell table:style-name="ce122" table:formula="of:=IF(OR([.Q$14]=&quot;&quot;;[.$E17]=&quot;&quot;);&quot;&quot;;[.P17])">
            <text:p/>
          </table:table-cell>
          <table:table-cell table:style-name="ce122" table:formula="of:=IF(OR([.R$14]=&quot;&quot;;[.$E17]=&quot;&quot;);&quot;&quot;;[.Q17])">
            <text:p/>
          </table:table-cell>
          <table:table-cell table:style-name="ce122" table:formula="of:=IF(OR([.S$14]=&quot;&quot;;[.$E17]=&quot;&quot;);&quot;&quot;;[.R17])">
            <text:p/>
          </table:table-cell>
          <table:table-cell table:style-name="ce122" table:formula="of:=IF(OR([.T$14]=&quot;&quot;;[.$E17]=&quot;&quot;);&quot;&quot;;[.S17])">
            <text:p/>
          </table:table-cell>
          <table:table-cell table:style-name="ce122" table:formula="of:=IF(OR([.U$14]=&quot;&quot;;[.$E17]=&quot;&quot;);&quot;&quot;;[.T17])">
            <text:p/>
          </table:table-cell>
          <table:table-cell table:style-name="ce122" table:formula="of:=IF(OR([.V$14]=&quot;&quot;;[.$E17]=&quot;&quot;);&quot;&quot;;[.U17])">
            <text:p/>
          </table:table-cell>
          <table:table-cell table:style-name="ce122" table:formula="of:=IF(OR([.W$14]=&quot;&quot;;[.$E17]=&quot;&quot;);&quot;&quot;;[.V17])">
            <text:p/>
          </table:table-cell>
          <table:table-cell table:style-name="ce122" table:formula="of:=IF(OR([.X$14]=&quot;&quot;;[.$E17]=&quot;&quot;);&quot;&quot;;[.W17])">
            <text:p/>
          </table:table-cell>
          <table:table-cell table:style-name="ce122" table:formula="of:=IF(OR([.Y$14]=&quot;&quot;;[.$E17]=&quot;&quot;);&quot;&quot;;[.X17])">
            <text:p/>
          </table:table-cell>
          <table:table-cell table:style-name="ce122" table:number-columns-repeated="5"/>
          <table:table-cell table:number-columns-repeated="994"/>
        </table:table-row>
        <table:table-row table:style-name="ro5">
          <table:table-cell table:style-name="ce106" office:value-type="string" calcext:value-type="string">
            <text:p>JSP sivut</text:p>
          </table:table-cell>
          <table:table-cell table:style-name="ce45" office:value-type="float" office:value="1.3" calcext:value-type="float">
            <text:p>1.3</text:p>
          </table:table-cell>
          <table:table-cell table:style-name="ce116" office:value-type="string" calcext:value-type="string">
            <text:p>Jouni</text:p>
          </table:table-cell>
          <table:table-cell table:style-name="ce118" table:content-validation-name="val3" office:value-type="string" calcext:value-type="string">
            <text:p>Done</text:p>
          </table:table-cell>
          <table:table-cell table:style-name="ce122" office:value-type="float" office:value="1" calcext:value-type="float">
            <text:p>1</text:p>
          </table:table-cell>
          <table:table-cell table:style-name="ce122" table:formula="of:=IF(OR([.F$14]=&quot;&quot;;[.$E18]=&quot;&quot;);&quot;&quot;;[.E18])" office:value-type="float" office:value="1" calcext:value-type="float">
            <text:p>1</text:p>
          </table:table-cell>
          <table:table-cell table:style-name="ce122" table:formula="of:=IF(OR([.G$14]=&quot;&quot;;[.$E18]=&quot;&quot;);&quot;&quot;;[.F18])" office:value-type="float" office:value="1" calcext:value-type="float">
            <text:p>1</text:p>
          </table:table-cell>
          <table:table-cell table:style-name="ce122" table:formula="of:=IF(OR([.H$14]=&quot;&quot;;[.$E18]=&quot;&quot;);&quot;&quot;;[.G18])" office:value-type="float" office:value="1" calcext:value-type="float">
            <text:p>1</text:p>
          </table:table-cell>
          <table:table-cell table:style-name="ce122" table:formula="of:=IF(OR([.I$14]=&quot;&quot;;[.$E18]=&quot;&quot;);&quot;&quot;;[.H18])" office:value-type="float" office:value="1" calcext:value-type="float">
            <text:p>1</text:p>
          </table:table-cell>
          <table:table-cell table:style-name="ce122" table:formula="of:=IF(OR([.J$14]=&quot;&quot;;[.$E18]=&quot;&quot;);&quot;&quot;;[.I18])" office:value-type="float" office:value="1" calcext:value-type="float">
            <text:p>1</text:p>
          </table:table-cell>
          <table:table-cell table:style-name="ce122" table:formula="of:=IF(OR([.K$14]=&quot;&quot;;[.$E18]=&quot;&quot;);&quot;&quot;;[.J18])">
            <text:p/>
          </table:table-cell>
          <table:table-cell table:style-name="ce122" table:formula="of:=IF(OR([.L$14]=&quot;&quot;;[.$E18]=&quot;&quot;);&quot;&quot;;[.K18])">
            <text:p/>
          </table:table-cell>
          <table:table-cell table:style-name="ce122" table:formula="of:=IF(OR([.M$14]=&quot;&quot;;[.$E18]=&quot;&quot;);&quot;&quot;;[.L18])">
            <text:p/>
          </table:table-cell>
          <table:table-cell table:style-name="ce122" table:formula="of:=IF(OR([.N$14]=&quot;&quot;;[.$E18]=&quot;&quot;);&quot;&quot;;[.M18])">
            <text:p/>
          </table:table-cell>
          <table:table-cell table:style-name="ce122" table:formula="of:=IF(OR([.O$14]=&quot;&quot;;[.$E18]=&quot;&quot;);&quot;&quot;;[.N18])">
            <text:p/>
          </table:table-cell>
          <table:table-cell table:style-name="ce122" table:formula="of:=IF(OR([.P$14]=&quot;&quot;;[.$E18]=&quot;&quot;);&quot;&quot;;[.O18])">
            <text:p/>
          </table:table-cell>
          <table:table-cell table:style-name="ce122" table:formula="of:=IF(OR([.Q$14]=&quot;&quot;;[.$E18]=&quot;&quot;);&quot;&quot;;[.P18])">
            <text:p/>
          </table:table-cell>
          <table:table-cell table:style-name="ce122" table:formula="of:=IF(OR([.R$14]=&quot;&quot;;[.$E18]=&quot;&quot;);&quot;&quot;;[.Q18])">
            <text:p/>
          </table:table-cell>
          <table:table-cell table:style-name="ce122" table:formula="of:=IF(OR([.S$14]=&quot;&quot;;[.$E18]=&quot;&quot;);&quot;&quot;;[.R18])">
            <text:p/>
          </table:table-cell>
          <table:table-cell table:style-name="ce122" table:formula="of:=IF(OR([.T$14]=&quot;&quot;;[.$E18]=&quot;&quot;);&quot;&quot;;[.S18])">
            <text:p/>
          </table:table-cell>
          <table:table-cell table:style-name="ce122" table:formula="of:=IF(OR([.U$14]=&quot;&quot;;[.$E18]=&quot;&quot;);&quot;&quot;;[.T18])">
            <text:p/>
          </table:table-cell>
          <table:table-cell table:style-name="ce122" table:formula="of:=IF(OR([.V$14]=&quot;&quot;;[.$E18]=&quot;&quot;);&quot;&quot;;[.U18])">
            <text:p/>
          </table:table-cell>
          <table:table-cell table:style-name="ce122" table:formula="of:=IF(OR([.W$14]=&quot;&quot;;[.$E18]=&quot;&quot;);&quot;&quot;;[.V18])">
            <text:p/>
          </table:table-cell>
          <table:table-cell table:style-name="ce122" table:formula="of:=IF(OR([.X$14]=&quot;&quot;;[.$E18]=&quot;&quot;);&quot;&quot;;[.W18])">
            <text:p/>
          </table:table-cell>
          <table:table-cell table:style-name="ce122" table:formula="of:=IF(OR([.Y$14]=&quot;&quot;;[.$E18]=&quot;&quot;);&quot;&quot;;[.X18])">
            <text:p/>
          </table:table-cell>
          <table:table-cell table:style-name="ce122" table:number-columns-repeated="5"/>
          <table:table-cell table:number-columns-repeated="994"/>
        </table:table-row>
        <table:table-row table:style-name="ro5">
          <table:table-cell table:style-name="ce107" office:value-type="string" calcext:value-type="string">
            <text:p>Testaus</text:p>
          </table:table-cell>
          <table:table-cell table:style-name="ce45" office:value-type="float" office:value="1.7" calcext:value-type="float">
            <text:p>1.7</text:p>
          </table:table-cell>
          <table:table-cell table:style-name="ce116" office:value-type="string" calcext:value-type="string">
            <text:p>Seija</text:p>
          </table:table-cell>
          <table:table-cell table:style-name="ce118" table:content-validation-name="val3" office:value-type="string" calcext:value-type="string">
            <text:p>Done</text:p>
          </table:table-cell>
          <table:table-cell table:style-name="ce123" office:value-type="float" office:value="10" calcext:value-type="float">
            <text:p>10</text:p>
          </table:table-cell>
          <table:table-cell table:style-name="ce122" table:formula="of:=IF(OR([.F$14]=&quot;&quot;;[.$E19]=&quot;&quot;);&quot;&quot;;[.E19])" office:value-type="float" office:value="10" calcext:value-type="float">
            <text:p>10</text:p>
          </table:table-cell>
          <table:table-cell table:style-name="ce122" table:formula="of:=IF(OR([.G$14]=&quot;&quot;;[.$E19]=&quot;&quot;);&quot;&quot;;[.F19])" office:value-type="float" office:value="10" calcext:value-type="float">
            <text:p>10</text:p>
          </table:table-cell>
          <table:table-cell table:style-name="ce122" table:formula="of:=IF(OR([.H$14]=&quot;&quot;;[.$E19]=&quot;&quot;);&quot;&quot;;[.G19])" office:value-type="float" office:value="10" calcext:value-type="float">
            <text:p>10</text:p>
          </table:table-cell>
          <table:table-cell table:style-name="ce122" table:formula="of:=IF(OR([.I$14]=&quot;&quot;;[.$E19]=&quot;&quot;);&quot;&quot;;[.H19])" office:value-type="float" office:value="10" calcext:value-type="float">
            <text:p>10</text:p>
          </table:table-cell>
          <table:table-cell table:style-name="ce122" table:formula="of:=IF(OR([.J$14]=&quot;&quot;;[.$E19]=&quot;&quot;);&quot;&quot;;[.I19])" office:value-type="float" office:value="10" calcext:value-type="float">
            <text:p>10</text:p>
          </table:table-cell>
          <table:table-cell table:style-name="ce122" table:formula="of:=IF(OR([.K$14]=&quot;&quot;;[.$E19]=&quot;&quot;);&quot;&quot;;[.J19])">
            <text:p/>
          </table:table-cell>
          <table:table-cell table:style-name="ce122" table:formula="of:=IF(OR([.L$14]=&quot;&quot;;[.$E19]=&quot;&quot;);&quot;&quot;;[.K19])">
            <text:p/>
          </table:table-cell>
          <table:table-cell table:style-name="ce122" table:formula="of:=IF(OR([.M$14]=&quot;&quot;;[.$E19]=&quot;&quot;);&quot;&quot;;[.L19])">
            <text:p/>
          </table:table-cell>
          <table:table-cell table:style-name="ce122" table:formula="of:=IF(OR([.N$14]=&quot;&quot;;[.$E19]=&quot;&quot;);&quot;&quot;;[.M19])">
            <text:p/>
          </table:table-cell>
          <table:table-cell table:style-name="ce122" table:formula="of:=IF(OR([.O$14]=&quot;&quot;;[.$E19]=&quot;&quot;);&quot;&quot;;[.N19])">
            <text:p/>
          </table:table-cell>
          <table:table-cell table:style-name="ce122" table:formula="of:=IF(OR([.P$14]=&quot;&quot;;[.$E19]=&quot;&quot;);&quot;&quot;;[.O19])">
            <text:p/>
          </table:table-cell>
          <table:table-cell table:style-name="ce122" table:formula="of:=IF(OR([.Q$14]=&quot;&quot;;[.$E19]=&quot;&quot;);&quot;&quot;;[.P19])">
            <text:p/>
          </table:table-cell>
          <table:table-cell table:style-name="ce122" table:formula="of:=IF(OR([.R$14]=&quot;&quot;;[.$E19]=&quot;&quot;);&quot;&quot;;[.Q19])">
            <text:p/>
          </table:table-cell>
          <table:table-cell table:style-name="ce122" table:formula="of:=IF(OR([.S$14]=&quot;&quot;;[.$E19]=&quot;&quot;);&quot;&quot;;[.R19])">
            <text:p/>
          </table:table-cell>
          <table:table-cell table:style-name="ce122" table:formula="of:=IF(OR([.T$14]=&quot;&quot;;[.$E19]=&quot;&quot;);&quot;&quot;;[.S19])">
            <text:p/>
          </table:table-cell>
          <table:table-cell table:style-name="ce122" table:formula="of:=IF(OR([.U$14]=&quot;&quot;;[.$E19]=&quot;&quot;);&quot;&quot;;[.T19])">
            <text:p/>
          </table:table-cell>
          <table:table-cell table:style-name="ce122" table:formula="of:=IF(OR([.V$14]=&quot;&quot;;[.$E19]=&quot;&quot;);&quot;&quot;;[.U19])">
            <text:p/>
          </table:table-cell>
          <table:table-cell table:style-name="ce122" table:formula="of:=IF(OR([.W$14]=&quot;&quot;;[.$E19]=&quot;&quot;);&quot;&quot;;[.V19])">
            <text:p/>
          </table:table-cell>
          <table:table-cell table:style-name="ce122" table:formula="of:=IF(OR([.X$14]=&quot;&quot;;[.$E19]=&quot;&quot;);&quot;&quot;;[.W19])">
            <text:p/>
          </table:table-cell>
          <table:table-cell table:style-name="ce122" table:formula="of:=IF(OR([.Y$14]=&quot;&quot;;[.$E19]=&quot;&quot;);&quot;&quot;;[.X19])">
            <text:p/>
          </table:table-cell>
          <table:table-cell table:style-name="ce122" table:number-columns-repeated="5"/>
          <table:table-cell table:number-columns-repeated="994"/>
        </table:table-row>
        <table:table-row table:style-name="ro5">
          <table:table-cell table:style-name="ce107" office:value-type="string" calcext:value-type="string">
            <text:p>Login</text:p>
          </table:table-cell>
          <table:table-cell table:style-name="ce45" office:value-type="float" office:value="1.8" calcext:value-type="float">
            <text:p>1.8</text:p>
          </table:table-cell>
          <table:table-cell table:style-name="ce116" office:value-type="string" calcext:value-type="string">
            <text:p>Jouni&amp;Seija</text:p>
          </table:table-cell>
          <table:table-cell table:style-name="ce118" table:content-validation-name="val3" office:value-type="string" calcext:value-type="string">
            <text:p>Done</text:p>
          </table:table-cell>
          <table:table-cell table:style-name="ce123" office:value-type="float" office:value="5" calcext:value-type="float">
            <text:p>5</text:p>
          </table:table-cell>
          <table:table-cell table:style-name="ce122" table:formula="of:=IF(OR([.F$14]=&quot;&quot;;[.$E20]=&quot;&quot;);&quot;&quot;;[.E20])" office:value-type="float" office:value="5" calcext:value-type="float">
            <text:p>5</text:p>
          </table:table-cell>
          <table:table-cell table:style-name="ce122" table:formula="of:=IF(OR([.G$14]=&quot;&quot;;[.$E20]=&quot;&quot;);&quot;&quot;;[.F20])" office:value-type="float" office:value="5" calcext:value-type="float">
            <text:p>5</text:p>
          </table:table-cell>
          <table:table-cell table:style-name="ce122" table:formula="of:=IF(OR([.H$14]=&quot;&quot;;[.$E20]=&quot;&quot;);&quot;&quot;;[.G20])" office:value-type="float" office:value="5" calcext:value-type="float">
            <text:p>5</text:p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J$14]=&quot;&quot;;[.$E20]=&quot;&quot;);&quot;&quot;;[.I20])" office:value-type="float" office:value="0" calcext:value-type="float">
            <text:p>0</text:p>
          </table:table-cell>
          <table:table-cell table:style-name="ce122" table:number-columns-repeated="20"/>
          <table:table-cell table:number-columns-repeated="994"/>
        </table:table-row>
        <table:table-row table:style-name="ro5">
          <table:table-cell table:style-name="ce107" office:value-type="string" calcext:value-type="string">
            <text:p>Käyttäjien lisäys ja poisto</text:p>
          </table:table-cell>
          <table:table-cell table:style-name="ce45"/>
          <table:table-cell table:style-name="ce116" office:value-type="string" calcext:value-type="string">
            <text:p>Seija</text:p>
          </table:table-cell>
          <table:table-cell table:style-name="ce118" table:content-validation-name="val3" office:value-type="string" calcext:value-type="string">
            <text:p>Done</text:p>
          </table:table-cell>
          <table:table-cell table:style-name="ce123" office:value-type="float" office:value="5" calcext:value-type="float">
            <text:p>5</text:p>
          </table:table-cell>
          <table:table-cell table:style-name="ce122" table:formula="of:=IF(OR([.F$14]=&quot;&quot;;[.$E21]=&quot;&quot;);&quot;&quot;;[.E21])" office:value-type="float" office:value="5" calcext:value-type="float">
            <text:p>5</text:p>
          </table:table-cell>
          <table:table-cell table:style-name="ce122" table:formula="of:=IF(OR([.G$14]=&quot;&quot;;[.$E21]=&quot;&quot;);&quot;&quot;;[.F21])" office:value-type="float" office:value="5" calcext:value-type="float">
            <text:p>5</text:p>
          </table:table-cell>
          <table:table-cell table:style-name="ce122" table:formula="of:=IF(OR([.H$14]=&quot;&quot;;[.$E21]=&quot;&quot;);&quot;&quot;;[.G21])" office:value-type="float" office:value="5" calcext:value-type="float">
            <text:p>5</text:p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J$14]=&quot;&quot;;[.$E21]=&quot;&quot;);&quot;&quot;;[.I21])" office:value-type="float" office:value="0" calcext:value-type="float">
            <text:p>0</text:p>
          </table:table-cell>
          <table:table-cell table:style-name="ce122" table:number-columns-repeated="20"/>
          <table:table-cell table:number-columns-repeated="994"/>
        </table:table-row>
        <table:table-row table:style-name="ro5">
          <table:table-cell table:style-name="ce107" office:value-type="string" calcext:value-type="string">
            <text:p>Siri logo</text:p>
          </table:table-cell>
          <table:table-cell table:style-name="ce45" office:value-type="float" office:value="1.5" calcext:value-type="float">
            <text:p>1.5</text:p>
          </table:table-cell>
          <table:table-cell table:style-name="ce116" office:value-type="string" calcext:value-type="string">
            <text:p>Kari</text:p>
          </table:table-cell>
          <table:table-cell table:style-name="ce118" table:content-validation-name="val3" office:value-type="string" calcext:value-type="string">
            <text:p>Done</text:p>
          </table:table-cell>
          <table:table-cell table:style-name="ce123" office:value-type="float" office:value="1" calcext:value-type="float">
            <text:p>1</text:p>
          </table:table-cell>
          <table:table-cell table:style-name="ce122" table:formula="of:=IF(OR([.F$14]=&quot;&quot;;[.$E22]=&quot;&quot;);&quot;&quot;;[.E22])" office:value-type="float" office:value="1" calcext:value-type="float">
            <text:p>1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style-name="ce122" table:formula="of:=IF(OR([.K$14]=&quot;&quot;;[.$E22]=&quot;&quot;);&quot;&quot;;[.J22])">
            <text:p/>
          </table:table-cell>
          <table:table-cell table:style-name="ce122" table:formula="of:=IF(OR([.L$14]=&quot;&quot;;[.$E22]=&quot;&quot;);&quot;&quot;;[.K22])">
            <text:p/>
          </table:table-cell>
          <table:table-cell table:style-name="ce122" table:formula="of:=IF(OR([.M$14]=&quot;&quot;;[.$E22]=&quot;&quot;);&quot;&quot;;[.L22])">
            <text:p/>
          </table:table-cell>
          <table:table-cell table:style-name="ce122" table:formula="of:=IF(OR([.N$14]=&quot;&quot;;[.$E22]=&quot;&quot;);&quot;&quot;;[.M22])">
            <text:p/>
          </table:table-cell>
          <table:table-cell table:style-name="ce122" table:formula="of:=IF(OR([.O$14]=&quot;&quot;;[.$E22]=&quot;&quot;);&quot;&quot;;[.N22])">
            <text:p/>
          </table:table-cell>
          <table:table-cell table:style-name="ce122" table:formula="of:=IF(OR([.P$14]=&quot;&quot;;[.$E22]=&quot;&quot;);&quot;&quot;;[.O22])">
            <text:p/>
          </table:table-cell>
          <table:table-cell table:style-name="ce122" table:formula="of:=IF(OR([.Q$14]=&quot;&quot;;[.$E22]=&quot;&quot;);&quot;&quot;;[.P22])">
            <text:p/>
          </table:table-cell>
          <table:table-cell table:style-name="ce122" table:formula="of:=IF(OR([.R$14]=&quot;&quot;;[.$E22]=&quot;&quot;);&quot;&quot;;[.Q22])">
            <text:p/>
          </table:table-cell>
          <table:table-cell table:style-name="ce122" table:formula="of:=IF(OR([.S$14]=&quot;&quot;;[.$E22]=&quot;&quot;);&quot;&quot;;[.R22])">
            <text:p/>
          </table:table-cell>
          <table:table-cell table:style-name="ce122" table:formula="of:=IF(OR([.T$14]=&quot;&quot;;[.$E22]=&quot;&quot;);&quot;&quot;;[.S22])">
            <text:p/>
          </table:table-cell>
          <table:table-cell table:style-name="ce122" table:formula="of:=IF(OR([.U$14]=&quot;&quot;;[.$E22]=&quot;&quot;);&quot;&quot;;[.T22])">
            <text:p/>
          </table:table-cell>
          <table:table-cell table:style-name="ce122" table:formula="of:=IF(OR([.V$14]=&quot;&quot;;[.$E22]=&quot;&quot;);&quot;&quot;;[.U22])">
            <text:p/>
          </table:table-cell>
          <table:table-cell table:style-name="ce122" table:formula="of:=IF(OR([.W$14]=&quot;&quot;;[.$E22]=&quot;&quot;);&quot;&quot;;[.V22])">
            <text:p/>
          </table:table-cell>
          <table:table-cell table:style-name="ce122" table:formula="of:=IF(OR([.X$14]=&quot;&quot;;[.$E22]=&quot;&quot;);&quot;&quot;;[.W22])">
            <text:p/>
          </table:table-cell>
          <table:table-cell table:style-name="ce122" table:formula="of:=IF(OR([.Y$14]=&quot;&quot;;[.$E22]=&quot;&quot;);&quot;&quot;;[.X22])">
            <text:p/>
          </table:table-cell>
          <table:table-cell table:style-name="ce122" table:number-columns-repeated="5"/>
          <table:table-cell table:number-columns-repeated="994"/>
        </table:table-row>
        <table:table-row table:style-name="ro7">
          <table:table-cell table:style-name="ce106" office:value-type="string" calcext:value-type="string">
            <text:p>Projektin pääsivu</text:p>
          </table:table-cell>
          <table:table-cell table:style-name="ce45" office:value-type="float" office:value="1.6" calcext:value-type="float">
            <text:p>1.6</text:p>
          </table:table-cell>
          <table:table-cell table:style-name="ce116" office:value-type="string" calcext:value-type="string">
            <text:p>Kari &amp; Mika</text:p>
          </table:table-cell>
          <table:table-cell table:style-name="ce118" table:content-validation-name="val3" office:value-type="string" calcext:value-type="string">
            <text:p>Done</text:p>
          </table:table-cell>
          <table:table-cell table:style-name="ce123" office:value-type="float" office:value="7" calcext:value-type="float">
            <text:p>7</text:p>
          </table:table-cell>
          <table:table-cell table:style-name="ce122" table:formula="of:=IF(OR([.F$14]=&quot;&quot;;[.$E23]=&quot;&quot;);&quot;&quot;;[.E23])" office:value-type="float" office:value="7" calcext:value-type="float">
            <text:p>7</text:p>
          </table:table-cell>
          <table:table-cell table:style-name="ce122" table:formula="of:=IF(OR([.G$14]=&quot;&quot;;[.$E23]=&quot;&quot;);&quot;&quot;;[.F23])" office:value-type="float" office:value="7" calcext:value-type="float">
            <text:p>7</text:p>
          </table:table-cell>
          <table:table-cell table:style-name="ce122" table:formula="of:=IF(OR([.H$14]=&quot;&quot;;[.$E23]=&quot;&quot;);&quot;&quot;;[.G23])" office:value-type="float" office:value="7" calcext:value-type="float">
            <text:p>7</text:p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J$14]=&quot;&quot;;[.$E23]=&quot;&quot;);&quot;&quot;;[.I23])" office:value-type="float" office:value="0" calcext:value-type="float">
            <text:p>0</text:p>
          </table:table-cell>
          <table:table-cell table:style-name="ce122" table:formula="of:=IF(OR([.K$14]=&quot;&quot;;[.$E23]=&quot;&quot;);&quot;&quot;;[.J23])">
            <text:p/>
          </table:table-cell>
          <table:table-cell table:style-name="ce122" table:formula="of:=IF(OR([.L$14]=&quot;&quot;;[.$E23]=&quot;&quot;);&quot;&quot;;[.K23])">
            <text:p/>
          </table:table-cell>
          <table:table-cell table:style-name="ce122" table:formula="of:=IF(OR([.M$14]=&quot;&quot;;[.$E23]=&quot;&quot;);&quot;&quot;;[.L23])">
            <text:p/>
          </table:table-cell>
          <table:table-cell table:style-name="ce122" table:formula="of:=IF(OR([.N$14]=&quot;&quot;;[.$E23]=&quot;&quot;);&quot;&quot;;[.M23])">
            <text:p/>
          </table:table-cell>
          <table:table-cell table:style-name="ce122" table:formula="of:=IF(OR([.O$14]=&quot;&quot;;[.$E23]=&quot;&quot;);&quot;&quot;;[.N23])">
            <text:p/>
          </table:table-cell>
          <table:table-cell table:style-name="ce122" table:formula="of:=IF(OR([.P$14]=&quot;&quot;;[.$E23]=&quot;&quot;);&quot;&quot;;[.O23])">
            <text:p/>
          </table:table-cell>
          <table:table-cell table:style-name="ce122" table:formula="of:=IF(OR([.Q$14]=&quot;&quot;;[.$E23]=&quot;&quot;);&quot;&quot;;[.P23])">
            <text:p/>
          </table:table-cell>
          <table:table-cell table:style-name="ce122" table:formula="of:=IF(OR([.R$14]=&quot;&quot;;[.$E23]=&quot;&quot;);&quot;&quot;;[.Q23])">
            <text:p/>
          </table:table-cell>
          <table:table-cell table:style-name="ce122" table:formula="of:=IF(OR([.S$14]=&quot;&quot;;[.$E23]=&quot;&quot;);&quot;&quot;;[.R23])">
            <text:p/>
          </table:table-cell>
          <table:table-cell table:style-name="ce122" table:formula="of:=IF(OR([.T$14]=&quot;&quot;;[.$E23]=&quot;&quot;);&quot;&quot;;[.S23])">
            <text:p/>
          </table:table-cell>
          <table:table-cell table:style-name="ce122" table:formula="of:=IF(OR([.U$14]=&quot;&quot;;[.$E23]=&quot;&quot;);&quot;&quot;;[.T23])">
            <text:p/>
          </table:table-cell>
          <table:table-cell table:style-name="ce122" table:formula="of:=IF(OR([.V$14]=&quot;&quot;;[.$E23]=&quot;&quot;);&quot;&quot;;[.U23])">
            <text:p/>
          </table:table-cell>
          <table:table-cell table:style-name="ce122" table:formula="of:=IF(OR([.W$14]=&quot;&quot;;[.$E23]=&quot;&quot;);&quot;&quot;;[.V23])">
            <text:p/>
          </table:table-cell>
          <table:table-cell table:style-name="ce122" table:formula="of:=IF(OR([.X$14]=&quot;&quot;;[.$E23]=&quot;&quot;);&quot;&quot;;[.W23])">
            <text:p/>
          </table:table-cell>
          <table:table-cell table:style-name="ce122" table:formula="of:=IF(OR([.Y$14]=&quot;&quot;;[.$E23]=&quot;&quot;);&quot;&quot;;[.X23])">
            <text:p/>
          </table:table-cell>
          <table:table-cell table:style-name="ce122" table:number-columns-repeated="5"/>
          <table:table-cell table:number-columns-repeated="994"/>
        </table:table-row>
        <table:table-row table:style-name="ro7">
          <table:table-cell table:style-name="ce108" office:value-type="string" calcext:value-type="string">
            <text:p>Spring esimerkin integrointi Siriin</text:p>
          </table:table-cell>
          <table:table-cell table:style-name="ce45" office:value-type="float" office:value="2.1" calcext:value-type="float">
            <text:p>2.1</text:p>
          </table:table-cell>
          <table:table-cell table:style-name="ce116" office:value-type="string" calcext:value-type="string">
            <text:p>Jouni</text:p>
          </table:table-cell>
          <table:table-cell table:style-name="ce118" table:content-validation-name="val3" table:formula="of:=IF([.A24]&lt;&gt;&quot;&quot;;&quot;Planned&quot;;&quot;&quot;)" office:value-type="string" office:string-value="Planned" calcext:value-type="string">
            <text:p>Planned</text:p>
          </table:table-cell>
          <table:table-cell table:style-name="ce124" office:value-type="float" office:value="3" calcext:value-type="float">
            <text:p>3</text:p>
          </table:table-cell>
          <table:table-cell table:style-name="ce122" table:formula="of:=IF(OR([.F$14]=&quot;&quot;;[.$E24]=&quot;&quot;);&quot;&quot;;[.E24])" office:value-type="float" office:value="3" calcext:value-type="float">
            <text:p>3</text:p>
          </table:table-cell>
          <table:table-cell table:style-name="ce122" table:formula="of:=IF(OR([.G$14]=&quot;&quot;;[.$E24]=&quot;&quot;);&quot;&quot;;[.F24])" office:value-type="float" office:value="3" calcext:value-type="float">
            <text:p>3</text:p>
          </table:table-cell>
          <table:table-cell table:style-name="ce127" table:formula="of:=IF(OR([.H$14]=&quot;&quot;;[.$E24]=&quot;&quot;);&quot;&quot;;[.G24])" office:value-type="float" office:value="3" calcext:value-type="float">
            <text:p>3</text:p>
          </table:table-cell>
          <table:table-cell table:style-name="ce127" table:formula="of:=IF(OR([.I$14]=&quot;&quot;;[.$E24]=&quot;&quot;);&quot;&quot;;[.H24])" office:value-type="float" office:value="3" calcext:value-type="float">
            <text:p>3</text:p>
          </table:table-cell>
          <table:table-cell table:style-name="ce127" table:formula="of:=IF(OR([.J$14]=&quot;&quot;;[.$E24]=&quot;&quot;);&quot;&quot;;[.I24])" office:value-type="float" office:value="3" calcext:value-type="float">
            <text:p>3</text:p>
          </table:table-cell>
          <table:table-cell table:style-name="ce127" table:formula="of:=IF(OR([.K$14]=&quot;&quot;;[.$E24]=&quot;&quot;);&quot;&quot;;[.J24])">
            <text:p/>
          </table:table-cell>
          <table:table-cell table:style-name="ce127" table:formula="of:=IF(OR([.L$14]=&quot;&quot;;[.$E24]=&quot;&quot;);&quot;&quot;;[.K24])">
            <text:p/>
          </table:table-cell>
          <table:table-cell table:style-name="ce127" table:formula="of:=IF(OR([.M$14]=&quot;&quot;;[.$E24]=&quot;&quot;);&quot;&quot;;[.L24])">
            <text:p/>
          </table:table-cell>
          <table:table-cell table:style-name="ce127" table:formula="of:=IF(OR([.N$14]=&quot;&quot;;[.$E24]=&quot;&quot;);&quot;&quot;;[.M24])">
            <text:p/>
          </table:table-cell>
          <table:table-cell table:style-name="ce127" table:formula="of:=IF(OR([.O$14]=&quot;&quot;;[.$E24]=&quot;&quot;);&quot;&quot;;[.N24])">
            <text:p/>
          </table:table-cell>
          <table:table-cell table:style-name="ce127" table:formula="of:=IF(OR([.P$14]=&quot;&quot;;[.$E24]=&quot;&quot;);&quot;&quot;;[.O24])">
            <text:p/>
          </table:table-cell>
          <table:table-cell table:style-name="ce127" table:formula="of:=IF(OR([.Q$14]=&quot;&quot;;[.$E24]=&quot;&quot;);&quot;&quot;;[.P24])">
            <text:p/>
          </table:table-cell>
          <table:table-cell table:style-name="ce127" table:formula="of:=IF(OR([.R$14]=&quot;&quot;;[.$E24]=&quot;&quot;);&quot;&quot;;[.Q24])">
            <text:p/>
          </table:table-cell>
          <table:table-cell table:style-name="ce127" table:formula="of:=IF(OR([.S$14]=&quot;&quot;;[.$E24]=&quot;&quot;);&quot;&quot;;[.R24])">
            <text:p/>
          </table:table-cell>
          <table:table-cell table:style-name="ce127" table:formula="of:=IF(OR([.T$14]=&quot;&quot;;[.$E24]=&quot;&quot;);&quot;&quot;;[.S24])">
            <text:p/>
          </table:table-cell>
          <table:table-cell table:style-name="ce127" table:formula="of:=IF(OR([.U$14]=&quot;&quot;;[.$E24]=&quot;&quot;);&quot;&quot;;[.T24])">
            <text:p/>
          </table:table-cell>
          <table:table-cell table:style-name="ce127" table:formula="of:=IF(OR([.V$14]=&quot;&quot;;[.$E24]=&quot;&quot;);&quot;&quot;;[.U24])">
            <text:p/>
          </table:table-cell>
          <table:table-cell table:style-name="ce127" table:formula="of:=IF(OR([.W$14]=&quot;&quot;;[.$E24]=&quot;&quot;);&quot;&quot;;[.V24])">
            <text:p/>
          </table:table-cell>
          <table:table-cell table:style-name="ce127" table:formula="of:=IF(OR([.X$14]=&quot;&quot;;[.$E24]=&quot;&quot;);&quot;&quot;;[.W24])">
            <text:p/>
          </table:table-cell>
          <table:table-cell table:style-name="ce127" table:formula="of:=IF(OR([.Y$14]=&quot;&quot;;[.$E24]=&quot;&quot;);&quot;&quot;;[.X24])">
            <text:p/>
          </table:table-cell>
          <table:table-cell table:style-name="ce127" table:formula="of:=IF(OR([.Z$14]=&quot;&quot;;[.$E24]=&quot;&quot;);&quot;&quot;;[.Y24])">
            <text:p/>
          </table:table-cell>
          <table:table-cell table:style-name="ce127" table:formula="of:=IF(OR([.AA$14]=&quot;&quot;;[.$E24]=&quot;&quot;);&quot;&quot;;[.Z24])">
            <text:p/>
          </table:table-cell>
          <table:table-cell table:style-name="ce127" table:formula="of:=IF(OR([.AB$14]=&quot;&quot;;[.$E24]=&quot;&quot;);&quot;&quot;;[.AA24])">
            <text:p/>
          </table:table-cell>
          <table:table-cell table:style-name="ce127" table:formula="of:=IF(OR([.AC$14]=&quot;&quot;;[.$E24]=&quot;&quot;);&quot;&quot;;[.AB24])">
            <text:p/>
          </table:table-cell>
          <table:table-cell table:style-name="ce127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7">
          <table:table-cell table:style-name="ce109" office:value-type="string" calcext:value-type="string">
            <text:p>JPA:n lisäys erimerkkiluokkiin</text:p>
          </table:table-cell>
          <table:table-cell table:style-name="ce45" office:value-type="float" office:value="2.2" calcext:value-type="float">
            <text:p>2.2</text:p>
          </table:table-cell>
          <table:table-cell table:style-name="ce116" office:value-type="string" calcext:value-type="string">
            <text:p>Jouni</text:p>
          </table:table-cell>
          <table:table-cell table:style-name="ce118" table:content-validation-name="val3" office:value-type="string" calcext:value-type="string">
            <text:p>Planned</text:p>
          </table:table-cell>
          <table:table-cell table:style-name="ce122" office:value-type="float" office:value="1" calcext:value-type="float">
            <text:p>1</text:p>
          </table:table-cell>
          <table:table-cell table:style-name="ce122" table:formula="of:=IF(OR([.F$14]=&quot;&quot;;[.$E25]=&quot;&quot;);&quot;&quot;;[.E25])" office:value-type="float" office:value="1" calcext:value-type="float">
            <text:p>1</text:p>
          </table:table-cell>
          <table:table-cell table:style-name="ce122" table:formula="of:=IF(OR([.G$14]=&quot;&quot;;[.$E25]=&quot;&quot;);&quot;&quot;;[.F25])" office:value-type="float" office:value="1" calcext:value-type="float">
            <text:p>1</text:p>
          </table:table-cell>
          <table:table-cell table:style-name="ce122" table:formula="of:=IF(OR([.H$14]=&quot;&quot;;[.$E25]=&quot;&quot;);&quot;&quot;;[.G25])" office:value-type="float" office:value="1" calcext:value-type="float">
            <text:p>1</text:p>
          </table:table-cell>
          <table:table-cell table:style-name="ce122" table:formula="of:=IF(OR([.I$14]=&quot;&quot;;[.$E25]=&quot;&quot;);&quot;&quot;;[.H25])" office:value-type="float" office:value="1" calcext:value-type="float">
            <text:p>1</text:p>
          </table:table-cell>
          <table:table-cell table:style-name="ce122" table:formula="of:=IF(OR([.J$14]=&quot;&quot;;[.$E25]=&quot;&quot;);&quot;&quot;;[.I25])" office:value-type="float" office:value="1" calcext:value-type="float">
            <text:p>1</text:p>
          </table:table-cell>
          <table:table-cell table:style-name="ce122" table:formula="of:=IF(OR([.K$14]=&quot;&quot;;[.$E25]=&quot;&quot;);&quot;&quot;;[.J25])">
            <text:p/>
          </table:table-cell>
          <table:table-cell table:style-name="ce122" table:formula="of:=IF(OR([.L$14]=&quot;&quot;;[.$E25]=&quot;&quot;);&quot;&quot;;[.K25])">
            <text:p/>
          </table:table-cell>
          <table:table-cell table:style-name="ce122" table:formula="of:=IF(OR([.M$14]=&quot;&quot;;[.$E25]=&quot;&quot;);&quot;&quot;;[.L25])">
            <text:p/>
          </table:table-cell>
          <table:table-cell table:style-name="ce122" table:formula="of:=IF(OR([.N$14]=&quot;&quot;;[.$E25]=&quot;&quot;);&quot;&quot;;[.M25])">
            <text:p/>
          </table:table-cell>
          <table:table-cell table:style-name="ce122" table:formula="of:=IF(OR([.O$14]=&quot;&quot;;[.$E25]=&quot;&quot;);&quot;&quot;;[.N25])">
            <text:p/>
          </table:table-cell>
          <table:table-cell table:style-name="ce122" table:formula="of:=IF(OR([.P$14]=&quot;&quot;;[.$E25]=&quot;&quot;);&quot;&quot;;[.O25])">
            <text:p/>
          </table:table-cell>
          <table:table-cell table:style-name="ce122" table:formula="of:=IF(OR([.Q$14]=&quot;&quot;;[.$E25]=&quot;&quot;);&quot;&quot;;[.P25])">
            <text:p/>
          </table:table-cell>
          <table:table-cell table:style-name="ce122" table:formula="of:=IF(OR([.R$14]=&quot;&quot;;[.$E25]=&quot;&quot;);&quot;&quot;;[.Q25])">
            <text:p/>
          </table:table-cell>
          <table:table-cell table:style-name="ce129" table:formula="of:=IF(OR([.S$14]=&quot;&quot;;[.$E25]=&quot;&quot;);&quot;&quot;;[.R25])">
            <text:p/>
          </table:table-cell>
          <table:table-cell table:style-name="ce129" table:formula="of:=IF(OR([.T$14]=&quot;&quot;;[.$E25]=&quot;&quot;);&quot;&quot;;[.S25])">
            <text:p/>
          </table:table-cell>
          <table:table-cell table:style-name="ce129" table:formula="of:=IF(OR([.U$14]=&quot;&quot;;[.$E25]=&quot;&quot;);&quot;&quot;;[.T25])">
            <text:p/>
          </table:table-cell>
          <table:table-cell table:style-name="ce129" table:formula="of:=IF(OR([.V$14]=&quot;&quot;;[.$E25]=&quot;&quot;);&quot;&quot;;[.U25])">
            <text:p/>
          </table:table-cell>
          <table:table-cell table:style-name="ce129" table:formula="of:=IF(OR([.W$14]=&quot;&quot;;[.$E25]=&quot;&quot;);&quot;&quot;;[.V25])">
            <text:p/>
          </table:table-cell>
          <table:table-cell table:style-name="ce129" table:formula="of:=IF(OR([.X$14]=&quot;&quot;;[.$E25]=&quot;&quot;);&quot;&quot;;[.W25])">
            <text:p/>
          </table:table-cell>
          <table:table-cell table:style-name="ce129" table:formula="of:=IF(OR([.Y$14]=&quot;&quot;;[.$E25]=&quot;&quot;);&quot;&quot;;[.X25])">
            <text:p/>
          </table:table-cell>
          <table:table-cell table:style-name="ce129" table:number-columns-repeated="3"/>
          <table:table-cell table:style-name="ce129" table:formula="of:=IF(OR([.AC$14]=&quot;&quot;;[.$E25]=&quot;&quot;);&quot;&quot;;[.AB25])">
            <text:p/>
          </table:table-cell>
          <table:table-cell table:style-name="ce129" table:formula="of:=IF(OR([.AD$14]=&quot;&quot;;[.$E25]=&quot;&quot;);&quot;&quot;;[.AC25])">
            <text:p/>
          </table:table-cell>
          <table:table-cell table:number-columns-repeated="994"/>
        </table:table-row>
        <table:table-row table:style-name="ro5">
          <table:table-cell table:style-name="ce107" office:value-type="string" calcext:value-type="string">
            <text:p>Testaus</text:p>
          </table:table-cell>
          <table:table-cell table:style-name="ce45" office:value-type="float" office:value="2.3" calcext:value-type="float">
            <text:p>2.3</text:p>
          </table:table-cell>
          <table:table-cell table:style-name="ce116" office:value-type="string" calcext:value-type="string">
            <text:p>Jouni</text:p>
          </table:table-cell>
          <table:table-cell table:style-name="ce118" table:content-validation-name="val3" table:formula="of:=IF([.A26]&lt;&gt;&quot;&quot;;&quot;Planned&quot;;&quot;&quot;)" office:value-type="string" office:string-value="Planned" calcext:value-type="string">
            <text:p>Planned</text:p>
          </table:table-cell>
          <table:table-cell table:style-name="ce122" office:value-type="float" office:value="10" calcext:value-type="float">
            <text:p>10</text:p>
          </table:table-cell>
          <table:table-cell table:style-name="ce122" table:formula="of:=IF(OR([.F$14]=&quot;&quot;;[.$E26]=&quot;&quot;);&quot;&quot;;[.E26])" office:value-type="float" office:value="10" calcext:value-type="float">
            <text:p>10</text:p>
          </table:table-cell>
          <table:table-cell table:style-name="ce122" table:formula="of:=IF(OR([.G$14]=&quot;&quot;;[.$E26]=&quot;&quot;);&quot;&quot;;[.F26])" office:value-type="float" office:value="10" calcext:value-type="float">
            <text:p>10</text:p>
          </table:table-cell>
          <table:table-cell table:style-name="ce122" table:formula="of:=IF(OR([.H$14]=&quot;&quot;;[.$E26]=&quot;&quot;);&quot;&quot;;[.G26])" office:value-type="float" office:value="10" calcext:value-type="float">
            <text:p>10</text:p>
          </table:table-cell>
          <table:table-cell table:style-name="ce122" table:formula="of:=IF(OR([.I$14]=&quot;&quot;;[.$E26]=&quot;&quot;);&quot;&quot;;[.H26])" office:value-type="float" office:value="10" calcext:value-type="float">
            <text:p>10</text:p>
          </table:table-cell>
          <table:table-cell table:style-name="ce122" table:formula="of:=IF(OR([.J$14]=&quot;&quot;;[.$E26]=&quot;&quot;);&quot;&quot;;[.I26])" office:value-type="float" office:value="10" calcext:value-type="float">
            <text:p>10</text:p>
          </table:table-cell>
          <table:table-cell table:style-name="ce122" table:formula="of:=IF(OR([.K$14]=&quot;&quot;;[.$E26]=&quot;&quot;);&quot;&quot;;[.J26])">
            <text:p/>
          </table:table-cell>
          <table:table-cell table:style-name="ce122" table:formula="of:=IF(OR([.L$14]=&quot;&quot;;[.$E26]=&quot;&quot;);&quot;&quot;;[.K26])">
            <text:p/>
          </table:table-cell>
          <table:table-cell table:style-name="ce122" table:formula="of:=IF(OR([.M$14]=&quot;&quot;;[.$E26]=&quot;&quot;);&quot;&quot;;[.L26])">
            <text:p/>
          </table:table-cell>
          <table:table-cell table:style-name="ce122" table:formula="of:=IF(OR([.N$14]=&quot;&quot;;[.$E26]=&quot;&quot;);&quot;&quot;;[.M26])">
            <text:p/>
          </table:table-cell>
          <table:table-cell table:style-name="ce122" table:formula="of:=IF(OR([.O$14]=&quot;&quot;;[.$E26]=&quot;&quot;);&quot;&quot;;[.N26])">
            <text:p/>
          </table:table-cell>
          <table:table-cell table:style-name="ce122" table:formula="of:=IF(OR([.P$14]=&quot;&quot;;[.$E26]=&quot;&quot;);&quot;&quot;;[.O26])">
            <text:p/>
          </table:table-cell>
          <table:table-cell table:style-name="ce122" table:formula="of:=IF(OR([.Q$14]=&quot;&quot;;[.$E26]=&quot;&quot;);&quot;&quot;;[.P26])">
            <text:p/>
          </table:table-cell>
          <table:table-cell table:style-name="ce122" table:formula="of:=IF(OR([.R$14]=&quot;&quot;;[.$E26]=&quot;&quot;);&quot;&quot;;[.Q26])">
            <text:p/>
          </table:table-cell>
          <table:table-cell table:style-name="ce129" table:formula="of:=IF(OR([.S$14]=&quot;&quot;;[.$E26]=&quot;&quot;);&quot;&quot;;[.R26])">
            <text:p/>
          </table:table-cell>
          <table:table-cell table:style-name="ce129" table:formula="of:=IF(OR([.T$14]=&quot;&quot;;[.$E26]=&quot;&quot;);&quot;&quot;;[.S26])">
            <text:p/>
          </table:table-cell>
          <table:table-cell table:style-name="ce129" table:formula="of:=IF(OR([.U$14]=&quot;&quot;;[.$E26]=&quot;&quot;);&quot;&quot;;[.T26])">
            <text:p/>
          </table:table-cell>
          <table:table-cell table:style-name="ce129" table:formula="of:=IF(OR([.V$14]=&quot;&quot;;[.$E26]=&quot;&quot;);&quot;&quot;;[.U26])">
            <text:p/>
          </table:table-cell>
          <table:table-cell table:style-name="ce129" table:formula="of:=IF(OR([.W$14]=&quot;&quot;;[.$E26]=&quot;&quot;);&quot;&quot;;[.V26])">
            <text:p/>
          </table:table-cell>
          <table:table-cell table:style-name="ce129" table:formula="of:=IF(OR([.X$14]=&quot;&quot;;[.$E26]=&quot;&quot;);&quot;&quot;;[.W26])">
            <text:p/>
          </table:table-cell>
          <table:table-cell table:style-name="ce129" table:formula="of:=IF(OR([.Y$14]=&quot;&quot;;[.$E26]=&quot;&quot;);&quot;&quot;;[.X26])">
            <text:p/>
          </table:table-cell>
          <table:table-cell table:style-name="ce129" table:number-columns-repeated="3"/>
          <table:table-cell table:style-name="ce129" table:formula="of:=IF(OR([.AC$14]=&quot;&quot;;[.$E26]=&quot;&quot;);&quot;&quot;;[.AB26])">
            <text:p/>
          </table:table-cell>
          <table:table-cell table:style-name="ce129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7">
          <table:table-cell table:style-name="ce106"/>
          <table:table-cell table:style-name="ce115"/>
          <table:table-cell table:style-name="ce116"/>
          <table:table-cell table:style-name="ce118" table:content-validation-name="val3" table:formula="of:=IF([.A27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27]=&quot;&quot;);&quot;&quot;;[.E27])" office:value-type="float" office:value="0" calcext:value-type="float">
            <text:p>0</text:p>
          </table:table-cell>
          <table:table-cell table:style-name="ce122" table:formula="of:=IF(OR([.G$14]=&quot;&quot;;[.$E27]=&quot;&quot;);&quot;&quot;;[.F27])" office:value-type="float" office:value="0" calcext:value-type="float">
            <text:p>0</text:p>
          </table:table-cell>
          <table:table-cell table:style-name="ce122" table:formula="of:=IF(OR([.H$14]=&quot;&quot;;[.$E27]=&quot;&quot;);&quot;&quot;;[.G27])" office:value-type="float" office:value="0" calcext:value-type="float">
            <text:p>0</text:p>
          </table:table-cell>
          <table:table-cell table:style-name="ce122" table:formula="of:=IF(OR([.I$14]=&quot;&quot;;[.$E27]=&quot;&quot;);&quot;&quot;;[.H27])" office:value-type="float" office:value="0" calcext:value-type="float">
            <text:p>0</text:p>
          </table:table-cell>
          <table:table-cell table:style-name="ce122" table:formula="of:=IF(OR([.J$14]=&quot;&quot;;[.$E27]=&quot;&quot;);&quot;&quot;;[.I27])" office:value-type="float" office:value="0" calcext:value-type="float">
            <text:p>0</text:p>
          </table:table-cell>
          <table:table-cell table:style-name="ce122" table:formula="of:=IF(OR([.K$14]=&quot;&quot;;[.$E27]=&quot;&quot;);&quot;&quot;;[.J27])">
            <text:p/>
          </table:table-cell>
          <table:table-cell table:style-name="ce122" table:formula="of:=IF(OR([.L$14]=&quot;&quot;;[.$E27]=&quot;&quot;);&quot;&quot;;[.K27])">
            <text:p/>
          </table:table-cell>
          <table:table-cell table:style-name="ce122" table:formula="of:=IF(OR([.M$14]=&quot;&quot;;[.$E27]=&quot;&quot;);&quot;&quot;;[.L27])">
            <text:p/>
          </table:table-cell>
          <table:table-cell table:style-name="ce122" table:formula="of:=IF(OR([.N$14]=&quot;&quot;;[.$E27]=&quot;&quot;);&quot;&quot;;[.M27])">
            <text:p/>
          </table:table-cell>
          <table:table-cell table:style-name="ce122" table:formula="of:=IF(OR([.O$14]=&quot;&quot;;[.$E27]=&quot;&quot;);&quot;&quot;;[.N27])">
            <text:p/>
          </table:table-cell>
          <table:table-cell table:style-name="ce122" table:formula="of:=IF(OR([.P$14]=&quot;&quot;;[.$E27]=&quot;&quot;);&quot;&quot;;[.O27])">
            <text:p/>
          </table:table-cell>
          <table:table-cell table:style-name="ce122" table:formula="of:=IF(OR([.Q$14]=&quot;&quot;;[.$E27]=&quot;&quot;);&quot;&quot;;[.P27])">
            <text:p/>
          </table:table-cell>
          <table:table-cell table:style-name="ce122" table:formula="of:=IF(OR([.R$14]=&quot;&quot;;[.$E27]=&quot;&quot;);&quot;&quot;;[.Q27])">
            <text:p/>
          </table:table-cell>
          <table:table-cell table:style-name="ce122" table:formula="of:=IF(OR([.S$14]=&quot;&quot;;[.$E27]=&quot;&quot;);&quot;&quot;;[.R27])">
            <text:p/>
          </table:table-cell>
          <table:table-cell table:style-name="ce122" table:formula="of:=IF(OR([.T$14]=&quot;&quot;;[.$E27]=&quot;&quot;);&quot;&quot;;[.S27])">
            <text:p/>
          </table:table-cell>
          <table:table-cell table:style-name="ce122" table:formula="of:=IF(OR([.U$14]=&quot;&quot;;[.$E27]=&quot;&quot;);&quot;&quot;;[.T27])">
            <text:p/>
          </table:table-cell>
          <table:table-cell table:style-name="ce122" table:formula="of:=IF(OR([.V$14]=&quot;&quot;;[.$E27]=&quot;&quot;);&quot;&quot;;[.U27])">
            <text:p/>
          </table:table-cell>
          <table:table-cell table:style-name="ce122" table:formula="of:=IF(OR([.W$14]=&quot;&quot;;[.$E27]=&quot;&quot;);&quot;&quot;;[.V27])">
            <text:p/>
          </table:table-cell>
          <table:table-cell table:style-name="ce122" table:formula="of:=IF(OR([.X$14]=&quot;&quot;;[.$E27]=&quot;&quot;);&quot;&quot;;[.W27])">
            <text:p/>
          </table:table-cell>
          <table:table-cell table:style-name="ce122" table:formula="of:=IF(OR([.Y$14]=&quot;&quot;;[.$E27]=&quot;&quot;);&quot;&quot;;[.X27])">
            <text:p/>
          </table:table-cell>
          <table:table-cell table:style-name="ce129" table:number-columns-repeated="3"/>
          <table:table-cell table:style-name="ce129" table:formula="of:=IF(OR([.AC$14]=&quot;&quot;;[.$E27]=&quot;&quot;);&quot;&quot;;[.AB27])">
            <text:p/>
          </table:table-cell>
          <table:table-cell table:style-name="ce129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5">
          <table:table-cell table:style-name="ce107" office:value-type="string" calcext:value-type="string">
            <text:p>Asiakastaulu suunnittelu – fi.siri.asiakas</text:p>
          </table:table-cell>
          <table:table-cell table:style-name="ce115" office:value-type="string" calcext:value-type="string">
            <text:p>3.1</text:p>
          </table:table-cell>
          <table:table-cell table:style-name="ce116" office:value-type="string" calcext:value-type="string">
            <text:p>Seija</text:p>
          </table:table-cell>
          <table:table-cell table:style-name="ce118" table:content-validation-name="val3" office:value-type="string" calcext:value-type="string">
            <text:p>Done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G$14]=&quot;&quot;;[.$E28]=&quot;&quot;);&quot;&quot;;[.F28])" office:value-type="float" office:value="0" calcext:value-type="float">
            <text:p>0</text:p>
          </table:table-cell>
          <table:table-cell table:style-name="ce122" table:formula="of:=IF(OR([.H$14]=&quot;&quot;;[.$E28]=&quot;&quot;);&quot;&quot;;[.G28])" office:value-type="float" office:value="0" calcext:value-type="float">
            <text:p>0</text:p>
          </table:table-cell>
          <table:table-cell table:style-name="ce122" table:formula="of:=IF(OR([.I$14]=&quot;&quot;;[.$E28]=&quot;&quot;);&quot;&quot;;[.H28])" office:value-type="float" office:value="0" calcext:value-type="float">
            <text:p>0</text:p>
          </table:table-cell>
          <table:table-cell table:style-name="ce122" table:formula="of:=IF(OR([.J$14]=&quot;&quot;;[.$E28]=&quot;&quot;);&quot;&quot;;[.I28])" office:value-type="float" office:value="0" calcext:value-type="float">
            <text:p>0</text:p>
          </table:table-cell>
          <table:table-cell table:style-name="ce122" table:formula="of:=IF(OR([.K$14]=&quot;&quot;;[.$E28]=&quot;&quot;);&quot;&quot;;[.J28])">
            <text:p/>
          </table:table-cell>
          <table:table-cell table:style-name="ce122" table:formula="of:=IF(OR([.L$14]=&quot;&quot;;[.$E28]=&quot;&quot;);&quot;&quot;;[.K28])">
            <text:p/>
          </table:table-cell>
          <table:table-cell table:style-name="ce122" table:formula="of:=IF(OR([.M$14]=&quot;&quot;;[.$E28]=&quot;&quot;);&quot;&quot;;[.L28])">
            <text:p/>
          </table:table-cell>
          <table:table-cell table:style-name="ce122" table:formula="of:=IF(OR([.N$14]=&quot;&quot;;[.$E28]=&quot;&quot;);&quot;&quot;;[.M28])">
            <text:p/>
          </table:table-cell>
          <table:table-cell table:style-name="ce122" table:formula="of:=IF(OR([.O$14]=&quot;&quot;;[.$E28]=&quot;&quot;);&quot;&quot;;[.N28])">
            <text:p/>
          </table:table-cell>
          <table:table-cell table:style-name="ce122" table:formula="of:=IF(OR([.P$14]=&quot;&quot;;[.$E28]=&quot;&quot;);&quot;&quot;;[.O28])">
            <text:p/>
          </table:table-cell>
          <table:table-cell table:style-name="ce122" table:formula="of:=IF(OR([.Q$14]=&quot;&quot;;[.$E28]=&quot;&quot;);&quot;&quot;;[.P28])">
            <text:p/>
          </table:table-cell>
          <table:table-cell table:style-name="ce122" table:formula="of:=IF(OR([.R$14]=&quot;&quot;;[.$E28]=&quot;&quot;);&quot;&quot;;[.Q28])">
            <text:p/>
          </table:table-cell>
          <table:table-cell table:style-name="ce122" table:formula="of:=IF(OR([.S$14]=&quot;&quot;;[.$E28]=&quot;&quot;);&quot;&quot;;[.R28])">
            <text:p/>
          </table:table-cell>
          <table:table-cell table:style-name="ce122" table:formula="of:=IF(OR([.T$14]=&quot;&quot;;[.$E28]=&quot;&quot;);&quot;&quot;;[.S28])">
            <text:p/>
          </table:table-cell>
          <table:table-cell table:style-name="ce122" table:formula="of:=IF(OR([.U$14]=&quot;&quot;;[.$E28]=&quot;&quot;);&quot;&quot;;[.T28])">
            <text:p/>
          </table:table-cell>
          <table:table-cell table:style-name="ce122" table:formula="of:=IF(OR([.V$14]=&quot;&quot;;[.$E28]=&quot;&quot;);&quot;&quot;;[.U28])">
            <text:p/>
          </table:table-cell>
          <table:table-cell table:style-name="ce122" table:formula="of:=IF(OR([.W$14]=&quot;&quot;;[.$E28]=&quot;&quot;);&quot;&quot;;[.V28])">
            <text:p/>
          </table:table-cell>
          <table:table-cell table:style-name="ce122" table:formula="of:=IF(OR([.X$14]=&quot;&quot;;[.$E28]=&quot;&quot;);&quot;&quot;;[.W28])">
            <text:p/>
          </table:table-cell>
          <table:table-cell table:style-name="ce122" table:formula="of:=IF(OR([.Y$14]=&quot;&quot;;[.$E28]=&quot;&quot;);&quot;&quot;;[.X28])">
            <text:p/>
          </table:table-cell>
          <table:table-cell table:style-name="ce122" table:number-columns-repeated="3"/>
          <table:table-cell table:style-name="ce122" table:formula="of:=IF(OR([.AC$14]=&quot;&quot;;[.$E28]=&quot;&quot;);&quot;&quot;;[.AB28])">
            <text:p/>
          </table:table-cell>
          <table:table-cell table:style-name="ce122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5">
          <table:table-cell table:style-name="ce107" office:value-type="string" calcext:value-type="string">
            <text:p>Asiakas Entity</text:p>
          </table:table-cell>
          <table:table-cell table:style-name="ce115" office:value-type="string" calcext:value-type="string">
            <text:p>3.2</text:p>
          </table:table-cell>
          <table:table-cell table:style-name="ce116" office:value-type="string" calcext:value-type="string">
            <text:p>Seija&amp;Mika</text:p>
          </table:table-cell>
          <table:table-cell table:style-name="ce118" table:content-validation-name="val3" office:value-type="string" calcext:value-type="string">
            <text:p>Ongoing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1" calcext:value-type="float">
            <text:p>1</text:p>
          </table:table-cell>
          <table:table-cell table:style-name="ce122" table:formula="of:=IF(OR([.G$14]=&quot;&quot;;[.$E29]=&quot;&quot;);&quot;&quot;;[.F29])" office:value-type="float" office:value="1" calcext:value-type="float">
            <text:p>1</text:p>
          </table:table-cell>
          <table:table-cell table:style-name="ce122" table:formula="of:=IF(OR([.H$14]=&quot;&quot;;[.$E29]=&quot;&quot;);&quot;&quot;;[.G29])" office:value-type="float" office:value="1" calcext:value-type="float">
            <text:p>1</text:p>
          </table:table-cell>
          <table:table-cell table:style-name="ce122" table:formula="of:=IF(OR([.I$14]=&quot;&quot;;[.$E29]=&quot;&quot;);&quot;&quot;;[.H29])" office:value-type="float" office:value="1" calcext:value-type="float">
            <text:p>1</text:p>
          </table:table-cell>
          <table:table-cell table:style-name="ce122" table:formula="of:=IF(OR([.J$14]=&quot;&quot;;[.$E29]=&quot;&quot;);&quot;&quot;;[.I29])" office:value-type="float" office:value="1" calcext:value-type="float">
            <text:p>1</text:p>
          </table:table-cell>
          <table:table-cell table:style-name="ce122" table:formula="of:=IF(OR([.K$14]=&quot;&quot;;[.$E29]=&quot;&quot;);&quot;&quot;;[.J29])">
            <text:p/>
          </table:table-cell>
          <table:table-cell table:style-name="ce122" table:formula="of:=IF(OR([.L$14]=&quot;&quot;;[.$E29]=&quot;&quot;);&quot;&quot;;[.K29])">
            <text:p/>
          </table:table-cell>
          <table:table-cell table:style-name="ce122" table:formula="of:=IF(OR([.M$14]=&quot;&quot;;[.$E29]=&quot;&quot;);&quot;&quot;;[.L29])">
            <text:p/>
          </table:table-cell>
          <table:table-cell table:style-name="ce122" table:formula="of:=IF(OR([.N$14]=&quot;&quot;;[.$E29]=&quot;&quot;);&quot;&quot;;[.M29])">
            <text:p/>
          </table:table-cell>
          <table:table-cell table:style-name="ce122" table:formula="of:=IF(OR([.O$14]=&quot;&quot;;[.$E29]=&quot;&quot;);&quot;&quot;;[.N29])">
            <text:p/>
          </table:table-cell>
          <table:table-cell table:style-name="ce122" table:formula="of:=IF(OR([.P$14]=&quot;&quot;;[.$E29]=&quot;&quot;);&quot;&quot;;[.O29])">
            <text:p/>
          </table:table-cell>
          <table:table-cell table:style-name="ce122" table:formula="of:=IF(OR([.Q$14]=&quot;&quot;;[.$E29]=&quot;&quot;);&quot;&quot;;[.P29])">
            <text:p/>
          </table:table-cell>
          <table:table-cell table:style-name="ce122" table:formula="of:=IF(OR([.R$14]=&quot;&quot;;[.$E29]=&quot;&quot;);&quot;&quot;;[.Q29])">
            <text:p/>
          </table:table-cell>
          <table:table-cell table:style-name="ce122" table:formula="of:=IF(OR([.S$14]=&quot;&quot;;[.$E29]=&quot;&quot;);&quot;&quot;;[.R29])">
            <text:p/>
          </table:table-cell>
          <table:table-cell table:style-name="ce122" table:formula="of:=IF(OR([.T$14]=&quot;&quot;;[.$E29]=&quot;&quot;);&quot;&quot;;[.S29])">
            <text:p/>
          </table:table-cell>
          <table:table-cell table:style-name="ce122" table:formula="of:=IF(OR([.U$14]=&quot;&quot;;[.$E29]=&quot;&quot;);&quot;&quot;;[.T29])">
            <text:p/>
          </table:table-cell>
          <table:table-cell table:style-name="ce122" table:formula="of:=IF(OR([.V$14]=&quot;&quot;;[.$E29]=&quot;&quot;);&quot;&quot;;[.U29])">
            <text:p/>
          </table:table-cell>
          <table:table-cell table:style-name="ce122" table:formula="of:=IF(OR([.W$14]=&quot;&quot;;[.$E29]=&quot;&quot;);&quot;&quot;;[.V29])">
            <text:p/>
          </table:table-cell>
          <table:table-cell table:style-name="ce122" table:formula="of:=IF(OR([.X$14]=&quot;&quot;;[.$E29]=&quot;&quot;);&quot;&quot;;[.W29])">
            <text:p/>
          </table:table-cell>
          <table:table-cell table:style-name="ce122" table:formula="of:=IF(OR([.Y$14]=&quot;&quot;;[.$E29]=&quot;&quot;);&quot;&quot;;[.X29])">
            <text:p/>
          </table:table-cell>
          <table:table-cell table:style-name="ce122" table:number-columns-repeated="3"/>
          <table:table-cell table:style-name="ce122" table:formula="of:=IF(OR([.AC$14]=&quot;&quot;;[.$E29]=&quot;&quot;);&quot;&quot;;[.AB29])">
            <text:p/>
          </table:table-cell>
          <table:table-cell table:style-name="ce122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5">
          <table:table-cell table:style-name="ce107" office:value-type="string" calcext:value-type="string">
            <text:p>Asiakas DAO</text:p>
          </table:table-cell>
          <table:table-cell table:style-name="ce115" office:value-type="string" calcext:value-type="string">
            <text:p>3.3</text:p>
          </table:table-cell>
          <table:table-cell table:style-name="ce116" office:value-type="string" calcext:value-type="string">
            <text:p>Seija&amp;Mika</text:p>
          </table:table-cell>
          <table:table-cell table:style-name="ce118" table:content-validation-name="val3" office:value-type="string" calcext:value-type="string">
            <text:p>Ongoing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2" calcext:value-type="float">
            <text:p>2</text:p>
          </table:table-cell>
          <table:table-cell table:style-name="ce122" table:formula="of:=IF(OR([.G$14]=&quot;&quot;;[.$E30]=&quot;&quot;);&quot;&quot;;[.F30])" office:value-type="float" office:value="2" calcext:value-type="float">
            <text:p>2</text:p>
          </table:table-cell>
          <table:table-cell table:style-name="ce122" table:formula="of:=IF(OR([.H$14]=&quot;&quot;;[.$E30]=&quot;&quot;);&quot;&quot;;[.G30])" office:value-type="float" office:value="2" calcext:value-type="float">
            <text:p>2</text:p>
          </table:table-cell>
          <table:table-cell table:style-name="ce122" office:value-type="float" office:value="1" calcext:value-type="float">
            <text:p>1</text:p>
          </table:table-cell>
          <table:table-cell table:style-name="ce122" table:formula="of:=IF(OR([.J$14]=&quot;&quot;;[.$E30]=&quot;&quot;);&quot;&quot;;[.I30])" office:value-type="float" office:value="1" calcext:value-type="float">
            <text:p>1</text:p>
          </table:table-cell>
          <table:table-cell table:style-name="ce122" table:formula="of:=IF(OR([.K$14]=&quot;&quot;;[.$E30]=&quot;&quot;);&quot;&quot;;[.J30])">
            <text:p/>
          </table:table-cell>
          <table:table-cell table:style-name="ce122" table:formula="of:=IF(OR([.L$14]=&quot;&quot;;[.$E30]=&quot;&quot;);&quot;&quot;;[.K30])">
            <text:p/>
          </table:table-cell>
          <table:table-cell table:style-name="ce122" table:formula="of:=IF(OR([.M$14]=&quot;&quot;;[.$E30]=&quot;&quot;);&quot;&quot;;[.L30])">
            <text:p/>
          </table:table-cell>
          <table:table-cell table:style-name="ce122" table:formula="of:=IF(OR([.N$14]=&quot;&quot;;[.$E30]=&quot;&quot;);&quot;&quot;;[.M30])">
            <text:p/>
          </table:table-cell>
          <table:table-cell table:style-name="ce122" table:formula="of:=IF(OR([.O$14]=&quot;&quot;;[.$E30]=&quot;&quot;);&quot;&quot;;[.N30])">
            <text:p/>
          </table:table-cell>
          <table:table-cell table:style-name="ce122" table:formula="of:=IF(OR([.P$14]=&quot;&quot;;[.$E30]=&quot;&quot;);&quot;&quot;;[.O30])">
            <text:p/>
          </table:table-cell>
          <table:table-cell table:style-name="ce122" table:formula="of:=IF(OR([.Q$14]=&quot;&quot;;[.$E30]=&quot;&quot;);&quot;&quot;;[.P30])">
            <text:p/>
          </table:table-cell>
          <table:table-cell table:style-name="ce122" table:formula="of:=IF(OR([.R$14]=&quot;&quot;;[.$E30]=&quot;&quot;);&quot;&quot;;[.Q30])">
            <text:p/>
          </table:table-cell>
          <table:table-cell table:style-name="ce122" table:formula="of:=IF(OR([.S$14]=&quot;&quot;;[.$E30]=&quot;&quot;);&quot;&quot;;[.R30])">
            <text:p/>
          </table:table-cell>
          <table:table-cell table:style-name="ce122" table:formula="of:=IF(OR([.T$14]=&quot;&quot;;[.$E30]=&quot;&quot;);&quot;&quot;;[.S30])">
            <text:p/>
          </table:table-cell>
          <table:table-cell table:style-name="ce122" table:formula="of:=IF(OR([.U$14]=&quot;&quot;;[.$E30]=&quot;&quot;);&quot;&quot;;[.T30])">
            <text:p/>
          </table:table-cell>
          <table:table-cell table:style-name="ce122" table:formula="of:=IF(OR([.V$14]=&quot;&quot;;[.$E30]=&quot;&quot;);&quot;&quot;;[.U30])">
            <text:p/>
          </table:table-cell>
          <table:table-cell table:style-name="ce122" table:formula="of:=IF(OR([.W$14]=&quot;&quot;;[.$E30]=&quot;&quot;);&quot;&quot;;[.V30])">
            <text:p/>
          </table:table-cell>
          <table:table-cell table:style-name="ce122" table:formula="of:=IF(OR([.X$14]=&quot;&quot;;[.$E30]=&quot;&quot;);&quot;&quot;;[.W30])">
            <text:p/>
          </table:table-cell>
          <table:table-cell table:style-name="ce122" table:formula="of:=IF(OR([.Y$14]=&quot;&quot;;[.$E30]=&quot;&quot;);&quot;&quot;;[.X30])">
            <text:p/>
          </table:table-cell>
          <table:table-cell table:style-name="ce122" table:number-columns-repeated="3"/>
          <table:table-cell table:style-name="ce122" table:formula="of:=IF(OR([.AC$14]=&quot;&quot;;[.$E30]=&quot;&quot;);&quot;&quot;;[.AB30])">
            <text:p/>
          </table:table-cell>
          <table:table-cell table:style-name="ce122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5">
          <table:table-cell table:style-name="ce107" office:value-type="string" calcext:value-type="string">
            <text:p>Asiakas Kontolleri</text:p>
          </table:table-cell>
          <table:table-cell table:style-name="ce115" office:value-type="string" calcext:value-type="string">
            <text:p>3.4</text:p>
          </table:table-cell>
          <table:table-cell table:style-name="ce116" office:value-type="string" calcext:value-type="string">
            <text:p>Seija&amp;Mika</text:p>
          </table:table-cell>
          <table:table-cell table:style-name="ce118" table:content-validation-name="val3" office:value-type="string" calcext:value-type="string">
            <text:p>Ongoing</text:p>
          </table:table-cell>
          <table:table-cell table:style-name="ce122" office:value-type="float" office:value="6" calcext:value-type="float">
            <text:p>6</text:p>
          </table:table-cell>
          <table:table-cell table:style-name="ce122" office:value-type="float" office:value="5" calcext:value-type="float">
            <text:p>5</text:p>
          </table:table-cell>
          <table:table-cell table:style-name="ce122" table:formula="of:=IF(OR([.G$14]=&quot;&quot;;[.$E31]=&quot;&quot;);&quot;&quot;;[.F31])" office:value-type="float" office:value="5" calcext:value-type="float">
            <text:p>5</text:p>
          </table:table-cell>
          <table:table-cell table:style-name="ce122" table:formula="of:=IF(OR([.H$14]=&quot;&quot;;[.$E31]=&quot;&quot;);&quot;&quot;;[.G31])" office:value-type="float" office:value="5" calcext:value-type="float">
            <text:p>5</text:p>
          </table:table-cell>
          <table:table-cell table:style-name="ce122" office:value-type="float" office:value="1" calcext:value-type="float">
            <text:p>1</text:p>
          </table:table-cell>
          <table:table-cell table:style-name="ce122" table:formula="of:=IF(OR([.J$14]=&quot;&quot;;[.$E31]=&quot;&quot;);&quot;&quot;;[.I31])" office:value-type="float" office:value="1" calcext:value-type="float">
            <text:p>1</text:p>
          </table:table-cell>
          <table:table-cell table:style-name="ce122" table:formula="of:=IF(OR([.K$14]=&quot;&quot;;[.$E31]=&quot;&quot;);&quot;&quot;;[.J31])">
            <text:p/>
          </table:table-cell>
          <table:table-cell table:style-name="ce122" table:formula="of:=IF(OR([.L$14]=&quot;&quot;;[.$E31]=&quot;&quot;);&quot;&quot;;[.K31])">
            <text:p/>
          </table:table-cell>
          <table:table-cell table:style-name="ce122" table:formula="of:=IF(OR([.M$14]=&quot;&quot;;[.$E31]=&quot;&quot;);&quot;&quot;;[.L31])">
            <text:p/>
          </table:table-cell>
          <table:table-cell table:style-name="ce122" table:formula="of:=IF(OR([.N$14]=&quot;&quot;;[.$E31]=&quot;&quot;);&quot;&quot;;[.M31])">
            <text:p/>
          </table:table-cell>
          <table:table-cell table:style-name="ce122" table:formula="of:=IF(OR([.O$14]=&quot;&quot;;[.$E31]=&quot;&quot;);&quot;&quot;;[.N31])">
            <text:p/>
          </table:table-cell>
          <table:table-cell table:style-name="ce122" table:formula="of:=IF(OR([.P$14]=&quot;&quot;;[.$E31]=&quot;&quot;);&quot;&quot;;[.O31])">
            <text:p/>
          </table:table-cell>
          <table:table-cell table:style-name="ce122" table:formula="of:=IF(OR([.Q$14]=&quot;&quot;;[.$E31]=&quot;&quot;);&quot;&quot;;[.P31])">
            <text:p/>
          </table:table-cell>
          <table:table-cell table:style-name="ce122" table:formula="of:=IF(OR([.R$14]=&quot;&quot;;[.$E31]=&quot;&quot;);&quot;&quot;;[.Q31])">
            <text:p/>
          </table:table-cell>
          <table:table-cell table:style-name="ce122" table:formula="of:=IF(OR([.S$14]=&quot;&quot;;[.$E31]=&quot;&quot;);&quot;&quot;;[.R31])">
            <text:p/>
          </table:table-cell>
          <table:table-cell table:style-name="ce122" table:formula="of:=IF(OR([.T$14]=&quot;&quot;;[.$E31]=&quot;&quot;);&quot;&quot;;[.S31])">
            <text:p/>
          </table:table-cell>
          <table:table-cell table:style-name="ce122" table:formula="of:=IF(OR([.U$14]=&quot;&quot;;[.$E31]=&quot;&quot;);&quot;&quot;;[.T31])">
            <text:p/>
          </table:table-cell>
          <table:table-cell table:style-name="ce122" table:formula="of:=IF(OR([.V$14]=&quot;&quot;;[.$E31]=&quot;&quot;);&quot;&quot;;[.U31])">
            <text:p/>
          </table:table-cell>
          <table:table-cell table:style-name="ce122" table:formula="of:=IF(OR([.W$14]=&quot;&quot;;[.$E31]=&quot;&quot;);&quot;&quot;;[.V31])">
            <text:p/>
          </table:table-cell>
          <table:table-cell table:style-name="ce122" table:formula="of:=IF(OR([.X$14]=&quot;&quot;;[.$E31]=&quot;&quot;);&quot;&quot;;[.W31])">
            <text:p/>
          </table:table-cell>
          <table:table-cell table:style-name="ce122" table:formula="of:=IF(OR([.Y$14]=&quot;&quot;;[.$E31]=&quot;&quot;);&quot;&quot;;[.X31])">
            <text:p/>
          </table:table-cell>
          <table:table-cell table:style-name="ce122" table:number-columns-repeated="3"/>
          <table:table-cell table:style-name="ce122" table:formula="of:=IF(OR([.AC$14]=&quot;&quot;;[.$E31]=&quot;&quot;);&quot;&quot;;[.AB31])">
            <text:p/>
          </table:table-cell>
          <table:table-cell table:style-name="ce122" table:formula="of:=IF(OR([.AD$14]=&quot;&quot;;[.$E31]=&quot;&quot;);&quot;&quot;;[.AC31])">
            <text:p/>
          </table:table-cell>
          <table:table-cell table:number-columns-repeated="994"/>
        </table:table-row>
        <table:table-row table:style-name="ro5">
          <table:table-cell table:style-name="ce107" office:value-type="string" calcext:value-type="string">
            <text:p>JSP sivut</text:p>
          </table:table-cell>
          <table:table-cell table:style-name="ce115" office:value-type="string" calcext:value-type="string">
            <text:p>3.5</text:p>
          </table:table-cell>
          <table:table-cell table:style-name="ce116" office:value-type="string" calcext:value-type="string">
            <text:p>Seija&amp;Mika</text:p>
          </table:table-cell>
          <table:table-cell table:style-name="ce118" table:content-validation-name="val3" office:value-type="string" calcext:value-type="string">
            <text:p>Ongoing</text:p>
          </table:table-cell>
          <table:table-cell table:style-name="ce122" office:value-type="float" office:value="10" calcext:value-type="float">
            <text:p>10</text:p>
          </table:table-cell>
          <table:table-cell table:style-name="ce122" office:value-type="float" office:value="8" calcext:value-type="float">
            <text:p>8</text:p>
          </table:table-cell>
          <table:table-cell table:style-name="ce122" table:formula="of:=IF(OR([.G$14]=&quot;&quot;;[.$E32]=&quot;&quot;);&quot;&quot;;[.F32])" office:value-type="float" office:value="8" calcext:value-type="float">
            <text:p>8</text:p>
          </table:table-cell>
          <table:table-cell table:style-name="ce122" table:formula="of:=IF(OR([.H$14]=&quot;&quot;;[.$E32]=&quot;&quot;);&quot;&quot;;[.G32])" office:value-type="float" office:value="8" calcext:value-type="float">
            <text:p>8</text:p>
          </table:table-cell>
          <table:table-cell table:style-name="ce122" office:value-type="float" office:value="1" calcext:value-type="float">
            <text:p>1</text:p>
          </table:table-cell>
          <table:table-cell table:style-name="ce122" table:formula="of:=IF(OR([.J$14]=&quot;&quot;;[.$E32]=&quot;&quot;);&quot;&quot;;[.I32])" office:value-type="float" office:value="1" calcext:value-type="float">
            <text:p>1</text:p>
          </table:table-cell>
          <table:table-cell table:style-name="ce122" table:number-columns-repeated="20"/>
          <table:table-cell table:number-columns-repeated="994"/>
        </table:table-row>
        <table:table-row table:style-name="ro5">
          <table:table-cell table:style-name="ce110" office:value-type="string" calcext:value-type="string">
            <text:p>Testaus</text:p>
          </table:table-cell>
          <table:table-cell table:style-name="ce115" office:value-type="string" calcext:value-type="string">
            <text:p>3.6</text:p>
          </table:table-cell>
          <table:table-cell table:style-name="ce116" office:value-type="string" calcext:value-type="string">
            <text:p>Seija</text:p>
          </table:table-cell>
          <table:table-cell table:style-name="ce118" table:content-validation-name="val3" office:value-type="string" calcext:value-type="string">
            <text:p>Planned</text:p>
          </table:table-cell>
          <table:table-cell table:number-columns-repeated="2" table:style-name="ce122" office:value-type="float" office:value="10" calcext:value-type="float">
            <text:p>10</text:p>
          </table:table-cell>
          <table:table-cell table:style-name="ce122" table:formula="of:=IF(OR([.G$14]=&quot;&quot;;[.$E33]=&quot;&quot;);&quot;&quot;;[.F33])" office:value-type="float" office:value="10" calcext:value-type="float">
            <text:p>10</text:p>
          </table:table-cell>
          <table:table-cell table:style-name="ce122" table:formula="of:=IF(OR([.H$14]=&quot;&quot;;[.$E33]=&quot;&quot;);&quot;&quot;;[.G33])" office:value-type="float" office:value="10" calcext:value-type="float">
            <text:p>10</text:p>
          </table:table-cell>
          <table:table-cell table:style-name="ce122" table:formula="of:=IF(OR([.I$14]=&quot;&quot;;[.$E33]=&quot;&quot;);&quot;&quot;;[.H33])" office:value-type="float" office:value="10" calcext:value-type="float">
            <text:p>10</text:p>
          </table:table-cell>
          <table:table-cell table:style-name="ce122" table:formula="of:=IF(OR([.J$14]=&quot;&quot;;[.$E33]=&quot;&quot;);&quot;&quot;;[.I33])" office:value-type="float" office:value="10" calcext:value-type="float">
            <text:p>10</text:p>
          </table:table-cell>
          <table:table-cell table:style-name="ce122" table:formula="of:=IF(OR([.K$14]=&quot;&quot;;[.$E33]=&quot;&quot;);&quot;&quot;;[.J33])">
            <text:p/>
          </table:table-cell>
          <table:table-cell table:style-name="ce122" table:formula="of:=IF(OR([.L$14]=&quot;&quot;;[.$E33]=&quot;&quot;);&quot;&quot;;[.K33])">
            <text:p/>
          </table:table-cell>
          <table:table-cell table:style-name="ce122" table:formula="of:=IF(OR([.M$14]=&quot;&quot;;[.$E33]=&quot;&quot;);&quot;&quot;;[.L33])">
            <text:p/>
          </table:table-cell>
          <table:table-cell table:style-name="ce122" table:formula="of:=IF(OR([.N$14]=&quot;&quot;;[.$E33]=&quot;&quot;);&quot;&quot;;[.M33])">
            <text:p/>
          </table:table-cell>
          <table:table-cell table:style-name="ce122" table:formula="of:=IF(OR([.O$14]=&quot;&quot;;[.$E33]=&quot;&quot;);&quot;&quot;;[.N33])">
            <text:p/>
          </table:table-cell>
          <table:table-cell table:style-name="ce122" table:formula="of:=IF(OR([.P$14]=&quot;&quot;;[.$E33]=&quot;&quot;);&quot;&quot;;[.O33])">
            <text:p/>
          </table:table-cell>
          <table:table-cell table:style-name="ce122" table:formula="of:=IF(OR([.Q$14]=&quot;&quot;;[.$E33]=&quot;&quot;);&quot;&quot;;[.P33])">
            <text:p/>
          </table:table-cell>
          <table:table-cell table:style-name="ce122" table:formula="of:=IF(OR([.R$14]=&quot;&quot;;[.$E33]=&quot;&quot;);&quot;&quot;;[.Q33])">
            <text:p/>
          </table:table-cell>
          <table:table-cell table:style-name="ce122" table:formula="of:=IF(OR([.S$14]=&quot;&quot;;[.$E33]=&quot;&quot;);&quot;&quot;;[.R33])">
            <text:p/>
          </table:table-cell>
          <table:table-cell table:style-name="ce122" table:formula="of:=IF(OR([.T$14]=&quot;&quot;;[.$E33]=&quot;&quot;);&quot;&quot;;[.S33])">
            <text:p/>
          </table:table-cell>
          <table:table-cell table:style-name="ce122" table:formula="of:=IF(OR([.U$14]=&quot;&quot;;[.$E33]=&quot;&quot;);&quot;&quot;;[.T33])">
            <text:p/>
          </table:table-cell>
          <table:table-cell table:style-name="ce122" table:formula="of:=IF(OR([.V$14]=&quot;&quot;;[.$E33]=&quot;&quot;);&quot;&quot;;[.U33])">
            <text:p/>
          </table:table-cell>
          <table:table-cell table:style-name="ce122" table:formula="of:=IF(OR([.W$14]=&quot;&quot;;[.$E33]=&quot;&quot;);&quot;&quot;;[.V33])">
            <text:p/>
          </table:table-cell>
          <table:table-cell table:style-name="ce122" table:formula="of:=IF(OR([.X$14]=&quot;&quot;;[.$E33]=&quot;&quot;);&quot;&quot;;[.W33])">
            <text:p/>
          </table:table-cell>
          <table:table-cell table:style-name="ce122" table:formula="of:=IF(OR([.Y$14]=&quot;&quot;;[.$E33]=&quot;&quot;);&quot;&quot;;[.X33])">
            <text:p/>
          </table:table-cell>
          <table:table-cell table:style-name="ce122" table:number-columns-repeated="3"/>
          <table:table-cell table:style-name="ce122" table:formula="of:=IF(OR([.AC$14]=&quot;&quot;;[.$E33]=&quot;&quot;);&quot;&quot;;[.AB33])">
            <text:p/>
          </table:table-cell>
          <table:table-cell table:style-name="ce122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5">
          <table:table-cell table:style-name="ce110"/>
          <table:table-cell table:style-name="ce115"/>
          <table:table-cell table:style-name="ce116"/>
          <table:table-cell table:style-name="ce118" table:content-validation-name="val3"/>
          <table:table-cell table:style-name="ce122" table:number-columns-repeated="3"/>
          <table:table-cell table:style-name="ce122" table:formula="of:=IF(OR([.H$14]=&quot;&quot;;[.$E34]=&quot;&quot;);&quot;&quot;;[.G34])">
            <text:p/>
          </table:table-cell>
          <table:table-cell table:style-name="ce122" table:formula="of:=IF(OR([.I$14]=&quot;&quot;;[.$E34]=&quot;&quot;);&quot;&quot;;[.H34])">
            <text:p/>
          </table:table-cell>
          <table:table-cell table:style-name="ce122" table:formula="of:=IF(OR([.J$14]=&quot;&quot;;[.$E34]=&quot;&quot;);&quot;&quot;;[.I34])">
            <text:p/>
          </table:table-cell>
          <table:table-cell table:style-name="ce122" table:number-columns-repeated="20"/>
          <table:table-cell table:number-columns-repeated="994"/>
        </table:table-row>
        <table:table-row table:style-name="ro5">
          <table:table-cell table:style-name="ce105" office:value-type="string" calcext:value-type="string">
            <text:p>Yritystaulu suunnittelu – fi.siri.yritys</text:p>
          </table:table-cell>
          <table:table-cell table:style-name="ce115" office:value-type="string" calcext:value-type="string">
            <text:p>4.1</text:p>
          </table:table-cell>
          <table:table-cell table:style-name="ce116" office:value-type="string" calcext:value-type="string">
            <text:p>Kari&amp;Mika</text:p>
          </table:table-cell>
          <table:table-cell table:style-name="ce118" table:content-validation-name="val3" office:value-type="string" calcext:value-type="string">
            <text:p>Done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G$14]=&quot;&quot;;[.$E35]=&quot;&quot;);&quot;&quot;;[.F35])" office:value-type="float" office:value="0" calcext:value-type="float">
            <text:p>0</text:p>
          </table:table-cell>
          <table:table-cell table:style-name="ce122" table:formula="of:=IF(OR([.H$14]=&quot;&quot;;[.$E35]=&quot;&quot;);&quot;&quot;;[.G35])" office:value-type="float" office:value="0" calcext:value-type="float">
            <text:p>0</text:p>
          </table:table-cell>
          <table:table-cell table:style-name="ce122" table:formula="of:=IF(OR([.I$14]=&quot;&quot;;[.$E35]=&quot;&quot;);&quot;&quot;;[.H35])" office:value-type="float" office:value="0" calcext:value-type="float">
            <text:p>0</text:p>
          </table:table-cell>
          <table:table-cell table:style-name="ce122" table:formula="of:=IF(OR([.J$14]=&quot;&quot;;[.$E35]=&quot;&quot;);&quot;&quot;;[.I35])" office:value-type="float" office:value="0" calcext:value-type="float">
            <text:p>0</text:p>
          </table:table-cell>
          <table:table-cell table:style-name="ce122" table:formula="of:=IF(OR([.K$14]=&quot;&quot;;[.$E35]=&quot;&quot;);&quot;&quot;;[.J35])">
            <text:p/>
          </table:table-cell>
          <table:table-cell table:style-name="ce122" table:formula="of:=IF(OR([.L$14]=&quot;&quot;;[.$E35]=&quot;&quot;);&quot;&quot;;[.K35])">
            <text:p/>
          </table:table-cell>
          <table:table-cell table:style-name="ce122" table:formula="of:=IF(OR([.M$14]=&quot;&quot;;[.$E35]=&quot;&quot;);&quot;&quot;;[.L35])">
            <text:p/>
          </table:table-cell>
          <table:table-cell table:style-name="ce122" table:formula="of:=IF(OR([.N$14]=&quot;&quot;;[.$E35]=&quot;&quot;);&quot;&quot;;[.M35])">
            <text:p/>
          </table:table-cell>
          <table:table-cell table:style-name="ce122" table:formula="of:=IF(OR([.O$14]=&quot;&quot;;[.$E35]=&quot;&quot;);&quot;&quot;;[.N35])">
            <text:p/>
          </table:table-cell>
          <table:table-cell table:style-name="ce122" table:formula="of:=IF(OR([.P$14]=&quot;&quot;;[.$E35]=&quot;&quot;);&quot;&quot;;[.O35])">
            <text:p/>
          </table:table-cell>
          <table:table-cell table:style-name="ce122" table:formula="of:=IF(OR([.Q$14]=&quot;&quot;;[.$E35]=&quot;&quot;);&quot;&quot;;[.P35])">
            <text:p/>
          </table:table-cell>
          <table:table-cell table:style-name="ce122" table:formula="of:=IF(OR([.R$14]=&quot;&quot;;[.$E35]=&quot;&quot;);&quot;&quot;;[.Q35])">
            <text:p/>
          </table:table-cell>
          <table:table-cell table:style-name="ce122" table:formula="of:=IF(OR([.S$14]=&quot;&quot;;[.$E35]=&quot;&quot;);&quot;&quot;;[.R35])">
            <text:p/>
          </table:table-cell>
          <table:table-cell table:style-name="ce122" table:formula="of:=IF(OR([.T$14]=&quot;&quot;;[.$E35]=&quot;&quot;);&quot;&quot;;[.S35])">
            <text:p/>
          </table:table-cell>
          <table:table-cell table:style-name="ce122" table:formula="of:=IF(OR([.U$14]=&quot;&quot;;[.$E35]=&quot;&quot;);&quot;&quot;;[.T35])">
            <text:p/>
          </table:table-cell>
          <table:table-cell table:style-name="ce122" table:formula="of:=IF(OR([.V$14]=&quot;&quot;;[.$E35]=&quot;&quot;);&quot;&quot;;[.U35])">
            <text:p/>
          </table:table-cell>
          <table:table-cell table:style-name="ce122" table:formula="of:=IF(OR([.W$14]=&quot;&quot;;[.$E35]=&quot;&quot;);&quot;&quot;;[.V35])">
            <text:p/>
          </table:table-cell>
          <table:table-cell table:style-name="ce122" table:formula="of:=IF(OR([.X$14]=&quot;&quot;;[.$E35]=&quot;&quot;);&quot;&quot;;[.W35])">
            <text:p/>
          </table:table-cell>
          <table:table-cell table:style-name="ce122" table:formula="of:=IF(OR([.Y$14]=&quot;&quot;;[.$E35]=&quot;&quot;);&quot;&quot;;[.X35])">
            <text:p/>
          </table:table-cell>
          <table:table-cell table:style-name="ce122" table:number-columns-repeated="3"/>
          <table:table-cell table:style-name="ce122" table:formula="of:=IF(OR([.AC$14]=&quot;&quot;;[.$E35]=&quot;&quot;);&quot;&quot;;[.AB35])">
            <text:p/>
          </table:table-cell>
          <table:table-cell table:style-name="ce122" table:formula="of:=IF(OR([.AD$14]=&quot;&quot;;[.$E35]=&quot;&quot;);&quot;&quot;;[.AC35])">
            <text:p/>
          </table:table-cell>
          <table:table-cell table:number-columns-repeated="994"/>
        </table:table-row>
        <table:table-row table:style-name="ro5">
          <table:table-cell table:style-name="ce105" office:value-type="string" calcext:value-type="string">
            <text:p>Yritys Entity</text:p>
          </table:table-cell>
          <table:table-cell office:value-type="float" office:value="4.2" calcext:value-type="float">
            <text:p>4.2</text:p>
          </table:table-cell>
          <table:table-cell table:style-name="ce116" office:value-type="string" calcext:value-type="string">
            <text:p>Kari&amp;Mika</text:p>
          </table:table-cell>
          <table:table-cell table:style-name="ce118" table:content-validation-name="val3" office:value-type="string" calcext:value-type="string">
            <text:p>Done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0" calcext:value-type="float">
            <text:p>0</text:p>
          </table:table-cell>
          <table:table-cell table:style-name="ce126" table:formula="of:=IF(OR([.G$14]=&quot;&quot;;[.$E36]=&quot;&quot;);&quot;&quot;;[.F36])" office:value-type="float" office:value="0" calcext:value-type="float">
            <text:p>0</text:p>
          </table:table-cell>
          <table:table-cell table:style-name="ce122" table:formula="of:=IF(OR([.H$14]=&quot;&quot;;[.$E36]=&quot;&quot;);&quot;&quot;;[.G36])" office:value-type="float" office:value="0" calcext:value-type="float">
            <text:p>0</text:p>
          </table:table-cell>
          <table:table-cell table:style-name="ce122" table:formula="of:=IF(OR([.I$14]=&quot;&quot;;[.$E36]=&quot;&quot;);&quot;&quot;;[.H36])" office:value-type="float" office:value="0" calcext:value-type="float">
            <text:p>0</text:p>
          </table:table-cell>
          <table:table-cell table:style-name="ce122" table:formula="of:=IF(OR([.J$14]=&quot;&quot;;[.$E36]=&quot;&quot;);&quot;&quot;;[.I36])" office:value-type="float" office:value="0" calcext:value-type="float">
            <text:p>0</text:p>
          </table:table-cell>
          <table:table-cell table:style-name="ce122" table:formula="of:=IF(OR([.K$14]=&quot;&quot;;[.$E36]=&quot;&quot;);&quot;&quot;;[.J36])">
            <text:p/>
          </table:table-cell>
          <table:table-cell table:style-name="ce122" table:formula="of:=IF(OR([.L$14]=&quot;&quot;;[.$E36]=&quot;&quot;);&quot;&quot;;[.K36])">
            <text:p/>
          </table:table-cell>
          <table:table-cell table:style-name="ce122" table:formula="of:=IF(OR([.M$14]=&quot;&quot;;[.$E36]=&quot;&quot;);&quot;&quot;;[.L36])">
            <text:p/>
          </table:table-cell>
          <table:table-cell table:style-name="ce122" table:formula="of:=IF(OR([.N$14]=&quot;&quot;;[.$E36]=&quot;&quot;);&quot;&quot;;[.M36])">
            <text:p/>
          </table:table-cell>
          <table:table-cell table:style-name="ce122" table:formula="of:=IF(OR([.O$14]=&quot;&quot;;[.$E36]=&quot;&quot;);&quot;&quot;;[.N36])">
            <text:p/>
          </table:table-cell>
          <table:table-cell table:style-name="ce122" table:formula="of:=IF(OR([.P$14]=&quot;&quot;;[.$E36]=&quot;&quot;);&quot;&quot;;[.O36])">
            <text:p/>
          </table:table-cell>
          <table:table-cell table:style-name="ce122" table:formula="of:=IF(OR([.Q$14]=&quot;&quot;;[.$E36]=&quot;&quot;);&quot;&quot;;[.P36])">
            <text:p/>
          </table:table-cell>
          <table:table-cell table:style-name="ce122" table:formula="of:=IF(OR([.R$14]=&quot;&quot;;[.$E36]=&quot;&quot;);&quot;&quot;;[.Q36])">
            <text:p/>
          </table:table-cell>
          <table:table-cell table:style-name="ce122" table:formula="of:=IF(OR([.S$14]=&quot;&quot;;[.$E36]=&quot;&quot;);&quot;&quot;;[.R36])">
            <text:p/>
          </table:table-cell>
          <table:table-cell table:style-name="ce122" table:formula="of:=IF(OR([.T$14]=&quot;&quot;;[.$E36]=&quot;&quot;);&quot;&quot;;[.S36])">
            <text:p/>
          </table:table-cell>
          <table:table-cell table:style-name="ce122" table:formula="of:=IF(OR([.U$14]=&quot;&quot;;[.$E36]=&quot;&quot;);&quot;&quot;;[.T36])">
            <text:p/>
          </table:table-cell>
          <table:table-cell table:style-name="ce122" table:formula="of:=IF(OR([.V$14]=&quot;&quot;;[.$E36]=&quot;&quot;);&quot;&quot;;[.U36])">
            <text:p/>
          </table:table-cell>
          <table:table-cell table:style-name="ce122" table:formula="of:=IF(OR([.W$14]=&quot;&quot;;[.$E36]=&quot;&quot;);&quot;&quot;;[.V36])">
            <text:p/>
          </table:table-cell>
          <table:table-cell table:style-name="ce122" table:formula="of:=IF(OR([.X$14]=&quot;&quot;;[.$E36]=&quot;&quot;);&quot;&quot;;[.W36])">
            <text:p/>
          </table:table-cell>
          <table:table-cell table:style-name="ce122" table:formula="of:=IF(OR([.Y$14]=&quot;&quot;;[.$E36]=&quot;&quot;);&quot;&quot;;[.X36])">
            <text:p/>
          </table:table-cell>
          <table:table-cell table:style-name="ce122" table:number-columns-repeated="3"/>
          <table:table-cell table:style-name="ce122" table:formula="of:=IF(OR([.AC$14]=&quot;&quot;;[.$E36]=&quot;&quot;);&quot;&quot;;[.AB36])">
            <text:p/>
          </table:table-cell>
          <table:table-cell table:style-name="ce122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5">
          <table:table-cell table:style-name="ce105" office:value-type="string" calcext:value-type="string">
            <text:p>Yritys DAO</text:p>
          </table:table-cell>
          <table:table-cell office:value-type="float" office:value="4.3" calcext:value-type="float">
            <text:p>4.3</text:p>
          </table:table-cell>
          <table:table-cell table:style-name="ce116" office:value-type="string" calcext:value-type="string">
            <text:p>Kari&amp;Mika</text:p>
          </table:table-cell>
          <table:table-cell table:style-name="ce118" table:content-validation-name="val3" office:value-type="string" calcext:value-type="string">
            <text:p>Done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G$14]=&quot;&quot;;[.$E37]=&quot;&quot;);&quot;&quot;;[.F37])" office:value-type="float" office:value="0" calcext:value-type="float">
            <text:p>0</text:p>
          </table:table-cell>
          <table:table-cell table:style-name="ce122" table:formula="of:=IF(OR([.H$14]=&quot;&quot;;[.$E37]=&quot;&quot;);&quot;&quot;;[.G37])" office:value-type="float" office:value="0" calcext:value-type="float">
            <text:p>0</text:p>
          </table:table-cell>
          <table:table-cell table:style-name="ce122" table:formula="of:=IF(OR([.I$14]=&quot;&quot;;[.$E37]=&quot;&quot;);&quot;&quot;;[.H37])" office:value-type="float" office:value="0" calcext:value-type="float">
            <text:p>0</text:p>
          </table:table-cell>
          <table:table-cell table:style-name="ce122" table:formula="of:=IF(OR([.J$14]=&quot;&quot;;[.$E37]=&quot;&quot;);&quot;&quot;;[.I37])" office:value-type="float" office:value="0" calcext:value-type="float">
            <text:p>0</text:p>
          </table:table-cell>
          <table:table-cell table:style-name="ce122" table:formula="of:=IF(OR([.K$14]=&quot;&quot;;[.$E37]=&quot;&quot;);&quot;&quot;;[.J37])">
            <text:p/>
          </table:table-cell>
          <table:table-cell table:style-name="ce122" table:formula="of:=IF(OR([.L$14]=&quot;&quot;;[.$E37]=&quot;&quot;);&quot;&quot;;[.K37])">
            <text:p/>
          </table:table-cell>
          <table:table-cell table:style-name="ce122" table:formula="of:=IF(OR([.M$14]=&quot;&quot;;[.$E37]=&quot;&quot;);&quot;&quot;;[.L37])">
            <text:p/>
          </table:table-cell>
          <table:table-cell table:style-name="ce122" table:formula="of:=IF(OR([.N$14]=&quot;&quot;;[.$E37]=&quot;&quot;);&quot;&quot;;[.M37])">
            <text:p/>
          </table:table-cell>
          <table:table-cell table:style-name="ce122" table:formula="of:=IF(OR([.O$14]=&quot;&quot;;[.$E37]=&quot;&quot;);&quot;&quot;;[.N37])">
            <text:p/>
          </table:table-cell>
          <table:table-cell table:style-name="ce122" table:formula="of:=IF(OR([.P$14]=&quot;&quot;;[.$E37]=&quot;&quot;);&quot;&quot;;[.O37])">
            <text:p/>
          </table:table-cell>
          <table:table-cell table:style-name="ce122" table:formula="of:=IF(OR([.Q$14]=&quot;&quot;;[.$E37]=&quot;&quot;);&quot;&quot;;[.P37])">
            <text:p/>
          </table:table-cell>
          <table:table-cell table:style-name="ce122" table:formula="of:=IF(OR([.R$14]=&quot;&quot;;[.$E37]=&quot;&quot;);&quot;&quot;;[.Q37])">
            <text:p/>
          </table:table-cell>
          <table:table-cell table:style-name="ce122" table:formula="of:=IF(OR([.S$14]=&quot;&quot;;[.$E37]=&quot;&quot;);&quot;&quot;;[.R37])">
            <text:p/>
          </table:table-cell>
          <table:table-cell table:style-name="ce122" table:formula="of:=IF(OR([.T$14]=&quot;&quot;;[.$E37]=&quot;&quot;);&quot;&quot;;[.S37])">
            <text:p/>
          </table:table-cell>
          <table:table-cell table:style-name="ce122" table:formula="of:=IF(OR([.U$14]=&quot;&quot;;[.$E37]=&quot;&quot;);&quot;&quot;;[.T37])">
            <text:p/>
          </table:table-cell>
          <table:table-cell table:style-name="ce122" table:formula="of:=IF(OR([.V$14]=&quot;&quot;;[.$E37]=&quot;&quot;);&quot;&quot;;[.U37])">
            <text:p/>
          </table:table-cell>
          <table:table-cell table:style-name="ce122" table:formula="of:=IF(OR([.W$14]=&quot;&quot;;[.$E37]=&quot;&quot;);&quot;&quot;;[.V37])">
            <text:p/>
          </table:table-cell>
          <table:table-cell table:style-name="ce122" table:formula="of:=IF(OR([.X$14]=&quot;&quot;;[.$E37]=&quot;&quot;);&quot;&quot;;[.W37])">
            <text:p/>
          </table:table-cell>
          <table:table-cell table:style-name="ce122" table:formula="of:=IF(OR([.Y$14]=&quot;&quot;;[.$E37]=&quot;&quot;);&quot;&quot;;[.X37])">
            <text:p/>
          </table:table-cell>
          <table:table-cell table:style-name="ce122" table:number-columns-repeated="3"/>
          <table:table-cell table:style-name="ce122" table:formula="of:=IF(OR([.AC$14]=&quot;&quot;;[.$E37]=&quot;&quot;);&quot;&quot;;[.AB37])">
            <text:p/>
          </table:table-cell>
          <table:table-cell table:style-name="ce122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5">
          <table:table-cell table:style-name="ce105" office:value-type="string" calcext:value-type="string">
            <text:p>Yritys Kontrolleri</text:p>
          </table:table-cell>
          <table:table-cell office:value-type="float" office:value="4.4" calcext:value-type="float">
            <text:p>4.4</text:p>
          </table:table-cell>
          <table:table-cell table:style-name="ce116" office:value-type="string" calcext:value-type="string">
            <text:p>Kari&amp;Mika</text:p>
          </table:table-cell>
          <table:table-cell table:style-name="ce118" table:content-validation-name="val3" office:value-type="string" calcext:value-type="string">
            <text:p>Ongoing</text:p>
          </table:table-cell>
          <table:table-cell table:number-columns-repeated="3" table:style-name="ce122" office:value-type="float" office:value="2" calcext:value-type="float">
            <text:p>2</text:p>
          </table:table-cell>
          <table:table-cell table:style-name="ce122" table:formula="of:=IF(OR([.H$14]=&quot;&quot;;[.$E38]=&quot;&quot;);&quot;&quot;;[.G38])" office:value-type="float" office:value="2" calcext:value-type="float">
            <text:p>2</text:p>
          </table:table-cell>
          <table:table-cell table:style-name="ce122" office:value-type="float" office:value="1" calcext:value-type="float">
            <text:p>1</text:p>
          </table:table-cell>
          <table:table-cell table:style-name="ce122" table:formula="of:=IF(OR([.J$14]=&quot;&quot;;[.$E38]=&quot;&quot;);&quot;&quot;;[.I38])" office:value-type="float" office:value="1" calcext:value-type="float">
            <text:p>1</text:p>
          </table:table-cell>
          <table:table-cell table:style-name="ce122" table:formula="of:=IF(OR([.K$14]=&quot;&quot;;[.$E38]=&quot;&quot;);&quot;&quot;;[.J38])">
            <text:p/>
          </table:table-cell>
          <table:table-cell table:style-name="ce122" table:formula="of:=IF(OR([.L$14]=&quot;&quot;;[.$E38]=&quot;&quot;);&quot;&quot;;[.K38])">
            <text:p/>
          </table:table-cell>
          <table:table-cell table:style-name="ce122" table:formula="of:=IF(OR([.M$14]=&quot;&quot;;[.$E38]=&quot;&quot;);&quot;&quot;;[.L38])">
            <text:p/>
          </table:table-cell>
          <table:table-cell table:style-name="ce122" table:formula="of:=IF(OR([.N$14]=&quot;&quot;;[.$E38]=&quot;&quot;);&quot;&quot;;[.M38])">
            <text:p/>
          </table:table-cell>
          <table:table-cell table:style-name="ce122" table:formula="of:=IF(OR([.O$14]=&quot;&quot;;[.$E38]=&quot;&quot;);&quot;&quot;;[.N38])">
            <text:p/>
          </table:table-cell>
          <table:table-cell table:style-name="ce122" table:formula="of:=IF(OR([.P$14]=&quot;&quot;;[.$E38]=&quot;&quot;);&quot;&quot;;[.O38])">
            <text:p/>
          </table:table-cell>
          <table:table-cell table:style-name="ce122" table:formula="of:=IF(OR([.Q$14]=&quot;&quot;;[.$E38]=&quot;&quot;);&quot;&quot;;[.P38])">
            <text:p/>
          </table:table-cell>
          <table:table-cell table:style-name="ce122" table:formula="of:=IF(OR([.R$14]=&quot;&quot;;[.$E38]=&quot;&quot;);&quot;&quot;;[.Q38])">
            <text:p/>
          </table:table-cell>
          <table:table-cell table:style-name="ce122" table:formula="of:=IF(OR([.S$14]=&quot;&quot;;[.$E38]=&quot;&quot;);&quot;&quot;;[.R38])">
            <text:p/>
          </table:table-cell>
          <table:table-cell table:style-name="ce122" table:formula="of:=IF(OR([.T$14]=&quot;&quot;;[.$E38]=&quot;&quot;);&quot;&quot;;[.S38])">
            <text:p/>
          </table:table-cell>
          <table:table-cell table:style-name="ce122" table:formula="of:=IF(OR([.U$14]=&quot;&quot;;[.$E38]=&quot;&quot;);&quot;&quot;;[.T38])">
            <text:p/>
          </table:table-cell>
          <table:table-cell table:style-name="ce122" table:formula="of:=IF(OR([.V$14]=&quot;&quot;;[.$E38]=&quot;&quot;);&quot;&quot;;[.U38])">
            <text:p/>
          </table:table-cell>
          <table:table-cell table:style-name="ce122" table:formula="of:=IF(OR([.W$14]=&quot;&quot;;[.$E38]=&quot;&quot;);&quot;&quot;;[.V38])">
            <text:p/>
          </table:table-cell>
          <table:table-cell table:style-name="ce122" table:formula="of:=IF(OR([.X$14]=&quot;&quot;;[.$E38]=&quot;&quot;);&quot;&quot;;[.W38])">
            <text:p/>
          </table:table-cell>
          <table:table-cell table:style-name="ce122" table:formula="of:=IF(OR([.Y$14]=&quot;&quot;;[.$E38]=&quot;&quot;);&quot;&quot;;[.X38])">
            <text:p/>
          </table:table-cell>
          <table:table-cell table:style-name="ce122" table:number-columns-repeated="3"/>
          <table:table-cell table:style-name="ce122" table:formula="of:=IF(OR([.AC$14]=&quot;&quot;;[.$E38]=&quot;&quot;);&quot;&quot;;[.AB38])">
            <text:p/>
          </table:table-cell>
          <table:table-cell table:style-name="ce122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5">
          <table:table-cell table:style-name="ce110" office:value-type="string" calcext:value-type="string">
            <text:p>JSP sivut</text:p>
          </table:table-cell>
          <table:table-cell office:value-type="float" office:value="4.5" calcext:value-type="float">
            <text:p>4.5</text:p>
          </table:table-cell>
          <table:table-cell table:style-name="ce116" office:value-type="string" calcext:value-type="string">
            <text:p>Kari&amp;Mika</text:p>
          </table:table-cell>
          <table:table-cell table:style-name="ce118" table:content-validation-name="val3" office:value-type="string" calcext:value-type="string">
            <text:p>Ongoing</text:p>
          </table:table-cell>
          <table:table-cell table:style-name="ce122" office:value-type="float" office:value="10" calcext:value-type="float">
            <text:p>10</text:p>
          </table:table-cell>
          <table:table-cell table:style-name="ce122" office:value-type="float" office:value="9" calcext:value-type="float">
            <text:p>9</text:p>
          </table:table-cell>
          <table:table-cell table:style-name="ce122" table:formula="of:=IF(OR([.G$14]=&quot;&quot;;[.$E39]=&quot;&quot;);&quot;&quot;;[.F39])" office:value-type="float" office:value="9" calcext:value-type="float">
            <text:p>9</text:p>
          </table:table-cell>
          <table:table-cell table:style-name="ce122" table:formula="of:=IF(OR([.H$14]=&quot;&quot;;[.$E39]=&quot;&quot;);&quot;&quot;;[.G39])" office:value-type="float" office:value="9" calcext:value-type="float">
            <text:p>9</text:p>
          </table:table-cell>
          <table:table-cell table:style-name="ce122" office:value-type="float" office:value="1" calcext:value-type="float">
            <text:p>1</text:p>
          </table:table-cell>
          <table:table-cell table:style-name="ce122" table:formula="of:=IF(OR([.J$14]=&quot;&quot;;[.$E39]=&quot;&quot;);&quot;&quot;;[.I39])" office:value-type="float" office:value="1" calcext:value-type="float">
            <text:p>1</text:p>
          </table:table-cell>
          <table:table-cell table:style-name="ce122" table:formula="of:=IF(OR([.K$14]=&quot;&quot;;[.$E39]=&quot;&quot;);&quot;&quot;;[.J39])">
            <text:p/>
          </table:table-cell>
          <table:table-cell table:style-name="ce122" table:formula="of:=IF(OR([.L$14]=&quot;&quot;;[.$E39]=&quot;&quot;);&quot;&quot;;[.K39])">
            <text:p/>
          </table:table-cell>
          <table:table-cell table:style-name="ce122" table:formula="of:=IF(OR([.M$14]=&quot;&quot;;[.$E39]=&quot;&quot;);&quot;&quot;;[.L39])">
            <text:p/>
          </table:table-cell>
          <table:table-cell table:style-name="ce122" table:formula="of:=IF(OR([.N$14]=&quot;&quot;;[.$E39]=&quot;&quot;);&quot;&quot;;[.M39])">
            <text:p/>
          </table:table-cell>
          <table:table-cell table:style-name="ce122" table:formula="of:=IF(OR([.O$14]=&quot;&quot;;[.$E39]=&quot;&quot;);&quot;&quot;;[.N39])">
            <text:p/>
          </table:table-cell>
          <table:table-cell table:style-name="ce122" table:formula="of:=IF(OR([.P$14]=&quot;&quot;;[.$E39]=&quot;&quot;);&quot;&quot;;[.O39])">
            <text:p/>
          </table:table-cell>
          <table:table-cell table:style-name="ce122" table:formula="of:=IF(OR([.Q$14]=&quot;&quot;;[.$E39]=&quot;&quot;);&quot;&quot;;[.P39])">
            <text:p/>
          </table:table-cell>
          <table:table-cell table:style-name="ce122" table:formula="of:=IF(OR([.R$14]=&quot;&quot;;[.$E39]=&quot;&quot;);&quot;&quot;;[.Q39])">
            <text:p/>
          </table:table-cell>
          <table:table-cell table:style-name="ce122" table:formula="of:=IF(OR([.S$14]=&quot;&quot;;[.$E39]=&quot;&quot;);&quot;&quot;;[.R39])">
            <text:p/>
          </table:table-cell>
          <table:table-cell table:style-name="ce122" table:formula="of:=IF(OR([.T$14]=&quot;&quot;;[.$E39]=&quot;&quot;);&quot;&quot;;[.S39])">
            <text:p/>
          </table:table-cell>
          <table:table-cell table:style-name="ce122" table:formula="of:=IF(OR([.U$14]=&quot;&quot;;[.$E39]=&quot;&quot;);&quot;&quot;;[.T39])">
            <text:p/>
          </table:table-cell>
          <table:table-cell table:style-name="ce122" table:formula="of:=IF(OR([.V$14]=&quot;&quot;;[.$E39]=&quot;&quot;);&quot;&quot;;[.U39])">
            <text:p/>
          </table:table-cell>
          <table:table-cell table:style-name="ce122" table:formula="of:=IF(OR([.W$14]=&quot;&quot;;[.$E39]=&quot;&quot;);&quot;&quot;;[.V39])">
            <text:p/>
          </table:table-cell>
          <table:table-cell table:style-name="ce122" table:formula="of:=IF(OR([.X$14]=&quot;&quot;;[.$E39]=&quot;&quot;);&quot;&quot;;[.W39])">
            <text:p/>
          </table:table-cell>
          <table:table-cell table:style-name="ce122" table:formula="of:=IF(OR([.Y$14]=&quot;&quot;;[.$E39]=&quot;&quot;);&quot;&quot;;[.X39])">
            <text:p/>
          </table:table-cell>
          <table:table-cell table:style-name="ce122" table:number-columns-repeated="3"/>
          <table:table-cell table:style-name="ce122" table:formula="of:=IF(OR([.AC$14]=&quot;&quot;;[.$E39]=&quot;&quot;);&quot;&quot;;[.AB39])">
            <text:p/>
          </table:table-cell>
          <table:table-cell table:style-name="ce122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5">
          <table:table-cell table:style-name="ce110" office:value-type="string" calcext:value-type="string">
            <text:p>testaus</text:p>
          </table:table-cell>
          <table:table-cell office:value-type="float" office:value="4.6" calcext:value-type="float">
            <text:p>4.6</text:p>
          </table:table-cell>
          <table:table-cell table:style-name="ce116" office:value-type="string" calcext:value-type="string">
            <text:p>Kari&amp;Mika</text:p>
          </table:table-cell>
          <table:table-cell table:style-name="ce118" table:content-validation-name="val3" table:formula="of:=IF([.A40]&lt;&gt;&quot;&quot;;&quot;Planned&quot;;&quot;&quot;)" office:value-type="string" office:string-value="Planned" calcext:value-type="string">
            <text:p>Planned</text:p>
          </table:table-cell>
          <table:table-cell table:style-name="ce122" office:value-type="float" office:value="10" calcext:value-type="float">
            <text:p>10</text:p>
          </table:table-cell>
          <table:table-cell table:style-name="ce122" table:formula="of:=IF(OR([.F$14]=&quot;&quot;;[.$E40]=&quot;&quot;);&quot;&quot;;[.E40])" office:value-type="float" office:value="10" calcext:value-type="float">
            <text:p>10</text:p>
          </table:table-cell>
          <table:table-cell table:style-name="ce122" table:formula="of:=IF(OR([.G$14]=&quot;&quot;;[.$E40]=&quot;&quot;);&quot;&quot;;[.F40])" office:value-type="float" office:value="10" calcext:value-type="float">
            <text:p>10</text:p>
          </table:table-cell>
          <table:table-cell table:style-name="ce122" table:formula="of:=IF(OR([.H$14]=&quot;&quot;;[.$E40]=&quot;&quot;);&quot;&quot;;[.G40])" office:value-type="float" office:value="10" calcext:value-type="float">
            <text:p>10</text:p>
          </table:table-cell>
          <table:table-cell table:style-name="ce122" table:formula="of:=IF(OR([.I$14]=&quot;&quot;;[.$E40]=&quot;&quot;);&quot;&quot;;[.H40])" office:value-type="float" office:value="10" calcext:value-type="float">
            <text:p>10</text:p>
          </table:table-cell>
          <table:table-cell table:style-name="ce122" table:formula="of:=IF(OR([.J$14]=&quot;&quot;;[.$E40]=&quot;&quot;);&quot;&quot;;[.I40])" office:value-type="float" office:value="10" calcext:value-type="float">
            <text:p>10</text:p>
          </table:table-cell>
          <table:table-cell table:style-name="ce122" table:formula="of:=IF(OR([.K$14]=&quot;&quot;;[.$E40]=&quot;&quot;);&quot;&quot;;[.J40])">
            <text:p/>
          </table:table-cell>
          <table:table-cell table:style-name="ce122" table:formula="of:=IF(OR([.L$14]=&quot;&quot;;[.$E40]=&quot;&quot;);&quot;&quot;;[.K40])">
            <text:p/>
          </table:table-cell>
          <table:table-cell table:style-name="ce122" table:formula="of:=IF(OR([.M$14]=&quot;&quot;;[.$E40]=&quot;&quot;);&quot;&quot;;[.L40])">
            <text:p/>
          </table:table-cell>
          <table:table-cell table:style-name="ce122" table:formula="of:=IF(OR([.N$14]=&quot;&quot;;[.$E40]=&quot;&quot;);&quot;&quot;;[.M40])">
            <text:p/>
          </table:table-cell>
          <table:table-cell table:style-name="ce122" table:formula="of:=IF(OR([.O$14]=&quot;&quot;;[.$E40]=&quot;&quot;);&quot;&quot;;[.N40])">
            <text:p/>
          </table:table-cell>
          <table:table-cell table:style-name="ce122" table:formula="of:=IF(OR([.P$14]=&quot;&quot;;[.$E40]=&quot;&quot;);&quot;&quot;;[.O40])">
            <text:p/>
          </table:table-cell>
          <table:table-cell table:style-name="ce122" table:formula="of:=IF(OR([.Q$14]=&quot;&quot;;[.$E40]=&quot;&quot;);&quot;&quot;;[.P40])">
            <text:p/>
          </table:table-cell>
          <table:table-cell table:style-name="ce122" table:formula="of:=IF(OR([.R$14]=&quot;&quot;;[.$E40]=&quot;&quot;);&quot;&quot;;[.Q40])">
            <text:p/>
          </table:table-cell>
          <table:table-cell table:style-name="ce122" table:formula="of:=IF(OR([.S$14]=&quot;&quot;;[.$E40]=&quot;&quot;);&quot;&quot;;[.R40])">
            <text:p/>
          </table:table-cell>
          <table:table-cell table:style-name="ce122" table:formula="of:=IF(OR([.T$14]=&quot;&quot;;[.$E40]=&quot;&quot;);&quot;&quot;;[.S40])">
            <text:p/>
          </table:table-cell>
          <table:table-cell table:style-name="ce122" table:formula="of:=IF(OR([.U$14]=&quot;&quot;;[.$E40]=&quot;&quot;);&quot;&quot;;[.T40])">
            <text:p/>
          </table:table-cell>
          <table:table-cell table:style-name="ce122" table:formula="of:=IF(OR([.V$14]=&quot;&quot;;[.$E40]=&quot;&quot;);&quot;&quot;;[.U40])">
            <text:p/>
          </table:table-cell>
          <table:table-cell table:style-name="ce122" table:formula="of:=IF(OR([.W$14]=&quot;&quot;;[.$E40]=&quot;&quot;);&quot;&quot;;[.V40])">
            <text:p/>
          </table:table-cell>
          <table:table-cell table:style-name="ce122" table:formula="of:=IF(OR([.X$14]=&quot;&quot;;[.$E40]=&quot;&quot;);&quot;&quot;;[.W40])">
            <text:p/>
          </table:table-cell>
          <table:table-cell table:style-name="ce122" table:formula="of:=IF(OR([.Y$14]=&quot;&quot;;[.$E40]=&quot;&quot;);&quot;&quot;;[.X40])">
            <text:p/>
          </table:table-cell>
          <table:table-cell table:style-name="ce122" table:number-columns-repeated="3"/>
          <table:table-cell table:style-name="ce122" table:formula="of:=IF(OR([.AC$14]=&quot;&quot;;[.$E40]=&quot;&quot;);&quot;&quot;;[.AB40])">
            <text:p/>
          </table:table-cell>
          <table:table-cell table:style-name="ce122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5">
          <table:table-cell table:style-name="ce110"/>
          <table:table-cell/>
          <table:table-cell table:style-name="ce116"/>
          <table:table-cell table:style-name="ce118" table:content-validation-name="val3" table:formula="of:=IF([.A41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41]=&quot;&quot;);&quot;&quot;;[.E41])" office:value-type="float" office:value="0" calcext:value-type="float">
            <text:p>0</text:p>
          </table:table-cell>
          <table:table-cell table:style-name="ce122" table:formula="of:=IF(OR([.G$14]=&quot;&quot;;[.$E41]=&quot;&quot;);&quot;&quot;;[.F41])" office:value-type="float" office:value="0" calcext:value-type="float">
            <text:p>0</text:p>
          </table:table-cell>
          <table:table-cell table:style-name="ce122" table:formula="of:=IF(OR([.H$14]=&quot;&quot;;[.$E41]=&quot;&quot;);&quot;&quot;;[.G41])" office:value-type="float" office:value="0" calcext:value-type="float">
            <text:p>0</text:p>
          </table:table-cell>
          <table:table-cell table:style-name="ce122" table:formula="of:=IF(OR([.I$14]=&quot;&quot;;[.$E41]=&quot;&quot;);&quot;&quot;;[.H41])" office:value-type="float" office:value="0" calcext:value-type="float">
            <text:p>0</text:p>
          </table:table-cell>
          <table:table-cell table:style-name="ce122" table:formula="of:=IF(OR([.J$14]=&quot;&quot;;[.$E41]=&quot;&quot;);&quot;&quot;;[.I41])" office:value-type="float" office:value="0" calcext:value-type="float">
            <text:p>0</text:p>
          </table:table-cell>
          <table:table-cell table:style-name="ce122" table:formula="of:=IF(OR([.K$14]=&quot;&quot;;[.$E41]=&quot;&quot;);&quot;&quot;;[.J41])">
            <text:p/>
          </table:table-cell>
          <table:table-cell table:style-name="ce122" table:formula="of:=IF(OR([.L$14]=&quot;&quot;;[.$E41]=&quot;&quot;);&quot;&quot;;[.K41])">
            <text:p/>
          </table:table-cell>
          <table:table-cell table:style-name="ce122" table:formula="of:=IF(OR([.M$14]=&quot;&quot;;[.$E41]=&quot;&quot;);&quot;&quot;;[.L41])">
            <text:p/>
          </table:table-cell>
          <table:table-cell table:style-name="ce122" table:formula="of:=IF(OR([.N$14]=&quot;&quot;;[.$E41]=&quot;&quot;);&quot;&quot;;[.M41])">
            <text:p/>
          </table:table-cell>
          <table:table-cell table:style-name="ce122" table:formula="of:=IF(OR([.O$14]=&quot;&quot;;[.$E41]=&quot;&quot;);&quot;&quot;;[.N41])">
            <text:p/>
          </table:table-cell>
          <table:table-cell table:style-name="ce122" table:formula="of:=IF(OR([.P$14]=&quot;&quot;;[.$E41]=&quot;&quot;);&quot;&quot;;[.O41])">
            <text:p/>
          </table:table-cell>
          <table:table-cell table:style-name="ce122" table:formula="of:=IF(OR([.Q$14]=&quot;&quot;;[.$E41]=&quot;&quot;);&quot;&quot;;[.P41])">
            <text:p/>
          </table:table-cell>
          <table:table-cell table:style-name="ce122" table:formula="of:=IF(OR([.R$14]=&quot;&quot;;[.$E41]=&quot;&quot;);&quot;&quot;;[.Q41])">
            <text:p/>
          </table:table-cell>
          <table:table-cell table:style-name="ce122" table:formula="of:=IF(OR([.S$14]=&quot;&quot;;[.$E41]=&quot;&quot;);&quot;&quot;;[.R41])">
            <text:p/>
          </table:table-cell>
          <table:table-cell table:style-name="ce122" table:formula="of:=IF(OR([.T$14]=&quot;&quot;;[.$E41]=&quot;&quot;);&quot;&quot;;[.S41])">
            <text:p/>
          </table:table-cell>
          <table:table-cell table:style-name="ce122" table:formula="of:=IF(OR([.U$14]=&quot;&quot;;[.$E41]=&quot;&quot;);&quot;&quot;;[.T41])">
            <text:p/>
          </table:table-cell>
          <table:table-cell table:style-name="ce122" table:formula="of:=IF(OR([.V$14]=&quot;&quot;;[.$E41]=&quot;&quot;);&quot;&quot;;[.U41])">
            <text:p/>
          </table:table-cell>
          <table:table-cell table:style-name="ce122" table:formula="of:=IF(OR([.W$14]=&quot;&quot;;[.$E41]=&quot;&quot;);&quot;&quot;;[.V41])">
            <text:p/>
          </table:table-cell>
          <table:table-cell table:style-name="ce122" table:formula="of:=IF(OR([.X$14]=&quot;&quot;;[.$E41]=&quot;&quot;);&quot;&quot;;[.W41])">
            <text:p/>
          </table:table-cell>
          <table:table-cell table:style-name="ce122" table:formula="of:=IF(OR([.Y$14]=&quot;&quot;;[.$E41]=&quot;&quot;);&quot;&quot;;[.X41])">
            <text:p/>
          </table:table-cell>
          <table:table-cell table:style-name="ce122" table:number-columns-repeated="3"/>
          <table:table-cell table:style-name="ce122" table:formula="of:=IF(OR([.AC$14]=&quot;&quot;;[.$E41]=&quot;&quot;);&quot;&quot;;[.AB41])">
            <text:p/>
          </table:table-cell>
          <table:table-cell table:style-name="ce122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5">
          <table:table-cell table:style-name="ce110"/>
          <table:table-cell/>
          <table:table-cell table:style-name="ce116"/>
          <table:table-cell table:style-name="ce118" table:content-validation-name="val3" table:formula="of:=IF([.A42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42]=&quot;&quot;);&quot;&quot;;[.E42])" office:value-type="float" office:value="0" calcext:value-type="float">
            <text:p>0</text:p>
          </table:table-cell>
          <table:table-cell table:style-name="ce122" table:formula="of:=IF(OR([.G$14]=&quot;&quot;;[.$E42]=&quot;&quot;);&quot;&quot;;[.F42])" office:value-type="float" office:value="0" calcext:value-type="float">
            <text:p>0</text:p>
          </table:table-cell>
          <table:table-cell table:style-name="ce122" table:formula="of:=IF(OR([.H$14]=&quot;&quot;;[.$E42]=&quot;&quot;);&quot;&quot;;[.G42])" office:value-type="float" office:value="0" calcext:value-type="float">
            <text:p>0</text:p>
          </table:table-cell>
          <table:table-cell table:style-name="ce122" table:formula="of:=IF(OR([.I$14]=&quot;&quot;;[.$E42]=&quot;&quot;);&quot;&quot;;[.H42])" office:value-type="float" office:value="0" calcext:value-type="float">
            <text:p>0</text:p>
          </table:table-cell>
          <table:table-cell table:style-name="ce122" table:formula="of:=IF(OR([.J$14]=&quot;&quot;;[.$E42]=&quot;&quot;);&quot;&quot;;[.I42])" office:value-type="float" office:value="0" calcext:value-type="float">
            <text:p>0</text:p>
          </table:table-cell>
          <table:table-cell table:style-name="ce122" table:formula="of:=IF(OR([.K$14]=&quot;&quot;;[.$E42]=&quot;&quot;);&quot;&quot;;[.J42])">
            <text:p/>
          </table:table-cell>
          <table:table-cell table:style-name="ce122" table:formula="of:=IF(OR([.L$14]=&quot;&quot;;[.$E42]=&quot;&quot;);&quot;&quot;;[.K42])">
            <text:p/>
          </table:table-cell>
          <table:table-cell table:style-name="ce122" table:formula="of:=IF(OR([.M$14]=&quot;&quot;;[.$E42]=&quot;&quot;);&quot;&quot;;[.L42])">
            <text:p/>
          </table:table-cell>
          <table:table-cell table:style-name="ce122" table:formula="of:=IF(OR([.N$14]=&quot;&quot;;[.$E42]=&quot;&quot;);&quot;&quot;;[.M42])">
            <text:p/>
          </table:table-cell>
          <table:table-cell table:style-name="ce122" table:formula="of:=IF(OR([.O$14]=&quot;&quot;;[.$E42]=&quot;&quot;);&quot;&quot;;[.N42])">
            <text:p/>
          </table:table-cell>
          <table:table-cell table:style-name="ce122" table:formula="of:=IF(OR([.P$14]=&quot;&quot;;[.$E42]=&quot;&quot;);&quot;&quot;;[.O42])">
            <text:p/>
          </table:table-cell>
          <table:table-cell table:style-name="ce122" table:formula="of:=IF(OR([.Q$14]=&quot;&quot;;[.$E42]=&quot;&quot;);&quot;&quot;;[.P42])">
            <text:p/>
          </table:table-cell>
          <table:table-cell table:style-name="ce122" table:formula="of:=IF(OR([.R$14]=&quot;&quot;;[.$E42]=&quot;&quot;);&quot;&quot;;[.Q42])">
            <text:p/>
          </table:table-cell>
          <table:table-cell table:style-name="ce122" table:formula="of:=IF(OR([.S$14]=&quot;&quot;;[.$E42]=&quot;&quot;);&quot;&quot;;[.R42])">
            <text:p/>
          </table:table-cell>
          <table:table-cell table:style-name="ce122" table:formula="of:=IF(OR([.T$14]=&quot;&quot;;[.$E42]=&quot;&quot;);&quot;&quot;;[.S42])">
            <text:p/>
          </table:table-cell>
          <table:table-cell table:style-name="ce122" table:formula="of:=IF(OR([.U$14]=&quot;&quot;;[.$E42]=&quot;&quot;);&quot;&quot;;[.T42])">
            <text:p/>
          </table:table-cell>
          <table:table-cell table:style-name="ce122" table:formula="of:=IF(OR([.V$14]=&quot;&quot;;[.$E42]=&quot;&quot;);&quot;&quot;;[.U42])">
            <text:p/>
          </table:table-cell>
          <table:table-cell table:style-name="ce122" table:formula="of:=IF(OR([.W$14]=&quot;&quot;;[.$E42]=&quot;&quot;);&quot;&quot;;[.V42])">
            <text:p/>
          </table:table-cell>
          <table:table-cell table:style-name="ce122" table:formula="of:=IF(OR([.X$14]=&quot;&quot;;[.$E42]=&quot;&quot;);&quot;&quot;;[.W42])">
            <text:p/>
          </table:table-cell>
          <table:table-cell table:style-name="ce122" table:formula="of:=IF(OR([.Y$14]=&quot;&quot;;[.$E42]=&quot;&quot;);&quot;&quot;;[.X42])">
            <text:p/>
          </table:table-cell>
          <table:table-cell table:style-name="ce122" table:number-columns-repeated="3"/>
          <table:table-cell table:style-name="ce122" table:formula="of:=IF(OR([.AC$14]=&quot;&quot;;[.$E42]=&quot;&quot;);&quot;&quot;;[.AB42])">
            <text:p/>
          </table:table-cell>
          <table:table-cell table:style-name="ce122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5">
          <table:table-cell table:style-name="ce110"/>
          <table:table-cell/>
          <table:table-cell table:style-name="ce116"/>
          <table:table-cell table:style-name="ce118" table:content-validation-name="val3" table:formula="of:=IF([.A43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43]=&quot;&quot;);&quot;&quot;;[.E43])" office:value-type="float" office:value="0" calcext:value-type="float">
            <text:p>0</text:p>
          </table:table-cell>
          <table:table-cell table:style-name="ce122" table:formula="of:=IF(OR([.G$14]=&quot;&quot;;[.$E43]=&quot;&quot;);&quot;&quot;;[.F43])" office:value-type="float" office:value="0" calcext:value-type="float">
            <text:p>0</text:p>
          </table:table-cell>
          <table:table-cell table:style-name="ce122" table:formula="of:=IF(OR([.H$14]=&quot;&quot;;[.$E43]=&quot;&quot;);&quot;&quot;;[.G43])" office:value-type="float" office:value="0" calcext:value-type="float">
            <text:p>0</text:p>
          </table:table-cell>
          <table:table-cell table:style-name="ce122" table:formula="of:=IF(OR([.I$14]=&quot;&quot;;[.$E43]=&quot;&quot;);&quot;&quot;;[.H43])" office:value-type="float" office:value="0" calcext:value-type="float">
            <text:p>0</text:p>
          </table:table-cell>
          <table:table-cell table:style-name="ce122" table:formula="of:=IF(OR([.J$14]=&quot;&quot;;[.$E43]=&quot;&quot;);&quot;&quot;;[.I43])" office:value-type="float" office:value="0" calcext:value-type="float">
            <text:p>0</text:p>
          </table:table-cell>
          <table:table-cell table:style-name="ce122" table:formula="of:=IF(OR([.K$14]=&quot;&quot;;[.$E43]=&quot;&quot;);&quot;&quot;;[.J43])">
            <text:p/>
          </table:table-cell>
          <table:table-cell table:style-name="ce122" table:formula="of:=IF(OR([.L$14]=&quot;&quot;;[.$E43]=&quot;&quot;);&quot;&quot;;[.K43])">
            <text:p/>
          </table:table-cell>
          <table:table-cell table:style-name="ce122" table:formula="of:=IF(OR([.M$14]=&quot;&quot;;[.$E43]=&quot;&quot;);&quot;&quot;;[.L43])">
            <text:p/>
          </table:table-cell>
          <table:table-cell table:style-name="ce122" table:formula="of:=IF(OR([.N$14]=&quot;&quot;;[.$E43]=&quot;&quot;);&quot;&quot;;[.M43])">
            <text:p/>
          </table:table-cell>
          <table:table-cell table:style-name="ce122" table:formula="of:=IF(OR([.O$14]=&quot;&quot;;[.$E43]=&quot;&quot;);&quot;&quot;;[.N43])">
            <text:p/>
          </table:table-cell>
          <table:table-cell table:style-name="ce122" table:formula="of:=IF(OR([.P$14]=&quot;&quot;;[.$E43]=&quot;&quot;);&quot;&quot;;[.O43])">
            <text:p/>
          </table:table-cell>
          <table:table-cell table:style-name="ce122" table:formula="of:=IF(OR([.Q$14]=&quot;&quot;;[.$E43]=&quot;&quot;);&quot;&quot;;[.P43])">
            <text:p/>
          </table:table-cell>
          <table:table-cell table:style-name="ce122" table:formula="of:=IF(OR([.R$14]=&quot;&quot;;[.$E43]=&quot;&quot;);&quot;&quot;;[.Q43])">
            <text:p/>
          </table:table-cell>
          <table:table-cell table:style-name="ce122" table:formula="of:=IF(OR([.S$14]=&quot;&quot;;[.$E43]=&quot;&quot;);&quot;&quot;;[.R43])">
            <text:p/>
          </table:table-cell>
          <table:table-cell table:style-name="ce122" table:formula="of:=IF(OR([.T$14]=&quot;&quot;;[.$E43]=&quot;&quot;);&quot;&quot;;[.S43])">
            <text:p/>
          </table:table-cell>
          <table:table-cell table:style-name="ce122" table:formula="of:=IF(OR([.U$14]=&quot;&quot;;[.$E43]=&quot;&quot;);&quot;&quot;;[.T43])">
            <text:p/>
          </table:table-cell>
          <table:table-cell table:style-name="ce122" table:formula="of:=IF(OR([.V$14]=&quot;&quot;;[.$E43]=&quot;&quot;);&quot;&quot;;[.U43])">
            <text:p/>
          </table:table-cell>
          <table:table-cell table:style-name="ce122" table:formula="of:=IF(OR([.W$14]=&quot;&quot;;[.$E43]=&quot;&quot;);&quot;&quot;;[.V43])">
            <text:p/>
          </table:table-cell>
          <table:table-cell table:style-name="ce122" table:formula="of:=IF(OR([.X$14]=&quot;&quot;;[.$E43]=&quot;&quot;);&quot;&quot;;[.W43])">
            <text:p/>
          </table:table-cell>
          <table:table-cell table:style-name="ce122" table:formula="of:=IF(OR([.Y$14]=&quot;&quot;;[.$E43]=&quot;&quot;);&quot;&quot;;[.X43])">
            <text:p/>
          </table:table-cell>
          <table:table-cell table:style-name="ce122" table:number-columns-repeated="3"/>
          <table:table-cell table:style-name="ce122" table:formula="of:=IF(OR([.AC$14]=&quot;&quot;;[.$E43]=&quot;&quot;);&quot;&quot;;[.AB43])">
            <text:p/>
          </table:table-cell>
          <table:table-cell table:style-name="ce122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5">
          <table:table-cell table:style-name="ce111"/>
          <table:table-cell/>
          <table:table-cell table:style-name="ce116"/>
          <table:table-cell table:style-name="ce118" table:content-validation-name="val3" table:formula="of:=IF([.A44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44]=&quot;&quot;);&quot;&quot;;[.E44])" office:value-type="float" office:value="0" calcext:value-type="float">
            <text:p>0</text:p>
          </table:table-cell>
          <table:table-cell table:style-name="ce122" table:formula="of:=IF(OR([.G$14]=&quot;&quot;;[.$E44]=&quot;&quot;);&quot;&quot;;[.F44])" office:value-type="float" office:value="0" calcext:value-type="float">
            <text:p>0</text:p>
          </table:table-cell>
          <table:table-cell table:style-name="ce122" table:formula="of:=IF(OR([.H$14]=&quot;&quot;;[.$E44]=&quot;&quot;);&quot;&quot;;[.G44])" office:value-type="float" office:value="0" calcext:value-type="float">
            <text:p>0</text:p>
          </table:table-cell>
          <table:table-cell table:style-name="ce122" table:formula="of:=IF(OR([.I$14]=&quot;&quot;;[.$E44]=&quot;&quot;);&quot;&quot;;[.H44])" office:value-type="float" office:value="0" calcext:value-type="float">
            <text:p>0</text:p>
          </table:table-cell>
          <table:table-cell table:style-name="ce122" table:formula="of:=IF(OR([.J$14]=&quot;&quot;;[.$E44]=&quot;&quot;);&quot;&quot;;[.I44])" office:value-type="float" office:value="0" calcext:value-type="float">
            <text:p>0</text:p>
          </table:table-cell>
          <table:table-cell table:style-name="ce122" table:formula="of:=IF(OR([.K$14]=&quot;&quot;;[.$E44]=&quot;&quot;);&quot;&quot;;[.J44])">
            <text:p/>
          </table:table-cell>
          <table:table-cell table:style-name="ce122" table:formula="of:=IF(OR([.L$14]=&quot;&quot;;[.$E44]=&quot;&quot;);&quot;&quot;;[.K44])">
            <text:p/>
          </table:table-cell>
          <table:table-cell table:style-name="ce122" table:formula="of:=IF(OR([.M$14]=&quot;&quot;;[.$E44]=&quot;&quot;);&quot;&quot;;[.L44])">
            <text:p/>
          </table:table-cell>
          <table:table-cell table:style-name="ce122" table:formula="of:=IF(OR([.N$14]=&quot;&quot;;[.$E44]=&quot;&quot;);&quot;&quot;;[.M44])">
            <text:p/>
          </table:table-cell>
          <table:table-cell table:style-name="ce122" table:formula="of:=IF(OR([.O$14]=&quot;&quot;;[.$E44]=&quot;&quot;);&quot;&quot;;[.N44])">
            <text:p/>
          </table:table-cell>
          <table:table-cell table:style-name="ce122" table:formula="of:=IF(OR([.P$14]=&quot;&quot;;[.$E44]=&quot;&quot;);&quot;&quot;;[.O44])">
            <text:p/>
          </table:table-cell>
          <table:table-cell table:style-name="ce122" table:formula="of:=IF(OR([.Q$14]=&quot;&quot;;[.$E44]=&quot;&quot;);&quot;&quot;;[.P44])">
            <text:p/>
          </table:table-cell>
          <table:table-cell table:style-name="ce122" table:formula="of:=IF(OR([.R$14]=&quot;&quot;;[.$E44]=&quot;&quot;);&quot;&quot;;[.Q44])">
            <text:p/>
          </table:table-cell>
          <table:table-cell table:style-name="ce122" table:formula="of:=IF(OR([.S$14]=&quot;&quot;;[.$E44]=&quot;&quot;);&quot;&quot;;[.R44])">
            <text:p/>
          </table:table-cell>
          <table:table-cell table:style-name="ce122" table:formula="of:=IF(OR([.T$14]=&quot;&quot;;[.$E44]=&quot;&quot;);&quot;&quot;;[.S44])">
            <text:p/>
          </table:table-cell>
          <table:table-cell table:style-name="ce122" table:formula="of:=IF(OR([.U$14]=&quot;&quot;;[.$E44]=&quot;&quot;);&quot;&quot;;[.T44])">
            <text:p/>
          </table:table-cell>
          <table:table-cell table:style-name="ce122" table:formula="of:=IF(OR([.V$14]=&quot;&quot;;[.$E44]=&quot;&quot;);&quot;&quot;;[.U44])">
            <text:p/>
          </table:table-cell>
          <table:table-cell table:style-name="ce122" table:formula="of:=IF(OR([.W$14]=&quot;&quot;;[.$E44]=&quot;&quot;);&quot;&quot;;[.V44])">
            <text:p/>
          </table:table-cell>
          <table:table-cell table:style-name="ce122" table:formula="of:=IF(OR([.X$14]=&quot;&quot;;[.$E44]=&quot;&quot;);&quot;&quot;;[.W44])">
            <text:p/>
          </table:table-cell>
          <table:table-cell table:style-name="ce122" table:formula="of:=IF(OR([.Y$14]=&quot;&quot;;[.$E44]=&quot;&quot;);&quot;&quot;;[.X44])">
            <text:p/>
          </table:table-cell>
          <table:table-cell table:style-name="ce122" table:number-columns-repeated="3"/>
          <table:table-cell table:style-name="ce122" table:formula="of:=IF(OR([.AC$14]=&quot;&quot;;[.$E44]=&quot;&quot;);&quot;&quot;;[.AB44])">
            <text:p/>
          </table:table-cell>
          <table:table-cell table:style-name="ce122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5">
          <table:table-cell table:style-name="ce111"/>
          <table:table-cell/>
          <table:table-cell table:style-name="ce116"/>
          <table:table-cell table:style-name="ce118" table:content-validation-name="val3" table:formula="of:=IF([.A45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45]=&quot;&quot;);&quot;&quot;;[.E45])" office:value-type="float" office:value="0" calcext:value-type="float">
            <text:p>0</text:p>
          </table:table-cell>
          <table:table-cell table:style-name="ce122" table:formula="of:=IF(OR([.G$14]=&quot;&quot;;[.$E45]=&quot;&quot;);&quot;&quot;;[.F45])" office:value-type="float" office:value="0" calcext:value-type="float">
            <text:p>0</text:p>
          </table:table-cell>
          <table:table-cell table:style-name="ce122" table:formula="of:=IF(OR([.H$14]=&quot;&quot;;[.$E45]=&quot;&quot;);&quot;&quot;;[.G45])" office:value-type="float" office:value="0" calcext:value-type="float">
            <text:p>0</text:p>
          </table:table-cell>
          <table:table-cell table:style-name="ce122" table:formula="of:=IF(OR([.I$14]=&quot;&quot;;[.$E45]=&quot;&quot;);&quot;&quot;;[.H45])" office:value-type="float" office:value="0" calcext:value-type="float">
            <text:p>0</text:p>
          </table:table-cell>
          <table:table-cell table:style-name="ce122" table:formula="of:=IF(OR([.J$14]=&quot;&quot;;[.$E45]=&quot;&quot;);&quot;&quot;;[.I45])" office:value-type="float" office:value="0" calcext:value-type="float">
            <text:p>0</text:p>
          </table:table-cell>
          <table:table-cell table:style-name="ce122" table:formula="of:=IF(OR([.K$14]=&quot;&quot;;[.$E45]=&quot;&quot;);&quot;&quot;;[.J45])">
            <text:p/>
          </table:table-cell>
          <table:table-cell table:style-name="ce122" table:formula="of:=IF(OR([.L$14]=&quot;&quot;;[.$E45]=&quot;&quot;);&quot;&quot;;[.K45])">
            <text:p/>
          </table:table-cell>
          <table:table-cell table:style-name="ce122" table:formula="of:=IF(OR([.M$14]=&quot;&quot;;[.$E45]=&quot;&quot;);&quot;&quot;;[.L45])">
            <text:p/>
          </table:table-cell>
          <table:table-cell table:style-name="ce122" table:formula="of:=IF(OR([.N$14]=&quot;&quot;;[.$E45]=&quot;&quot;);&quot;&quot;;[.M45])">
            <text:p/>
          </table:table-cell>
          <table:table-cell table:style-name="ce122" table:formula="of:=IF(OR([.O$14]=&quot;&quot;;[.$E45]=&quot;&quot;);&quot;&quot;;[.N45])">
            <text:p/>
          </table:table-cell>
          <table:table-cell table:style-name="ce122" table:formula="of:=IF(OR([.P$14]=&quot;&quot;;[.$E45]=&quot;&quot;);&quot;&quot;;[.O45])">
            <text:p/>
          </table:table-cell>
          <table:table-cell table:style-name="ce122" table:formula="of:=IF(OR([.Q$14]=&quot;&quot;;[.$E45]=&quot;&quot;);&quot;&quot;;[.P45])">
            <text:p/>
          </table:table-cell>
          <table:table-cell table:style-name="ce122" table:formula="of:=IF(OR([.R$14]=&quot;&quot;;[.$E45]=&quot;&quot;);&quot;&quot;;[.Q45])">
            <text:p/>
          </table:table-cell>
          <table:table-cell table:style-name="ce122" table:formula="of:=IF(OR([.S$14]=&quot;&quot;;[.$E45]=&quot;&quot;);&quot;&quot;;[.R45])">
            <text:p/>
          </table:table-cell>
          <table:table-cell table:style-name="ce122" table:formula="of:=IF(OR([.T$14]=&quot;&quot;;[.$E45]=&quot;&quot;);&quot;&quot;;[.S45])">
            <text:p/>
          </table:table-cell>
          <table:table-cell table:style-name="ce122" table:formula="of:=IF(OR([.U$14]=&quot;&quot;;[.$E45]=&quot;&quot;);&quot;&quot;;[.T45])">
            <text:p/>
          </table:table-cell>
          <table:table-cell table:style-name="ce122" table:formula="of:=IF(OR([.V$14]=&quot;&quot;;[.$E45]=&quot;&quot;);&quot;&quot;;[.U45])">
            <text:p/>
          </table:table-cell>
          <table:table-cell table:style-name="ce122" table:formula="of:=IF(OR([.W$14]=&quot;&quot;;[.$E45]=&quot;&quot;);&quot;&quot;;[.V45])">
            <text:p/>
          </table:table-cell>
          <table:table-cell table:style-name="ce122" table:formula="of:=IF(OR([.X$14]=&quot;&quot;;[.$E45]=&quot;&quot;);&quot;&quot;;[.W45])">
            <text:p/>
          </table:table-cell>
          <table:table-cell table:style-name="ce122" table:formula="of:=IF(OR([.Y$14]=&quot;&quot;;[.$E45]=&quot;&quot;);&quot;&quot;;[.X45])">
            <text:p/>
          </table:table-cell>
          <table:table-cell table:style-name="ce122" table:number-columns-repeated="3"/>
          <table:table-cell table:style-name="ce122" table:formula="of:=IF(OR([.AC$14]=&quot;&quot;;[.$E45]=&quot;&quot;);&quot;&quot;;[.AB45])">
            <text:p/>
          </table:table-cell>
          <table:table-cell table:style-name="ce122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5">
          <table:table-cell table:style-name="ce111"/>
          <table:table-cell/>
          <table:table-cell table:style-name="ce116"/>
          <table:table-cell table:style-name="ce118" table:content-validation-name="val3" table:formula="of:=IF([.A46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46]=&quot;&quot;);&quot;&quot;;[.E46])" office:value-type="float" office:value="0" calcext:value-type="float">
            <text:p>0</text:p>
          </table:table-cell>
          <table:table-cell table:style-name="ce122" table:formula="of:=IF(OR([.G$14]=&quot;&quot;;[.$E46]=&quot;&quot;);&quot;&quot;;[.F46])" office:value-type="float" office:value="0" calcext:value-type="float">
            <text:p>0</text:p>
          </table:table-cell>
          <table:table-cell table:style-name="ce122" table:formula="of:=IF(OR([.H$14]=&quot;&quot;;[.$E46]=&quot;&quot;);&quot;&quot;;[.G46])" office:value-type="float" office:value="0" calcext:value-type="float">
            <text:p>0</text:p>
          </table:table-cell>
          <table:table-cell table:style-name="ce122" table:formula="of:=IF(OR([.I$14]=&quot;&quot;;[.$E46]=&quot;&quot;);&quot;&quot;;[.H46])" office:value-type="float" office:value="0" calcext:value-type="float">
            <text:p>0</text:p>
          </table:table-cell>
          <table:table-cell table:style-name="ce122" table:formula="of:=IF(OR([.J$14]=&quot;&quot;;[.$E46]=&quot;&quot;);&quot;&quot;;[.I46])" office:value-type="float" office:value="0" calcext:value-type="float">
            <text:p>0</text:p>
          </table:table-cell>
          <table:table-cell table:style-name="ce122" table:formula="of:=IF(OR([.K$14]=&quot;&quot;;[.$E46]=&quot;&quot;);&quot;&quot;;[.J46])">
            <text:p/>
          </table:table-cell>
          <table:table-cell table:style-name="ce122" table:formula="of:=IF(OR([.L$14]=&quot;&quot;;[.$E46]=&quot;&quot;);&quot;&quot;;[.K46])">
            <text:p/>
          </table:table-cell>
          <table:table-cell table:style-name="ce122" table:formula="of:=IF(OR([.M$14]=&quot;&quot;;[.$E46]=&quot;&quot;);&quot;&quot;;[.L46])">
            <text:p/>
          </table:table-cell>
          <table:table-cell table:style-name="ce122" table:formula="of:=IF(OR([.N$14]=&quot;&quot;;[.$E46]=&quot;&quot;);&quot;&quot;;[.M46])">
            <text:p/>
          </table:table-cell>
          <table:table-cell table:style-name="ce122" table:formula="of:=IF(OR([.O$14]=&quot;&quot;;[.$E46]=&quot;&quot;);&quot;&quot;;[.N46])">
            <text:p/>
          </table:table-cell>
          <table:table-cell table:style-name="ce122" table:formula="of:=IF(OR([.P$14]=&quot;&quot;;[.$E46]=&quot;&quot;);&quot;&quot;;[.O46])">
            <text:p/>
          </table:table-cell>
          <table:table-cell table:style-name="ce122" table:formula="of:=IF(OR([.Q$14]=&quot;&quot;;[.$E46]=&quot;&quot;);&quot;&quot;;[.P46])">
            <text:p/>
          </table:table-cell>
          <table:table-cell table:style-name="ce122" table:formula="of:=IF(OR([.R$14]=&quot;&quot;;[.$E46]=&quot;&quot;);&quot;&quot;;[.Q46])">
            <text:p/>
          </table:table-cell>
          <table:table-cell table:style-name="ce122" table:formula="of:=IF(OR([.S$14]=&quot;&quot;;[.$E46]=&quot;&quot;);&quot;&quot;;[.R46])">
            <text:p/>
          </table:table-cell>
          <table:table-cell table:style-name="ce122" table:formula="of:=IF(OR([.T$14]=&quot;&quot;;[.$E46]=&quot;&quot;);&quot;&quot;;[.S46])">
            <text:p/>
          </table:table-cell>
          <table:table-cell table:style-name="ce122" table:formula="of:=IF(OR([.U$14]=&quot;&quot;;[.$E46]=&quot;&quot;);&quot;&quot;;[.T46])">
            <text:p/>
          </table:table-cell>
          <table:table-cell table:style-name="ce122" table:formula="of:=IF(OR([.V$14]=&quot;&quot;;[.$E46]=&quot;&quot;);&quot;&quot;;[.U46])">
            <text:p/>
          </table:table-cell>
          <table:table-cell table:style-name="ce122" table:formula="of:=IF(OR([.W$14]=&quot;&quot;;[.$E46]=&quot;&quot;);&quot;&quot;;[.V46])">
            <text:p/>
          </table:table-cell>
          <table:table-cell table:style-name="ce122" table:formula="of:=IF(OR([.X$14]=&quot;&quot;;[.$E46]=&quot;&quot;);&quot;&quot;;[.W46])">
            <text:p/>
          </table:table-cell>
          <table:table-cell table:style-name="ce122" table:formula="of:=IF(OR([.Y$14]=&quot;&quot;;[.$E46]=&quot;&quot;);&quot;&quot;;[.X46])">
            <text:p/>
          </table:table-cell>
          <table:table-cell table:style-name="ce122" table:number-columns-repeated="3"/>
          <table:table-cell table:style-name="ce122" table:formula="of:=IF(OR([.AC$14]=&quot;&quot;;[.$E46]=&quot;&quot;);&quot;&quot;;[.AB46])">
            <text:p/>
          </table:table-cell>
          <table:table-cell table:style-name="ce122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5">
          <table:table-cell table:style-name="ce111"/>
          <table:table-cell/>
          <table:table-cell table:style-name="ce116"/>
          <table:table-cell table:style-name="ce118" table:content-validation-name="val3" table:formula="of:=IF([.A47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47]=&quot;&quot;);&quot;&quot;;[.E47])" office:value-type="float" office:value="0" calcext:value-type="float">
            <text:p>0</text:p>
          </table:table-cell>
          <table:table-cell table:style-name="ce122" table:formula="of:=IF(OR([.G$14]=&quot;&quot;;[.$E47]=&quot;&quot;);&quot;&quot;;[.F47])" office:value-type="float" office:value="0" calcext:value-type="float">
            <text:p>0</text:p>
          </table:table-cell>
          <table:table-cell table:style-name="ce122" table:formula="of:=IF(OR([.H$14]=&quot;&quot;;[.$E47]=&quot;&quot;);&quot;&quot;;[.G47])" office:value-type="float" office:value="0" calcext:value-type="float">
            <text:p>0</text:p>
          </table:table-cell>
          <table:table-cell table:style-name="ce122" table:formula="of:=IF(OR([.I$14]=&quot;&quot;;[.$E47]=&quot;&quot;);&quot;&quot;;[.H47])" office:value-type="float" office:value="0" calcext:value-type="float">
            <text:p>0</text:p>
          </table:table-cell>
          <table:table-cell table:style-name="ce122" table:formula="of:=IF(OR([.J$14]=&quot;&quot;;[.$E47]=&quot;&quot;);&quot;&quot;;[.I47])" office:value-type="float" office:value="0" calcext:value-type="float">
            <text:p>0</text:p>
          </table:table-cell>
          <table:table-cell table:style-name="ce122" table:formula="of:=IF(OR([.K$14]=&quot;&quot;;[.$E47]=&quot;&quot;);&quot;&quot;;[.J47])">
            <text:p/>
          </table:table-cell>
          <table:table-cell table:style-name="ce122" table:formula="of:=IF(OR([.L$14]=&quot;&quot;;[.$E47]=&quot;&quot;);&quot;&quot;;[.K47])">
            <text:p/>
          </table:table-cell>
          <table:table-cell table:style-name="ce122" table:formula="of:=IF(OR([.M$14]=&quot;&quot;;[.$E47]=&quot;&quot;);&quot;&quot;;[.L47])">
            <text:p/>
          </table:table-cell>
          <table:table-cell table:style-name="ce122" table:formula="of:=IF(OR([.N$14]=&quot;&quot;;[.$E47]=&quot;&quot;);&quot;&quot;;[.M47])">
            <text:p/>
          </table:table-cell>
          <table:table-cell table:style-name="ce122" table:formula="of:=IF(OR([.O$14]=&quot;&quot;;[.$E47]=&quot;&quot;);&quot;&quot;;[.N47])">
            <text:p/>
          </table:table-cell>
          <table:table-cell table:style-name="ce122" table:formula="of:=IF(OR([.P$14]=&quot;&quot;;[.$E47]=&quot;&quot;);&quot;&quot;;[.O47])">
            <text:p/>
          </table:table-cell>
          <table:table-cell table:style-name="ce122" table:formula="of:=IF(OR([.Q$14]=&quot;&quot;;[.$E47]=&quot;&quot;);&quot;&quot;;[.P47])">
            <text:p/>
          </table:table-cell>
          <table:table-cell table:style-name="ce122" table:formula="of:=IF(OR([.R$14]=&quot;&quot;;[.$E47]=&quot;&quot;);&quot;&quot;;[.Q47])">
            <text:p/>
          </table:table-cell>
          <table:table-cell table:style-name="ce122" table:formula="of:=IF(OR([.S$14]=&quot;&quot;;[.$E47]=&quot;&quot;);&quot;&quot;;[.R47])">
            <text:p/>
          </table:table-cell>
          <table:table-cell table:style-name="ce122" table:formula="of:=IF(OR([.T$14]=&quot;&quot;;[.$E47]=&quot;&quot;);&quot;&quot;;[.S47])">
            <text:p/>
          </table:table-cell>
          <table:table-cell table:style-name="ce122" table:formula="of:=IF(OR([.U$14]=&quot;&quot;;[.$E47]=&quot;&quot;);&quot;&quot;;[.T47])">
            <text:p/>
          </table:table-cell>
          <table:table-cell table:style-name="ce122" table:formula="of:=IF(OR([.V$14]=&quot;&quot;;[.$E47]=&quot;&quot;);&quot;&quot;;[.U47])">
            <text:p/>
          </table:table-cell>
          <table:table-cell table:style-name="ce122" table:formula="of:=IF(OR([.W$14]=&quot;&quot;;[.$E47]=&quot;&quot;);&quot;&quot;;[.V47])">
            <text:p/>
          </table:table-cell>
          <table:table-cell table:style-name="ce122" table:formula="of:=IF(OR([.X$14]=&quot;&quot;;[.$E47]=&quot;&quot;);&quot;&quot;;[.W47])">
            <text:p/>
          </table:table-cell>
          <table:table-cell table:style-name="ce122" table:formula="of:=IF(OR([.Y$14]=&quot;&quot;;[.$E47]=&quot;&quot;);&quot;&quot;;[.X47])">
            <text:p/>
          </table:table-cell>
          <table:table-cell table:style-name="ce122" table:number-columns-repeated="3"/>
          <table:table-cell table:style-name="ce122" table:formula="of:=IF(OR([.AC$14]=&quot;&quot;;[.$E47]=&quot;&quot;);&quot;&quot;;[.AB47])">
            <text:p/>
          </table:table-cell>
          <table:table-cell table:style-name="ce122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5">
          <table:table-cell table:style-name="ce111"/>
          <table:table-cell/>
          <table:table-cell table:style-name="ce116"/>
          <table:table-cell table:style-name="ce118" table:content-validation-name="val3" table:formula="of:=IF([.A48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48]=&quot;&quot;);&quot;&quot;;[.E48])" office:value-type="float" office:value="0" calcext:value-type="float">
            <text:p>0</text:p>
          </table:table-cell>
          <table:table-cell table:style-name="ce122" table:formula="of:=IF(OR([.G$14]=&quot;&quot;;[.$E48]=&quot;&quot;);&quot;&quot;;[.F48])" office:value-type="float" office:value="0" calcext:value-type="float">
            <text:p>0</text:p>
          </table:table-cell>
          <table:table-cell table:style-name="ce122" table:formula="of:=IF(OR([.H$14]=&quot;&quot;;[.$E48]=&quot;&quot;);&quot;&quot;;[.G48])" office:value-type="float" office:value="0" calcext:value-type="float">
            <text:p>0</text:p>
          </table:table-cell>
          <table:table-cell table:style-name="ce122" table:formula="of:=IF(OR([.I$14]=&quot;&quot;;[.$E48]=&quot;&quot;);&quot;&quot;;[.H48])" office:value-type="float" office:value="0" calcext:value-type="float">
            <text:p>0</text:p>
          </table:table-cell>
          <table:table-cell table:style-name="ce122" table:formula="of:=IF(OR([.J$14]=&quot;&quot;;[.$E48]=&quot;&quot;);&quot;&quot;;[.I48])" office:value-type="float" office:value="0" calcext:value-type="float">
            <text:p>0</text:p>
          </table:table-cell>
          <table:table-cell table:style-name="ce122" table:formula="of:=IF(OR([.K$14]=&quot;&quot;;[.$E48]=&quot;&quot;);&quot;&quot;;[.J48])">
            <text:p/>
          </table:table-cell>
          <table:table-cell table:style-name="ce122" table:formula="of:=IF(OR([.L$14]=&quot;&quot;;[.$E48]=&quot;&quot;);&quot;&quot;;[.K48])">
            <text:p/>
          </table:table-cell>
          <table:table-cell table:style-name="ce122" table:formula="of:=IF(OR([.M$14]=&quot;&quot;;[.$E48]=&quot;&quot;);&quot;&quot;;[.L48])">
            <text:p/>
          </table:table-cell>
          <table:table-cell table:style-name="ce122" table:formula="of:=IF(OR([.N$14]=&quot;&quot;;[.$E48]=&quot;&quot;);&quot;&quot;;[.M48])">
            <text:p/>
          </table:table-cell>
          <table:table-cell table:style-name="ce122" table:formula="of:=IF(OR([.O$14]=&quot;&quot;;[.$E48]=&quot;&quot;);&quot;&quot;;[.N48])">
            <text:p/>
          </table:table-cell>
          <table:table-cell table:style-name="ce122" table:formula="of:=IF(OR([.P$14]=&quot;&quot;;[.$E48]=&quot;&quot;);&quot;&quot;;[.O48])">
            <text:p/>
          </table:table-cell>
          <table:table-cell table:style-name="ce122" table:formula="of:=IF(OR([.Q$14]=&quot;&quot;;[.$E48]=&quot;&quot;);&quot;&quot;;[.P48])">
            <text:p/>
          </table:table-cell>
          <table:table-cell table:style-name="ce122" table:formula="of:=IF(OR([.R$14]=&quot;&quot;;[.$E48]=&quot;&quot;);&quot;&quot;;[.Q48])">
            <text:p/>
          </table:table-cell>
          <table:table-cell table:style-name="ce122" table:formula="of:=IF(OR([.S$14]=&quot;&quot;;[.$E48]=&quot;&quot;);&quot;&quot;;[.R48])">
            <text:p/>
          </table:table-cell>
          <table:table-cell table:style-name="ce122" table:formula="of:=IF(OR([.T$14]=&quot;&quot;;[.$E48]=&quot;&quot;);&quot;&quot;;[.S48])">
            <text:p/>
          </table:table-cell>
          <table:table-cell table:style-name="ce122" table:formula="of:=IF(OR([.U$14]=&quot;&quot;;[.$E48]=&quot;&quot;);&quot;&quot;;[.T48])">
            <text:p/>
          </table:table-cell>
          <table:table-cell table:style-name="ce122" table:formula="of:=IF(OR([.V$14]=&quot;&quot;;[.$E48]=&quot;&quot;);&quot;&quot;;[.U48])">
            <text:p/>
          </table:table-cell>
          <table:table-cell table:style-name="ce122" table:formula="of:=IF(OR([.W$14]=&quot;&quot;;[.$E48]=&quot;&quot;);&quot;&quot;;[.V48])">
            <text:p/>
          </table:table-cell>
          <table:table-cell table:style-name="ce122" table:formula="of:=IF(OR([.X$14]=&quot;&quot;;[.$E48]=&quot;&quot;);&quot;&quot;;[.W48])">
            <text:p/>
          </table:table-cell>
          <table:table-cell table:style-name="ce122" table:formula="of:=IF(OR([.Y$14]=&quot;&quot;;[.$E48]=&quot;&quot;);&quot;&quot;;[.X48])">
            <text:p/>
          </table:table-cell>
          <table:table-cell table:style-name="ce122" table:number-columns-repeated="3"/>
          <table:table-cell table:style-name="ce122" table:formula="of:=IF(OR([.AC$14]=&quot;&quot;;[.$E48]=&quot;&quot;);&quot;&quot;;[.AB48])">
            <text:p/>
          </table:table-cell>
          <table:table-cell table:style-name="ce122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5">
          <table:table-cell table:style-name="ce111"/>
          <table:table-cell/>
          <table:table-cell table:style-name="ce116"/>
          <table:table-cell table:style-name="ce118" table:content-validation-name="val3" table:formula="of:=IF([.A49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49]=&quot;&quot;);&quot;&quot;;[.E49])" office:value-type="float" office:value="0" calcext:value-type="float">
            <text:p>0</text:p>
          </table:table-cell>
          <table:table-cell table:style-name="ce122" table:formula="of:=IF(OR([.G$14]=&quot;&quot;;[.$E49]=&quot;&quot;);&quot;&quot;;[.F49])" office:value-type="float" office:value="0" calcext:value-type="float">
            <text:p>0</text:p>
          </table:table-cell>
          <table:table-cell table:style-name="ce122" table:formula="of:=IF(OR([.H$14]=&quot;&quot;;[.$E49]=&quot;&quot;);&quot;&quot;;[.G49])" office:value-type="float" office:value="0" calcext:value-type="float">
            <text:p>0</text:p>
          </table:table-cell>
          <table:table-cell table:style-name="ce122" table:formula="of:=IF(OR([.I$14]=&quot;&quot;;[.$E49]=&quot;&quot;);&quot;&quot;;[.H49])" office:value-type="float" office:value="0" calcext:value-type="float">
            <text:p>0</text:p>
          </table:table-cell>
          <table:table-cell table:style-name="ce122" table:formula="of:=IF(OR([.J$14]=&quot;&quot;;[.$E49]=&quot;&quot;);&quot;&quot;;[.I49])" office:value-type="float" office:value="0" calcext:value-type="float">
            <text:p>0</text:p>
          </table:table-cell>
          <table:table-cell table:style-name="ce122" table:formula="of:=IF(OR([.K$14]=&quot;&quot;;[.$E49]=&quot;&quot;);&quot;&quot;;[.J49])">
            <text:p/>
          </table:table-cell>
          <table:table-cell table:style-name="ce122" table:formula="of:=IF(OR([.L$14]=&quot;&quot;;[.$E49]=&quot;&quot;);&quot;&quot;;[.K49])">
            <text:p/>
          </table:table-cell>
          <table:table-cell table:style-name="ce122" table:formula="of:=IF(OR([.M$14]=&quot;&quot;;[.$E49]=&quot;&quot;);&quot;&quot;;[.L49])">
            <text:p/>
          </table:table-cell>
          <table:table-cell table:style-name="ce122" table:formula="of:=IF(OR([.N$14]=&quot;&quot;;[.$E49]=&quot;&quot;);&quot;&quot;;[.M49])">
            <text:p/>
          </table:table-cell>
          <table:table-cell table:style-name="ce122" table:formula="of:=IF(OR([.O$14]=&quot;&quot;;[.$E49]=&quot;&quot;);&quot;&quot;;[.N49])">
            <text:p/>
          </table:table-cell>
          <table:table-cell table:style-name="ce122" table:formula="of:=IF(OR([.P$14]=&quot;&quot;;[.$E49]=&quot;&quot;);&quot;&quot;;[.O49])">
            <text:p/>
          </table:table-cell>
          <table:table-cell table:style-name="ce122" table:formula="of:=IF(OR([.Q$14]=&quot;&quot;;[.$E49]=&quot;&quot;);&quot;&quot;;[.P49])">
            <text:p/>
          </table:table-cell>
          <table:table-cell table:style-name="ce122" table:formula="of:=IF(OR([.R$14]=&quot;&quot;;[.$E49]=&quot;&quot;);&quot;&quot;;[.Q49])">
            <text:p/>
          </table:table-cell>
          <table:table-cell table:style-name="ce122" table:formula="of:=IF(OR([.S$14]=&quot;&quot;;[.$E49]=&quot;&quot;);&quot;&quot;;[.R49])">
            <text:p/>
          </table:table-cell>
          <table:table-cell table:style-name="ce122" table:formula="of:=IF(OR([.T$14]=&quot;&quot;;[.$E49]=&quot;&quot;);&quot;&quot;;[.S49])">
            <text:p/>
          </table:table-cell>
          <table:table-cell table:style-name="ce122" table:formula="of:=IF(OR([.U$14]=&quot;&quot;;[.$E49]=&quot;&quot;);&quot;&quot;;[.T49])">
            <text:p/>
          </table:table-cell>
          <table:table-cell table:style-name="ce122" table:formula="of:=IF(OR([.V$14]=&quot;&quot;;[.$E49]=&quot;&quot;);&quot;&quot;;[.U49])">
            <text:p/>
          </table:table-cell>
          <table:table-cell table:style-name="ce122" table:formula="of:=IF(OR([.W$14]=&quot;&quot;;[.$E49]=&quot;&quot;);&quot;&quot;;[.V49])">
            <text:p/>
          </table:table-cell>
          <table:table-cell table:style-name="ce122" table:formula="of:=IF(OR([.X$14]=&quot;&quot;;[.$E49]=&quot;&quot;);&quot;&quot;;[.W49])">
            <text:p/>
          </table:table-cell>
          <table:table-cell table:style-name="ce122" table:formula="of:=IF(OR([.Y$14]=&quot;&quot;;[.$E49]=&quot;&quot;);&quot;&quot;;[.X49])">
            <text:p/>
          </table:table-cell>
          <table:table-cell table:style-name="ce122" table:number-columns-repeated="3"/>
          <table:table-cell table:style-name="ce122" table:formula="of:=IF(OR([.AC$14]=&quot;&quot;;[.$E49]=&quot;&quot;);&quot;&quot;;[.AB49])">
            <text:p/>
          </table:table-cell>
          <table:table-cell table:style-name="ce122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5">
          <table:table-cell table:style-name="ce111"/>
          <table:table-cell/>
          <table:table-cell table:style-name="ce116"/>
          <table:table-cell table:style-name="ce118" table:content-validation-name="val3" table:formula="of:=IF([.A50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50]=&quot;&quot;);&quot;&quot;;[.E50])" office:value-type="float" office:value="0" calcext:value-type="float">
            <text:p>0</text:p>
          </table:table-cell>
          <table:table-cell table:style-name="ce122" table:formula="of:=IF(OR([.G$14]=&quot;&quot;;[.$E50]=&quot;&quot;);&quot;&quot;;[.F50])" office:value-type="float" office:value="0" calcext:value-type="float">
            <text:p>0</text:p>
          </table:table-cell>
          <table:table-cell table:style-name="ce122" table:formula="of:=IF(OR([.H$14]=&quot;&quot;;[.$E50]=&quot;&quot;);&quot;&quot;;[.G50])" office:value-type="float" office:value="0" calcext:value-type="float">
            <text:p>0</text:p>
          </table:table-cell>
          <table:table-cell table:style-name="ce122" table:formula="of:=IF(OR([.I$14]=&quot;&quot;;[.$E50]=&quot;&quot;);&quot;&quot;;[.H50])" office:value-type="float" office:value="0" calcext:value-type="float">
            <text:p>0</text:p>
          </table:table-cell>
          <table:table-cell table:style-name="ce122" table:formula="of:=IF(OR([.J$14]=&quot;&quot;;[.$E50]=&quot;&quot;);&quot;&quot;;[.I50])" office:value-type="float" office:value="0" calcext:value-type="float">
            <text:p>0</text:p>
          </table:table-cell>
          <table:table-cell table:style-name="ce122" table:formula="of:=IF(OR([.K$14]=&quot;&quot;;[.$E50]=&quot;&quot;);&quot;&quot;;[.J50])">
            <text:p/>
          </table:table-cell>
          <table:table-cell table:style-name="ce122" table:formula="of:=IF(OR([.L$14]=&quot;&quot;;[.$E50]=&quot;&quot;);&quot;&quot;;[.K50])">
            <text:p/>
          </table:table-cell>
          <table:table-cell table:style-name="ce122" table:formula="of:=IF(OR([.M$14]=&quot;&quot;;[.$E50]=&quot;&quot;);&quot;&quot;;[.L50])">
            <text:p/>
          </table:table-cell>
          <table:table-cell table:style-name="ce122" table:formula="of:=IF(OR([.N$14]=&quot;&quot;;[.$E50]=&quot;&quot;);&quot;&quot;;[.M50])">
            <text:p/>
          </table:table-cell>
          <table:table-cell table:style-name="ce122" table:formula="of:=IF(OR([.O$14]=&quot;&quot;;[.$E50]=&quot;&quot;);&quot;&quot;;[.N50])">
            <text:p/>
          </table:table-cell>
          <table:table-cell table:style-name="ce122" table:formula="of:=IF(OR([.P$14]=&quot;&quot;;[.$E50]=&quot;&quot;);&quot;&quot;;[.O50])">
            <text:p/>
          </table:table-cell>
          <table:table-cell table:style-name="ce122" table:formula="of:=IF(OR([.Q$14]=&quot;&quot;;[.$E50]=&quot;&quot;);&quot;&quot;;[.P50])">
            <text:p/>
          </table:table-cell>
          <table:table-cell table:style-name="ce122" table:formula="of:=IF(OR([.R$14]=&quot;&quot;;[.$E50]=&quot;&quot;);&quot;&quot;;[.Q50])">
            <text:p/>
          </table:table-cell>
          <table:table-cell table:style-name="ce122" table:formula="of:=IF(OR([.S$14]=&quot;&quot;;[.$E50]=&quot;&quot;);&quot;&quot;;[.R50])">
            <text:p/>
          </table:table-cell>
          <table:table-cell table:style-name="ce122" table:formula="of:=IF(OR([.T$14]=&quot;&quot;;[.$E50]=&quot;&quot;);&quot;&quot;;[.S50])">
            <text:p/>
          </table:table-cell>
          <table:table-cell table:style-name="ce122" table:formula="of:=IF(OR([.U$14]=&quot;&quot;;[.$E50]=&quot;&quot;);&quot;&quot;;[.T50])">
            <text:p/>
          </table:table-cell>
          <table:table-cell table:style-name="ce122" table:formula="of:=IF(OR([.V$14]=&quot;&quot;;[.$E50]=&quot;&quot;);&quot;&quot;;[.U50])">
            <text:p/>
          </table:table-cell>
          <table:table-cell table:style-name="ce122" table:formula="of:=IF(OR([.W$14]=&quot;&quot;;[.$E50]=&quot;&quot;);&quot;&quot;;[.V50])">
            <text:p/>
          </table:table-cell>
          <table:table-cell table:style-name="ce122" table:formula="of:=IF(OR([.X$14]=&quot;&quot;;[.$E50]=&quot;&quot;);&quot;&quot;;[.W50])">
            <text:p/>
          </table:table-cell>
          <table:table-cell table:style-name="ce122" table:formula="of:=IF(OR([.Y$14]=&quot;&quot;;[.$E50]=&quot;&quot;);&quot;&quot;;[.X50])">
            <text:p/>
          </table:table-cell>
          <table:table-cell table:style-name="ce122" table:number-columns-repeated="3"/>
          <table:table-cell table:style-name="ce122" table:formula="of:=IF(OR([.AC$14]=&quot;&quot;;[.$E50]=&quot;&quot;);&quot;&quot;;[.AB50])">
            <text:p/>
          </table:table-cell>
          <table:table-cell table:style-name="ce122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5">
          <table:table-cell table:style-name="ce111"/>
          <table:table-cell/>
          <table:table-cell table:style-name="ce116"/>
          <table:table-cell table:style-name="ce118" table:content-validation-name="val3" table:formula="of:=IF([.A51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51]=&quot;&quot;);&quot;&quot;;[.E51])" office:value-type="float" office:value="0" calcext:value-type="float">
            <text:p>0</text:p>
          </table:table-cell>
          <table:table-cell table:style-name="ce122" table:formula="of:=IF(OR([.G$14]=&quot;&quot;;[.$E51]=&quot;&quot;);&quot;&quot;;[.F51])" office:value-type="float" office:value="0" calcext:value-type="float">
            <text:p>0</text:p>
          </table:table-cell>
          <table:table-cell table:style-name="ce122" table:formula="of:=IF(OR([.H$14]=&quot;&quot;;[.$E51]=&quot;&quot;);&quot;&quot;;[.G51])" office:value-type="float" office:value="0" calcext:value-type="float">
            <text:p>0</text:p>
          </table:table-cell>
          <table:table-cell table:style-name="ce122" table:formula="of:=IF(OR([.I$14]=&quot;&quot;;[.$E51]=&quot;&quot;);&quot;&quot;;[.H51])" office:value-type="float" office:value="0" calcext:value-type="float">
            <text:p>0</text:p>
          </table:table-cell>
          <table:table-cell table:style-name="ce122" table:formula="of:=IF(OR([.J$14]=&quot;&quot;;[.$E51]=&quot;&quot;);&quot;&quot;;[.I51])" office:value-type="float" office:value="0" calcext:value-type="float">
            <text:p>0</text:p>
          </table:table-cell>
          <table:table-cell table:style-name="ce122" table:formula="of:=IF(OR([.K$14]=&quot;&quot;;[.$E51]=&quot;&quot;);&quot;&quot;;[.J51])">
            <text:p/>
          </table:table-cell>
          <table:table-cell table:style-name="ce122" table:formula="of:=IF(OR([.L$14]=&quot;&quot;;[.$E51]=&quot;&quot;);&quot;&quot;;[.K51])">
            <text:p/>
          </table:table-cell>
          <table:table-cell table:style-name="ce122" table:formula="of:=IF(OR([.M$14]=&quot;&quot;;[.$E51]=&quot;&quot;);&quot;&quot;;[.L51])">
            <text:p/>
          </table:table-cell>
          <table:table-cell table:style-name="ce122" table:formula="of:=IF(OR([.N$14]=&quot;&quot;;[.$E51]=&quot;&quot;);&quot;&quot;;[.M51])">
            <text:p/>
          </table:table-cell>
          <table:table-cell table:style-name="ce122" table:formula="of:=IF(OR([.O$14]=&quot;&quot;;[.$E51]=&quot;&quot;);&quot;&quot;;[.N51])">
            <text:p/>
          </table:table-cell>
          <table:table-cell table:style-name="ce122" table:formula="of:=IF(OR([.P$14]=&quot;&quot;;[.$E51]=&quot;&quot;);&quot;&quot;;[.O51])">
            <text:p/>
          </table:table-cell>
          <table:table-cell table:style-name="ce122" table:formula="of:=IF(OR([.Q$14]=&quot;&quot;;[.$E51]=&quot;&quot;);&quot;&quot;;[.P51])">
            <text:p/>
          </table:table-cell>
          <table:table-cell table:style-name="ce122" table:formula="of:=IF(OR([.R$14]=&quot;&quot;;[.$E51]=&quot;&quot;);&quot;&quot;;[.Q51])">
            <text:p/>
          </table:table-cell>
          <table:table-cell table:style-name="ce122" table:formula="of:=IF(OR([.S$14]=&quot;&quot;;[.$E51]=&quot;&quot;);&quot;&quot;;[.R51])">
            <text:p/>
          </table:table-cell>
          <table:table-cell table:style-name="ce122" table:formula="of:=IF(OR([.T$14]=&quot;&quot;;[.$E51]=&quot;&quot;);&quot;&quot;;[.S51])">
            <text:p/>
          </table:table-cell>
          <table:table-cell table:style-name="ce122" table:formula="of:=IF(OR([.U$14]=&quot;&quot;;[.$E51]=&quot;&quot;);&quot;&quot;;[.T51])">
            <text:p/>
          </table:table-cell>
          <table:table-cell table:style-name="ce122" table:formula="of:=IF(OR([.V$14]=&quot;&quot;;[.$E51]=&quot;&quot;);&quot;&quot;;[.U51])">
            <text:p/>
          </table:table-cell>
          <table:table-cell table:style-name="ce122" table:formula="of:=IF(OR([.W$14]=&quot;&quot;;[.$E51]=&quot;&quot;);&quot;&quot;;[.V51])">
            <text:p/>
          </table:table-cell>
          <table:table-cell table:style-name="ce122" table:formula="of:=IF(OR([.X$14]=&quot;&quot;;[.$E51]=&quot;&quot;);&quot;&quot;;[.W51])">
            <text:p/>
          </table:table-cell>
          <table:table-cell table:style-name="ce122" table:formula="of:=IF(OR([.Y$14]=&quot;&quot;;[.$E51]=&quot;&quot;);&quot;&quot;;[.X51])">
            <text:p/>
          </table:table-cell>
          <table:table-cell table:style-name="ce122" table:number-columns-repeated="3"/>
          <table:table-cell table:style-name="ce122" table:formula="of:=IF(OR([.AC$14]=&quot;&quot;;[.$E51]=&quot;&quot;);&quot;&quot;;[.AB51])">
            <text:p/>
          </table:table-cell>
          <table:table-cell table:style-name="ce122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5">
          <table:table-cell table:style-name="ce111"/>
          <table:table-cell/>
          <table:table-cell table:style-name="ce116"/>
          <table:table-cell table:style-name="ce118" table:content-validation-name="val3" table:formula="of:=IF([.A52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52]=&quot;&quot;);&quot;&quot;;[.E52])" office:value-type="float" office:value="0" calcext:value-type="float">
            <text:p>0</text:p>
          </table:table-cell>
          <table:table-cell table:style-name="ce122" table:formula="of:=IF(OR([.G$14]=&quot;&quot;;[.$E52]=&quot;&quot;);&quot;&quot;;[.F52])" office:value-type="float" office:value="0" calcext:value-type="float">
            <text:p>0</text:p>
          </table:table-cell>
          <table:table-cell table:style-name="ce122" table:formula="of:=IF(OR([.H$14]=&quot;&quot;;[.$E52]=&quot;&quot;);&quot;&quot;;[.G52])" office:value-type="float" office:value="0" calcext:value-type="float">
            <text:p>0</text:p>
          </table:table-cell>
          <table:table-cell table:style-name="ce122" table:formula="of:=IF(OR([.I$14]=&quot;&quot;;[.$E52]=&quot;&quot;);&quot;&quot;;[.H52])" office:value-type="float" office:value="0" calcext:value-type="float">
            <text:p>0</text:p>
          </table:table-cell>
          <table:table-cell table:style-name="ce122" table:formula="of:=IF(OR([.J$14]=&quot;&quot;;[.$E52]=&quot;&quot;);&quot;&quot;;[.I52])" office:value-type="float" office:value="0" calcext:value-type="float">
            <text:p>0</text:p>
          </table:table-cell>
          <table:table-cell table:style-name="ce122" table:formula="of:=IF(OR([.K$14]=&quot;&quot;;[.$E52]=&quot;&quot;);&quot;&quot;;[.J52])">
            <text:p/>
          </table:table-cell>
          <table:table-cell table:style-name="ce122" table:formula="of:=IF(OR([.L$14]=&quot;&quot;;[.$E52]=&quot;&quot;);&quot;&quot;;[.K52])">
            <text:p/>
          </table:table-cell>
          <table:table-cell table:style-name="ce122" table:formula="of:=IF(OR([.M$14]=&quot;&quot;;[.$E52]=&quot;&quot;);&quot;&quot;;[.L52])">
            <text:p/>
          </table:table-cell>
          <table:table-cell table:style-name="ce122" table:formula="of:=IF(OR([.N$14]=&quot;&quot;;[.$E52]=&quot;&quot;);&quot;&quot;;[.M52])">
            <text:p/>
          </table:table-cell>
          <table:table-cell table:style-name="ce122" table:formula="of:=IF(OR([.O$14]=&quot;&quot;;[.$E52]=&quot;&quot;);&quot;&quot;;[.N52])">
            <text:p/>
          </table:table-cell>
          <table:table-cell table:style-name="ce122" table:formula="of:=IF(OR([.P$14]=&quot;&quot;;[.$E52]=&quot;&quot;);&quot;&quot;;[.O52])">
            <text:p/>
          </table:table-cell>
          <table:table-cell table:style-name="ce122" table:formula="of:=IF(OR([.Q$14]=&quot;&quot;;[.$E52]=&quot;&quot;);&quot;&quot;;[.P52])">
            <text:p/>
          </table:table-cell>
          <table:table-cell table:style-name="ce122" table:formula="of:=IF(OR([.R$14]=&quot;&quot;;[.$E52]=&quot;&quot;);&quot;&quot;;[.Q52])">
            <text:p/>
          </table:table-cell>
          <table:table-cell table:style-name="ce122" table:formula="of:=IF(OR([.S$14]=&quot;&quot;;[.$E52]=&quot;&quot;);&quot;&quot;;[.R52])">
            <text:p/>
          </table:table-cell>
          <table:table-cell table:style-name="ce122" table:formula="of:=IF(OR([.T$14]=&quot;&quot;;[.$E52]=&quot;&quot;);&quot;&quot;;[.S52])">
            <text:p/>
          </table:table-cell>
          <table:table-cell table:style-name="ce122" table:formula="of:=IF(OR([.U$14]=&quot;&quot;;[.$E52]=&quot;&quot;);&quot;&quot;;[.T52])">
            <text:p/>
          </table:table-cell>
          <table:table-cell table:style-name="ce122" table:formula="of:=IF(OR([.V$14]=&quot;&quot;;[.$E52]=&quot;&quot;);&quot;&quot;;[.U52])">
            <text:p/>
          </table:table-cell>
          <table:table-cell table:style-name="ce122" table:formula="of:=IF(OR([.W$14]=&quot;&quot;;[.$E52]=&quot;&quot;);&quot;&quot;;[.V52])">
            <text:p/>
          </table:table-cell>
          <table:table-cell table:style-name="ce122" table:formula="of:=IF(OR([.X$14]=&quot;&quot;;[.$E52]=&quot;&quot;);&quot;&quot;;[.W52])">
            <text:p/>
          </table:table-cell>
          <table:table-cell table:style-name="ce122" table:formula="of:=IF(OR([.Y$14]=&quot;&quot;;[.$E52]=&quot;&quot;);&quot;&quot;;[.X52])">
            <text:p/>
          </table:table-cell>
          <table:table-cell table:style-name="ce122" table:number-columns-repeated="3"/>
          <table:table-cell table:style-name="ce122" table:formula="of:=IF(OR([.AC$14]=&quot;&quot;;[.$E52]=&quot;&quot;);&quot;&quot;;[.AB52])">
            <text:p/>
          </table:table-cell>
          <table:table-cell table:style-name="ce122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5">
          <table:table-cell table:style-name="ce111"/>
          <table:table-cell/>
          <table:table-cell table:style-name="ce116"/>
          <table:table-cell table:style-name="ce118" table:content-validation-name="val3" table:formula="of:=IF([.A53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53]=&quot;&quot;);&quot;&quot;;[.E53])" office:value-type="float" office:value="0" calcext:value-type="float">
            <text:p>0</text:p>
          </table:table-cell>
          <table:table-cell table:style-name="ce122" table:formula="of:=IF(OR([.G$14]=&quot;&quot;;[.$E53]=&quot;&quot;);&quot;&quot;;[.F53])" office:value-type="float" office:value="0" calcext:value-type="float">
            <text:p>0</text:p>
          </table:table-cell>
          <table:table-cell table:style-name="ce122" table:formula="of:=IF(OR([.H$14]=&quot;&quot;;[.$E53]=&quot;&quot;);&quot;&quot;;[.G53])" office:value-type="float" office:value="0" calcext:value-type="float">
            <text:p>0</text:p>
          </table:table-cell>
          <table:table-cell table:style-name="ce122" table:formula="of:=IF(OR([.I$14]=&quot;&quot;;[.$E53]=&quot;&quot;);&quot;&quot;;[.H53])" office:value-type="float" office:value="0" calcext:value-type="float">
            <text:p>0</text:p>
          </table:table-cell>
          <table:table-cell table:style-name="ce122" table:formula="of:=IF(OR([.J$14]=&quot;&quot;;[.$E53]=&quot;&quot;);&quot;&quot;;[.I53])" office:value-type="float" office:value="0" calcext:value-type="float">
            <text:p>0</text:p>
          </table:table-cell>
          <table:table-cell table:style-name="ce122" table:formula="of:=IF(OR([.K$14]=&quot;&quot;;[.$E53]=&quot;&quot;);&quot;&quot;;[.J53])">
            <text:p/>
          </table:table-cell>
          <table:table-cell table:style-name="ce122" table:formula="of:=IF(OR([.L$14]=&quot;&quot;;[.$E53]=&quot;&quot;);&quot;&quot;;[.K53])">
            <text:p/>
          </table:table-cell>
          <table:table-cell table:style-name="ce122" table:formula="of:=IF(OR([.M$14]=&quot;&quot;;[.$E53]=&quot;&quot;);&quot;&quot;;[.L53])">
            <text:p/>
          </table:table-cell>
          <table:table-cell table:style-name="ce122" table:formula="of:=IF(OR([.N$14]=&quot;&quot;;[.$E53]=&quot;&quot;);&quot;&quot;;[.M53])">
            <text:p/>
          </table:table-cell>
          <table:table-cell table:style-name="ce122" table:formula="of:=IF(OR([.O$14]=&quot;&quot;;[.$E53]=&quot;&quot;);&quot;&quot;;[.N53])">
            <text:p/>
          </table:table-cell>
          <table:table-cell table:style-name="ce122" table:formula="of:=IF(OR([.P$14]=&quot;&quot;;[.$E53]=&quot;&quot;);&quot;&quot;;[.O53])">
            <text:p/>
          </table:table-cell>
          <table:table-cell table:style-name="ce122" table:formula="of:=IF(OR([.Q$14]=&quot;&quot;;[.$E53]=&quot;&quot;);&quot;&quot;;[.P53])">
            <text:p/>
          </table:table-cell>
          <table:table-cell table:style-name="ce122" table:formula="of:=IF(OR([.R$14]=&quot;&quot;;[.$E53]=&quot;&quot;);&quot;&quot;;[.Q53])">
            <text:p/>
          </table:table-cell>
          <table:table-cell table:style-name="ce122" table:formula="of:=IF(OR([.S$14]=&quot;&quot;;[.$E53]=&quot;&quot;);&quot;&quot;;[.R53])">
            <text:p/>
          </table:table-cell>
          <table:table-cell table:style-name="ce122" table:formula="of:=IF(OR([.T$14]=&quot;&quot;;[.$E53]=&quot;&quot;);&quot;&quot;;[.S53])">
            <text:p/>
          </table:table-cell>
          <table:table-cell table:style-name="ce122" table:formula="of:=IF(OR([.U$14]=&quot;&quot;;[.$E53]=&quot;&quot;);&quot;&quot;;[.T53])">
            <text:p/>
          </table:table-cell>
          <table:table-cell table:style-name="ce122" table:formula="of:=IF(OR([.V$14]=&quot;&quot;;[.$E53]=&quot;&quot;);&quot;&quot;;[.U53])">
            <text:p/>
          </table:table-cell>
          <table:table-cell table:style-name="ce122" table:formula="of:=IF(OR([.W$14]=&quot;&quot;;[.$E53]=&quot;&quot;);&quot;&quot;;[.V53])">
            <text:p/>
          </table:table-cell>
          <table:table-cell table:style-name="ce122" table:formula="of:=IF(OR([.X$14]=&quot;&quot;;[.$E53]=&quot;&quot;);&quot;&quot;;[.W53])">
            <office:annotation draw:style-name="gr8" draw:text-style-name="P6" svg:width="82.18pt" svg:height="45.58pt" svg:x="947.74pt" svg:y="658.06pt" draw:caption-point-x="-17.29pt" draw:caption-point-y="47.31pt">
              <dc:date>2015-10-05T00:00:00</dc:date>
              <text:p text:style-name="P5"><text:span text:style-name="T3"/></text:p>
              <text:p text:style-name="P5"><text:span text:style-name="T3"/></text:p>
              <text:p text:style-name="P5"><text:span text:style-name="T3"/></text:p>
            </office:annotation>
            <text:p/>
          </table:table-cell>
          <table:table-cell table:style-name="ce122" table:formula="of:=IF(OR([.Y$14]=&quot;&quot;;[.$E53]=&quot;&quot;);&quot;&quot;;[.X53])">
            <text:p/>
          </table:table-cell>
          <table:table-cell table:style-name="ce122" table:number-columns-repeated="3"/>
          <table:table-cell table:style-name="ce122" table:formula="of:=IF(OR([.AC$14]=&quot;&quot;;[.$E53]=&quot;&quot;);&quot;&quot;;[.AB53])">
            <text:p/>
          </table:table-cell>
          <table:table-cell table:style-name="ce122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5">
          <table:table-cell table:style-name="ce111"/>
          <table:table-cell/>
          <table:table-cell table:style-name="ce116"/>
          <table:table-cell table:style-name="ce118" table:content-validation-name="val3" table:formula="of:=IF([.A54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54]=&quot;&quot;);&quot;&quot;;[.E54])" office:value-type="float" office:value="0" calcext:value-type="float">
            <text:p>0</text:p>
          </table:table-cell>
          <table:table-cell table:style-name="ce122" table:formula="of:=IF(OR([.G$14]=&quot;&quot;;[.$E54]=&quot;&quot;);&quot;&quot;;[.F54])" office:value-type="float" office:value="0" calcext:value-type="float">
            <text:p>0</text:p>
          </table:table-cell>
          <table:table-cell table:style-name="ce122" table:formula="of:=IF(OR([.H$14]=&quot;&quot;;[.$E54]=&quot;&quot;);&quot;&quot;;[.G54])" office:value-type="float" office:value="0" calcext:value-type="float">
            <text:p>0</text:p>
          </table:table-cell>
          <table:table-cell table:style-name="ce122" table:formula="of:=IF(OR([.I$14]=&quot;&quot;;[.$E54]=&quot;&quot;);&quot;&quot;;[.H54])" office:value-type="float" office:value="0" calcext:value-type="float">
            <text:p>0</text:p>
          </table:table-cell>
          <table:table-cell table:style-name="ce122" table:formula="of:=IF(OR([.J$14]=&quot;&quot;;[.$E54]=&quot;&quot;);&quot;&quot;;[.I54])" office:value-type="float" office:value="0" calcext:value-type="float">
            <text:p>0</text:p>
          </table:table-cell>
          <table:table-cell table:style-name="ce122" table:formula="of:=IF(OR([.K$14]=&quot;&quot;;[.$E54]=&quot;&quot;);&quot;&quot;;[.J54])">
            <text:p/>
          </table:table-cell>
          <table:table-cell table:style-name="ce122" table:formula="of:=IF(OR([.L$14]=&quot;&quot;;[.$E54]=&quot;&quot;);&quot;&quot;;[.K54])">
            <text:p/>
          </table:table-cell>
          <table:table-cell table:style-name="ce122" table:formula="of:=IF(OR([.M$14]=&quot;&quot;;[.$E54]=&quot;&quot;);&quot;&quot;;[.L54])">
            <text:p/>
          </table:table-cell>
          <table:table-cell table:style-name="ce122" table:formula="of:=IF(OR([.N$14]=&quot;&quot;;[.$E54]=&quot;&quot;);&quot;&quot;;[.M54])">
            <text:p/>
          </table:table-cell>
          <table:table-cell table:style-name="ce122" table:formula="of:=IF(OR([.O$14]=&quot;&quot;;[.$E54]=&quot;&quot;);&quot;&quot;;[.N54])">
            <text:p/>
          </table:table-cell>
          <table:table-cell table:style-name="ce122" table:formula="of:=IF(OR([.P$14]=&quot;&quot;;[.$E54]=&quot;&quot;);&quot;&quot;;[.O54])">
            <text:p/>
          </table:table-cell>
          <table:table-cell table:style-name="ce122" table:formula="of:=IF(OR([.Q$14]=&quot;&quot;;[.$E54]=&quot;&quot;);&quot;&quot;;[.P54])">
            <text:p/>
          </table:table-cell>
          <table:table-cell table:style-name="ce122" table:formula="of:=IF(OR([.R$14]=&quot;&quot;;[.$E54]=&quot;&quot;);&quot;&quot;;[.Q54])">
            <text:p/>
          </table:table-cell>
          <table:table-cell table:style-name="ce122" table:formula="of:=IF(OR([.S$14]=&quot;&quot;;[.$E54]=&quot;&quot;);&quot;&quot;;[.R54])">
            <text:p/>
          </table:table-cell>
          <table:table-cell table:style-name="ce122" table:formula="of:=IF(OR([.T$14]=&quot;&quot;;[.$E54]=&quot;&quot;);&quot;&quot;;[.S54])">
            <text:p/>
          </table:table-cell>
          <table:table-cell table:style-name="ce122" table:formula="of:=IF(OR([.U$14]=&quot;&quot;;[.$E54]=&quot;&quot;);&quot;&quot;;[.T54])">
            <text:p/>
          </table:table-cell>
          <table:table-cell table:style-name="ce122" table:formula="of:=IF(OR([.V$14]=&quot;&quot;;[.$E54]=&quot;&quot;);&quot;&quot;;[.U54])">
            <text:p/>
          </table:table-cell>
          <table:table-cell table:style-name="ce122" table:formula="of:=IF(OR([.W$14]=&quot;&quot;;[.$E54]=&quot;&quot;);&quot;&quot;;[.V54])">
            <text:p/>
          </table:table-cell>
          <table:table-cell table:style-name="ce122" table:formula="of:=IF(OR([.X$14]=&quot;&quot;;[.$E54]=&quot;&quot;);&quot;&quot;;[.W54])">
            <text:p/>
          </table:table-cell>
          <table:table-cell table:style-name="ce122" table:formula="of:=IF(OR([.Y$14]=&quot;&quot;;[.$E54]=&quot;&quot;);&quot;&quot;;[.X54])">
            <text:p/>
          </table:table-cell>
          <table:table-cell table:style-name="ce122" table:number-columns-repeated="3"/>
          <table:table-cell table:style-name="ce122" table:formula="of:=IF(OR([.AC$14]=&quot;&quot;;[.$E54]=&quot;&quot;);&quot;&quot;;[.AB54])">
            <text:p/>
          </table:table-cell>
          <table:table-cell table:style-name="ce122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5">
          <table:table-cell table:style-name="ce111"/>
          <table:table-cell/>
          <table:table-cell table:style-name="ce116"/>
          <table:table-cell table:style-name="ce118" table:content-validation-name="val3" table:formula="of:=IF([.A55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55]=&quot;&quot;);&quot;&quot;;[.E55])" office:value-type="float" office:value="0" calcext:value-type="float">
            <text:p>0</text:p>
          </table:table-cell>
          <table:table-cell table:style-name="ce122" table:formula="of:=IF(OR([.G$14]=&quot;&quot;;[.$E55]=&quot;&quot;);&quot;&quot;;[.F55])" office:value-type="float" office:value="0" calcext:value-type="float">
            <text:p>0</text:p>
          </table:table-cell>
          <table:table-cell table:style-name="ce122" table:formula="of:=IF(OR([.H$14]=&quot;&quot;;[.$E55]=&quot;&quot;);&quot;&quot;;[.G55])" office:value-type="float" office:value="0" calcext:value-type="float">
            <text:p>0</text:p>
          </table:table-cell>
          <table:table-cell table:style-name="ce122" table:formula="of:=IF(OR([.I$14]=&quot;&quot;;[.$E55]=&quot;&quot;);&quot;&quot;;[.H55])" office:value-type="float" office:value="0" calcext:value-type="float">
            <text:p>0</text:p>
          </table:table-cell>
          <table:table-cell table:style-name="ce122" table:formula="of:=IF(OR([.J$14]=&quot;&quot;;[.$E55]=&quot;&quot;);&quot;&quot;;[.I55])" office:value-type="float" office:value="0" calcext:value-type="float">
            <text:p>0</text:p>
          </table:table-cell>
          <table:table-cell table:style-name="ce122" table:formula="of:=IF(OR([.K$14]=&quot;&quot;;[.$E55]=&quot;&quot;);&quot;&quot;;[.J55])">
            <text:p/>
          </table:table-cell>
          <table:table-cell table:style-name="ce122" table:formula="of:=IF(OR([.L$14]=&quot;&quot;;[.$E55]=&quot;&quot;);&quot;&quot;;[.K55])">
            <text:p/>
          </table:table-cell>
          <table:table-cell table:style-name="ce122" table:formula="of:=IF(OR([.M$14]=&quot;&quot;;[.$E55]=&quot;&quot;);&quot;&quot;;[.L55])">
            <text:p/>
          </table:table-cell>
          <table:table-cell table:style-name="ce122" table:formula="of:=IF(OR([.N$14]=&quot;&quot;;[.$E55]=&quot;&quot;);&quot;&quot;;[.M55])">
            <text:p/>
          </table:table-cell>
          <table:table-cell table:style-name="ce122" table:formula="of:=IF(OR([.O$14]=&quot;&quot;;[.$E55]=&quot;&quot;);&quot;&quot;;[.N55])">
            <text:p/>
          </table:table-cell>
          <table:table-cell table:style-name="ce122" table:formula="of:=IF(OR([.P$14]=&quot;&quot;;[.$E55]=&quot;&quot;);&quot;&quot;;[.O55])">
            <text:p/>
          </table:table-cell>
          <table:table-cell table:style-name="ce122" table:formula="of:=IF(OR([.Q$14]=&quot;&quot;;[.$E55]=&quot;&quot;);&quot;&quot;;[.P55])">
            <text:p/>
          </table:table-cell>
          <table:table-cell table:style-name="ce122" table:formula="of:=IF(OR([.R$14]=&quot;&quot;;[.$E55]=&quot;&quot;);&quot;&quot;;[.Q55])">
            <text:p/>
          </table:table-cell>
          <table:table-cell table:style-name="ce122" table:formula="of:=IF(OR([.S$14]=&quot;&quot;;[.$E55]=&quot;&quot;);&quot;&quot;;[.R55])">
            <text:p/>
          </table:table-cell>
          <table:table-cell table:style-name="ce122" table:formula="of:=IF(OR([.T$14]=&quot;&quot;;[.$E55]=&quot;&quot;);&quot;&quot;;[.S55])">
            <text:p/>
          </table:table-cell>
          <table:table-cell table:style-name="ce122" table:formula="of:=IF(OR([.U$14]=&quot;&quot;;[.$E55]=&quot;&quot;);&quot;&quot;;[.T55])">
            <text:p/>
          </table:table-cell>
          <table:table-cell table:style-name="ce122" table:formula="of:=IF(OR([.V$14]=&quot;&quot;;[.$E55]=&quot;&quot;);&quot;&quot;;[.U55])">
            <text:p/>
          </table:table-cell>
          <table:table-cell table:style-name="ce122" table:formula="of:=IF(OR([.W$14]=&quot;&quot;;[.$E55]=&quot;&quot;);&quot;&quot;;[.V55])">
            <text:p/>
          </table:table-cell>
          <table:table-cell table:style-name="ce122" table:formula="of:=IF(OR([.X$14]=&quot;&quot;;[.$E55]=&quot;&quot;);&quot;&quot;;[.W55])">
            <text:p/>
          </table:table-cell>
          <table:table-cell table:style-name="ce122" table:formula="of:=IF(OR([.Y$14]=&quot;&quot;;[.$E55]=&quot;&quot;);&quot;&quot;;[.X55])">
            <text:p/>
          </table:table-cell>
          <table:table-cell table:style-name="ce122" table:number-columns-repeated="3"/>
          <table:table-cell table:style-name="ce122" table:formula="of:=IF(OR([.AC$14]=&quot;&quot;;[.$E55]=&quot;&quot;);&quot;&quot;;[.AB55])">
            <text:p/>
          </table:table-cell>
          <table:table-cell table:style-name="ce122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5">
          <table:table-cell table:style-name="ce111"/>
          <table:table-cell/>
          <table:table-cell table:style-name="ce116"/>
          <table:table-cell table:style-name="ce118" table:content-validation-name="val3" table:formula="of:=IF([.A56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56]=&quot;&quot;);&quot;&quot;;[.E56])" office:value-type="float" office:value="0" calcext:value-type="float">
            <text:p>0</text:p>
          </table:table-cell>
          <table:table-cell table:style-name="ce122" table:formula="of:=IF(OR([.G$14]=&quot;&quot;;[.$E56]=&quot;&quot;);&quot;&quot;;[.F56])" office:value-type="float" office:value="0" calcext:value-type="float">
            <text:p>0</text:p>
          </table:table-cell>
          <table:table-cell table:style-name="ce122" table:formula="of:=IF(OR([.H$14]=&quot;&quot;;[.$E56]=&quot;&quot;);&quot;&quot;;[.G56])" office:value-type="float" office:value="0" calcext:value-type="float">
            <text:p>0</text:p>
          </table:table-cell>
          <table:table-cell table:style-name="ce122" table:formula="of:=IF(OR([.I$14]=&quot;&quot;;[.$E56]=&quot;&quot;);&quot;&quot;;[.H56])" office:value-type="float" office:value="0" calcext:value-type="float">
            <text:p>0</text:p>
          </table:table-cell>
          <table:table-cell table:style-name="ce122" table:formula="of:=IF(OR([.J$14]=&quot;&quot;;[.$E56]=&quot;&quot;);&quot;&quot;;[.I56])" office:value-type="float" office:value="0" calcext:value-type="float">
            <text:p>0</text:p>
          </table:table-cell>
          <table:table-cell table:style-name="ce122" table:formula="of:=IF(OR([.K$14]=&quot;&quot;;[.$E56]=&quot;&quot;);&quot;&quot;;[.J56])">
            <text:p/>
          </table:table-cell>
          <table:table-cell table:style-name="ce122" table:formula="of:=IF(OR([.L$14]=&quot;&quot;;[.$E56]=&quot;&quot;);&quot;&quot;;[.K56])">
            <text:p/>
          </table:table-cell>
          <table:table-cell table:style-name="ce122" table:formula="of:=IF(OR([.M$14]=&quot;&quot;;[.$E56]=&quot;&quot;);&quot;&quot;;[.L56])">
            <text:p/>
          </table:table-cell>
          <table:table-cell table:style-name="ce122" table:formula="of:=IF(OR([.N$14]=&quot;&quot;;[.$E56]=&quot;&quot;);&quot;&quot;;[.M56])">
            <text:p/>
          </table:table-cell>
          <table:table-cell table:style-name="ce122" table:formula="of:=IF(OR([.O$14]=&quot;&quot;;[.$E56]=&quot;&quot;);&quot;&quot;;[.N56])">
            <text:p/>
          </table:table-cell>
          <table:table-cell table:style-name="ce122" table:formula="of:=IF(OR([.P$14]=&quot;&quot;;[.$E56]=&quot;&quot;);&quot;&quot;;[.O56])">
            <text:p/>
          </table:table-cell>
          <table:table-cell table:style-name="ce122" table:formula="of:=IF(OR([.Q$14]=&quot;&quot;;[.$E56]=&quot;&quot;);&quot;&quot;;[.P56])">
            <text:p/>
          </table:table-cell>
          <table:table-cell table:style-name="ce122" table:formula="of:=IF(OR([.R$14]=&quot;&quot;;[.$E56]=&quot;&quot;);&quot;&quot;;[.Q56])">
            <text:p/>
          </table:table-cell>
          <table:table-cell table:style-name="ce122" table:formula="of:=IF(OR([.S$14]=&quot;&quot;;[.$E56]=&quot;&quot;);&quot;&quot;;[.R56])">
            <text:p/>
          </table:table-cell>
          <table:table-cell table:style-name="ce122" table:formula="of:=IF(OR([.T$14]=&quot;&quot;;[.$E56]=&quot;&quot;);&quot;&quot;;[.S56])">
            <text:p/>
          </table:table-cell>
          <table:table-cell table:style-name="ce122" table:formula="of:=IF(OR([.U$14]=&quot;&quot;;[.$E56]=&quot;&quot;);&quot;&quot;;[.T56])">
            <text:p/>
          </table:table-cell>
          <table:table-cell table:style-name="ce122" table:formula="of:=IF(OR([.V$14]=&quot;&quot;;[.$E56]=&quot;&quot;);&quot;&quot;;[.U56])">
            <text:p/>
          </table:table-cell>
          <table:table-cell table:style-name="ce122" table:formula="of:=IF(OR([.W$14]=&quot;&quot;;[.$E56]=&quot;&quot;);&quot;&quot;;[.V56])">
            <text:p/>
          </table:table-cell>
          <table:table-cell table:style-name="ce122" table:formula="of:=IF(OR([.X$14]=&quot;&quot;;[.$E56]=&quot;&quot;);&quot;&quot;;[.W56])">
            <text:p/>
          </table:table-cell>
          <table:table-cell table:style-name="ce122" table:formula="of:=IF(OR([.Y$14]=&quot;&quot;;[.$E56]=&quot;&quot;);&quot;&quot;;[.X56])">
            <text:p/>
          </table:table-cell>
          <table:table-cell table:style-name="ce122" table:number-columns-repeated="3"/>
          <table:table-cell table:style-name="ce122" table:formula="of:=IF(OR([.AC$14]=&quot;&quot;;[.$E56]=&quot;&quot;);&quot;&quot;;[.AB56])">
            <text:p/>
          </table:table-cell>
          <table:table-cell table:style-name="ce122"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5">
          <table:table-cell table:style-name="ce110"/>
          <table:table-cell/>
          <table:table-cell table:style-name="ce116"/>
          <table:table-cell table:style-name="ce118" table:content-validation-name="val3" table:formula="of:=IF([.A57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57]=&quot;&quot;);&quot;&quot;;[.E57])" office:value-type="float" office:value="0" calcext:value-type="float">
            <text:p>0</text:p>
          </table:table-cell>
          <table:table-cell table:style-name="ce122" table:formula="of:=IF(OR([.G$14]=&quot;&quot;;[.$E57]=&quot;&quot;);&quot;&quot;;[.F57])" office:value-type="float" office:value="0" calcext:value-type="float">
            <text:p>0</text:p>
          </table:table-cell>
          <table:table-cell table:style-name="ce122" table:formula="of:=IF(OR([.H$14]=&quot;&quot;;[.$E57]=&quot;&quot;);&quot;&quot;;[.G57])" office:value-type="float" office:value="0" calcext:value-type="float">
            <text:p>0</text:p>
          </table:table-cell>
          <table:table-cell table:style-name="ce122" table:formula="of:=IF(OR([.I$14]=&quot;&quot;;[.$E57]=&quot;&quot;);&quot;&quot;;[.H57])" office:value-type="float" office:value="0" calcext:value-type="float">
            <text:p>0</text:p>
          </table:table-cell>
          <table:table-cell table:style-name="ce122" table:formula="of:=IF(OR([.J$14]=&quot;&quot;;[.$E57]=&quot;&quot;);&quot;&quot;;[.I57])" office:value-type="float" office:value="0" calcext:value-type="float">
            <text:p>0</text:p>
          </table:table-cell>
          <table:table-cell table:style-name="ce122" table:formula="of:=IF(OR([.K$14]=&quot;&quot;;[.$E57]=&quot;&quot;);&quot;&quot;;[.J57])">
            <text:p/>
          </table:table-cell>
          <table:table-cell table:style-name="ce122" table:formula="of:=IF(OR([.L$14]=&quot;&quot;;[.$E57]=&quot;&quot;);&quot;&quot;;[.K57])">
            <text:p/>
          </table:table-cell>
          <table:table-cell table:style-name="ce122" table:formula="of:=IF(OR([.M$14]=&quot;&quot;;[.$E57]=&quot;&quot;);&quot;&quot;;[.L57])">
            <text:p/>
          </table:table-cell>
          <table:table-cell table:style-name="ce122" table:formula="of:=IF(OR([.N$14]=&quot;&quot;;[.$E57]=&quot;&quot;);&quot;&quot;;[.M57])">
            <text:p/>
          </table:table-cell>
          <table:table-cell table:style-name="ce122" table:formula="of:=IF(OR([.O$14]=&quot;&quot;;[.$E57]=&quot;&quot;);&quot;&quot;;[.N57])">
            <text:p/>
          </table:table-cell>
          <table:table-cell table:style-name="ce122" table:formula="of:=IF(OR([.P$14]=&quot;&quot;;[.$E57]=&quot;&quot;);&quot;&quot;;[.O57])">
            <text:p/>
          </table:table-cell>
          <table:table-cell table:style-name="ce122" table:formula="of:=IF(OR([.Q$14]=&quot;&quot;;[.$E57]=&quot;&quot;);&quot;&quot;;[.P57])">
            <text:p/>
          </table:table-cell>
          <table:table-cell table:style-name="ce122" table:formula="of:=IF(OR([.R$14]=&quot;&quot;;[.$E57]=&quot;&quot;);&quot;&quot;;[.Q57])">
            <text:p/>
          </table:table-cell>
          <table:table-cell table:style-name="ce122" table:formula="of:=IF(OR([.S$14]=&quot;&quot;;[.$E57]=&quot;&quot;);&quot;&quot;;[.R57])">
            <text:p/>
          </table:table-cell>
          <table:table-cell table:style-name="ce122" table:formula="of:=IF(OR([.T$14]=&quot;&quot;;[.$E57]=&quot;&quot;);&quot;&quot;;[.S57])">
            <text:p/>
          </table:table-cell>
          <table:table-cell table:style-name="ce122" table:formula="of:=IF(OR([.U$14]=&quot;&quot;;[.$E57]=&quot;&quot;);&quot;&quot;;[.T57])">
            <text:p/>
          </table:table-cell>
          <table:table-cell table:style-name="ce122" table:formula="of:=IF(OR([.V$14]=&quot;&quot;;[.$E57]=&quot;&quot;);&quot;&quot;;[.U57])">
            <text:p/>
          </table:table-cell>
          <table:table-cell table:style-name="ce122" table:formula="of:=IF(OR([.W$14]=&quot;&quot;;[.$E57]=&quot;&quot;);&quot;&quot;;[.V57])">
            <text:p/>
          </table:table-cell>
          <table:table-cell table:style-name="ce122" table:formula="of:=IF(OR([.X$14]=&quot;&quot;;[.$E57]=&quot;&quot;);&quot;&quot;;[.W57])">
            <text:p/>
          </table:table-cell>
          <table:table-cell table:style-name="ce122" table:formula="of:=IF(OR([.Y$14]=&quot;&quot;;[.$E57]=&quot;&quot;);&quot;&quot;;[.X57])">
            <text:p/>
          </table:table-cell>
          <table:table-cell table:style-name="ce122" table:number-columns-repeated="3"/>
          <table:table-cell table:style-name="ce122" table:formula="of:=IF(OR([.AC$14]=&quot;&quot;;[.$E57]=&quot;&quot;);&quot;&quot;;[.AB57])">
            <text:p/>
          </table:table-cell>
          <table:table-cell table:style-name="ce122" table:formula="of:=IF(OR([.AD$14]=&quot;&quot;;[.$E57]=&quot;&quot;);&quot;&quot;;[.AC57])">
            <text:p/>
          </table:table-cell>
          <table:table-cell table:number-columns-repeated="994"/>
        </table:table-row>
        <table:table-row table:style-name="ro5">
          <table:table-cell table:style-name="ce110"/>
          <table:table-cell/>
          <table:table-cell table:style-name="ce116"/>
          <table:table-cell table:style-name="ce118" table:content-validation-name="val3" table:formula="of:=IF([.A58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58]=&quot;&quot;);&quot;&quot;;[.E58])" office:value-type="float" office:value="0" calcext:value-type="float">
            <text:p>0</text:p>
          </table:table-cell>
          <table:table-cell table:style-name="ce122" table:formula="of:=IF(OR([.G$14]=&quot;&quot;;[.$E58]=&quot;&quot;);&quot;&quot;;[.F58])" office:value-type="float" office:value="0" calcext:value-type="float">
            <text:p>0</text:p>
          </table:table-cell>
          <table:table-cell table:style-name="ce122" table:formula="of:=IF(OR([.H$14]=&quot;&quot;;[.$E58]=&quot;&quot;);&quot;&quot;;[.G58])" office:value-type="float" office:value="0" calcext:value-type="float">
            <text:p>0</text:p>
          </table:table-cell>
          <table:table-cell table:style-name="ce122" table:formula="of:=IF(OR([.I$14]=&quot;&quot;;[.$E58]=&quot;&quot;);&quot;&quot;;[.H58])" office:value-type="float" office:value="0" calcext:value-type="float">
            <text:p>0</text:p>
          </table:table-cell>
          <table:table-cell table:style-name="ce122" table:formula="of:=IF(OR([.J$14]=&quot;&quot;;[.$E58]=&quot;&quot;);&quot;&quot;;[.I58])" office:value-type="float" office:value="0" calcext:value-type="float">
            <text:p>0</text:p>
          </table:table-cell>
          <table:table-cell table:style-name="ce122" table:formula="of:=IF(OR([.K$14]=&quot;&quot;;[.$E58]=&quot;&quot;);&quot;&quot;;[.J58])">
            <text:p/>
          </table:table-cell>
          <table:table-cell table:style-name="ce122" table:formula="of:=IF(OR([.L$14]=&quot;&quot;;[.$E58]=&quot;&quot;);&quot;&quot;;[.K58])">
            <text:p/>
          </table:table-cell>
          <table:table-cell table:style-name="ce122" table:formula="of:=IF(OR([.M$14]=&quot;&quot;;[.$E58]=&quot;&quot;);&quot;&quot;;[.L58])">
            <text:p/>
          </table:table-cell>
          <table:table-cell table:style-name="ce122" table:formula="of:=IF(OR([.N$14]=&quot;&quot;;[.$E58]=&quot;&quot;);&quot;&quot;;[.M58])">
            <text:p/>
          </table:table-cell>
          <table:table-cell table:style-name="ce122" table:formula="of:=IF(OR([.O$14]=&quot;&quot;;[.$E58]=&quot;&quot;);&quot;&quot;;[.N58])">
            <text:p/>
          </table:table-cell>
          <table:table-cell table:style-name="ce122" table:formula="of:=IF(OR([.P$14]=&quot;&quot;;[.$E58]=&quot;&quot;);&quot;&quot;;[.O58])">
            <text:p/>
          </table:table-cell>
          <table:table-cell table:style-name="ce122" table:formula="of:=IF(OR([.Q$14]=&quot;&quot;;[.$E58]=&quot;&quot;);&quot;&quot;;[.P58])">
            <text:p/>
          </table:table-cell>
          <table:table-cell table:style-name="ce122" table:formula="of:=IF(OR([.R$14]=&quot;&quot;;[.$E58]=&quot;&quot;);&quot;&quot;;[.Q58])">
            <text:p/>
          </table:table-cell>
          <table:table-cell table:style-name="ce122" table:formula="of:=IF(OR([.S$14]=&quot;&quot;;[.$E58]=&quot;&quot;);&quot;&quot;;[.R58])">
            <text:p/>
          </table:table-cell>
          <table:table-cell table:style-name="ce122" table:formula="of:=IF(OR([.T$14]=&quot;&quot;;[.$E58]=&quot;&quot;);&quot;&quot;;[.S58])">
            <text:p/>
          </table:table-cell>
          <table:table-cell table:style-name="ce122" table:formula="of:=IF(OR([.U$14]=&quot;&quot;;[.$E58]=&quot;&quot;);&quot;&quot;;[.T58])">
            <text:p/>
          </table:table-cell>
          <table:table-cell table:style-name="ce122" table:formula="of:=IF(OR([.V$14]=&quot;&quot;;[.$E58]=&quot;&quot;);&quot;&quot;;[.U58])">
            <text:p/>
          </table:table-cell>
          <table:table-cell table:style-name="ce122" table:formula="of:=IF(OR([.W$14]=&quot;&quot;;[.$E58]=&quot;&quot;);&quot;&quot;;[.V58])">
            <text:p/>
          </table:table-cell>
          <table:table-cell table:style-name="ce122" table:formula="of:=IF(OR([.X$14]=&quot;&quot;;[.$E58]=&quot;&quot;);&quot;&quot;;[.W58])">
            <text:p/>
          </table:table-cell>
          <table:table-cell table:style-name="ce122" table:formula="of:=IF(OR([.Y$14]=&quot;&quot;;[.$E58]=&quot;&quot;);&quot;&quot;;[.X58])">
            <text:p/>
          </table:table-cell>
          <table:table-cell table:style-name="ce122" table:number-columns-repeated="3"/>
          <table:table-cell table:style-name="ce122" table:formula="of:=IF(OR([.AC$14]=&quot;&quot;;[.$E58]=&quot;&quot;);&quot;&quot;;[.AB58])">
            <text:p/>
          </table:table-cell>
          <table:table-cell table:style-name="ce122" table:formula="of:=IF(OR([.AD$14]=&quot;&quot;;[.$E58]=&quot;&quot;);&quot;&quot;;[.AC58])">
            <text:p/>
          </table:table-cell>
          <table:table-cell table:number-columns-repeated="994"/>
        </table:table-row>
        <table:table-row table:style-name="ro5">
          <table:table-cell table:style-name="ce110"/>
          <table:table-cell/>
          <table:table-cell table:style-name="ce116"/>
          <table:table-cell table:style-name="ce118" table:content-validation-name="val3" table:formula="of:=IF([.A59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59]=&quot;&quot;);&quot;&quot;;[.E59])" office:value-type="float" office:value="0" calcext:value-type="float">
            <text:p>0</text:p>
          </table:table-cell>
          <table:table-cell table:style-name="ce122" table:formula="of:=IF(OR([.G$14]=&quot;&quot;;[.$E59]=&quot;&quot;);&quot;&quot;;[.F59])" office:value-type="float" office:value="0" calcext:value-type="float">
            <text:p>0</text:p>
          </table:table-cell>
          <table:table-cell table:style-name="ce122" table:formula="of:=IF(OR([.H$14]=&quot;&quot;;[.$E59]=&quot;&quot;);&quot;&quot;;[.G59])" office:value-type="float" office:value="0" calcext:value-type="float">
            <text:p>0</text:p>
          </table:table-cell>
          <table:table-cell table:style-name="ce122" table:formula="of:=IF(OR([.I$14]=&quot;&quot;;[.$E59]=&quot;&quot;);&quot;&quot;;[.H59])" office:value-type="float" office:value="0" calcext:value-type="float">
            <text:p>0</text:p>
          </table:table-cell>
          <table:table-cell table:style-name="ce122" table:formula="of:=IF(OR([.J$14]=&quot;&quot;;[.$E59]=&quot;&quot;);&quot;&quot;;[.I59])" office:value-type="float" office:value="0" calcext:value-type="float">
            <text:p>0</text:p>
          </table:table-cell>
          <table:table-cell table:style-name="ce122" table:formula="of:=IF(OR([.K$14]=&quot;&quot;;[.$E59]=&quot;&quot;);&quot;&quot;;[.J59])">
            <text:p/>
          </table:table-cell>
          <table:table-cell table:style-name="ce122" table:formula="of:=IF(OR([.L$14]=&quot;&quot;;[.$E59]=&quot;&quot;);&quot;&quot;;[.K59])">
            <text:p/>
          </table:table-cell>
          <table:table-cell table:style-name="ce122" table:formula="of:=IF(OR([.M$14]=&quot;&quot;;[.$E59]=&quot;&quot;);&quot;&quot;;[.L59])">
            <text:p/>
          </table:table-cell>
          <table:table-cell table:style-name="ce122" table:formula="of:=IF(OR([.N$14]=&quot;&quot;;[.$E59]=&quot;&quot;);&quot;&quot;;[.M59])">
            <text:p/>
          </table:table-cell>
          <table:table-cell table:style-name="ce122" table:formula="of:=IF(OR([.O$14]=&quot;&quot;;[.$E59]=&quot;&quot;);&quot;&quot;;[.N59])">
            <text:p/>
          </table:table-cell>
          <table:table-cell table:style-name="ce122" table:formula="of:=IF(OR([.P$14]=&quot;&quot;;[.$E59]=&quot;&quot;);&quot;&quot;;[.O59])">
            <text:p/>
          </table:table-cell>
          <table:table-cell table:style-name="ce122" table:formula="of:=IF(OR([.Q$14]=&quot;&quot;;[.$E59]=&quot;&quot;);&quot;&quot;;[.P59])">
            <text:p/>
          </table:table-cell>
          <table:table-cell table:style-name="ce122" table:formula="of:=IF(OR([.R$14]=&quot;&quot;;[.$E59]=&quot;&quot;);&quot;&quot;;[.Q59])">
            <text:p/>
          </table:table-cell>
          <table:table-cell table:style-name="ce122" table:formula="of:=IF(OR([.S$14]=&quot;&quot;;[.$E59]=&quot;&quot;);&quot;&quot;;[.R59])">
            <text:p/>
          </table:table-cell>
          <table:table-cell table:style-name="ce122" table:formula="of:=IF(OR([.T$14]=&quot;&quot;;[.$E59]=&quot;&quot;);&quot;&quot;;[.S59])">
            <text:p/>
          </table:table-cell>
          <table:table-cell table:style-name="ce122" table:formula="of:=IF(OR([.U$14]=&quot;&quot;;[.$E59]=&quot;&quot;);&quot;&quot;;[.T59])">
            <text:p/>
          </table:table-cell>
          <table:table-cell table:style-name="ce122" table:formula="of:=IF(OR([.V$14]=&quot;&quot;;[.$E59]=&quot;&quot;);&quot;&quot;;[.U59])">
            <text:p/>
          </table:table-cell>
          <table:table-cell table:style-name="ce122" table:formula="of:=IF(OR([.W$14]=&quot;&quot;;[.$E59]=&quot;&quot;);&quot;&quot;;[.V59])">
            <text:p/>
          </table:table-cell>
          <table:table-cell table:style-name="ce122" table:formula="of:=IF(OR([.X$14]=&quot;&quot;;[.$E59]=&quot;&quot;);&quot;&quot;;[.W59])">
            <text:p/>
          </table:table-cell>
          <table:table-cell table:style-name="ce122" table:formula="of:=IF(OR([.Y$14]=&quot;&quot;;[.$E59]=&quot;&quot;);&quot;&quot;;[.X59])">
            <text:p/>
          </table:table-cell>
          <table:table-cell table:style-name="ce122" table:number-columns-repeated="3"/>
          <table:table-cell table:style-name="ce122" table:formula="of:=IF(OR([.AC$14]=&quot;&quot;;[.$E59]=&quot;&quot;);&quot;&quot;;[.AB59])">
            <text:p/>
          </table:table-cell>
          <table:table-cell table:style-name="ce122" table:formula="of:=IF(OR([.AD$14]=&quot;&quot;;[.$E59]=&quot;&quot;);&quot;&quot;;[.AC59])">
            <text:p/>
          </table:table-cell>
          <table:table-cell table:number-columns-repeated="994"/>
        </table:table-row>
        <table:table-row table:style-name="ro5">
          <table:table-cell table:style-name="ce110"/>
          <table:table-cell/>
          <table:table-cell table:style-name="ce116"/>
          <table:table-cell table:style-name="ce118" table:content-validation-name="val3" table:formula="of:=IF([.A60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60]=&quot;&quot;);&quot;&quot;;[.E60])" office:value-type="float" office:value="0" calcext:value-type="float">
            <text:p>0</text:p>
          </table:table-cell>
          <table:table-cell table:style-name="ce122" table:formula="of:=IF(OR([.G$14]=&quot;&quot;;[.$E60]=&quot;&quot;);&quot;&quot;;[.F60])" office:value-type="float" office:value="0" calcext:value-type="float">
            <text:p>0</text:p>
          </table:table-cell>
          <table:table-cell table:style-name="ce122" table:formula="of:=IF(OR([.H$14]=&quot;&quot;;[.$E60]=&quot;&quot;);&quot;&quot;;[.G60])" office:value-type="float" office:value="0" calcext:value-type="float">
            <text:p>0</text:p>
          </table:table-cell>
          <table:table-cell table:style-name="ce122" table:formula="of:=IF(OR([.I$14]=&quot;&quot;;[.$E60]=&quot;&quot;);&quot;&quot;;[.H60])" office:value-type="float" office:value="0" calcext:value-type="float">
            <text:p>0</text:p>
          </table:table-cell>
          <table:table-cell table:style-name="ce122" table:formula="of:=IF(OR([.J$14]=&quot;&quot;;[.$E60]=&quot;&quot;);&quot;&quot;;[.I60])" office:value-type="float" office:value="0" calcext:value-type="float">
            <text:p>0</text:p>
          </table:table-cell>
          <table:table-cell table:style-name="ce122" table:formula="of:=IF(OR([.K$14]=&quot;&quot;;[.$E60]=&quot;&quot;);&quot;&quot;;[.J60])">
            <text:p/>
          </table:table-cell>
          <table:table-cell table:style-name="ce122" table:formula="of:=IF(OR([.L$14]=&quot;&quot;;[.$E60]=&quot;&quot;);&quot;&quot;;[.K60])">
            <text:p/>
          </table:table-cell>
          <table:table-cell table:style-name="ce122" table:formula="of:=IF(OR([.M$14]=&quot;&quot;;[.$E60]=&quot;&quot;);&quot;&quot;;[.L60])">
            <text:p/>
          </table:table-cell>
          <table:table-cell table:style-name="ce122" table:formula="of:=IF(OR([.N$14]=&quot;&quot;;[.$E60]=&quot;&quot;);&quot;&quot;;[.M60])">
            <text:p/>
          </table:table-cell>
          <table:table-cell table:style-name="ce122" table:formula="of:=IF(OR([.O$14]=&quot;&quot;;[.$E60]=&quot;&quot;);&quot;&quot;;[.N60])">
            <text:p/>
          </table:table-cell>
          <table:table-cell table:style-name="ce122" table:formula="of:=IF(OR([.P$14]=&quot;&quot;;[.$E60]=&quot;&quot;);&quot;&quot;;[.O60])">
            <text:p/>
          </table:table-cell>
          <table:table-cell table:style-name="ce122" table:formula="of:=IF(OR([.Q$14]=&quot;&quot;;[.$E60]=&quot;&quot;);&quot;&quot;;[.P60])">
            <text:p/>
          </table:table-cell>
          <table:table-cell table:style-name="ce122" table:formula="of:=IF(OR([.R$14]=&quot;&quot;;[.$E60]=&quot;&quot;);&quot;&quot;;[.Q60])">
            <text:p/>
          </table:table-cell>
          <table:table-cell table:style-name="ce122" table:formula="of:=IF(OR([.S$14]=&quot;&quot;;[.$E60]=&quot;&quot;);&quot;&quot;;[.R60])">
            <text:p/>
          </table:table-cell>
          <table:table-cell table:style-name="ce122" table:formula="of:=IF(OR([.T$14]=&quot;&quot;;[.$E60]=&quot;&quot;);&quot;&quot;;[.S60])">
            <text:p/>
          </table:table-cell>
          <table:table-cell table:style-name="ce122" table:formula="of:=IF(OR([.U$14]=&quot;&quot;;[.$E60]=&quot;&quot;);&quot;&quot;;[.T60])">
            <text:p/>
          </table:table-cell>
          <table:table-cell table:style-name="ce122" table:formula="of:=IF(OR([.V$14]=&quot;&quot;;[.$E60]=&quot;&quot;);&quot;&quot;;[.U60])">
            <text:p/>
          </table:table-cell>
          <table:table-cell table:style-name="ce122" table:formula="of:=IF(OR([.W$14]=&quot;&quot;;[.$E60]=&quot;&quot;);&quot;&quot;;[.V60])">
            <text:p/>
          </table:table-cell>
          <table:table-cell table:style-name="ce122" table:formula="of:=IF(OR([.X$14]=&quot;&quot;;[.$E60]=&quot;&quot;);&quot;&quot;;[.W60])">
            <text:p/>
          </table:table-cell>
          <table:table-cell table:style-name="ce122" table:formula="of:=IF(OR([.Y$14]=&quot;&quot;;[.$E60]=&quot;&quot;);&quot;&quot;;[.X60])">
            <text:p/>
          </table:table-cell>
          <table:table-cell table:style-name="ce122" table:number-columns-repeated="3"/>
          <table:table-cell table:style-name="ce122" table:formula="of:=IF(OR([.AC$14]=&quot;&quot;;[.$E60]=&quot;&quot;);&quot;&quot;;[.AB60])">
            <text:p/>
          </table:table-cell>
          <table:table-cell table:style-name="ce122" table:formula="of:=IF(OR([.AD$14]=&quot;&quot;;[.$E60]=&quot;&quot;);&quot;&quot;;[.AC60])">
            <text:p/>
          </table:table-cell>
          <table:table-cell table:number-columns-repeated="994"/>
        </table:table-row>
        <table:table-row table:style-name="ro5">
          <table:table-cell table:style-name="ce110"/>
          <table:table-cell/>
          <table:table-cell table:style-name="ce116"/>
          <table:table-cell table:style-name="ce118" table:content-validation-name="val3" table:formula="of:=IF([.A61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61]=&quot;&quot;);&quot;&quot;;[.E61])" office:value-type="float" office:value="0" calcext:value-type="float">
            <text:p>0</text:p>
          </table:table-cell>
          <table:table-cell table:style-name="ce122" table:formula="of:=IF(OR([.G$14]=&quot;&quot;;[.$E61]=&quot;&quot;);&quot;&quot;;[.F61])" office:value-type="float" office:value="0" calcext:value-type="float">
            <text:p>0</text:p>
          </table:table-cell>
          <table:table-cell table:style-name="ce122" table:formula="of:=IF(OR([.H$14]=&quot;&quot;;[.$E61]=&quot;&quot;);&quot;&quot;;[.G61])" office:value-type="float" office:value="0" calcext:value-type="float">
            <text:p>0</text:p>
          </table:table-cell>
          <table:table-cell table:style-name="ce122" table:formula="of:=IF(OR([.I$14]=&quot;&quot;;[.$E61]=&quot;&quot;);&quot;&quot;;[.H61])" office:value-type="float" office:value="0" calcext:value-type="float">
            <text:p>0</text:p>
          </table:table-cell>
          <table:table-cell table:style-name="ce122" table:formula="of:=IF(OR([.J$14]=&quot;&quot;;[.$E61]=&quot;&quot;);&quot;&quot;;[.I61])" office:value-type="float" office:value="0" calcext:value-type="float">
            <text:p>0</text:p>
          </table:table-cell>
          <table:table-cell table:style-name="ce122" table:formula="of:=IF(OR([.K$14]=&quot;&quot;;[.$E61]=&quot;&quot;);&quot;&quot;;[.J61])">
            <text:p/>
          </table:table-cell>
          <table:table-cell table:style-name="ce122" table:formula="of:=IF(OR([.L$14]=&quot;&quot;;[.$E61]=&quot;&quot;);&quot;&quot;;[.K61])">
            <text:p/>
          </table:table-cell>
          <table:table-cell table:style-name="ce122" table:formula="of:=IF(OR([.M$14]=&quot;&quot;;[.$E61]=&quot;&quot;);&quot;&quot;;[.L61])">
            <text:p/>
          </table:table-cell>
          <table:table-cell table:style-name="ce122" table:formula="of:=IF(OR([.N$14]=&quot;&quot;;[.$E61]=&quot;&quot;);&quot;&quot;;[.M61])">
            <text:p/>
          </table:table-cell>
          <table:table-cell table:style-name="ce122" table:formula="of:=IF(OR([.O$14]=&quot;&quot;;[.$E61]=&quot;&quot;);&quot;&quot;;[.N61])">
            <text:p/>
          </table:table-cell>
          <table:table-cell table:style-name="ce122" table:formula="of:=IF(OR([.P$14]=&quot;&quot;;[.$E61]=&quot;&quot;);&quot;&quot;;[.O61])">
            <text:p/>
          </table:table-cell>
          <table:table-cell table:style-name="ce122" table:formula="of:=IF(OR([.Q$14]=&quot;&quot;;[.$E61]=&quot;&quot;);&quot;&quot;;[.P61])">
            <text:p/>
          </table:table-cell>
          <table:table-cell table:style-name="ce122" table:formula="of:=IF(OR([.R$14]=&quot;&quot;;[.$E61]=&quot;&quot;);&quot;&quot;;[.Q61])">
            <text:p/>
          </table:table-cell>
          <table:table-cell table:style-name="ce122" table:formula="of:=IF(OR([.S$14]=&quot;&quot;;[.$E61]=&quot;&quot;);&quot;&quot;;[.R61])">
            <text:p/>
          </table:table-cell>
          <table:table-cell table:style-name="ce122" table:formula="of:=IF(OR([.T$14]=&quot;&quot;;[.$E61]=&quot;&quot;);&quot;&quot;;[.S61])">
            <text:p/>
          </table:table-cell>
          <table:table-cell table:style-name="ce122" table:formula="of:=IF(OR([.U$14]=&quot;&quot;;[.$E61]=&quot;&quot;);&quot;&quot;;[.T61])">
            <text:p/>
          </table:table-cell>
          <table:table-cell table:style-name="ce122" table:formula="of:=IF(OR([.V$14]=&quot;&quot;;[.$E61]=&quot;&quot;);&quot;&quot;;[.U61])">
            <text:p/>
          </table:table-cell>
          <table:table-cell table:style-name="ce122" table:formula="of:=IF(OR([.W$14]=&quot;&quot;;[.$E61]=&quot;&quot;);&quot;&quot;;[.V61])">
            <text:p/>
          </table:table-cell>
          <table:table-cell table:style-name="ce122" table:formula="of:=IF(OR([.X$14]=&quot;&quot;;[.$E61]=&quot;&quot;);&quot;&quot;;[.W61])">
            <text:p/>
          </table:table-cell>
          <table:table-cell table:style-name="ce122" table:formula="of:=IF(OR([.Y$14]=&quot;&quot;;[.$E61]=&quot;&quot;);&quot;&quot;;[.X61])">
            <text:p/>
          </table:table-cell>
          <table:table-cell table:style-name="ce122" table:number-columns-repeated="3"/>
          <table:table-cell table:style-name="ce122" table:formula="of:=IF(OR([.AC$14]=&quot;&quot;;[.$E61]=&quot;&quot;);&quot;&quot;;[.AB61])">
            <text:p/>
          </table:table-cell>
          <table:table-cell table:style-name="ce122" table:formula="of:=IF(OR([.AD$14]=&quot;&quot;;[.$E61]=&quot;&quot;);&quot;&quot;;[.AC61])">
            <text:p/>
          </table:table-cell>
          <table:table-cell table:number-columns-repeated="994"/>
        </table:table-row>
        <table:table-row table:style-name="ro5">
          <table:table-cell table:style-name="ce110"/>
          <table:table-cell/>
          <table:table-cell table:style-name="ce116"/>
          <table:table-cell table:style-name="ce118" table:content-validation-name="val3" table:formula="of:=IF([.A62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62]=&quot;&quot;);&quot;&quot;;[.E62])" office:value-type="float" office:value="0" calcext:value-type="float">
            <text:p>0</text:p>
          </table:table-cell>
          <table:table-cell table:style-name="ce122" table:formula="of:=IF(OR([.G$14]=&quot;&quot;;[.$E62]=&quot;&quot;);&quot;&quot;;[.F62])" office:value-type="float" office:value="0" calcext:value-type="float">
            <text:p>0</text:p>
          </table:table-cell>
          <table:table-cell table:style-name="ce122" table:formula="of:=IF(OR([.H$14]=&quot;&quot;;[.$E62]=&quot;&quot;);&quot;&quot;;[.G62])" office:value-type="float" office:value="0" calcext:value-type="float">
            <text:p>0</text:p>
          </table:table-cell>
          <table:table-cell table:style-name="ce122" table:formula="of:=IF(OR([.I$14]=&quot;&quot;;[.$E62]=&quot;&quot;);&quot;&quot;;[.H62])" office:value-type="float" office:value="0" calcext:value-type="float">
            <text:p>0</text:p>
          </table:table-cell>
          <table:table-cell table:style-name="ce122" table:formula="of:=IF(OR([.J$14]=&quot;&quot;;[.$E62]=&quot;&quot;);&quot;&quot;;[.I62])" office:value-type="float" office:value="0" calcext:value-type="float">
            <text:p>0</text:p>
          </table:table-cell>
          <table:table-cell table:style-name="ce122" table:formula="of:=IF(OR([.K$14]=&quot;&quot;;[.$E62]=&quot;&quot;);&quot;&quot;;[.J62])">
            <text:p/>
          </table:table-cell>
          <table:table-cell table:style-name="ce122" table:formula="of:=IF(OR([.L$14]=&quot;&quot;;[.$E62]=&quot;&quot;);&quot;&quot;;[.K62])">
            <text:p/>
          </table:table-cell>
          <table:table-cell table:style-name="ce122" table:formula="of:=IF(OR([.M$14]=&quot;&quot;;[.$E62]=&quot;&quot;);&quot;&quot;;[.L62])">
            <text:p/>
          </table:table-cell>
          <table:table-cell table:style-name="ce122" table:formula="of:=IF(OR([.N$14]=&quot;&quot;;[.$E62]=&quot;&quot;);&quot;&quot;;[.M62])">
            <text:p/>
          </table:table-cell>
          <table:table-cell table:style-name="ce122" table:formula="of:=IF(OR([.O$14]=&quot;&quot;;[.$E62]=&quot;&quot;);&quot;&quot;;[.N62])">
            <text:p/>
          </table:table-cell>
          <table:table-cell table:style-name="ce122" table:formula="of:=IF(OR([.P$14]=&quot;&quot;;[.$E62]=&quot;&quot;);&quot;&quot;;[.O62])">
            <text:p/>
          </table:table-cell>
          <table:table-cell table:style-name="ce122" table:formula="of:=IF(OR([.Q$14]=&quot;&quot;;[.$E62]=&quot;&quot;);&quot;&quot;;[.P62])">
            <text:p/>
          </table:table-cell>
          <table:table-cell table:style-name="ce122" table:formula="of:=IF(OR([.R$14]=&quot;&quot;;[.$E62]=&quot;&quot;);&quot;&quot;;[.Q62])">
            <text:p/>
          </table:table-cell>
          <table:table-cell table:style-name="ce122" table:formula="of:=IF(OR([.S$14]=&quot;&quot;;[.$E62]=&quot;&quot;);&quot;&quot;;[.R62])">
            <text:p/>
          </table:table-cell>
          <table:table-cell table:style-name="ce122" table:formula="of:=IF(OR([.T$14]=&quot;&quot;;[.$E62]=&quot;&quot;);&quot;&quot;;[.S62])">
            <text:p/>
          </table:table-cell>
          <table:table-cell table:style-name="ce122" table:formula="of:=IF(OR([.U$14]=&quot;&quot;;[.$E62]=&quot;&quot;);&quot;&quot;;[.T62])">
            <text:p/>
          </table:table-cell>
          <table:table-cell table:style-name="ce122" table:formula="of:=IF(OR([.V$14]=&quot;&quot;;[.$E62]=&quot;&quot;);&quot;&quot;;[.U62])">
            <text:p/>
          </table:table-cell>
          <table:table-cell table:style-name="ce122" table:formula="of:=IF(OR([.W$14]=&quot;&quot;;[.$E62]=&quot;&quot;);&quot;&quot;;[.V62])">
            <text:p/>
          </table:table-cell>
          <table:table-cell table:style-name="ce122" table:formula="of:=IF(OR([.X$14]=&quot;&quot;;[.$E62]=&quot;&quot;);&quot;&quot;;[.W62])">
            <text:p/>
          </table:table-cell>
          <table:table-cell table:style-name="ce122" table:formula="of:=IF(OR([.Y$14]=&quot;&quot;;[.$E62]=&quot;&quot;);&quot;&quot;;[.X62])">
            <text:p/>
          </table:table-cell>
          <table:table-cell table:style-name="ce122" table:number-columns-repeated="3"/>
          <table:table-cell table:style-name="ce122" table:formula="of:=IF(OR([.AC$14]=&quot;&quot;;[.$E62]=&quot;&quot;);&quot;&quot;;[.AB62])">
            <text:p/>
          </table:table-cell>
          <table:table-cell table:style-name="ce122" table:formula="of:=IF(OR([.AD$14]=&quot;&quot;;[.$E62]=&quot;&quot;);&quot;&quot;;[.AC62])">
            <text:p/>
          </table:table-cell>
          <table:table-cell table:number-columns-repeated="994"/>
        </table:table-row>
        <table:table-row table:style-name="ro5">
          <table:table-cell table:style-name="ce110"/>
          <table:table-cell/>
          <table:table-cell table:style-name="ce116"/>
          <table:table-cell table:style-name="ce118" table:content-validation-name="val3" table:formula="of:=IF([.A63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63]=&quot;&quot;);&quot;&quot;;[.E63])" office:value-type="float" office:value="0" calcext:value-type="float">
            <text:p>0</text:p>
          </table:table-cell>
          <table:table-cell table:style-name="ce122" table:formula="of:=IF(OR([.G$14]=&quot;&quot;;[.$E63]=&quot;&quot;);&quot;&quot;;[.F63])" office:value-type="float" office:value="0" calcext:value-type="float">
            <text:p>0</text:p>
          </table:table-cell>
          <table:table-cell table:style-name="ce122" table:formula="of:=IF(OR([.H$14]=&quot;&quot;;[.$E63]=&quot;&quot;);&quot;&quot;;[.G63])" office:value-type="float" office:value="0" calcext:value-type="float">
            <text:p>0</text:p>
          </table:table-cell>
          <table:table-cell table:style-name="ce122" table:formula="of:=IF(OR([.I$14]=&quot;&quot;;[.$E63]=&quot;&quot;);&quot;&quot;;[.H63])" office:value-type="float" office:value="0" calcext:value-type="float">
            <text:p>0</text:p>
          </table:table-cell>
          <table:table-cell table:style-name="ce122" table:formula="of:=IF(OR([.J$14]=&quot;&quot;;[.$E63]=&quot;&quot;);&quot;&quot;;[.I63])" office:value-type="float" office:value="0" calcext:value-type="float">
            <text:p>0</text:p>
          </table:table-cell>
          <table:table-cell table:style-name="ce122" table:formula="of:=IF(OR([.K$14]=&quot;&quot;;[.$E63]=&quot;&quot;);&quot;&quot;;[.J63])">
            <text:p/>
          </table:table-cell>
          <table:table-cell table:style-name="ce122" table:formula="of:=IF(OR([.L$14]=&quot;&quot;;[.$E63]=&quot;&quot;);&quot;&quot;;[.K63])">
            <text:p/>
          </table:table-cell>
          <table:table-cell table:style-name="ce122" table:formula="of:=IF(OR([.M$14]=&quot;&quot;;[.$E63]=&quot;&quot;);&quot;&quot;;[.L63])">
            <text:p/>
          </table:table-cell>
          <table:table-cell table:style-name="ce122" table:formula="of:=IF(OR([.N$14]=&quot;&quot;;[.$E63]=&quot;&quot;);&quot;&quot;;[.M63])">
            <text:p/>
          </table:table-cell>
          <table:table-cell table:style-name="ce122" table:formula="of:=IF(OR([.O$14]=&quot;&quot;;[.$E63]=&quot;&quot;);&quot;&quot;;[.N63])">
            <text:p/>
          </table:table-cell>
          <table:table-cell table:style-name="ce122" table:formula="of:=IF(OR([.P$14]=&quot;&quot;;[.$E63]=&quot;&quot;);&quot;&quot;;[.O63])">
            <text:p/>
          </table:table-cell>
          <table:table-cell table:style-name="ce122" table:formula="of:=IF(OR([.Q$14]=&quot;&quot;;[.$E63]=&quot;&quot;);&quot;&quot;;[.P63])">
            <text:p/>
          </table:table-cell>
          <table:table-cell table:style-name="ce122" table:formula="of:=IF(OR([.R$14]=&quot;&quot;;[.$E63]=&quot;&quot;);&quot;&quot;;[.Q63])">
            <text:p/>
          </table:table-cell>
          <table:table-cell table:style-name="ce122" table:formula="of:=IF(OR([.S$14]=&quot;&quot;;[.$E63]=&quot;&quot;);&quot;&quot;;[.R63])">
            <text:p/>
          </table:table-cell>
          <table:table-cell table:style-name="ce122" table:formula="of:=IF(OR([.T$14]=&quot;&quot;;[.$E63]=&quot;&quot;);&quot;&quot;;[.S63])">
            <text:p/>
          </table:table-cell>
          <table:table-cell table:style-name="ce122" table:formula="of:=IF(OR([.U$14]=&quot;&quot;;[.$E63]=&quot;&quot;);&quot;&quot;;[.T63])">
            <text:p/>
          </table:table-cell>
          <table:table-cell table:style-name="ce122" table:formula="of:=IF(OR([.V$14]=&quot;&quot;;[.$E63]=&quot;&quot;);&quot;&quot;;[.U63])">
            <text:p/>
          </table:table-cell>
          <table:table-cell table:style-name="ce122" table:formula="of:=IF(OR([.W$14]=&quot;&quot;;[.$E63]=&quot;&quot;);&quot;&quot;;[.V63])">
            <text:p/>
          </table:table-cell>
          <table:table-cell table:style-name="ce122" table:formula="of:=IF(OR([.X$14]=&quot;&quot;;[.$E63]=&quot;&quot;);&quot;&quot;;[.W63])">
            <text:p/>
          </table:table-cell>
          <table:table-cell table:style-name="ce122" table:formula="of:=IF(OR([.Y$14]=&quot;&quot;;[.$E63]=&quot;&quot;);&quot;&quot;;[.X63])">
            <text:p/>
          </table:table-cell>
          <table:table-cell table:style-name="ce122" table:number-columns-repeated="3"/>
          <table:table-cell table:style-name="ce122" table:formula="of:=IF(OR([.AC$14]=&quot;&quot;;[.$E63]=&quot;&quot;);&quot;&quot;;[.AB63])">
            <text:p/>
          </table:table-cell>
          <table:table-cell table:style-name="ce122" table:formula="of:=IF(OR([.AD$14]=&quot;&quot;;[.$E63]=&quot;&quot;);&quot;&quot;;[.AC63])">
            <text:p/>
          </table:table-cell>
          <table:table-cell table:number-columns-repeated="994"/>
        </table:table-row>
        <table:table-row table:style-name="ro5">
          <table:table-cell table:style-name="ce110"/>
          <table:table-cell/>
          <table:table-cell table:style-name="ce116"/>
          <table:table-cell table:style-name="ce118" table:content-validation-name="val3" table:formula="of:=IF([.A64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64]=&quot;&quot;);&quot;&quot;;[.E64])" office:value-type="float" office:value="0" calcext:value-type="float">
            <text:p>0</text:p>
          </table:table-cell>
          <table:table-cell table:style-name="ce122" table:formula="of:=IF(OR([.G$14]=&quot;&quot;;[.$E64]=&quot;&quot;);&quot;&quot;;[.F64])" office:value-type="float" office:value="0" calcext:value-type="float">
            <text:p>0</text:p>
          </table:table-cell>
          <table:table-cell table:style-name="ce122" table:formula="of:=IF(OR([.H$14]=&quot;&quot;;[.$E64]=&quot;&quot;);&quot;&quot;;[.G64])" office:value-type="float" office:value="0" calcext:value-type="float">
            <text:p>0</text:p>
          </table:table-cell>
          <table:table-cell table:style-name="ce122" table:formula="of:=IF(OR([.I$14]=&quot;&quot;;[.$E64]=&quot;&quot;);&quot;&quot;;[.H64])" office:value-type="float" office:value="0" calcext:value-type="float">
            <text:p>0</text:p>
          </table:table-cell>
          <table:table-cell table:style-name="ce122" table:formula="of:=IF(OR([.J$14]=&quot;&quot;;[.$E64]=&quot;&quot;);&quot;&quot;;[.I64])" office:value-type="float" office:value="0" calcext:value-type="float">
            <text:p>0</text:p>
          </table:table-cell>
          <table:table-cell table:style-name="ce122" table:formula="of:=IF(OR([.K$14]=&quot;&quot;;[.$E64]=&quot;&quot;);&quot;&quot;;[.J64])">
            <text:p/>
          </table:table-cell>
          <table:table-cell table:style-name="ce122" table:formula="of:=IF(OR([.L$14]=&quot;&quot;;[.$E64]=&quot;&quot;);&quot;&quot;;[.K64])">
            <text:p/>
          </table:table-cell>
          <table:table-cell table:style-name="ce122" table:formula="of:=IF(OR([.M$14]=&quot;&quot;;[.$E64]=&quot;&quot;);&quot;&quot;;[.L64])">
            <text:p/>
          </table:table-cell>
          <table:table-cell table:style-name="ce122" table:formula="of:=IF(OR([.N$14]=&quot;&quot;;[.$E64]=&quot;&quot;);&quot;&quot;;[.M64])">
            <text:p/>
          </table:table-cell>
          <table:table-cell table:style-name="ce122" table:formula="of:=IF(OR([.O$14]=&quot;&quot;;[.$E64]=&quot;&quot;);&quot;&quot;;[.N64])">
            <text:p/>
          </table:table-cell>
          <table:table-cell table:style-name="ce122" table:formula="of:=IF(OR([.P$14]=&quot;&quot;;[.$E64]=&quot;&quot;);&quot;&quot;;[.O64])">
            <text:p/>
          </table:table-cell>
          <table:table-cell table:style-name="ce122" table:formula="of:=IF(OR([.Q$14]=&quot;&quot;;[.$E64]=&quot;&quot;);&quot;&quot;;[.P64])">
            <text:p/>
          </table:table-cell>
          <table:table-cell table:style-name="ce122" table:formula="of:=IF(OR([.R$14]=&quot;&quot;;[.$E64]=&quot;&quot;);&quot;&quot;;[.Q64])">
            <text:p/>
          </table:table-cell>
          <table:table-cell table:style-name="ce122" table:formula="of:=IF(OR([.S$14]=&quot;&quot;;[.$E64]=&quot;&quot;);&quot;&quot;;[.R64])">
            <text:p/>
          </table:table-cell>
          <table:table-cell table:style-name="ce122" table:formula="of:=IF(OR([.T$14]=&quot;&quot;;[.$E64]=&quot;&quot;);&quot;&quot;;[.S64])">
            <text:p/>
          </table:table-cell>
          <table:table-cell table:style-name="ce122" table:formula="of:=IF(OR([.U$14]=&quot;&quot;;[.$E64]=&quot;&quot;);&quot;&quot;;[.T64])">
            <text:p/>
          </table:table-cell>
          <table:table-cell table:style-name="ce122" table:formula="of:=IF(OR([.V$14]=&quot;&quot;;[.$E64]=&quot;&quot;);&quot;&quot;;[.U64])">
            <text:p/>
          </table:table-cell>
          <table:table-cell table:style-name="ce122" table:formula="of:=IF(OR([.W$14]=&quot;&quot;;[.$E64]=&quot;&quot;);&quot;&quot;;[.V64])">
            <text:p/>
          </table:table-cell>
          <table:table-cell table:style-name="ce122" table:formula="of:=IF(OR([.X$14]=&quot;&quot;;[.$E64]=&quot;&quot;);&quot;&quot;;[.W64])">
            <text:p/>
          </table:table-cell>
          <table:table-cell table:style-name="ce122" table:formula="of:=IF(OR([.Y$14]=&quot;&quot;;[.$E64]=&quot;&quot;);&quot;&quot;;[.X64])">
            <text:p/>
          </table:table-cell>
          <table:table-cell table:style-name="ce122" table:number-columns-repeated="3"/>
          <table:table-cell table:style-name="ce122" table:formula="of:=IF(OR([.AC$14]=&quot;&quot;;[.$E64]=&quot;&quot;);&quot;&quot;;[.AB64])">
            <text:p/>
          </table:table-cell>
          <table:table-cell table:style-name="ce122" table:formula="of:=IF(OR([.AD$14]=&quot;&quot;;[.$E64]=&quot;&quot;);&quot;&quot;;[.AC64])">
            <text:p/>
          </table:table-cell>
          <table:table-cell table:number-columns-repeated="994"/>
        </table:table-row>
        <table:table-row table:style-name="ro5">
          <table:table-cell table:style-name="ce110"/>
          <table:table-cell/>
          <table:table-cell table:style-name="ce116"/>
          <table:table-cell table:style-name="ce118" table:content-validation-name="val3" table:formula="of:=IF([.A65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65]=&quot;&quot;);&quot;&quot;;[.E65])" office:value-type="float" office:value="0" calcext:value-type="float">
            <text:p>0</text:p>
          </table:table-cell>
          <table:table-cell table:style-name="ce122" table:formula="of:=IF(OR([.G$14]=&quot;&quot;;[.$E65]=&quot;&quot;);&quot;&quot;;[.F65])" office:value-type="float" office:value="0" calcext:value-type="float">
            <text:p>0</text:p>
          </table:table-cell>
          <table:table-cell table:style-name="ce122" table:formula="of:=IF(OR([.H$14]=&quot;&quot;;[.$E65]=&quot;&quot;);&quot;&quot;;[.G65])" office:value-type="float" office:value="0" calcext:value-type="float">
            <text:p>0</text:p>
          </table:table-cell>
          <table:table-cell table:style-name="ce122" table:formula="of:=IF(OR([.I$14]=&quot;&quot;;[.$E65]=&quot;&quot;);&quot;&quot;;[.H65])" office:value-type="float" office:value="0" calcext:value-type="float">
            <text:p>0</text:p>
          </table:table-cell>
          <table:table-cell table:style-name="ce122" table:formula="of:=IF(OR([.J$14]=&quot;&quot;;[.$E65]=&quot;&quot;);&quot;&quot;;[.I65])" office:value-type="float" office:value="0" calcext:value-type="float">
            <text:p>0</text:p>
          </table:table-cell>
          <table:table-cell table:style-name="ce122" table:formula="of:=IF(OR([.K$14]=&quot;&quot;;[.$E65]=&quot;&quot;);&quot;&quot;;[.J65])">
            <text:p/>
          </table:table-cell>
          <table:table-cell table:style-name="ce122" table:formula="of:=IF(OR([.L$14]=&quot;&quot;;[.$E65]=&quot;&quot;);&quot;&quot;;[.K65])">
            <text:p/>
          </table:table-cell>
          <table:table-cell table:style-name="ce122" table:formula="of:=IF(OR([.M$14]=&quot;&quot;;[.$E65]=&quot;&quot;);&quot;&quot;;[.L65])">
            <text:p/>
          </table:table-cell>
          <table:table-cell table:style-name="ce122" table:formula="of:=IF(OR([.N$14]=&quot;&quot;;[.$E65]=&quot;&quot;);&quot;&quot;;[.M65])">
            <text:p/>
          </table:table-cell>
          <table:table-cell table:style-name="ce122" table:formula="of:=IF(OR([.O$14]=&quot;&quot;;[.$E65]=&quot;&quot;);&quot;&quot;;[.N65])">
            <text:p/>
          </table:table-cell>
          <table:table-cell table:style-name="ce122" table:formula="of:=IF(OR([.P$14]=&quot;&quot;;[.$E65]=&quot;&quot;);&quot;&quot;;[.O65])">
            <text:p/>
          </table:table-cell>
          <table:table-cell table:style-name="ce122" table:formula="of:=IF(OR([.Q$14]=&quot;&quot;;[.$E65]=&quot;&quot;);&quot;&quot;;[.P65])">
            <text:p/>
          </table:table-cell>
          <table:table-cell table:style-name="ce122" table:formula="of:=IF(OR([.R$14]=&quot;&quot;;[.$E65]=&quot;&quot;);&quot;&quot;;[.Q65])">
            <text:p/>
          </table:table-cell>
          <table:table-cell table:style-name="ce122" table:formula="of:=IF(OR([.S$14]=&quot;&quot;;[.$E65]=&quot;&quot;);&quot;&quot;;[.R65])">
            <text:p/>
          </table:table-cell>
          <table:table-cell table:style-name="ce122" table:formula="of:=IF(OR([.T$14]=&quot;&quot;;[.$E65]=&quot;&quot;);&quot;&quot;;[.S65])">
            <text:p/>
          </table:table-cell>
          <table:table-cell table:style-name="ce122" table:formula="of:=IF(OR([.U$14]=&quot;&quot;;[.$E65]=&quot;&quot;);&quot;&quot;;[.T65])">
            <text:p/>
          </table:table-cell>
          <table:table-cell table:style-name="ce122" table:formula="of:=IF(OR([.V$14]=&quot;&quot;;[.$E65]=&quot;&quot;);&quot;&quot;;[.U65])">
            <text:p/>
          </table:table-cell>
          <table:table-cell table:style-name="ce122" table:formula="of:=IF(OR([.W$14]=&quot;&quot;;[.$E65]=&quot;&quot;);&quot;&quot;;[.V65])">
            <text:p/>
          </table:table-cell>
          <table:table-cell table:style-name="ce122" table:formula="of:=IF(OR([.X$14]=&quot;&quot;;[.$E65]=&quot;&quot;);&quot;&quot;;[.W65])">
            <text:p/>
          </table:table-cell>
          <table:table-cell table:style-name="ce122" table:formula="of:=IF(OR([.Y$14]=&quot;&quot;;[.$E65]=&quot;&quot;);&quot;&quot;;[.X65])">
            <text:p/>
          </table:table-cell>
          <table:table-cell table:style-name="ce122" table:formula="of:=IF(OR([.Z$14]=&quot;&quot;;[.$E65]=&quot;&quot;);&quot;&quot;;[.Y65])">
            <text:p/>
          </table:table-cell>
          <table:table-cell table:style-name="ce122" table:formula="of:=IF(OR([.AA$14]=&quot;&quot;;[.$E65]=&quot;&quot;);&quot;&quot;;[.Z65])">
            <text:p/>
          </table:table-cell>
          <table:table-cell table:style-name="ce122" table:formula="of:=IF(OR([.AB$14]=&quot;&quot;;[.$E65]=&quot;&quot;);&quot;&quot;;[.AA65])">
            <text:p/>
          </table:table-cell>
          <table:table-cell table:style-name="ce122" table:formula="of:=IF(OR([.AC$14]=&quot;&quot;;[.$E65]=&quot;&quot;);&quot;&quot;;[.AB65])">
            <text:p/>
          </table:table-cell>
          <table:table-cell table:style-name="ce122" table:formula="of:=IF(OR([.AD$14]=&quot;&quot;;[.$E65]=&quot;&quot;);&quot;&quot;;[.AC65])">
            <text:p/>
          </table:table-cell>
          <table:table-cell table:number-columns-repeated="994"/>
        </table:table-row>
        <table:table-row table:style-name="ro5">
          <table:table-cell table:style-name="ce110"/>
          <table:table-cell/>
          <table:table-cell table:style-name="ce116"/>
          <table:table-cell table:style-name="ce118" table:content-validation-name="val3" table:formula="of:=IF([.A66]&lt;&gt;&quot;&quot;;&quot;Planned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122" table:formula="of:=IF(OR([.F$14]=&quot;&quot;;[.$E66]=&quot;&quot;);&quot;&quot;;[.E66])" office:value-type="float" office:value="0" calcext:value-type="float">
            <text:p>0</text:p>
          </table:table-cell>
          <table:table-cell table:formula="of:=IF(OR([.G$14]=&quot;&quot;;[.$E66]=&quot;&quot;);&quot;&quot;;[.F66])" office:value-type="float" office:value="0" calcext:value-type="float">
            <text:p>0</text:p>
          </table:table-cell>
          <table:table-cell table:formula="of:=IF(OR([.H$14]=&quot;&quot;;[.$E66]=&quot;&quot;);&quot;&quot;;[.G66])" office:value-type="float" office:value="0" calcext:value-type="float">
            <text:p>0</text:p>
          </table:table-cell>
          <table:table-cell table:formula="of:=IF(OR([.I$14]=&quot;&quot;;[.$E66]=&quot;&quot;);&quot;&quot;;[.H66])" office:value-type="float" office:value="0" calcext:value-type="float">
            <text:p>0</text:p>
          </table:table-cell>
          <table:table-cell table:formula="of:=IF(OR([.J$14]=&quot;&quot;;[.$E66]=&quot;&quot;);&quot;&quot;;[.I66])" office:value-type="float" office:value="0" calcext:value-type="float">
            <text:p>0</text:p>
          </table:table-cell>
          <table:table-cell table:formula="of:=IF(OR([.K$14]=&quot;&quot;;[.$E66]=&quot;&quot;);&quot;&quot;;[.J66])">
            <text:p/>
          </table:table-cell>
          <table:table-cell table:formula="of:=IF(OR([.L$14]=&quot;&quot;;[.$E66]=&quot;&quot;);&quot;&quot;;[.K66])">
            <text:p/>
          </table:table-cell>
          <table:table-cell table:formula="of:=IF(OR([.M$14]=&quot;&quot;;[.$E66]=&quot;&quot;);&quot;&quot;;[.L66])">
            <text:p/>
          </table:table-cell>
          <table:table-cell table:formula="of:=IF(OR([.N$14]=&quot;&quot;;[.$E66]=&quot;&quot;);&quot;&quot;;[.M66])">
            <text:p/>
          </table:table-cell>
          <table:table-cell table:formula="of:=IF(OR([.O$14]=&quot;&quot;;[.$E66]=&quot;&quot;);&quot;&quot;;[.N66])">
            <text:p/>
          </table:table-cell>
          <table:table-cell table:formula="of:=IF(OR([.P$14]=&quot;&quot;;[.$E66]=&quot;&quot;);&quot;&quot;;[.O66])">
            <text:p/>
          </table:table-cell>
          <table:table-cell table:formula="of:=IF(OR([.Q$14]=&quot;&quot;;[.$E66]=&quot;&quot;);&quot;&quot;;[.P66])">
            <text:p/>
          </table:table-cell>
          <table:table-cell table:formula="of:=IF(OR([.R$14]=&quot;&quot;;[.$E66]=&quot;&quot;);&quot;&quot;;[.Q66])">
            <text:p/>
          </table:table-cell>
          <table:table-cell table:formula="of:=IF(OR([.S$14]=&quot;&quot;;[.$E66]=&quot;&quot;);&quot;&quot;;[.R66])">
            <text:p/>
          </table:table-cell>
          <table:table-cell table:formula="of:=IF(OR([.T$14]=&quot;&quot;;[.$E66]=&quot;&quot;);&quot;&quot;;[.S66])">
            <text:p/>
          </table:table-cell>
          <table:table-cell table:formula="of:=IF(OR([.U$14]=&quot;&quot;;[.$E66]=&quot;&quot;);&quot;&quot;;[.T66])">
            <text:p/>
          </table:table-cell>
          <table:table-cell table:formula="of:=IF(OR([.V$14]=&quot;&quot;;[.$E66]=&quot;&quot;);&quot;&quot;;[.U66])">
            <text:p/>
          </table:table-cell>
          <table:table-cell table:formula="of:=IF(OR([.W$14]=&quot;&quot;;[.$E66]=&quot;&quot;);&quot;&quot;;[.V66])">
            <text:p/>
          </table:table-cell>
          <table:table-cell table:formula="of:=IF(OR([.X$14]=&quot;&quot;;[.$E66]=&quot;&quot;);&quot;&quot;;[.W66])">
            <text:p/>
          </table:table-cell>
          <table:table-cell table:formula="of:=IF(OR([.Y$14]=&quot;&quot;;[.$E66]=&quot;&quot;);&quot;&quot;;[.X66])">
            <text:p/>
          </table:table-cell>
          <table:table-cell table:formula="of:=IF(OR([.Z$14]=&quot;&quot;;[.$E66]=&quot;&quot;);&quot;&quot;;[.Y66])">
            <text:p/>
          </table:table-cell>
          <table:table-cell table:formula="of:=IF(OR([.AA$14]=&quot;&quot;;[.$E66]=&quot;&quot;);&quot;&quot;;[.Z66])">
            <text:p/>
          </table:table-cell>
          <table:table-cell table:formula="of:=IF(OR([.AB$14]=&quot;&quot;;[.$E66]=&quot;&quot;);&quot;&quot;;[.AA66])">
            <text:p/>
          </table:table-cell>
          <table:table-cell table:formula="of:=IF(OR([.AC$14]=&quot;&quot;;[.$E66]=&quot;&quot;);&quot;&quot;;[.AB66])">
            <text:p/>
          </table:table-cell>
          <table:table-cell table:formula="of:=IF(OR([.AD$14]=&quot;&quot;;[.$E66]=&quot;&quot;);&quot;&quot;;[.AC66])">
            <text:p/>
          </table:table-cell>
          <table:table-cell table:number-columns-repeated="994"/>
        </table:table-row>
        <table:table-row table:style-name="ro5">
          <table:table-cell table:style-name="ce110"/>
          <table:table-cell/>
          <table:table-cell table:style-name="ce116"/>
          <table:table-cell table:style-name="ce118" table:content-validation-name="val3" table:formula="of:=IF([.A67]&lt;&gt;&quot;&quot;;&quot;Planned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122" table:formula="of:=IF(OR([.F$14]=&quot;&quot;;[.$E67]=&quot;&quot;);&quot;&quot;;[.E67])" office:value-type="float" office:value="0" calcext:value-type="float">
            <text:p>0</text:p>
          </table:table-cell>
          <table:table-cell table:style-name="ce122" table:formula="of:=IF(OR([.G$14]=&quot;&quot;;[.$E67]=&quot;&quot;);&quot;&quot;;[.F67])" office:value-type="float" office:value="0" calcext:value-type="float">
            <text:p>0</text:p>
          </table:table-cell>
          <table:table-cell table:style-name="ce122" table:formula="of:=IF(OR([.H$14]=&quot;&quot;;[.$E67]=&quot;&quot;);&quot;&quot;;[.G67])" office:value-type="float" office:value="0" calcext:value-type="float">
            <text:p>0</text:p>
          </table:table-cell>
          <table:table-cell table:style-name="ce122" table:formula="of:=IF(OR([.I$14]=&quot;&quot;;[.$E67]=&quot;&quot;);&quot;&quot;;[.H67])" office:value-type="float" office:value="0" calcext:value-type="float">
            <text:p>0</text:p>
          </table:table-cell>
          <table:table-cell table:style-name="ce122" table:formula="of:=IF(OR([.J$14]=&quot;&quot;;[.$E67]=&quot;&quot;);&quot;&quot;;[.I67])" office:value-type="float" office:value="0" calcext:value-type="float">
            <text:p>0</text:p>
          </table:table-cell>
          <table:table-cell table:style-name="ce122" table:formula="of:=IF(OR([.K$14]=&quot;&quot;;[.$E67]=&quot;&quot;);&quot;&quot;;[.J67])">
            <text:p/>
          </table:table-cell>
          <table:table-cell table:style-name="ce122" table:formula="of:=IF(OR([.L$14]=&quot;&quot;;[.$E67]=&quot;&quot;);&quot;&quot;;[.K67])">
            <text:p/>
          </table:table-cell>
          <table:table-cell table:style-name="ce122" table:formula="of:=IF(OR([.M$14]=&quot;&quot;;[.$E67]=&quot;&quot;);&quot;&quot;;[.L67])">
            <text:p/>
          </table:table-cell>
          <table:table-cell table:style-name="ce122" table:formula="of:=IF(OR([.N$14]=&quot;&quot;;[.$E67]=&quot;&quot;);&quot;&quot;;[.M67])">
            <text:p/>
          </table:table-cell>
          <table:table-cell table:style-name="ce122" table:formula="of:=IF(OR([.O$14]=&quot;&quot;;[.$E67]=&quot;&quot;);&quot;&quot;;[.N67])">
            <text:p/>
          </table:table-cell>
          <table:table-cell table:style-name="ce122" table:formula="of:=IF(OR([.P$14]=&quot;&quot;;[.$E67]=&quot;&quot;);&quot;&quot;;[.O67])">
            <text:p/>
          </table:table-cell>
          <table:table-cell table:style-name="ce122" table:formula="of:=IF(OR([.Q$14]=&quot;&quot;;[.$E67]=&quot;&quot;);&quot;&quot;;[.P67])">
            <text:p/>
          </table:table-cell>
          <table:table-cell table:style-name="ce122" table:formula="of:=IF(OR([.R$14]=&quot;&quot;;[.$E67]=&quot;&quot;);&quot;&quot;;[.Q67])">
            <text:p/>
          </table:table-cell>
          <table:table-cell table:style-name="ce122" table:formula="of:=IF(OR([.S$14]=&quot;&quot;;[.$E67]=&quot;&quot;);&quot;&quot;;[.R67])">
            <text:p/>
          </table:table-cell>
          <table:table-cell table:style-name="ce122" table:formula="of:=IF(OR([.T$14]=&quot;&quot;;[.$E67]=&quot;&quot;);&quot;&quot;;[.S67])">
            <text:p/>
          </table:table-cell>
          <table:table-cell table:style-name="ce122" table:formula="of:=IF(OR([.U$14]=&quot;&quot;;[.$E67]=&quot;&quot;);&quot;&quot;;[.T67])">
            <text:p/>
          </table:table-cell>
          <table:table-cell table:style-name="ce122" table:formula="of:=IF(OR([.V$14]=&quot;&quot;;[.$E67]=&quot;&quot;);&quot;&quot;;[.U67])">
            <text:p/>
          </table:table-cell>
          <table:table-cell table:style-name="ce122" table:formula="of:=IF(OR([.W$14]=&quot;&quot;;[.$E67]=&quot;&quot;);&quot;&quot;;[.V67])">
            <text:p/>
          </table:table-cell>
          <table:table-cell table:style-name="ce122" table:formula="of:=IF(OR([.X$14]=&quot;&quot;;[.$E67]=&quot;&quot;);&quot;&quot;;[.W67])">
            <text:p/>
          </table:table-cell>
          <table:table-cell table:style-name="ce122" table:formula="of:=IF(OR([.Y$14]=&quot;&quot;;[.$E67]=&quot;&quot;);&quot;&quot;;[.X67])">
            <text:p/>
          </table:table-cell>
          <table:table-cell table:number-columns-repeated="999"/>
        </table:table-row>
        <table:table-row table:style-name="ro5">
          <table:table-cell table:style-name="ce110"/>
          <table:table-cell/>
          <table:table-cell table:style-name="ce116"/>
          <table:table-cell table:style-name="ce118" table:content-validation-name="val3" table:formula="of:=IF([.A68]&lt;&gt;&quot;&quot;;&quot;Planned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122" table:formula="of:=IF(OR([.F$14]=&quot;&quot;;[.$E68]=&quot;&quot;);&quot;&quot;;[.E68])" office:value-type="float" office:value="0" calcext:value-type="float">
            <text:p>0</text:p>
          </table:table-cell>
          <table:table-cell table:style-name="ce122" table:formula="of:=IF(OR([.G$14]=&quot;&quot;;[.$E68]=&quot;&quot;);&quot;&quot;;[.F68])" office:value-type="float" office:value="0" calcext:value-type="float">
            <text:p>0</text:p>
          </table:table-cell>
          <table:table-cell table:style-name="ce122" table:formula="of:=IF(OR([.H$14]=&quot;&quot;;[.$E68]=&quot;&quot;);&quot;&quot;;[.G68])" office:value-type="float" office:value="0" calcext:value-type="float">
            <text:p>0</text:p>
          </table:table-cell>
          <table:table-cell table:style-name="ce122" table:formula="of:=IF(OR([.I$14]=&quot;&quot;;[.$E68]=&quot;&quot;);&quot;&quot;;[.H68])" office:value-type="float" office:value="0" calcext:value-type="float">
            <text:p>0</text:p>
          </table:table-cell>
          <table:table-cell table:style-name="ce122" table:formula="of:=IF(OR([.J$14]=&quot;&quot;;[.$E68]=&quot;&quot;);&quot;&quot;;[.I68])" office:value-type="float" office:value="0" calcext:value-type="float">
            <text:p>0</text:p>
          </table:table-cell>
          <table:table-cell table:style-name="ce122" table:formula="of:=IF(OR([.K$14]=&quot;&quot;;[.$E68]=&quot;&quot;);&quot;&quot;;[.J68])">
            <text:p/>
          </table:table-cell>
          <table:table-cell table:style-name="ce122" table:formula="of:=IF(OR([.L$14]=&quot;&quot;;[.$E68]=&quot;&quot;);&quot;&quot;;[.K68])">
            <text:p/>
          </table:table-cell>
          <table:table-cell table:style-name="ce122" table:formula="of:=IF(OR([.M$14]=&quot;&quot;;[.$E68]=&quot;&quot;);&quot;&quot;;[.L68])">
            <text:p/>
          </table:table-cell>
          <table:table-cell table:style-name="ce122" table:formula="of:=IF(OR([.N$14]=&quot;&quot;;[.$E68]=&quot;&quot;);&quot;&quot;;[.M68])">
            <text:p/>
          </table:table-cell>
          <table:table-cell table:style-name="ce122" table:formula="of:=IF(OR([.O$14]=&quot;&quot;;[.$E68]=&quot;&quot;);&quot;&quot;;[.N68])">
            <text:p/>
          </table:table-cell>
          <table:table-cell table:style-name="ce122" table:formula="of:=IF(OR([.P$14]=&quot;&quot;;[.$E68]=&quot;&quot;);&quot;&quot;;[.O68])">
            <text:p/>
          </table:table-cell>
          <table:table-cell table:style-name="ce122" table:formula="of:=IF(OR([.Q$14]=&quot;&quot;;[.$E68]=&quot;&quot;);&quot;&quot;;[.P68])">
            <text:p/>
          </table:table-cell>
          <table:table-cell table:style-name="ce122" table:formula="of:=IF(OR([.R$14]=&quot;&quot;;[.$E68]=&quot;&quot;);&quot;&quot;;[.Q68])">
            <text:p/>
          </table:table-cell>
          <table:table-cell table:style-name="ce122" table:formula="of:=IF(OR([.S$14]=&quot;&quot;;[.$E68]=&quot;&quot;);&quot;&quot;;[.R68])">
            <text:p/>
          </table:table-cell>
          <table:table-cell table:style-name="ce122" table:formula="of:=IF(OR([.T$14]=&quot;&quot;;[.$E68]=&quot;&quot;);&quot;&quot;;[.S68])">
            <text:p/>
          </table:table-cell>
          <table:table-cell table:style-name="ce122" table:formula="of:=IF(OR([.U$14]=&quot;&quot;;[.$E68]=&quot;&quot;);&quot;&quot;;[.T68])">
            <text:p/>
          </table:table-cell>
          <table:table-cell table:style-name="ce122" table:formula="of:=IF(OR([.V$14]=&quot;&quot;;[.$E68]=&quot;&quot;);&quot;&quot;;[.U68])">
            <text:p/>
          </table:table-cell>
          <table:table-cell table:style-name="ce122" table:formula="of:=IF(OR([.W$14]=&quot;&quot;;[.$E68]=&quot;&quot;);&quot;&quot;;[.V68])">
            <text:p/>
          </table:table-cell>
          <table:table-cell table:style-name="ce122" table:formula="of:=IF(OR([.X$14]=&quot;&quot;;[.$E68]=&quot;&quot;);&quot;&quot;;[.W68])">
            <text:p/>
          </table:table-cell>
          <table:table-cell table:style-name="ce122" table:formula="of:=IF(OR([.Y$14]=&quot;&quot;;[.$E68]=&quot;&quot;);&quot;&quot;;[.X68])">
            <text:p/>
          </table:table-cell>
          <table:table-cell table:number-columns-repeated="999"/>
        </table:table-row>
        <table:table-row table:style-name="ro5">
          <table:table-cell table:style-name="ce110"/>
          <table:table-cell/>
          <table:table-cell table:style-name="ce116"/>
          <table:table-cell table:style-name="ce118" table:content-validation-name="val3" table:formula="of:=IF([.A69]&lt;&gt;&quot;&quot;;&quot;Planned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122" table:formula="of:=IF(OR([.F$14]=&quot;&quot;;[.$E69]=&quot;&quot;);&quot;&quot;;[.E69])" office:value-type="float" office:value="0" calcext:value-type="float">
            <text:p>0</text:p>
          </table:table-cell>
          <table:table-cell table:style-name="ce122" table:formula="of:=IF(OR([.G$14]=&quot;&quot;;[.$E69]=&quot;&quot;);&quot;&quot;;[.F69])" office:value-type="float" office:value="0" calcext:value-type="float">
            <text:p>0</text:p>
          </table:table-cell>
          <table:table-cell table:style-name="ce122" table:formula="of:=IF(OR([.H$14]=&quot;&quot;;[.$E69]=&quot;&quot;);&quot;&quot;;[.G69])" office:value-type="float" office:value="0" calcext:value-type="float">
            <text:p>0</text:p>
          </table:table-cell>
          <table:table-cell table:style-name="ce122" table:formula="of:=IF(OR([.I$14]=&quot;&quot;;[.$E69]=&quot;&quot;);&quot;&quot;;[.H69])" office:value-type="float" office:value="0" calcext:value-type="float">
            <text:p>0</text:p>
          </table:table-cell>
          <table:table-cell table:style-name="ce122" table:formula="of:=IF(OR([.J$14]=&quot;&quot;;[.$E69]=&quot;&quot;);&quot;&quot;;[.I69])" office:value-type="float" office:value="0" calcext:value-type="float">
            <text:p>0</text:p>
          </table:table-cell>
          <table:table-cell table:style-name="ce122" table:formula="of:=IF(OR([.K$14]=&quot;&quot;;[.$E69]=&quot;&quot;);&quot;&quot;;[.J69])">
            <text:p/>
          </table:table-cell>
          <table:table-cell table:style-name="ce122" table:formula="of:=IF(OR([.L$14]=&quot;&quot;;[.$E69]=&quot;&quot;);&quot;&quot;;[.K69])">
            <text:p/>
          </table:table-cell>
          <table:table-cell table:style-name="ce122" table:formula="of:=IF(OR([.M$14]=&quot;&quot;;[.$E69]=&quot;&quot;);&quot;&quot;;[.L69])">
            <text:p/>
          </table:table-cell>
          <table:table-cell table:style-name="ce122" table:formula="of:=IF(OR([.N$14]=&quot;&quot;;[.$E69]=&quot;&quot;);&quot;&quot;;[.M69])">
            <text:p/>
          </table:table-cell>
          <table:table-cell table:style-name="ce122" table:formula="of:=IF(OR([.O$14]=&quot;&quot;;[.$E69]=&quot;&quot;);&quot;&quot;;[.N69])">
            <text:p/>
          </table:table-cell>
          <table:table-cell table:style-name="ce122" table:formula="of:=IF(OR([.P$14]=&quot;&quot;;[.$E69]=&quot;&quot;);&quot;&quot;;[.O69])">
            <text:p/>
          </table:table-cell>
          <table:table-cell table:style-name="ce122" table:formula="of:=IF(OR([.Q$14]=&quot;&quot;;[.$E69]=&quot;&quot;);&quot;&quot;;[.P69])">
            <text:p/>
          </table:table-cell>
          <table:table-cell table:style-name="ce122" table:formula="of:=IF(OR([.R$14]=&quot;&quot;;[.$E69]=&quot;&quot;);&quot;&quot;;[.Q69])">
            <text:p/>
          </table:table-cell>
          <table:table-cell table:style-name="ce122" table:formula="of:=IF(OR([.S$14]=&quot;&quot;;[.$E69]=&quot;&quot;);&quot;&quot;;[.R69])">
            <text:p/>
          </table:table-cell>
          <table:table-cell table:style-name="ce122" table:formula="of:=IF(OR([.T$14]=&quot;&quot;;[.$E69]=&quot;&quot;);&quot;&quot;;[.S69])">
            <text:p/>
          </table:table-cell>
          <table:table-cell table:style-name="ce122" table:formula="of:=IF(OR([.U$14]=&quot;&quot;;[.$E69]=&quot;&quot;);&quot;&quot;;[.T69])">
            <text:p/>
          </table:table-cell>
          <table:table-cell table:style-name="ce122" table:formula="of:=IF(OR([.V$14]=&quot;&quot;;[.$E69]=&quot;&quot;);&quot;&quot;;[.U69])">
            <text:p/>
          </table:table-cell>
          <table:table-cell table:style-name="ce122" table:formula="of:=IF(OR([.W$14]=&quot;&quot;;[.$E69]=&quot;&quot;);&quot;&quot;;[.V69])">
            <text:p/>
          </table:table-cell>
          <table:table-cell table:style-name="ce122" table:formula="of:=IF(OR([.X$14]=&quot;&quot;;[.$E69]=&quot;&quot;);&quot;&quot;;[.W69])">
            <text:p/>
          </table:table-cell>
          <table:table-cell table:style-name="ce122" table:formula="of:=IF(OR([.Y$14]=&quot;&quot;;[.$E69]=&quot;&quot;);&quot;&quot;;[.X69])">
            <text:p/>
          </table:table-cell>
          <table:table-cell table:number-columns-repeated="999"/>
        </table:table-row>
        <table:table-row table:style-name="ro5">
          <table:table-cell table:style-name="ce110"/>
          <table:table-cell/>
          <table:table-cell table:style-name="ce116"/>
          <table:table-cell table:style-name="ce118" table:content-validation-name="val3" table:formula="of:=IF([.A70]&lt;&gt;&quot;&quot;;&quot;Planned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122" table:formula="of:=IF(OR([.F$14]=&quot;&quot;;[.$E70]=&quot;&quot;);&quot;&quot;;[.E70])" office:value-type="float" office:value="0" calcext:value-type="float">
            <text:p>0</text:p>
          </table:table-cell>
          <table:table-cell table:style-name="ce122" table:formula="of:=IF(OR([.G$14]=&quot;&quot;;[.$E70]=&quot;&quot;);&quot;&quot;;[.F70])" office:value-type="float" office:value="0" calcext:value-type="float">
            <text:p>0</text:p>
          </table:table-cell>
          <table:table-cell table:style-name="ce122" table:formula="of:=IF(OR([.H$14]=&quot;&quot;;[.$E70]=&quot;&quot;);&quot;&quot;;[.G70])" office:value-type="float" office:value="0" calcext:value-type="float">
            <text:p>0</text:p>
          </table:table-cell>
          <table:table-cell table:style-name="ce122" table:formula="of:=IF(OR([.I$14]=&quot;&quot;;[.$E70]=&quot;&quot;);&quot;&quot;;[.H70])" office:value-type="float" office:value="0" calcext:value-type="float">
            <text:p>0</text:p>
          </table:table-cell>
          <table:table-cell table:style-name="ce122" table:formula="of:=IF(OR([.J$14]=&quot;&quot;;[.$E70]=&quot;&quot;);&quot;&quot;;[.I70])" office:value-type="float" office:value="0" calcext:value-type="float">
            <text:p>0</text:p>
          </table:table-cell>
          <table:table-cell table:style-name="ce122" table:formula="of:=IF(OR([.K$14]=&quot;&quot;;[.$E70]=&quot;&quot;);&quot;&quot;;[.J70])">
            <text:p/>
          </table:table-cell>
          <table:table-cell table:style-name="ce122" table:formula="of:=IF(OR([.L$14]=&quot;&quot;;[.$E70]=&quot;&quot;);&quot;&quot;;[.K70])">
            <text:p/>
          </table:table-cell>
          <table:table-cell table:style-name="ce122" table:formula="of:=IF(OR([.M$14]=&quot;&quot;;[.$E70]=&quot;&quot;);&quot;&quot;;[.L70])">
            <text:p/>
          </table:table-cell>
          <table:table-cell table:style-name="ce122" table:formula="of:=IF(OR([.N$14]=&quot;&quot;;[.$E70]=&quot;&quot;);&quot;&quot;;[.M70])">
            <text:p/>
          </table:table-cell>
          <table:table-cell table:style-name="ce122" table:formula="of:=IF(OR([.O$14]=&quot;&quot;;[.$E70]=&quot;&quot;);&quot;&quot;;[.N70])">
            <text:p/>
          </table:table-cell>
          <table:table-cell table:style-name="ce122" table:formula="of:=IF(OR([.P$14]=&quot;&quot;;[.$E70]=&quot;&quot;);&quot;&quot;;[.O70])">
            <text:p/>
          </table:table-cell>
          <table:table-cell table:style-name="ce122" table:formula="of:=IF(OR([.Q$14]=&quot;&quot;;[.$E70]=&quot;&quot;);&quot;&quot;;[.P70])">
            <text:p/>
          </table:table-cell>
          <table:table-cell table:style-name="ce122" table:formula="of:=IF(OR([.R$14]=&quot;&quot;;[.$E70]=&quot;&quot;);&quot;&quot;;[.Q70])">
            <text:p/>
          </table:table-cell>
          <table:table-cell table:style-name="ce122" table:formula="of:=IF(OR([.S$14]=&quot;&quot;;[.$E70]=&quot;&quot;);&quot;&quot;;[.R70])">
            <text:p/>
          </table:table-cell>
          <table:table-cell table:style-name="ce122" table:formula="of:=IF(OR([.T$14]=&quot;&quot;;[.$E70]=&quot;&quot;);&quot;&quot;;[.S70])">
            <text:p/>
          </table:table-cell>
          <table:table-cell table:style-name="ce122" table:formula="of:=IF(OR([.U$14]=&quot;&quot;;[.$E70]=&quot;&quot;);&quot;&quot;;[.T70])">
            <text:p/>
          </table:table-cell>
          <table:table-cell table:style-name="ce122" table:formula="of:=IF(OR([.V$14]=&quot;&quot;;[.$E70]=&quot;&quot;);&quot;&quot;;[.U70])">
            <text:p/>
          </table:table-cell>
          <table:table-cell table:style-name="ce122" table:formula="of:=IF(OR([.W$14]=&quot;&quot;;[.$E70]=&quot;&quot;);&quot;&quot;;[.V70])">
            <text:p/>
          </table:table-cell>
          <table:table-cell table:style-name="ce122" table:formula="of:=IF(OR([.X$14]=&quot;&quot;;[.$E70]=&quot;&quot;);&quot;&quot;;[.W70])">
            <text:p/>
          </table:table-cell>
          <table:table-cell table:style-name="ce122" table:formula="of:=IF(OR([.Y$14]=&quot;&quot;;[.$E70]=&quot;&quot;);&quot;&quot;;[.X70])">
            <text:p/>
          </table:table-cell>
          <table:table-cell table:number-columns-repeated="999"/>
        </table:table-row>
        <table:table-row table:style-name="ro5">
          <table:table-cell table:style-name="ce110"/>
          <table:table-cell/>
          <table:table-cell table:style-name="ce116"/>
          <table:table-cell table:style-name="ce118" table:content-validation-name="val3" table:formula="of:=IF([.A71]&lt;&gt;&quot;&quot;;&quot;Planned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122" table:formula="of:=IF(OR([.F$14]=&quot;&quot;;[.$E71]=&quot;&quot;);&quot;&quot;;[.E71])" office:value-type="float" office:value="0" calcext:value-type="float">
            <text:p>0</text:p>
          </table:table-cell>
          <table:table-cell table:style-name="ce122" table:formula="of:=IF(OR([.G$14]=&quot;&quot;;[.$E71]=&quot;&quot;);&quot;&quot;;[.F71])" office:value-type="float" office:value="0" calcext:value-type="float">
            <text:p>0</text:p>
          </table:table-cell>
          <table:table-cell table:style-name="ce122" table:formula="of:=IF(OR([.H$14]=&quot;&quot;;[.$E71]=&quot;&quot;);&quot;&quot;;[.G71])" office:value-type="float" office:value="0" calcext:value-type="float">
            <text:p>0</text:p>
          </table:table-cell>
          <table:table-cell table:style-name="ce122" table:formula="of:=IF(OR([.I$14]=&quot;&quot;;[.$E71]=&quot;&quot;);&quot;&quot;;[.H71])" office:value-type="float" office:value="0" calcext:value-type="float">
            <text:p>0</text:p>
          </table:table-cell>
          <table:table-cell table:style-name="ce122" table:formula="of:=IF(OR([.J$14]=&quot;&quot;;[.$E71]=&quot;&quot;);&quot;&quot;;[.I71])" office:value-type="float" office:value="0" calcext:value-type="float">
            <text:p>0</text:p>
          </table:table-cell>
          <table:table-cell table:style-name="ce122" table:formula="of:=IF(OR([.K$14]=&quot;&quot;;[.$E71]=&quot;&quot;);&quot;&quot;;[.J71])">
            <text:p/>
          </table:table-cell>
          <table:table-cell table:style-name="ce122" table:formula="of:=IF(OR([.L$14]=&quot;&quot;;[.$E71]=&quot;&quot;);&quot;&quot;;[.K71])">
            <text:p/>
          </table:table-cell>
          <table:table-cell table:style-name="ce122" table:formula="of:=IF(OR([.M$14]=&quot;&quot;;[.$E71]=&quot;&quot;);&quot;&quot;;[.L71])">
            <text:p/>
          </table:table-cell>
          <table:table-cell table:style-name="ce122" table:formula="of:=IF(OR([.N$14]=&quot;&quot;;[.$E71]=&quot;&quot;);&quot;&quot;;[.M71])">
            <text:p/>
          </table:table-cell>
          <table:table-cell table:style-name="ce122" table:formula="of:=IF(OR([.O$14]=&quot;&quot;;[.$E71]=&quot;&quot;);&quot;&quot;;[.N71])">
            <text:p/>
          </table:table-cell>
          <table:table-cell table:style-name="ce122" table:formula="of:=IF(OR([.P$14]=&quot;&quot;;[.$E71]=&quot;&quot;);&quot;&quot;;[.O71])">
            <text:p/>
          </table:table-cell>
          <table:table-cell table:style-name="ce122" table:formula="of:=IF(OR([.Q$14]=&quot;&quot;;[.$E71]=&quot;&quot;);&quot;&quot;;[.P71])">
            <text:p/>
          </table:table-cell>
          <table:table-cell table:style-name="ce122" table:formula="of:=IF(OR([.R$14]=&quot;&quot;;[.$E71]=&quot;&quot;);&quot;&quot;;[.Q71])">
            <text:p/>
          </table:table-cell>
          <table:table-cell table:style-name="ce122" table:formula="of:=IF(OR([.S$14]=&quot;&quot;;[.$E71]=&quot;&quot;);&quot;&quot;;[.R71])">
            <text:p/>
          </table:table-cell>
          <table:table-cell table:style-name="ce122" table:formula="of:=IF(OR([.T$14]=&quot;&quot;;[.$E71]=&quot;&quot;);&quot;&quot;;[.S71])">
            <text:p/>
          </table:table-cell>
          <table:table-cell table:style-name="ce122" table:formula="of:=IF(OR([.U$14]=&quot;&quot;;[.$E71]=&quot;&quot;);&quot;&quot;;[.T71])">
            <text:p/>
          </table:table-cell>
          <table:table-cell table:style-name="ce122" table:formula="of:=IF(OR([.V$14]=&quot;&quot;;[.$E71]=&quot;&quot;);&quot;&quot;;[.U71])">
            <text:p/>
          </table:table-cell>
          <table:table-cell table:style-name="ce122" table:formula="of:=IF(OR([.W$14]=&quot;&quot;;[.$E71]=&quot;&quot;);&quot;&quot;;[.V71])">
            <text:p/>
          </table:table-cell>
          <table:table-cell table:style-name="ce122" table:formula="of:=IF(OR([.X$14]=&quot;&quot;;[.$E71]=&quot;&quot;);&quot;&quot;;[.W71])">
            <text:p/>
          </table:table-cell>
          <table:table-cell table:style-name="ce122" table:formula="of:=IF(OR([.Y$14]=&quot;&quot;;[.$E71]=&quot;&quot;);&quot;&quot;;[.X71])">
            <text:p/>
          </table:table-cell>
          <table:table-cell table:number-columns-repeated="999"/>
        </table:table-row>
        <table:table-row table:style-name="ro5">
          <table:table-cell table:style-name="ce110"/>
          <table:table-cell/>
          <table:table-cell table:style-name="ce116"/>
          <table:table-cell table:style-name="ce118" table:content-validation-name="val3" table:formula="of:=IF([.A72]&lt;&gt;&quot;&quot;;&quot;Planned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122" table:formula="of:=IF(OR([.F$14]=&quot;&quot;;[.$E72]=&quot;&quot;);&quot;&quot;;[.E72])" office:value-type="float" office:value="0" calcext:value-type="float">
            <text:p>0</text:p>
          </table:table-cell>
          <table:table-cell table:style-name="ce122" table:formula="of:=IF(OR([.G$14]=&quot;&quot;;[.$E72]=&quot;&quot;);&quot;&quot;;[.F72])" office:value-type="float" office:value="0" calcext:value-type="float">
            <text:p>0</text:p>
          </table:table-cell>
          <table:table-cell table:style-name="ce122" table:formula="of:=IF(OR([.H$14]=&quot;&quot;;[.$E72]=&quot;&quot;);&quot;&quot;;[.G72])" office:value-type="float" office:value="0" calcext:value-type="float">
            <text:p>0</text:p>
          </table:table-cell>
          <table:table-cell table:style-name="ce122" table:formula="of:=IF(OR([.I$14]=&quot;&quot;;[.$E72]=&quot;&quot;);&quot;&quot;;[.H72])" office:value-type="float" office:value="0" calcext:value-type="float">
            <text:p>0</text:p>
          </table:table-cell>
          <table:table-cell table:style-name="ce122" table:formula="of:=IF(OR([.J$14]=&quot;&quot;;[.$E72]=&quot;&quot;);&quot;&quot;;[.I72])" office:value-type="float" office:value="0" calcext:value-type="float">
            <text:p>0</text:p>
          </table:table-cell>
          <table:table-cell table:style-name="ce122" table:formula="of:=IF(OR([.K$14]=&quot;&quot;;[.$E72]=&quot;&quot;);&quot;&quot;;[.J72])">
            <text:p/>
          </table:table-cell>
          <table:table-cell table:style-name="ce122" table:formula="of:=IF(OR([.L$14]=&quot;&quot;;[.$E72]=&quot;&quot;);&quot;&quot;;[.K72])">
            <text:p/>
          </table:table-cell>
          <table:table-cell table:style-name="ce122" table:formula="of:=IF(OR([.M$14]=&quot;&quot;;[.$E72]=&quot;&quot;);&quot;&quot;;[.L72])">
            <text:p/>
          </table:table-cell>
          <table:table-cell table:style-name="ce122" table:formula="of:=IF(OR([.N$14]=&quot;&quot;;[.$E72]=&quot;&quot;);&quot;&quot;;[.M72])">
            <text:p/>
          </table:table-cell>
          <table:table-cell table:style-name="ce122" table:formula="of:=IF(OR([.O$14]=&quot;&quot;;[.$E72]=&quot;&quot;);&quot;&quot;;[.N72])">
            <text:p/>
          </table:table-cell>
          <table:table-cell table:style-name="ce122" table:formula="of:=IF(OR([.P$14]=&quot;&quot;;[.$E72]=&quot;&quot;);&quot;&quot;;[.O72])">
            <text:p/>
          </table:table-cell>
          <table:table-cell table:style-name="ce122" table:formula="of:=IF(OR([.Q$14]=&quot;&quot;;[.$E72]=&quot;&quot;);&quot;&quot;;[.P72])">
            <text:p/>
          </table:table-cell>
          <table:table-cell table:style-name="ce122" table:formula="of:=IF(OR([.R$14]=&quot;&quot;;[.$E72]=&quot;&quot;);&quot;&quot;;[.Q72])">
            <text:p/>
          </table:table-cell>
          <table:table-cell table:style-name="ce122" table:formula="of:=IF(OR([.S$14]=&quot;&quot;;[.$E72]=&quot;&quot;);&quot;&quot;;[.R72])">
            <text:p/>
          </table:table-cell>
          <table:table-cell table:style-name="ce122" table:formula="of:=IF(OR([.T$14]=&quot;&quot;;[.$E72]=&quot;&quot;);&quot;&quot;;[.S72])">
            <text:p/>
          </table:table-cell>
          <table:table-cell table:style-name="ce122" table:formula="of:=IF(OR([.U$14]=&quot;&quot;;[.$E72]=&quot;&quot;);&quot;&quot;;[.T72])">
            <text:p/>
          </table:table-cell>
          <table:table-cell table:style-name="ce122" table:formula="of:=IF(OR([.V$14]=&quot;&quot;;[.$E72]=&quot;&quot;);&quot;&quot;;[.U72])">
            <text:p/>
          </table:table-cell>
          <table:table-cell table:style-name="ce122" table:formula="of:=IF(OR([.W$14]=&quot;&quot;;[.$E72]=&quot;&quot;);&quot;&quot;;[.V72])">
            <text:p/>
          </table:table-cell>
          <table:table-cell table:style-name="ce122" table:formula="of:=IF(OR([.X$14]=&quot;&quot;;[.$E72]=&quot;&quot;);&quot;&quot;;[.W72])">
            <text:p/>
          </table:table-cell>
          <table:table-cell table:style-name="ce122" table:formula="of:=IF(OR([.Y$14]=&quot;&quot;;[.$E72]=&quot;&quot;);&quot;&quot;;[.X72])">
            <text:p/>
          </table:table-cell>
          <table:table-cell table:number-columns-repeated="999"/>
        </table:table-row>
        <table:table-row table:style-name="ro5">
          <table:table-cell table:number-columns-repeated="4"/>
          <table:table-cell office:value-type="float" office:value="0" calcext:value-type="float">
            <text:p>0</text:p>
          </table:table-cell>
          <table:table-cell table:style-name="ce122" table:formula="of:=IF(OR([.F$14]=&quot;&quot;;[.$E73]=&quot;&quot;);&quot;&quot;;[.E73]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2" table:formula="of:=IF(OR([.F$14]=&quot;&quot;;[.$E74]=&quot;&quot;);&quot;&quot;;[.E74])">
            <text:p/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2" table:formula="of:=IF(OR([.F$14]=&quot;&quot;;[.$E75]=&quot;&quot;);&quot;&quot;;[.E75])">
            <text:p/>
          </table:table-cell>
          <table:table-cell table:number-columns-repeated="1018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AverageSpeedLastEight" table:base-cell-address="$Sp1.$A$1" table:expression="OFFSET(#REF!;1;0;#REF!;1)"/>
          <table:named-expression table:name="AverageSpeedRealized" table:base-cell-address="$Sp1.$A$1" table:expression="OFFSET(#REF!;1;0;#REF!;1)"/>
          <table:named-expression table:name="AverageSpeedWorstThree" table:base-cell-address="$Sp1.$A$1" table:expression="OFFSET(#REF!;1;0;#REF!;1)"/>
          <table:named-expression table:name="ColBottomCurrentScope" table:base-cell-address="$Sp1.$A$1" table:expression="OFFSET(#REF!;1;0;#REF!;1)"/>
          <table:named-expression table:name="ColTopRemainingWork" table:base-cell-address="$Sp1.$A$1" table:expression="OFFSET(#REF!;1;0;#REF!;1)"/>
          <table:named-range table:name="DoneDays" table:base-cell-address="$Sp1.$A$1" table:cell-range-address="$'Sprint 1'.$D$11"/>
          <table:named-range table:name="ImplementationDays" table:base-cell-address="$Sp1.$A$1" table:cell-range-address="$'Sprint 1'.$B$9"/>
          <table:named-expression table:name="LastEight" table:base-cell-address="$Sp1.$A$1" table:expression="IF(#REF!&gt;8;OFFSET(#REF!;#REF!-7;0;8;1);OFFSET(#REF!;1;0;#REF!-1;1))"/>
          <table:named-expression table:name="LastPlanned" table:base-cell-address="$Sp1.$B$1" table:expression="IF(OFFSET(#REF!;1;0;1;1)=&quot;&quot;;1;OFFSET(#REF!;#REF!;0;1;1))"/>
          <table:named-expression table:name="LastRealized" table:base-cell-address="$Sp1.$A$1" table:expression="IF(OFFSET(#REF!;1;0;1;1)=&quot;&quot;;1;OFFSET(#REF!;#REF!;0;1;1))"/>
          <table:named-expression table:name="PBCurrentBottom" table:base-cell-address="$Sp1.$A$1" table:expression="OFFSET(#REF!;1;0;#REF!;1)"/>
          <table:named-expression table:name="PBTrend" table:base-cell-address="$Sp1.$A$1" table:expression="OFFSET(#REF!;1;0;#REF!;1)"/>
          <table:named-expression table:name="PlannedSpeed" table:base-cell-address="$Sp1.$A$1" table:expression="OFFSET(#REF!;1;0;#REF!;1)"/>
          <table:named-expression table:name="RealizedSpeed" table:base-cell-address="$Sp1.$A$1" table:expression="OFFSET(#REF!;1;0;#REF!;1)"/>
          <table:named-expression table:name="RealValues" table:base-cell-address="$Sp1.$A$1" table:expression="NA()"/>
          <table:named-expression table:name="SprintCount" table:base-cell-address="$Sp1.$A$1" table:expression="#REF!"/>
          <table:named-expression table:name="SprintsInTrend" table:base-cell-address="$Sp1.$A$1" table:expression="#REF!"/>
          <table:named-range table:name="SprintTasks" table:base-cell-address="$Sp1.$A$1" table:cell-range-address="$'Sprint 1'.$A$14:.$AD$70"/>
          <table:named-range table:name="TaskRows" table:base-cell-address="$Sp1.$A$1" table:cell-range-address="$'Sprint 1'.$B$11"/>
          <table:named-range table:name="TaskStatus" table:base-cell-address="$Sp1.$A$1" table:cell-range-address="$'Sprint 1'.$D$14:.$D$65"/>
          <table:named-range table:name="TaskStoryID" table:base-cell-address="$Sp1.$A$1" table:cell-range-address="$'Sprint 1'.$B$14:.$B$60"/>
          <table:named-range table:name="TotalEffort" table:base-cell-address="$Sp1.$A$1" table:cell-range-address="$'Sprint 1'.$E$10"/>
          <table:named-range table:name="TrendDays" table:base-cell-address="$Sp1.$A$1" table:cell-range-address="$'Sprint 1'.$D$13"/>
          <table:named-expression table:name="TrendOffset" table:base-cell-address="$Sp1.$A$1" table:expression="#REF!"/>
          <table:named-expression table:name="TrendSprintCount" table:base-cell-address="$Sp1.$A$1" table:expression="#REF!"/>
        </table:named-expressions>
        <calcext:conditional-formats>
          <calcext:conditional-format calcext:target-range-address="'Sprint 1'.D35:'Sprint 1'.E65 'Sprint 1'.F35:'Sprint 1'.F75 'Sprint 1'.D66:'Sprint 1'.D72 'Sprint 1'.Z28:'Sprint 1'.AD65 'Sprint 1'.G37:'Sprint 1'.Y65 'Sprint 1'.G67:'Sprint 1'.Y72 'Sprint 1'.E26:'Sprint 1'.R26 'Sprint 1'.E15:'Sprint 1'.AD18 'Sprint 1'.D27:'Sprint 1'.Y30 'Sprint 1'.G36:'Sprint 1'.H36 'Sprint 1'.I31:'Sprint 1'.Y36 'Sprint 1'.D31:'Sprint 1'.G34 'Sprint 1'.G35:'Sprint 1'.G36 'Sprint 1'.H31:'Sprint 1'.H35 'Sprint 1'.C15:'Sprint 1'.C72 'Sprint 1'.D15:'Sprint 1'.D26 'Sprint 1'.F19:'Sprint 1'.AD19 'Sprint 1'.H20:'Sprint 1'.AD23 'Sprint 1'.F20:'Sprint 1'.F24 'Sprint 1'.E25:'Sprint 1'.F25 'Sprint 1'.H25:'Sprint 1'.R25 'Sprint 1'.G20:'Sprint 1'.G25">
            <calcext:condition calcext:apply-style-name="Excel_CondFormat_5_1_1" calcext:value="formula-is([$'Sprint 1'.$D15]=&quot;Done&quot;)" calcext:base-cell-address="'Sprint 1'.C15"/>
            <calcext:condition calcext:apply-style-name="Excel_CondFormat_5_1_2" calcext:value="formula-is([$'Sprint 1'.$D15]=&quot;Ongoing&quot;)" calcext:base-cell-address="'Sprint 1'.C15"/>
          </calcext:conditional-format>
          <calcext:conditional-format calcext:target-range-address="'Sprint 1'.B27:'Sprint 1'.B35">
            <calcext:condition calcext:apply-style-name="Excel_CondFormat_5_3_1" calcext:value="formula-is($'sprint 1'.$c#ref!=&quot;Done&quot;)" calcext:base-cell-address="'Sprint 1'.B27"/>
            <calcext:condition calcext:apply-style-name="Excel_CondFormat_5_3_2" calcext:value="formula-is($'sprint 1'.$c#ref!=&quot;Ongoing&quot;)" calcext:base-cell-address="'Sprint 1'.B27"/>
            <calcext:condition calcext:apply-style-name="Excel_CondFormat_5_3_3" calcext:value="formula-is($'sprint 1'.$c#ref!=&quot;Removed&quot;)" calcext:base-cell-address="'Sprint 1'.B27"/>
          </calcext:conditional-format>
          <calcext:conditional-format calcext:target-range-address="'Sprint 1'.A26:'Sprint 1'.A32 'Sprint 1'.A18:'Sprint 1'.A23">
            <calcext:condition calcext:apply-style-name="Excel_CondFormat_3_1_1" calcext:value="formula-is([$'Product Tasks'.$C21]=&quot;Done&quot;)" calcext:base-cell-address="'Sprint 1'.A18"/>
            <calcext:condition calcext:apply-style-name="Excel_CondFormat_3_1_2" calcext:value="formula-is([$'Product Tasks'.$C21]=&quot;Ongoing&quot;)" calcext:base-cell-address="'Sprint 1'.A18"/>
            <calcext:condition calcext:apply-style-name="Excel_CondFormat_3_1_3" calcext:value="formula-is([$'Product Tasks'.$C21]=&quot;Removed&quot;)" calcext:base-cell-address="'Sprint 1'.A18"/>
          </calcext:conditional-format>
          <calcext:conditional-format calcext:target-range-address="'Sprint 1'.A44:'Sprint 1'.A56">
            <calcext:condition calcext:apply-style-name="Excel_CondFormat_3_1_1" calcext:value="formula-is([$'Product Tasks'.$C49]=&quot;Done&quot;)" calcext:base-cell-address="'Sprint 1'.A44"/>
            <calcext:condition calcext:apply-style-name="Excel_CondFormat_3_1_2" calcext:value="formula-is([$'Product Tasks'.$C49]=&quot;Ongoing&quot;)" calcext:base-cell-address="'Sprint 1'.A44"/>
            <calcext:condition calcext:apply-style-name="Excel_CondFormat_3_1_3" calcext:value="formula-is([$'Product Tasks'.$C49]=&quot;Removed&quot;)" calcext:base-cell-address="'Sprint 1'.A44"/>
          </calcext:conditional-format>
          <calcext:conditional-format calcext:target-range-address="'Sprint 1'.A44:'Sprint 1'.A56">
            <calcext:condition calcext:apply-style-name="Excel_CondFormat_3_1_1" calcext:value="formula-is([$'Product Tasks'.$C49]=&quot;Done&quot;)" calcext:base-cell-address="'Sprint 1'.A44"/>
            <calcext:condition calcext:apply-style-name="Excel_CondFormat_3_1_2" calcext:value="formula-is([$'Product Tasks'.$C49]=&quot;Ongoing&quot;)" calcext:base-cell-address="'Sprint 1'.A44"/>
            <calcext:condition calcext:apply-style-name="Excel_CondFormat_3_1_3" calcext:value="formula-is([$'Product Tasks'.$C49]=&quot;Removed&quot;)" calcext:base-cell-address="'Sprint 1'.A44"/>
          </calcext:conditional-format>
          <calcext:conditional-format calcext:target-range-address="'Sprint 1'.A44:'Sprint 1'.A56">
            <calcext:condition calcext:apply-style-name="Excel_CondFormat_3_1_1" calcext:value="formula-is([$'Product Tasks'.$C49]=&quot;Done&quot;)" calcext:base-cell-address="'Sprint 1'.A44"/>
            <calcext:condition calcext:apply-style-name="Excel_CondFormat_3_1_2" calcext:value="formula-is([$'Product Tasks'.$C49]=&quot;Ongoing&quot;)" calcext:base-cell-address="'Sprint 1'.A44"/>
            <calcext:condition calcext:apply-style-name="Excel_CondFormat_3_1_3" calcext:value="formula-is([$'Product Tasks'.$C49]=&quot;Removed&quot;)" calcext:base-cell-address="'Sprint 1'.A44"/>
          </calcext:conditional-format>
          <calcext:conditional-format calcext:target-range-address="'Sprint 1'.A44:'Sprint 1'.A56">
            <calcext:condition calcext:apply-style-name="Excel_CondFormat_3_1_1" calcext:value="formula-is([$'Product Tasks'.$C49]=&quot;Done&quot;)" calcext:base-cell-address="'Sprint 1'.A44"/>
            <calcext:condition calcext:apply-style-name="Excel_CondFormat_3_1_2" calcext:value="formula-is([$'Product Tasks'.$C49]=&quot;Ongoing&quot;)" calcext:base-cell-address="'Sprint 1'.A44"/>
            <calcext:condition calcext:apply-style-name="Excel_CondFormat_3_1_3" calcext:value="formula-is([$'Product Tasks'.$C49]=&quot;Removed&quot;)" calcext:base-cell-address="'Sprint 1'.A44"/>
          </calcext:conditional-format>
          <calcext:conditional-format calcext:target-range-address="'Sprint 1'.A44:'Sprint 1'.A56">
            <calcext:condition calcext:apply-style-name="Excel_CondFormat_3_1_1" calcext:value="formula-is([$'Product Tasks'.$C49]=&quot;Done&quot;)" calcext:base-cell-address="'Sprint 1'.A44"/>
            <calcext:condition calcext:apply-style-name="Excel_CondFormat_3_1_2" calcext:value="formula-is([$'Product Tasks'.$C49]=&quot;Ongoing&quot;)" calcext:base-cell-address="'Sprint 1'.A44"/>
            <calcext:condition calcext:apply-style-name="Excel_CondFormat_3_1_3" calcext:value="formula-is([$'Product Tasks'.$C49]=&quot;Removed&quot;)" calcext:base-cell-address="'Sprint 1'.A44"/>
          </calcext:conditional-format>
          <calcext:conditional-format calcext:target-range-address="'Sprint 1'.A44:'Sprint 1'.A56">
            <calcext:condition calcext:apply-style-name="Excel_CondFormat_3_1_1" calcext:value="formula-is([$'Product Tasks'.$C49]=&quot;Done&quot;)" calcext:base-cell-address="'Sprint 1'.A44"/>
            <calcext:condition calcext:apply-style-name="Excel_CondFormat_3_1_2" calcext:value="formula-is([$'Product Tasks'.$C49]=&quot;Ongoing&quot;)" calcext:base-cell-address="'Sprint 1'.A44"/>
            <calcext:condition calcext:apply-style-name="Excel_CondFormat_3_1_3" calcext:value="formula-is([$'Product Tasks'.$C49]=&quot;Removed&quot;)" calcext:base-cell-address="'Sprint 1'.A44"/>
          </calcext:conditional-format>
          <calcext:conditional-format calcext:target-range-address="'Sprint 1'.A44:'Sprint 1'.A56">
            <calcext:condition calcext:apply-style-name="Excel_CondFormat_3_1_1" calcext:value="formula-is([$'Product Tasks'.$C49]=&quot;Done&quot;)" calcext:base-cell-address="'Sprint 1'.A44"/>
            <calcext:condition calcext:apply-style-name="Excel_CondFormat_3_1_2" calcext:value="formula-is([$'Product Tasks'.$C49]=&quot;Ongoing&quot;)" calcext:base-cell-address="'Sprint 1'.A44"/>
            <calcext:condition calcext:apply-style-name="Excel_CondFormat_3_1_3" calcext:value="formula-is([$'Product Tasks'.$C49]=&quot;Removed&quot;)" calcext:base-cell-address="'Sprint 1'.A44"/>
          </calcext:conditional-format>
          <calcext:conditional-format calcext:target-range-address="'Sprint 1'.A44:'Sprint 1'.A56">
            <calcext:condition calcext:apply-style-name="Excel_CondFormat_3_1_1" calcext:value="formula-is([$'Product Tasks'.$C49]=&quot;Done&quot;)" calcext:base-cell-address="'Sprint 1'.A44"/>
            <calcext:condition calcext:apply-style-name="Excel_CondFormat_3_1_2" calcext:value="formula-is([$'Product Tasks'.$C49]=&quot;Ongoing&quot;)" calcext:base-cell-address="'Sprint 1'.A44"/>
            <calcext:condition calcext:apply-style-name="Excel_CondFormat_3_1_3" calcext:value="formula-is([$'Product Tasks'.$C49]=&quot;Removed&quot;)" calcext:base-cell-address="'Sprint 1'.A44"/>
          </calcext:conditional-format>
          <calcext:conditional-format calcext:target-range-address="'Sprint 1'.A44:'Sprint 1'.A56">
            <calcext:condition calcext:apply-style-name="Excel_CondFormat_3_1_1" calcext:value="formula-is([$'Product Tasks'.$C49]=&quot;Done&quot;)" calcext:base-cell-address="'Sprint 1'.A44"/>
            <calcext:condition calcext:apply-style-name="Excel_CondFormat_3_1_2" calcext:value="formula-is([$'Product Tasks'.$C49]=&quot;Ongoing&quot;)" calcext:base-cell-address="'Sprint 1'.A44"/>
            <calcext:condition calcext:apply-style-name="Excel_CondFormat_3_1_3" calcext:value="formula-is([$'Product Tasks'.$C49]=&quot;Removed&quot;)" calcext:base-cell-address="'Sprint 1'.A44"/>
          </calcext:conditional-format>
          <calcext:conditional-format calcext:target-range-address="'Sprint 1'.A44:'Sprint 1'.A56">
            <calcext:condition calcext:apply-style-name="Excel_CondFormat_3_1_1" calcext:value="formula-is([$'Product Tasks'.$C49]=&quot;Done&quot;)" calcext:base-cell-address="'Sprint 1'.A44"/>
            <calcext:condition calcext:apply-style-name="Excel_CondFormat_3_1_2" calcext:value="formula-is([$'Product Tasks'.$C49]=&quot;Ongoing&quot;)" calcext:base-cell-address="'Sprint 1'.A44"/>
            <calcext:condition calcext:apply-style-name="Excel_CondFormat_3_1_3" calcext:value="formula-is([$'Product Tasks'.$C49]=&quot;Removed&quot;)" calcext:base-cell-address="'Sprint 1'.A44"/>
          </calcext:conditional-format>
          <calcext:conditional-format calcext:target-range-address="'Sprint 1'.Z27:'Sprint 1'.AD27 'Sprint 1'.S25:'Sprint 1'.AD26">
            <calcext:condition calcext:apply-style-name="Excel_CondFormat_5_1_1" calcext:value="formula-is([$'Sprint 1'.$D25]=&quot;Done&quot;)" calcext:base-cell-address="'Sprint 1'.S25"/>
            <calcext:condition calcext:apply-style-name="Excel_CondFormat_5_1_2" calcext:value="formula-is([$'Sprint 1'.$D25]=&quot;Ongoing&quot;)" calcext:base-cell-address="'Sprint 1'.S25"/>
          </calcext:conditional-format>
          <calcext:conditional-format calcext:target-range-address="'Sprint 1'.H24:'Sprint 1'.AD24">
            <calcext:condition calcext:apply-style-name="Excel_CondFormat_5_1_1" calcext:value="formula-is([$'Sprint 1'.$D24]=&quot;Done&quot;)" calcext:base-cell-address="'Sprint 1'.H24"/>
            <calcext:condition calcext:apply-style-name="Excel_CondFormat_5_1_2" calcext:value="formula-is([$'Sprint 1'.$D24]=&quot;Ongoing&quot;)" calcext:base-cell-address="'Sprint 1'.H24"/>
          </calcext:conditional-format>
          <calcext:conditional-format calcext:target-range-address="'Sprint 1'.A26:'Sprint 1'.A72 'Sprint 1'.A15:'Sprint 1'.A23">
            <calcext:condition calcext:apply-style-name="Excel_CondFormat_3_1_1" calcext:value="formula-is([$'Product Tasks'.$C19]=&quot;Done&quot;)" calcext:base-cell-address="'Sprint 1'.A15"/>
            <calcext:condition calcext:apply-style-name="Excel_CondFormat_3_1_2" calcext:value="formula-is([$'Product Tasks'.$C19]=&quot;Ongoing&quot;)" calcext:base-cell-address="'Sprint 1'.A15"/>
            <calcext:condition calcext:apply-style-name="Excel_CondFormat_3_1_3" calcext:value="formula-is([$'Product Tasks'.$C19]=&quot;Removed&quot;)" calcext:base-cell-address="'Sprint 1'.A15"/>
          </calcext:conditional-format>
          <calcext:conditional-format calcext:target-range-address="'Sprint 1'.E19:'Sprint 1'.E23">
            <calcext:condition calcext:apply-style-name="Excel_CondFormat_5_1_1" calcext:value="formula-is([$'Sprint 1'.$D19]=&quot;Done&quot;)" calcext:base-cell-address="'Sprint 1'.E19"/>
            <calcext:condition calcext:apply-style-name="Excel_CondFormat_5_1_2" calcext:value="formula-is([$'Sprint 1'.$D19]=&quot;Ongoing&quot;)" calcext:base-cell-address="'Sprint 1'.E19"/>
          </calcext:conditional-format>
          <calcext:conditional-format calcext:target-range-address="'Sprint 1'.E24:'Sprint 1'.E24">
            <calcext:condition calcext:apply-style-name="Excel_CondFormat_5_1_1" calcext:value="formula-is([$'Sprint 1'.$D24]=&quot;Done&quot;)" calcext:base-cell-address="'Sprint 1'.E24"/>
            <calcext:condition calcext:apply-style-name="Excel_CondFormat_5_1_2" calcext:value="formula-is([$'Sprint 1'.$D24]=&quot;Ongoing&quot;)" calcext:base-cell-address="'Sprint 1'.E24"/>
          </calcext:conditional-format>
          <calcext:conditional-format calcext:target-range-address="'Sprint 1'.A24:'Sprint 1'.A25">
            <calcext:condition calcext:apply-style-name="Excel_CondFormat_3_1_1" calcext:value="formula-is([$'Product Tasks'.$C27]=&quot;Done&quot;)" calcext:base-cell-address="'Sprint 1'.A24"/>
            <calcext:condition calcext:apply-style-name="Excel_CondFormat_3_1_2" calcext:value="formula-is([$'Product Tasks'.$C27]=&quot;Ongoing&quot;)" calcext:base-cell-address="'Sprint 1'.A24"/>
            <calcext:condition calcext:apply-style-name="Excel_CondFormat_3_1_3" calcext:value="formula-is([$'Product Tasks'.$C27]=&quot;Removed&quot;)" calcext:base-cell-address="'Sprint 1'.A24"/>
          </calcext:conditional-format>
          <calcext:conditional-format calcext:target-range-address="'Sprint 1'.A24:'Sprint 1'.A25">
            <calcext:condition calcext:apply-style-name="Excel_CondFormat_3_1_1" calcext:value="formula-is([$'Product Tasks'.$C27]=&quot;Done&quot;)" calcext:base-cell-address="'Sprint 1'.A24"/>
            <calcext:condition calcext:apply-style-name="Excel_CondFormat_3_1_2" calcext:value="formula-is([$'Product Tasks'.$C27]=&quot;Ongoing&quot;)" calcext:base-cell-address="'Sprint 1'.A24"/>
            <calcext:condition calcext:apply-style-name="Excel_CondFormat_3_1_3" calcext:value="formula-is([$'Product Tasks'.$C27]=&quot;Removed&quot;)" calcext:base-cell-address="'Sprint 1'.A24"/>
          </calcext:conditional-format>
        </calcext:conditional-formats>
      </table:table>
      <table:table table:name="Sprint 2" table:style-name="ta4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1" form:control-implementation="ooo:com.sun.star.form.component.CommandButton" xml:id="control6" form:id="control6" form:label="Sort Sprint Task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2" form:control-implementation="ooo:com.sun.star.form.component.CommandButton" xml:id="control7" form:id="control7" form:label="Update Task Slip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8" table:default-cell-style-name="ce4"/>
        <table:table-column table:style-name="co2" table:default-cell-style-name="ce15"/>
        <table:table-column table:style-name="co17" table:default-cell-style-name="ce4"/>
        <table:table-column table:style-name="co4" table:default-cell-style-name="ce4"/>
        <table:table-column table:style-name="co19" table:default-cell-style-name="ce15"/>
        <table:table-column table:style-name="co6" table:number-columns-repeated="25" table:default-cell-style-name="ce15"/>
        <table:table-column table:style-name="co9" table:number-columns-repeated="994" table:default-cell-style-name="Default"/>
        <table:table-row table:style-name="ro1">
          <table:table-cell table:style-name="ce103" office:value-type="float" office:value="2" calcext:value-type="float">
            <text:p>Sprint 2 Backlog</text:p>
          </table:table-cell>
          <table:table-cell table:style-name="ce112"/>
          <table:table-cell>
            <draw:frame table:end-cell-address="'Sprint 2'.AE8" table:end-x="4.14pt" table:end-y="10.52pt" draw:z-index="0" draw:name="Chart 2" draw:style-name="gr6" draw:text-style-name="P4" svg:width="788.03pt" svg:height="102.02pt" svg:x="41.41pt" svg:y="3.03pt">
              <draw:object draw:notify-on-update-of-ranges="'Sprint 2'.F10:'Sprint 2'.AD10 'Sprint 2'.F11:'Sprint 2'.AD11 'Sprint 2'.F12:'Sprint 2'.AD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  <table:table-cell table:style-name="ce119" table:number-columns-repeated="26"/>
          <table:table-cell table:number-columns-repeated="994"/>
        </table:table-row>
        <table:table-row table:style-name="ro2">
          <table:table-cell table:number-columns-repeated="4"/>
          <table:table-cell table:style-name="ce119" table:number-columns-repeated="26"/>
          <table:table-cell table:number-columns-repeated="994"/>
        </table:table-row>
        <table:table-row table:style-name="ro2" table:number-rows-repeated="3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>
            <draw:control table:end-cell-address="'Sprint 2'.A8" table:end-x="144.28pt" table:end-y="2.27pt" draw:z-index="1" draw:name="Button 1" draw:style-name="gr1" draw:text-style-name="P1" svg:width="124.5pt" svg:height="21.03pt" svg:x="19.79pt" svg:y="6.77pt" draw:control="control6">
              <svg:desc>Sort Sprint Tasks</svg:desc>
            </draw:control>
            <draw:control table:end-cell-address="'Sprint 2'.C8" table:end-x="18.6pt" table:end-y="2.27pt" draw:z-index="2" draw:name="Button 2" draw:style-name="gr1" draw:text-style-name="P1" svg:width="113.02pt" svg:height="21.03pt" svg:x="166.37pt" svg:y="6.77pt" draw:control="control7">
              <svg:desc>Update Task Slips</svg:desc>
            </draw:control>
          </table:table-cell>
          <table:table-cell table:number-columns-repeated="2"/>
          <table:table-cell table:style-name="ce42" table:content-validation-name="val3"/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 table:style-name="ce104" office:value-type="string" calcext:value-type="string">
            <office:annotation draw:style-name="gr7" draw:text-style-name="P3" svg:width="128.75pt" svg:height="107.26pt" svg:x="42.55pt" svg:y="100.15pt" draw:caption-point-x="170.36pt" draw:caption-point-y="7.37pt">
              <dc:date>2015-10-05T00:00:00</dc:date>
              <text:p text:style-name="P2"><text:span text:style-name="T1">Count only active working and implementation days. Do not include Planning Day or Sprint Review.</text:span></text:p>
              <text:p text:style-name="P2"><text:span text:style-name="T1">E.g. a 4-week Sprint would most likely have 18 implementation days.</text:span></text:p>
            </office:annotation>
            <text:p>Sprint implementation days</text:p>
          </table:table-cell>
          <table:table-cell table:style-name="ce113" office:value-type="float" office:value="5" calcext:value-type="float">
            <text:p>5</text:p>
          </table:table-cell>
          <table:table-cell table:style-name="ce104"/>
          <table:table-cell table:style-name="ce117"/>
          <table:table-cell table:style-name="ce120" office:value-type="string" calcext:value-type="string">
            <text:p>Effort</text:p>
          </table:table-cell>
          <table:table-cell table:style-name="ce120" office:value-type="string" calcext:value-type="string">
            <text:p>Remaining on implementation day…</text:p>
          </table:table-cell>
          <table:table-cell table:style-name="ce120" table:number-columns-repeated="6"/>
          <table:table-cell table:style-name="ce128" table:number-columns-repeated="18"/>
          <table:table-cell table:number-columns-repeated="994"/>
        </table:table-row>
        <table:table-row table:style-name="ro5">
          <table:table-cell table:style-name="ce104" office:value-type="string" calcext:value-type="string">
            <text:p>Trend calculated based on last</text:p>
          </table:table-cell>
          <table:table-cell table:style-name="ce113" office:value-type="float" office:value="5" calcext:value-type="float">
            <text:p>5</text:p>
          </table:table-cell>
          <table:table-cell table:style-name="ce104" office:value-type="string" calcext:value-type="string">
            <text:p>Days</text:p>
          </table:table-cell>
          <table:table-cell table:style-name="ce104" office:value-type="string" calcext:value-type="string">
            <text:p>Totals</text:p>
          </table:table-cell>
          <table:table-cell table:style-name="ce121" table:formula="of:=SUM([.E15:.E44])" office:value-type="float" office:value="42" calcext:value-type="float">
            <text:p>42</text:p>
          </table:table-cell>
          <table:table-cell table:style-name="ce121" table:formula="of:=SUM([.F15:.F44])" office:value-type="float" office:value="37" calcext:value-type="float">
            <text:p>37</text:p>
          </table:table-cell>
          <table:table-cell table:style-name="ce121" table:formula="of:=SUM([.G15:.G44])" office:value-type="float" office:value="37" calcext:value-type="float">
            <text:p>37</text:p>
          </table:table-cell>
          <table:table-cell table:style-name="ce121" table:formula="of:=SUM([.H15:.H44])" office:value-type="float" office:value="37" calcext:value-type="float">
            <text:p>37</text:p>
          </table:table-cell>
          <table:table-cell table:style-name="ce121" table:formula="of:=SUM([.I15:.I44])" office:value-type="float" office:value="37" calcext:value-type="float">
            <text:p>37</text:p>
          </table:table-cell>
          <table:table-cell table:style-name="ce121" table:formula="of:=SUM([.J15:.J44])" office:value-type="float" office:value="37" calcext:value-type="float">
            <text:p>37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office:value-type="string" calcext:value-type="string">
            <text:p>Task rows</text:p>
          </table:table-cell>
          <table:table-cell table:formula="of:=IF(COUNTA([.A15:.A243])=0;1;COUNTA([.A15:.A243]))" office:value-type="float" office:value="26" calcext:value-type="float">
            <text:p>26</text:p>
          </table:table-cell>
          <table:table-cell office:value-type="string" calcext:value-type="string">
            <text:p>Done days</text:p>
          </table:table-cell>
          <table:table-cell table:style-name="ce15" table:formula="of:=IF(COUNTIF([.F10:.AD10];&quot;&gt;0&quot;)=0;1;COUNTIF([.F10:.AD10];&quot;&gt;0&quot;))" office:value-type="float" office:value="5" calcext:value-type="float">
            <text:p>5</text:p>
          </table:table-cell>
          <table:table-cell/>
          <table:table-cell table:formula="of:=IF([.F14]=&quot;&quot;;&quot;&quot;;[.$E10]-[.$E10]/([.$B9]-1)*([.F14]-1))" office:value-type="float" office:value="42" calcext:value-type="float">
            <text:p>4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Warning! These are necessary</text:p>
          </table:table-cell>
          <table:table-cell table:style-name="ce4"/>
          <table:table-cell office:value-type="string" calcext:value-type="string">
            <text:p>Trend</text:p>
          </table:table-cell>
          <table:table-cell table:style-name="ce15"/>
          <table:table-cell/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template rows</text:p>
          </table:table-cell>
          <table:table-cell table:style-name="ce4"/>
          <table:table-cell office:value-type="string" calcext:value-type="string">
            <text:p>Trend Days</text:p>
          </table:table-cell>
          <table:table-cell table:style-name="ce15" table:formula="of:=IF(#NAME?&gt;[.B10];[.B10];#NAME?)" office:value-type="string" office:string-value="" calcext:value-type="error">
            <text:p>Err:504</text:p>
          </table:table-cell>
          <table:table-cell/>
          <table:table-cell table:formula="of:=IF(#NAME?&gt;[.E13];[.E13]+1;&quot;&quot;)" office:value-type="string" office:string-value="" calcext:value-type="error">
            <text:p>Err:5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994"/>
        </table:table-row>
        <table:table-row table:style-name="ro5">
          <table:table-cell table:style-name="ce104" office:value-type="string" calcext:value-type="string">
            <text:p>Task name</text:p>
          </table:table-cell>
          <table:table-cell table:style-name="ce114" office:value-type="string" calcext:value-type="string">
            <text:p>Story ID</text:p>
          </table:table-cell>
          <table:table-cell table:style-name="ce104" office:value-type="string" calcext:value-type="string">
            <text:p>Responsible</text:p>
          </table:table-cell>
          <table:table-cell table:style-name="ce104" office:value-type="string" calcext:value-type="string">
            <text:p>Status</text:p>
          </table:table-cell>
          <table:table-cell table:style-name="ce114" office:value-type="string" calcext:value-type="string">
            <text:p>Est.</text:p>
          </table:table-cell>
          <table:table-cell table:style-name="ce114" office:value-type="float" office:value="1" calcext:value-type="float">
            <text:p>1</text:p>
          </table:table-cell>
          <table:table-cell table:style-name="ce114" table:formula="of:=IF([.$B$9]&gt;[.F14];[.F14]+1;&quot;&quot;)" office:value-type="float" office:value="2" calcext:value-type="float">
            <text:p>2</text:p>
          </table:table-cell>
          <table:table-cell table:style-name="ce114" table:formula="of:=IF([.$B$9]&gt;[.G14];[.G14]+1;&quot;&quot;)" office:value-type="float" office:value="3" calcext:value-type="float">
            <text:p>3</text:p>
          </table:table-cell>
          <table:table-cell table:style-name="ce114" table:formula="of:=IF([.$B$9]&gt;[.H14];[.H14]+1;&quot;&quot;)" office:value-type="float" office:value="4" calcext:value-type="float">
            <text:p>4</text:p>
          </table:table-cell>
          <table:table-cell table:style-name="ce114" table:formula="of:=IF([.$B$9]&gt;[.I14];[.I14]+1;&quot;&quot;)" office:value-type="float" office:value="5" calcext:value-type="float">
            <text:p>5</text:p>
          </table:table-cell>
          <table:table-cell table:style-name="ce114" table:formula="of:=IF([.$B$9]&gt;[.J14];[.J14]+1;&quot;&quot;)">
            <text:p/>
          </table:table-cell>
          <table:table-cell table:style-name="ce114" table:formula="of:=IF([.$B$9]&gt;[.K14];[.K14]+1;&quot;&quot;)">
            <text:p/>
          </table:table-cell>
          <table:table-cell table:style-name="ce114" table:formula="of:=IF([.$B$9]&gt;[.L14];[.L14]+1;&quot;&quot;)">
            <text:p/>
          </table:table-cell>
          <table:table-cell table:style-name="ce114" table:formula="of:=IF([.$B$9]&gt;[.M14];[.M14]+1;&quot;&quot;)">
            <text:p/>
          </table:table-cell>
          <table:table-cell table:style-name="ce114" table:formula="of:=IF([.$B$9]&gt;[.N14];[.N14]+1;&quot;&quot;)">
            <text:p/>
          </table:table-cell>
          <table:table-cell table:style-name="ce114" table:formula="of:=IF([.$B$9]&gt;[.O14];[.O14]+1;&quot;&quot;)">
            <text:p/>
          </table:table-cell>
          <table:table-cell table:style-name="ce114" table:formula="of:=IF([.$B$9]&gt;[.P14];[.P14]+1;&quot;&quot;)">
            <text:p/>
          </table:table-cell>
          <table:table-cell table:style-name="ce114" table:formula="of:=IF([.$B$9]&gt;[.Q14];[.Q14]+1;&quot;&quot;)">
            <text:p/>
          </table:table-cell>
          <table:table-cell table:style-name="ce114" table:formula="of:=IF([.$B$9]&gt;[.R14];[.R14]+1;&quot;&quot;)">
            <text:p/>
          </table:table-cell>
          <table:table-cell table:style-name="ce114" table:formula="of:=IF([.$B$9]&gt;[.S14];[.S14]+1;&quot;&quot;)">
            <text:p/>
          </table:table-cell>
          <table:table-cell table:style-name="ce114" table:formula="of:=IF([.$B$9]&gt;[.T14];[.T14]+1;&quot;&quot;)">
            <text:p/>
          </table:table-cell>
          <table:table-cell table:style-name="ce114" table:formula="of:=IF([.$B$9]&gt;[.U14];[.U14]+1;&quot;&quot;)">
            <text:p/>
          </table:table-cell>
          <table:table-cell table:style-name="ce114" table:formula="of:=IF([.$B$9]&gt;[.V14];[.V14]+1;&quot;&quot;)">
            <text:p/>
          </table:table-cell>
          <table:table-cell table:style-name="ce114" table:formula="of:=IF([.$B$9]&gt;[.W14];[.W14]+1;&quot;&quot;)">
            <text:p/>
          </table:table-cell>
          <table:table-cell table:style-name="ce114" table:formula="of:=IF([.$B$9]&gt;[.X14];[.X14]+1;&quot;&quot;)">
            <text:p/>
          </table:table-cell>
          <table:table-cell table:style-name="ce114" table:formula="of:=IF([.$B$9]&gt;[.Y14];[.Y14]+1;&quot;&quot;)">
            <text:p/>
          </table:table-cell>
          <table:table-cell table:style-name="ce114" table:formula="of:=IF([.$B$9]&gt;[.Z14];[.Z14]+1;&quot;&quot;)">
            <text:p/>
          </table:table-cell>
          <table:table-cell table:style-name="ce114" table:formula="of:=IF([.$B$9]&gt;[.AA14];[.AA14]+1;&quot;&quot;)">
            <text:p/>
          </table:table-cell>
          <table:table-cell table:style-name="ce114" table:formula="of:=IF([.$B$9]&gt;[.AB14];[.AB14]+1;&quot;&quot;)">
            <text:p/>
          </table:table-cell>
          <table:table-cell table:style-name="ce114" table:formula="of:=IF([.$B$9]&gt;[.AC14];[.AC14]+1;&quot;&quot;)">
            <text:p/>
          </table:table-cell>
          <table:table-cell table:number-columns-repeated="994"/>
        </table:table-row>
        <table:table-row table:style-name="ro5">
          <table:table-cell table:style-name="ce130" office:value-type="string" calcext:value-type="string">
            <text:p>US 2</text:p>
          </table:table-cell>
          <table:table-cell table:style-name="ce143" office:value-type="string" calcext:value-type="string">
            <text:p>0.2</text:p>
          </table:table-cell>
          <table:table-cell table:style-name="ce147"/>
          <table:table-cell table:style-name="ce155" table:content-validation-name="val3" office:value-type="string" calcext:value-type="string">
            <text:p>Planned</text:p>
          </table:table-cell>
          <table:table-cell table:number-columns-repeated="2" table:style-name="ce146" office:value-type="float" office:value="1" calcext:value-type="float">
            <text:p>1</text:p>
          </table:table-cell>
          <table:table-cell table:style-name="ce146" table:formula="of:=IF(OR([.G$14]=&quot;&quot;;[.$E15]=&quot;&quot;);&quot;&quot;;[.F15])" office:value-type="float" office:value="1" calcext:value-type="float">
            <text:p>1</text:p>
          </table:table-cell>
          <table:table-cell table:style-name="ce146" table:formula="of:=IF(OR([.H$14]=&quot;&quot;;[.$E15]=&quot;&quot;);&quot;&quot;;[.G15])" office:value-type="float" office:value="1" calcext:value-type="float">
            <text:p>1</text:p>
          </table:table-cell>
          <table:table-cell table:style-name="ce146" table:formula="of:=IF(OR([.I$14]=&quot;&quot;;[.$E15]=&quot;&quot;);&quot;&quot;;[.H15])" office:value-type="float" office:value="1" calcext:value-type="float">
            <text:p>1</text:p>
          </table:table-cell>
          <table:table-cell table:style-name="ce146" table:formula="of:=IF(OR([.J$14]=&quot;&quot;;[.$E15]=&quot;&quot;);&quot;&quot;;[.I15])" office:value-type="float" office:value="1" calcext:value-type="float">
            <text:p>1</text:p>
          </table:table-cell>
          <table:table-cell table:style-name="ce146" table:number-columns-repeated="20"/>
          <table:table-cell table:number-columns-repeated="994"/>
        </table:table-row>
        <table:table-row table:style-name="ro7">
          <table:table-cell table:style-name="ce131" office:value-type="string" calcext:value-type="string">
            <text:p>UserRole</text:p>
          </table:table-cell>
          <table:table-cell table:style-name="ce45" office:value-type="float" office:value="2.1" calcext:value-type="float">
            <text:p>2.1</text:p>
          </table:table-cell>
          <table:table-cell table:style-name="ce148" office:value-type="string" calcext:value-type="string">
            <text:p>Jouni</text:p>
          </table:table-cell>
          <table:table-cell table:style-name="ce155" table:content-validation-name="val3" office:value-type="string" calcext:value-type="string">
            <text:p>Planned</text:p>
          </table:table-cell>
          <table:table-cell table:style-name="ce146" office:value-type="float" office:value="1" calcext:value-type="float">
            <text:p>1</text:p>
          </table:table-cell>
          <table:table-cell table:style-name="ce146" table:formula="of:=IF(OR([.F$14]=&quot;&quot;;[.$E16]=&quot;&quot;);&quot;&quot;;[.E16])" office:value-type="float" office:value="1" calcext:value-type="float">
            <text:p>1</text:p>
          </table:table-cell>
          <table:table-cell table:style-name="ce146" table:formula="of:=IF(OR([.G$14]=&quot;&quot;;[.$E16]=&quot;&quot;);&quot;&quot;;[.F16])" office:value-type="float" office:value="1" calcext:value-type="float">
            <text:p>1</text:p>
          </table:table-cell>
          <table:table-cell table:style-name="ce146" table:formula="of:=IF(OR([.H$14]=&quot;&quot;;[.$E16]=&quot;&quot;);&quot;&quot;;[.G16])" office:value-type="float" office:value="1" calcext:value-type="float">
            <text:p>1</text:p>
          </table:table-cell>
          <table:table-cell table:style-name="ce146" table:formula="of:=IF(OR([.I$14]=&quot;&quot;;[.$E16]=&quot;&quot;);&quot;&quot;;[.H16])" office:value-type="float" office:value="1" calcext:value-type="float">
            <text:p>1</text:p>
          </table:table-cell>
          <table:table-cell table:style-name="ce146" table:formula="of:=IF(OR([.J$14]=&quot;&quot;;[.$E16]=&quot;&quot;);&quot;&quot;;[.I16])" office:value-type="float" office:value="1" calcext:value-type="float">
            <text:p>1</text:p>
          </table:table-cell>
          <table:table-cell table:style-name="ce146" table:number-columns-repeated="20"/>
          <table:table-cell table:number-columns-repeated="994"/>
        </table:table-row>
        <table:table-row table:style-name="ro7">
          <table:table-cell table:style-name="ce131" office:value-type="string" calcext:value-type="string">
            <text:p>UserRoleDAO</text:p>
          </table:table-cell>
          <table:table-cell table:style-name="ce45" office:value-type="float" office:value="2.2" calcext:value-type="float">
            <text:p>2.2</text:p>
          </table:table-cell>
          <table:table-cell table:style-name="ce149" office:value-type="string" calcext:value-type="string">
            <text:p>Jouni</text:p>
          </table:table-cell>
          <table:table-cell table:style-name="ce155" table:content-validation-name="val3" office:value-type="string" calcext:value-type="string">
            <text:p>Planned</text:p>
          </table:table-cell>
          <table:table-cell table:style-name="ce146" office:value-type="float" office:value="1" calcext:value-type="float">
            <text:p>1</text:p>
          </table:table-cell>
          <table:table-cell table:style-name="ce146" table:formula="of:=IF(OR([.F$14]=&quot;&quot;;[.$E17]=&quot;&quot;);&quot;&quot;;[.E17])" office:value-type="float" office:value="1" calcext:value-type="float">
            <text:p>1</text:p>
          </table:table-cell>
          <table:table-cell table:style-name="ce146" table:formula="of:=IF(OR([.G$14]=&quot;&quot;;[.$E17]=&quot;&quot;);&quot;&quot;;[.F17])" office:value-type="float" office:value="1" calcext:value-type="float">
            <text:p>1</text:p>
          </table:table-cell>
          <table:table-cell table:style-name="ce146" table:formula="of:=IF(OR([.H$14]=&quot;&quot;;[.$E17]=&quot;&quot;);&quot;&quot;;[.G17])" office:value-type="float" office:value="1" calcext:value-type="float">
            <text:p>1</text:p>
          </table:table-cell>
          <table:table-cell table:style-name="ce146" table:formula="of:=IF(OR([.I$14]=&quot;&quot;;[.$E17]=&quot;&quot;);&quot;&quot;;[.H17])" office:value-type="float" office:value="1" calcext:value-type="float">
            <text:p>1</text:p>
          </table:table-cell>
          <table:table-cell table:style-name="ce146" table:formula="of:=IF(OR([.J$14]=&quot;&quot;;[.$E17]=&quot;&quot;);&quot;&quot;;[.I17])" office:value-type="float" office:value="1" calcext:value-type="float">
            <text:p>1</text:p>
          </table:table-cell>
          <table:table-cell table:style-name="ce146" table:number-columns-repeated="20"/>
          <table:table-cell table:number-columns-repeated="994"/>
        </table:table-row>
        <table:table-row table:style-name="ro7">
          <table:table-cell table:style-name="ce131" office:value-type="string" calcext:value-type="string">
            <text:p>Muutokset UserControlleriin</text:p>
          </table:table-cell>
          <table:table-cell table:style-name="ce45" office:value-type="float" office:value="2.3" calcext:value-type="float">
            <text:p>2.3</text:p>
          </table:table-cell>
          <table:table-cell table:style-name="ce150" office:value-type="string" calcext:value-type="string">
            <text:p>Jouni</text:p>
          </table:table-cell>
          <table:table-cell table:style-name="ce155" table:content-validation-name="val3" office:value-type="string" calcext:value-type="string">
            <text:p>Planned</text:p>
          </table:table-cell>
          <table:table-cell table:style-name="ce146" office:value-type="float" office:value="1" calcext:value-type="float">
            <text:p>1</text:p>
          </table:table-cell>
          <table:table-cell table:style-name="ce146" table:formula="of:=IF(OR([.F$14]=&quot;&quot;;[.$E18]=&quot;&quot;);&quot;&quot;;[.E18])" office:value-type="float" office:value="1" calcext:value-type="float">
            <text:p>1</text:p>
          </table:table-cell>
          <table:table-cell table:style-name="ce146" table:formula="of:=IF(OR([.G$14]=&quot;&quot;;[.$E18]=&quot;&quot;);&quot;&quot;;[.F18])" office:value-type="float" office:value="1" calcext:value-type="float">
            <text:p>1</text:p>
          </table:table-cell>
          <table:table-cell table:style-name="ce146" table:formula="of:=IF(OR([.H$14]=&quot;&quot;;[.$E18]=&quot;&quot;);&quot;&quot;;[.G18])" office:value-type="float" office:value="1" calcext:value-type="float">
            <text:p>1</text:p>
          </table:table-cell>
          <table:table-cell table:style-name="ce146" table:formula="of:=IF(OR([.I$14]=&quot;&quot;;[.$E18]=&quot;&quot;);&quot;&quot;;[.H18])" office:value-type="float" office:value="1" calcext:value-type="float">
            <text:p>1</text:p>
          </table:table-cell>
          <table:table-cell table:style-name="ce146" table:formula="of:=IF(OR([.J$14]=&quot;&quot;;[.$E18]=&quot;&quot;);&quot;&quot;;[.I18])" office:value-type="float" office:value="1" calcext:value-type="float">
            <text:p>1</text:p>
          </table:table-cell>
          <table:table-cell table:style-name="ce146" table:number-columns-repeated="20"/>
          <table:table-cell table:number-columns-repeated="994"/>
        </table:table-row>
        <table:table-row table:style-name="ro7">
          <table:table-cell table:style-name="ce132" office:value-type="string" calcext:value-type="string">
            <text:p>JPA:n lisäys erimerkkiluokkiin</text:p>
          </table:table-cell>
          <table:table-cell table:style-name="ce45" office:value-type="float" office:value="2.4" calcext:value-type="float">
            <text:p>2.4</text:p>
          </table:table-cell>
          <table:table-cell table:style-name="ce151" office:value-type="string" calcext:value-type="string">
            <text:p>Jouni</text:p>
          </table:table-cell>
          <table:table-cell table:style-name="ce155" table:content-validation-name="val3" office:value-type="string" calcext:value-type="string">
            <text:p>Planned</text:p>
          </table:table-cell>
          <table:table-cell table:style-name="ce146" office:value-type="float" office:value="1" calcext:value-type="float">
            <text:p>1</text:p>
          </table:table-cell>
          <table:table-cell table:style-name="ce146" table:formula="of:=IF(OR([.F$14]=&quot;&quot;;[.$E19]=&quot;&quot;);&quot;&quot;;[.E19])" office:value-type="float" office:value="1" calcext:value-type="float">
            <text:p>1</text:p>
          </table:table-cell>
          <table:table-cell table:style-name="ce146" table:formula="of:=IF(OR([.G$14]=&quot;&quot;;[.$E19]=&quot;&quot;);&quot;&quot;;[.F19])" office:value-type="float" office:value="1" calcext:value-type="float">
            <text:p>1</text:p>
          </table:table-cell>
          <table:table-cell table:style-name="ce146" table:formula="of:=IF(OR([.H$14]=&quot;&quot;;[.$E19]=&quot;&quot;);&quot;&quot;;[.G19])" office:value-type="float" office:value="1" calcext:value-type="float">
            <text:p>1</text:p>
          </table:table-cell>
          <table:table-cell table:style-name="ce146" table:formula="of:=IF(OR([.I$14]=&quot;&quot;;[.$E19]=&quot;&quot;);&quot;&quot;;[.H19])" office:value-type="float" office:value="1" calcext:value-type="float">
            <text:p>1</text:p>
          </table:table-cell>
          <table:table-cell table:style-name="ce146" table:formula="of:=IF(OR([.J$14]=&quot;&quot;;[.$E19]=&quot;&quot;);&quot;&quot;;[.I19])" office:value-type="float" office:value="1" calcext:value-type="float">
            <text:p>1</text:p>
          </table:table-cell>
          <table:table-cell table:style-name="ce146" table:number-columns-repeated="20"/>
          <table:table-cell table:number-columns-repeated="994"/>
        </table:table-row>
        <table:table-row table:style-name="ro7">
          <table:table-cell table:style-name="ce133" office:value-type="string" calcext:value-type="string">
            <text:p>Testaus</text:p>
          </table:table-cell>
          <table:table-cell table:style-name="ce45" office:value-type="float" office:value="2.5" calcext:value-type="float">
            <text:p>2.5</text:p>
          </table:table-cell>
          <table:table-cell table:style-name="ce152" office:value-type="string" calcext:value-type="string">
            <text:p>Jouni</text:p>
          </table:table-cell>
          <table:table-cell table:style-name="ce155" table:content-validation-name="val3" office:value-type="string" calcext:value-type="string">
            <text:p>Planned</text:p>
          </table:table-cell>
          <table:table-cell table:style-name="ce146" office:value-type="float" office:value="1" calcext:value-type="float">
            <text:p>1</text:p>
          </table:table-cell>
          <table:table-cell table:style-name="ce146" table:formula="of:=IF(OR([.F$14]=&quot;&quot;;[.$E20]=&quot;&quot;);&quot;&quot;;[.E20])" office:value-type="float" office:value="1" calcext:value-type="float">
            <text:p>1</text:p>
          </table:table-cell>
          <table:table-cell table:style-name="ce146" table:formula="of:=IF(OR([.G$14]=&quot;&quot;;[.$E20]=&quot;&quot;);&quot;&quot;;[.F20])" office:value-type="float" office:value="1" calcext:value-type="float">
            <text:p>1</text:p>
          </table:table-cell>
          <table:table-cell table:style-name="ce146" table:formula="of:=IF(OR([.H$14]=&quot;&quot;;[.$E20]=&quot;&quot;);&quot;&quot;;[.G20])" office:value-type="float" office:value="1" calcext:value-type="float">
            <text:p>1</text:p>
          </table:table-cell>
          <table:table-cell table:style-name="ce146" table:formula="of:=IF(OR([.I$14]=&quot;&quot;;[.$E20]=&quot;&quot;);&quot;&quot;;[.H20])" office:value-type="float" office:value="1" calcext:value-type="float">
            <text:p>1</text:p>
          </table:table-cell>
          <table:table-cell table:style-name="ce146" table:formula="of:=IF(OR([.J$14]=&quot;&quot;;[.$E20]=&quot;&quot;);&quot;&quot;;[.I20])" office:value-type="float" office:value="1" calcext:value-type="float">
            <text:p>1</text:p>
          </table:table-cell>
          <table:table-cell table:style-name="ce146" table:number-columns-repeated="20"/>
          <table:table-cell table:number-columns-repeated="994"/>
        </table:table-row>
        <table:table-row table:style-name="ro7">
          <table:table-cell table:style-name="ce134" office:value-type="string" calcext:value-type="string">
            <text:p>US 3</text:p>
          </table:table-cell>
          <table:table-cell table:style-name="ce143"/>
          <table:table-cell table:style-name="ce153"/>
          <table:table-cell table:style-name="ce155" table:content-validation-name="val3" table:formula="of:=IF([.A21]&lt;&gt;&quot;&quot;;&quot;Planned&quot;;&quot;&quot;)" office:value-type="string" office:string-value="Planned" calcext:value-type="string">
            <text:p>Planned</text:p>
          </table:table-cell>
          <table:table-cell table:style-name="ce146" office:value-type="float" office:value="1" calcext:value-type="float">
            <text:p>1</text:p>
          </table:table-cell>
          <table:table-cell table:style-name="ce146" table:formula="of:=IF(OR([.F$14]=&quot;&quot;;[.$E21]=&quot;&quot;);&quot;&quot;;[.E21])" office:value-type="float" office:value="1" calcext:value-type="float">
            <text:p>1</text:p>
          </table:table-cell>
          <table:table-cell table:style-name="ce146" table:formula="of:=IF(OR([.G$14]=&quot;&quot;;[.$E21]=&quot;&quot;);&quot;&quot;;[.F21])" office:value-type="float" office:value="1" calcext:value-type="float">
            <text:p>1</text:p>
          </table:table-cell>
          <table:table-cell table:style-name="ce146" table:formula="of:=IF(OR([.H$14]=&quot;&quot;;[.$E21]=&quot;&quot;);&quot;&quot;;[.G21])" office:value-type="float" office:value="1" calcext:value-type="float">
            <text:p>1</text:p>
          </table:table-cell>
          <table:table-cell table:style-name="ce146" table:formula="of:=IF(OR([.I$14]=&quot;&quot;;[.$E21]=&quot;&quot;);&quot;&quot;;[.H21])" office:value-type="float" office:value="1" calcext:value-type="float">
            <text:p>1</text:p>
          </table:table-cell>
          <table:table-cell table:style-name="ce146" table:formula="of:=IF(OR([.J$14]=&quot;&quot;;[.$E21]=&quot;&quot;);&quot;&quot;;[.I21])" office:value-type="float" office:value="1" calcext:value-type="float">
            <text:p>1</text:p>
          </table:table-cell>
          <table:table-cell table:style-name="ce146" table:number-columns-repeated="18"/>
          <table:table-cell table:style-name="ce146" table:formula="of:=IF(OR([.AC$14]=&quot;&quot;;[.$E21]=&quot;&quot;);&quot;&quot;;[.AB21])">
            <text:p/>
          </table:table-cell>
          <table:table-cell table:style-name="ce146" table:formula="of:=IF(OR([.AD$14]=&quot;&quot;;[.$E21]=&quot;&quot;);&quot;&quot;;[.AC21])">
            <text:p/>
          </table:table-cell>
          <table:table-cell table:number-columns-repeated="994"/>
        </table:table-row>
        <table:table-row table:style-name="ro5">
          <table:table-cell table:style-name="ce135" office:value-type="string" calcext:value-type="string">
            <text:p>Asiakas Entity</text:p>
          </table:table-cell>
          <table:table-cell table:style-name="ce144"/>
          <table:table-cell table:style-name="ce147" office:value-type="string" calcext:value-type="string">
            <text:p>Kari</text:p>
          </table:table-cell>
          <table:table-cell table:style-name="ce155" table:content-validation-name="val3" office:value-type="string" calcext:value-type="string">
            <text:p>Ongoing</text:p>
          </table:table-cell>
          <table:table-cell table:style-name="ce146" office:value-type="float" office:value="1" calcext:value-type="float">
            <text:p>1</text:p>
          </table:table-cell>
          <table:table-cell table:style-name="ce146" table:formula="of:=IF(OR([.F$14]=&quot;&quot;;[.$E22]=&quot;&quot;);&quot;&quot;;[.E22])" office:value-type="float" office:value="1" calcext:value-type="float">
            <text:p>1</text:p>
          </table:table-cell>
          <table:table-cell table:style-name="ce146" table:formula="of:=IF(OR([.G$14]=&quot;&quot;;[.$E22]=&quot;&quot;);&quot;&quot;;[.F22])" office:value-type="float" office:value="1" calcext:value-type="float">
            <text:p>1</text:p>
          </table:table-cell>
          <table:table-cell table:style-name="ce146" table:formula="of:=IF(OR([.H$14]=&quot;&quot;;[.$E22]=&quot;&quot;);&quot;&quot;;[.G22])" office:value-type="float" office:value="1" calcext:value-type="float">
            <text:p>1</text:p>
          </table:table-cell>
          <table:table-cell table:style-name="ce146" table:formula="of:=IF(OR([.I$14]=&quot;&quot;;[.$E22]=&quot;&quot;);&quot;&quot;;[.H22])" office:value-type="float" office:value="1" calcext:value-type="float">
            <text:p>1</text:p>
          </table:table-cell>
          <table:table-cell table:style-name="ce146" table:formula="of:=IF(OR([.J$14]=&quot;&quot;;[.$E22]=&quot;&quot;);&quot;&quot;;[.I22])" office:value-type="float" office:value="1" calcext:value-type="float">
            <text:p>1</text:p>
          </table:table-cell>
          <table:table-cell table:style-name="ce146" table:number-columns-repeated="18"/>
          <table:table-cell table:style-name="ce146" table:formula="of:=IF(OR([.AC$14]=&quot;&quot;;[.$E22]=&quot;&quot;);&quot;&quot;;[.AB22])">
            <text:p/>
          </table:table-cell>
          <table:table-cell table:style-name="ce146" table:formula="of:=IF(OR([.AD$14]=&quot;&quot;;[.$E22]=&quot;&quot;);&quot;&quot;;[.AC22])">
            <text:p/>
          </table:table-cell>
          <table:table-cell table:number-columns-repeated="994"/>
        </table:table-row>
        <table:table-row table:style-name="ro5">
          <table:table-cell table:style-name="ce135" office:value-type="string" calcext:value-type="string">
            <text:p>Asiakas DAO</text:p>
          </table:table-cell>
          <table:table-cell table:style-name="ce144"/>
          <table:table-cell table:style-name="ce147" office:value-type="string" calcext:value-type="string">
            <text:p>Kari</text:p>
          </table:table-cell>
          <table:table-cell table:style-name="ce155" table:content-validation-name="val3" office:value-type="string" calcext:value-type="string">
            <text:p>Ongoing</text:p>
          </table:table-cell>
          <table:table-cell table:style-name="ce146" office:value-type="float" office:value="1" calcext:value-type="float">
            <text:p>1</text:p>
          </table:table-cell>
          <table:table-cell table:style-name="ce146" table:formula="of:=IF(OR([.F$14]=&quot;&quot;;[.$E23]=&quot;&quot;);&quot;&quot;;[.E23])" office:value-type="float" office:value="1" calcext:value-type="float">
            <text:p>1</text:p>
          </table:table-cell>
          <table:table-cell table:style-name="ce146" table:formula="of:=IF(OR([.G$14]=&quot;&quot;;[.$E23]=&quot;&quot;);&quot;&quot;;[.F23])" office:value-type="float" office:value="1" calcext:value-type="float">
            <text:p>1</text:p>
          </table:table-cell>
          <table:table-cell table:style-name="ce146" table:formula="of:=IF(OR([.H$14]=&quot;&quot;;[.$E23]=&quot;&quot;);&quot;&quot;;[.G23])" office:value-type="float" office:value="1" calcext:value-type="float">
            <text:p>1</text:p>
          </table:table-cell>
          <table:table-cell table:style-name="ce146" table:formula="of:=IF(OR([.I$14]=&quot;&quot;;[.$E23]=&quot;&quot;);&quot;&quot;;[.H23])" office:value-type="float" office:value="1" calcext:value-type="float">
            <text:p>1</text:p>
          </table:table-cell>
          <table:table-cell table:style-name="ce146" table:formula="of:=IF(OR([.J$14]=&quot;&quot;;[.$E23]=&quot;&quot;);&quot;&quot;;[.I23])" office:value-type="float" office:value="1" calcext:value-type="float">
            <text:p>1</text:p>
          </table:table-cell>
          <table:table-cell table:style-name="ce146" table:number-columns-repeated="18"/>
          <table:table-cell table:style-name="ce146" table:formula="of:=IF(OR([.AC$14]=&quot;&quot;;[.$E23]=&quot;&quot;);&quot;&quot;;[.AB23])">
            <text:p/>
          </table:table-cell>
          <table:table-cell table:style-name="ce146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5">
          <table:table-cell table:style-name="ce135" office:value-type="string" calcext:value-type="string">
            <text:p>Asiakas Kontolleri</text:p>
          </table:table-cell>
          <table:table-cell table:style-name="ce144"/>
          <table:table-cell table:style-name="ce147" office:value-type="string" calcext:value-type="string">
            <text:p>Kari</text:p>
          </table:table-cell>
          <table:table-cell table:style-name="ce155" table:content-validation-name="val3" office:value-type="string" calcext:value-type="string">
            <text:p>Ongoing</text:p>
          </table:table-cell>
          <table:table-cell table:style-name="ce146" office:value-type="float" office:value="1" calcext:value-type="float">
            <text:p>1</text:p>
          </table:table-cell>
          <table:table-cell table:style-name="ce146" table:formula="of:=IF(OR([.F$14]=&quot;&quot;;[.$E24]=&quot;&quot;);&quot;&quot;;[.E24])" office:value-type="float" office:value="1" calcext:value-type="float">
            <text:p>1</text:p>
          </table:table-cell>
          <table:table-cell table:style-name="ce146" table:formula="of:=IF(OR([.G$14]=&quot;&quot;;[.$E24]=&quot;&quot;);&quot;&quot;;[.F24])" office:value-type="float" office:value="1" calcext:value-type="float">
            <text:p>1</text:p>
          </table:table-cell>
          <table:table-cell table:style-name="ce146" table:formula="of:=IF(OR([.H$14]=&quot;&quot;;[.$E24]=&quot;&quot;);&quot;&quot;;[.G24])" office:value-type="float" office:value="1" calcext:value-type="float">
            <text:p>1</text:p>
          </table:table-cell>
          <table:table-cell table:style-name="ce146" table:formula="of:=IF(OR([.I$14]=&quot;&quot;;[.$E24]=&quot;&quot;);&quot;&quot;;[.H24])" office:value-type="float" office:value="1" calcext:value-type="float">
            <text:p>1</text:p>
          </table:table-cell>
          <table:table-cell table:style-name="ce146" table:formula="of:=IF(OR([.J$14]=&quot;&quot;;[.$E24]=&quot;&quot;);&quot;&quot;;[.I24])" office:value-type="float" office:value="1" calcext:value-type="float">
            <text:p>1</text:p>
          </table:table-cell>
          <table:table-cell table:style-name="ce146" table:number-columns-repeated="18"/>
          <table:table-cell table:style-name="ce146" table:formula="of:=IF(OR([.AC$14]=&quot;&quot;;[.$E24]=&quot;&quot;);&quot;&quot;;[.AB24])">
            <text:p/>
          </table:table-cell>
          <table:table-cell table:style-name="ce146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5">
          <table:table-cell table:style-name="ce135" office:value-type="string" calcext:value-type="string">
            <text:p>JSP sivut</text:p>
          </table:table-cell>
          <table:table-cell table:style-name="ce144"/>
          <table:table-cell table:style-name="ce147" office:value-type="string" calcext:value-type="string">
            <text:p>Kari</text:p>
          </table:table-cell>
          <table:table-cell table:style-name="ce155" table:content-validation-name="val3" office:value-type="string" calcext:value-type="string">
            <text:p>Ongoing</text:p>
          </table:table-cell>
          <table:table-cell table:style-name="ce146" office:value-type="float" office:value="1" calcext:value-type="float">
            <text:p>1</text:p>
          </table:table-cell>
          <table:table-cell table:style-name="ce146" table:formula="of:=IF(OR([.F$14]=&quot;&quot;;[.$E25]=&quot;&quot;);&quot;&quot;;[.E25])" office:value-type="float" office:value="1" calcext:value-type="float">
            <text:p>1</text:p>
          </table:table-cell>
          <table:table-cell table:style-name="ce146" table:formula="of:=IF(OR([.G$14]=&quot;&quot;;[.$E25]=&quot;&quot;);&quot;&quot;;[.F25])" office:value-type="float" office:value="1" calcext:value-type="float">
            <text:p>1</text:p>
          </table:table-cell>
          <table:table-cell table:style-name="ce146" table:formula="of:=IF(OR([.H$14]=&quot;&quot;;[.$E25]=&quot;&quot;);&quot;&quot;;[.G25])" office:value-type="float" office:value="1" calcext:value-type="float">
            <text:p>1</text:p>
          </table:table-cell>
          <table:table-cell table:style-name="ce146" table:formula="of:=IF(OR([.I$14]=&quot;&quot;;[.$E25]=&quot;&quot;);&quot;&quot;;[.H25])" office:value-type="float" office:value="1" calcext:value-type="float">
            <text:p>1</text:p>
          </table:table-cell>
          <table:table-cell table:style-name="ce146" table:formula="of:=IF(OR([.J$14]=&quot;&quot;;[.$E25]=&quot;&quot;);&quot;&quot;;[.I25])" office:value-type="float" office:value="1" calcext:value-type="float">
            <text:p>1</text:p>
          </table:table-cell>
          <table:table-cell table:style-name="ce146" table:number-columns-repeated="18"/>
          <table:table-cell table:style-name="ce146" table:formula="of:=IF(OR([.AC$14]=&quot;&quot;;[.$E25]=&quot;&quot;);&quot;&quot;;[.AB25])">
            <text:p/>
          </table:table-cell>
          <table:table-cell table:style-name="ce146" table:formula="of:=IF(OR([.AD$14]=&quot;&quot;;[.$E25]=&quot;&quot;);&quot;&quot;;[.AC25])">
            <text:p/>
          </table:table-cell>
          <table:table-cell table:number-columns-repeated="994"/>
        </table:table-row>
        <table:table-row table:style-name="ro5">
          <table:table-cell table:style-name="ce136" office:value-type="string" calcext:value-type="string">
            <text:p>Testaus</text:p>
          </table:table-cell>
          <table:table-cell table:style-name="ce144"/>
          <table:table-cell table:style-name="ce147" office:value-type="string" calcext:value-type="string">
            <text:p>Seija</text:p>
          </table:table-cell>
          <table:table-cell table:style-name="ce155" table:content-validation-name="val3" office:value-type="string" calcext:value-type="string">
            <text:p>Ongoing</text:p>
          </table:table-cell>
          <table:table-cell table:style-name="ce146" office:value-type="float" office:value="7" calcext:value-type="float">
            <text:p>7</text:p>
          </table:table-cell>
          <table:table-cell table:style-name="ce146" office:value-type="float" office:value="2" calcext:value-type="float">
            <text:p>2</text:p>
          </table:table-cell>
          <table:table-cell table:style-name="ce146" table:formula="of:=IF(OR([.G$14]=&quot;&quot;;[.$E26]=&quot;&quot;);&quot;&quot;;[.F26])" office:value-type="float" office:value="2" calcext:value-type="float">
            <text:p>2</text:p>
          </table:table-cell>
          <table:table-cell table:style-name="ce146" table:formula="of:=IF(OR([.H$14]=&quot;&quot;;[.$E26]=&quot;&quot;);&quot;&quot;;[.G26])" office:value-type="float" office:value="2" calcext:value-type="float">
            <text:p>2</text:p>
          </table:table-cell>
          <table:table-cell table:style-name="ce146" table:formula="of:=IF(OR([.I$14]=&quot;&quot;;[.$E26]=&quot;&quot;);&quot;&quot;;[.H26])" office:value-type="float" office:value="2" calcext:value-type="float">
            <text:p>2</text:p>
          </table:table-cell>
          <table:table-cell table:style-name="ce146" table:formula="of:=IF(OR([.J$14]=&quot;&quot;;[.$E26]=&quot;&quot;);&quot;&quot;;[.I26])" office:value-type="float" office:value="2" calcext:value-type="float">
            <text:p>2</text:p>
          </table:table-cell>
          <table:table-cell table:style-name="ce146" table:number-columns-repeated="18"/>
          <table:table-cell table:style-name="ce146" table:formula="of:=IF(OR([.AC$14]=&quot;&quot;;[.$E26]=&quot;&quot;);&quot;&quot;;[.AB26])">
            <text:p/>
          </table:table-cell>
          <table:table-cell table:style-name="ce146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5">
          <table:table-cell table:style-name="ce137" office:value-type="string" calcext:value-type="string">
            <text:p>US 4</text:p>
          </table:table-cell>
          <table:table-cell table:style-name="ce145"/>
          <table:table-cell table:style-name="ce147"/>
          <table:table-cell table:style-name="ce155" table:content-validation-name="val3" table:formula="of:=IF([.A27]&lt;&gt;&quot;&quot;;&quot;Planned&quot;;&quot;&quot;)" office:value-type="string" office:string-value="Planned" calcext:value-type="string">
            <text:p>Planned</text:p>
          </table:table-cell>
          <table:table-cell table:style-name="ce146" office:value-type="float" office:value="1" calcext:value-type="float">
            <text:p>1</text:p>
          </table:table-cell>
          <table:table-cell table:style-name="ce146" table:formula="of:=IF(OR([.F$14]=&quot;&quot;;[.$E27]=&quot;&quot;);&quot;&quot;;[.E27])" office:value-type="float" office:value="1" calcext:value-type="float">
            <text:p>1</text:p>
          </table:table-cell>
          <table:table-cell table:style-name="ce146" table:formula="of:=IF(OR([.G$14]=&quot;&quot;;[.$E27]=&quot;&quot;);&quot;&quot;;[.F27])" office:value-type="float" office:value="1" calcext:value-type="float">
            <text:p>1</text:p>
          </table:table-cell>
          <table:table-cell table:style-name="ce146" table:formula="of:=IF(OR([.H$14]=&quot;&quot;;[.$E27]=&quot;&quot;);&quot;&quot;;[.G27])" office:value-type="float" office:value="1" calcext:value-type="float">
            <text:p>1</text:p>
          </table:table-cell>
          <table:table-cell table:style-name="ce146" table:formula="of:=IF(OR([.I$14]=&quot;&quot;;[.$E27]=&quot;&quot;);&quot;&quot;;[.H27])" office:value-type="float" office:value="1" calcext:value-type="float">
            <text:p>1</text:p>
          </table:table-cell>
          <table:table-cell table:style-name="ce146" table:formula="of:=IF(OR([.J$14]=&quot;&quot;;[.$E27]=&quot;&quot;);&quot;&quot;;[.I27])" office:value-type="float" office:value="1" calcext:value-type="float">
            <text:p>1</text:p>
          </table:table-cell>
          <table:table-cell table:style-name="ce146" table:number-columns-repeated="18"/>
          <table:table-cell table:style-name="ce146" table:formula="of:=IF(OR([.AC$14]=&quot;&quot;;[.$E27]=&quot;&quot;);&quot;&quot;;[.AB27])">
            <text:p/>
          </table:table-cell>
          <table:table-cell table:style-name="ce146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5">
          <table:table-cell table:style-name="ce138" office:value-type="string" calcext:value-type="string">
            <text:p>Yritys Kontrolleri</text:p>
          </table:table-cell>
          <table:table-cell table:style-name="ce146"/>
          <table:table-cell table:style-name="ce154" office:value-type="string" calcext:value-type="string">
            <text:p>Kari</text:p>
          </table:table-cell>
          <table:table-cell table:style-name="ce155" table:content-validation-name="val3" office:value-type="string" calcext:value-type="string">
            <text:p>Ongoing</text:p>
          </table:table-cell>
          <table:table-cell table:style-name="ce146" office:value-type="float" office:value="1" calcext:value-type="float">
            <text:p>1</text:p>
          </table:table-cell>
          <table:table-cell table:style-name="ce146" table:formula="of:=IF(OR([.F$14]=&quot;&quot;;[.$E28]=&quot;&quot;);&quot;&quot;;[.E28])" office:value-type="float" office:value="1" calcext:value-type="float">
            <text:p>1</text:p>
          </table:table-cell>
          <table:table-cell table:style-name="ce146" table:formula="of:=IF(OR([.G$14]=&quot;&quot;;[.$E28]=&quot;&quot;);&quot;&quot;;[.F28])" office:value-type="float" office:value="1" calcext:value-type="float">
            <text:p>1</text:p>
          </table:table-cell>
          <table:table-cell table:style-name="ce146" table:formula="of:=IF(OR([.H$14]=&quot;&quot;;[.$E28]=&quot;&quot;);&quot;&quot;;[.G28])" office:value-type="float" office:value="1" calcext:value-type="float">
            <text:p>1</text:p>
          </table:table-cell>
          <table:table-cell table:style-name="ce146" table:formula="of:=IF(OR([.I$14]=&quot;&quot;;[.$E28]=&quot;&quot;);&quot;&quot;;[.H28])" office:value-type="float" office:value="1" calcext:value-type="float">
            <text:p>1</text:p>
          </table:table-cell>
          <table:table-cell table:style-name="ce146" table:formula="of:=IF(OR([.J$14]=&quot;&quot;;[.$E28]=&quot;&quot;);&quot;&quot;;[.I28])" office:value-type="float" office:value="1" calcext:value-type="float">
            <text:p>1</text:p>
          </table:table-cell>
          <table:table-cell table:style-name="ce146" table:number-columns-repeated="18"/>
          <table:table-cell table:style-name="ce146" table:formula="of:=IF(OR([.AC$14]=&quot;&quot;;[.$E28]=&quot;&quot;);&quot;&quot;;[.AB28])">
            <text:p/>
          </table:table-cell>
          <table:table-cell table:style-name="ce146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5">
          <table:table-cell table:style-name="ce139" office:value-type="string" calcext:value-type="string">
            <text:p>JSP sivut</text:p>
          </table:table-cell>
          <table:table-cell table:style-name="ce146"/>
          <table:table-cell table:style-name="ce154" office:value-type="string" calcext:value-type="string">
            <text:p>Kari</text:p>
          </table:table-cell>
          <table:table-cell table:style-name="ce155" table:content-validation-name="val3" office:value-type="string" calcext:value-type="string">
            <text:p>Ongoing</text:p>
          </table:table-cell>
          <table:table-cell table:style-name="ce146" office:value-type="float" office:value="1" calcext:value-type="float">
            <text:p>1</text:p>
          </table:table-cell>
          <table:table-cell table:style-name="ce146" table:formula="of:=IF(OR([.F$14]=&quot;&quot;;[.$E29]=&quot;&quot;);&quot;&quot;;[.E29])" office:value-type="float" office:value="1" calcext:value-type="float">
            <text:p>1</text:p>
          </table:table-cell>
          <table:table-cell table:style-name="ce146" table:formula="of:=IF(OR([.G$14]=&quot;&quot;;[.$E29]=&quot;&quot;);&quot;&quot;;[.F29])" office:value-type="float" office:value="1" calcext:value-type="float">
            <text:p>1</text:p>
          </table:table-cell>
          <table:table-cell table:style-name="ce146" table:formula="of:=IF(OR([.H$14]=&quot;&quot;;[.$E29]=&quot;&quot;);&quot;&quot;;[.G29])" office:value-type="float" office:value="1" calcext:value-type="float">
            <text:p>1</text:p>
          </table:table-cell>
          <table:table-cell table:style-name="ce146" table:formula="of:=IF(OR([.I$14]=&quot;&quot;;[.$E29]=&quot;&quot;);&quot;&quot;;[.H29])" office:value-type="float" office:value="1" calcext:value-type="float">
            <text:p>1</text:p>
          </table:table-cell>
          <table:table-cell table:style-name="ce146" table:formula="of:=IF(OR([.J$14]=&quot;&quot;;[.$E29]=&quot;&quot;);&quot;&quot;;[.I29])" office:value-type="float" office:value="1" calcext:value-type="float">
            <text:p>1</text:p>
          </table:table-cell>
          <table:table-cell table:style-name="ce146" table:number-columns-repeated="18"/>
          <table:table-cell table:style-name="ce146" table:formula="of:=IF(OR([.AC$14]=&quot;&quot;;[.$E29]=&quot;&quot;);&quot;&quot;;[.AB29])">
            <text:p/>
          </table:table-cell>
          <table:table-cell table:style-name="ce146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5">
          <table:table-cell table:style-name="ce139" office:value-type="string" calcext:value-type="string">
            <text:p>Testaus</text:p>
          </table:table-cell>
          <table:table-cell table:style-name="ce146"/>
          <table:table-cell table:style-name="ce154" office:value-type="string" calcext:value-type="string">
            <text:p>Mika, Seija</text:p>
          </table:table-cell>
          <table:table-cell table:style-name="ce155" table:content-validation-name="val3" office:value-type="string" calcext:value-type="string">
            <text:p>Ongoing</text:p>
          </table:table-cell>
          <table:table-cell table:style-name="ce146" office:value-type="float" office:value="10" calcext:value-type="float">
            <text:p>10</text:p>
          </table:table-cell>
          <table:table-cell table:style-name="ce146" table:formula="of:=IF(OR([.F$14]=&quot;&quot;;[.$E30]=&quot;&quot;);&quot;&quot;;[.E30])" office:value-type="float" office:value="10" calcext:value-type="float">
            <text:p>10</text:p>
          </table:table-cell>
          <table:table-cell table:style-name="ce146" table:formula="of:=IF(OR([.G$14]=&quot;&quot;;[.$E30]=&quot;&quot;);&quot;&quot;;[.F30])" office:value-type="float" office:value="10" calcext:value-type="float">
            <text:p>10</text:p>
          </table:table-cell>
          <table:table-cell table:style-name="ce146" table:formula="of:=IF(OR([.H$14]=&quot;&quot;;[.$E30]=&quot;&quot;);&quot;&quot;;[.G30])" office:value-type="float" office:value="10" calcext:value-type="float">
            <text:p>10</text:p>
          </table:table-cell>
          <table:table-cell table:style-name="ce146" table:formula="of:=IF(OR([.I$14]=&quot;&quot;;[.$E30]=&quot;&quot;);&quot;&quot;;[.H30])" office:value-type="float" office:value="10" calcext:value-type="float">
            <text:p>10</text:p>
          </table:table-cell>
          <table:table-cell table:style-name="ce146" table:formula="of:=IF(OR([.J$14]=&quot;&quot;;[.$E30]=&quot;&quot;);&quot;&quot;;[.I30])" office:value-type="float" office:value="10" calcext:value-type="float">
            <text:p>10</text:p>
          </table:table-cell>
          <table:table-cell table:style-name="ce146" table:number-columns-repeated="18"/>
          <table:table-cell table:style-name="ce146" table:formula="of:=IF(OR([.AC$14]=&quot;&quot;;[.$E30]=&quot;&quot;);&quot;&quot;;[.AB30])">
            <text:p/>
          </table:table-cell>
          <table:table-cell table:style-name="ce146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5">
          <table:table-cell table:style-name="ce140"/>
          <table:table-cell table:style-name="ce146"/>
          <table:table-cell table:style-name="ce154"/>
          <table:table-cell table:style-name="ce155" table:content-validation-name="val3" table:formula="of:=IF([.A31]&lt;&gt;&quot;&quot;;&quot;Planned&quot;;&quot;&quot;)">
            <text:p/>
          </table:table-cell>
          <table:table-cell table:style-name="ce146" office:value-type="float" office:value="1" calcext:value-type="float">
            <text:p>1</text:p>
          </table:table-cell>
          <table:table-cell table:style-name="ce146" table:formula="of:=IF(OR([.F$14]=&quot;&quot;;[.$E31]=&quot;&quot;);&quot;&quot;;[.E31])" office:value-type="float" office:value="1" calcext:value-type="float">
            <text:p>1</text:p>
          </table:table-cell>
          <table:table-cell table:style-name="ce146" table:formula="of:=IF(OR([.G$14]=&quot;&quot;;[.$E31]=&quot;&quot;);&quot;&quot;;[.F31])" office:value-type="float" office:value="1" calcext:value-type="float">
            <text:p>1</text:p>
          </table:table-cell>
          <table:table-cell table:style-name="ce146" table:formula="of:=IF(OR([.H$14]=&quot;&quot;;[.$E31]=&quot;&quot;);&quot;&quot;;[.G31])" office:value-type="float" office:value="1" calcext:value-type="float">
            <text:p>1</text:p>
          </table:table-cell>
          <table:table-cell table:style-name="ce146" table:formula="of:=IF(OR([.I$14]=&quot;&quot;;[.$E31]=&quot;&quot;);&quot;&quot;;[.H31])" office:value-type="float" office:value="1" calcext:value-type="float">
            <text:p>1</text:p>
          </table:table-cell>
          <table:table-cell table:style-name="ce146" table:formula="of:=IF(OR([.J$14]=&quot;&quot;;[.$E31]=&quot;&quot;);&quot;&quot;;[.I31])" office:value-type="float" office:value="1" calcext:value-type="float">
            <text:p>1</text:p>
          </table:table-cell>
          <table:table-cell table:style-name="ce146" table:number-columns-repeated="18"/>
          <table:table-cell table:style-name="ce146" table:formula="of:=IF(OR([.AC$14]=&quot;&quot;;[.$E31]=&quot;&quot;);&quot;&quot;;[.AB31])">
            <text:p/>
          </table:table-cell>
          <table:table-cell table:style-name="ce146" table:formula="of:=IF(OR([.AD$14]=&quot;&quot;;[.$E31]=&quot;&quot;);&quot;&quot;;[.AC31])">
            <text:p/>
          </table:table-cell>
          <table:table-cell table:number-columns-repeated="994"/>
        </table:table-row>
        <table:table-row table:style-name="ro5">
          <table:table-cell table:style-name="ce140" office:value-type="string" calcext:value-type="string">
            <text:p>US5</text:p>
          </table:table-cell>
          <table:table-cell table:style-name="ce146"/>
          <table:table-cell table:style-name="ce154"/>
          <table:table-cell table:style-name="ce155" table:content-validation-name="val3" table:formula="of:=IF([.A32]&lt;&gt;&quot;&quot;;&quot;Planned&quot;;&quot;&quot;)" office:value-type="string" office:string-value="Planned" calcext:value-type="string">
            <text:p>Planned</text:p>
          </table:table-cell>
          <table:table-cell table:style-name="ce146" office:value-type="float" office:value="1" calcext:value-type="float">
            <text:p>1</text:p>
          </table:table-cell>
          <table:table-cell table:style-name="ce146" table:formula="of:=IF(OR([.F$14]=&quot;&quot;;[.$E32]=&quot;&quot;);&quot;&quot;;[.E32])" office:value-type="float" office:value="1" calcext:value-type="float">
            <text:p>1</text:p>
          </table:table-cell>
          <table:table-cell table:style-name="ce146" table:formula="of:=IF(OR([.G$14]=&quot;&quot;;[.$E32]=&quot;&quot;);&quot;&quot;;[.F32])" office:value-type="float" office:value="1" calcext:value-type="float">
            <text:p>1</text:p>
          </table:table-cell>
          <table:table-cell table:style-name="ce146" table:formula="of:=IF(OR([.H$14]=&quot;&quot;;[.$E32]=&quot;&quot;);&quot;&quot;;[.G32])" office:value-type="float" office:value="1" calcext:value-type="float">
            <text:p>1</text:p>
          </table:table-cell>
          <table:table-cell table:style-name="ce146" table:formula="of:=IF(OR([.I$14]=&quot;&quot;;[.$E32]=&quot;&quot;);&quot;&quot;;[.H32])" office:value-type="float" office:value="1" calcext:value-type="float">
            <text:p>1</text:p>
          </table:table-cell>
          <table:table-cell table:style-name="ce146" table:formula="of:=IF(OR([.J$14]=&quot;&quot;;[.$E32]=&quot;&quot;);&quot;&quot;;[.I32])" office:value-type="float" office:value="1" calcext:value-type="float">
            <text:p>1</text:p>
          </table:table-cell>
          <table:table-cell table:style-name="ce146" table:number-columns-repeated="18"/>
          <table:table-cell table:style-name="ce146" table:formula="of:=IF(OR([.AC$14]=&quot;&quot;;[.$E32]=&quot;&quot;);&quot;&quot;;[.AB32])">
            <text:p/>
          </table:table-cell>
          <table:table-cell table:style-name="ce146" table:formula="of:=IF(OR([.AD$14]=&quot;&quot;;[.$E32]=&quot;&quot;);&quot;&quot;;[.AC32])">
            <text:p/>
          </table:table-cell>
          <table:table-cell table:number-columns-repeated="994"/>
        </table:table-row>
        <table:table-row table:style-name="ro5">
          <table:table-cell table:style-name="ce141" office:value-type="string" calcext:value-type="string">
            <text:p>Asiakas-taulu</text:p>
          </table:table-cell>
          <table:table-cell table:style-name="ce146"/>
          <table:table-cell table:style-name="ce154"/>
          <table:table-cell table:style-name="ce155" table:content-validation-name="val3" table:formula="of:=IF([.A33]&lt;&gt;&quot;&quot;;&quot;Planned&quot;;&quot;&quot;)" office:value-type="string" office:string-value="Planned" calcext:value-type="string">
            <text:p>Planned</text:p>
          </table:table-cell>
          <table:table-cell table:style-name="ce146" office:value-type="float" office:value="1" calcext:value-type="float">
            <text:p>1</text:p>
          </table:table-cell>
          <table:table-cell table:style-name="ce146" table:formula="of:=IF(OR([.F$14]=&quot;&quot;;[.$E33]=&quot;&quot;);&quot;&quot;;[.E33])" office:value-type="float" office:value="1" calcext:value-type="float">
            <text:p>1</text:p>
          </table:table-cell>
          <table:table-cell table:style-name="ce146" table:formula="of:=IF(OR([.G$14]=&quot;&quot;;[.$E33]=&quot;&quot;);&quot;&quot;;[.F33])" office:value-type="float" office:value="1" calcext:value-type="float">
            <text:p>1</text:p>
          </table:table-cell>
          <table:table-cell table:style-name="ce146" table:formula="of:=IF(OR([.H$14]=&quot;&quot;;[.$E33]=&quot;&quot;);&quot;&quot;;[.G33])" office:value-type="float" office:value="1" calcext:value-type="float">
            <text:p>1</text:p>
          </table:table-cell>
          <table:table-cell table:style-name="ce146" table:formula="of:=IF(OR([.I$14]=&quot;&quot;;[.$E33]=&quot;&quot;);&quot;&quot;;[.H33])" office:value-type="float" office:value="1" calcext:value-type="float">
            <text:p>1</text:p>
          </table:table-cell>
          <table:table-cell table:style-name="ce146" table:formula="of:=IF(OR([.J$14]=&quot;&quot;;[.$E33]=&quot;&quot;);&quot;&quot;;[.I33])" office:value-type="float" office:value="1" calcext:value-type="float">
            <text:p>1</text:p>
          </table:table-cell>
          <table:table-cell table:style-name="ce146" table:number-columns-repeated="18"/>
          <table:table-cell table:style-name="ce146" table:formula="of:=IF(OR([.AC$14]=&quot;&quot;;[.$E33]=&quot;&quot;);&quot;&quot;;[.AB33])">
            <text:p/>
          </table:table-cell>
          <table:table-cell table:style-name="ce146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5">
          <table:table-cell table:style-name="ce142" office:value-type="string" calcext:value-type="string">
            <text:p>Yritys-taulu</text:p>
          </table:table-cell>
          <table:table-cell table:style-name="ce146"/>
          <table:table-cell table:style-name="ce154"/>
          <table:table-cell table:style-name="ce155" table:content-validation-name="val3" table:formula="of:=IF([.A34]&lt;&gt;&quot;&quot;;&quot;Planned&quot;;&quot;&quot;)" office:value-type="string" office:string-value="Planned" calcext:value-type="string">
            <text:p>Planned</text:p>
          </table:table-cell>
          <table:table-cell table:style-name="ce146" office:value-type="float" office:value="1" calcext:value-type="float">
            <text:p>1</text:p>
          </table:table-cell>
          <table:table-cell table:style-name="ce146" table:formula="of:=IF(OR([.F$14]=&quot;&quot;;[.$E34]=&quot;&quot;);&quot;&quot;;[.E34])" office:value-type="float" office:value="1" calcext:value-type="float">
            <text:p>1</text:p>
          </table:table-cell>
          <table:table-cell table:style-name="ce146" table:formula="of:=IF(OR([.G$14]=&quot;&quot;;[.$E34]=&quot;&quot;);&quot;&quot;;[.F34])" office:value-type="float" office:value="1" calcext:value-type="float">
            <text:p>1</text:p>
          </table:table-cell>
          <table:table-cell table:style-name="ce146" table:formula="of:=IF(OR([.H$14]=&quot;&quot;;[.$E34]=&quot;&quot;);&quot;&quot;;[.G34])" office:value-type="float" office:value="1" calcext:value-type="float">
            <text:p>1</text:p>
          </table:table-cell>
          <table:table-cell table:style-name="ce146" table:formula="of:=IF(OR([.I$14]=&quot;&quot;;[.$E34]=&quot;&quot;);&quot;&quot;;[.H34])" office:value-type="float" office:value="1" calcext:value-type="float">
            <text:p>1</text:p>
          </table:table-cell>
          <table:table-cell table:style-name="ce146" table:formula="of:=IF(OR([.J$14]=&quot;&quot;;[.$E34]=&quot;&quot;);&quot;&quot;;[.I34])" office:value-type="float" office:value="1" calcext:value-type="float">
            <text:p>1</text:p>
          </table:table-cell>
          <table:table-cell table:style-name="ce146" table:number-columns-repeated="18"/>
          <table:table-cell table:style-name="ce146" table:formula="of:=IF(OR([.AC$14]=&quot;&quot;;[.$E34]=&quot;&quot;);&quot;&quot;;[.AB34])">
            <text:p/>
          </table:table-cell>
          <table:table-cell table:style-name="ce146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5">
          <table:table-cell table:style-name="ce142" office:value-type="string" calcext:value-type="string">
            <text:p>Asiakas DAO</text:p>
          </table:table-cell>
          <table:table-cell table:style-name="ce146"/>
          <table:table-cell table:style-name="ce154"/>
          <table:table-cell table:style-name="ce155" table:content-validation-name="val3" table:formula="of:=IF([.A35]&lt;&gt;&quot;&quot;;&quot;Planned&quot;;&quot;&quot;)" office:value-type="string" office:string-value="Planned" calcext:value-type="string">
            <text:p>Planned</text:p>
          </table:table-cell>
          <table:table-cell table:style-name="ce146" office:value-type="float" office:value="1" calcext:value-type="float">
            <text:p>1</text:p>
          </table:table-cell>
          <table:table-cell table:style-name="ce146" table:formula="of:=IF(OR([.F$14]=&quot;&quot;;[.$E35]=&quot;&quot;);&quot;&quot;;[.E35])" office:value-type="float" office:value="1" calcext:value-type="float">
            <text:p>1</text:p>
          </table:table-cell>
          <table:table-cell table:style-name="ce146" table:formula="of:=IF(OR([.G$14]=&quot;&quot;;[.$E35]=&quot;&quot;);&quot;&quot;;[.F35])" office:value-type="float" office:value="1" calcext:value-type="float">
            <text:p>1</text:p>
          </table:table-cell>
          <table:table-cell table:style-name="ce146" table:formula="of:=IF(OR([.H$14]=&quot;&quot;;[.$E35]=&quot;&quot;);&quot;&quot;;[.G35])" office:value-type="float" office:value="1" calcext:value-type="float">
            <text:p>1</text:p>
          </table:table-cell>
          <table:table-cell table:style-name="ce146" table:formula="of:=IF(OR([.I$14]=&quot;&quot;;[.$E35]=&quot;&quot;);&quot;&quot;;[.H35])" office:value-type="float" office:value="1" calcext:value-type="float">
            <text:p>1</text:p>
          </table:table-cell>
          <table:table-cell table:style-name="ce146" table:formula="of:=IF(OR([.J$14]=&quot;&quot;;[.$E35]=&quot;&quot;);&quot;&quot;;[.I35])" office:value-type="float" office:value="1" calcext:value-type="float">
            <text:p>1</text:p>
          </table:table-cell>
          <table:table-cell table:style-name="ce146" table:number-columns-repeated="18"/>
          <table:table-cell table:style-name="ce146" table:formula="of:=IF(OR([.AC$14]=&quot;&quot;;[.$E35]=&quot;&quot;);&quot;&quot;;[.AB35])">
            <text:p/>
          </table:table-cell>
          <table:table-cell table:style-name="ce146" table:formula="of:=IF(OR([.AD$14]=&quot;&quot;;[.$E35]=&quot;&quot;);&quot;&quot;;[.AC35])">
            <text:p/>
          </table:table-cell>
          <table:table-cell table:number-columns-repeated="994"/>
        </table:table-row>
        <table:table-row table:style-name="ro5">
          <table:table-cell table:style-name="ce142" office:value-type="string" calcext:value-type="string">
            <text:p>Yritys DAO</text:p>
          </table:table-cell>
          <table:table-cell table:style-name="ce146"/>
          <table:table-cell table:style-name="ce154"/>
          <table:table-cell table:style-name="ce155" table:content-validation-name="val3" table:formula="of:=IF([.A36]&lt;&gt;&quot;&quot;;&quot;Planned&quot;;&quot;&quot;)" office:value-type="string" office:string-value="Planned" calcext:value-type="string">
            <text:p>Planned</text:p>
          </table:table-cell>
          <table:table-cell table:style-name="ce146" office:value-type="float" office:value="1" calcext:value-type="float">
            <text:p>1</text:p>
          </table:table-cell>
          <table:table-cell table:style-name="ce146" table:formula="of:=IF(OR([.F$14]=&quot;&quot;;[.$E36]=&quot;&quot;);&quot;&quot;;[.E36])" office:value-type="float" office:value="1" calcext:value-type="float">
            <text:p>1</text:p>
          </table:table-cell>
          <table:table-cell table:style-name="ce146" table:formula="of:=IF(OR([.G$14]=&quot;&quot;;[.$E36]=&quot;&quot;);&quot;&quot;;[.F36])" office:value-type="float" office:value="1" calcext:value-type="float">
            <text:p>1</text:p>
          </table:table-cell>
          <table:table-cell table:style-name="ce146" table:formula="of:=IF(OR([.H$14]=&quot;&quot;;[.$E36]=&quot;&quot;);&quot;&quot;;[.G36])" office:value-type="float" office:value="1" calcext:value-type="float">
            <text:p>1</text:p>
          </table:table-cell>
          <table:table-cell table:style-name="ce146" table:formula="of:=IF(OR([.I$14]=&quot;&quot;;[.$E36]=&quot;&quot;);&quot;&quot;;[.H36])" office:value-type="float" office:value="1" calcext:value-type="float">
            <text:p>1</text:p>
          </table:table-cell>
          <table:table-cell table:style-name="ce146" table:formula="of:=IF(OR([.J$14]=&quot;&quot;;[.$E36]=&quot;&quot;);&quot;&quot;;[.I36])" office:value-type="float" office:value="1" calcext:value-type="float">
            <text:p>1</text:p>
          </table:table-cell>
          <table:table-cell table:style-name="ce146" table:number-columns-repeated="18"/>
          <table:table-cell table:style-name="ce146" table:formula="of:=IF(OR([.AC$14]=&quot;&quot;;[.$E36]=&quot;&quot;);&quot;&quot;;[.AB36])">
            <text:p/>
          </table:table-cell>
          <table:table-cell table:style-name="ce146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5">
          <table:table-cell table:style-name="ce142" office:value-type="string" calcext:value-type="string">
            <text:p>AsiakasController</text:p>
          </table:table-cell>
          <table:table-cell table:style-name="ce146"/>
          <table:table-cell table:style-name="ce154"/>
          <table:table-cell table:style-name="ce155" table:content-validation-name="val3" table:formula="of:=IF([.A37]&lt;&gt;&quot;&quot;;&quot;Planned&quot;;&quot;&quot;)" office:value-type="string" office:string-value="Planned" calcext:value-type="string">
            <text:p>Planned</text:p>
          </table:table-cell>
          <table:table-cell table:style-name="ce146" office:value-type="float" office:value="1" calcext:value-type="float">
            <text:p>1</text:p>
          </table:table-cell>
          <table:table-cell table:style-name="ce146" table:formula="of:=IF(OR([.F$14]=&quot;&quot;;[.$E37]=&quot;&quot;);&quot;&quot;;[.E37])" office:value-type="float" office:value="1" calcext:value-type="float">
            <text:p>1</text:p>
          </table:table-cell>
          <table:table-cell table:style-name="ce146" table:formula="of:=IF(OR([.G$14]=&quot;&quot;;[.$E37]=&quot;&quot;);&quot;&quot;;[.F37])" office:value-type="float" office:value="1" calcext:value-type="float">
            <text:p>1</text:p>
          </table:table-cell>
          <table:table-cell table:style-name="ce146" table:formula="of:=IF(OR([.H$14]=&quot;&quot;;[.$E37]=&quot;&quot;);&quot;&quot;;[.G37])" office:value-type="float" office:value="1" calcext:value-type="float">
            <text:p>1</text:p>
          </table:table-cell>
          <table:table-cell table:style-name="ce146" table:formula="of:=IF(OR([.I$14]=&quot;&quot;;[.$E37]=&quot;&quot;);&quot;&quot;;[.H37])" office:value-type="float" office:value="1" calcext:value-type="float">
            <text:p>1</text:p>
          </table:table-cell>
          <table:table-cell table:style-name="ce146" table:formula="of:=IF(OR([.J$14]=&quot;&quot;;[.$E37]=&quot;&quot;);&quot;&quot;;[.I37])" office:value-type="float" office:value="1" calcext:value-type="float">
            <text:p>1</text:p>
          </table:table-cell>
          <table:table-cell table:style-name="ce146" table:number-columns-repeated="18"/>
          <table:table-cell table:style-name="ce146" table:formula="of:=IF(OR([.AC$14]=&quot;&quot;;[.$E37]=&quot;&quot;);&quot;&quot;;[.AB37])">
            <text:p/>
          </table:table-cell>
          <table:table-cell table:style-name="ce146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5">
          <table:table-cell table:style-name="ce142" office:value-type="string" calcext:value-type="string">
            <text:p>YritysController</text:p>
          </table:table-cell>
          <table:table-cell table:style-name="ce146"/>
          <table:table-cell table:style-name="ce154"/>
          <table:table-cell table:style-name="ce155" table:content-validation-name="val3" table:formula="of:=IF([.A38]&lt;&gt;&quot;&quot;;&quot;Planned&quot;;&quot;&quot;)" office:value-type="string" office:string-value="Planned" calcext:value-type="string">
            <text:p>Planned</text:p>
          </table:table-cell>
          <table:table-cell table:style-name="ce146" office:value-type="float" office:value="1" calcext:value-type="float">
            <text:p>1</text:p>
          </table:table-cell>
          <table:table-cell table:style-name="ce146" table:formula="of:=IF(OR([.F$14]=&quot;&quot;;[.$E38]=&quot;&quot;);&quot;&quot;;[.E38])" office:value-type="float" office:value="1" calcext:value-type="float">
            <text:p>1</text:p>
          </table:table-cell>
          <table:table-cell table:style-name="ce146" table:formula="of:=IF(OR([.G$14]=&quot;&quot;;[.$E38]=&quot;&quot;);&quot;&quot;;[.F38])" office:value-type="float" office:value="1" calcext:value-type="float">
            <text:p>1</text:p>
          </table:table-cell>
          <table:table-cell table:style-name="ce146" table:formula="of:=IF(OR([.H$14]=&quot;&quot;;[.$E38]=&quot;&quot;);&quot;&quot;;[.G38])" office:value-type="float" office:value="1" calcext:value-type="float">
            <text:p>1</text:p>
          </table:table-cell>
          <table:table-cell table:style-name="ce146" table:formula="of:=IF(OR([.I$14]=&quot;&quot;;[.$E38]=&quot;&quot;);&quot;&quot;;[.H38])" office:value-type="float" office:value="1" calcext:value-type="float">
            <text:p>1</text:p>
          </table:table-cell>
          <table:table-cell table:style-name="ce146" table:formula="of:=IF(OR([.J$14]=&quot;&quot;;[.$E38]=&quot;&quot;);&quot;&quot;;[.I38])" office:value-type="float" office:value="1" calcext:value-type="float">
            <text:p>1</text:p>
          </table:table-cell>
          <table:table-cell table:style-name="ce146" table:number-columns-repeated="18"/>
          <table:table-cell table:style-name="ce146" table:formula="of:=IF(OR([.AC$14]=&quot;&quot;;[.$E38]=&quot;&quot;);&quot;&quot;;[.AB38])">
            <text:p/>
          </table:table-cell>
          <table:table-cell table:style-name="ce146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5">
          <table:table-cell table:style-name="ce142" office:value-type="string" calcext:value-type="string">
            <text:p>JSP sivut</text:p>
          </table:table-cell>
          <table:table-cell table:style-name="ce146"/>
          <table:table-cell table:style-name="ce154"/>
          <table:table-cell table:style-name="ce155" table:content-validation-name="val3" table:formula="of:=IF([.A39]&lt;&gt;&quot;&quot;;&quot;Planned&quot;;&quot;&quot;)" office:value-type="string" office:string-value="Planned" calcext:value-type="string">
            <text:p>Planned</text:p>
          </table:table-cell>
          <table:table-cell table:style-name="ce146" office:value-type="float" office:value="1" calcext:value-type="float">
            <text:p>1</text:p>
          </table:table-cell>
          <table:table-cell table:style-name="ce146" table:formula="of:=IF(OR([.F$14]=&quot;&quot;;[.$E39]=&quot;&quot;);&quot;&quot;;[.E39])" office:value-type="float" office:value="1" calcext:value-type="float">
            <text:p>1</text:p>
          </table:table-cell>
          <table:table-cell table:style-name="ce146" table:formula="of:=IF(OR([.G$14]=&quot;&quot;;[.$E39]=&quot;&quot;);&quot;&quot;;[.F39])" office:value-type="float" office:value="1" calcext:value-type="float">
            <text:p>1</text:p>
          </table:table-cell>
          <table:table-cell table:style-name="ce146" table:formula="of:=IF(OR([.H$14]=&quot;&quot;;[.$E39]=&quot;&quot;);&quot;&quot;;[.G39])" office:value-type="float" office:value="1" calcext:value-type="float">
            <text:p>1</text:p>
          </table:table-cell>
          <table:table-cell table:style-name="ce146" table:formula="of:=IF(OR([.I$14]=&quot;&quot;;[.$E39]=&quot;&quot;);&quot;&quot;;[.H39])" office:value-type="float" office:value="1" calcext:value-type="float">
            <text:p>1</text:p>
          </table:table-cell>
          <table:table-cell table:style-name="ce146" table:formula="of:=IF(OR([.J$14]=&quot;&quot;;[.$E39]=&quot;&quot;);&quot;&quot;;[.I39])" office:value-type="float" office:value="1" calcext:value-type="float">
            <text:p>1</text:p>
          </table:table-cell>
          <table:table-cell table:style-name="ce146" table:number-columns-repeated="18"/>
          <table:table-cell table:style-name="ce146" table:formula="of:=IF(OR([.AC$14]=&quot;&quot;;[.$E39]=&quot;&quot;);&quot;&quot;;[.AB39])">
            <text:p/>
          </table:table-cell>
          <table:table-cell table:style-name="ce146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5">
          <table:table-cell table:style-name="ce142" office:value-type="string" calcext:value-type="string">
            <text:p>DAO luokkien Junit testit</text:p>
          </table:table-cell>
          <table:table-cell table:style-name="ce146"/>
          <table:table-cell table:style-name="ce154"/>
          <table:table-cell table:style-name="ce155" table:content-validation-name="val3" table:formula="of:=IF([.A40]&lt;&gt;&quot;&quot;;&quot;Planned&quot;;&quot;&quot;)" office:value-type="string" office:string-value="Planned" calcext:value-type="string">
            <text:p>Planned</text:p>
          </table:table-cell>
          <table:table-cell table:style-name="ce146" office:value-type="float" office:value="1" calcext:value-type="float">
            <text:p>1</text:p>
          </table:table-cell>
          <table:table-cell table:style-name="ce146" table:formula="of:=IF(OR([.F$14]=&quot;&quot;;[.$E40]=&quot;&quot;);&quot;&quot;;[.E40])" office:value-type="float" office:value="1" calcext:value-type="float">
            <text:p>1</text:p>
          </table:table-cell>
          <table:table-cell table:style-name="ce146" table:formula="of:=IF(OR([.G$14]=&quot;&quot;;[.$E40]=&quot;&quot;);&quot;&quot;;[.F40])" office:value-type="float" office:value="1" calcext:value-type="float">
            <text:p>1</text:p>
          </table:table-cell>
          <table:table-cell table:style-name="ce146" table:formula="of:=IF(OR([.H$14]=&quot;&quot;;[.$E40]=&quot;&quot;);&quot;&quot;;[.G40])" office:value-type="float" office:value="1" calcext:value-type="float">
            <text:p>1</text:p>
          </table:table-cell>
          <table:table-cell table:style-name="ce146" table:formula="of:=IF(OR([.I$14]=&quot;&quot;;[.$E40]=&quot;&quot;);&quot;&quot;;[.H40])" office:value-type="float" office:value="1" calcext:value-type="float">
            <text:p>1</text:p>
          </table:table-cell>
          <table:table-cell table:style-name="ce146" table:formula="of:=IF(OR([.J$14]=&quot;&quot;;[.$E40]=&quot;&quot;);&quot;&quot;;[.I40])" office:value-type="float" office:value="1" calcext:value-type="float">
            <text:p>1</text:p>
          </table:table-cell>
          <table:table-cell table:style-name="ce146" table:number-columns-repeated="18"/>
          <table:table-cell table:style-name="ce146" table:formula="of:=IF(OR([.AC$14]=&quot;&quot;;[.$E40]=&quot;&quot;);&quot;&quot;;[.AB40])">
            <text:p/>
          </table:table-cell>
          <table:table-cell table:style-name="ce146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5">
          <table:table-cell table:style-name="ce142" office:value-type="string" calcext:value-type="string">
            <text:p>Kontrollerien testit</text:p>
          </table:table-cell>
          <table:table-cell table:style-name="ce146"/>
          <table:table-cell table:style-name="ce154"/>
          <table:table-cell table:style-name="ce155" table:content-validation-name="val3" table:formula="of:=IF([.A41]&lt;&gt;&quot;&quot;;&quot;Planned&quot;;&quot;&quot;)" office:value-type="string" office:string-value="Planned" calcext:value-type="string">
            <text:p>Planned</text:p>
          </table:table-cell>
          <table:table-cell table:style-name="ce146" office:value-type="float" office:value="1" calcext:value-type="float">
            <text:p>1</text:p>
          </table:table-cell>
          <table:table-cell table:style-name="ce146" table:formula="of:=IF(OR([.F$14]=&quot;&quot;;[.$E41]=&quot;&quot;);&quot;&quot;;[.E41])" office:value-type="float" office:value="1" calcext:value-type="float">
            <text:p>1</text:p>
          </table:table-cell>
          <table:table-cell table:style-name="ce146" table:formula="of:=IF(OR([.G$14]=&quot;&quot;;[.$E41]=&quot;&quot;);&quot;&quot;;[.F41])" office:value-type="float" office:value="1" calcext:value-type="float">
            <text:p>1</text:p>
          </table:table-cell>
          <table:table-cell table:style-name="ce146" table:formula="of:=IF(OR([.H$14]=&quot;&quot;;[.$E41]=&quot;&quot;);&quot;&quot;;[.G41])" office:value-type="float" office:value="1" calcext:value-type="float">
            <text:p>1</text:p>
          </table:table-cell>
          <table:table-cell table:style-name="ce146" table:formula="of:=IF(OR([.I$14]=&quot;&quot;;[.$E41]=&quot;&quot;);&quot;&quot;;[.H41])" office:value-type="float" office:value="1" calcext:value-type="float">
            <text:p>1</text:p>
          </table:table-cell>
          <table:table-cell table:style-name="ce146" table:formula="of:=IF(OR([.J$14]=&quot;&quot;;[.$E41]=&quot;&quot;);&quot;&quot;;[.I41])" office:value-type="float" office:value="1" calcext:value-type="float">
            <text:p>1</text:p>
          </table:table-cell>
          <table:table-cell table:style-name="ce146" table:number-columns-repeated="18"/>
          <table:table-cell table:style-name="ce146" table:formula="of:=IF(OR([.AC$14]=&quot;&quot;;[.$E41]=&quot;&quot;);&quot;&quot;;[.AB41])">
            <text:p/>
          </table:table-cell>
          <table:table-cell table:style-name="ce146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5">
          <table:table-cell table:style-name="ce140"/>
          <table:table-cell table:style-name="ce146"/>
          <table:table-cell table:style-name="ce154"/>
          <table:table-cell table:style-name="ce155" table:content-validation-name="val3" table:formula="of:=IF([.A42]&lt;&gt;&quot;&quot;;&quot;Planned&quot;;&quot;&quot;)">
            <text:p/>
          </table:table-cell>
          <table:table-cell table:style-name="ce146"/>
          <table:table-cell table:style-name="ce146" table:formula="of:=IF(OR([.F$14]=&quot;&quot;;[.$E42]=&quot;&quot;);&quot;&quot;;[.E42])">
            <text:p/>
          </table:table-cell>
          <table:table-cell table:style-name="ce146" table:number-columns-repeated="22"/>
          <table:table-cell table:style-name="ce146" table:formula="of:=IF(OR([.AC$14]=&quot;&quot;;[.$E42]=&quot;&quot;);&quot;&quot;;[.AB42])">
            <text:p/>
          </table:table-cell>
          <table:table-cell table:style-name="ce146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5">
          <table:table-cell table:style-name="ce140"/>
          <table:table-cell table:style-name="ce146"/>
          <table:table-cell table:style-name="ce154"/>
          <table:table-cell table:style-name="ce155" table:content-validation-name="val3" table:formula="of:=IF([.A43]&lt;&gt;&quot;&quot;;&quot;Planned&quot;;&quot;&quot;)">
            <text:p/>
          </table:table-cell>
          <table:table-cell table:style-name="ce146"/>
          <table:table-cell table:style-name="ce146" table:formula="of:=IF(OR([.F$14]=&quot;&quot;;[.$E43]=&quot;&quot;);&quot;&quot;;[.E43])">
            <text:p/>
          </table:table-cell>
          <table:table-cell table:style-name="ce146" table:number-columns-repeated="22"/>
          <table:table-cell table:style-name="ce146" table:formula="of:=IF(OR([.AC$14]=&quot;&quot;;[.$E43]=&quot;&quot;);&quot;&quot;;[.AB43])">
            <text:p/>
          </table:table-cell>
          <table:table-cell table:style-name="ce146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5">
          <table:table-cell table:style-name="ce140"/>
          <table:table-cell table:style-name="ce146"/>
          <table:table-cell table:style-name="ce154"/>
          <table:table-cell table:style-name="ce155" table:content-validation-name="val3" table:formula="of:=IF([.A44]&lt;&gt;&quot;&quot;;&quot;Planned&quot;;&quot;&quot;)">
            <text:p/>
          </table:table-cell>
          <table:table-cell table:style-name="ce146"/>
          <table:table-cell table:style-name="ce146" table:formula="of:=IF(OR([.F$14]=&quot;&quot;;[.$E44]=&quot;&quot;);&quot;&quot;;[.E44])">
            <text:p/>
          </table:table-cell>
          <table:table-cell table:style-name="ce146" table:number-columns-repeated="22"/>
          <table:table-cell table:style-name="ce146" table:formula="of:=IF(OR([.AC$14]=&quot;&quot;;[.$E44]=&quot;&quot;);&quot;&quot;;[.AB44])">
            <text:p/>
          </table:table-cell>
          <table:table-cell table:style-name="ce146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5">
          <table:table-cell table:style-name="ce140"/>
          <table:table-cell table:style-name="ce146"/>
          <table:table-cell table:style-name="ce154"/>
          <table:table-cell table:style-name="ce155" table:content-validation-name="val3" table:formula="of:=IF([.A45]&lt;&gt;&quot;&quot;;&quot;Planned&quot;;&quot;&quot;)">
            <text:p/>
          </table:table-cell>
          <table:table-cell table:style-name="ce146"/>
          <table:table-cell table:style-name="ce146" table:formula="of:=IF(OR([.F$14]=&quot;&quot;;[.$E45]=&quot;&quot;);&quot;&quot;;[.E45])">
            <text:p/>
          </table:table-cell>
          <table:table-cell table:style-name="ce146" table:number-columns-repeated="22"/>
          <table:table-cell table:style-name="ce146" table:formula="of:=IF(OR([.AC$14]=&quot;&quot;;[.$E45]=&quot;&quot;);&quot;&quot;;[.AB45])">
            <text:p/>
          </table:table-cell>
          <table:table-cell table:style-name="ce146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2">
          <table:table-cell table:style-name="ce140"/>
          <table:table-cell table:style-name="ce146"/>
          <table:table-cell table:style-name="ce154"/>
          <table:table-cell table:style-name="ce155" table:content-validation-name="val3" table:formula="of:=IF([.A46]&lt;&gt;&quot;&quot;;&quot;Planned&quot;;&quot;&quot;)">
            <text:p/>
          </table:table-cell>
          <table:table-cell table:style-name="ce146"/>
          <table:table-cell table:style-name="ce146" table:formula="of:=IF(OR([.F$14]=&quot;&quot;;[.$E46]=&quot;&quot;);&quot;&quot;;[.E46])">
            <text:p/>
          </table:table-cell>
          <table:table-cell table:style-name="ce146" table:number-columns-repeated="22"/>
          <table:table-cell table:style-name="ce146" table:formula="of:=IF(OR([.AC$14]=&quot;&quot;;[.$E46]=&quot;&quot;);&quot;&quot;;[.AB46])">
            <text:p/>
          </table:table-cell>
          <table:table-cell table:style-name="ce146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2">
          <table:table-cell table:style-name="ce140"/>
          <table:table-cell table:style-name="ce146"/>
          <table:table-cell table:style-name="ce154"/>
          <table:table-cell table:style-name="ce155" table:content-validation-name="val3" table:formula="of:=IF([.A47]&lt;&gt;&quot;&quot;;&quot;Planned&quot;;&quot;&quot;)">
            <text:p/>
          </table:table-cell>
          <table:table-cell table:style-name="ce146"/>
          <table:table-cell table:style-name="ce146" table:formula="of:=IF(OR([.F$14]=&quot;&quot;;[.$E47]=&quot;&quot;);&quot;&quot;;[.E47])">
            <text:p/>
          </table:table-cell>
          <table:table-cell table:style-name="ce146" table:number-columns-repeated="22"/>
          <table:table-cell table:style-name="ce146" table:formula="of:=IF(OR([.AC$14]=&quot;&quot;;[.$E47]=&quot;&quot;);&quot;&quot;;[.AB47])">
            <text:p/>
          </table:table-cell>
          <table:table-cell table:style-name="ce146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2">
          <table:table-cell table:style-name="ce140"/>
          <table:table-cell table:style-name="ce146"/>
          <table:table-cell table:style-name="ce154"/>
          <table:table-cell table:style-name="ce155" table:content-validation-name="val3" table:formula="of:=IF([.A48]&lt;&gt;&quot;&quot;;&quot;Planned&quot;;&quot;&quot;)">
            <text:p/>
          </table:table-cell>
          <table:table-cell table:style-name="ce146"/>
          <table:table-cell table:style-name="ce146" table:formula="of:=IF(OR([.F$14]=&quot;&quot;;[.$E48]=&quot;&quot;);&quot;&quot;;[.E48])">
            <text:p/>
          </table:table-cell>
          <table:table-cell table:style-name="ce146" table:number-columns-repeated="22"/>
          <table:table-cell table:style-name="ce146" table:formula="of:=IF(OR([.AC$14]=&quot;&quot;;[.$E48]=&quot;&quot;);&quot;&quot;;[.AB48])">
            <text:p/>
          </table:table-cell>
          <table:table-cell table:style-name="ce146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2">
          <table:table-cell table:style-name="ce140"/>
          <table:table-cell table:style-name="ce146"/>
          <table:table-cell table:style-name="ce154"/>
          <table:table-cell table:style-name="ce155" table:content-validation-name="val3" table:formula="of:=IF([.A49]&lt;&gt;&quot;&quot;;&quot;Planned&quot;;&quot;&quot;)">
            <text:p/>
          </table:table-cell>
          <table:table-cell table:style-name="ce146"/>
          <table:table-cell table:style-name="ce146" table:formula="of:=IF(OR([.F$14]=&quot;&quot;;[.$E49]=&quot;&quot;);&quot;&quot;;[.E49])">
            <text:p/>
          </table:table-cell>
          <table:table-cell table:style-name="ce146" table:number-columns-repeated="22"/>
          <table:table-cell table:style-name="ce146" table:formula="of:=IF(OR([.AC$14]=&quot;&quot;;[.$E49]=&quot;&quot;);&quot;&quot;;[.AB49])">
            <text:p/>
          </table:table-cell>
          <table:table-cell table:style-name="ce146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2">
          <table:table-cell table:style-name="ce140"/>
          <table:table-cell table:style-name="ce146"/>
          <table:table-cell table:style-name="ce154"/>
          <table:table-cell table:style-name="ce155" table:content-validation-name="val3" table:formula="of:=IF([.A50]&lt;&gt;&quot;&quot;;&quot;Planned&quot;;&quot;&quot;)">
            <text:p/>
          </table:table-cell>
          <table:table-cell table:style-name="ce146"/>
          <table:table-cell table:style-name="ce146" table:formula="of:=IF(OR([.F$14]=&quot;&quot;;[.$E50]=&quot;&quot;);&quot;&quot;;[.E50])">
            <text:p/>
          </table:table-cell>
          <table:table-cell table:style-name="ce146" table:number-columns-repeated="22"/>
          <table:table-cell table:style-name="ce146" table:formula="of:=IF(OR([.AC$14]=&quot;&quot;;[.$E50]=&quot;&quot;);&quot;&quot;;[.AB50])">
            <text:p/>
          </table:table-cell>
          <table:table-cell table:style-name="ce146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2">
          <table:table-cell table:style-name="ce140"/>
          <table:table-cell table:style-name="ce146"/>
          <table:table-cell table:style-name="ce154"/>
          <table:table-cell table:style-name="ce155" table:content-validation-name="val3" table:formula="of:=IF([.A51]&lt;&gt;&quot;&quot;;&quot;Planned&quot;;&quot;&quot;)">
            <text:p/>
          </table:table-cell>
          <table:table-cell table:style-name="ce146"/>
          <table:table-cell table:style-name="ce146" table:formula="of:=IF(OR([.F$14]=&quot;&quot;;[.$E51]=&quot;&quot;);&quot;&quot;;[.E51])">
            <text:p/>
          </table:table-cell>
          <table:table-cell table:style-name="ce146" table:number-columns-repeated="22"/>
          <table:table-cell table:style-name="ce146" table:formula="of:=IF(OR([.AC$14]=&quot;&quot;;[.$E51]=&quot;&quot;);&quot;&quot;;[.AB51])">
            <text:p/>
          </table:table-cell>
          <table:table-cell table:style-name="ce146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2">
          <table:table-cell table:style-name="ce140"/>
          <table:table-cell table:style-name="ce146"/>
          <table:table-cell table:style-name="ce154"/>
          <table:table-cell table:style-name="ce155" table:content-validation-name="val3" table:formula="of:=IF([.A52]&lt;&gt;&quot;&quot;;&quot;Planned&quot;;&quot;&quot;)">
            <text:p/>
          </table:table-cell>
          <table:table-cell table:style-name="ce146"/>
          <table:table-cell table:style-name="ce146" table:formula="of:=IF(OR([.F$14]=&quot;&quot;;[.$E52]=&quot;&quot;);&quot;&quot;;[.E52])">
            <text:p/>
          </table:table-cell>
          <table:table-cell table:style-name="ce146" table:number-columns-repeated="22"/>
          <table:table-cell table:style-name="ce146" table:formula="of:=IF(OR([.AC$14]=&quot;&quot;;[.$E52]=&quot;&quot;);&quot;&quot;;[.AB52])">
            <text:p/>
          </table:table-cell>
          <table:table-cell table:style-name="ce146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2">
          <table:table-cell table:style-name="ce140"/>
          <table:table-cell table:style-name="ce146"/>
          <table:table-cell table:style-name="ce154"/>
          <table:table-cell table:style-name="ce155" table:content-validation-name="val3" table:formula="of:=IF([.A53]&lt;&gt;&quot;&quot;;&quot;Planned&quot;;&quot;&quot;)">
            <text:p/>
          </table:table-cell>
          <table:table-cell table:style-name="ce146"/>
          <table:table-cell table:style-name="ce146" table:formula="of:=IF(OR([.F$14]=&quot;&quot;;[.$E53]=&quot;&quot;);&quot;&quot;;[.E53])">
            <text:p/>
          </table:table-cell>
          <table:table-cell table:style-name="ce146" table:number-columns-repeated="22"/>
          <table:table-cell table:style-name="ce146" table:formula="of:=IF(OR([.AC$14]=&quot;&quot;;[.$E53]=&quot;&quot;);&quot;&quot;;[.AB53])">
            <text:p/>
          </table:table-cell>
          <table:table-cell table:style-name="ce146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2">
          <table:table-cell table:style-name="ce140"/>
          <table:table-cell table:style-name="ce146"/>
          <table:table-cell table:style-name="ce154"/>
          <table:table-cell table:style-name="ce155" table:content-validation-name="val3" table:formula="of:=IF([.A54]&lt;&gt;&quot;&quot;;&quot;Planned&quot;;&quot;&quot;)">
            <text:p/>
          </table:table-cell>
          <table:table-cell table:style-name="ce146"/>
          <table:table-cell table:style-name="ce146" table:formula="of:=IF(OR([.F$14]=&quot;&quot;;[.$E54]=&quot;&quot;);&quot;&quot;;[.E54])">
            <text:p/>
          </table:table-cell>
          <table:table-cell table:style-name="ce146" table:number-columns-repeated="22"/>
          <table:table-cell table:style-name="ce146" table:formula="of:=IF(OR([.AC$14]=&quot;&quot;;[.$E54]=&quot;&quot;);&quot;&quot;;[.AB54])">
            <text:p/>
          </table:table-cell>
          <table:table-cell table:style-name="ce146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2">
          <table:table-cell table:style-name="ce140"/>
          <table:table-cell table:style-name="ce146"/>
          <table:table-cell table:style-name="ce154"/>
          <table:table-cell table:style-name="ce155" table:content-validation-name="val3" table:formula="of:=IF([.A55]&lt;&gt;&quot;&quot;;&quot;Planned&quot;;&quot;&quot;)">
            <text:p/>
          </table:table-cell>
          <table:table-cell table:style-name="ce146"/>
          <table:table-cell table:style-name="ce146" table:formula="of:=IF(OR([.F$14]=&quot;&quot;;[.$E55]=&quot;&quot;);&quot;&quot;;[.E55])">
            <text:p/>
          </table:table-cell>
          <table:table-cell table:style-name="ce146" table:number-columns-repeated="22"/>
          <table:table-cell table:style-name="ce146" table:formula="of:=IF(OR([.AC$14]=&quot;&quot;;[.$E55]=&quot;&quot;);&quot;&quot;;[.AB55])">
            <text:p/>
          </table:table-cell>
          <table:table-cell table:style-name="ce146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2">
          <table:table-cell table:style-name="ce140"/>
          <table:table-cell table:style-name="ce146"/>
          <table:table-cell table:style-name="ce154"/>
          <table:table-cell table:style-name="ce155" table:content-validation-name="val3" table:formula="of:=IF([.A56]&lt;&gt;&quot;&quot;;&quot;Planned&quot;;&quot;&quot;)">
            <text:p/>
          </table:table-cell>
          <table:table-cell table:style-name="ce146"/>
          <table:table-cell table:style-name="ce146" table:formula="of:=IF(OR([.F$14]=&quot;&quot;;[.$E56]=&quot;&quot;);&quot;&quot;;[.E56])">
            <text:p/>
          </table:table-cell>
          <table:table-cell table:style-name="ce146" table:number-columns-repeated="22"/>
          <table:table-cell table:style-name="ce146" table:formula="of:=IF(OR([.AC$14]=&quot;&quot;;[.$E56]=&quot;&quot;);&quot;&quot;;[.AB56])">
            <text:p/>
          </table:table-cell>
          <table:table-cell table:style-name="ce146"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2">
          <table:table-cell table:style-name="ce140"/>
          <table:table-cell table:style-name="ce146"/>
          <table:table-cell table:style-name="ce154"/>
          <table:table-cell table:style-name="ce155" table:content-validation-name="val3" table:formula="of:=IF([.A57]&lt;&gt;&quot;&quot;;&quot;Planned&quot;;&quot;&quot;)">
            <text:p/>
          </table:table-cell>
          <table:table-cell table:style-name="ce146"/>
          <table:table-cell table:style-name="ce146" table:formula="of:=IF(OR([.F$14]=&quot;&quot;;[.$E57]=&quot;&quot;);&quot;&quot;;[.E57])">
            <text:p/>
          </table:table-cell>
          <table:table-cell table:style-name="ce146" table:number-columns-repeated="22"/>
          <table:table-cell table:style-name="ce146" table:formula="of:=IF(OR([.AC$14]=&quot;&quot;;[.$E57]=&quot;&quot;);&quot;&quot;;[.AB57])">
            <text:p/>
          </table:table-cell>
          <table:table-cell table:style-name="ce146" table:formula="of:=IF(OR([.AD$14]=&quot;&quot;;[.$E57]=&quot;&quot;);&quot;&quot;;[.AC57])">
            <text:p/>
          </table:table-cell>
          <table:table-cell table:number-columns-repeated="994"/>
        </table:table-row>
        <table:table-row table:style-name="ro2">
          <table:table-cell table:style-name="ce140"/>
          <table:table-cell table:style-name="ce146"/>
          <table:table-cell table:style-name="ce154"/>
          <table:table-cell table:style-name="ce155" table:content-validation-name="val3" table:formula="of:=IF([.A58]&lt;&gt;&quot;&quot;;&quot;Planned&quot;;&quot;&quot;)">
            <text:p/>
          </table:table-cell>
          <table:table-cell table:style-name="ce146"/>
          <table:table-cell table:style-name="ce146" table:formula="of:=IF(OR([.F$14]=&quot;&quot;;[.$E58]=&quot;&quot;);&quot;&quot;;[.E58])">
            <text:p/>
          </table:table-cell>
          <table:table-cell table:style-name="ce146" table:number-columns-repeated="22"/>
          <table:table-cell table:style-name="ce146" table:formula="of:=IF(OR([.AC$14]=&quot;&quot;;[.$E58]=&quot;&quot;);&quot;&quot;;[.AB58])">
            <text:p/>
          </table:table-cell>
          <table:table-cell table:style-name="ce146" table:formula="of:=IF(OR([.AD$14]=&quot;&quot;;[.$E58]=&quot;&quot;);&quot;&quot;;[.AC58])">
            <text:p/>
          </table:table-cell>
          <table:table-cell table:number-columns-repeated="994"/>
        </table:table-row>
        <table:table-row table:style-name="ro2">
          <table:table-cell table:style-name="ce140"/>
          <table:table-cell table:style-name="ce146"/>
          <table:table-cell table:style-name="ce154"/>
          <table:table-cell table:style-name="ce155" table:content-validation-name="val3" table:formula="of:=IF([.A59]&lt;&gt;&quot;&quot;;&quot;Planned&quot;;&quot;&quot;)">
            <text:p/>
          </table:table-cell>
          <table:table-cell table:style-name="ce146"/>
          <table:table-cell table:style-name="ce146" table:formula="of:=IF(OR([.F$14]=&quot;&quot;;[.$E59]=&quot;&quot;);&quot;&quot;;[.E59])">
            <text:p/>
          </table:table-cell>
          <table:table-cell table:style-name="ce146" table:formula="of:=IF(OR([.G$14]=&quot;&quot;;[.$E59]=&quot;&quot;);&quot;&quot;;[.F59])">
            <text:p/>
          </table:table-cell>
          <table:table-cell table:style-name="ce146" table:formula="of:=IF(OR([.H$14]=&quot;&quot;;[.$E59]=&quot;&quot;);&quot;&quot;;[.G59])">
            <text:p/>
          </table:table-cell>
          <table:table-cell table:style-name="ce146" table:formula="of:=IF(OR([.I$14]=&quot;&quot;;[.$E59]=&quot;&quot;);&quot;&quot;;[.H59])">
            <text:p/>
          </table:table-cell>
          <table:table-cell table:style-name="ce146" table:formula="of:=IF(OR([.J$14]=&quot;&quot;;[.$E59]=&quot;&quot;);&quot;&quot;;[.I59])">
            <text:p/>
          </table:table-cell>
          <table:table-cell table:style-name="ce146" table:formula="of:=IF(OR([.K$14]=&quot;&quot;;[.$E59]=&quot;&quot;);&quot;&quot;;[.J59])">
            <text:p/>
          </table:table-cell>
          <table:table-cell table:style-name="ce146" table:formula="of:=IF(OR([.L$14]=&quot;&quot;;[.$E59]=&quot;&quot;);&quot;&quot;;[.K59])">
            <text:p/>
          </table:table-cell>
          <table:table-cell table:style-name="ce146" table:formula="of:=IF(OR([.M$14]=&quot;&quot;;[.$E59]=&quot;&quot;);&quot;&quot;;[.L59])">
            <text:p/>
          </table:table-cell>
          <table:table-cell table:style-name="ce146" table:formula="of:=IF(OR([.N$14]=&quot;&quot;;[.$E59]=&quot;&quot;);&quot;&quot;;[.M59])">
            <text:p/>
          </table:table-cell>
          <table:table-cell table:style-name="ce146" table:formula="of:=IF(OR([.O$14]=&quot;&quot;;[.$E59]=&quot;&quot;);&quot;&quot;;[.N59])">
            <text:p/>
          </table:table-cell>
          <table:table-cell table:style-name="ce146" table:formula="of:=IF(OR([.P$14]=&quot;&quot;;[.$E59]=&quot;&quot;);&quot;&quot;;[.O59])">
            <text:p/>
          </table:table-cell>
          <table:table-cell table:style-name="ce146" table:formula="of:=IF(OR([.Q$14]=&quot;&quot;;[.$E59]=&quot;&quot;);&quot;&quot;;[.P59])">
            <text:p/>
          </table:table-cell>
          <table:table-cell table:style-name="ce146" table:formula="of:=IF(OR([.R$14]=&quot;&quot;;[.$E59]=&quot;&quot;);&quot;&quot;;[.Q59])">
            <text:p/>
          </table:table-cell>
          <table:table-cell table:style-name="ce146" table:formula="of:=IF(OR([.S$14]=&quot;&quot;;[.$E59]=&quot;&quot;);&quot;&quot;;[.R59])">
            <text:p/>
          </table:table-cell>
          <table:table-cell table:style-name="ce146" table:formula="of:=IF(OR([.T$14]=&quot;&quot;;[.$E59]=&quot;&quot;);&quot;&quot;;[.S59])">
            <text:p/>
          </table:table-cell>
          <table:table-cell table:style-name="ce146" table:formula="of:=IF(OR([.U$14]=&quot;&quot;;[.$E59]=&quot;&quot;);&quot;&quot;;[.T59])">
            <text:p/>
          </table:table-cell>
          <table:table-cell table:style-name="ce146" table:formula="of:=IF(OR([.V$14]=&quot;&quot;;[.$E59]=&quot;&quot;);&quot;&quot;;[.U59])">
            <text:p/>
          </table:table-cell>
          <table:table-cell table:style-name="ce146" table:formula="of:=IF(OR([.W$14]=&quot;&quot;;[.$E59]=&quot;&quot;);&quot;&quot;;[.V59])">
            <text:p/>
          </table:table-cell>
          <table:table-cell table:style-name="ce146" table:formula="of:=IF(OR([.X$14]=&quot;&quot;;[.$E59]=&quot;&quot;);&quot;&quot;;[.W59])">
            <text:p/>
          </table:table-cell>
          <table:table-cell table:style-name="ce146" table:formula="of:=IF(OR([.Y$14]=&quot;&quot;;[.$E59]=&quot;&quot;);&quot;&quot;;[.X59])">
            <text:p/>
          </table:table-cell>
          <table:table-cell table:style-name="ce146" table:formula="of:=IF(OR([.Z$14]=&quot;&quot;;[.$E59]=&quot;&quot;);&quot;&quot;;[.Y59])">
            <text:p/>
          </table:table-cell>
          <table:table-cell table:style-name="ce146" table:formula="of:=IF(OR([.AA$14]=&quot;&quot;;[.$E59]=&quot;&quot;);&quot;&quot;;[.Z59])">
            <text:p/>
          </table:table-cell>
          <table:table-cell table:style-name="ce146" table:formula="of:=IF(OR([.AB$14]=&quot;&quot;;[.$E59]=&quot;&quot;);&quot;&quot;;[.AA59])">
            <text:p/>
          </table:table-cell>
          <table:table-cell table:style-name="ce146" table:formula="of:=IF(OR([.AC$14]=&quot;&quot;;[.$E59]=&quot;&quot;);&quot;&quot;;[.AB59])">
            <text:p/>
          </table:table-cell>
          <table:table-cell table:style-name="ce146" table:formula="of:=IF(OR([.AD$14]=&quot;&quot;;[.$E59]=&quot;&quot;);&quot;&quot;;[.AC59])">
            <text:p/>
          </table:table-cell>
          <table:table-cell table:number-columns-repeated="994"/>
        </table:table-row>
        <table:table-row table:style-name="ro2">
          <table:table-cell table:number-columns-repeated="3"/>
          <table:table-cell table:style-name="ce42" table:content-validation-name="val3" table:formula="of:=IF([.A60]&lt;&gt;&quot;&quot;;&quot;Planned&quot;;&quot;&quot;)">
            <text:p/>
          </table:table-cell>
          <table:table-cell/>
          <table:table-cell table:formula="of:=IF(OR([.F$14]=&quot;&quot;;[.$E60]=&quot;&quot;);&quot;&quot;;[.E60])">
            <text:p/>
          </table:table-cell>
          <table:table-cell table:formula="of:=IF(OR([.G$14]=&quot;&quot;;[.$E60]=&quot;&quot;);&quot;&quot;;[.F60])">
            <text:p/>
          </table:table-cell>
          <table:table-cell table:formula="of:=IF(OR([.H$14]=&quot;&quot;;[.$E60]=&quot;&quot;);&quot;&quot;;[.G60])">
            <text:p/>
          </table:table-cell>
          <table:table-cell table:formula="of:=IF(OR([.I$14]=&quot;&quot;;[.$E60]=&quot;&quot;);&quot;&quot;;[.H60])">
            <text:p/>
          </table:table-cell>
          <table:table-cell table:formula="of:=IF(OR([.J$14]=&quot;&quot;;[.$E60]=&quot;&quot;);&quot;&quot;;[.I60])">
            <text:p/>
          </table:table-cell>
          <table:table-cell table:formula="of:=IF(OR([.K$14]=&quot;&quot;;[.$E60]=&quot;&quot;);&quot;&quot;;[.J60])">
            <text:p/>
          </table:table-cell>
          <table:table-cell table:formula="of:=IF(OR([.L$14]=&quot;&quot;;[.$E60]=&quot;&quot;);&quot;&quot;;[.K60])">
            <text:p/>
          </table:table-cell>
          <table:table-cell table:formula="of:=IF(OR([.M$14]=&quot;&quot;;[.$E60]=&quot;&quot;);&quot;&quot;;[.L60])">
            <text:p/>
          </table:table-cell>
          <table:table-cell table:formula="of:=IF(OR([.N$14]=&quot;&quot;;[.$E60]=&quot;&quot;);&quot;&quot;;[.M60])">
            <text:p/>
          </table:table-cell>
          <table:table-cell table:formula="of:=IF(OR([.O$14]=&quot;&quot;;[.$E60]=&quot;&quot;);&quot;&quot;;[.N60])">
            <text:p/>
          </table:table-cell>
          <table:table-cell table:formula="of:=IF(OR([.P$14]=&quot;&quot;;[.$E60]=&quot;&quot;);&quot;&quot;;[.O60])">
            <text:p/>
          </table:table-cell>
          <table:table-cell table:formula="of:=IF(OR([.Q$14]=&quot;&quot;;[.$E60]=&quot;&quot;);&quot;&quot;;[.P60])">
            <text:p/>
          </table:table-cell>
          <table:table-cell table:formula="of:=IF(OR([.R$14]=&quot;&quot;;[.$E60]=&quot;&quot;);&quot;&quot;;[.Q60])">
            <text:p/>
          </table:table-cell>
          <table:table-cell table:formula="of:=IF(OR([.S$14]=&quot;&quot;;[.$E60]=&quot;&quot;);&quot;&quot;;[.R60])">
            <text:p/>
          </table:table-cell>
          <table:table-cell table:formula="of:=IF(OR([.T$14]=&quot;&quot;;[.$E60]=&quot;&quot;);&quot;&quot;;[.S60])">
            <text:p/>
          </table:table-cell>
          <table:table-cell table:formula="of:=IF(OR([.U$14]=&quot;&quot;;[.$E60]=&quot;&quot;);&quot;&quot;;[.T60])">
            <text:p/>
          </table:table-cell>
          <table:table-cell table:formula="of:=IF(OR([.V$14]=&quot;&quot;;[.$E60]=&quot;&quot;);&quot;&quot;;[.U60])">
            <text:p/>
          </table:table-cell>
          <table:table-cell table:formula="of:=IF(OR([.W$14]=&quot;&quot;;[.$E60]=&quot;&quot;);&quot;&quot;;[.V60])">
            <text:p/>
          </table:table-cell>
          <table:table-cell table:formula="of:=IF(OR([.X$14]=&quot;&quot;;[.$E60]=&quot;&quot;);&quot;&quot;;[.W60])">
            <text:p/>
          </table:table-cell>
          <table:table-cell table:formula="of:=IF(OR([.Y$14]=&quot;&quot;;[.$E60]=&quot;&quot;);&quot;&quot;;[.X60])">
            <text:p/>
          </table:table-cell>
          <table:table-cell table:formula="of:=IF(OR([.Z$14]=&quot;&quot;;[.$E60]=&quot;&quot;);&quot;&quot;;[.Y60])">
            <text:p/>
          </table:table-cell>
          <table:table-cell table:formula="of:=IF(OR([.AA$14]=&quot;&quot;;[.$E60]=&quot;&quot;);&quot;&quot;;[.Z60])">
            <text:p/>
          </table:table-cell>
          <table:table-cell table:formula="of:=IF(OR([.AB$14]=&quot;&quot;;[.$E60]=&quot;&quot;);&quot;&quot;;[.AA60])">
            <text:p/>
          </table:table-cell>
          <table:table-cell table:formula="of:=IF(OR([.AC$14]=&quot;&quot;;[.$E60]=&quot;&quot;);&quot;&quot;;[.AB60])">
            <text:p/>
          </table:table-cell>
          <table:table-cell table:formula="of:=IF(OR([.AD$14]=&quot;&quot;;[.$E60]=&quot;&quot;);&quot;&quot;;[.AC60])">
            <text:p/>
          </table:table-cell>
          <table:table-cell table:number-columns-repeated="994"/>
        </table:table-row>
        <table:table-row table:style-name="ro2" table:number-rows-repeated="4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 table:number-columns-repeated="3"/>
          <table:table-cell table:style-name="ce42" table:content-validation-name="val3" table:formula="of:=IF([.A65]&lt;&gt;&quot;&quot;;&quot;Planned&quot;;&quot;&quot;)">
            <text:p/>
          </table:table-cell>
          <table:table-cell table:number-columns-repeated="1020"/>
        </table:table-row>
        <table:table-row table:style-name="ro2" table:number-rows-repeated="1048509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Sprint 2'.B31:'Sprint 2'.C59 'Sprint 2'.B28:'Sprint 2'.C30 'Sprint 2'.A31:'Sprint 2'.A32 'Sprint 2'.A34:'Sprint 2'.A59 'Sprint 2'.C15:'Sprint 2'.AD15 'Sprint 2'.D16:'Sprint 2'.AD21 'Sprint 2'.C22:'Sprint 2'.AD59">
            <calcext:condition calcext:apply-style-name="Excel_CondFormat_5_1_1" calcext:value="formula-is($#REF!.$D15=&quot;Done&quot;)" calcext:base-cell-address="'Sprint 2'.A15"/>
            <calcext:condition calcext:apply-style-name="Excel_CondFormat_5_1_2" calcext:value="formula-is($#REF!.$D15=&quot;Ongoing&quot;)" calcext:base-cell-address="'Sprint 2'.A15"/>
          </calcext:conditional-format>
          <calcext:conditional-format calcext:target-range-address="'Sprint 2'.A21:'Sprint 2'.A21 'Sprint 2'.B22:'Sprint 2'.B26 'Sprint 2'.A15:'Sprint 2'.A15">
            <calcext:condition calcext:apply-style-name="Excel_CondFormat_5_2_1" calcext:value="formula-is($#REF!.$C15=&quot;Done&quot;)" calcext:base-cell-address="'Sprint 2'.A15"/>
            <calcext:condition calcext:apply-style-name="Excel_CondFormat_5_2_2" calcext:value="formula-is($#REF!.$C15=&quot;Ongoing&quot;)" calcext:base-cell-address="'Sprint 2'.A15"/>
            <calcext:condition calcext:apply-style-name="Excel_CondFormat_5_2_3" calcext:value="formula-is($#REF!.$C15=&quot;Removed&quot;)" calcext:base-cell-address="'Sprint 2'.A15"/>
          </calcext:conditional-format>
          <calcext:conditional-format calcext:target-range-address="'Sprint 2'.B21:'Sprint 2'.B21 'Sprint 2'.B15:'Sprint 2'.B15">
            <calcext:condition calcext:apply-style-name="Excel_CondFormat_5_3_1" calcext:value="formula-is($#REF!.$C15=&quot;Done&quot;)" calcext:base-cell-address="'Sprint 2'.B15"/>
            <calcext:condition calcext:apply-style-name="Excel_CondFormat_5_3_2" calcext:value="formula-is($#REF!.$C15=&quot;Ongoing&quot;)" calcext:base-cell-address="'Sprint 2'.B15"/>
            <calcext:condition calcext:apply-style-name="Excel_CondFormat_5_3_3" calcext:value="formula-is($#REF!.$C15=&quot;Removed&quot;)" calcext:base-cell-address="'Sprint 2'.B15"/>
          </calcext:conditional-format>
          <calcext:conditional-format calcext:target-range-address="'Sprint 2'.B27:'Sprint 2'.B27">
            <calcext:condition calcext:apply-style-name="Excel_CondFormat_5_4_1" calcext:value="formula-is($#REF!.$C20=&quot;Done&quot;)" calcext:base-cell-address="'Sprint 2'.B27"/>
            <calcext:condition calcext:apply-style-name="Excel_CondFormat_5_4_2" calcext:value="formula-is($#REF!.$C20=&quot;Ongoing&quot;)" calcext:base-cell-address="'Sprint 2'.B27"/>
            <calcext:condition calcext:apply-style-name="Excel_CondFormat_5_4_3" calcext:value="formula-is($#REF!.$C20=&quot;Removed&quot;)" calcext:base-cell-address="'Sprint 2'.B27"/>
          </calcext:conditional-format>
          <calcext:conditional-format calcext:target-range-address="'Sprint 2'.A27:'Sprint 2'.A27">
            <calcext:condition calcext:apply-style-name="Excel_CondFormat_5_5_1" calcext:value="formula-is($#REF!.$C20=&quot;Done&quot;)" calcext:base-cell-address="'Sprint 2'.A27"/>
            <calcext:condition calcext:apply-style-name="Excel_CondFormat_5_5_2" calcext:value="formula-is($#REF!.$C20=&quot;Ongoing&quot;)" calcext:base-cell-address="'Sprint 2'.A27"/>
            <calcext:condition calcext:apply-style-name="Excel_CondFormat_5_5_3" calcext:value="formula-is($#REF!.$C20=&quot;Removed&quot;)" calcext:base-cell-address="'Sprint 2'.A27"/>
          </calcext:conditional-format>
          <calcext:conditional-format calcext:target-range-address="'Sprint 2'.A22:'Sprint 2'.A25">
            <calcext:condition calcext:apply-style-name="Excel_CondFormat_3_1_1" calcext:value="formula-is([$'Product Tasks'.$C22]=&quot;Done&quot;)" calcext:base-cell-address="'Sprint 2'.A22"/>
            <calcext:condition calcext:apply-style-name="Excel_CondFormat_3_1_2" calcext:value="formula-is([$'Product Tasks'.$C22]=&quot;Ongoing&quot;)" calcext:base-cell-address="'Sprint 2'.A22"/>
            <calcext:condition calcext:apply-style-name="Excel_CondFormat_3_1_3" calcext:value="formula-is([$'Product Tasks'.$C22]=&quot;Removed&quot;)" calcext:base-cell-address="'Sprint 2'.A22"/>
          </calcext:conditional-format>
          <calcext:conditional-format calcext:target-range-address="'Sprint 2'.A22:'Sprint 2'.A26">
            <calcext:condition calcext:apply-style-name="Excel_CondFormat_3_1_1" calcext:value="formula-is([$'Product Tasks'.$C22]=&quot;Done&quot;)" calcext:base-cell-address="'Sprint 2'.A22"/>
            <calcext:condition calcext:apply-style-name="Excel_CondFormat_3_1_2" calcext:value="formula-is([$'Product Tasks'.$C22]=&quot;Ongoing&quot;)" calcext:base-cell-address="'Sprint 2'.A22"/>
            <calcext:condition calcext:apply-style-name="Excel_CondFormat_3_1_3" calcext:value="formula-is([$'Product Tasks'.$C22]=&quot;Removed&quot;)" calcext:base-cell-address="'Sprint 2'.A22"/>
          </calcext:conditional-format>
          <calcext:conditional-format calcext:target-range-address="'Sprint 2'.A28:'Sprint 2'.A30">
            <calcext:condition calcext:apply-style-name="Excel_CondFormat_3_1_1" calcext:value="formula-is([$'Product Tasks'.$C28]=&quot;Done&quot;)" calcext:base-cell-address="'Sprint 2'.A28"/>
            <calcext:condition calcext:apply-style-name="Excel_CondFormat_3_1_2" calcext:value="formula-is([$'Product Tasks'.$C28]=&quot;Ongoing&quot;)" calcext:base-cell-address="'Sprint 2'.A28"/>
            <calcext:condition calcext:apply-style-name="Excel_CondFormat_3_1_3" calcext:value="formula-is([$'Product Tasks'.$C28]=&quot;Removed&quot;)" calcext:base-cell-address="'Sprint 2'.A28"/>
          </calcext:conditional-format>
          <calcext:conditional-format calcext:target-range-address="'Sprint 2'.A20:'Sprint 2'.A20">
            <calcext:condition calcext:apply-style-name="Excel_CondFormat_3_1_1" calcext:value="formula-is([$'Product Tasks'.$C24]=&quot;Done&quot;)" calcext:base-cell-address="'Sprint 2'.A20"/>
            <calcext:condition calcext:apply-style-name="Excel_CondFormat_3_1_2" calcext:value="formula-is([$'Product Tasks'.$C24]=&quot;Ongoing&quot;)" calcext:base-cell-address="'Sprint 2'.A20"/>
            <calcext:condition calcext:apply-style-name="Excel_CondFormat_3_1_3" calcext:value="formula-is([$'Product Tasks'.$C24]=&quot;Removed&quot;)" calcext:base-cell-address="'Sprint 2'.A20"/>
          </calcext:conditional-format>
          <calcext:conditional-format calcext:target-range-address="'Sprint 2'.A20:'Sprint 2'.A20">
            <calcext:condition calcext:apply-style-name="Excel_CondFormat_3_1_1" calcext:value="formula-is([$'Product Tasks'.$C24]=&quot;Done&quot;)" calcext:base-cell-address="'Sprint 2'.A20"/>
            <calcext:condition calcext:apply-style-name="Excel_CondFormat_3_1_2" calcext:value="formula-is([$'Product Tasks'.$C24]=&quot;Ongoing&quot;)" calcext:base-cell-address="'Sprint 2'.A20"/>
            <calcext:condition calcext:apply-style-name="Excel_CondFormat_3_1_3" calcext:value="formula-is([$'Product Tasks'.$C24]=&quot;Removed&quot;)" calcext:base-cell-address="'Sprint 2'.A20"/>
          </calcext:conditional-format>
          <calcext:conditional-format calcext:target-range-address="'Sprint 2'.A16:'Sprint 2'.A19">
            <calcext:condition calcext:apply-style-name="Excel_CondFormat_3_1_1" calcext:value="formula-is([$'Product Tasks'.$C22]=&quot;Done&quot;)" calcext:base-cell-address="'Sprint 2'.A16"/>
            <calcext:condition calcext:apply-style-name="Excel_CondFormat_3_1_2" calcext:value="formula-is([$'Product Tasks'.$C22]=&quot;Ongoing&quot;)" calcext:base-cell-address="'Sprint 2'.A16"/>
            <calcext:condition calcext:apply-style-name="Excel_CondFormat_3_1_3" calcext:value="formula-is([$'Product Tasks'.$C22]=&quot;Removed&quot;)" calcext:base-cell-address="'Sprint 2'.A16"/>
          </calcext:conditional-format>
          <calcext:conditional-format calcext:target-range-address="'Sprint 2'.A16:'Sprint 2'.A19">
            <calcext:condition calcext:apply-style-name="Excel_CondFormat_3_1_1" calcext:value="formula-is([$'Product Tasks'.$C22]=&quot;Done&quot;)" calcext:base-cell-address="'Sprint 2'.A16"/>
            <calcext:condition calcext:apply-style-name="Excel_CondFormat_3_1_2" calcext:value="formula-is([$'Product Tasks'.$C22]=&quot;Ongoing&quot;)" calcext:base-cell-address="'Sprint 2'.A16"/>
            <calcext:condition calcext:apply-style-name="Excel_CondFormat_3_1_3" calcext:value="formula-is([$'Product Tasks'.$C22]=&quot;Removed&quot;)" calcext:base-cell-address="'Sprint 2'.A16"/>
          </calcext:conditional-format>
          <calcext:conditional-format calcext:target-range-address="'Sprint 2'.A33:'Sprint 2'.A41">
            <calcext:condition calcext:apply-style-name="Excel_CondFormat_3_1_1" calcext:value="formula-is([$'Product Tasks'.$C33]=&quot;Done&quot;)" calcext:base-cell-address="'Sprint 2'.A33"/>
            <calcext:condition calcext:apply-style-name="Excel_CondFormat_3_1_2" calcext:value="formula-is([$'Product Tasks'.$C33]=&quot;Ongoing&quot;)" calcext:base-cell-address="'Sprint 2'.A33"/>
            <calcext:condition calcext:apply-style-name="Excel_CondFormat_3_1_3" calcext:value="formula-is([$'Product Tasks'.$C33]=&quot;Removed&quot;)" calcext:base-cell-address="'Sprint 2'.A33"/>
          </calcext:conditional-format>
          <calcext:conditional-format calcext:target-range-address="'Sprint 2'.A33:'Sprint 2'.A41">
            <calcext:condition calcext:apply-style-name="Excel_CondFormat_3_1_1" calcext:value="formula-is([$'Product Tasks'.$C33]=&quot;Done&quot;)" calcext:base-cell-address="'Sprint 2'.A33"/>
            <calcext:condition calcext:apply-style-name="Excel_CondFormat_3_1_2" calcext:value="formula-is([$'Product Tasks'.$C33]=&quot;Ongoing&quot;)" calcext:base-cell-address="'Sprint 2'.A33"/>
            <calcext:condition calcext:apply-style-name="Excel_CondFormat_3_1_3" calcext:value="formula-is([$'Product Tasks'.$C33]=&quot;Removed&quot;)" calcext:base-cell-address="'Sprint 2'.A33"/>
          </calcext:conditional-format>
          <calcext:conditional-format calcext:target-range-address="'Sprint 2'.A33:'Sprint 2'.A41">
            <calcext:condition calcext:apply-style-name="Excel_CondFormat_3_1_1" calcext:value="formula-is([$'Product Tasks'.$C33]=&quot;Done&quot;)" calcext:base-cell-address="'Sprint 2'.A33"/>
            <calcext:condition calcext:apply-style-name="Excel_CondFormat_3_1_2" calcext:value="formula-is([$'Product Tasks'.$C33]=&quot;Ongoing&quot;)" calcext:base-cell-address="'Sprint 2'.A33"/>
            <calcext:condition calcext:apply-style-name="Excel_CondFormat_3_1_3" calcext:value="formula-is([$'Product Tasks'.$C33]=&quot;Removed&quot;)" calcext:base-cell-address="'Sprint 2'.A33"/>
          </calcext:conditional-format>
          <calcext:conditional-format calcext:target-range-address="'Sprint 2'.A33:'Sprint 2'.A41">
            <calcext:condition calcext:apply-style-name="Excel_CondFormat_3_1_1" calcext:value="formula-is([$'Product Tasks'.$C33]=&quot;Done&quot;)" calcext:base-cell-address="'Sprint 2'.A33"/>
            <calcext:condition calcext:apply-style-name="Excel_CondFormat_3_1_2" calcext:value="formula-is([$'Product Tasks'.$C33]=&quot;Ongoing&quot;)" calcext:base-cell-address="'Sprint 2'.A33"/>
            <calcext:condition calcext:apply-style-name="Excel_CondFormat_3_1_3" calcext:value="formula-is([$'Product Tasks'.$C33]=&quot;Removed&quot;)" calcext:base-cell-address="'Sprint 2'.A33"/>
          </calcext:conditional-format>
          <calcext:conditional-format calcext:target-range-address="'Sprint 2'.A33:'Sprint 2'.A41">
            <calcext:condition calcext:apply-style-name="Excel_CondFormat_3_1_1" calcext:value="formula-is([$'Product Tasks'.$C33]=&quot;Done&quot;)" calcext:base-cell-address="'Sprint 2'.A33"/>
            <calcext:condition calcext:apply-style-name="Excel_CondFormat_3_1_2" calcext:value="formula-is([$'Product Tasks'.$C33]=&quot;Ongoing&quot;)" calcext:base-cell-address="'Sprint 2'.A33"/>
            <calcext:condition calcext:apply-style-name="Excel_CondFormat_3_1_3" calcext:value="formula-is([$'Product Tasks'.$C33]=&quot;Removed&quot;)" calcext:base-cell-address="'Sprint 2'.A33"/>
          </calcext:conditional-format>
          <calcext:conditional-format calcext:target-range-address="'Sprint 2'.A33:'Sprint 2'.A41">
            <calcext:condition calcext:apply-style-name="Excel_CondFormat_3_1_1" calcext:value="formula-is([$'Product Tasks'.$C33]=&quot;Done&quot;)" calcext:base-cell-address="'Sprint 2'.A33"/>
            <calcext:condition calcext:apply-style-name="Excel_CondFormat_3_1_2" calcext:value="formula-is([$'Product Tasks'.$C33]=&quot;Ongoing&quot;)" calcext:base-cell-address="'Sprint 2'.A33"/>
            <calcext:condition calcext:apply-style-name="Excel_CondFormat_3_1_3" calcext:value="formula-is([$'Product Tasks'.$C33]=&quot;Removed&quot;)" calcext:base-cell-address="'Sprint 2'.A33"/>
          </calcext:conditional-format>
          <calcext:conditional-format calcext:target-range-address="'Sprint 2'.A33:'Sprint 2'.A41">
            <calcext:condition calcext:apply-style-name="Excel_CondFormat_3_1_1" calcext:value="formula-is([$'Product Tasks'.$C33]=&quot;Done&quot;)" calcext:base-cell-address="'Sprint 2'.A33"/>
            <calcext:condition calcext:apply-style-name="Excel_CondFormat_3_1_2" calcext:value="formula-is([$'Product Tasks'.$C33]=&quot;Ongoing&quot;)" calcext:base-cell-address="'Sprint 2'.A33"/>
            <calcext:condition calcext:apply-style-name="Excel_CondFormat_3_1_3" calcext:value="formula-is([$'Product Tasks'.$C33]=&quot;Removed&quot;)" calcext:base-cell-address="'Sprint 2'.A33"/>
          </calcext:conditional-format>
          <calcext:conditional-format calcext:target-range-address="'Sprint 2'.C17:'Sprint 2'.C17">
            <calcext:condition calcext:apply-style-name="Excel_CondFormat_5_1_1" calcext:value="formula-is($#REF!.$D15=&quot;Done&quot;)" calcext:base-cell-address="'Sprint 2'.C15"/>
            <calcext:condition calcext:apply-style-name="Excel_CondFormat_5_1_2" calcext:value="formula-is($#REF!.$D15=&quot;Ongoing&quot;)" calcext:base-cell-address="'Sprint 2'.C15"/>
          </calcext:conditional-format>
          <calcext:conditional-format calcext:target-range-address="'Sprint 2'.C18:'Sprint 2'.C18">
            <calcext:condition calcext:apply-style-name="Excel_CondFormat_5_1_1" calcext:value="formula-is($#REF!.$D15=&quot;Done&quot;)" calcext:base-cell-address="'Sprint 2'.C15"/>
            <calcext:condition calcext:apply-style-name="Excel_CondFormat_5_1_2" calcext:value="formula-is($#REF!.$D15=&quot;Ongoing&quot;)" calcext:base-cell-address="'Sprint 2'.C15"/>
          </calcext:conditional-format>
          <calcext:conditional-format calcext:target-range-address="'Sprint 2'.C19:'Sprint 2'.C19">
            <calcext:condition calcext:apply-style-name="Excel_CondFormat_5_1_1" calcext:value="formula-is($#REF!.$D15=&quot;Done&quot;)" calcext:base-cell-address="'Sprint 2'.C15"/>
            <calcext:condition calcext:apply-style-name="Excel_CondFormat_5_1_2" calcext:value="formula-is($#REF!.$D15=&quot;Ongoing&quot;)" calcext:base-cell-address="'Sprint 2'.C15"/>
          </calcext:conditional-format>
          <calcext:conditional-format calcext:target-range-address="'Sprint 2'.C20:'Sprint 2'.C20">
            <calcext:condition calcext:apply-style-name="Excel_CondFormat_5_1_1" calcext:value="formula-is($#REF!.$D15=&quot;Done&quot;)" calcext:base-cell-address="'Sprint 2'.C15"/>
            <calcext:condition calcext:apply-style-name="Excel_CondFormat_5_1_2" calcext:value="formula-is($#REF!.$D15=&quot;Ongoing&quot;)" calcext:base-cell-address="'Sprint 2'.C15"/>
          </calcext:conditional-format>
          <calcext:conditional-format calcext:target-range-address="'Sprint 2'.C21:'Sprint 2'.C21">
            <calcext:condition calcext:apply-style-name="Excel_CondFormat_5_1_1" calcext:value="formula-is($#REF!.$D15=&quot;Done&quot;)" calcext:base-cell-address="'Sprint 2'.C15"/>
            <calcext:condition calcext:apply-style-name="Excel_CondFormat_5_1_2" calcext:value="formula-is($#REF!.$D15=&quot;Ongoing&quot;)" calcext:base-cell-address="'Sprint 2'.C15"/>
          </calcext:conditional-format>
          <calcext:conditional-format calcext:target-range-address="'Sprint 2'.C16:'Sprint 2'.C16">
            <calcext:condition calcext:apply-style-name="Excel_CondFormat_5_1_1" calcext:value="formula-is($#REF!.$D15=&quot;Done&quot;)" calcext:base-cell-address="'Sprint 2'.C15"/>
            <calcext:condition calcext:apply-style-name="Excel_CondFormat_5_1_2" calcext:value="formula-is($#REF!.$D15=&quot;Ongoing&quot;)" calcext:base-cell-address="'Sprint 2'.C15"/>
          </calcext:conditional-format>
        </calcext:conditional-formats>
      </table:table>
      <table:table table:name="Sprint 3" table:style-name="ta4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1" form:control-implementation="ooo:com.sun.star.form.component.CommandButton" xml:id="control8" form:id="control8" form:label="Sort Sprint Task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2" form:control-implementation="ooo:com.sun.star.form.component.CommandButton" xml:id="control9" form:id="control9" form:label="Update Task Slip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8" table:default-cell-style-name="ce4"/>
        <table:table-column table:style-name="co2" table:default-cell-style-name="ce15"/>
        <table:table-column table:style-name="co17" table:default-cell-style-name="ce4"/>
        <table:table-column table:style-name="co4" table:default-cell-style-name="ce4"/>
        <table:table-column table:style-name="co5" table:default-cell-style-name="ce15"/>
        <table:table-column table:style-name="co6" table:number-columns-repeated="25" table:default-cell-style-name="ce15"/>
        <table:table-column table:style-name="co9" table:number-columns-repeated="994" table:default-cell-style-name="Default"/>
        <table:table-row table:style-name="ro1">
          <table:table-cell table:style-name="ce103" office:value-type="float" office:value="1" calcext:value-type="float">
            <text:p>Sprint 1 Backlog</text:p>
          </table:table-cell>
          <table:table-cell table:style-name="ce112"/>
          <table:table-cell>
            <draw:frame table:end-cell-address="'Sprint 3'.AE8" table:end-x="4.14pt" table:end-y="10.52pt" draw:z-index="0" draw:name="Chart 2" draw:style-name="gr6" draw:text-style-name="P4" svg:width="748.03pt" svg:height="102.02pt" svg:x="41.41pt" svg:y="3.03pt">
              <draw:object draw:notify-on-update-of-ranges="'Sprint 3'.F10:'Sprint 3'.AD10 'Sprint 3'.F11:'Sprint 3'.AD11 'Sprint 3'.F12:'Sprint 3'.AD1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/>
          <table:table-cell table:style-name="ce119" table:number-columns-repeated="26"/>
          <table:table-cell table:number-columns-repeated="994"/>
        </table:table-row>
        <table:table-row table:style-name="ro2">
          <table:table-cell table:number-columns-repeated="4"/>
          <table:table-cell table:style-name="ce119" table:number-columns-repeated="26"/>
          <table:table-cell table:number-columns-repeated="994"/>
        </table:table-row>
        <table:table-row table:style-name="ro2" table:number-rows-repeated="3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>
            <draw:control table:end-cell-address="'Sprint 3'.A8" table:end-x="144.28pt" table:end-y="2.27pt" draw:z-index="1" draw:name="Button 1" draw:style-name="gr1" draw:text-style-name="P1" svg:width="124.5pt" svg:height="21.03pt" svg:x="19.79pt" svg:y="6.77pt" draw:control="control8">
              <svg:desc>Sort Sprint Tasks</svg:desc>
            </draw:control>
            <draw:control table:end-cell-address="'Sprint 3'.C8" table:end-x="18.6pt" table:end-y="2.27pt" draw:z-index="2" draw:name="Button 2" draw:style-name="gr1" draw:text-style-name="P1" svg:width="113.02pt" svg:height="21.03pt" svg:x="166.37pt" svg:y="6.77pt" draw:control="control9">
              <svg:desc>Update Task Slips</svg:desc>
            </draw:control>
          </table:table-cell>
          <table:table-cell table:number-columns-repeated="2"/>
          <table:table-cell table:style-name="ce42" table:content-validation-name="val3"/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 table:style-name="ce104" office:value-type="string" calcext:value-type="string">
            <office:annotation draw:style-name="gr7" draw:text-style-name="P3" svg:width="128.75pt" svg:height="107.26pt" svg:x="42.55pt" svg:y="100.15pt" draw:caption-point-x="170.36pt" draw:caption-point-y="7.37pt">
              <dc:date>2015-10-05T00:00:00</dc:date>
              <text:p text:style-name="P2"><text:span text:style-name="T1">Count only active working and implementation days. Do not include Planning Day or Sprint Review.</text:span></text:p>
              <text:p text:style-name="P2"><text:span text:style-name="T1">E.g. a 4-week Sprint would most likely have 18 implementation days.</text:span></text:p>
            </office:annotation>
            <text:p>Sprint implementation days</text:p>
          </table:table-cell>
          <table:table-cell table:style-name="ce113" office:value-type="float" office:value="20" calcext:value-type="float">
            <text:p>20</text:p>
          </table:table-cell>
          <table:table-cell table:style-name="ce104"/>
          <table:table-cell table:style-name="ce117"/>
          <table:table-cell table:style-name="ce120" office:value-type="string" calcext:value-type="string">
            <text:p>Effort</text:p>
          </table:table-cell>
          <table:table-cell table:style-name="ce120" office:value-type="string" calcext:value-type="string">
            <text:p>Remaining on implementation day…</text:p>
          </table:table-cell>
          <table:table-cell table:style-name="ce120" table:number-columns-repeated="6"/>
          <table:table-cell table:style-name="ce128" table:number-columns-repeated="18"/>
          <table:table-cell table:number-columns-repeated="994"/>
        </table:table-row>
        <table:table-row table:style-name="ro2">
          <table:table-cell table:style-name="ce104" office:value-type="string" calcext:value-type="string">
            <text:p>Trend calculated based on last</text:p>
          </table:table-cell>
          <table:table-cell table:style-name="ce113" office:value-type="float" office:value="5" calcext:value-type="float">
            <text:p>5</text:p>
          </table:table-cell>
          <table:table-cell table:style-name="ce104" office:value-type="string" calcext:value-type="string">
            <text:p>Days</text:p>
          </table:table-cell>
          <table:table-cell table:style-name="ce104" office:value-type="string" calcext:value-type="string">
            <text:p>Totals</text:p>
          </table:table-cell>
          <table:table-cell table:style-name="ce125" table:formula="of:=SUM(OFFSET([.E14];1;0;#NAME?;1))" office:value-type="string" office:string-value="" calcext:value-type="error">
            <text:p>#NAME?</text:p>
          </table:table-cell>
          <table:table-cell table:style-name="ce125" table:formula="of:=IF(AND(SUM(OFFSET([.F14];1;0;#NAME?;1))=0);0;SUM(OFFSET([.F14];1;0;#NAME?;1)))" office:value-type="string" office:string-value="" calcext:value-type="error">
            <text:p>#NAME?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office:value-type="string" calcext:value-type="string">
            <text:p>Task rows</text:p>
          </table:table-cell>
          <table:table-cell table:formula="of:=IF(COUNTA([.A15:.A239])=0;1;COUNTA([.A15:.A239]))" office:value-type="float" office:value="1" calcext:value-type="float">
            <text:p>1</text:p>
          </table:table-cell>
          <table:table-cell office:value-type="string" calcext:value-type="string">
            <text:p>Done days</text:p>
          </table:table-cell>
          <table:table-cell table:style-name="ce15" table:formula="of:=IF(COUNTIF([.F10:.AD10];&quot;&gt;0&quot;)=0;1;COUNTIF([.F10:.AD10];&quot;&gt;0&quot;))" office:value-type="float" office:value="1" calcext:value-type="float">
            <text:p>1</text:p>
          </table:table-cell>
          <table:table-cell/>
          <table:table-cell table:formula="of:=IF([.F14]=&quot;&quot;;&quot;&quot;;[.$E10]-[.$E10]/([.$B9]-1)*([.F14]-1))" office:value-type="string" office:string-value="" calcext:value-type="error">
            <text:p>#NAME?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Warning! These are necessary</text:p>
          </table:table-cell>
          <table:table-cell table:style-name="ce4"/>
          <table:table-cell office:value-type="string" calcext:value-type="string">
            <text:p>Trend</text:p>
          </table:table-cell>
          <table:table-cell table:style-name="ce15"/>
          <table:table-cell/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template rows</text:p>
          </table:table-cell>
          <table:table-cell table:style-name="ce4"/>
          <table:table-cell office:value-type="string" calcext:value-type="string">
            <text:p>Trend Days</text:p>
          </table:table-cell>
          <table:table-cell table:style-name="ce15" table:formula="of:=IF(#NAME?&gt;[.B10];[.B10];#NAME?)" office:value-type="string" office:string-value="" calcext:value-type="error">
            <text:p>Err:504</text:p>
          </table:table-cell>
          <table:table-cell/>
          <table:table-cell table:formula="of:=IF(#NAME?&gt;[.E13];[.E13]+1;&quot;&quot;)" office:value-type="string" office:string-value="" calcext:value-type="error">
            <text:p>Err:5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994"/>
        </table:table-row>
        <table:table-row table:style-name="ro2">
          <table:table-cell table:style-name="ce104" office:value-type="string" calcext:value-type="string">
            <text:p>Task name</text:p>
          </table:table-cell>
          <table:table-cell table:style-name="ce114" office:value-type="string" calcext:value-type="string">
            <text:p>Story ID</text:p>
          </table:table-cell>
          <table:table-cell table:style-name="ce104" office:value-type="string" calcext:value-type="string">
            <text:p>Responsible</text:p>
          </table:table-cell>
          <table:table-cell table:style-name="ce104" office:value-type="string" calcext:value-type="string">
            <text:p>Status</text:p>
          </table:table-cell>
          <table:table-cell table:style-name="ce114" office:value-type="string" calcext:value-type="string">
            <text:p>Est.</text:p>
          </table:table-cell>
          <table:table-cell table:style-name="ce114" office:value-type="float" office:value="1" calcext:value-type="float">
            <text:p>1</text:p>
          </table:table-cell>
          <table:table-cell table:style-name="ce114" table:formula="of:=IF([.$B$9]&gt;[.F14];[.F14]+1;&quot;&quot;)" office:value-type="float" office:value="2" calcext:value-type="float">
            <text:p>2</text:p>
          </table:table-cell>
          <table:table-cell table:style-name="ce114" table:formula="of:=IF([.$B$9]&gt;[.G14];[.G14]+1;&quot;&quot;)" office:value-type="float" office:value="3" calcext:value-type="float">
            <text:p>3</text:p>
          </table:table-cell>
          <table:table-cell table:style-name="ce114" table:formula="of:=IF([.$B$9]&gt;[.H14];[.H14]+1;&quot;&quot;)" office:value-type="float" office:value="4" calcext:value-type="float">
            <text:p>4</text:p>
          </table:table-cell>
          <table:table-cell table:style-name="ce114" table:formula="of:=IF([.$B$9]&gt;[.I14];[.I14]+1;&quot;&quot;)" office:value-type="float" office:value="5" calcext:value-type="float">
            <text:p>5</text:p>
          </table:table-cell>
          <table:table-cell table:style-name="ce114" table:formula="of:=IF([.$B$9]&gt;[.J14];[.J14]+1;&quot;&quot;)" office:value-type="float" office:value="6" calcext:value-type="float">
            <text:p>6</text:p>
          </table:table-cell>
          <table:table-cell table:style-name="ce114" table:formula="of:=IF([.$B$9]&gt;[.K14];[.K14]+1;&quot;&quot;)" office:value-type="float" office:value="7" calcext:value-type="float">
            <text:p>7</text:p>
          </table:table-cell>
          <table:table-cell table:style-name="ce114" table:formula="of:=IF([.$B$9]&gt;[.L14];[.L14]+1;&quot;&quot;)" office:value-type="float" office:value="8" calcext:value-type="float">
            <text:p>8</text:p>
          </table:table-cell>
          <table:table-cell table:style-name="ce114" table:formula="of:=IF([.$B$9]&gt;[.M14];[.M14]+1;&quot;&quot;)" office:value-type="float" office:value="9" calcext:value-type="float">
            <text:p>9</text:p>
          </table:table-cell>
          <table:table-cell table:style-name="ce114" table:formula="of:=IF([.$B$9]&gt;[.N14];[.N14]+1;&quot;&quot;)" office:value-type="float" office:value="10" calcext:value-type="float">
            <text:p>10</text:p>
          </table:table-cell>
          <table:table-cell table:style-name="ce114" table:formula="of:=IF([.$B$9]&gt;[.O14];[.O14]+1;&quot;&quot;)" office:value-type="float" office:value="11" calcext:value-type="float">
            <text:p>11</text:p>
          </table:table-cell>
          <table:table-cell table:style-name="ce114" table:formula="of:=IF([.$B$9]&gt;[.P14];[.P14]+1;&quot;&quot;)" office:value-type="float" office:value="12" calcext:value-type="float">
            <text:p>12</text:p>
          </table:table-cell>
          <table:table-cell table:style-name="ce114" table:formula="of:=IF([.$B$9]&gt;[.Q14];[.Q14]+1;&quot;&quot;)" office:value-type="float" office:value="13" calcext:value-type="float">
            <text:p>13</text:p>
          </table:table-cell>
          <table:table-cell table:style-name="ce114" table:formula="of:=IF([.$B$9]&gt;[.R14];[.R14]+1;&quot;&quot;)" office:value-type="float" office:value="14" calcext:value-type="float">
            <text:p>14</text:p>
          </table:table-cell>
          <table:table-cell table:style-name="ce114" table:formula="of:=IF([.$B$9]&gt;[.S14];[.S14]+1;&quot;&quot;)" office:value-type="float" office:value="15" calcext:value-type="float">
            <text:p>15</text:p>
          </table:table-cell>
          <table:table-cell table:style-name="ce114" table:formula="of:=IF([.$B$9]&gt;[.T14];[.T14]+1;&quot;&quot;)" office:value-type="float" office:value="16" calcext:value-type="float">
            <text:p>16</text:p>
          </table:table-cell>
          <table:table-cell table:style-name="ce114" table:formula="of:=IF([.$B$9]&gt;[.U14];[.U14]+1;&quot;&quot;)" office:value-type="float" office:value="17" calcext:value-type="float">
            <text:p>17</text:p>
          </table:table-cell>
          <table:table-cell table:style-name="ce114" table:formula="of:=IF([.$B$9]&gt;[.V14];[.V14]+1;&quot;&quot;)" office:value-type="float" office:value="18" calcext:value-type="float">
            <text:p>18</text:p>
          </table:table-cell>
          <table:table-cell table:style-name="ce114" table:formula="of:=IF([.$B$9]&gt;[.W14];[.W14]+1;&quot;&quot;)" office:value-type="float" office:value="19" calcext:value-type="float">
            <text:p>19</text:p>
          </table:table-cell>
          <table:table-cell table:style-name="ce114" table:formula="of:=IF([.$B$9]&gt;[.X14];[.X14]+1;&quot;&quot;)" office:value-type="float" office:value="20" calcext:value-type="float">
            <text:p>20</text:p>
          </table:table-cell>
          <table:table-cell table:style-name="ce114" table:formula="of:=IF([.$B$9]&gt;[.Y14];[.Y14]+1;&quot;&quot;)">
            <text:p/>
          </table:table-cell>
          <table:table-cell table:style-name="ce114" table:formula="of:=IF([.$B$9]&gt;[.Z14];[.Z14]+1;&quot;&quot;)">
            <text:p/>
          </table:table-cell>
          <table:table-cell table:style-name="ce114" table:formula="of:=IF([.$B$9]&gt;[.AA14];[.AA14]+1;&quot;&quot;)">
            <text:p/>
          </table:table-cell>
          <table:table-cell table:style-name="ce114" table:formula="of:=IF([.$B$9]&gt;[.AB14];[.AB14]+1;&quot;&quot;)">
            <text:p/>
          </table:table-cell>
          <table:table-cell table:style-name="ce114" table:formula="of:=IF([.$B$9]&gt;[.AC14];[.AC14]+1;&quot;&quot;)">
            <text:p/>
          </table:table-cell>
          <table:table-cell table:number-columns-repeated="994"/>
        </table:table-row>
        <table:table-row table:style-name="ro10">
          <table:table-cell table:style-name="ce156"/>
          <table:table-cell table:style-name="ce159"/>
          <table:table-cell table:style-name="ce163"/>
          <table:table-cell table:style-name="ce165" table:content-validation-name="val3"/>
          <table:table-cell table:style-name="ce162" table:number-columns-repeated="26"/>
          <table:table-cell table:number-columns-repeated="994"/>
        </table:table-row>
        <table:table-row table:style-name="ro10">
          <table:table-cell table:style-name="ce156"/>
          <table:table-cell table:style-name="ce159"/>
          <table:table-cell table:style-name="ce163"/>
          <table:table-cell table:style-name="ce165" table:content-validation-name="val3"/>
          <table:table-cell table:style-name="ce162" table:number-columns-repeated="24"/>
          <table:table-cell table:style-name="ce162" table:formula="of:=IF(OR([.AC$14]=&quot;&quot;;[.$E16]=&quot;&quot;);&quot;&quot;;[.AB16])">
            <text:p/>
          </table:table-cell>
          <table:table-cell table:style-name="ce162" table:formula="of:=IF(OR([.AD$14]=&quot;&quot;;[.$E16]=&quot;&quot;);&quot;&quot;;[.AC16])">
            <text:p/>
          </table:table-cell>
          <table:table-cell table:number-columns-repeated="994"/>
        </table:table-row>
        <table:table-row table:style-name="ro10">
          <table:table-cell table:style-name="ce156"/>
          <table:table-cell table:style-name="ce159"/>
          <table:table-cell table:style-name="ce163"/>
          <table:table-cell table:style-name="ce165" table:content-validation-name="val3"/>
          <table:table-cell table:style-name="ce162" table:number-columns-repeated="24"/>
          <table:table-cell table:style-name="ce162" table:formula="of:=IF(OR([.AC$14]=&quot;&quot;;[.$E17]=&quot;&quot;);&quot;&quot;;[.AB17])">
            <text:p/>
          </table:table-cell>
          <table:table-cell table:style-name="ce162" table:formula="of:=IF(OR([.AD$14]=&quot;&quot;;[.$E17]=&quot;&quot;);&quot;&quot;;[.AC17])">
            <text:p/>
          </table:table-cell>
          <table:table-cell table:number-columns-repeated="994"/>
        </table:table-row>
        <table:table-row table:style-name="ro10">
          <table:table-cell table:style-name="ce156"/>
          <table:table-cell table:style-name="ce160"/>
          <table:table-cell table:style-name="ce163"/>
          <table:table-cell table:style-name="ce165" table:content-validation-name="val3"/>
          <table:table-cell table:style-name="ce162" table:number-columns-repeated="24"/>
          <table:table-cell table:style-name="ce162" table:formula="of:=IF(OR([.AC$14]=&quot;&quot;;[.$E18]=&quot;&quot;);&quot;&quot;;[.AB18])">
            <text:p/>
          </table:table-cell>
          <table:table-cell table:style-name="ce162" table:formula="of:=IF(OR([.AD$14]=&quot;&quot;;[.$E18]=&quot;&quot;);&quot;&quot;;[.AC18])">
            <text:p/>
          </table:table-cell>
          <table:table-cell table:number-columns-repeated="994"/>
        </table:table-row>
        <table:table-row table:style-name="ro10">
          <table:table-cell table:style-name="ce156"/>
          <table:table-cell table:style-name="ce160"/>
          <table:table-cell table:style-name="ce163"/>
          <table:table-cell table:style-name="ce165" table:content-validation-name="val3"/>
          <table:table-cell table:style-name="ce162" table:number-columns-repeated="24"/>
          <table:table-cell table:style-name="ce162" table:formula="of:=IF(OR([.AC$14]=&quot;&quot;;[.$E19]=&quot;&quot;);&quot;&quot;;[.AB19])">
            <text:p/>
          </table:table-cell>
          <table:table-cell table:style-name="ce162" table:formula="of:=IF(OR([.AD$14]=&quot;&quot;;[.$E19]=&quot;&quot;);&quot;&quot;;[.AC19])">
            <text:p/>
          </table:table-cell>
          <table:table-cell table:number-columns-repeated="994"/>
        </table:table-row>
        <table:table-row table:style-name="ro10">
          <table:table-cell table:style-name="ce156"/>
          <table:table-cell table:style-name="ce160"/>
          <table:table-cell table:style-name="ce163"/>
          <table:table-cell table:style-name="ce165" table:content-validation-name="val3"/>
          <table:table-cell table:style-name="ce162" table:number-columns-repeated="24"/>
          <table:table-cell table:style-name="ce162" table:formula="of:=IF(OR([.AC$14]=&quot;&quot;;[.$E20]=&quot;&quot;);&quot;&quot;;[.AB20])">
            <text:p/>
          </table:table-cell>
          <table:table-cell table:style-name="ce162" table:formula="of:=IF(OR([.AD$14]=&quot;&quot;;[.$E20]=&quot;&quot;);&quot;&quot;;[.AC20])">
            <text:p/>
          </table:table-cell>
          <table:table-cell table:number-columns-repeated="994"/>
        </table:table-row>
        <table:table-row table:style-name="ro10">
          <table:table-cell table:style-name="ce156"/>
          <table:table-cell table:style-name="ce160"/>
          <table:table-cell table:style-name="ce163"/>
          <table:table-cell table:style-name="ce165" table:content-validation-name="val3"/>
          <table:table-cell table:style-name="ce162" table:number-columns-repeated="24"/>
          <table:table-cell table:style-name="ce162" table:formula="of:=IF(OR([.AC$14]=&quot;&quot;;[.$E21]=&quot;&quot;);&quot;&quot;;[.AB21])">
            <text:p/>
          </table:table-cell>
          <table:table-cell table:style-name="ce162" table:formula="of:=IF(OR([.AD$14]=&quot;&quot;;[.$E21]=&quot;&quot;);&quot;&quot;;[.AC21])">
            <text:p/>
          </table:table-cell>
          <table:table-cell table:number-columns-repeated="994"/>
        </table:table-row>
        <table:table-row table:style-name="ro10">
          <table:table-cell table:style-name="ce156"/>
          <table:table-cell table:style-name="ce160"/>
          <table:table-cell table:style-name="ce163"/>
          <table:table-cell table:style-name="ce165" table:content-validation-name="val3"/>
          <table:table-cell table:style-name="ce162" table:number-columns-repeated="24"/>
          <table:table-cell table:style-name="ce162" table:formula="of:=IF(OR([.AC$14]=&quot;&quot;;[.$E22]=&quot;&quot;);&quot;&quot;;[.AB22])">
            <text:p/>
          </table:table-cell>
          <table:table-cell table:style-name="ce162" table:formula="of:=IF(OR([.AD$14]=&quot;&quot;;[.$E22]=&quot;&quot;);&quot;&quot;;[.AC22])">
            <text:p/>
          </table:table-cell>
          <table:table-cell table:number-columns-repeated="994"/>
        </table:table-row>
        <table:table-row table:style-name="ro10">
          <table:table-cell table:style-name="ce157"/>
          <table:table-cell table:style-name="ce161"/>
          <table:table-cell table:style-name="ce163"/>
          <table:table-cell table:style-name="ce165" table:content-validation-name="val3"/>
          <table:table-cell table:style-name="ce162" table:number-columns-repeated="24"/>
          <table:table-cell table:style-name="ce162" table:formula="of:=IF(OR([.AC$14]=&quot;&quot;;[.$E23]=&quot;&quot;);&quot;&quot;;[.AB23])">
            <text:p/>
          </table:table-cell>
          <table:table-cell table:style-name="ce162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24]&lt;&gt;&quot;&quot;;&quot;Planned&quot;;&quot;&quot;)">
            <text:p/>
          </table:table-cell>
          <table:table-cell table:style-name="ce162"/>
          <table:table-cell table:style-name="ce162" table:formula="of:=IF(OR([.F$14]=&quot;&quot;;[.$E24]=&quot;&quot;);&quot;&quot;;[.E24])">
            <text:p/>
          </table:table-cell>
          <table:table-cell table:style-name="ce162" table:number-columns-repeated="22"/>
          <table:table-cell table:style-name="ce162" table:formula="of:=IF(OR([.AC$14]=&quot;&quot;;[.$E24]=&quot;&quot;);&quot;&quot;;[.AB24])">
            <text:p/>
          </table:table-cell>
          <table:table-cell table:style-name="ce162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25]&lt;&gt;&quot;&quot;;&quot;Planned&quot;;&quot;&quot;)">
            <text:p/>
          </table:table-cell>
          <table:table-cell table:style-name="ce162"/>
          <table:table-cell table:style-name="ce162" table:formula="of:=IF(OR([.F$14]=&quot;&quot;;[.$E25]=&quot;&quot;);&quot;&quot;;[.E25])">
            <text:p/>
          </table:table-cell>
          <table:table-cell table:style-name="ce162" table:number-columns-repeated="22"/>
          <table:table-cell table:style-name="ce162" table:formula="of:=IF(OR([.AC$14]=&quot;&quot;;[.$E25]=&quot;&quot;);&quot;&quot;;[.AB25])">
            <text:p/>
          </table:table-cell>
          <table:table-cell table:style-name="ce162" table:formula="of:=IF(OR([.AD$14]=&quot;&quot;;[.$E25]=&quot;&quot;);&quot;&quot;;[.AC25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26]&lt;&gt;&quot;&quot;;&quot;Planned&quot;;&quot;&quot;)">
            <text:p/>
          </table:table-cell>
          <table:table-cell table:style-name="ce162"/>
          <table:table-cell table:style-name="ce162" table:formula="of:=IF(OR([.F$14]=&quot;&quot;;[.$E26]=&quot;&quot;);&quot;&quot;;[.E26])">
            <text:p/>
          </table:table-cell>
          <table:table-cell table:style-name="ce162" table:number-columns-repeated="22"/>
          <table:table-cell table:style-name="ce162" table:formula="of:=IF(OR([.AC$14]=&quot;&quot;;[.$E26]=&quot;&quot;);&quot;&quot;;[.AB26])">
            <text:p/>
          </table:table-cell>
          <table:table-cell table:style-name="ce162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27]&lt;&gt;&quot;&quot;;&quot;Planned&quot;;&quot;&quot;)">
            <text:p/>
          </table:table-cell>
          <table:table-cell table:style-name="ce162"/>
          <table:table-cell table:style-name="ce162" table:formula="of:=IF(OR([.F$14]=&quot;&quot;;[.$E27]=&quot;&quot;);&quot;&quot;;[.E27])">
            <text:p/>
          </table:table-cell>
          <table:table-cell table:style-name="ce162" table:number-columns-repeated="22"/>
          <table:table-cell table:style-name="ce162" table:formula="of:=IF(OR([.AC$14]=&quot;&quot;;[.$E27]=&quot;&quot;);&quot;&quot;;[.AB27])">
            <text:p/>
          </table:table-cell>
          <table:table-cell table:style-name="ce162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28]&lt;&gt;&quot;&quot;;&quot;Planned&quot;;&quot;&quot;)">
            <text:p/>
          </table:table-cell>
          <table:table-cell table:style-name="ce162"/>
          <table:table-cell table:style-name="ce162" table:formula="of:=IF(OR([.F$14]=&quot;&quot;;[.$E28]=&quot;&quot;);&quot;&quot;;[.E28])">
            <text:p/>
          </table:table-cell>
          <table:table-cell table:style-name="ce162" table:number-columns-repeated="22"/>
          <table:table-cell table:style-name="ce162" table:formula="of:=IF(OR([.AC$14]=&quot;&quot;;[.$E28]=&quot;&quot;);&quot;&quot;;[.AB28])">
            <text:p/>
          </table:table-cell>
          <table:table-cell table:style-name="ce162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29]&lt;&gt;&quot;&quot;;&quot;Planned&quot;;&quot;&quot;)">
            <text:p/>
          </table:table-cell>
          <table:table-cell table:style-name="ce162"/>
          <table:table-cell table:style-name="ce162" table:formula="of:=IF(OR([.F$14]=&quot;&quot;;[.$E29]=&quot;&quot;);&quot;&quot;;[.E29])">
            <text:p/>
          </table:table-cell>
          <table:table-cell table:style-name="ce162" table:number-columns-repeated="22"/>
          <table:table-cell table:style-name="ce162" table:formula="of:=IF(OR([.AC$14]=&quot;&quot;;[.$E29]=&quot;&quot;);&quot;&quot;;[.AB29])">
            <text:p/>
          </table:table-cell>
          <table:table-cell table:style-name="ce162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30]&lt;&gt;&quot;&quot;;&quot;Planned&quot;;&quot;&quot;)">
            <text:p/>
          </table:table-cell>
          <table:table-cell table:style-name="ce162"/>
          <table:table-cell table:style-name="ce162" table:formula="of:=IF(OR([.F$14]=&quot;&quot;;[.$E30]=&quot;&quot;);&quot;&quot;;[.E30])">
            <text:p/>
          </table:table-cell>
          <table:table-cell table:style-name="ce162" table:number-columns-repeated="22"/>
          <table:table-cell table:style-name="ce162" table:formula="of:=IF(OR([.AC$14]=&quot;&quot;;[.$E30]=&quot;&quot;);&quot;&quot;;[.AB30])">
            <text:p/>
          </table:table-cell>
          <table:table-cell table:style-name="ce162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31]&lt;&gt;&quot;&quot;;&quot;Planned&quot;;&quot;&quot;)">
            <text:p/>
          </table:table-cell>
          <table:table-cell table:style-name="ce162"/>
          <table:table-cell table:style-name="ce162" table:formula="of:=IF(OR([.F$14]=&quot;&quot;;[.$E31]=&quot;&quot;);&quot;&quot;;[.E31])">
            <text:p/>
          </table:table-cell>
          <table:table-cell table:style-name="ce162" table:number-columns-repeated="22"/>
          <table:table-cell table:style-name="ce162" table:formula="of:=IF(OR([.AC$14]=&quot;&quot;;[.$E31]=&quot;&quot;);&quot;&quot;;[.AB31])">
            <text:p/>
          </table:table-cell>
          <table:table-cell table:style-name="ce162" table:formula="of:=IF(OR([.AD$14]=&quot;&quot;;[.$E31]=&quot;&quot;);&quot;&quot;;[.AC31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32]&lt;&gt;&quot;&quot;;&quot;Planned&quot;;&quot;&quot;)">
            <text:p/>
          </table:table-cell>
          <table:table-cell table:style-name="ce162"/>
          <table:table-cell table:style-name="ce162" table:formula="of:=IF(OR([.F$14]=&quot;&quot;;[.$E32]=&quot;&quot;);&quot;&quot;;[.E32])">
            <text:p/>
          </table:table-cell>
          <table:table-cell table:style-name="ce162" table:number-columns-repeated="22"/>
          <table:table-cell table:style-name="ce162" table:formula="of:=IF(OR([.AC$14]=&quot;&quot;;[.$E32]=&quot;&quot;);&quot;&quot;;[.AB32])">
            <text:p/>
          </table:table-cell>
          <table:table-cell table:style-name="ce162" table:formula="of:=IF(OR([.AD$14]=&quot;&quot;;[.$E32]=&quot;&quot;);&quot;&quot;;[.AC32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33]&lt;&gt;&quot;&quot;;&quot;Planned&quot;;&quot;&quot;)">
            <text:p/>
          </table:table-cell>
          <table:table-cell table:style-name="ce162"/>
          <table:table-cell table:style-name="ce162" table:formula="of:=IF(OR([.F$14]=&quot;&quot;;[.$E33]=&quot;&quot;);&quot;&quot;;[.E33])">
            <text:p/>
          </table:table-cell>
          <table:table-cell table:style-name="ce162" table:number-columns-repeated="22"/>
          <table:table-cell table:style-name="ce162" table:formula="of:=IF(OR([.AC$14]=&quot;&quot;;[.$E33]=&quot;&quot;);&quot;&quot;;[.AB33])">
            <text:p/>
          </table:table-cell>
          <table:table-cell table:style-name="ce162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34]&lt;&gt;&quot;&quot;;&quot;Planned&quot;;&quot;&quot;)">
            <text:p/>
          </table:table-cell>
          <table:table-cell table:style-name="ce162"/>
          <table:table-cell table:style-name="ce162" table:formula="of:=IF(OR([.F$14]=&quot;&quot;;[.$E34]=&quot;&quot;);&quot;&quot;;[.E34])">
            <text:p/>
          </table:table-cell>
          <table:table-cell table:style-name="ce162" table:number-columns-repeated="22"/>
          <table:table-cell table:style-name="ce162" table:formula="of:=IF(OR([.AC$14]=&quot;&quot;;[.$E34]=&quot;&quot;);&quot;&quot;;[.AB34])">
            <text:p/>
          </table:table-cell>
          <table:table-cell table:style-name="ce162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35]&lt;&gt;&quot;&quot;;&quot;Planned&quot;;&quot;&quot;)">
            <text:p/>
          </table:table-cell>
          <table:table-cell table:style-name="ce162"/>
          <table:table-cell table:style-name="ce162" table:formula="of:=IF(OR([.F$14]=&quot;&quot;;[.$E35]=&quot;&quot;);&quot;&quot;;[.E35])">
            <text:p/>
          </table:table-cell>
          <table:table-cell table:style-name="ce162" table:number-columns-repeated="22"/>
          <table:table-cell table:style-name="ce162" table:formula="of:=IF(OR([.AC$14]=&quot;&quot;;[.$E35]=&quot;&quot;);&quot;&quot;;[.AB35])">
            <text:p/>
          </table:table-cell>
          <table:table-cell table:style-name="ce162" table:formula="of:=IF(OR([.AD$14]=&quot;&quot;;[.$E35]=&quot;&quot;);&quot;&quot;;[.AC35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36]&lt;&gt;&quot;&quot;;&quot;Planned&quot;;&quot;&quot;)">
            <text:p/>
          </table:table-cell>
          <table:table-cell table:style-name="ce162"/>
          <table:table-cell table:style-name="ce162" table:formula="of:=IF(OR([.F$14]=&quot;&quot;;[.$E36]=&quot;&quot;);&quot;&quot;;[.E36])">
            <text:p/>
          </table:table-cell>
          <table:table-cell table:style-name="ce162" table:number-columns-repeated="22"/>
          <table:table-cell table:style-name="ce162" table:formula="of:=IF(OR([.AC$14]=&quot;&quot;;[.$E36]=&quot;&quot;);&quot;&quot;;[.AB36])">
            <text:p/>
          </table:table-cell>
          <table:table-cell table:style-name="ce162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37]&lt;&gt;&quot;&quot;;&quot;Planned&quot;;&quot;&quot;)">
            <text:p/>
          </table:table-cell>
          <table:table-cell table:style-name="ce162"/>
          <table:table-cell table:style-name="ce162" table:formula="of:=IF(OR([.F$14]=&quot;&quot;;[.$E37]=&quot;&quot;);&quot;&quot;;[.E37])">
            <text:p/>
          </table:table-cell>
          <table:table-cell table:style-name="ce162" table:number-columns-repeated="22"/>
          <table:table-cell table:style-name="ce162" table:formula="of:=IF(OR([.AC$14]=&quot;&quot;;[.$E37]=&quot;&quot;);&quot;&quot;;[.AB37])">
            <text:p/>
          </table:table-cell>
          <table:table-cell table:style-name="ce162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38]&lt;&gt;&quot;&quot;;&quot;Planned&quot;;&quot;&quot;)">
            <text:p/>
          </table:table-cell>
          <table:table-cell table:style-name="ce162"/>
          <table:table-cell table:style-name="ce162" table:formula="of:=IF(OR([.F$14]=&quot;&quot;;[.$E38]=&quot;&quot;);&quot;&quot;;[.E38])">
            <text:p/>
          </table:table-cell>
          <table:table-cell table:style-name="ce162" table:number-columns-repeated="22"/>
          <table:table-cell table:style-name="ce162" table:formula="of:=IF(OR([.AC$14]=&quot;&quot;;[.$E38]=&quot;&quot;);&quot;&quot;;[.AB38])">
            <text:p/>
          </table:table-cell>
          <table:table-cell table:style-name="ce162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39]&lt;&gt;&quot;&quot;;&quot;Planned&quot;;&quot;&quot;)">
            <text:p/>
          </table:table-cell>
          <table:table-cell table:style-name="ce162"/>
          <table:table-cell table:style-name="ce162" table:formula="of:=IF(OR([.F$14]=&quot;&quot;;[.$E39]=&quot;&quot;);&quot;&quot;;[.E39])">
            <text:p/>
          </table:table-cell>
          <table:table-cell table:style-name="ce162" table:number-columns-repeated="22"/>
          <table:table-cell table:style-name="ce162" table:formula="of:=IF(OR([.AC$14]=&quot;&quot;;[.$E39]=&quot;&quot;);&quot;&quot;;[.AB39])">
            <text:p/>
          </table:table-cell>
          <table:table-cell table:style-name="ce162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40]&lt;&gt;&quot;&quot;;&quot;Planned&quot;;&quot;&quot;)">
            <text:p/>
          </table:table-cell>
          <table:table-cell table:style-name="ce162"/>
          <table:table-cell table:style-name="ce162" table:formula="of:=IF(OR([.F$14]=&quot;&quot;;[.$E40]=&quot;&quot;);&quot;&quot;;[.E40])">
            <text:p/>
          </table:table-cell>
          <table:table-cell table:style-name="ce162" table:number-columns-repeated="22"/>
          <table:table-cell table:style-name="ce162" table:formula="of:=IF(OR([.AC$14]=&quot;&quot;;[.$E40]=&quot;&quot;);&quot;&quot;;[.AB40])">
            <text:p/>
          </table:table-cell>
          <table:table-cell table:style-name="ce162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41]&lt;&gt;&quot;&quot;;&quot;Planned&quot;;&quot;&quot;)">
            <text:p/>
          </table:table-cell>
          <table:table-cell table:style-name="ce162"/>
          <table:table-cell table:style-name="ce162" table:formula="of:=IF(OR([.F$14]=&quot;&quot;;[.$E41]=&quot;&quot;);&quot;&quot;;[.E41])">
            <text:p/>
          </table:table-cell>
          <table:table-cell table:style-name="ce162" table:number-columns-repeated="22"/>
          <table:table-cell table:style-name="ce162" table:formula="of:=IF(OR([.AC$14]=&quot;&quot;;[.$E41]=&quot;&quot;);&quot;&quot;;[.AB41])">
            <text:p/>
          </table:table-cell>
          <table:table-cell table:style-name="ce162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42]&lt;&gt;&quot;&quot;;&quot;Planned&quot;;&quot;&quot;)">
            <text:p/>
          </table:table-cell>
          <table:table-cell table:style-name="ce162"/>
          <table:table-cell table:style-name="ce162" table:formula="of:=IF(OR([.F$14]=&quot;&quot;;[.$E42]=&quot;&quot;);&quot;&quot;;[.E42])">
            <text:p/>
          </table:table-cell>
          <table:table-cell table:style-name="ce162" table:number-columns-repeated="22"/>
          <table:table-cell table:style-name="ce162" table:formula="of:=IF(OR([.AC$14]=&quot;&quot;;[.$E42]=&quot;&quot;);&quot;&quot;;[.AB42])">
            <text:p/>
          </table:table-cell>
          <table:table-cell table:style-name="ce162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43]&lt;&gt;&quot;&quot;;&quot;Planned&quot;;&quot;&quot;)">
            <text:p/>
          </table:table-cell>
          <table:table-cell table:style-name="ce162"/>
          <table:table-cell table:style-name="ce162" table:formula="of:=IF(OR([.F$14]=&quot;&quot;;[.$E43]=&quot;&quot;);&quot;&quot;;[.E43])">
            <text:p/>
          </table:table-cell>
          <table:table-cell table:style-name="ce162" table:number-columns-repeated="22"/>
          <table:table-cell table:style-name="ce162" table:formula="of:=IF(OR([.AC$14]=&quot;&quot;;[.$E43]=&quot;&quot;);&quot;&quot;;[.AB43])">
            <text:p/>
          </table:table-cell>
          <table:table-cell table:style-name="ce162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44]&lt;&gt;&quot;&quot;;&quot;Planned&quot;;&quot;&quot;)">
            <text:p/>
          </table:table-cell>
          <table:table-cell table:style-name="ce162"/>
          <table:table-cell table:style-name="ce162" table:formula="of:=IF(OR([.F$14]=&quot;&quot;;[.$E44]=&quot;&quot;);&quot;&quot;;[.E44])">
            <text:p/>
          </table:table-cell>
          <table:table-cell table:style-name="ce162" table:number-columns-repeated="22"/>
          <table:table-cell table:style-name="ce162" table:formula="of:=IF(OR([.AC$14]=&quot;&quot;;[.$E44]=&quot;&quot;);&quot;&quot;;[.AB44])">
            <text:p/>
          </table:table-cell>
          <table:table-cell table:style-name="ce162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45]&lt;&gt;&quot;&quot;;&quot;Planned&quot;;&quot;&quot;)">
            <text:p/>
          </table:table-cell>
          <table:table-cell table:style-name="ce162"/>
          <table:table-cell table:style-name="ce162" table:formula="of:=IF(OR([.F$14]=&quot;&quot;;[.$E45]=&quot;&quot;);&quot;&quot;;[.E45])">
            <text:p/>
          </table:table-cell>
          <table:table-cell table:style-name="ce162" table:number-columns-repeated="22"/>
          <table:table-cell table:style-name="ce162" table:formula="of:=IF(OR([.AC$14]=&quot;&quot;;[.$E45]=&quot;&quot;);&quot;&quot;;[.AB45])">
            <text:p/>
          </table:table-cell>
          <table:table-cell table:style-name="ce162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46]&lt;&gt;&quot;&quot;;&quot;Planned&quot;;&quot;&quot;)">
            <text:p/>
          </table:table-cell>
          <table:table-cell table:style-name="ce162"/>
          <table:table-cell table:style-name="ce162" table:formula="of:=IF(OR([.F$14]=&quot;&quot;;[.$E46]=&quot;&quot;);&quot;&quot;;[.E46])">
            <text:p/>
          </table:table-cell>
          <table:table-cell table:style-name="ce162" table:number-columns-repeated="22"/>
          <table:table-cell table:style-name="ce162" table:formula="of:=IF(OR([.AC$14]=&quot;&quot;;[.$E46]=&quot;&quot;);&quot;&quot;;[.AB46])">
            <text:p/>
          </table:table-cell>
          <table:table-cell table:style-name="ce162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47]&lt;&gt;&quot;&quot;;&quot;Planned&quot;;&quot;&quot;)">
            <text:p/>
          </table:table-cell>
          <table:table-cell table:style-name="ce162"/>
          <table:table-cell table:style-name="ce162" table:formula="of:=IF(OR([.F$14]=&quot;&quot;;[.$E47]=&quot;&quot;);&quot;&quot;;[.E47])">
            <text:p/>
          </table:table-cell>
          <table:table-cell table:style-name="ce162" table:number-columns-repeated="22"/>
          <table:table-cell table:style-name="ce162" table:formula="of:=IF(OR([.AC$14]=&quot;&quot;;[.$E47]=&quot;&quot;);&quot;&quot;;[.AB47])">
            <text:p/>
          </table:table-cell>
          <table:table-cell table:style-name="ce162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48]&lt;&gt;&quot;&quot;;&quot;Planned&quot;;&quot;&quot;)">
            <text:p/>
          </table:table-cell>
          <table:table-cell table:style-name="ce162"/>
          <table:table-cell table:style-name="ce162" table:formula="of:=IF(OR([.F$14]=&quot;&quot;;[.$E48]=&quot;&quot;);&quot;&quot;;[.E48])">
            <text:p/>
          </table:table-cell>
          <table:table-cell table:style-name="ce162" table:number-columns-repeated="22"/>
          <table:table-cell table:style-name="ce162" table:formula="of:=IF(OR([.AC$14]=&quot;&quot;;[.$E48]=&quot;&quot;);&quot;&quot;;[.AB48])">
            <text:p/>
          </table:table-cell>
          <table:table-cell table:style-name="ce162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49]&lt;&gt;&quot;&quot;;&quot;Planned&quot;;&quot;&quot;)">
            <text:p/>
          </table:table-cell>
          <table:table-cell table:style-name="ce162"/>
          <table:table-cell table:style-name="ce162" table:formula="of:=IF(OR([.F$14]=&quot;&quot;;[.$E49]=&quot;&quot;);&quot;&quot;;[.E49])">
            <text:p/>
          </table:table-cell>
          <table:table-cell table:style-name="ce162" table:number-columns-repeated="22"/>
          <table:table-cell table:style-name="ce162" table:formula="of:=IF(OR([.AC$14]=&quot;&quot;;[.$E49]=&quot;&quot;);&quot;&quot;;[.AB49])">
            <text:p/>
          </table:table-cell>
          <table:table-cell table:style-name="ce162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50]&lt;&gt;&quot;&quot;;&quot;Planned&quot;;&quot;&quot;)">
            <text:p/>
          </table:table-cell>
          <table:table-cell table:style-name="ce162"/>
          <table:table-cell table:style-name="ce162" table:formula="of:=IF(OR([.F$14]=&quot;&quot;;[.$E50]=&quot;&quot;);&quot;&quot;;[.E50])">
            <text:p/>
          </table:table-cell>
          <table:table-cell table:style-name="ce162" table:number-columns-repeated="22"/>
          <table:table-cell table:style-name="ce162" table:formula="of:=IF(OR([.AC$14]=&quot;&quot;;[.$E50]=&quot;&quot;);&quot;&quot;;[.AB50])">
            <text:p/>
          </table:table-cell>
          <table:table-cell table:style-name="ce162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51]&lt;&gt;&quot;&quot;;&quot;Planned&quot;;&quot;&quot;)">
            <text:p/>
          </table:table-cell>
          <table:table-cell table:style-name="ce162"/>
          <table:table-cell table:style-name="ce162" table:formula="of:=IF(OR([.F$14]=&quot;&quot;;[.$E51]=&quot;&quot;);&quot;&quot;;[.E51])">
            <text:p/>
          </table:table-cell>
          <table:table-cell table:style-name="ce162" table:number-columns-repeated="22"/>
          <table:table-cell table:style-name="ce162" table:formula="of:=IF(OR([.AC$14]=&quot;&quot;;[.$E51]=&quot;&quot;);&quot;&quot;;[.AB51])">
            <text:p/>
          </table:table-cell>
          <table:table-cell table:style-name="ce162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52]&lt;&gt;&quot;&quot;;&quot;Planned&quot;;&quot;&quot;)">
            <text:p/>
          </table:table-cell>
          <table:table-cell table:style-name="ce162"/>
          <table:table-cell table:style-name="ce162" table:formula="of:=IF(OR([.F$14]=&quot;&quot;;[.$E52]=&quot;&quot;);&quot;&quot;;[.E52])">
            <text:p/>
          </table:table-cell>
          <table:table-cell table:style-name="ce162" table:number-columns-repeated="22"/>
          <table:table-cell table:style-name="ce162" table:formula="of:=IF(OR([.AC$14]=&quot;&quot;;[.$E52]=&quot;&quot;);&quot;&quot;;[.AB52])">
            <text:p/>
          </table:table-cell>
          <table:table-cell table:style-name="ce162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53]&lt;&gt;&quot;&quot;;&quot;Planned&quot;;&quot;&quot;)">
            <text:p/>
          </table:table-cell>
          <table:table-cell table:style-name="ce162"/>
          <table:table-cell table:style-name="ce162" table:formula="of:=IF(OR([.F$14]=&quot;&quot;;[.$E53]=&quot;&quot;);&quot;&quot;;[.E53])">
            <text:p/>
          </table:table-cell>
          <table:table-cell table:style-name="ce162" table:number-columns-repeated="22"/>
          <table:table-cell table:style-name="ce162" table:formula="of:=IF(OR([.AC$14]=&quot;&quot;;[.$E53]=&quot;&quot;);&quot;&quot;;[.AB53])">
            <text:p/>
          </table:table-cell>
          <table:table-cell table:style-name="ce162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54]&lt;&gt;&quot;&quot;;&quot;Planned&quot;;&quot;&quot;)">
            <text:p/>
          </table:table-cell>
          <table:table-cell table:style-name="ce162"/>
          <table:table-cell table:style-name="ce162" table:formula="of:=IF(OR([.F$14]=&quot;&quot;;[.$E54]=&quot;&quot;);&quot;&quot;;[.E54])">
            <text:p/>
          </table:table-cell>
          <table:table-cell table:style-name="ce162" table:number-columns-repeated="22"/>
          <table:table-cell table:style-name="ce162" table:formula="of:=IF(OR([.AC$14]=&quot;&quot;;[.$E54]=&quot;&quot;);&quot;&quot;;[.AB54])">
            <text:p/>
          </table:table-cell>
          <table:table-cell table:style-name="ce162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55]&lt;&gt;&quot;&quot;;&quot;Planned&quot;;&quot;&quot;)">
            <text:p/>
          </table:table-cell>
          <table:table-cell table:style-name="ce162"/>
          <table:table-cell table:style-name="ce162" table:formula="of:=IF(OR([.F$14]=&quot;&quot;;[.$E55]=&quot;&quot;);&quot;&quot;;[.E55])">
            <text:p/>
          </table:table-cell>
          <table:table-cell table:style-name="ce162" table:formula="of:=IF(OR([.G$14]=&quot;&quot;;[.$E55]=&quot;&quot;);&quot;&quot;;[.F55])">
            <text:p/>
          </table:table-cell>
          <table:table-cell table:style-name="ce162" table:formula="of:=IF(OR([.H$14]=&quot;&quot;;[.$E55]=&quot;&quot;);&quot;&quot;;[.G55])">
            <text:p/>
          </table:table-cell>
          <table:table-cell table:style-name="ce162" table:formula="of:=IF(OR([.I$14]=&quot;&quot;;[.$E55]=&quot;&quot;);&quot;&quot;;[.H55])">
            <text:p/>
          </table:table-cell>
          <table:table-cell table:style-name="ce162" table:formula="of:=IF(OR([.J$14]=&quot;&quot;;[.$E55]=&quot;&quot;);&quot;&quot;;[.I55])">
            <text:p/>
          </table:table-cell>
          <table:table-cell table:style-name="ce162" table:formula="of:=IF(OR([.K$14]=&quot;&quot;;[.$E55]=&quot;&quot;);&quot;&quot;;[.J55])">
            <text:p/>
          </table:table-cell>
          <table:table-cell table:style-name="ce162" table:formula="of:=IF(OR([.L$14]=&quot;&quot;;[.$E55]=&quot;&quot;);&quot;&quot;;[.K55])">
            <text:p/>
          </table:table-cell>
          <table:table-cell table:style-name="ce162" table:formula="of:=IF(OR([.M$14]=&quot;&quot;;[.$E55]=&quot;&quot;);&quot;&quot;;[.L55])">
            <text:p/>
          </table:table-cell>
          <table:table-cell table:style-name="ce162" table:formula="of:=IF(OR([.N$14]=&quot;&quot;;[.$E55]=&quot;&quot;);&quot;&quot;;[.M55])">
            <text:p/>
          </table:table-cell>
          <table:table-cell table:style-name="ce162" table:formula="of:=IF(OR([.O$14]=&quot;&quot;;[.$E55]=&quot;&quot;);&quot;&quot;;[.N55])">
            <text:p/>
          </table:table-cell>
          <table:table-cell table:style-name="ce162" table:formula="of:=IF(OR([.P$14]=&quot;&quot;;[.$E55]=&quot;&quot;);&quot;&quot;;[.O55])">
            <text:p/>
          </table:table-cell>
          <table:table-cell table:style-name="ce162" table:formula="of:=IF(OR([.Q$14]=&quot;&quot;;[.$E55]=&quot;&quot;);&quot;&quot;;[.P55])">
            <text:p/>
          </table:table-cell>
          <table:table-cell table:style-name="ce162" table:formula="of:=IF(OR([.R$14]=&quot;&quot;;[.$E55]=&quot;&quot;);&quot;&quot;;[.Q55])">
            <text:p/>
          </table:table-cell>
          <table:table-cell table:style-name="ce162" table:formula="of:=IF(OR([.S$14]=&quot;&quot;;[.$E55]=&quot;&quot;);&quot;&quot;;[.R55])">
            <text:p/>
          </table:table-cell>
          <table:table-cell table:style-name="ce162" table:formula="of:=IF(OR([.T$14]=&quot;&quot;;[.$E55]=&quot;&quot;);&quot;&quot;;[.S55])">
            <text:p/>
          </table:table-cell>
          <table:table-cell table:style-name="ce162" table:formula="of:=IF(OR([.U$14]=&quot;&quot;;[.$E55]=&quot;&quot;);&quot;&quot;;[.T55])">
            <text:p/>
          </table:table-cell>
          <table:table-cell table:style-name="ce162" table:formula="of:=IF(OR([.V$14]=&quot;&quot;;[.$E55]=&quot;&quot;);&quot;&quot;;[.U55])">
            <text:p/>
          </table:table-cell>
          <table:table-cell table:style-name="ce162" table:formula="of:=IF(OR([.W$14]=&quot;&quot;;[.$E55]=&quot;&quot;);&quot;&quot;;[.V55])">
            <text:p/>
          </table:table-cell>
          <table:table-cell table:style-name="ce162" table:formula="of:=IF(OR([.X$14]=&quot;&quot;;[.$E55]=&quot;&quot;);&quot;&quot;;[.W55])">
            <text:p/>
          </table:table-cell>
          <table:table-cell table:style-name="ce162" table:formula="of:=IF(OR([.Y$14]=&quot;&quot;;[.$E55]=&quot;&quot;);&quot;&quot;;[.X55])">
            <text:p/>
          </table:table-cell>
          <table:table-cell table:style-name="ce162" table:formula="of:=IF(OR([.Z$14]=&quot;&quot;;[.$E55]=&quot;&quot;);&quot;&quot;;[.Y55])">
            <text:p/>
          </table:table-cell>
          <table:table-cell table:style-name="ce162" table:formula="of:=IF(OR([.AA$14]=&quot;&quot;;[.$E55]=&quot;&quot;);&quot;&quot;;[.Z55])">
            <text:p/>
          </table:table-cell>
          <table:table-cell table:style-name="ce162" table:formula="of:=IF(OR([.AB$14]=&quot;&quot;;[.$E55]=&quot;&quot;);&quot;&quot;;[.AA55])">
            <text:p/>
          </table:table-cell>
          <table:table-cell table:style-name="ce162" table:formula="of:=IF(OR([.AC$14]=&quot;&quot;;[.$E55]=&quot;&quot;);&quot;&quot;;[.AB55])">
            <text:p/>
          </table:table-cell>
          <table:table-cell table:style-name="ce162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2">
          <table:table-cell table:number-columns-repeated="3"/>
          <table:table-cell table:style-name="ce42" table:content-validation-name="val3" table:formula="of:=IF([.A56]&lt;&gt;&quot;&quot;;&quot;Planned&quot;;&quot;&quot;)">
            <text:p/>
          </table:table-cell>
          <table:table-cell/>
          <table:table-cell table:formula="of:=IF(OR([.F$14]=&quot;&quot;;[.$E56]=&quot;&quot;);&quot;&quot;;[.E56])">
            <text:p/>
          </table:table-cell>
          <table:table-cell table:formula="of:=IF(OR([.G$14]=&quot;&quot;;[.$E56]=&quot;&quot;);&quot;&quot;;[.F56])">
            <text:p/>
          </table:table-cell>
          <table:table-cell table:formula="of:=IF(OR([.H$14]=&quot;&quot;;[.$E56]=&quot;&quot;);&quot;&quot;;[.G56])">
            <text:p/>
          </table:table-cell>
          <table:table-cell table:formula="of:=IF(OR([.I$14]=&quot;&quot;;[.$E56]=&quot;&quot;);&quot;&quot;;[.H56])">
            <text:p/>
          </table:table-cell>
          <table:table-cell table:formula="of:=IF(OR([.J$14]=&quot;&quot;;[.$E56]=&quot;&quot;);&quot;&quot;;[.I56])">
            <text:p/>
          </table:table-cell>
          <table:table-cell table:formula="of:=IF(OR([.K$14]=&quot;&quot;;[.$E56]=&quot;&quot;);&quot;&quot;;[.J56])">
            <text:p/>
          </table:table-cell>
          <table:table-cell table:formula="of:=IF(OR([.L$14]=&quot;&quot;;[.$E56]=&quot;&quot;);&quot;&quot;;[.K56])">
            <text:p/>
          </table:table-cell>
          <table:table-cell table:formula="of:=IF(OR([.M$14]=&quot;&quot;;[.$E56]=&quot;&quot;);&quot;&quot;;[.L56])">
            <text:p/>
          </table:table-cell>
          <table:table-cell table:formula="of:=IF(OR([.N$14]=&quot;&quot;;[.$E56]=&quot;&quot;);&quot;&quot;;[.M56])">
            <text:p/>
          </table:table-cell>
          <table:table-cell table:formula="of:=IF(OR([.O$14]=&quot;&quot;;[.$E56]=&quot;&quot;);&quot;&quot;;[.N56])">
            <text:p/>
          </table:table-cell>
          <table:table-cell table:formula="of:=IF(OR([.P$14]=&quot;&quot;;[.$E56]=&quot;&quot;);&quot;&quot;;[.O56])">
            <text:p/>
          </table:table-cell>
          <table:table-cell table:formula="of:=IF(OR([.Q$14]=&quot;&quot;;[.$E56]=&quot;&quot;);&quot;&quot;;[.P56])">
            <text:p/>
          </table:table-cell>
          <table:table-cell table:formula="of:=IF(OR([.R$14]=&quot;&quot;;[.$E56]=&quot;&quot;);&quot;&quot;;[.Q56])">
            <text:p/>
          </table:table-cell>
          <table:table-cell table:formula="of:=IF(OR([.S$14]=&quot;&quot;;[.$E56]=&quot;&quot;);&quot;&quot;;[.R56])">
            <text:p/>
          </table:table-cell>
          <table:table-cell table:formula="of:=IF(OR([.T$14]=&quot;&quot;;[.$E56]=&quot;&quot;);&quot;&quot;;[.S56])">
            <text:p/>
          </table:table-cell>
          <table:table-cell table:formula="of:=IF(OR([.U$14]=&quot;&quot;;[.$E56]=&quot;&quot;);&quot;&quot;;[.T56])">
            <text:p/>
          </table:table-cell>
          <table:table-cell table:formula="of:=IF(OR([.V$14]=&quot;&quot;;[.$E56]=&quot;&quot;);&quot;&quot;;[.U56])">
            <text:p/>
          </table:table-cell>
          <table:table-cell table:formula="of:=IF(OR([.W$14]=&quot;&quot;;[.$E56]=&quot;&quot;);&quot;&quot;;[.V56])">
            <text:p/>
          </table:table-cell>
          <table:table-cell table:formula="of:=IF(OR([.X$14]=&quot;&quot;;[.$E56]=&quot;&quot;);&quot;&quot;;[.W56])">
            <text:p/>
          </table:table-cell>
          <table:table-cell table:formula="of:=IF(OR([.Y$14]=&quot;&quot;;[.$E56]=&quot;&quot;);&quot;&quot;;[.X56])">
            <text:p/>
          </table:table-cell>
          <table:table-cell table:formula="of:=IF(OR([.Z$14]=&quot;&quot;;[.$E56]=&quot;&quot;);&quot;&quot;;[.Y56])">
            <text:p/>
          </table:table-cell>
          <table:table-cell table:formula="of:=IF(OR([.AA$14]=&quot;&quot;;[.$E56]=&quot;&quot;);&quot;&quot;;[.Z56])">
            <text:p/>
          </table:table-cell>
          <table:table-cell table:formula="of:=IF(OR([.AB$14]=&quot;&quot;;[.$E56]=&quot;&quot;);&quot;&quot;;[.AA56])">
            <text:p/>
          </table:table-cell>
          <table:table-cell table:formula="of:=IF(OR([.AC$14]=&quot;&quot;;[.$E56]=&quot;&quot;);&quot;&quot;;[.AB56])">
            <text:p/>
          </table:table-cell>
          <table:table-cell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2" table:number-rows-repeated="4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 table:number-columns-repeated="3"/>
          <table:table-cell table:style-name="ce42" table:content-validation-name="val3" table:formula="of:=IF([.A61]&lt;&gt;&quot;&quot;;&quot;Planned&quot;;&quot;&quot;)">
            <text:p/>
          </table:table-cell>
          <table:table-cell table:number-columns-repeated="1020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Sprint 3'.A24:'Sprint 3'.C55 'Sprint 3'.C15:'Sprint 3'.AD55">
            <calcext:condition calcext:apply-style-name="Excel_CondFormat_5_1_1" calcext:value="formula-is([$'Product Tasks'.$D72]=&quot;Done&quot;)" calcext:base-cell-address="'Sprint 3'.A15"/>
            <calcext:condition calcext:apply-style-name="Excel_CondFormat_5_1_2" calcext:value="formula-is([$'Product Tasks'.$D72]=&quot;Ongoing&quot;)" calcext:base-cell-address="'Sprint 3'.A15"/>
          </calcext:conditional-format>
          <calcext:conditional-format calcext:target-range-address="'Sprint 3'.A15:'Sprint 3'.A22 'Sprint 3'.B18:'Sprint 3'.B22">
            <calcext:condition calcext:apply-style-name="Excel_CondFormat_5_2_1" calcext:value="formula-is([$'Product Tasks'.$C72]=&quot;Done&quot;)" calcext:base-cell-address="'Sprint 3'.A15"/>
            <calcext:condition calcext:apply-style-name="Excel_CondFormat_5_2_2" calcext:value="formula-is([$'Product Tasks'.$C72]=&quot;Ongoing&quot;)" calcext:base-cell-address="'Sprint 3'.A15"/>
            <calcext:condition calcext:apply-style-name="Excel_CondFormat_5_2_3" calcext:value="formula-is([$'Product Tasks'.$C72]=&quot;Removed&quot;)" calcext:base-cell-address="'Sprint 3'.A15"/>
          </calcext:conditional-format>
          <calcext:conditional-format calcext:target-range-address="'Sprint 3'.B15:'Sprint 3'.B17">
            <calcext:condition calcext:apply-style-name="Excel_CondFormat_5_3_1" calcext:value="formula-is([$'Product Tasks'.$C72]=&quot;Done&quot;)" calcext:base-cell-address="'Sprint 3'.B15"/>
            <calcext:condition calcext:apply-style-name="Excel_CondFormat_5_3_2" calcext:value="formula-is([$'Product Tasks'.$C72]=&quot;Ongoing&quot;)" calcext:base-cell-address="'Sprint 3'.B15"/>
            <calcext:condition calcext:apply-style-name="Excel_CondFormat_5_3_3" calcext:value="formula-is([$'Product Tasks'.$C72]=&quot;Removed&quot;)" calcext:base-cell-address="'Sprint 3'.B15"/>
          </calcext:conditional-format>
          <calcext:conditional-format calcext:target-range-address="'Sprint 3'.B23:'Sprint 3'.B23">
            <calcext:condition calcext:apply-style-name="Excel_CondFormat_5_4_1" calcext:value="formula-is([$'Product Tasks'.$C82]=&quot;Done&quot;)" calcext:base-cell-address="'Sprint 3'.B23"/>
            <calcext:condition calcext:apply-style-name="Excel_CondFormat_5_4_2" calcext:value="formula-is([$'Product Tasks'.$C82]=&quot;Ongoing&quot;)" calcext:base-cell-address="'Sprint 3'.B23"/>
            <calcext:condition calcext:apply-style-name="Excel_CondFormat_5_4_3" calcext:value="formula-is([$'Product Tasks'.$C82]=&quot;Removed&quot;)" calcext:base-cell-address="'Sprint 3'.B23"/>
          </calcext:conditional-format>
          <calcext:conditional-format calcext:target-range-address="'Sprint 3'.A23:'Sprint 3'.A23">
            <calcext:condition calcext:apply-style-name="Excel_CondFormat_5_5_1" calcext:value="formula-is([$'Product Tasks'.$C82]=&quot;Done&quot;)" calcext:base-cell-address="'Sprint 3'.A23"/>
            <calcext:condition calcext:apply-style-name="Excel_CondFormat_5_5_2" calcext:value="formula-is([$'Product Tasks'.$C82]=&quot;Ongoing&quot;)" calcext:base-cell-address="'Sprint 3'.A23"/>
            <calcext:condition calcext:apply-style-name="Excel_CondFormat_5_5_3" calcext:value="formula-is([$'Product Tasks'.$C82]=&quot;Removed&quot;)" calcext:base-cell-address="'Sprint 3'.A23"/>
          </calcext:conditional-format>
        </calcext:conditional-formats>
      </table:table>
      <table:table table:name="Sprint 4" table:style-name="ta4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1" form:control-implementation="ooo:com.sun.star.form.component.CommandButton" xml:id="control10" form:id="control10" form:label="Sort Sprint Task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2" form:control-implementation="ooo:com.sun.star.form.component.CommandButton" xml:id="control11" form:id="control11" form:label="Update Task Slip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8" table:default-cell-style-name="ce4"/>
        <table:table-column table:style-name="co2" table:default-cell-style-name="ce15"/>
        <table:table-column table:style-name="co17" table:default-cell-style-name="ce4"/>
        <table:table-column table:style-name="co4" table:default-cell-style-name="ce4"/>
        <table:table-column table:style-name="co5" table:default-cell-style-name="ce15"/>
        <table:table-column table:style-name="co6" table:number-columns-repeated="25" table:default-cell-style-name="ce15"/>
        <table:table-column table:style-name="co9" table:number-columns-repeated="994" table:default-cell-style-name="Default"/>
        <table:table-row table:style-name="ro1">
          <table:table-cell table:style-name="ce103" office:value-type="float" office:value="1" calcext:value-type="float">
            <text:p>Sprint 1 Backlog</text:p>
          </table:table-cell>
          <table:table-cell table:style-name="ce112"/>
          <table:table-cell>
            <draw:frame table:end-cell-address="'Sprint 4'.AE8" table:end-x="4.14pt" table:end-y="10.52pt" draw:z-index="0" draw:name="Chart 2" draw:style-name="gr6" draw:text-style-name="P4" svg:width="748.03pt" svg:height="102.02pt" svg:x="41.41pt" svg:y="3.03pt">
              <draw:object draw:notify-on-update-of-ranges="'Sprint 4'.F10:'Sprint 4'.AD10 'Sprint 4'.F11:'Sprint 4'.AD11 'Sprint 4'.F12:'Sprint 4'.AD1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/>
          <table:table-cell table:style-name="ce119" table:number-columns-repeated="26"/>
          <table:table-cell table:number-columns-repeated="994"/>
        </table:table-row>
        <table:table-row table:style-name="ro2">
          <table:table-cell table:number-columns-repeated="4"/>
          <table:table-cell table:style-name="ce119" table:number-columns-repeated="26"/>
          <table:table-cell table:number-columns-repeated="994"/>
        </table:table-row>
        <table:table-row table:style-name="ro2" table:number-rows-repeated="3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>
            <draw:control table:end-cell-address="'Sprint 4'.A8" table:end-x="144.28pt" table:end-y="2.27pt" draw:z-index="1" draw:name="Button 1" draw:style-name="gr1" draw:text-style-name="P1" svg:width="124.5pt" svg:height="21.03pt" svg:x="19.79pt" svg:y="6.77pt" draw:control="control10">
              <svg:desc>Sort Sprint Tasks</svg:desc>
            </draw:control>
            <draw:control table:end-cell-address="'Sprint 4'.C8" table:end-x="18.6pt" table:end-y="2.27pt" draw:z-index="2" draw:name="Button 2" draw:style-name="gr1" draw:text-style-name="P1" svg:width="113.02pt" svg:height="21.03pt" svg:x="166.37pt" svg:y="6.77pt" draw:control="control11">
              <svg:desc>Update Task Slips</svg:desc>
            </draw:control>
          </table:table-cell>
          <table:table-cell table:number-columns-repeated="2"/>
          <table:table-cell table:style-name="ce42" table:content-validation-name="val3"/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 table:style-name="ce104" office:value-type="string" calcext:value-type="string">
            <office:annotation draw:style-name="gr7" draw:text-style-name="P3" svg:width="128.75pt" svg:height="107.26pt" svg:x="42.55pt" svg:y="100.15pt" draw:caption-point-x="170.36pt" draw:caption-point-y="7.37pt">
              <dc:date>2015-10-05T00:00:00</dc:date>
              <text:p text:style-name="P2"><text:span text:style-name="T1">Count only active working and implementation days. Do not include Planning Day or Sprint Review.</text:span></text:p>
              <text:p text:style-name="P2"><text:span text:style-name="T1">E.g. a 4-week Sprint would most likely have 18 implementation days.</text:span></text:p>
            </office:annotation>
            <text:p>Sprint implementation days</text:p>
          </table:table-cell>
          <table:table-cell table:style-name="ce113" office:value-type="float" office:value="20" calcext:value-type="float">
            <text:p>20</text:p>
          </table:table-cell>
          <table:table-cell table:style-name="ce104"/>
          <table:table-cell table:style-name="ce117"/>
          <table:table-cell table:style-name="ce120" office:value-type="string" calcext:value-type="string">
            <text:p>Effort</text:p>
          </table:table-cell>
          <table:table-cell table:style-name="ce120" office:value-type="string" calcext:value-type="string">
            <text:p>Remaining on implementation day…</text:p>
          </table:table-cell>
          <table:table-cell table:style-name="ce120" table:number-columns-repeated="6"/>
          <table:table-cell table:style-name="ce128" table:number-columns-repeated="18"/>
          <table:table-cell table:number-columns-repeated="994"/>
        </table:table-row>
        <table:table-row table:style-name="ro2">
          <table:table-cell table:style-name="ce104" office:value-type="string" calcext:value-type="string">
            <text:p>Trend calculated based on last</text:p>
          </table:table-cell>
          <table:table-cell table:style-name="ce113" office:value-type="float" office:value="5" calcext:value-type="float">
            <text:p>5</text:p>
          </table:table-cell>
          <table:table-cell table:style-name="ce104" office:value-type="string" calcext:value-type="string">
            <text:p>Days</text:p>
          </table:table-cell>
          <table:table-cell table:style-name="ce104" office:value-type="string" calcext:value-type="string">
            <text:p>Totals</text:p>
          </table:table-cell>
          <table:table-cell table:style-name="ce125" table:formula="of:=SUM(OFFSET([.E14];1;0;#NAME?;1))" office:value-type="string" office:string-value="" calcext:value-type="error">
            <text:p>#NAME?</text:p>
          </table:table-cell>
          <table:table-cell table:style-name="ce125" table:formula="of:=IF(AND(SUM(OFFSET([.F14];1;0;#NAME?;1))=0);0;SUM(OFFSET([.F14];1;0;#NAME?;1)))" office:value-type="string" office:string-value="" calcext:value-type="error">
            <text:p>#NAME?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office:value-type="string" calcext:value-type="string">
            <text:p>Task rows</text:p>
          </table:table-cell>
          <table:table-cell table:formula="of:=IF(COUNTA([.A15:.A239])=0;1;COUNTA([.A15:.A239]))" office:value-type="float" office:value="1" calcext:value-type="float">
            <text:p>1</text:p>
          </table:table-cell>
          <table:table-cell office:value-type="string" calcext:value-type="string">
            <text:p>Done days</text:p>
          </table:table-cell>
          <table:table-cell table:style-name="ce15" table:formula="of:=IF(COUNTIF([.F10:.AD10];&quot;&gt;0&quot;)=0;1;COUNTIF([.F10:.AD10];&quot;&gt;0&quot;))" office:value-type="float" office:value="1" calcext:value-type="float">
            <text:p>1</text:p>
          </table:table-cell>
          <table:table-cell/>
          <table:table-cell table:formula="of:=IF([.F14]=&quot;&quot;;&quot;&quot;;[.$E10]-[.$E10]/([.$B9]-1)*([.F14]-1))" office:value-type="string" office:string-value="" calcext:value-type="error">
            <text:p>#NAME?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Warning! These are necessary</text:p>
          </table:table-cell>
          <table:table-cell table:style-name="ce4"/>
          <table:table-cell office:value-type="string" calcext:value-type="string">
            <text:p>Trend</text:p>
          </table:table-cell>
          <table:table-cell table:style-name="ce15"/>
          <table:table-cell/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template rows</text:p>
          </table:table-cell>
          <table:table-cell table:style-name="ce4"/>
          <table:table-cell office:value-type="string" calcext:value-type="string">
            <text:p>Trend Days</text:p>
          </table:table-cell>
          <table:table-cell table:style-name="ce15" table:formula="of:=IF(#NAME?&gt;[.B10];[.B10];#NAME?)" office:value-type="string" office:string-value="" calcext:value-type="error">
            <text:p>Err:504</text:p>
          </table:table-cell>
          <table:table-cell/>
          <table:table-cell table:formula="of:=IF(#NAME?&gt;[.E13];[.E13]+1;&quot;&quot;)" office:value-type="string" office:string-value="" calcext:value-type="error">
            <text:p>Err:5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994"/>
        </table:table-row>
        <table:table-row table:style-name="ro2">
          <table:table-cell table:style-name="ce104" office:value-type="string" calcext:value-type="string">
            <text:p>Task name</text:p>
          </table:table-cell>
          <table:table-cell table:style-name="ce114" office:value-type="string" calcext:value-type="string">
            <text:p>Story ID</text:p>
          </table:table-cell>
          <table:table-cell table:style-name="ce104" office:value-type="string" calcext:value-type="string">
            <text:p>Responsible</text:p>
          </table:table-cell>
          <table:table-cell table:style-name="ce104" office:value-type="string" calcext:value-type="string">
            <text:p>Status</text:p>
          </table:table-cell>
          <table:table-cell table:style-name="ce114" office:value-type="string" calcext:value-type="string">
            <text:p>Est.</text:p>
          </table:table-cell>
          <table:table-cell table:style-name="ce114" office:value-type="float" office:value="1" calcext:value-type="float">
            <text:p>1</text:p>
          </table:table-cell>
          <table:table-cell table:style-name="ce114" table:formula="of:=IF([.$B$9]&gt;[.F14];[.F14]+1;&quot;&quot;)" office:value-type="float" office:value="2" calcext:value-type="float">
            <text:p>2</text:p>
          </table:table-cell>
          <table:table-cell table:style-name="ce114" table:formula="of:=IF([.$B$9]&gt;[.G14];[.G14]+1;&quot;&quot;)" office:value-type="float" office:value="3" calcext:value-type="float">
            <text:p>3</text:p>
          </table:table-cell>
          <table:table-cell table:style-name="ce114" table:formula="of:=IF([.$B$9]&gt;[.H14];[.H14]+1;&quot;&quot;)" office:value-type="float" office:value="4" calcext:value-type="float">
            <text:p>4</text:p>
          </table:table-cell>
          <table:table-cell table:style-name="ce114" table:formula="of:=IF([.$B$9]&gt;[.I14];[.I14]+1;&quot;&quot;)" office:value-type="float" office:value="5" calcext:value-type="float">
            <text:p>5</text:p>
          </table:table-cell>
          <table:table-cell table:style-name="ce114" table:formula="of:=IF([.$B$9]&gt;[.J14];[.J14]+1;&quot;&quot;)" office:value-type="float" office:value="6" calcext:value-type="float">
            <text:p>6</text:p>
          </table:table-cell>
          <table:table-cell table:style-name="ce114" table:formula="of:=IF([.$B$9]&gt;[.K14];[.K14]+1;&quot;&quot;)" office:value-type="float" office:value="7" calcext:value-type="float">
            <text:p>7</text:p>
          </table:table-cell>
          <table:table-cell table:style-name="ce114" table:formula="of:=IF([.$B$9]&gt;[.L14];[.L14]+1;&quot;&quot;)" office:value-type="float" office:value="8" calcext:value-type="float">
            <text:p>8</text:p>
          </table:table-cell>
          <table:table-cell table:style-name="ce114" table:formula="of:=IF([.$B$9]&gt;[.M14];[.M14]+1;&quot;&quot;)" office:value-type="float" office:value="9" calcext:value-type="float">
            <text:p>9</text:p>
          </table:table-cell>
          <table:table-cell table:style-name="ce114" table:formula="of:=IF([.$B$9]&gt;[.N14];[.N14]+1;&quot;&quot;)" office:value-type="float" office:value="10" calcext:value-type="float">
            <text:p>10</text:p>
          </table:table-cell>
          <table:table-cell table:style-name="ce114" table:formula="of:=IF([.$B$9]&gt;[.O14];[.O14]+1;&quot;&quot;)" office:value-type="float" office:value="11" calcext:value-type="float">
            <text:p>11</text:p>
          </table:table-cell>
          <table:table-cell table:style-name="ce114" table:formula="of:=IF([.$B$9]&gt;[.P14];[.P14]+1;&quot;&quot;)" office:value-type="float" office:value="12" calcext:value-type="float">
            <text:p>12</text:p>
          </table:table-cell>
          <table:table-cell table:style-name="ce114" table:formula="of:=IF([.$B$9]&gt;[.Q14];[.Q14]+1;&quot;&quot;)" office:value-type="float" office:value="13" calcext:value-type="float">
            <text:p>13</text:p>
          </table:table-cell>
          <table:table-cell table:style-name="ce114" table:formula="of:=IF([.$B$9]&gt;[.R14];[.R14]+1;&quot;&quot;)" office:value-type="float" office:value="14" calcext:value-type="float">
            <text:p>14</text:p>
          </table:table-cell>
          <table:table-cell table:style-name="ce114" table:formula="of:=IF([.$B$9]&gt;[.S14];[.S14]+1;&quot;&quot;)" office:value-type="float" office:value="15" calcext:value-type="float">
            <text:p>15</text:p>
          </table:table-cell>
          <table:table-cell table:style-name="ce114" table:formula="of:=IF([.$B$9]&gt;[.T14];[.T14]+1;&quot;&quot;)" office:value-type="float" office:value="16" calcext:value-type="float">
            <text:p>16</text:p>
          </table:table-cell>
          <table:table-cell table:style-name="ce114" table:formula="of:=IF([.$B$9]&gt;[.U14];[.U14]+1;&quot;&quot;)" office:value-type="float" office:value="17" calcext:value-type="float">
            <text:p>17</text:p>
          </table:table-cell>
          <table:table-cell table:style-name="ce114" table:formula="of:=IF([.$B$9]&gt;[.V14];[.V14]+1;&quot;&quot;)" office:value-type="float" office:value="18" calcext:value-type="float">
            <text:p>18</text:p>
          </table:table-cell>
          <table:table-cell table:style-name="ce114" table:formula="of:=IF([.$B$9]&gt;[.W14];[.W14]+1;&quot;&quot;)" office:value-type="float" office:value="19" calcext:value-type="float">
            <text:p>19</text:p>
          </table:table-cell>
          <table:table-cell table:style-name="ce114" table:formula="of:=IF([.$B$9]&gt;[.X14];[.X14]+1;&quot;&quot;)" office:value-type="float" office:value="20" calcext:value-type="float">
            <text:p>20</text:p>
          </table:table-cell>
          <table:table-cell table:style-name="ce114" table:formula="of:=IF([.$B$9]&gt;[.Y14];[.Y14]+1;&quot;&quot;)">
            <text:p/>
          </table:table-cell>
          <table:table-cell table:style-name="ce114" table:formula="of:=IF([.$B$9]&gt;[.Z14];[.Z14]+1;&quot;&quot;)">
            <text:p/>
          </table:table-cell>
          <table:table-cell table:style-name="ce114" table:formula="of:=IF([.$B$9]&gt;[.AA14];[.AA14]+1;&quot;&quot;)">
            <text:p/>
          </table:table-cell>
          <table:table-cell table:style-name="ce114" table:formula="of:=IF([.$B$9]&gt;[.AB14];[.AB14]+1;&quot;&quot;)">
            <text:p/>
          </table:table-cell>
          <table:table-cell table:style-name="ce114" table:formula="of:=IF([.$B$9]&gt;[.AC14];[.AC14]+1;&quot;&quot;)">
            <text:p/>
          </table:table-cell>
          <table:table-cell table:number-columns-repeated="994"/>
        </table:table-row>
        <table:table-row table:style-name="ro10">
          <table:table-cell table:style-name="ce166"/>
          <table:table-cell table:style-name="ce169"/>
          <table:table-cell table:style-name="ce173"/>
          <table:table-cell table:style-name="ce175" table:content-validation-name="val3"/>
          <table:table-cell table:style-name="ce172" table:number-columns-repeated="26"/>
          <table:table-cell table:number-columns-repeated="994"/>
        </table:table-row>
        <table:table-row table:style-name="ro10">
          <table:table-cell table:style-name="ce166"/>
          <table:table-cell table:style-name="ce169"/>
          <table:table-cell table:style-name="ce173"/>
          <table:table-cell table:style-name="ce175" table:content-validation-name="val3"/>
          <table:table-cell table:style-name="ce172" table:number-columns-repeated="24"/>
          <table:table-cell table:style-name="ce172" table:formula="of:=IF(OR([.AC$14]=&quot;&quot;;[.$E16]=&quot;&quot;);&quot;&quot;;[.AB16])">
            <text:p/>
          </table:table-cell>
          <table:table-cell table:style-name="ce172" table:formula="of:=IF(OR([.AD$14]=&quot;&quot;;[.$E16]=&quot;&quot;);&quot;&quot;;[.AC16])">
            <text:p/>
          </table:table-cell>
          <table:table-cell table:number-columns-repeated="994"/>
        </table:table-row>
        <table:table-row table:style-name="ro10">
          <table:table-cell table:style-name="ce166"/>
          <table:table-cell table:style-name="ce169"/>
          <table:table-cell table:style-name="ce173"/>
          <table:table-cell table:style-name="ce175" table:content-validation-name="val3"/>
          <table:table-cell table:style-name="ce172" table:number-columns-repeated="24"/>
          <table:table-cell table:style-name="ce172" table:formula="of:=IF(OR([.AC$14]=&quot;&quot;;[.$E17]=&quot;&quot;);&quot;&quot;;[.AB17])">
            <text:p/>
          </table:table-cell>
          <table:table-cell table:style-name="ce172" table:formula="of:=IF(OR([.AD$14]=&quot;&quot;;[.$E17]=&quot;&quot;);&quot;&quot;;[.AC17])">
            <text:p/>
          </table:table-cell>
          <table:table-cell table:number-columns-repeated="994"/>
        </table:table-row>
        <table:table-row table:style-name="ro10">
          <table:table-cell table:style-name="ce166"/>
          <table:table-cell table:style-name="ce170"/>
          <table:table-cell table:style-name="ce173"/>
          <table:table-cell table:style-name="ce175" table:content-validation-name="val3"/>
          <table:table-cell table:style-name="ce172" table:number-columns-repeated="24"/>
          <table:table-cell table:style-name="ce172" table:formula="of:=IF(OR([.AC$14]=&quot;&quot;;[.$E18]=&quot;&quot;);&quot;&quot;;[.AB18])">
            <text:p/>
          </table:table-cell>
          <table:table-cell table:style-name="ce172" table:formula="of:=IF(OR([.AD$14]=&quot;&quot;;[.$E18]=&quot;&quot;);&quot;&quot;;[.AC18])">
            <text:p/>
          </table:table-cell>
          <table:table-cell table:number-columns-repeated="994"/>
        </table:table-row>
        <table:table-row table:style-name="ro10">
          <table:table-cell table:style-name="ce166"/>
          <table:table-cell table:style-name="ce170"/>
          <table:table-cell table:style-name="ce173"/>
          <table:table-cell table:style-name="ce175" table:content-validation-name="val3"/>
          <table:table-cell table:style-name="ce172" table:number-columns-repeated="24"/>
          <table:table-cell table:style-name="ce172" table:formula="of:=IF(OR([.AC$14]=&quot;&quot;;[.$E19]=&quot;&quot;);&quot;&quot;;[.AB19])">
            <text:p/>
          </table:table-cell>
          <table:table-cell table:style-name="ce172" table:formula="of:=IF(OR([.AD$14]=&quot;&quot;;[.$E19]=&quot;&quot;);&quot;&quot;;[.AC19])">
            <text:p/>
          </table:table-cell>
          <table:table-cell table:number-columns-repeated="994"/>
        </table:table-row>
        <table:table-row table:style-name="ro10">
          <table:table-cell table:style-name="ce166"/>
          <table:table-cell table:style-name="ce170"/>
          <table:table-cell table:style-name="ce173"/>
          <table:table-cell table:style-name="ce175" table:content-validation-name="val3"/>
          <table:table-cell table:style-name="ce172" table:number-columns-repeated="24"/>
          <table:table-cell table:style-name="ce172" table:formula="of:=IF(OR([.AC$14]=&quot;&quot;;[.$E20]=&quot;&quot;);&quot;&quot;;[.AB20])">
            <text:p/>
          </table:table-cell>
          <table:table-cell table:style-name="ce172" table:formula="of:=IF(OR([.AD$14]=&quot;&quot;;[.$E20]=&quot;&quot;);&quot;&quot;;[.AC20])">
            <text:p/>
          </table:table-cell>
          <table:table-cell table:number-columns-repeated="994"/>
        </table:table-row>
        <table:table-row table:style-name="ro10">
          <table:table-cell table:style-name="ce166"/>
          <table:table-cell table:style-name="ce170"/>
          <table:table-cell table:style-name="ce173"/>
          <table:table-cell table:style-name="ce175" table:content-validation-name="val3"/>
          <table:table-cell table:style-name="ce172" table:number-columns-repeated="24"/>
          <table:table-cell table:style-name="ce172" table:formula="of:=IF(OR([.AC$14]=&quot;&quot;;[.$E21]=&quot;&quot;);&quot;&quot;;[.AB21])">
            <text:p/>
          </table:table-cell>
          <table:table-cell table:style-name="ce172" table:formula="of:=IF(OR([.AD$14]=&quot;&quot;;[.$E21]=&quot;&quot;);&quot;&quot;;[.AC21])">
            <text:p/>
          </table:table-cell>
          <table:table-cell table:number-columns-repeated="994"/>
        </table:table-row>
        <table:table-row table:style-name="ro10">
          <table:table-cell table:style-name="ce166"/>
          <table:table-cell table:style-name="ce170"/>
          <table:table-cell table:style-name="ce173"/>
          <table:table-cell table:style-name="ce175" table:content-validation-name="val3"/>
          <table:table-cell table:style-name="ce172" table:number-columns-repeated="24"/>
          <table:table-cell table:style-name="ce172" table:formula="of:=IF(OR([.AC$14]=&quot;&quot;;[.$E22]=&quot;&quot;);&quot;&quot;;[.AB22])">
            <text:p/>
          </table:table-cell>
          <table:table-cell table:style-name="ce172" table:formula="of:=IF(OR([.AD$14]=&quot;&quot;;[.$E22]=&quot;&quot;);&quot;&quot;;[.AC22])">
            <text:p/>
          </table:table-cell>
          <table:table-cell table:number-columns-repeated="994"/>
        </table:table-row>
        <table:table-row table:style-name="ro10">
          <table:table-cell table:style-name="ce167"/>
          <table:table-cell table:style-name="ce171"/>
          <table:table-cell table:style-name="ce173"/>
          <table:table-cell table:style-name="ce175" table:content-validation-name="val3"/>
          <table:table-cell table:style-name="ce172" table:number-columns-repeated="24"/>
          <table:table-cell table:style-name="ce172" table:formula="of:=IF(OR([.AC$14]=&quot;&quot;;[.$E23]=&quot;&quot;);&quot;&quot;;[.AB23])">
            <text:p/>
          </table:table-cell>
          <table:table-cell table:style-name="ce172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24]&lt;&gt;&quot;&quot;;&quot;Planned&quot;;&quot;&quot;)">
            <text:p/>
          </table:table-cell>
          <table:table-cell table:style-name="ce172"/>
          <table:table-cell table:style-name="ce172" table:formula="of:=IF(OR([.F$14]=&quot;&quot;;[.$E24]=&quot;&quot;);&quot;&quot;;[.E24])">
            <text:p/>
          </table:table-cell>
          <table:table-cell table:style-name="ce172" table:number-columns-repeated="22"/>
          <table:table-cell table:style-name="ce172" table:formula="of:=IF(OR([.AC$14]=&quot;&quot;;[.$E24]=&quot;&quot;);&quot;&quot;;[.AB24])">
            <text:p/>
          </table:table-cell>
          <table:table-cell table:style-name="ce172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25]&lt;&gt;&quot;&quot;;&quot;Planned&quot;;&quot;&quot;)">
            <text:p/>
          </table:table-cell>
          <table:table-cell table:style-name="ce172"/>
          <table:table-cell table:style-name="ce172" table:formula="of:=IF(OR([.F$14]=&quot;&quot;;[.$E25]=&quot;&quot;);&quot;&quot;;[.E25])">
            <text:p/>
          </table:table-cell>
          <table:table-cell table:style-name="ce172" table:number-columns-repeated="22"/>
          <table:table-cell table:style-name="ce172" table:formula="of:=IF(OR([.AC$14]=&quot;&quot;;[.$E25]=&quot;&quot;);&quot;&quot;;[.AB25])">
            <text:p/>
          </table:table-cell>
          <table:table-cell table:style-name="ce172" table:formula="of:=IF(OR([.AD$14]=&quot;&quot;;[.$E25]=&quot;&quot;);&quot;&quot;;[.AC25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26]&lt;&gt;&quot;&quot;;&quot;Planned&quot;;&quot;&quot;)">
            <text:p/>
          </table:table-cell>
          <table:table-cell table:style-name="ce172"/>
          <table:table-cell table:style-name="ce172" table:formula="of:=IF(OR([.F$14]=&quot;&quot;;[.$E26]=&quot;&quot;);&quot;&quot;;[.E26])">
            <text:p/>
          </table:table-cell>
          <table:table-cell table:style-name="ce172" table:number-columns-repeated="22"/>
          <table:table-cell table:style-name="ce172" table:formula="of:=IF(OR([.AC$14]=&quot;&quot;;[.$E26]=&quot;&quot;);&quot;&quot;;[.AB26])">
            <text:p/>
          </table:table-cell>
          <table:table-cell table:style-name="ce172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27]&lt;&gt;&quot;&quot;;&quot;Planned&quot;;&quot;&quot;)">
            <text:p/>
          </table:table-cell>
          <table:table-cell table:style-name="ce172"/>
          <table:table-cell table:style-name="ce172" table:formula="of:=IF(OR([.F$14]=&quot;&quot;;[.$E27]=&quot;&quot;);&quot;&quot;;[.E27])">
            <text:p/>
          </table:table-cell>
          <table:table-cell table:style-name="ce172" table:number-columns-repeated="22"/>
          <table:table-cell table:style-name="ce172" table:formula="of:=IF(OR([.AC$14]=&quot;&quot;;[.$E27]=&quot;&quot;);&quot;&quot;;[.AB27])">
            <text:p/>
          </table:table-cell>
          <table:table-cell table:style-name="ce172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28]&lt;&gt;&quot;&quot;;&quot;Planned&quot;;&quot;&quot;)">
            <text:p/>
          </table:table-cell>
          <table:table-cell table:style-name="ce172"/>
          <table:table-cell table:style-name="ce172" table:formula="of:=IF(OR([.F$14]=&quot;&quot;;[.$E28]=&quot;&quot;);&quot;&quot;;[.E28])">
            <text:p/>
          </table:table-cell>
          <table:table-cell table:style-name="ce172" table:number-columns-repeated="22"/>
          <table:table-cell table:style-name="ce172" table:formula="of:=IF(OR([.AC$14]=&quot;&quot;;[.$E28]=&quot;&quot;);&quot;&quot;;[.AB28])">
            <text:p/>
          </table:table-cell>
          <table:table-cell table:style-name="ce172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29]&lt;&gt;&quot;&quot;;&quot;Planned&quot;;&quot;&quot;)">
            <text:p/>
          </table:table-cell>
          <table:table-cell table:style-name="ce172"/>
          <table:table-cell table:style-name="ce172" table:formula="of:=IF(OR([.F$14]=&quot;&quot;;[.$E29]=&quot;&quot;);&quot;&quot;;[.E29])">
            <text:p/>
          </table:table-cell>
          <table:table-cell table:style-name="ce172" table:number-columns-repeated="22"/>
          <table:table-cell table:style-name="ce172" table:formula="of:=IF(OR([.AC$14]=&quot;&quot;;[.$E29]=&quot;&quot;);&quot;&quot;;[.AB29])">
            <text:p/>
          </table:table-cell>
          <table:table-cell table:style-name="ce172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30]&lt;&gt;&quot;&quot;;&quot;Planned&quot;;&quot;&quot;)">
            <text:p/>
          </table:table-cell>
          <table:table-cell table:style-name="ce172"/>
          <table:table-cell table:style-name="ce172" table:formula="of:=IF(OR([.F$14]=&quot;&quot;;[.$E30]=&quot;&quot;);&quot;&quot;;[.E30])">
            <text:p/>
          </table:table-cell>
          <table:table-cell table:style-name="ce172" table:number-columns-repeated="22"/>
          <table:table-cell table:style-name="ce172" table:formula="of:=IF(OR([.AC$14]=&quot;&quot;;[.$E30]=&quot;&quot;);&quot;&quot;;[.AB30])">
            <text:p/>
          </table:table-cell>
          <table:table-cell table:style-name="ce172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31]&lt;&gt;&quot;&quot;;&quot;Planned&quot;;&quot;&quot;)">
            <text:p/>
          </table:table-cell>
          <table:table-cell table:style-name="ce172"/>
          <table:table-cell table:style-name="ce172" table:formula="of:=IF(OR([.F$14]=&quot;&quot;;[.$E31]=&quot;&quot;);&quot;&quot;;[.E31])">
            <text:p/>
          </table:table-cell>
          <table:table-cell table:style-name="ce172" table:number-columns-repeated="22"/>
          <table:table-cell table:style-name="ce172" table:formula="of:=IF(OR([.AC$14]=&quot;&quot;;[.$E31]=&quot;&quot;);&quot;&quot;;[.AB31])">
            <text:p/>
          </table:table-cell>
          <table:table-cell table:style-name="ce172" table:formula="of:=IF(OR([.AD$14]=&quot;&quot;;[.$E31]=&quot;&quot;);&quot;&quot;;[.AC31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32]&lt;&gt;&quot;&quot;;&quot;Planned&quot;;&quot;&quot;)">
            <text:p/>
          </table:table-cell>
          <table:table-cell table:style-name="ce172"/>
          <table:table-cell table:style-name="ce172" table:formula="of:=IF(OR([.F$14]=&quot;&quot;;[.$E32]=&quot;&quot;);&quot;&quot;;[.E32])">
            <text:p/>
          </table:table-cell>
          <table:table-cell table:style-name="ce172" table:number-columns-repeated="22"/>
          <table:table-cell table:style-name="ce172" table:formula="of:=IF(OR([.AC$14]=&quot;&quot;;[.$E32]=&quot;&quot;);&quot;&quot;;[.AB32])">
            <text:p/>
          </table:table-cell>
          <table:table-cell table:style-name="ce172" table:formula="of:=IF(OR([.AD$14]=&quot;&quot;;[.$E32]=&quot;&quot;);&quot;&quot;;[.AC32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33]&lt;&gt;&quot;&quot;;&quot;Planned&quot;;&quot;&quot;)">
            <text:p/>
          </table:table-cell>
          <table:table-cell table:style-name="ce172"/>
          <table:table-cell table:style-name="ce172" table:formula="of:=IF(OR([.F$14]=&quot;&quot;;[.$E33]=&quot;&quot;);&quot;&quot;;[.E33])">
            <text:p/>
          </table:table-cell>
          <table:table-cell table:style-name="ce172" table:number-columns-repeated="22"/>
          <table:table-cell table:style-name="ce172" table:formula="of:=IF(OR([.AC$14]=&quot;&quot;;[.$E33]=&quot;&quot;);&quot;&quot;;[.AB33])">
            <text:p/>
          </table:table-cell>
          <table:table-cell table:style-name="ce172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34]&lt;&gt;&quot;&quot;;&quot;Planned&quot;;&quot;&quot;)">
            <text:p/>
          </table:table-cell>
          <table:table-cell table:style-name="ce172"/>
          <table:table-cell table:style-name="ce172" table:formula="of:=IF(OR([.F$14]=&quot;&quot;;[.$E34]=&quot;&quot;);&quot;&quot;;[.E34])">
            <text:p/>
          </table:table-cell>
          <table:table-cell table:style-name="ce172" table:number-columns-repeated="22"/>
          <table:table-cell table:style-name="ce172" table:formula="of:=IF(OR([.AC$14]=&quot;&quot;;[.$E34]=&quot;&quot;);&quot;&quot;;[.AB34])">
            <text:p/>
          </table:table-cell>
          <table:table-cell table:style-name="ce172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35]&lt;&gt;&quot;&quot;;&quot;Planned&quot;;&quot;&quot;)">
            <text:p/>
          </table:table-cell>
          <table:table-cell table:style-name="ce172"/>
          <table:table-cell table:style-name="ce172" table:formula="of:=IF(OR([.F$14]=&quot;&quot;;[.$E35]=&quot;&quot;);&quot;&quot;;[.E35])">
            <text:p/>
          </table:table-cell>
          <table:table-cell table:style-name="ce172" table:number-columns-repeated="22"/>
          <table:table-cell table:style-name="ce172" table:formula="of:=IF(OR([.AC$14]=&quot;&quot;;[.$E35]=&quot;&quot;);&quot;&quot;;[.AB35])">
            <text:p/>
          </table:table-cell>
          <table:table-cell table:style-name="ce172" table:formula="of:=IF(OR([.AD$14]=&quot;&quot;;[.$E35]=&quot;&quot;);&quot;&quot;;[.AC35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36]&lt;&gt;&quot;&quot;;&quot;Planned&quot;;&quot;&quot;)">
            <text:p/>
          </table:table-cell>
          <table:table-cell table:style-name="ce172"/>
          <table:table-cell table:style-name="ce172" table:formula="of:=IF(OR([.F$14]=&quot;&quot;;[.$E36]=&quot;&quot;);&quot;&quot;;[.E36])">
            <text:p/>
          </table:table-cell>
          <table:table-cell table:style-name="ce172" table:number-columns-repeated="22"/>
          <table:table-cell table:style-name="ce172" table:formula="of:=IF(OR([.AC$14]=&quot;&quot;;[.$E36]=&quot;&quot;);&quot;&quot;;[.AB36])">
            <text:p/>
          </table:table-cell>
          <table:table-cell table:style-name="ce172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37]&lt;&gt;&quot;&quot;;&quot;Planned&quot;;&quot;&quot;)">
            <text:p/>
          </table:table-cell>
          <table:table-cell table:style-name="ce172"/>
          <table:table-cell table:style-name="ce172" table:formula="of:=IF(OR([.F$14]=&quot;&quot;;[.$E37]=&quot;&quot;);&quot;&quot;;[.E37])">
            <text:p/>
          </table:table-cell>
          <table:table-cell table:style-name="ce172" table:number-columns-repeated="22"/>
          <table:table-cell table:style-name="ce172" table:formula="of:=IF(OR([.AC$14]=&quot;&quot;;[.$E37]=&quot;&quot;);&quot;&quot;;[.AB37])">
            <text:p/>
          </table:table-cell>
          <table:table-cell table:style-name="ce172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38]&lt;&gt;&quot;&quot;;&quot;Planned&quot;;&quot;&quot;)">
            <text:p/>
          </table:table-cell>
          <table:table-cell table:style-name="ce172"/>
          <table:table-cell table:style-name="ce172" table:formula="of:=IF(OR([.F$14]=&quot;&quot;;[.$E38]=&quot;&quot;);&quot;&quot;;[.E38])">
            <text:p/>
          </table:table-cell>
          <table:table-cell table:style-name="ce172" table:number-columns-repeated="22"/>
          <table:table-cell table:style-name="ce172" table:formula="of:=IF(OR([.AC$14]=&quot;&quot;;[.$E38]=&quot;&quot;);&quot;&quot;;[.AB38])">
            <text:p/>
          </table:table-cell>
          <table:table-cell table:style-name="ce172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39]&lt;&gt;&quot;&quot;;&quot;Planned&quot;;&quot;&quot;)">
            <text:p/>
          </table:table-cell>
          <table:table-cell table:style-name="ce172"/>
          <table:table-cell table:style-name="ce172" table:formula="of:=IF(OR([.F$14]=&quot;&quot;;[.$E39]=&quot;&quot;);&quot;&quot;;[.E39])">
            <text:p/>
          </table:table-cell>
          <table:table-cell table:style-name="ce172" table:number-columns-repeated="22"/>
          <table:table-cell table:style-name="ce172" table:formula="of:=IF(OR([.AC$14]=&quot;&quot;;[.$E39]=&quot;&quot;);&quot;&quot;;[.AB39])">
            <text:p/>
          </table:table-cell>
          <table:table-cell table:style-name="ce172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40]&lt;&gt;&quot;&quot;;&quot;Planned&quot;;&quot;&quot;)">
            <text:p/>
          </table:table-cell>
          <table:table-cell table:style-name="ce172"/>
          <table:table-cell table:style-name="ce172" table:formula="of:=IF(OR([.F$14]=&quot;&quot;;[.$E40]=&quot;&quot;);&quot;&quot;;[.E40])">
            <text:p/>
          </table:table-cell>
          <table:table-cell table:style-name="ce172" table:number-columns-repeated="22"/>
          <table:table-cell table:style-name="ce172" table:formula="of:=IF(OR([.AC$14]=&quot;&quot;;[.$E40]=&quot;&quot;);&quot;&quot;;[.AB40])">
            <text:p/>
          </table:table-cell>
          <table:table-cell table:style-name="ce172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41]&lt;&gt;&quot;&quot;;&quot;Planned&quot;;&quot;&quot;)">
            <text:p/>
          </table:table-cell>
          <table:table-cell table:style-name="ce172"/>
          <table:table-cell table:style-name="ce172" table:formula="of:=IF(OR([.F$14]=&quot;&quot;;[.$E41]=&quot;&quot;);&quot;&quot;;[.E41])">
            <text:p/>
          </table:table-cell>
          <table:table-cell table:style-name="ce172" table:number-columns-repeated="22"/>
          <table:table-cell table:style-name="ce172" table:formula="of:=IF(OR([.AC$14]=&quot;&quot;;[.$E41]=&quot;&quot;);&quot;&quot;;[.AB41])">
            <text:p/>
          </table:table-cell>
          <table:table-cell table:style-name="ce172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42]&lt;&gt;&quot;&quot;;&quot;Planned&quot;;&quot;&quot;)">
            <text:p/>
          </table:table-cell>
          <table:table-cell table:style-name="ce172"/>
          <table:table-cell table:style-name="ce172" table:formula="of:=IF(OR([.F$14]=&quot;&quot;;[.$E42]=&quot;&quot;);&quot;&quot;;[.E42])">
            <text:p/>
          </table:table-cell>
          <table:table-cell table:style-name="ce172" table:number-columns-repeated="22"/>
          <table:table-cell table:style-name="ce172" table:formula="of:=IF(OR([.AC$14]=&quot;&quot;;[.$E42]=&quot;&quot;);&quot;&quot;;[.AB42])">
            <text:p/>
          </table:table-cell>
          <table:table-cell table:style-name="ce172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43]&lt;&gt;&quot;&quot;;&quot;Planned&quot;;&quot;&quot;)">
            <text:p/>
          </table:table-cell>
          <table:table-cell table:style-name="ce172"/>
          <table:table-cell table:style-name="ce172" table:formula="of:=IF(OR([.F$14]=&quot;&quot;;[.$E43]=&quot;&quot;);&quot;&quot;;[.E43])">
            <text:p/>
          </table:table-cell>
          <table:table-cell table:style-name="ce172" table:number-columns-repeated="22"/>
          <table:table-cell table:style-name="ce172" table:formula="of:=IF(OR([.AC$14]=&quot;&quot;;[.$E43]=&quot;&quot;);&quot;&quot;;[.AB43])">
            <text:p/>
          </table:table-cell>
          <table:table-cell table:style-name="ce172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44]&lt;&gt;&quot;&quot;;&quot;Planned&quot;;&quot;&quot;)">
            <text:p/>
          </table:table-cell>
          <table:table-cell table:style-name="ce172"/>
          <table:table-cell table:style-name="ce172" table:formula="of:=IF(OR([.F$14]=&quot;&quot;;[.$E44]=&quot;&quot;);&quot;&quot;;[.E44])">
            <text:p/>
          </table:table-cell>
          <table:table-cell table:style-name="ce172" table:number-columns-repeated="22"/>
          <table:table-cell table:style-name="ce172" table:formula="of:=IF(OR([.AC$14]=&quot;&quot;;[.$E44]=&quot;&quot;);&quot;&quot;;[.AB44])">
            <text:p/>
          </table:table-cell>
          <table:table-cell table:style-name="ce172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45]&lt;&gt;&quot;&quot;;&quot;Planned&quot;;&quot;&quot;)">
            <text:p/>
          </table:table-cell>
          <table:table-cell table:style-name="ce172"/>
          <table:table-cell table:style-name="ce172" table:formula="of:=IF(OR([.F$14]=&quot;&quot;;[.$E45]=&quot;&quot;);&quot;&quot;;[.E45])">
            <text:p/>
          </table:table-cell>
          <table:table-cell table:style-name="ce172" table:number-columns-repeated="22"/>
          <table:table-cell table:style-name="ce172" table:formula="of:=IF(OR([.AC$14]=&quot;&quot;;[.$E45]=&quot;&quot;);&quot;&quot;;[.AB45])">
            <text:p/>
          </table:table-cell>
          <table:table-cell table:style-name="ce172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46]&lt;&gt;&quot;&quot;;&quot;Planned&quot;;&quot;&quot;)">
            <text:p/>
          </table:table-cell>
          <table:table-cell table:style-name="ce172"/>
          <table:table-cell table:style-name="ce172" table:formula="of:=IF(OR([.F$14]=&quot;&quot;;[.$E46]=&quot;&quot;);&quot;&quot;;[.E46])">
            <text:p/>
          </table:table-cell>
          <table:table-cell table:style-name="ce172" table:number-columns-repeated="22"/>
          <table:table-cell table:style-name="ce172" table:formula="of:=IF(OR([.AC$14]=&quot;&quot;;[.$E46]=&quot;&quot;);&quot;&quot;;[.AB46])">
            <text:p/>
          </table:table-cell>
          <table:table-cell table:style-name="ce172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47]&lt;&gt;&quot;&quot;;&quot;Planned&quot;;&quot;&quot;)">
            <text:p/>
          </table:table-cell>
          <table:table-cell table:style-name="ce172"/>
          <table:table-cell table:style-name="ce172" table:formula="of:=IF(OR([.F$14]=&quot;&quot;;[.$E47]=&quot;&quot;);&quot;&quot;;[.E47])">
            <text:p/>
          </table:table-cell>
          <table:table-cell table:style-name="ce172" table:number-columns-repeated="22"/>
          <table:table-cell table:style-name="ce172" table:formula="of:=IF(OR([.AC$14]=&quot;&quot;;[.$E47]=&quot;&quot;);&quot;&quot;;[.AB47])">
            <text:p/>
          </table:table-cell>
          <table:table-cell table:style-name="ce172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48]&lt;&gt;&quot;&quot;;&quot;Planned&quot;;&quot;&quot;)">
            <text:p/>
          </table:table-cell>
          <table:table-cell table:style-name="ce172"/>
          <table:table-cell table:style-name="ce172" table:formula="of:=IF(OR([.F$14]=&quot;&quot;;[.$E48]=&quot;&quot;);&quot;&quot;;[.E48])">
            <text:p/>
          </table:table-cell>
          <table:table-cell table:style-name="ce172" table:number-columns-repeated="22"/>
          <table:table-cell table:style-name="ce172" table:formula="of:=IF(OR([.AC$14]=&quot;&quot;;[.$E48]=&quot;&quot;);&quot;&quot;;[.AB48])">
            <text:p/>
          </table:table-cell>
          <table:table-cell table:style-name="ce172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49]&lt;&gt;&quot;&quot;;&quot;Planned&quot;;&quot;&quot;)">
            <text:p/>
          </table:table-cell>
          <table:table-cell table:style-name="ce172"/>
          <table:table-cell table:style-name="ce172" table:formula="of:=IF(OR([.F$14]=&quot;&quot;;[.$E49]=&quot;&quot;);&quot;&quot;;[.E49])">
            <text:p/>
          </table:table-cell>
          <table:table-cell table:style-name="ce172" table:number-columns-repeated="22"/>
          <table:table-cell table:style-name="ce172" table:formula="of:=IF(OR([.AC$14]=&quot;&quot;;[.$E49]=&quot;&quot;);&quot;&quot;;[.AB49])">
            <text:p/>
          </table:table-cell>
          <table:table-cell table:style-name="ce172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50]&lt;&gt;&quot;&quot;;&quot;Planned&quot;;&quot;&quot;)">
            <text:p/>
          </table:table-cell>
          <table:table-cell table:style-name="ce172"/>
          <table:table-cell table:style-name="ce172" table:formula="of:=IF(OR([.F$14]=&quot;&quot;;[.$E50]=&quot;&quot;);&quot;&quot;;[.E50])">
            <text:p/>
          </table:table-cell>
          <table:table-cell table:style-name="ce172" table:number-columns-repeated="22"/>
          <table:table-cell table:style-name="ce172" table:formula="of:=IF(OR([.AC$14]=&quot;&quot;;[.$E50]=&quot;&quot;);&quot;&quot;;[.AB50])">
            <text:p/>
          </table:table-cell>
          <table:table-cell table:style-name="ce172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51]&lt;&gt;&quot;&quot;;&quot;Planned&quot;;&quot;&quot;)">
            <text:p/>
          </table:table-cell>
          <table:table-cell table:style-name="ce172"/>
          <table:table-cell table:style-name="ce172" table:formula="of:=IF(OR([.F$14]=&quot;&quot;;[.$E51]=&quot;&quot;);&quot;&quot;;[.E51])">
            <text:p/>
          </table:table-cell>
          <table:table-cell table:style-name="ce172" table:number-columns-repeated="22"/>
          <table:table-cell table:style-name="ce172" table:formula="of:=IF(OR([.AC$14]=&quot;&quot;;[.$E51]=&quot;&quot;);&quot;&quot;;[.AB51])">
            <text:p/>
          </table:table-cell>
          <table:table-cell table:style-name="ce172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52]&lt;&gt;&quot;&quot;;&quot;Planned&quot;;&quot;&quot;)">
            <text:p/>
          </table:table-cell>
          <table:table-cell table:style-name="ce172"/>
          <table:table-cell table:style-name="ce172" table:formula="of:=IF(OR([.F$14]=&quot;&quot;;[.$E52]=&quot;&quot;);&quot;&quot;;[.E52])">
            <text:p/>
          </table:table-cell>
          <table:table-cell table:style-name="ce172" table:number-columns-repeated="22"/>
          <table:table-cell table:style-name="ce172" table:formula="of:=IF(OR([.AC$14]=&quot;&quot;;[.$E52]=&quot;&quot;);&quot;&quot;;[.AB52])">
            <text:p/>
          </table:table-cell>
          <table:table-cell table:style-name="ce172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53]&lt;&gt;&quot;&quot;;&quot;Planned&quot;;&quot;&quot;)">
            <text:p/>
          </table:table-cell>
          <table:table-cell table:style-name="ce172"/>
          <table:table-cell table:style-name="ce172" table:formula="of:=IF(OR([.F$14]=&quot;&quot;;[.$E53]=&quot;&quot;);&quot;&quot;;[.E53])">
            <text:p/>
          </table:table-cell>
          <table:table-cell table:style-name="ce172" table:number-columns-repeated="22"/>
          <table:table-cell table:style-name="ce172" table:formula="of:=IF(OR([.AC$14]=&quot;&quot;;[.$E53]=&quot;&quot;);&quot;&quot;;[.AB53])">
            <text:p/>
          </table:table-cell>
          <table:table-cell table:style-name="ce172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54]&lt;&gt;&quot;&quot;;&quot;Planned&quot;;&quot;&quot;)">
            <text:p/>
          </table:table-cell>
          <table:table-cell table:style-name="ce172"/>
          <table:table-cell table:style-name="ce172" table:formula="of:=IF(OR([.F$14]=&quot;&quot;;[.$E54]=&quot;&quot;);&quot;&quot;;[.E54])">
            <text:p/>
          </table:table-cell>
          <table:table-cell table:style-name="ce172" table:number-columns-repeated="22"/>
          <table:table-cell table:style-name="ce172" table:formula="of:=IF(OR([.AC$14]=&quot;&quot;;[.$E54]=&quot;&quot;);&quot;&quot;;[.AB54])">
            <text:p/>
          </table:table-cell>
          <table:table-cell table:style-name="ce172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55]&lt;&gt;&quot;&quot;;&quot;Planned&quot;;&quot;&quot;)">
            <text:p/>
          </table:table-cell>
          <table:table-cell table:style-name="ce172"/>
          <table:table-cell table:style-name="ce172" table:formula="of:=IF(OR([.F$14]=&quot;&quot;;[.$E55]=&quot;&quot;);&quot;&quot;;[.E55])">
            <text:p/>
          </table:table-cell>
          <table:table-cell table:style-name="ce172" table:formula="of:=IF(OR([.G$14]=&quot;&quot;;[.$E55]=&quot;&quot;);&quot;&quot;;[.F55])">
            <text:p/>
          </table:table-cell>
          <table:table-cell table:style-name="ce172" table:formula="of:=IF(OR([.H$14]=&quot;&quot;;[.$E55]=&quot;&quot;);&quot;&quot;;[.G55])">
            <text:p/>
          </table:table-cell>
          <table:table-cell table:style-name="ce172" table:formula="of:=IF(OR([.I$14]=&quot;&quot;;[.$E55]=&quot;&quot;);&quot;&quot;;[.H55])">
            <text:p/>
          </table:table-cell>
          <table:table-cell table:style-name="ce172" table:formula="of:=IF(OR([.J$14]=&quot;&quot;;[.$E55]=&quot;&quot;);&quot;&quot;;[.I55])">
            <text:p/>
          </table:table-cell>
          <table:table-cell table:style-name="ce172" table:formula="of:=IF(OR([.K$14]=&quot;&quot;;[.$E55]=&quot;&quot;);&quot;&quot;;[.J55])">
            <text:p/>
          </table:table-cell>
          <table:table-cell table:style-name="ce172" table:formula="of:=IF(OR([.L$14]=&quot;&quot;;[.$E55]=&quot;&quot;);&quot;&quot;;[.K55])">
            <text:p/>
          </table:table-cell>
          <table:table-cell table:style-name="ce172" table:formula="of:=IF(OR([.M$14]=&quot;&quot;;[.$E55]=&quot;&quot;);&quot;&quot;;[.L55])">
            <text:p/>
          </table:table-cell>
          <table:table-cell table:style-name="ce172" table:formula="of:=IF(OR([.N$14]=&quot;&quot;;[.$E55]=&quot;&quot;);&quot;&quot;;[.M55])">
            <text:p/>
          </table:table-cell>
          <table:table-cell table:style-name="ce172" table:formula="of:=IF(OR([.O$14]=&quot;&quot;;[.$E55]=&quot;&quot;);&quot;&quot;;[.N55])">
            <text:p/>
          </table:table-cell>
          <table:table-cell table:style-name="ce172" table:formula="of:=IF(OR([.P$14]=&quot;&quot;;[.$E55]=&quot;&quot;);&quot;&quot;;[.O55])">
            <text:p/>
          </table:table-cell>
          <table:table-cell table:style-name="ce172" table:formula="of:=IF(OR([.Q$14]=&quot;&quot;;[.$E55]=&quot;&quot;);&quot;&quot;;[.P55])">
            <text:p/>
          </table:table-cell>
          <table:table-cell table:style-name="ce172" table:formula="of:=IF(OR([.R$14]=&quot;&quot;;[.$E55]=&quot;&quot;);&quot;&quot;;[.Q55])">
            <text:p/>
          </table:table-cell>
          <table:table-cell table:style-name="ce172" table:formula="of:=IF(OR([.S$14]=&quot;&quot;;[.$E55]=&quot;&quot;);&quot;&quot;;[.R55])">
            <text:p/>
          </table:table-cell>
          <table:table-cell table:style-name="ce172" table:formula="of:=IF(OR([.T$14]=&quot;&quot;;[.$E55]=&quot;&quot;);&quot;&quot;;[.S55])">
            <text:p/>
          </table:table-cell>
          <table:table-cell table:style-name="ce172" table:formula="of:=IF(OR([.U$14]=&quot;&quot;;[.$E55]=&quot;&quot;);&quot;&quot;;[.T55])">
            <text:p/>
          </table:table-cell>
          <table:table-cell table:style-name="ce172" table:formula="of:=IF(OR([.V$14]=&quot;&quot;;[.$E55]=&quot;&quot;);&quot;&quot;;[.U55])">
            <text:p/>
          </table:table-cell>
          <table:table-cell table:style-name="ce172" table:formula="of:=IF(OR([.W$14]=&quot;&quot;;[.$E55]=&quot;&quot;);&quot;&quot;;[.V55])">
            <text:p/>
          </table:table-cell>
          <table:table-cell table:style-name="ce172" table:formula="of:=IF(OR([.X$14]=&quot;&quot;;[.$E55]=&quot;&quot;);&quot;&quot;;[.W55])">
            <text:p/>
          </table:table-cell>
          <table:table-cell table:style-name="ce172" table:formula="of:=IF(OR([.Y$14]=&quot;&quot;;[.$E55]=&quot;&quot;);&quot;&quot;;[.X55])">
            <text:p/>
          </table:table-cell>
          <table:table-cell table:style-name="ce172" table:formula="of:=IF(OR([.Z$14]=&quot;&quot;;[.$E55]=&quot;&quot;);&quot;&quot;;[.Y55])">
            <text:p/>
          </table:table-cell>
          <table:table-cell table:style-name="ce172" table:formula="of:=IF(OR([.AA$14]=&quot;&quot;;[.$E55]=&quot;&quot;);&quot;&quot;;[.Z55])">
            <text:p/>
          </table:table-cell>
          <table:table-cell table:style-name="ce172" table:formula="of:=IF(OR([.AB$14]=&quot;&quot;;[.$E55]=&quot;&quot;);&quot;&quot;;[.AA55])">
            <text:p/>
          </table:table-cell>
          <table:table-cell table:style-name="ce172" table:formula="of:=IF(OR([.AC$14]=&quot;&quot;;[.$E55]=&quot;&quot;);&quot;&quot;;[.AB55])">
            <text:p/>
          </table:table-cell>
          <table:table-cell table:style-name="ce172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2">
          <table:table-cell table:number-columns-repeated="3"/>
          <table:table-cell table:style-name="ce42" table:content-validation-name="val3" table:formula="of:=IF([.A56]&lt;&gt;&quot;&quot;;&quot;Planned&quot;;&quot;&quot;)">
            <text:p/>
          </table:table-cell>
          <table:table-cell/>
          <table:table-cell table:formula="of:=IF(OR([.F$14]=&quot;&quot;;[.$E56]=&quot;&quot;);&quot;&quot;;[.E56])">
            <text:p/>
          </table:table-cell>
          <table:table-cell table:formula="of:=IF(OR([.G$14]=&quot;&quot;;[.$E56]=&quot;&quot;);&quot;&quot;;[.F56])">
            <text:p/>
          </table:table-cell>
          <table:table-cell table:formula="of:=IF(OR([.H$14]=&quot;&quot;;[.$E56]=&quot;&quot;);&quot;&quot;;[.G56])">
            <text:p/>
          </table:table-cell>
          <table:table-cell table:formula="of:=IF(OR([.I$14]=&quot;&quot;;[.$E56]=&quot;&quot;);&quot;&quot;;[.H56])">
            <text:p/>
          </table:table-cell>
          <table:table-cell table:formula="of:=IF(OR([.J$14]=&quot;&quot;;[.$E56]=&quot;&quot;);&quot;&quot;;[.I56])">
            <text:p/>
          </table:table-cell>
          <table:table-cell table:formula="of:=IF(OR([.K$14]=&quot;&quot;;[.$E56]=&quot;&quot;);&quot;&quot;;[.J56])">
            <text:p/>
          </table:table-cell>
          <table:table-cell table:formula="of:=IF(OR([.L$14]=&quot;&quot;;[.$E56]=&quot;&quot;);&quot;&quot;;[.K56])">
            <text:p/>
          </table:table-cell>
          <table:table-cell table:formula="of:=IF(OR([.M$14]=&quot;&quot;;[.$E56]=&quot;&quot;);&quot;&quot;;[.L56])">
            <text:p/>
          </table:table-cell>
          <table:table-cell table:formula="of:=IF(OR([.N$14]=&quot;&quot;;[.$E56]=&quot;&quot;);&quot;&quot;;[.M56])">
            <text:p/>
          </table:table-cell>
          <table:table-cell table:formula="of:=IF(OR([.O$14]=&quot;&quot;;[.$E56]=&quot;&quot;);&quot;&quot;;[.N56])">
            <text:p/>
          </table:table-cell>
          <table:table-cell table:formula="of:=IF(OR([.P$14]=&quot;&quot;;[.$E56]=&quot;&quot;);&quot;&quot;;[.O56])">
            <text:p/>
          </table:table-cell>
          <table:table-cell table:formula="of:=IF(OR([.Q$14]=&quot;&quot;;[.$E56]=&quot;&quot;);&quot;&quot;;[.P56])">
            <text:p/>
          </table:table-cell>
          <table:table-cell table:formula="of:=IF(OR([.R$14]=&quot;&quot;;[.$E56]=&quot;&quot;);&quot;&quot;;[.Q56])">
            <text:p/>
          </table:table-cell>
          <table:table-cell table:formula="of:=IF(OR([.S$14]=&quot;&quot;;[.$E56]=&quot;&quot;);&quot;&quot;;[.R56])">
            <text:p/>
          </table:table-cell>
          <table:table-cell table:formula="of:=IF(OR([.T$14]=&quot;&quot;;[.$E56]=&quot;&quot;);&quot;&quot;;[.S56])">
            <text:p/>
          </table:table-cell>
          <table:table-cell table:formula="of:=IF(OR([.U$14]=&quot;&quot;;[.$E56]=&quot;&quot;);&quot;&quot;;[.T56])">
            <text:p/>
          </table:table-cell>
          <table:table-cell table:formula="of:=IF(OR([.V$14]=&quot;&quot;;[.$E56]=&quot;&quot;);&quot;&quot;;[.U56])">
            <text:p/>
          </table:table-cell>
          <table:table-cell table:formula="of:=IF(OR([.W$14]=&quot;&quot;;[.$E56]=&quot;&quot;);&quot;&quot;;[.V56])">
            <text:p/>
          </table:table-cell>
          <table:table-cell table:formula="of:=IF(OR([.X$14]=&quot;&quot;;[.$E56]=&quot;&quot;);&quot;&quot;;[.W56])">
            <text:p/>
          </table:table-cell>
          <table:table-cell table:formula="of:=IF(OR([.Y$14]=&quot;&quot;;[.$E56]=&quot;&quot;);&quot;&quot;;[.X56])">
            <text:p/>
          </table:table-cell>
          <table:table-cell table:formula="of:=IF(OR([.Z$14]=&quot;&quot;;[.$E56]=&quot;&quot;);&quot;&quot;;[.Y56])">
            <text:p/>
          </table:table-cell>
          <table:table-cell table:formula="of:=IF(OR([.AA$14]=&quot;&quot;;[.$E56]=&quot;&quot;);&quot;&quot;;[.Z56])">
            <text:p/>
          </table:table-cell>
          <table:table-cell table:formula="of:=IF(OR([.AB$14]=&quot;&quot;;[.$E56]=&quot;&quot;);&quot;&quot;;[.AA56])">
            <text:p/>
          </table:table-cell>
          <table:table-cell table:formula="of:=IF(OR([.AC$14]=&quot;&quot;;[.$E56]=&quot;&quot;);&quot;&quot;;[.AB56])">
            <text:p/>
          </table:table-cell>
          <table:table-cell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2" table:number-rows-repeated="4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 table:number-columns-repeated="3"/>
          <table:table-cell table:style-name="ce42" table:content-validation-name="val3" table:formula="of:=IF([.A61]&lt;&gt;&quot;&quot;;&quot;Planned&quot;;&quot;&quot;)">
            <text:p/>
          </table:table-cell>
          <table:table-cell table:number-columns-repeated="1020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Sprint 4'.A24:'Sprint 4'.C55 'Sprint 4'.C15:'Sprint 4'.AD55">
            <calcext:condition calcext:apply-style-name="Excel_CondFormat_5_1_1" calcext:value="formula-is([$'Product Backlog'.$E16]=&quot;Done&quot;)" calcext:base-cell-address="'Sprint 4'.A15"/>
            <calcext:condition calcext:apply-style-name="Excel_CondFormat_5_1_2" calcext:value="formula-is([$'Product Backlog'.$E16]=&quot;Ongoing&quot;)" calcext:base-cell-address="'Sprint 4'.A15"/>
          </calcext:conditional-format>
          <calcext:conditional-format calcext:target-range-address="'Sprint 4'.A15:'Sprint 4'.A22 'Sprint 4'.B18:'Sprint 4'.B22">
            <calcext:condition calcext:apply-style-name="Excel_CondFormat_5_2_1" calcext:value="formula-is([$'Product Backlog'.$C16]=&quot;Done&quot;)" calcext:base-cell-address="'Sprint 4'.A15"/>
            <calcext:condition calcext:apply-style-name="Excel_CondFormat_5_2_2" calcext:value="formula-is([$'Product Backlog'.$C16]=&quot;Ongoing&quot;)" calcext:base-cell-address="'Sprint 4'.A15"/>
            <calcext:condition calcext:apply-style-name="Excel_CondFormat_5_2_3" calcext:value="formula-is([$'Product Backlog'.$C16]=&quot;Removed&quot;)" calcext:base-cell-address="'Sprint 4'.A15"/>
          </calcext:conditional-format>
          <calcext:conditional-format calcext:target-range-address="'Sprint 4'.B15:'Sprint 4'.B17">
            <calcext:condition calcext:apply-style-name="Excel_CondFormat_5_3_1" calcext:value="formula-is([$'Product Backlog'.$C16]=&quot;Done&quot;)" calcext:base-cell-address="'Sprint 4'.B15"/>
            <calcext:condition calcext:apply-style-name="Excel_CondFormat_5_3_2" calcext:value="formula-is([$'Product Backlog'.$C16]=&quot;Ongoing&quot;)" calcext:base-cell-address="'Sprint 4'.B15"/>
            <calcext:condition calcext:apply-style-name="Excel_CondFormat_5_3_3" calcext:value="formula-is([$'Product Backlog'.$C16]=&quot;Removed&quot;)" calcext:base-cell-address="'Sprint 4'.B15"/>
          </calcext:conditional-format>
          <calcext:conditional-format calcext:target-range-address="'Sprint 4'.B23:'Sprint 4'.B23">
            <calcext:condition calcext:apply-style-name="Excel_CondFormat_5_4_1" calcext:value="formula-is([$'Product Backlog'.$C24]=&quot;Done&quot;)" calcext:base-cell-address="'Sprint 4'.B23"/>
            <calcext:condition calcext:apply-style-name="Excel_CondFormat_5_4_2" calcext:value="formula-is([$'Product Backlog'.$C24]=&quot;Ongoing&quot;)" calcext:base-cell-address="'Sprint 4'.B23"/>
            <calcext:condition calcext:apply-style-name="Excel_CondFormat_5_4_3" calcext:value="formula-is([$'Product Backlog'.$C24]=&quot;Removed&quot;)" calcext:base-cell-address="'Sprint 4'.B23"/>
          </calcext:conditional-format>
          <calcext:conditional-format calcext:target-range-address="'Sprint 4'.A23:'Sprint 4'.A23">
            <calcext:condition calcext:apply-style-name="Excel_CondFormat_5_5_1" calcext:value="formula-is([$'Product Backlog'.$C24]=&quot;Done&quot;)" calcext:base-cell-address="'Sprint 4'.A23"/>
            <calcext:condition calcext:apply-style-name="Excel_CondFormat_5_5_2" calcext:value="formula-is([$'Product Backlog'.$C24]=&quot;Ongoing&quot;)" calcext:base-cell-address="'Sprint 4'.A23"/>
            <calcext:condition calcext:apply-style-name="Excel_CondFormat_5_5_3" calcext:value="formula-is([$'Product Backlog'.$C24]=&quot;Removed&quot;)" calcext:base-cell-address="'Sprint 4'.A23"/>
          </calcext:conditional-format>
        </calcext:conditional-formats>
      </table:table>
      <table:table table:name="Sprint 5" table:style-name="ta4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1" form:control-implementation="ooo:com.sun.star.form.component.CommandButton" xml:id="control12" form:id="control12" form:label="Sort Sprint Task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2" form:control-implementation="ooo:com.sun.star.form.component.CommandButton" xml:id="control13" form:id="control13" form:label="Update Task Slip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8" table:default-cell-style-name="ce4"/>
        <table:table-column table:style-name="co2" table:default-cell-style-name="ce15"/>
        <table:table-column table:style-name="co17" table:default-cell-style-name="ce4"/>
        <table:table-column table:style-name="co4" table:default-cell-style-name="ce4"/>
        <table:table-column table:style-name="co5" table:default-cell-style-name="ce15"/>
        <table:table-column table:style-name="co6" table:number-columns-repeated="25" table:default-cell-style-name="ce15"/>
        <table:table-column table:style-name="co9" table:number-columns-repeated="994" table:default-cell-style-name="Default"/>
        <table:table-row table:style-name="ro1">
          <table:table-cell table:style-name="ce103" office:value-type="float" office:value="1" calcext:value-type="float">
            <text:p>Sprint 1 Backlog</text:p>
          </table:table-cell>
          <table:table-cell table:style-name="ce112"/>
          <table:table-cell>
            <draw:frame table:end-cell-address="'Sprint 5'.AE8" table:end-x="4.14pt" table:end-y="10.52pt" draw:z-index="0" draw:name="Chart 2" draw:style-name="gr6" draw:text-style-name="P4" svg:width="748.03pt" svg:height="102.02pt" svg:x="41.41pt" svg:y="3.03pt">
              <draw:object draw:notify-on-update-of-ranges="'Sprint 5'.F10:'Sprint 5'.AD10 'Sprint 5'.F11:'Sprint 5'.AD11 'Sprint 5'.F12:'Sprint 5'.AD1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/>
          <table:table-cell table:style-name="ce119" table:number-columns-repeated="26"/>
          <table:table-cell table:number-columns-repeated="994"/>
        </table:table-row>
        <table:table-row table:style-name="ro2">
          <table:table-cell table:number-columns-repeated="4"/>
          <table:table-cell table:style-name="ce119" table:number-columns-repeated="26"/>
          <table:table-cell table:number-columns-repeated="994"/>
        </table:table-row>
        <table:table-row table:style-name="ro2" table:number-rows-repeated="3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>
            <draw:control table:end-cell-address="'Sprint 5'.A8" table:end-x="144.28pt" table:end-y="2.27pt" draw:z-index="1" draw:name="Button 1" draw:style-name="gr1" draw:text-style-name="P1" svg:width="124.5pt" svg:height="21.03pt" svg:x="19.79pt" svg:y="6.77pt" draw:control="control12">
              <svg:desc>Sort Sprint Tasks</svg:desc>
            </draw:control>
            <draw:control table:end-cell-address="'Sprint 5'.C8" table:end-x="18.6pt" table:end-y="2.27pt" draw:z-index="2" draw:name="Button 2" draw:style-name="gr1" draw:text-style-name="P1" svg:width="113.02pt" svg:height="21.03pt" svg:x="166.37pt" svg:y="6.77pt" draw:control="control13">
              <svg:desc>Update Task Slips</svg:desc>
            </draw:control>
          </table:table-cell>
          <table:table-cell table:number-columns-repeated="2"/>
          <table:table-cell table:style-name="ce42" table:content-validation-name="val3"/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 table:style-name="ce104" office:value-type="string" calcext:value-type="string">
            <office:annotation draw:style-name="gr7" draw:text-style-name="P3" svg:width="128.75pt" svg:height="107.26pt" svg:x="42.55pt" svg:y="100.15pt" draw:caption-point-x="170.36pt" draw:caption-point-y="7.37pt">
              <dc:date>2015-10-05T00:00:00</dc:date>
              <text:p text:style-name="P2"><text:span text:style-name="T1">Count only active working and implementation days. Do not include Planning Day or Sprint Review.</text:span></text:p>
              <text:p text:style-name="P2"><text:span text:style-name="T1">E.g. a 4-week Sprint would most likely have 18 implementation days.</text:span></text:p>
            </office:annotation>
            <text:p>Sprint implementation days</text:p>
          </table:table-cell>
          <table:table-cell table:style-name="ce113" office:value-type="float" office:value="20" calcext:value-type="float">
            <text:p>20</text:p>
          </table:table-cell>
          <table:table-cell table:style-name="ce104"/>
          <table:table-cell table:style-name="ce117"/>
          <table:table-cell table:style-name="ce120" office:value-type="string" calcext:value-type="string">
            <text:p>Effort</text:p>
          </table:table-cell>
          <table:table-cell table:style-name="ce120" office:value-type="string" calcext:value-type="string">
            <text:p>Remaining on implementation day…</text:p>
          </table:table-cell>
          <table:table-cell table:style-name="ce120" table:number-columns-repeated="6"/>
          <table:table-cell table:style-name="ce128" table:number-columns-repeated="18"/>
          <table:table-cell table:number-columns-repeated="994"/>
        </table:table-row>
        <table:table-row table:style-name="ro2">
          <table:table-cell table:style-name="ce104" office:value-type="string" calcext:value-type="string">
            <text:p>Trend calculated based on last</text:p>
          </table:table-cell>
          <table:table-cell table:style-name="ce113" office:value-type="float" office:value="5" calcext:value-type="float">
            <text:p>5</text:p>
          </table:table-cell>
          <table:table-cell table:style-name="ce104" office:value-type="string" calcext:value-type="string">
            <text:p>Days</text:p>
          </table:table-cell>
          <table:table-cell table:style-name="ce104" office:value-type="string" calcext:value-type="string">
            <text:p>Totals</text:p>
          </table:table-cell>
          <table:table-cell table:style-name="ce125" table:formula="of:=SUM(OFFSET([.E14];1;0;#NAME?;1))" office:value-type="string" office:string-value="" calcext:value-type="error">
            <text:p>#NAME?</text:p>
          </table:table-cell>
          <table:table-cell table:style-name="ce125" table:formula="of:=IF(AND(SUM(OFFSET([.F14];1;0;#NAME?;1))=0);0;SUM(OFFSET([.F14];1;0;#NAME?;1)))" office:value-type="string" office:string-value="" calcext:value-type="error">
            <text:p>#NAME?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office:value-type="string" calcext:value-type="string">
            <text:p>Task rows</text:p>
          </table:table-cell>
          <table:table-cell table:formula="of:=IF(COUNTA([.A15:.A239])=0;1;COUNTA([.A15:.A239]))" office:value-type="float" office:value="1" calcext:value-type="float">
            <text:p>1</text:p>
          </table:table-cell>
          <table:table-cell office:value-type="string" calcext:value-type="string">
            <text:p>Done days</text:p>
          </table:table-cell>
          <table:table-cell table:style-name="ce15" table:formula="of:=IF(COUNTIF([.F10:.AD10];&quot;&gt;0&quot;)=0;1;COUNTIF([.F10:.AD10];&quot;&gt;0&quot;))" office:value-type="float" office:value="1" calcext:value-type="float">
            <text:p>1</text:p>
          </table:table-cell>
          <table:table-cell/>
          <table:table-cell table:formula="of:=IF([.F14]=&quot;&quot;;&quot;&quot;;[.$E10]-[.$E10]/([.$B9]-1)*([.F14]-1))" office:value-type="string" office:string-value="" calcext:value-type="error">
            <text:p>#NAME?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Warning! These are necessary</text:p>
          </table:table-cell>
          <table:table-cell table:style-name="ce4"/>
          <table:table-cell office:value-type="string" calcext:value-type="string">
            <text:p>Trend</text:p>
          </table:table-cell>
          <table:table-cell table:style-name="ce15"/>
          <table:table-cell/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template rows</text:p>
          </table:table-cell>
          <table:table-cell table:style-name="ce4"/>
          <table:table-cell office:value-type="string" calcext:value-type="string">
            <text:p>Trend Days</text:p>
          </table:table-cell>
          <table:table-cell table:style-name="ce15" table:formula="of:=IF(#NAME?&gt;[.B10];[.B10];#NAME?)" office:value-type="string" office:string-value="" calcext:value-type="error">
            <text:p>Err:504</text:p>
          </table:table-cell>
          <table:table-cell/>
          <table:table-cell table:formula="of:=IF(#NAME?&gt;[.E13];[.E13]+1;&quot;&quot;)" office:value-type="string" office:string-value="" calcext:value-type="error">
            <text:p>Err:5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994"/>
        </table:table-row>
        <table:table-row table:style-name="ro2">
          <table:table-cell table:style-name="ce104" office:value-type="string" calcext:value-type="string">
            <text:p>Task name</text:p>
          </table:table-cell>
          <table:table-cell table:style-name="ce114" office:value-type="string" calcext:value-type="string">
            <text:p>Story ID</text:p>
          </table:table-cell>
          <table:table-cell table:style-name="ce104" office:value-type="string" calcext:value-type="string">
            <text:p>Responsible</text:p>
          </table:table-cell>
          <table:table-cell table:style-name="ce104" office:value-type="string" calcext:value-type="string">
            <text:p>Status</text:p>
          </table:table-cell>
          <table:table-cell table:style-name="ce114" office:value-type="string" calcext:value-type="string">
            <text:p>Est.</text:p>
          </table:table-cell>
          <table:table-cell table:style-name="ce114" office:value-type="float" office:value="1" calcext:value-type="float">
            <text:p>1</text:p>
          </table:table-cell>
          <table:table-cell table:style-name="ce114" table:formula="of:=IF([.$B$9]&gt;[.F14];[.F14]+1;&quot;&quot;)" office:value-type="float" office:value="2" calcext:value-type="float">
            <text:p>2</text:p>
          </table:table-cell>
          <table:table-cell table:style-name="ce114" table:formula="of:=IF([.$B$9]&gt;[.G14];[.G14]+1;&quot;&quot;)" office:value-type="float" office:value="3" calcext:value-type="float">
            <text:p>3</text:p>
          </table:table-cell>
          <table:table-cell table:style-name="ce114" table:formula="of:=IF([.$B$9]&gt;[.H14];[.H14]+1;&quot;&quot;)" office:value-type="float" office:value="4" calcext:value-type="float">
            <text:p>4</text:p>
          </table:table-cell>
          <table:table-cell table:style-name="ce114" table:formula="of:=IF([.$B$9]&gt;[.I14];[.I14]+1;&quot;&quot;)" office:value-type="float" office:value="5" calcext:value-type="float">
            <text:p>5</text:p>
          </table:table-cell>
          <table:table-cell table:style-name="ce114" table:formula="of:=IF([.$B$9]&gt;[.J14];[.J14]+1;&quot;&quot;)" office:value-type="float" office:value="6" calcext:value-type="float">
            <text:p>6</text:p>
          </table:table-cell>
          <table:table-cell table:style-name="ce114" table:formula="of:=IF([.$B$9]&gt;[.K14];[.K14]+1;&quot;&quot;)" office:value-type="float" office:value="7" calcext:value-type="float">
            <text:p>7</text:p>
          </table:table-cell>
          <table:table-cell table:style-name="ce114" table:formula="of:=IF([.$B$9]&gt;[.L14];[.L14]+1;&quot;&quot;)" office:value-type="float" office:value="8" calcext:value-type="float">
            <text:p>8</text:p>
          </table:table-cell>
          <table:table-cell table:style-name="ce114" table:formula="of:=IF([.$B$9]&gt;[.M14];[.M14]+1;&quot;&quot;)" office:value-type="float" office:value="9" calcext:value-type="float">
            <text:p>9</text:p>
          </table:table-cell>
          <table:table-cell table:style-name="ce114" table:formula="of:=IF([.$B$9]&gt;[.N14];[.N14]+1;&quot;&quot;)" office:value-type="float" office:value="10" calcext:value-type="float">
            <text:p>10</text:p>
          </table:table-cell>
          <table:table-cell table:style-name="ce114" table:formula="of:=IF([.$B$9]&gt;[.O14];[.O14]+1;&quot;&quot;)" office:value-type="float" office:value="11" calcext:value-type="float">
            <text:p>11</text:p>
          </table:table-cell>
          <table:table-cell table:style-name="ce114" table:formula="of:=IF([.$B$9]&gt;[.P14];[.P14]+1;&quot;&quot;)" office:value-type="float" office:value="12" calcext:value-type="float">
            <text:p>12</text:p>
          </table:table-cell>
          <table:table-cell table:style-name="ce114" table:formula="of:=IF([.$B$9]&gt;[.Q14];[.Q14]+1;&quot;&quot;)" office:value-type="float" office:value="13" calcext:value-type="float">
            <text:p>13</text:p>
          </table:table-cell>
          <table:table-cell table:style-name="ce114" table:formula="of:=IF([.$B$9]&gt;[.R14];[.R14]+1;&quot;&quot;)" office:value-type="float" office:value="14" calcext:value-type="float">
            <text:p>14</text:p>
          </table:table-cell>
          <table:table-cell table:style-name="ce114" table:formula="of:=IF([.$B$9]&gt;[.S14];[.S14]+1;&quot;&quot;)" office:value-type="float" office:value="15" calcext:value-type="float">
            <text:p>15</text:p>
          </table:table-cell>
          <table:table-cell table:style-name="ce114" table:formula="of:=IF([.$B$9]&gt;[.T14];[.T14]+1;&quot;&quot;)" office:value-type="float" office:value="16" calcext:value-type="float">
            <text:p>16</text:p>
          </table:table-cell>
          <table:table-cell table:style-name="ce114" table:formula="of:=IF([.$B$9]&gt;[.U14];[.U14]+1;&quot;&quot;)" office:value-type="float" office:value="17" calcext:value-type="float">
            <text:p>17</text:p>
          </table:table-cell>
          <table:table-cell table:style-name="ce114" table:formula="of:=IF([.$B$9]&gt;[.V14];[.V14]+1;&quot;&quot;)" office:value-type="float" office:value="18" calcext:value-type="float">
            <text:p>18</text:p>
          </table:table-cell>
          <table:table-cell table:style-name="ce114" table:formula="of:=IF([.$B$9]&gt;[.W14];[.W14]+1;&quot;&quot;)" office:value-type="float" office:value="19" calcext:value-type="float">
            <text:p>19</text:p>
          </table:table-cell>
          <table:table-cell table:style-name="ce114" table:formula="of:=IF([.$B$9]&gt;[.X14];[.X14]+1;&quot;&quot;)" office:value-type="float" office:value="20" calcext:value-type="float">
            <text:p>20</text:p>
          </table:table-cell>
          <table:table-cell table:style-name="ce114" table:formula="of:=IF([.$B$9]&gt;[.Y14];[.Y14]+1;&quot;&quot;)">
            <text:p/>
          </table:table-cell>
          <table:table-cell table:style-name="ce114" table:formula="of:=IF([.$B$9]&gt;[.Z14];[.Z14]+1;&quot;&quot;)">
            <text:p/>
          </table:table-cell>
          <table:table-cell table:style-name="ce114" table:formula="of:=IF([.$B$9]&gt;[.AA14];[.AA14]+1;&quot;&quot;)">
            <text:p/>
          </table:table-cell>
          <table:table-cell table:style-name="ce114" table:formula="of:=IF([.$B$9]&gt;[.AB14];[.AB14]+1;&quot;&quot;)">
            <text:p/>
          </table:table-cell>
          <table:table-cell table:style-name="ce114" table:formula="of:=IF([.$B$9]&gt;[.AC14];[.AC14]+1;&quot;&quot;)">
            <text:p/>
          </table:table-cell>
          <table:table-cell table:number-columns-repeated="994"/>
        </table:table-row>
        <table:table-row table:style-name="ro10">
          <table:table-cell table:style-name="ce176"/>
          <table:table-cell table:style-name="ce179"/>
          <table:table-cell table:style-name="ce183"/>
          <table:table-cell table:style-name="ce185" table:content-validation-name="val3"/>
          <table:table-cell table:style-name="ce182" table:number-columns-repeated="26"/>
          <table:table-cell table:number-columns-repeated="994"/>
        </table:table-row>
        <table:table-row table:style-name="ro10">
          <table:table-cell table:style-name="ce176"/>
          <table:table-cell table:style-name="ce179"/>
          <table:table-cell table:style-name="ce183"/>
          <table:table-cell table:style-name="ce185" table:content-validation-name="val3"/>
          <table:table-cell table:style-name="ce182" table:number-columns-repeated="24"/>
          <table:table-cell table:style-name="ce182" table:formula="of:=IF(OR([.AC$14]=&quot;&quot;;[.$E16]=&quot;&quot;);&quot;&quot;;[.AB16])">
            <text:p/>
          </table:table-cell>
          <table:table-cell table:style-name="ce182" table:formula="of:=IF(OR([.AD$14]=&quot;&quot;;[.$E16]=&quot;&quot;);&quot;&quot;;[.AC16])">
            <text:p/>
          </table:table-cell>
          <table:table-cell table:number-columns-repeated="994"/>
        </table:table-row>
        <table:table-row table:style-name="ro10">
          <table:table-cell table:style-name="ce176"/>
          <table:table-cell table:style-name="ce179"/>
          <table:table-cell table:style-name="ce183"/>
          <table:table-cell table:style-name="ce185" table:content-validation-name="val3"/>
          <table:table-cell table:style-name="ce182" table:number-columns-repeated="24"/>
          <table:table-cell table:style-name="ce182" table:formula="of:=IF(OR([.AC$14]=&quot;&quot;;[.$E17]=&quot;&quot;);&quot;&quot;;[.AB17])">
            <text:p/>
          </table:table-cell>
          <table:table-cell table:style-name="ce182" table:formula="of:=IF(OR([.AD$14]=&quot;&quot;;[.$E17]=&quot;&quot;);&quot;&quot;;[.AC17])">
            <text:p/>
          </table:table-cell>
          <table:table-cell table:number-columns-repeated="994"/>
        </table:table-row>
        <table:table-row table:style-name="ro10">
          <table:table-cell table:style-name="ce176"/>
          <table:table-cell table:style-name="ce180"/>
          <table:table-cell table:style-name="ce183"/>
          <table:table-cell table:style-name="ce185" table:content-validation-name="val3"/>
          <table:table-cell table:style-name="ce182" table:number-columns-repeated="24"/>
          <table:table-cell table:style-name="ce182" table:formula="of:=IF(OR([.AC$14]=&quot;&quot;;[.$E18]=&quot;&quot;);&quot;&quot;;[.AB18])">
            <text:p/>
          </table:table-cell>
          <table:table-cell table:style-name="ce182" table:formula="of:=IF(OR([.AD$14]=&quot;&quot;;[.$E18]=&quot;&quot;);&quot;&quot;;[.AC18])">
            <text:p/>
          </table:table-cell>
          <table:table-cell table:number-columns-repeated="994"/>
        </table:table-row>
        <table:table-row table:style-name="ro10">
          <table:table-cell table:style-name="ce176"/>
          <table:table-cell table:style-name="ce180"/>
          <table:table-cell table:style-name="ce183"/>
          <table:table-cell table:style-name="ce185" table:content-validation-name="val3"/>
          <table:table-cell table:style-name="ce182" table:number-columns-repeated="24"/>
          <table:table-cell table:style-name="ce182" table:formula="of:=IF(OR([.AC$14]=&quot;&quot;;[.$E19]=&quot;&quot;);&quot;&quot;;[.AB19])">
            <text:p/>
          </table:table-cell>
          <table:table-cell table:style-name="ce182" table:formula="of:=IF(OR([.AD$14]=&quot;&quot;;[.$E19]=&quot;&quot;);&quot;&quot;;[.AC19])">
            <text:p/>
          </table:table-cell>
          <table:table-cell table:number-columns-repeated="994"/>
        </table:table-row>
        <table:table-row table:style-name="ro10">
          <table:table-cell table:style-name="ce176"/>
          <table:table-cell table:style-name="ce180"/>
          <table:table-cell table:style-name="ce183"/>
          <table:table-cell table:style-name="ce185" table:content-validation-name="val3"/>
          <table:table-cell table:style-name="ce182" table:number-columns-repeated="24"/>
          <table:table-cell table:style-name="ce182" table:formula="of:=IF(OR([.AC$14]=&quot;&quot;;[.$E20]=&quot;&quot;);&quot;&quot;;[.AB20])">
            <text:p/>
          </table:table-cell>
          <table:table-cell table:style-name="ce182" table:formula="of:=IF(OR([.AD$14]=&quot;&quot;;[.$E20]=&quot;&quot;);&quot;&quot;;[.AC20])">
            <text:p/>
          </table:table-cell>
          <table:table-cell table:number-columns-repeated="994"/>
        </table:table-row>
        <table:table-row table:style-name="ro10">
          <table:table-cell table:style-name="ce176"/>
          <table:table-cell table:style-name="ce180"/>
          <table:table-cell table:style-name="ce183"/>
          <table:table-cell table:style-name="ce185" table:content-validation-name="val3"/>
          <table:table-cell table:style-name="ce182" table:number-columns-repeated="24"/>
          <table:table-cell table:style-name="ce182" table:formula="of:=IF(OR([.AC$14]=&quot;&quot;;[.$E21]=&quot;&quot;);&quot;&quot;;[.AB21])">
            <text:p/>
          </table:table-cell>
          <table:table-cell table:style-name="ce182" table:formula="of:=IF(OR([.AD$14]=&quot;&quot;;[.$E21]=&quot;&quot;);&quot;&quot;;[.AC21])">
            <text:p/>
          </table:table-cell>
          <table:table-cell table:number-columns-repeated="994"/>
        </table:table-row>
        <table:table-row table:style-name="ro10">
          <table:table-cell table:style-name="ce176"/>
          <table:table-cell table:style-name="ce180"/>
          <table:table-cell table:style-name="ce183"/>
          <table:table-cell table:style-name="ce185" table:content-validation-name="val3"/>
          <table:table-cell table:style-name="ce182" table:number-columns-repeated="24"/>
          <table:table-cell table:style-name="ce182" table:formula="of:=IF(OR([.AC$14]=&quot;&quot;;[.$E22]=&quot;&quot;);&quot;&quot;;[.AB22])">
            <text:p/>
          </table:table-cell>
          <table:table-cell table:style-name="ce182" table:formula="of:=IF(OR([.AD$14]=&quot;&quot;;[.$E22]=&quot;&quot;);&quot;&quot;;[.AC22])">
            <text:p/>
          </table:table-cell>
          <table:table-cell table:number-columns-repeated="994"/>
        </table:table-row>
        <table:table-row table:style-name="ro10">
          <table:table-cell table:style-name="ce177"/>
          <table:table-cell table:style-name="ce181"/>
          <table:table-cell table:style-name="ce183"/>
          <table:table-cell table:style-name="ce185" table:content-validation-name="val3"/>
          <table:table-cell table:style-name="ce182" table:number-columns-repeated="24"/>
          <table:table-cell table:style-name="ce182" table:formula="of:=IF(OR([.AC$14]=&quot;&quot;;[.$E23]=&quot;&quot;);&quot;&quot;;[.AB23])">
            <text:p/>
          </table:table-cell>
          <table:table-cell table:style-name="ce182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24]&lt;&gt;&quot;&quot;;&quot;Planned&quot;;&quot;&quot;)">
            <text:p/>
          </table:table-cell>
          <table:table-cell table:style-name="ce182"/>
          <table:table-cell table:style-name="ce182" table:formula="of:=IF(OR([.F$14]=&quot;&quot;;[.$E24]=&quot;&quot;);&quot;&quot;;[.E24])">
            <text:p/>
          </table:table-cell>
          <table:table-cell table:style-name="ce182" table:number-columns-repeated="22"/>
          <table:table-cell table:style-name="ce182" table:formula="of:=IF(OR([.AC$14]=&quot;&quot;;[.$E24]=&quot;&quot;);&quot;&quot;;[.AB24])">
            <text:p/>
          </table:table-cell>
          <table:table-cell table:style-name="ce182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25]&lt;&gt;&quot;&quot;;&quot;Planned&quot;;&quot;&quot;)">
            <text:p/>
          </table:table-cell>
          <table:table-cell table:style-name="ce182"/>
          <table:table-cell table:style-name="ce182" table:formula="of:=IF(OR([.F$14]=&quot;&quot;;[.$E25]=&quot;&quot;);&quot;&quot;;[.E25])">
            <text:p/>
          </table:table-cell>
          <table:table-cell table:style-name="ce182" table:number-columns-repeated="22"/>
          <table:table-cell table:style-name="ce182" table:formula="of:=IF(OR([.AC$14]=&quot;&quot;;[.$E25]=&quot;&quot;);&quot;&quot;;[.AB25])">
            <text:p/>
          </table:table-cell>
          <table:table-cell table:style-name="ce182" table:formula="of:=IF(OR([.AD$14]=&quot;&quot;;[.$E25]=&quot;&quot;);&quot;&quot;;[.AC25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26]&lt;&gt;&quot;&quot;;&quot;Planned&quot;;&quot;&quot;)">
            <text:p/>
          </table:table-cell>
          <table:table-cell table:style-name="ce182"/>
          <table:table-cell table:style-name="ce182" table:formula="of:=IF(OR([.F$14]=&quot;&quot;;[.$E26]=&quot;&quot;);&quot;&quot;;[.E26])">
            <text:p/>
          </table:table-cell>
          <table:table-cell table:style-name="ce182" table:number-columns-repeated="22"/>
          <table:table-cell table:style-name="ce182" table:formula="of:=IF(OR([.AC$14]=&quot;&quot;;[.$E26]=&quot;&quot;);&quot;&quot;;[.AB26])">
            <text:p/>
          </table:table-cell>
          <table:table-cell table:style-name="ce182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27]&lt;&gt;&quot;&quot;;&quot;Planned&quot;;&quot;&quot;)">
            <text:p/>
          </table:table-cell>
          <table:table-cell table:style-name="ce182"/>
          <table:table-cell table:style-name="ce182" table:formula="of:=IF(OR([.F$14]=&quot;&quot;;[.$E27]=&quot;&quot;);&quot;&quot;;[.E27])">
            <text:p/>
          </table:table-cell>
          <table:table-cell table:style-name="ce182" table:number-columns-repeated="22"/>
          <table:table-cell table:style-name="ce182" table:formula="of:=IF(OR([.AC$14]=&quot;&quot;;[.$E27]=&quot;&quot;);&quot;&quot;;[.AB27])">
            <text:p/>
          </table:table-cell>
          <table:table-cell table:style-name="ce182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28]&lt;&gt;&quot;&quot;;&quot;Planned&quot;;&quot;&quot;)">
            <text:p/>
          </table:table-cell>
          <table:table-cell table:style-name="ce182"/>
          <table:table-cell table:style-name="ce182" table:formula="of:=IF(OR([.F$14]=&quot;&quot;;[.$E28]=&quot;&quot;);&quot;&quot;;[.E28])">
            <text:p/>
          </table:table-cell>
          <table:table-cell table:style-name="ce182" table:number-columns-repeated="22"/>
          <table:table-cell table:style-name="ce182" table:formula="of:=IF(OR([.AC$14]=&quot;&quot;;[.$E28]=&quot;&quot;);&quot;&quot;;[.AB28])">
            <text:p/>
          </table:table-cell>
          <table:table-cell table:style-name="ce182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29]&lt;&gt;&quot;&quot;;&quot;Planned&quot;;&quot;&quot;)">
            <text:p/>
          </table:table-cell>
          <table:table-cell table:style-name="ce182"/>
          <table:table-cell table:style-name="ce182" table:formula="of:=IF(OR([.F$14]=&quot;&quot;;[.$E29]=&quot;&quot;);&quot;&quot;;[.E29])">
            <text:p/>
          </table:table-cell>
          <table:table-cell table:style-name="ce182" table:number-columns-repeated="22"/>
          <table:table-cell table:style-name="ce182" table:formula="of:=IF(OR([.AC$14]=&quot;&quot;;[.$E29]=&quot;&quot;);&quot;&quot;;[.AB29])">
            <text:p/>
          </table:table-cell>
          <table:table-cell table:style-name="ce182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30]&lt;&gt;&quot;&quot;;&quot;Planned&quot;;&quot;&quot;)">
            <text:p/>
          </table:table-cell>
          <table:table-cell table:style-name="ce182"/>
          <table:table-cell table:style-name="ce182" table:formula="of:=IF(OR([.F$14]=&quot;&quot;;[.$E30]=&quot;&quot;);&quot;&quot;;[.E30])">
            <text:p/>
          </table:table-cell>
          <table:table-cell table:style-name="ce182" table:number-columns-repeated="22"/>
          <table:table-cell table:style-name="ce182" table:formula="of:=IF(OR([.AC$14]=&quot;&quot;;[.$E30]=&quot;&quot;);&quot;&quot;;[.AB30])">
            <text:p/>
          </table:table-cell>
          <table:table-cell table:style-name="ce182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31]&lt;&gt;&quot;&quot;;&quot;Planned&quot;;&quot;&quot;)">
            <text:p/>
          </table:table-cell>
          <table:table-cell table:style-name="ce182"/>
          <table:table-cell table:style-name="ce182" table:formula="of:=IF(OR([.F$14]=&quot;&quot;;[.$E31]=&quot;&quot;);&quot;&quot;;[.E31])">
            <text:p/>
          </table:table-cell>
          <table:table-cell table:style-name="ce182" table:number-columns-repeated="22"/>
          <table:table-cell table:style-name="ce182" table:formula="of:=IF(OR([.AC$14]=&quot;&quot;;[.$E31]=&quot;&quot;);&quot;&quot;;[.AB31])">
            <text:p/>
          </table:table-cell>
          <table:table-cell table:style-name="ce182" table:formula="of:=IF(OR([.AD$14]=&quot;&quot;;[.$E31]=&quot;&quot;);&quot;&quot;;[.AC31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32]&lt;&gt;&quot;&quot;;&quot;Planned&quot;;&quot;&quot;)">
            <text:p/>
          </table:table-cell>
          <table:table-cell table:style-name="ce182"/>
          <table:table-cell table:style-name="ce182" table:formula="of:=IF(OR([.F$14]=&quot;&quot;;[.$E32]=&quot;&quot;);&quot;&quot;;[.E32])">
            <text:p/>
          </table:table-cell>
          <table:table-cell table:style-name="ce182" table:number-columns-repeated="22"/>
          <table:table-cell table:style-name="ce182" table:formula="of:=IF(OR([.AC$14]=&quot;&quot;;[.$E32]=&quot;&quot;);&quot;&quot;;[.AB32])">
            <text:p/>
          </table:table-cell>
          <table:table-cell table:style-name="ce182" table:formula="of:=IF(OR([.AD$14]=&quot;&quot;;[.$E32]=&quot;&quot;);&quot;&quot;;[.AC32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33]&lt;&gt;&quot;&quot;;&quot;Planned&quot;;&quot;&quot;)">
            <text:p/>
          </table:table-cell>
          <table:table-cell table:style-name="ce182"/>
          <table:table-cell table:style-name="ce182" table:formula="of:=IF(OR([.F$14]=&quot;&quot;;[.$E33]=&quot;&quot;);&quot;&quot;;[.E33])">
            <text:p/>
          </table:table-cell>
          <table:table-cell table:style-name="ce182" table:number-columns-repeated="22"/>
          <table:table-cell table:style-name="ce182" table:formula="of:=IF(OR([.AC$14]=&quot;&quot;;[.$E33]=&quot;&quot;);&quot;&quot;;[.AB33])">
            <text:p/>
          </table:table-cell>
          <table:table-cell table:style-name="ce182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34]&lt;&gt;&quot;&quot;;&quot;Planned&quot;;&quot;&quot;)">
            <text:p/>
          </table:table-cell>
          <table:table-cell table:style-name="ce182"/>
          <table:table-cell table:style-name="ce182" table:formula="of:=IF(OR([.F$14]=&quot;&quot;;[.$E34]=&quot;&quot;);&quot;&quot;;[.E34])">
            <text:p/>
          </table:table-cell>
          <table:table-cell table:style-name="ce182" table:number-columns-repeated="22"/>
          <table:table-cell table:style-name="ce182" table:formula="of:=IF(OR([.AC$14]=&quot;&quot;;[.$E34]=&quot;&quot;);&quot;&quot;;[.AB34])">
            <text:p/>
          </table:table-cell>
          <table:table-cell table:style-name="ce182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35]&lt;&gt;&quot;&quot;;&quot;Planned&quot;;&quot;&quot;)">
            <text:p/>
          </table:table-cell>
          <table:table-cell table:style-name="ce182"/>
          <table:table-cell table:style-name="ce182" table:formula="of:=IF(OR([.F$14]=&quot;&quot;;[.$E35]=&quot;&quot;);&quot;&quot;;[.E35])">
            <text:p/>
          </table:table-cell>
          <table:table-cell table:style-name="ce182" table:number-columns-repeated="22"/>
          <table:table-cell table:style-name="ce182" table:formula="of:=IF(OR([.AC$14]=&quot;&quot;;[.$E35]=&quot;&quot;);&quot;&quot;;[.AB35])">
            <text:p/>
          </table:table-cell>
          <table:table-cell table:style-name="ce182" table:formula="of:=IF(OR([.AD$14]=&quot;&quot;;[.$E35]=&quot;&quot;);&quot;&quot;;[.AC35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36]&lt;&gt;&quot;&quot;;&quot;Planned&quot;;&quot;&quot;)">
            <text:p/>
          </table:table-cell>
          <table:table-cell table:style-name="ce182"/>
          <table:table-cell table:style-name="ce182" table:formula="of:=IF(OR([.F$14]=&quot;&quot;;[.$E36]=&quot;&quot;);&quot;&quot;;[.E36])">
            <text:p/>
          </table:table-cell>
          <table:table-cell table:style-name="ce182" table:number-columns-repeated="22"/>
          <table:table-cell table:style-name="ce182" table:formula="of:=IF(OR([.AC$14]=&quot;&quot;;[.$E36]=&quot;&quot;);&quot;&quot;;[.AB36])">
            <text:p/>
          </table:table-cell>
          <table:table-cell table:style-name="ce182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37]&lt;&gt;&quot;&quot;;&quot;Planned&quot;;&quot;&quot;)">
            <text:p/>
          </table:table-cell>
          <table:table-cell table:style-name="ce182"/>
          <table:table-cell table:style-name="ce182" table:formula="of:=IF(OR([.F$14]=&quot;&quot;;[.$E37]=&quot;&quot;);&quot;&quot;;[.E37])">
            <text:p/>
          </table:table-cell>
          <table:table-cell table:style-name="ce182" table:number-columns-repeated="22"/>
          <table:table-cell table:style-name="ce182" table:formula="of:=IF(OR([.AC$14]=&quot;&quot;;[.$E37]=&quot;&quot;);&quot;&quot;;[.AB37])">
            <text:p/>
          </table:table-cell>
          <table:table-cell table:style-name="ce182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38]&lt;&gt;&quot;&quot;;&quot;Planned&quot;;&quot;&quot;)">
            <text:p/>
          </table:table-cell>
          <table:table-cell table:style-name="ce182"/>
          <table:table-cell table:style-name="ce182" table:formula="of:=IF(OR([.F$14]=&quot;&quot;;[.$E38]=&quot;&quot;);&quot;&quot;;[.E38])">
            <text:p/>
          </table:table-cell>
          <table:table-cell table:style-name="ce182" table:number-columns-repeated="22"/>
          <table:table-cell table:style-name="ce182" table:formula="of:=IF(OR([.AC$14]=&quot;&quot;;[.$E38]=&quot;&quot;);&quot;&quot;;[.AB38])">
            <text:p/>
          </table:table-cell>
          <table:table-cell table:style-name="ce182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39]&lt;&gt;&quot;&quot;;&quot;Planned&quot;;&quot;&quot;)">
            <text:p/>
          </table:table-cell>
          <table:table-cell table:style-name="ce182"/>
          <table:table-cell table:style-name="ce182" table:formula="of:=IF(OR([.F$14]=&quot;&quot;;[.$E39]=&quot;&quot;);&quot;&quot;;[.E39])">
            <text:p/>
          </table:table-cell>
          <table:table-cell table:style-name="ce182" table:number-columns-repeated="22"/>
          <table:table-cell table:style-name="ce182" table:formula="of:=IF(OR([.AC$14]=&quot;&quot;;[.$E39]=&quot;&quot;);&quot;&quot;;[.AB39])">
            <text:p/>
          </table:table-cell>
          <table:table-cell table:style-name="ce182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40]&lt;&gt;&quot;&quot;;&quot;Planned&quot;;&quot;&quot;)">
            <text:p/>
          </table:table-cell>
          <table:table-cell table:style-name="ce182"/>
          <table:table-cell table:style-name="ce182" table:formula="of:=IF(OR([.F$14]=&quot;&quot;;[.$E40]=&quot;&quot;);&quot;&quot;;[.E40])">
            <text:p/>
          </table:table-cell>
          <table:table-cell table:style-name="ce182" table:number-columns-repeated="22"/>
          <table:table-cell table:style-name="ce182" table:formula="of:=IF(OR([.AC$14]=&quot;&quot;;[.$E40]=&quot;&quot;);&quot;&quot;;[.AB40])">
            <text:p/>
          </table:table-cell>
          <table:table-cell table:style-name="ce182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41]&lt;&gt;&quot;&quot;;&quot;Planned&quot;;&quot;&quot;)">
            <text:p/>
          </table:table-cell>
          <table:table-cell table:style-name="ce182"/>
          <table:table-cell table:style-name="ce182" table:formula="of:=IF(OR([.F$14]=&quot;&quot;;[.$E41]=&quot;&quot;);&quot;&quot;;[.E41])">
            <text:p/>
          </table:table-cell>
          <table:table-cell table:style-name="ce182" table:number-columns-repeated="22"/>
          <table:table-cell table:style-name="ce182" table:formula="of:=IF(OR([.AC$14]=&quot;&quot;;[.$E41]=&quot;&quot;);&quot;&quot;;[.AB41])">
            <text:p/>
          </table:table-cell>
          <table:table-cell table:style-name="ce182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42]&lt;&gt;&quot;&quot;;&quot;Planned&quot;;&quot;&quot;)">
            <text:p/>
          </table:table-cell>
          <table:table-cell table:style-name="ce182"/>
          <table:table-cell table:style-name="ce182" table:formula="of:=IF(OR([.F$14]=&quot;&quot;;[.$E42]=&quot;&quot;);&quot;&quot;;[.E42])">
            <text:p/>
          </table:table-cell>
          <table:table-cell table:style-name="ce182" table:number-columns-repeated="22"/>
          <table:table-cell table:style-name="ce182" table:formula="of:=IF(OR([.AC$14]=&quot;&quot;;[.$E42]=&quot;&quot;);&quot;&quot;;[.AB42])">
            <text:p/>
          </table:table-cell>
          <table:table-cell table:style-name="ce182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43]&lt;&gt;&quot;&quot;;&quot;Planned&quot;;&quot;&quot;)">
            <text:p/>
          </table:table-cell>
          <table:table-cell table:style-name="ce182"/>
          <table:table-cell table:style-name="ce182" table:formula="of:=IF(OR([.F$14]=&quot;&quot;;[.$E43]=&quot;&quot;);&quot;&quot;;[.E43])">
            <text:p/>
          </table:table-cell>
          <table:table-cell table:style-name="ce182" table:number-columns-repeated="22"/>
          <table:table-cell table:style-name="ce182" table:formula="of:=IF(OR([.AC$14]=&quot;&quot;;[.$E43]=&quot;&quot;);&quot;&quot;;[.AB43])">
            <text:p/>
          </table:table-cell>
          <table:table-cell table:style-name="ce182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44]&lt;&gt;&quot;&quot;;&quot;Planned&quot;;&quot;&quot;)">
            <text:p/>
          </table:table-cell>
          <table:table-cell table:style-name="ce182"/>
          <table:table-cell table:style-name="ce182" table:formula="of:=IF(OR([.F$14]=&quot;&quot;;[.$E44]=&quot;&quot;);&quot;&quot;;[.E44])">
            <text:p/>
          </table:table-cell>
          <table:table-cell table:style-name="ce182" table:number-columns-repeated="22"/>
          <table:table-cell table:style-name="ce182" table:formula="of:=IF(OR([.AC$14]=&quot;&quot;;[.$E44]=&quot;&quot;);&quot;&quot;;[.AB44])">
            <text:p/>
          </table:table-cell>
          <table:table-cell table:style-name="ce182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45]&lt;&gt;&quot;&quot;;&quot;Planned&quot;;&quot;&quot;)">
            <text:p/>
          </table:table-cell>
          <table:table-cell table:style-name="ce182"/>
          <table:table-cell table:style-name="ce182" table:formula="of:=IF(OR([.F$14]=&quot;&quot;;[.$E45]=&quot;&quot;);&quot;&quot;;[.E45])">
            <text:p/>
          </table:table-cell>
          <table:table-cell table:style-name="ce182" table:number-columns-repeated="22"/>
          <table:table-cell table:style-name="ce182" table:formula="of:=IF(OR([.AC$14]=&quot;&quot;;[.$E45]=&quot;&quot;);&quot;&quot;;[.AB45])">
            <text:p/>
          </table:table-cell>
          <table:table-cell table:style-name="ce182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46]&lt;&gt;&quot;&quot;;&quot;Planned&quot;;&quot;&quot;)">
            <text:p/>
          </table:table-cell>
          <table:table-cell table:style-name="ce182"/>
          <table:table-cell table:style-name="ce182" table:formula="of:=IF(OR([.F$14]=&quot;&quot;;[.$E46]=&quot;&quot;);&quot;&quot;;[.E46])">
            <text:p/>
          </table:table-cell>
          <table:table-cell table:style-name="ce182" table:number-columns-repeated="22"/>
          <table:table-cell table:style-name="ce182" table:formula="of:=IF(OR([.AC$14]=&quot;&quot;;[.$E46]=&quot;&quot;);&quot;&quot;;[.AB46])">
            <text:p/>
          </table:table-cell>
          <table:table-cell table:style-name="ce182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47]&lt;&gt;&quot;&quot;;&quot;Planned&quot;;&quot;&quot;)">
            <text:p/>
          </table:table-cell>
          <table:table-cell table:style-name="ce182"/>
          <table:table-cell table:style-name="ce182" table:formula="of:=IF(OR([.F$14]=&quot;&quot;;[.$E47]=&quot;&quot;);&quot;&quot;;[.E47])">
            <text:p/>
          </table:table-cell>
          <table:table-cell table:style-name="ce182" table:number-columns-repeated="22"/>
          <table:table-cell table:style-name="ce182" table:formula="of:=IF(OR([.AC$14]=&quot;&quot;;[.$E47]=&quot;&quot;);&quot;&quot;;[.AB47])">
            <text:p/>
          </table:table-cell>
          <table:table-cell table:style-name="ce182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48]&lt;&gt;&quot;&quot;;&quot;Planned&quot;;&quot;&quot;)">
            <text:p/>
          </table:table-cell>
          <table:table-cell table:style-name="ce182"/>
          <table:table-cell table:style-name="ce182" table:formula="of:=IF(OR([.F$14]=&quot;&quot;;[.$E48]=&quot;&quot;);&quot;&quot;;[.E48])">
            <text:p/>
          </table:table-cell>
          <table:table-cell table:style-name="ce182" table:number-columns-repeated="22"/>
          <table:table-cell table:style-name="ce182" table:formula="of:=IF(OR([.AC$14]=&quot;&quot;;[.$E48]=&quot;&quot;);&quot;&quot;;[.AB48])">
            <text:p/>
          </table:table-cell>
          <table:table-cell table:style-name="ce182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49]&lt;&gt;&quot;&quot;;&quot;Planned&quot;;&quot;&quot;)">
            <text:p/>
          </table:table-cell>
          <table:table-cell table:style-name="ce182"/>
          <table:table-cell table:style-name="ce182" table:formula="of:=IF(OR([.F$14]=&quot;&quot;;[.$E49]=&quot;&quot;);&quot;&quot;;[.E49])">
            <text:p/>
          </table:table-cell>
          <table:table-cell table:style-name="ce182" table:number-columns-repeated="22"/>
          <table:table-cell table:style-name="ce182" table:formula="of:=IF(OR([.AC$14]=&quot;&quot;;[.$E49]=&quot;&quot;);&quot;&quot;;[.AB49])">
            <text:p/>
          </table:table-cell>
          <table:table-cell table:style-name="ce182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50]&lt;&gt;&quot;&quot;;&quot;Planned&quot;;&quot;&quot;)">
            <text:p/>
          </table:table-cell>
          <table:table-cell table:style-name="ce182"/>
          <table:table-cell table:style-name="ce182" table:formula="of:=IF(OR([.F$14]=&quot;&quot;;[.$E50]=&quot;&quot;);&quot;&quot;;[.E50])">
            <text:p/>
          </table:table-cell>
          <table:table-cell table:style-name="ce182" table:number-columns-repeated="22"/>
          <table:table-cell table:style-name="ce182" table:formula="of:=IF(OR([.AC$14]=&quot;&quot;;[.$E50]=&quot;&quot;);&quot;&quot;;[.AB50])">
            <text:p/>
          </table:table-cell>
          <table:table-cell table:style-name="ce182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51]&lt;&gt;&quot;&quot;;&quot;Planned&quot;;&quot;&quot;)">
            <text:p/>
          </table:table-cell>
          <table:table-cell table:style-name="ce182"/>
          <table:table-cell table:style-name="ce182" table:formula="of:=IF(OR([.F$14]=&quot;&quot;;[.$E51]=&quot;&quot;);&quot;&quot;;[.E51])">
            <text:p/>
          </table:table-cell>
          <table:table-cell table:style-name="ce182" table:number-columns-repeated="22"/>
          <table:table-cell table:style-name="ce182" table:formula="of:=IF(OR([.AC$14]=&quot;&quot;;[.$E51]=&quot;&quot;);&quot;&quot;;[.AB51])">
            <text:p/>
          </table:table-cell>
          <table:table-cell table:style-name="ce182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52]&lt;&gt;&quot;&quot;;&quot;Planned&quot;;&quot;&quot;)">
            <text:p/>
          </table:table-cell>
          <table:table-cell table:style-name="ce182"/>
          <table:table-cell table:style-name="ce182" table:formula="of:=IF(OR([.F$14]=&quot;&quot;;[.$E52]=&quot;&quot;);&quot;&quot;;[.E52])">
            <text:p/>
          </table:table-cell>
          <table:table-cell table:style-name="ce182" table:number-columns-repeated="22"/>
          <table:table-cell table:style-name="ce182" table:formula="of:=IF(OR([.AC$14]=&quot;&quot;;[.$E52]=&quot;&quot;);&quot;&quot;;[.AB52])">
            <text:p/>
          </table:table-cell>
          <table:table-cell table:style-name="ce182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53]&lt;&gt;&quot;&quot;;&quot;Planned&quot;;&quot;&quot;)">
            <text:p/>
          </table:table-cell>
          <table:table-cell table:style-name="ce182"/>
          <table:table-cell table:style-name="ce182" table:formula="of:=IF(OR([.F$14]=&quot;&quot;;[.$E53]=&quot;&quot;);&quot;&quot;;[.E53])">
            <text:p/>
          </table:table-cell>
          <table:table-cell table:style-name="ce182" table:number-columns-repeated="22"/>
          <table:table-cell table:style-name="ce182" table:formula="of:=IF(OR([.AC$14]=&quot;&quot;;[.$E53]=&quot;&quot;);&quot;&quot;;[.AB53])">
            <text:p/>
          </table:table-cell>
          <table:table-cell table:style-name="ce182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54]&lt;&gt;&quot;&quot;;&quot;Planned&quot;;&quot;&quot;)">
            <text:p/>
          </table:table-cell>
          <table:table-cell table:style-name="ce182"/>
          <table:table-cell table:style-name="ce182" table:formula="of:=IF(OR([.F$14]=&quot;&quot;;[.$E54]=&quot;&quot;);&quot;&quot;;[.E54])">
            <text:p/>
          </table:table-cell>
          <table:table-cell table:style-name="ce182" table:number-columns-repeated="22"/>
          <table:table-cell table:style-name="ce182" table:formula="of:=IF(OR([.AC$14]=&quot;&quot;;[.$E54]=&quot;&quot;);&quot;&quot;;[.AB54])">
            <text:p/>
          </table:table-cell>
          <table:table-cell table:style-name="ce182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55]&lt;&gt;&quot;&quot;;&quot;Planned&quot;;&quot;&quot;)">
            <text:p/>
          </table:table-cell>
          <table:table-cell table:style-name="ce182"/>
          <table:table-cell table:style-name="ce182" table:formula="of:=IF(OR([.F$14]=&quot;&quot;;[.$E55]=&quot;&quot;);&quot;&quot;;[.E55])">
            <text:p/>
          </table:table-cell>
          <table:table-cell table:style-name="ce182" table:formula="of:=IF(OR([.G$14]=&quot;&quot;;[.$E55]=&quot;&quot;);&quot;&quot;;[.F55])">
            <text:p/>
          </table:table-cell>
          <table:table-cell table:style-name="ce182" table:formula="of:=IF(OR([.H$14]=&quot;&quot;;[.$E55]=&quot;&quot;);&quot;&quot;;[.G55])">
            <text:p/>
          </table:table-cell>
          <table:table-cell table:style-name="ce182" table:formula="of:=IF(OR([.I$14]=&quot;&quot;;[.$E55]=&quot;&quot;);&quot;&quot;;[.H55])">
            <text:p/>
          </table:table-cell>
          <table:table-cell table:style-name="ce182" table:formula="of:=IF(OR([.J$14]=&quot;&quot;;[.$E55]=&quot;&quot;);&quot;&quot;;[.I55])">
            <text:p/>
          </table:table-cell>
          <table:table-cell table:style-name="ce182" table:formula="of:=IF(OR([.K$14]=&quot;&quot;;[.$E55]=&quot;&quot;);&quot;&quot;;[.J55])">
            <text:p/>
          </table:table-cell>
          <table:table-cell table:style-name="ce182" table:formula="of:=IF(OR([.L$14]=&quot;&quot;;[.$E55]=&quot;&quot;);&quot;&quot;;[.K55])">
            <text:p/>
          </table:table-cell>
          <table:table-cell table:style-name="ce182" table:formula="of:=IF(OR([.M$14]=&quot;&quot;;[.$E55]=&quot;&quot;);&quot;&quot;;[.L55])">
            <text:p/>
          </table:table-cell>
          <table:table-cell table:style-name="ce182" table:formula="of:=IF(OR([.N$14]=&quot;&quot;;[.$E55]=&quot;&quot;);&quot;&quot;;[.M55])">
            <text:p/>
          </table:table-cell>
          <table:table-cell table:style-name="ce182" table:formula="of:=IF(OR([.O$14]=&quot;&quot;;[.$E55]=&quot;&quot;);&quot;&quot;;[.N55])">
            <text:p/>
          </table:table-cell>
          <table:table-cell table:style-name="ce182" table:formula="of:=IF(OR([.P$14]=&quot;&quot;;[.$E55]=&quot;&quot;);&quot;&quot;;[.O55])">
            <text:p/>
          </table:table-cell>
          <table:table-cell table:style-name="ce182" table:formula="of:=IF(OR([.Q$14]=&quot;&quot;;[.$E55]=&quot;&quot;);&quot;&quot;;[.P55])">
            <text:p/>
          </table:table-cell>
          <table:table-cell table:style-name="ce182" table:formula="of:=IF(OR([.R$14]=&quot;&quot;;[.$E55]=&quot;&quot;);&quot;&quot;;[.Q55])">
            <text:p/>
          </table:table-cell>
          <table:table-cell table:style-name="ce182" table:formula="of:=IF(OR([.S$14]=&quot;&quot;;[.$E55]=&quot;&quot;);&quot;&quot;;[.R55])">
            <text:p/>
          </table:table-cell>
          <table:table-cell table:style-name="ce182" table:formula="of:=IF(OR([.T$14]=&quot;&quot;;[.$E55]=&quot;&quot;);&quot;&quot;;[.S55])">
            <text:p/>
          </table:table-cell>
          <table:table-cell table:style-name="ce182" table:formula="of:=IF(OR([.U$14]=&quot;&quot;;[.$E55]=&quot;&quot;);&quot;&quot;;[.T55])">
            <text:p/>
          </table:table-cell>
          <table:table-cell table:style-name="ce182" table:formula="of:=IF(OR([.V$14]=&quot;&quot;;[.$E55]=&quot;&quot;);&quot;&quot;;[.U55])">
            <text:p/>
          </table:table-cell>
          <table:table-cell table:style-name="ce182" table:formula="of:=IF(OR([.W$14]=&quot;&quot;;[.$E55]=&quot;&quot;);&quot;&quot;;[.V55])">
            <text:p/>
          </table:table-cell>
          <table:table-cell table:style-name="ce182" table:formula="of:=IF(OR([.X$14]=&quot;&quot;;[.$E55]=&quot;&quot;);&quot;&quot;;[.W55])">
            <text:p/>
          </table:table-cell>
          <table:table-cell table:style-name="ce182" table:formula="of:=IF(OR([.Y$14]=&quot;&quot;;[.$E55]=&quot;&quot;);&quot;&quot;;[.X55])">
            <text:p/>
          </table:table-cell>
          <table:table-cell table:style-name="ce182" table:formula="of:=IF(OR([.Z$14]=&quot;&quot;;[.$E55]=&quot;&quot;);&quot;&quot;;[.Y55])">
            <text:p/>
          </table:table-cell>
          <table:table-cell table:style-name="ce182" table:formula="of:=IF(OR([.AA$14]=&quot;&quot;;[.$E55]=&quot;&quot;);&quot;&quot;;[.Z55])">
            <text:p/>
          </table:table-cell>
          <table:table-cell table:style-name="ce182" table:formula="of:=IF(OR([.AB$14]=&quot;&quot;;[.$E55]=&quot;&quot;);&quot;&quot;;[.AA55])">
            <text:p/>
          </table:table-cell>
          <table:table-cell table:style-name="ce182" table:formula="of:=IF(OR([.AC$14]=&quot;&quot;;[.$E55]=&quot;&quot;);&quot;&quot;;[.AB55])">
            <text:p/>
          </table:table-cell>
          <table:table-cell table:style-name="ce182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2">
          <table:table-cell table:number-columns-repeated="3"/>
          <table:table-cell table:style-name="ce42" table:content-validation-name="val3" table:formula="of:=IF([.A56]&lt;&gt;&quot;&quot;;&quot;Planned&quot;;&quot;&quot;)">
            <text:p/>
          </table:table-cell>
          <table:table-cell/>
          <table:table-cell table:formula="of:=IF(OR([.F$14]=&quot;&quot;;[.$E56]=&quot;&quot;);&quot;&quot;;[.E56])">
            <text:p/>
          </table:table-cell>
          <table:table-cell table:formula="of:=IF(OR([.G$14]=&quot;&quot;;[.$E56]=&quot;&quot;);&quot;&quot;;[.F56])">
            <text:p/>
          </table:table-cell>
          <table:table-cell table:formula="of:=IF(OR([.H$14]=&quot;&quot;;[.$E56]=&quot;&quot;);&quot;&quot;;[.G56])">
            <text:p/>
          </table:table-cell>
          <table:table-cell table:formula="of:=IF(OR([.I$14]=&quot;&quot;;[.$E56]=&quot;&quot;);&quot;&quot;;[.H56])">
            <text:p/>
          </table:table-cell>
          <table:table-cell table:formula="of:=IF(OR([.J$14]=&quot;&quot;;[.$E56]=&quot;&quot;);&quot;&quot;;[.I56])">
            <text:p/>
          </table:table-cell>
          <table:table-cell table:formula="of:=IF(OR([.K$14]=&quot;&quot;;[.$E56]=&quot;&quot;);&quot;&quot;;[.J56])">
            <text:p/>
          </table:table-cell>
          <table:table-cell table:formula="of:=IF(OR([.L$14]=&quot;&quot;;[.$E56]=&quot;&quot;);&quot;&quot;;[.K56])">
            <text:p/>
          </table:table-cell>
          <table:table-cell table:formula="of:=IF(OR([.M$14]=&quot;&quot;;[.$E56]=&quot;&quot;);&quot;&quot;;[.L56])">
            <text:p/>
          </table:table-cell>
          <table:table-cell table:formula="of:=IF(OR([.N$14]=&quot;&quot;;[.$E56]=&quot;&quot;);&quot;&quot;;[.M56])">
            <text:p/>
          </table:table-cell>
          <table:table-cell table:formula="of:=IF(OR([.O$14]=&quot;&quot;;[.$E56]=&quot;&quot;);&quot;&quot;;[.N56])">
            <text:p/>
          </table:table-cell>
          <table:table-cell table:formula="of:=IF(OR([.P$14]=&quot;&quot;;[.$E56]=&quot;&quot;);&quot;&quot;;[.O56])">
            <text:p/>
          </table:table-cell>
          <table:table-cell table:formula="of:=IF(OR([.Q$14]=&quot;&quot;;[.$E56]=&quot;&quot;);&quot;&quot;;[.P56])">
            <text:p/>
          </table:table-cell>
          <table:table-cell table:formula="of:=IF(OR([.R$14]=&quot;&quot;;[.$E56]=&quot;&quot;);&quot;&quot;;[.Q56])">
            <text:p/>
          </table:table-cell>
          <table:table-cell table:formula="of:=IF(OR([.S$14]=&quot;&quot;;[.$E56]=&quot;&quot;);&quot;&quot;;[.R56])">
            <text:p/>
          </table:table-cell>
          <table:table-cell table:formula="of:=IF(OR([.T$14]=&quot;&quot;;[.$E56]=&quot;&quot;);&quot;&quot;;[.S56])">
            <text:p/>
          </table:table-cell>
          <table:table-cell table:formula="of:=IF(OR([.U$14]=&quot;&quot;;[.$E56]=&quot;&quot;);&quot;&quot;;[.T56])">
            <text:p/>
          </table:table-cell>
          <table:table-cell table:formula="of:=IF(OR([.V$14]=&quot;&quot;;[.$E56]=&quot;&quot;);&quot;&quot;;[.U56])">
            <text:p/>
          </table:table-cell>
          <table:table-cell table:formula="of:=IF(OR([.W$14]=&quot;&quot;;[.$E56]=&quot;&quot;);&quot;&quot;;[.V56])">
            <text:p/>
          </table:table-cell>
          <table:table-cell table:formula="of:=IF(OR([.X$14]=&quot;&quot;;[.$E56]=&quot;&quot;);&quot;&quot;;[.W56])">
            <text:p/>
          </table:table-cell>
          <table:table-cell table:formula="of:=IF(OR([.Y$14]=&quot;&quot;;[.$E56]=&quot;&quot;);&quot;&quot;;[.X56])">
            <text:p/>
          </table:table-cell>
          <table:table-cell table:formula="of:=IF(OR([.Z$14]=&quot;&quot;;[.$E56]=&quot;&quot;);&quot;&quot;;[.Y56])">
            <text:p/>
          </table:table-cell>
          <table:table-cell table:formula="of:=IF(OR([.AA$14]=&quot;&quot;;[.$E56]=&quot;&quot;);&quot;&quot;;[.Z56])">
            <text:p/>
          </table:table-cell>
          <table:table-cell table:formula="of:=IF(OR([.AB$14]=&quot;&quot;;[.$E56]=&quot;&quot;);&quot;&quot;;[.AA56])">
            <text:p/>
          </table:table-cell>
          <table:table-cell table:formula="of:=IF(OR([.AC$14]=&quot;&quot;;[.$E56]=&quot;&quot;);&quot;&quot;;[.AB56])">
            <text:p/>
          </table:table-cell>
          <table:table-cell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2" table:number-rows-repeated="4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 table:number-columns-repeated="3"/>
          <table:table-cell table:style-name="ce42" table:content-validation-name="val3" table:formula="of:=IF([.A61]&lt;&gt;&quot;&quot;;&quot;Planned&quot;;&quot;&quot;)">
            <text:p/>
          </table:table-cell>
          <table:table-cell table:number-columns-repeated="1020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Sprint 5'.A24:'Sprint 5'.C55 'Sprint 5'.C15:'Sprint 5'.AD55">
            <calcext:condition calcext:apply-style-name="Excel_CondFormat_5_1_1" calcext:value="formula-is([$Sp1.$D15]=&quot;Done&quot;)" calcext:base-cell-address="'Sprint 5'.A15"/>
            <calcext:condition calcext:apply-style-name="Excel_CondFormat_5_1_2" calcext:value="formula-is([$Sp1.$D15]=&quot;Ongoing&quot;)" calcext:base-cell-address="'Sprint 5'.A15"/>
          </calcext:conditional-format>
          <calcext:conditional-format calcext:target-range-address="'Sprint 5'.A15:'Sprint 5'.A22 'Sprint 5'.B18:'Sprint 5'.B22">
            <calcext:condition calcext:apply-style-name="Excel_CondFormat_5_2_1" calcext:value="formula-is([$Sp1.$C15]=&quot;Done&quot;)" calcext:base-cell-address="'Sprint 5'.A15"/>
            <calcext:condition calcext:apply-style-name="Excel_CondFormat_5_2_2" calcext:value="formula-is([$Sp1.$C15]=&quot;Ongoing&quot;)" calcext:base-cell-address="'Sprint 5'.A15"/>
            <calcext:condition calcext:apply-style-name="Excel_CondFormat_5_2_3" calcext:value="formula-is([$Sp1.$C15]=&quot;Removed&quot;)" calcext:base-cell-address="'Sprint 5'.A15"/>
          </calcext:conditional-format>
          <calcext:conditional-format calcext:target-range-address="'Sprint 5'.B15:'Sprint 5'.B17">
            <calcext:condition calcext:apply-style-name="Excel_CondFormat_5_3_1" calcext:value="formula-is([$Sp1.$C15]=&quot;Done&quot;)" calcext:base-cell-address="'Sprint 5'.B15"/>
            <calcext:condition calcext:apply-style-name="Excel_CondFormat_5_3_2" calcext:value="formula-is([$Sp1.$C15]=&quot;Ongoing&quot;)" calcext:base-cell-address="'Sprint 5'.B15"/>
            <calcext:condition calcext:apply-style-name="Excel_CondFormat_5_3_3" calcext:value="formula-is([$Sp1.$C15]=&quot;Removed&quot;)" calcext:base-cell-address="'Sprint 5'.B15"/>
          </calcext:conditional-format>
          <calcext:conditional-format calcext:target-range-address="'Sprint 5'.B23:'Sprint 5'.B23">
            <calcext:condition calcext:apply-style-name="Excel_CondFormat_5_4_1" calcext:value="formula-is([$Sp1.$C23]=&quot;Done&quot;)" calcext:base-cell-address="'Sprint 5'.B23"/>
            <calcext:condition calcext:apply-style-name="Excel_CondFormat_5_4_2" calcext:value="formula-is([$Sp1.$C23]=&quot;Ongoing&quot;)" calcext:base-cell-address="'Sprint 5'.B23"/>
            <calcext:condition calcext:apply-style-name="Excel_CondFormat_5_4_3" calcext:value="formula-is([$Sp1.$C23]=&quot;Removed&quot;)" calcext:base-cell-address="'Sprint 5'.B23"/>
          </calcext:conditional-format>
          <calcext:conditional-format calcext:target-range-address="'Sprint 5'.A23:'Sprint 5'.A23">
            <calcext:condition calcext:apply-style-name="Excel_CondFormat_5_5_1" calcext:value="formula-is([$Sp1.$C23]=&quot;Done&quot;)" calcext:base-cell-address="'Sprint 5'.A23"/>
            <calcext:condition calcext:apply-style-name="Excel_CondFormat_5_5_2" calcext:value="formula-is([$Sp1.$C23]=&quot;Ongoing&quot;)" calcext:base-cell-address="'Sprint 5'.A23"/>
            <calcext:condition calcext:apply-style-name="Excel_CondFormat_5_5_3" calcext:value="formula-is([$Sp1.$C23]=&quot;Removed&quot;)" calcext:base-cell-address="'Sprint 5'.A23"/>
          </calcext:conditional-format>
        </calcext:conditional-formats>
      </table:table>
      <table:table table:name="RESOURCES" table:style-name="ta5">
        <table:table-column table:style-name="co20" table:number-columns-repeated="3" table:default-cell-style-name="Default"/>
        <table:table-column table:style-name="co21" table:default-cell-style-name="Default"/>
        <table:table-row table:style-name="ro5">
          <table:table-cell office:value-type="string" calcext:value-type="string">
            <text:p>Resurssit sprintteihin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Henkilö</text:p>
          </table:table-cell>
          <table:table-cell office:value-type="string" calcext:value-type="string">
            <text:p>Sprint 1</text:p>
          </table:table-cell>
          <table:table-cell office:value-type="string" calcext:value-type="string">
            <text:p>Sprint 2</text:p>
          </table:table-cell>
          <table:table-cell/>
        </table:table-row>
        <table:table-row table:style-name="ro5">
          <table:table-cell office:value-type="string" calcext:value-type="string">
            <text:p>Kari</text:p>
          </table:table-cell>
          <table:table-cell table:number-columns-repeated="2" office:value-type="float" office:value="30" calcext:value-type="float">
            <text:p>30</text:p>
          </table:table-cell>
          <table:table-cell/>
        </table:table-row>
        <table:table-row table:style-name="ro5">
          <table:table-cell office:value-type="string" calcext:value-type="string">
            <text:p>Jouni</text:p>
          </table:table-cell>
          <table:table-cell table:number-columns-repeated="2" office:value-type="float" office:value="35" calcext:value-type="float">
            <text:p>35</text:p>
          </table:table-cell>
          <table:table-cell/>
        </table:table-row>
        <table:table-row table:style-name="ro5">
          <table:table-cell office:value-type="string" calcext:value-type="string">
            <text:p>Mika</text:p>
          </table:table-cell>
          <table:table-cell table:number-columns-repeated="2" office:value-type="float" office:value="35" calcext:value-type="float">
            <text:p>35</text:p>
          </table:table-cell>
          <table:table-cell/>
        </table:table-row>
        <table:table-row table:style-name="ro5">
          <table:table-cell office:value-type="string" calcext:value-type="string">
            <text:p>Seija</text:p>
          </table:table-cell>
          <table:table-cell table:number-columns-repeated="2" office:value-type="float" office:value="35" calcext:value-type="float">
            <text:p>35</text:p>
          </table:table-cell>
          <table:table-cell/>
        </table:table-row>
        <table:table-row table:style-name="ro5">
          <table:table-cell office:value-type="string" calcext:value-type="string">
            <text:p>SUMMA</text:p>
          </table:table-cell>
          <table:table-cell table:formula="of:=SUM([.B3:.B6])" office:value-type="float" office:value="135" calcext:value-type="float">
            <text:p>135</text:p>
          </table:table-cell>
          <table:table-cell table:formula="of:=SUM([.C3:.C6])" office:value-type="float" office:value="135" calcext:value-type="float">
            <text:p>135</text:p>
          </table:table-cell>
          <table:table-cell/>
        </table:table-row>
        <table:table-row table:style-name="ro5" table:number-rows-repeated="2">
          <table:table-cell table:number-columns-repeated="4"/>
        </table:table-row>
        <table:table-row table:style-name="ro5">
          <table:table-cell office:value-type="string" calcext:value-type="string">
            <text:p>Tiimin osaaminen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 tietokantaosaamista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 Java, JavaScript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 JUnit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 Mock-testaus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 HTML, CSS</text:p>
          </table:table-cell>
          <table:table-cell table:number-columns-repeated="3"/>
        </table:table-row>
        <table:table-row table:style-name="ro5" table:number-rows-repeated="1048560">
          <table:table-cell table:number-columns-repeated="4"/>
        </table:table-row>
        <table:table-row table:style-name="ro5">
          <table:table-cell table:number-columns-repeated="4"/>
        </table:table-row>
      </table:table>
      <table:named-expressions>
        <table:named-expression table:name="AverageSpeedLastEight" table:base-cell-address="$Sp1.$A$1" table:expression="OFFSET(#REF!;1;0;#REF!;1)"/>
        <table:named-expression table:name="AverageSpeedRealized" table:base-cell-address="$Sp1.$A$1" table:expression="OFFSET(#REF!;1;0;#REF!;1)"/>
        <table:named-expression table:name="AverageSpeedWorstThree" table:base-cell-address="$Sp1.$A$1" table:expression="OFFSET(#REF!;1;0;#REF!;1)"/>
        <table:named-expression table:name="ColBottomCurrentScope" table:base-cell-address="$Sp1.$A$1" table:expression="OFFSET(#REF!;1;0;#REF!;1)"/>
        <table:named-expression table:name="ColTopRemainingWork" table:base-cell-address="$Sp1.$A$1" table:expression="OFFSET(#REF!;1;0;#REF!;1)"/>
        <table:named-expression table:name="DoneDays" table:base-cell-address="$Sp1.$A$1" table:expression="#REF!"/>
        <table:named-expression table:name="ImplementationDays" table:base-cell-address="$Sp1.$A$1" table:expression="#REF!"/>
        <table:named-expression table:name="LastEight" table:base-cell-address="$Sp1.$A$1" table:expression="IF(#REF!&gt;8;OFFSET(#REF!;#REF!-7;0;8;1);OFFSET(#REF!;1;0;#REF!-1;1))"/>
        <table:named-expression table:name="LastPlanned" table:base-cell-address="$Sp1.$B$1" table:expression="IF(OFFSET(#REF!;1;0;1;1)=&quot;&quot;;1;OFFSET(#REF!;#REF!;0;1;1))"/>
        <table:named-expression table:name="LastRealized" table:base-cell-address="$Sp1.$A$1" table:expression="IF(OFFSET(#REF!;1;0;1;1)=&quot;&quot;;1;OFFSET(#REF!;#REF!;0;1;1))"/>
        <table:named-expression table:name="PBCurrentBottom" table:base-cell-address="$Sp1.$A$1" table:expression="OFFSET(#REF!;1;0;#REF!;1)"/>
        <table:named-expression table:name="PBTrend" table:base-cell-address="$Sp1.$A$1" table:expression="OFFSET(#REF!;1;0;#REF!;1)"/>
        <table:named-expression table:name="PlannedSpeed" table:base-cell-address="$Sp1.$A$1" table:expression="OFFSET(#REF!;1;0;#REF!;1)"/>
        <table:named-range table:name="ProductBacklog" table:base-cell-address="$Sp1.$A$1" table:cell-range-address="$'Product Tasks'.$A$4:.$G$296"/>
        <table:named-expression table:name="RealizedSpeed" table:base-cell-address="$Sp1.$A$1" table:expression="OFFSET(#REF!;1;0;#REF!;1)"/>
        <table:named-range table:name="Sprint" table:base-cell-address="$Sp1.$A$1" table:cell-range-address="$'Product Tasks'.$E$139:.$E$296"/>
        <table:named-expression table:name="SprintCount" table:base-cell-address="$Sp1.$A$1" table:expression="#REF!"/>
        <table:named-expression table:name="SprintsInTrend" table:base-cell-address="$Sp1.$A$1" table:expression="#REF!"/>
        <table:named-expression table:name="SprintTasks" table:base-cell-address="$Sp1.$A$1" table:expression="$#REF!.$A$14:$AD$57"/>
        <table:named-range table:name="Status" table:base-cell-address="$Sp1.$A$1" table:cell-range-address="$'Product Tasks'.$C$139:.$C$296"/>
        <table:named-range table:name="StoryName" table:base-cell-address="$Sp1.$A$1" table:cell-range-address="$'Product Tasks'.$B$156:.$B$296"/>
        <table:named-expression table:name="TaskRows" table:base-cell-address="$Sp1.$A$1" table:expression="#REF!"/>
        <table:named-expression table:name="TaskStatus" table:base-cell-address="$Sp1.$A$1" table:expression="$#REF!.$D$14:$D$52"/>
        <table:named-expression table:name="TaskStoryID" table:base-cell-address="$Sp1.$A$1" table:expression="$#REF!.$B$14:$B$47"/>
        <table:named-expression table:name="TotalEffort" table:base-cell-address="$Sp1.$A$1" table:expression="#REF!"/>
        <table:named-expression table:name="TrendDays" table:base-cell-address="$Sp1.$A$1" table:expression="$#REF!.$D$13"/>
        <table:named-expression table:name="TrendOffset" table:base-cell-address="$Sp1.$A$1" table:expression="#REF!"/>
        <table:named-expression table:name="TrendSprintCount" table:base-cell-address="$Sp1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text>Sprint </number:text>
      <number:number number:decimal-places="0" number:min-integer-digits="0"/>
      <number:text> Backlog</number:text>
    </number:number-style>
    <number:date-style style:name="N126">
      <number:month number:textual="true"/>
      <number:text>-</number:text>
      <number:year/>
    </number:date-style>
    <number:currency-style style:name="N12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8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CondFormat_5f_1_5f_1_5f_2" style:display-name="Excel_CondFormat_1_1_2" style:family="table-cell" style:parent-style-name="Default">
      <style:table-cell-properties fo:background-color="#ffff99"/>
    </style:style>
    <style:style style:name="Excel_5f_CondFormat_5f_1_5f_2_5f_1" style:display-name="Excel_CondFormat_1_2_1" style:family="table-cell" style:parent-style-name="Default">
      <style:table-cell-properties fo:background-color="#ccffcc"/>
    </style:style>
    <style:style style:name="Excel_5f_CondFormat_5f_1_5f_2_5f_2" style:display-name="Excel_CondFormat_1_2_2" style:family="table-cell" style:parent-style-name="Default">
      <style:table-cell-properties fo:background-color="#ffff99"/>
    </style:style>
    <style:style style:name="Excel_5f_CondFormat_5f_1_5f_2_5f_3" style:display-name="Excel_CondFormat_1_2_3" style:family="table-cell" style:parent-style-name="Default">
      <style:table-cell-properties fo:background-color="#ffbfbf"/>
    </style:style>
    <style:style style:name="Excel_5f_CondFormat_5f_1_5f_3_5f_1" style:display-name="Excel_CondFormat_1_3_1" style:family="table-cell" style:parent-style-name="Default">
      <style:table-cell-properties fo:background-color="#ccffcc"/>
    </style:style>
    <style:style style:name="Excel_5f_CondFormat_5f_1_5f_3_5f_2" style:display-name="Excel_CondFormat_1_3_2" style:family="table-cell" style:parent-style-name="Default">
      <style:table-cell-properties fo:background-color="#ffff99"/>
    </style:style>
    <style:style style:name="Excel_5f_CondFormat_5f_1_5f_3_5f_3" style:display-name="Excel_CondFormat_1_3_3" style:family="table-cell" style:parent-style-name="Default">
      <style:table-cell-properties fo:background-color="#ffbfbf"/>
    </style:style>
    <style:style style:name="Excel_5f_CondFormat_5f_2_5f_1_5f_1" style:display-name="Excel_CondFormat_2_1_1" style:family="table-cell" style:parent-style-name="Default">
      <style:table-cell-properties fo:background-color="#ccffcc"/>
    </style:style>
    <style:style style:name="Excel_5f_CondFormat_5f_2_5f_1_5f_2" style:display-name="Excel_CondFormat_2_1_2" style:family="table-cell" style:parent-style-name="Default">
      <style:table-cell-properties fo:background-color="#ffff99"/>
    </style:style>
    <style:style style:name="Excel_5f_CondFormat_5f_2_5f_1_5f_3" style:display-name="Excel_CondFormat_2_1_3" style:family="table-cell" style:parent-style-name="Default">
      <style:table-cell-properties fo:background-color="#ffbfbf"/>
    </style:style>
    <style:style style:name="Excel_5f_CondFormat_5f_2_5f_2_5f_1" style:display-name="Excel_CondFormat_2_2_1" style:family="table-cell" style:parent-style-name="Default">
      <style:table-cell-properties fo:background-color="#ccffcc"/>
    </style:style>
    <style:style style:name="Excel_5f_CondFormat_5f_2_5f_2_5f_2" style:display-name="Excel_CondFormat_2_2_2" style:family="table-cell" style:parent-style-name="Default">
      <style:table-cell-properties fo:background-color="#ffff99"/>
    </style:style>
    <style:style style:name="Excel_5f_CondFormat_5f_2_5f_2_5f_3" style:display-name="Excel_CondFormat_2_2_3" style:family="table-cell" style:parent-style-name="Default">
      <style:table-cell-properties fo:background-color="#ffbfbf"/>
    </style:style>
    <style:style style:name="Excel_5f_CondFormat_5f_2_5f_3_5f_1" style:display-name="Excel_CondFormat_2_3_1" style:family="table-cell" style:parent-style-name="Default">
      <style:table-cell-properties fo:background-color="#ccffcc"/>
    </style:style>
    <style:style style:name="Excel_5f_CondFormat_5f_2_5f_3_5f_2" style:display-name="Excel_CondFormat_2_3_2" style:family="table-cell" style:parent-style-name="Default">
      <style:table-cell-properties fo:background-color="#ffff99"/>
    </style:style>
    <style:style style:name="Excel_5f_CondFormat_5f_2_5f_3_5f_3" style:display-name="Excel_CondFormat_2_3_3" style:family="table-cell" style:parent-style-name="Default">
      <style:table-cell-properties fo:background-color="#ffbfbf"/>
    </style:style>
    <style:style style:name="Excel_5f_CondFormat_5f_2_5f_4_5f_1" style:display-name="Excel_CondFormat_2_4_1" style:family="table-cell" style:parent-style-name="Default">
      <style:table-cell-properties fo:background-color="#ccffcc"/>
    </style:style>
    <style:style style:name="Excel_5f_CondFormat_5f_2_5f_4_5f_2" style:display-name="Excel_CondFormat_2_4_2" style:family="table-cell" style:parent-style-name="Default">
      <style:table-cell-properties fo:background-color="#ffff99"/>
    </style:style>
    <style:style style:name="Excel_5f_CondFormat_5f_2_5f_4_5f_3" style:display-name="Excel_CondFormat_2_4_3" style:family="table-cell" style:parent-style-name="Default">
      <style:table-cell-properties fo:background-color="#ffbfbf"/>
    </style:style>
    <style:style style:name="Excel_5f_CondFormat_5f_2_5f_5_5f_1" style:display-name="Excel_CondFormat_2_5_1" style:family="table-cell" style:parent-style-name="Default">
      <style:table-cell-properties fo:background-color="#ccffcc"/>
    </style:style>
    <style:style style:name="Excel_5f_CondFormat_5f_2_5f_5_5f_2" style:display-name="Excel_CondFormat_2_5_2" style:family="table-cell" style:parent-style-name="Default">
      <style:table-cell-properties fo:background-color="#ffff99"/>
    </style:style>
    <style:style style:name="Excel_5f_CondFormat_5f_2_5f_5_5f_3" style:display-name="Excel_CondFormat_2_5_3" style:family="table-cell" style:parent-style-name="Default">
      <style:table-cell-properties fo:background-color="#ffbfbf"/>
    </style:style>
    <style:style style:name="Excel_5f_CondFormat_5f_2_5f_6_5f_1" style:display-name="Excel_CondFormat_2_6_1" style:family="table-cell" style:parent-style-name="Default">
      <style:table-cell-properties fo:background-color="#ccffcc"/>
    </style:style>
    <style:style style:name="Excel_5f_CondFormat_5f_2_5f_6_5f_2" style:display-name="Excel_CondFormat_2_6_2" style:family="table-cell" style:parent-style-name="Default">
      <style:table-cell-properties fo:background-color="#ffff99"/>
    </style:style>
    <style:style style:name="Excel_5f_CondFormat_5f_2_5f_6_5f_3" style:display-name="Excel_CondFormat_2_6_3" style:family="table-cell" style:parent-style-name="Default">
      <style:table-cell-properties fo:background-color="#ffbfbf"/>
    </style:style>
    <style:style style:name="Excel_5f_CondFormat_5f_2_5f_7_5f_1" style:display-name="Excel_CondFormat_2_7_1" style:family="table-cell" style:parent-style-name="Default">
      <style:table-cell-properties fo:background-color="#ccffcc"/>
    </style:style>
    <style:style style:name="Excel_5f_CondFormat_5f_2_5f_7_5f_2" style:display-name="Excel_CondFormat_2_7_2" style:family="table-cell" style:parent-style-name="Default">
      <style:table-cell-properties fo:background-color="#ffff99"/>
    </style:style>
    <style:style style:name="Excel_5f_CondFormat_5f_2_5f_7_5f_3" style:display-name="Excel_CondFormat_2_7_3" style:family="table-cell" style:parent-style-name="Default">
      <style:table-cell-properties fo:background-color="#ffbfbf"/>
    </style:style>
    <style:style style:name="Excel_5f_CondFormat_5f_2_5f_8_5f_1" style:display-name="Excel_CondFormat_2_8_1" style:family="table-cell" style:parent-style-name="Default">
      <style:table-cell-properties fo:background-color="#ccffcc"/>
    </style:style>
    <style:style style:name="Excel_5f_CondFormat_5f_2_5f_8_5f_2" style:display-name="Excel_CondFormat_2_8_2" style:family="table-cell" style:parent-style-name="Default">
      <style:table-cell-properties fo:background-color="#ffff99"/>
    </style:style>
    <style:style style:name="Excel_5f_CondFormat_5f_2_5f_8_5f_3" style:display-name="Excel_CondFormat_2_8_3" style:family="table-cell" style:parent-style-name="Default">
      <style:table-cell-properties fo:background-color="#ffbfbf"/>
    </style:style>
    <style:style style:name="Excel_5f_CondFormat_5f_2_5f_9_5f_1" style:display-name="Excel_CondFormat_2_9_1" style:family="table-cell" style:parent-style-name="Default">
      <style:table-cell-properties fo:background-color="#ccffcc"/>
    </style:style>
    <style:style style:name="Excel_5f_CondFormat_5f_2_5f_9_5f_2" style:display-name="Excel_CondFormat_2_9_2" style:family="table-cell" style:parent-style-name="Default">
      <style:table-cell-properties fo:background-color="#ffff99"/>
    </style:style>
    <style:style style:name="Excel_5f_CondFormat_5f_2_5f_9_5f_3" style:display-name="Excel_CondFormat_2_9_3" style:family="table-cell" style:parent-style-name="Default">
      <style:table-cell-properties fo:background-color="#ffbfbf"/>
    </style:style>
    <style:style style:name="Excel_5f_CondFormat_5f_2_5f_10_5f_1" style:display-name="Excel_CondFormat_2_10_1" style:family="table-cell" style:parent-style-name="Default">
      <style:table-cell-properties fo:background-color="#ccffcc"/>
    </style:style>
    <style:style style:name="Excel_5f_CondFormat_5f_2_5f_10_5f_2" style:display-name="Excel_CondFormat_2_10_2" style:family="table-cell" style:parent-style-name="Default">
      <style:table-cell-properties fo:background-color="#ffff99"/>
    </style:style>
    <style:style style:name="Excel_5f_CondFormat_5f_2_5f_10_5f_3" style:display-name="Excel_CondFormat_2_10_3" style:family="table-cell" style:parent-style-name="Default">
      <style:table-cell-properties fo:background-color="#ffbfbf"/>
    </style:style>
    <style:style style:name="Excel_5f_CondFormat_5f_2_5f_11_5f_1" style:display-name="Excel_CondFormat_2_11_1" style:family="table-cell" style:parent-style-name="Default">
      <style:table-cell-properties fo:background-color="#ccffcc"/>
    </style:style>
    <style:style style:name="Excel_5f_CondFormat_5f_2_5f_11_5f_2" style:display-name="Excel_CondFormat_2_11_2" style:family="table-cell" style:parent-style-name="Default">
      <style:table-cell-properties fo:background-color="#ffff99"/>
    </style:style>
    <style:style style:name="Excel_5f_CondFormat_5f_2_5f_11_5f_3" style:display-name="Excel_CondFormat_2_11_3" style:family="table-cell" style:parent-style-name="Default">
      <style:table-cell-properties fo:background-color="#ffbfbf"/>
    </style:style>
    <style:style style:name="Excel_5f_CondFormat_5f_2_5f_12_5f_1" style:display-name="Excel_CondFormat_2_12_1" style:family="table-cell" style:parent-style-name="Default">
      <style:table-cell-properties fo:background-color="#ccffcc"/>
    </style:style>
    <style:style style:name="Excel_5f_CondFormat_5f_2_5f_12_5f_2" style:display-name="Excel_CondFormat_2_12_2" style:family="table-cell" style:parent-style-name="Default">
      <style:table-cell-properties fo:background-color="#ffff99"/>
    </style:style>
    <style:style style:name="Excel_5f_CondFormat_5f_2_5f_12_5f_3" style:display-name="Excel_CondFormat_2_12_3" style:family="table-cell" style:parent-style-name="Default">
      <style:table-cell-properties fo:background-color="#ffbfbf"/>
    </style:style>
    <style:style style:name="Excel_5f_CondFormat_5f_2_5f_13_5f_1" style:display-name="Excel_CondFormat_2_13_1" style:family="table-cell" style:parent-style-name="Default">
      <style:table-cell-properties fo:background-color="#ccffcc"/>
    </style:style>
    <style:style style:name="Excel_5f_CondFormat_5f_2_5f_13_5f_2" style:display-name="Excel_CondFormat_2_13_2" style:family="table-cell" style:parent-style-name="Default">
      <style:table-cell-properties fo:background-color="#ffff99"/>
    </style:style>
    <style:style style:name="Excel_5f_CondFormat_5f_2_5f_13_5f_3" style:display-name="Excel_CondFormat_2_13_3" style:family="table-cell" style:parent-style-name="Default">
      <style:table-cell-properties fo:background-color="#ffbfbf"/>
    </style:style>
    <style:style style:name="Excel_5f_CondFormat_5f_2_5f_14_5f_1" style:display-name="Excel_CondFormat_2_14_1" style:family="table-cell" style:parent-style-name="Default">
      <style:table-cell-properties fo:background-color="#ccffcc"/>
    </style:style>
    <style:style style:name="Excel_5f_CondFormat_5f_2_5f_14_5f_2" style:display-name="Excel_CondFormat_2_14_2" style:family="table-cell" style:parent-style-name="Default">
      <style:table-cell-properties fo:background-color="#ffff99"/>
    </style:style>
    <style:style style:name="Excel_5f_CondFormat_5f_2_5f_14_5f_3" style:display-name="Excel_CondFormat_2_14_3" style:family="table-cell" style:parent-style-name="Default">
      <style:table-cell-properties fo:background-color="#ffbfbf"/>
    </style:style>
    <style:style style:name="Excel_5f_CondFormat_5f_2_5f_15_5f_1" style:display-name="Excel_CondFormat_2_15_1" style:family="table-cell" style:parent-style-name="Default">
      <style:table-cell-properties fo:background-color="#ccffcc"/>
    </style:style>
    <style:style style:name="Excel_5f_CondFormat_5f_2_5f_15_5f_2" style:display-name="Excel_CondFormat_2_15_2" style:family="table-cell" style:parent-style-name="Default">
      <style:table-cell-properties fo:background-color="#ffff99"/>
    </style:style>
    <style:style style:name="Excel_5f_CondFormat_5f_2_5f_15_5f_3" style:display-name="Excel_CondFormat_2_15_3" style:family="table-cell" style:parent-style-name="Default">
      <style:table-cell-properties fo:background-color="#ffbfbf"/>
    </style:style>
    <style:style style:name="Excel_5f_CondFormat_5f_3_5f_1_5f_1" style:display-name="Excel_CondFormat_3_1_1" style:family="table-cell" style:parent-style-name="Default">
      <style:table-cell-properties fo:background-color="#ccffcc"/>
    </style:style>
    <style:style style:name="Excel_5f_CondFormat_5f_3_5f_1_5f_2" style:display-name="Excel_CondFormat_3_1_2" style:family="table-cell" style:parent-style-name="Default">
      <style:table-cell-properties fo:background-color="#ffff99"/>
    </style:style>
    <style:style style:name="Excel_5f_CondFormat_5f_3_5f_1_5f_3" style:display-name="Excel_CondFormat_3_1_3" style:family="table-cell" style:parent-style-name="Default">
      <style:table-cell-properties fo:background-color="#ffbfbf"/>
    </style:style>
    <style:style style:name="Excel_5f_CondFormat_5f_3_5f_2_5f_1" style:display-name="Excel_CondFormat_3_2_1" style:family="table-cell" style:parent-style-name="Default">
      <style:table-cell-properties fo:background-color="#ccffcc"/>
    </style:style>
    <style:style style:name="Excel_5f_CondFormat_5f_3_5f_2_5f_2" style:display-name="Excel_CondFormat_3_2_2" style:family="table-cell" style:parent-style-name="Default">
      <style:table-cell-properties fo:background-color="#ffff99"/>
    </style:style>
    <style:style style:name="Excel_5f_CondFormat_5f_3_5f_2_5f_3" style:display-name="Excel_CondFormat_3_2_3" style:family="table-cell" style:parent-style-name="Default">
      <style:table-cell-properties fo:background-color="#ffbfbf"/>
    </style:style>
    <style:style style:name="Excel_5f_CondFormat_5f_3_5f_3_5f_1" style:display-name="Excel_CondFormat_3_3_1" style:family="table-cell" style:parent-style-name="Default">
      <style:table-cell-properties fo:background-color="#ccffcc"/>
    </style:style>
    <style:style style:name="Excel_5f_CondFormat_5f_3_5f_3_5f_2" style:display-name="Excel_CondFormat_3_3_2" style:family="table-cell" style:parent-style-name="Default">
      <style:table-cell-properties fo:background-color="#ffff99"/>
    </style:style>
    <style:style style:name="Excel_5f_CondFormat_5f_3_5f_3_5f_3" style:display-name="Excel_CondFormat_3_3_3" style:family="table-cell" style:parent-style-name="Default">
      <style:table-cell-properties fo:background-color="#ffbfbf"/>
    </style:style>
    <style:style style:name="Excel_5f_CondFormat_5f_3_5f_4_5f_1" style:display-name="Excel_CondFormat_3_4_1" style:family="table-cell" style:parent-style-name="Default">
      <style:table-cell-properties fo:background-color="#ccffcc"/>
    </style:style>
    <style:style style:name="Excel_5f_CondFormat_5f_3_5f_4_5f_2" style:display-name="Excel_CondFormat_3_4_2" style:family="table-cell" style:parent-style-name="Default">
      <style:table-cell-properties fo:background-color="#ffff99"/>
    </style:style>
    <style:style style:name="Excel_5f_CondFormat_5f_3_5f_4_5f_3" style:display-name="Excel_CondFormat_3_4_3" style:family="table-cell" style:parent-style-name="Default">
      <style:table-cell-properties fo:background-color="#ffbfbf"/>
    </style:style>
    <style:style style:name="Excel_5f_CondFormat_5f_3_5f_5_5f_1" style:display-name="Excel_CondFormat_3_5_1" style:family="table-cell" style:parent-style-name="Default">
      <style:table-cell-properties fo:background-color="#ccffcc"/>
    </style:style>
    <style:style style:name="Excel_5f_CondFormat_5f_3_5f_5_5f_2" style:display-name="Excel_CondFormat_3_5_2" style:family="table-cell" style:parent-style-name="Default">
      <style:table-cell-properties fo:background-color="#ffff99"/>
    </style:style>
    <style:style style:name="Excel_5f_CondFormat_5f_3_5f_5_5f_3" style:display-name="Excel_CondFormat_3_5_3" style:family="table-cell" style:parent-style-name="Default">
      <style:table-cell-properties fo:background-color="#ffbfbf"/>
    </style:style>
    <style:style style:name="Excel_5f_CondFormat_5f_3_5f_6_5f_1" style:display-name="Excel_CondFormat_3_6_1" style:family="table-cell" style:parent-style-name="Default">
      <style:table-cell-properties fo:background-color="#ccffcc"/>
    </style:style>
    <style:style style:name="Excel_5f_CondFormat_5f_3_5f_6_5f_2" style:display-name="Excel_CondFormat_3_6_2" style:family="table-cell" style:parent-style-name="Default">
      <style:table-cell-properties fo:background-color="#ffff99"/>
    </style:style>
    <style:style style:name="Excel_5f_CondFormat_5f_3_5f_6_5f_3" style:display-name="Excel_CondFormat_3_6_3" style:family="table-cell" style:parent-style-name="Default">
      <style:table-cell-properties fo:background-color="#ffbfbf"/>
    </style:style>
    <style:style style:name="Excel_5f_CondFormat_5f_3_5f_7_5f_1" style:display-name="Excel_CondFormat_3_7_1" style:family="table-cell" style:parent-style-name="Default">
      <style:table-cell-properties fo:background-color="#ccffcc"/>
    </style:style>
    <style:style style:name="Excel_5f_CondFormat_5f_3_5f_7_5f_2" style:display-name="Excel_CondFormat_3_7_2" style:family="table-cell" style:parent-style-name="Default">
      <style:table-cell-properties fo:background-color="#ffff99"/>
    </style:style>
    <style:style style:name="Excel_5f_CondFormat_5f_3_5f_7_5f_3" style:display-name="Excel_CondFormat_3_7_3" style:family="table-cell" style:parent-style-name="Default">
      <style:table-cell-properties fo:background-color="#ffbfbf"/>
    </style:style>
    <style:style style:name="Excel_5f_CondFormat_5f_3_5f_8_5f_1" style:display-name="Excel_CondFormat_3_8_1" style:family="table-cell" style:parent-style-name="Default">
      <style:table-cell-properties fo:background-color="#ccffcc"/>
    </style:style>
    <style:style style:name="Excel_5f_CondFormat_5f_3_5f_8_5f_2" style:display-name="Excel_CondFormat_3_8_2" style:family="table-cell" style:parent-style-name="Default">
      <style:table-cell-properties fo:background-color="#ffff99"/>
    </style:style>
    <style:style style:name="Excel_5f_CondFormat_5f_3_5f_8_5f_3" style:display-name="Excel_CondFormat_3_8_3" style:family="table-cell" style:parent-style-name="Default">
      <style:table-cell-properties fo:background-color="#ffbfbf"/>
    </style:style>
    <style:style style:name="Excel_5f_CondFormat_5f_3_5f_9_5f_1" style:display-name="Excel_CondFormat_3_9_1" style:family="table-cell" style:parent-style-name="Default">
      <style:table-cell-properties fo:background-color="#ccffcc"/>
    </style:style>
    <style:style style:name="Excel_5f_CondFormat_5f_3_5f_9_5f_2" style:display-name="Excel_CondFormat_3_9_2" style:family="table-cell" style:parent-style-name="Default">
      <style:table-cell-properties fo:background-color="#ffff99"/>
    </style:style>
    <style:style style:name="Excel_5f_CondFormat_5f_3_5f_9_5f_3" style:display-name="Excel_CondFormat_3_9_3" style:family="table-cell" style:parent-style-name="Default">
      <style:table-cell-properties fo:background-color="#ffbfbf"/>
    </style:style>
    <style:style style:name="Excel_5f_CondFormat_5f_3_5f_10_5f_1" style:display-name="Excel_CondFormat_3_10_1" style:family="table-cell" style:parent-style-name="Default">
      <style:table-cell-properties fo:background-color="#ccffcc"/>
    </style:style>
    <style:style style:name="Excel_5f_CondFormat_5f_3_5f_10_5f_2" style:display-name="Excel_CondFormat_3_10_2" style:family="table-cell" style:parent-style-name="Default">
      <style:table-cell-properties fo:background-color="#ffff99"/>
    </style:style>
    <style:style style:name="Excel_5f_CondFormat_5f_3_5f_10_5f_3" style:display-name="Excel_CondFormat_3_10_3" style:family="table-cell" style:parent-style-name="Default">
      <style:table-cell-properties fo:background-color="#ffbfbf"/>
    </style:style>
    <style:style style:name="Excel_5f_CondFormat_5f_3_5f_11_5f_1" style:display-name="Excel_CondFormat_3_11_1" style:family="table-cell" style:parent-style-name="Default">
      <style:table-cell-properties fo:background-color="#ccffcc"/>
    </style:style>
    <style:style style:name="Excel_5f_CondFormat_5f_3_5f_11_5f_2" style:display-name="Excel_CondFormat_3_11_2" style:family="table-cell" style:parent-style-name="Default">
      <style:table-cell-properties fo:background-color="#ffff99"/>
    </style:style>
    <style:style style:name="Excel_5f_CondFormat_5f_3_5f_11_5f_3" style:display-name="Excel_CondFormat_3_11_3" style:family="table-cell" style:parent-style-name="Default">
      <style:table-cell-properties fo:background-color="#ffbfbf"/>
    </style:style>
    <style:style style:name="Excel_5f_CondFormat_5f_3_5f_12_5f_1" style:display-name="Excel_CondFormat_3_12_1" style:family="table-cell" style:parent-style-name="Default">
      <style:table-cell-properties fo:background-color="#ccffcc"/>
    </style:style>
    <style:style style:name="Excel_5f_CondFormat_5f_3_5f_12_5f_2" style:display-name="Excel_CondFormat_3_12_2" style:family="table-cell" style:parent-style-name="Default">
      <style:table-cell-properties fo:background-color="#ffff99"/>
    </style:style>
    <style:style style:name="Excel_5f_CondFormat_5f_3_5f_12_5f_3" style:display-name="Excel_CondFormat_3_12_3" style:family="table-cell" style:parent-style-name="Default">
      <style:table-cell-properties fo:background-color="#ffbfbf"/>
    </style:style>
    <style:style style:name="Excel_5f_CondFormat_5f_3_5f_13_5f_1" style:display-name="Excel_CondFormat_3_13_1" style:family="table-cell" style:parent-style-name="Default">
      <style:table-cell-properties fo:background-color="#ccffcc"/>
    </style:style>
    <style:style style:name="Excel_5f_CondFormat_5f_3_5f_13_5f_2" style:display-name="Excel_CondFormat_3_13_2" style:family="table-cell" style:parent-style-name="Default">
      <style:table-cell-properties fo:background-color="#ffff99"/>
    </style:style>
    <style:style style:name="Excel_5f_CondFormat_5f_3_5f_13_5f_3" style:display-name="Excel_CondFormat_3_13_3" style:family="table-cell" style:parent-style-name="Default">
      <style:table-cell-properties fo:background-color="#ffbfbf"/>
    </style:style>
    <style:style style:name="Excel_5f_CondFormat_5f_3_5f_14_5f_1" style:display-name="Excel_CondFormat_3_14_1" style:family="table-cell" style:parent-style-name="Default">
      <style:table-cell-properties fo:background-color="#ccffcc"/>
    </style:style>
    <style:style style:name="Excel_5f_CondFormat_5f_3_5f_14_5f_2" style:display-name="Excel_CondFormat_3_14_2" style:family="table-cell" style:parent-style-name="Default">
      <style:table-cell-properties fo:background-color="#ffff99"/>
    </style:style>
    <style:style style:name="Excel_5f_CondFormat_5f_3_5f_14_5f_3" style:display-name="Excel_CondFormat_3_14_3" style:family="table-cell" style:parent-style-name="Default">
      <style:table-cell-properties fo:background-color="#ffbfbf"/>
    </style:style>
    <style:style style:name="Excel_5f_CondFormat_5f_3_5f_15_5f_1" style:display-name="Excel_CondFormat_3_15_1" style:family="table-cell" style:parent-style-name="Default">
      <style:table-cell-properties fo:background-color="#ccffcc"/>
    </style:style>
    <style:style style:name="Excel_5f_CondFormat_5f_3_5f_15_5f_2" style:display-name="Excel_CondFormat_3_15_2" style:family="table-cell" style:parent-style-name="Default">
      <style:table-cell-properties fo:background-color="#ffff99"/>
    </style:style>
    <style:style style:name="Excel_5f_CondFormat_5f_3_5f_15_5f_3" style:display-name="Excel_CondFormat_3_15_3" style:family="table-cell" style:parent-style-name="Default">
      <style:table-cell-properties fo:background-color="#ffbfbf"/>
    </style:style>
    <style:style style:name="Excel_5f_CondFormat_5f_3_5f_16_5f_1" style:display-name="Excel_CondFormat_3_16_1" style:family="table-cell" style:parent-style-name="Default">
      <style:table-cell-properties fo:background-color="#ccffcc"/>
    </style:style>
    <style:style style:name="Excel_5f_CondFormat_5f_3_5f_16_5f_2" style:display-name="Excel_CondFormat_3_16_2" style:family="table-cell" style:parent-style-name="Default">
      <style:table-cell-properties fo:background-color="#ffff99"/>
    </style:style>
    <style:style style:name="Excel_5f_CondFormat_5f_3_5f_16_5f_3" style:display-name="Excel_CondFormat_3_16_3" style:family="table-cell" style:parent-style-name="Default">
      <style:table-cell-properties fo:background-color="#ffbfbf"/>
    </style:style>
    <style:style style:name="Excel_5f_CondFormat_5f_4_5f_1_5f_1" style:display-name="Excel_CondFormat_4_1_1" style:family="table-cell" style:parent-style-name="Default">
      <style:table-cell-properties fo:background-color="#ccffcc"/>
    </style:style>
    <style:style style:name="Excel_5f_CondFormat_5f_4_5f_1_5f_2" style:display-name="Excel_CondFormat_4_1_2" style:family="table-cell" style:parent-style-name="Default">
      <style:table-cell-properties fo:background-color="#ffff99"/>
    </style:style>
    <style:style style:name="Excel_5f_CondFormat_5f_4_5f_1_5f_3" style:display-name="Excel_CondFormat_4_1_3" style:family="table-cell" style:parent-style-name="Default">
      <style:table-cell-properties fo:background-color="#ffbfbf"/>
    </style:style>
    <style:style style:name="Excel_5f_CondFormat_5f_4_5f_2_5f_1" style:display-name="Excel_CondFormat_4_2_1" style:family="table-cell" style:parent-style-name="Default">
      <style:table-cell-properties fo:background-color="#ccffcc"/>
    </style:style>
    <style:style style:name="Excel_5f_CondFormat_5f_4_5f_2_5f_2" style:display-name="Excel_CondFormat_4_2_2" style:family="table-cell" style:parent-style-name="Default">
      <style:table-cell-properties fo:background-color="#ffff99"/>
    </style:style>
    <style:style style:name="Excel_5f_CondFormat_5f_4_5f_3_5f_1" style:display-name="Excel_CondFormat_4_3_1" style:family="table-cell" style:parent-style-name="Default">
      <style:table-cell-properties fo:background-color="#ccffcc"/>
    </style:style>
    <style:style style:name="Excel_5f_CondFormat_5f_4_5f_3_5f_2" style:display-name="Excel_CondFormat_4_3_2" style:family="table-cell" style:parent-style-name="Default">
      <style:table-cell-properties fo:background-color="#ffff99"/>
    </style:style>
    <style:style style:name="Excel_5f_CondFormat_5f_4_5f_3_5f_3" style:display-name="Excel_CondFormat_4_3_3" style:family="table-cell" style:parent-style-name="Default">
      <style:table-cell-properties fo:background-color="#ffbfbf"/>
    </style:style>
    <style:style style:name="Excel_5f_CondFormat_5f_4_5f_4_5f_1" style:display-name="Excel_CondFormat_4_4_1" style:family="table-cell" style:parent-style-name="Default">
      <style:table-cell-properties fo:background-color="#ccffcc"/>
    </style:style>
    <style:style style:name="Excel_5f_CondFormat_5f_4_5f_4_5f_2" style:display-name="Excel_CondFormat_4_4_2" style:family="table-cell" style:parent-style-name="Default">
      <style:table-cell-properties fo:background-color="#ffff99"/>
    </style:style>
    <style:style style:name="Excel_5f_CondFormat_5f_4_5f_4_5f_3" style:display-name="Excel_CondFormat_4_4_3" style:family="table-cell" style:parent-style-name="Default">
      <style:table-cell-properties fo:background-color="#ffbfbf"/>
    </style:style>
    <style:style style:name="Excel_5f_CondFormat_5f_4_5f_5_5f_1" style:display-name="Excel_CondFormat_4_5_1" style:family="table-cell" style:parent-style-name="Default">
      <style:table-cell-properties fo:background-color="#ccffcc"/>
    </style:style>
    <style:style style:name="Excel_5f_CondFormat_5f_4_5f_5_5f_2" style:display-name="Excel_CondFormat_4_5_2" style:family="table-cell" style:parent-style-name="Default">
      <style:table-cell-properties fo:background-color="#ffff99"/>
    </style:style>
    <style:style style:name="Excel_5f_CondFormat_5f_4_5f_5_5f_3" style:display-name="Excel_CondFormat_4_5_3" style:family="table-cell" style:parent-style-name="Default">
      <style:table-cell-properties fo:background-color="#ffbfbf"/>
    </style:style>
    <style:style style:name="Excel_5f_CondFormat_5f_4_5f_6_5f_1" style:display-name="Excel_CondFormat_4_6_1" style:family="table-cell" style:parent-style-name="Default">
      <style:table-cell-properties fo:background-color="#ccffcc"/>
    </style:style>
    <style:style style:name="Excel_5f_CondFormat_5f_4_5f_6_5f_2" style:display-name="Excel_CondFormat_4_6_2" style:family="table-cell" style:parent-style-name="Default">
      <style:table-cell-properties fo:background-color="#ffff99"/>
    </style:style>
    <style:style style:name="Excel_5f_CondFormat_5f_4_5f_6_5f_3" style:display-name="Excel_CondFormat_4_6_3" style:family="table-cell" style:parent-style-name="Default">
      <style:table-cell-properties fo:background-color="#ffbfbf"/>
    </style:style>
    <style:style style:name="Excel_5f_CondFormat_5f_5_5f_1_5f_1" style:display-name="Excel_CondFormat_5_1_1" style:family="table-cell" style:parent-style-name="Default">
      <style:table-cell-properties fo:background-color="#ccffcc"/>
    </style:style>
    <style:style style:name="Excel_5f_CondFormat_5f_5_5f_1_5f_2" style:display-name="Excel_CondFormat_5_1_2" style:family="table-cell" style:parent-style-name="Default">
      <style:table-cell-properties fo:background-color="#ffff99"/>
    </style:style>
    <style:style style:name="Excel_5f_CondFormat_5f_5_5f_2_5f_1" style:display-name="Excel_CondFormat_5_2_1" style:family="table-cell" style:parent-style-name="Default">
      <style:table-cell-properties fo:background-color="#ccffcc"/>
    </style:style>
    <style:style style:name="Excel_5f_CondFormat_5f_5_5f_2_5f_2" style:display-name="Excel_CondFormat_5_2_2" style:family="table-cell" style:parent-style-name="Default">
      <style:table-cell-properties fo:background-color="#ffff99"/>
    </style:style>
    <style:style style:name="Excel_5f_CondFormat_5f_5_5f_2_5f_3" style:display-name="Excel_CondFormat_5_2_3" style:family="table-cell" style:parent-style-name="Default">
      <style:table-cell-properties fo:background-color="#ffbfbf"/>
    </style:style>
    <style:style style:name="Excel_5f_CondFormat_5f_5_5f_3_5f_1" style:display-name="Excel_CondFormat_5_3_1" style:family="table-cell" style:parent-style-name="Default">
      <style:table-cell-properties fo:background-color="#ccffcc"/>
    </style:style>
    <style:style style:name="Excel_5f_CondFormat_5f_5_5f_3_5f_2" style:display-name="Excel_CondFormat_5_3_2" style:family="table-cell" style:parent-style-name="Default">
      <style:table-cell-properties fo:background-color="#ffff99"/>
    </style:style>
    <style:style style:name="Excel_5f_CondFormat_5f_5_5f_3_5f_3" style:display-name="Excel_CondFormat_5_3_3" style:family="table-cell" style:parent-style-name="Default">
      <style:table-cell-properties fo:background-color="#ffbfbf"/>
    </style:style>
    <style:style style:name="Excel_5f_CondFormat_5f_5_5f_4_5f_1" style:display-name="Excel_CondFormat_5_4_1" style:family="table-cell" style:parent-style-name="Default">
      <style:table-cell-properties fo:background-color="#ccffcc"/>
    </style:style>
    <style:style style:name="Excel_5f_CondFormat_5f_5_5f_4_5f_2" style:display-name="Excel_CondFormat_5_4_2" style:family="table-cell" style:parent-style-name="Default">
      <style:table-cell-properties fo:background-color="#ffff99"/>
    </style:style>
    <style:style style:name="Excel_5f_CondFormat_5f_5_5f_4_5f_3" style:display-name="Excel_CondFormat_5_4_3" style:family="table-cell" style:parent-style-name="Default">
      <style:table-cell-properties fo:background-color="#ffbfbf"/>
    </style:style>
    <style:style style:name="Excel_5f_CondFormat_5f_5_5f_5_5f_1" style:display-name="Excel_CondFormat_5_5_1" style:family="table-cell" style:parent-style-name="Default">
      <style:table-cell-properties fo:background-color="#ccffcc"/>
    </style:style>
    <style:style style:name="Excel_5f_CondFormat_5f_5_5f_5_5f_2" style:display-name="Excel_CondFormat_5_5_2" style:family="table-cell" style:parent-style-name="Default">
      <style:table-cell-properties fo:background-color="#ffff99"/>
    </style:style>
    <style:style style:name="Excel_5f_CondFormat_5f_5_5f_5_5f_3" style:display-name="Excel_CondFormat_5_5_3" style:family="table-cell" style:parent-style-name="Default">
      <style:table-cell-properties fo:background-color="#ffbfbf"/>
    </style:style>
    <draw:marker draw:name="Arrowheads_20_1" draw:display-name="Arrowheads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5">
      <style:page-layout-properties fo:page-width="841.89pt" fo:page-height="595.3pt" style:num-format="1" style:print-orientation="landscape" fo:margin-top="72pt" fo:margin-bottom="72pt" fo:margin-left="54pt" fo:margin-right="54pt" style:first-page-number="continue" style:scale-to-X="1" style:scale-to-Y="1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/00/0000</text:date>, <text:time style:data-style-name="N2" text:time-value="08:56:29.0131736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p1" style:display-name="PageStyle_Sp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duct_20_Backlog" style:display-name="PageStyle_Product Back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duct_20_Tasks" style:display-name="PageStyle_Product Task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rint_20_Sheet_20_Template" style:display-name="PageStyle_Sprint Sheet 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20_1" style:display-name="PageStyle_Sprin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teration Plans</dc:title>
    <dc:description>Template versio 1.0 Approval</dc:description>
    <meta:initial-creator>&lt; Your name &gt;</meta:initial-creator>
    <meta:creation-date>1998-06-05T14:20:44</meta:creation-date>
    <dc:date>2015-11-16T10:41:22.738195996</dc:date>
    <meta:print-date>2006-09-01T17:59:00</meta:print-date>
    <meta:editing-cycles>80</meta:editing-cycles>
    <meta:editing-duration>PT15H34M1S</meta:editing-duration>
    <dc:creator>oppi3 </dc:creator>
    <meta:generator>LibreOffice/4.4.3.2$Linux_X86_64 LibreOffice_project/40m0$Build-2</meta:generator>
    <meta:document-statistic meta:table-count="9" meta:cell-count="3608" meta:object-count="18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7f7f7"/>
    </style:style>
    <style:style style:name="ch2" style:family="chart">
      <style:graphic-properties draw:fill="solid" draw:fill-color="#f7f7f7"/>
      <style:text-properties fo:color="#000000" fo:font-family="Arial" fo:font-size="6.75pt" style:font-size-asian="6.75pt" style:font-size-complex="6.75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visible="false" chart:axis-position="0" chart:tick-mark-position="at-axis"/>
      <style:graphic-properties draw:stroke="none" svg:stroke-color="#212121"/>
      <style:text-properties fo:color="#3c3c3c" fo:font-family="Arial" fo:font-size="4.75pt" style:font-size-asian="4.75pt" style:font-size-complex="4.75pt"/>
    </style:style>
    <style:style style:name="ch5" style:family="chart" style:data-style-name="N0">
      <style:chart-properties chart:display-label="true" chart:logarithmic="false" chart:minimum="0" chart:gap-width="150" chart:reverse-direction="false" text:line-break="false" chart:link-data-style-to-source="true" chart:axis-position="1" chart:tick-mark-position="at-axis"/>
      <style:text-properties fo:color="#000000" fo:font-family="Arial" fo:font-size="5.5pt" style:font-size-asian="5.5pt" style:font-size-complex="5.5pt"/>
    </style:style>
    <style:style style:name="ch6" style:family="chart">
      <style:chart-properties chart:auto-position="true" style:rotation-angle="90"/>
      <style:text-properties fo:color="#000000" fo:font-family="Arial" fo:font-size="8pt" style:font-size-asian="8pt" style:font-size-complex="8pt"/>
    </style:style>
    <style:style style:name="ch7" style:family="chart" style:data-style-name="N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35cm" svg:stroke-color="#969696" draw:fill-color="#96969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0000ff" draw:fill-color="#0000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26.423cm" svg:height="3.6cm" xlink:href=".." xlink:type="simple" chart:class="chart:bar" chart:style-name="ch1">
        <chart:legend svg:x="0cm" svg:y="0cm" style:legend-expansion="custom" chartooo:width="2.856cm" chartooo:height="1.517cm" style:legend-expansion-aspect-ratio="1.88266315095583" chart:style-name="ch2"/>
        <chart:plot-area chart:style-name="ch3" table:cell-range-address="'Sprint 1'.F10:'Sprint 1'.AD12" svg:x="4.311cm" svg:y="0.348cm" svg:width="22.072cm" svg:height="3.244cm">
          <chartooo:coordinate-region svg:x="4.88cm" svg:y="0.468cm" svg:width="21.503cm" svg:height="3.005cm"/>
          <chart:axis chart:dimension="x" chart:name="primary-x" chart:style-name="ch4"/>
          <chart:axis chart:dimension="y" chart:name="primary-y" chart:style-name="ch5">
            <chart:title svg:x="3.269cm" svg:y="3.291cm" chart:style-name="ch6">
              <text:p>Work Remaining (h)</text:p>
            </chart:title>
          </chart:axis>
          <chart:series chart:style-name="ch7" chart:values-cell-range-address="'Sprint 1'.F10:'Sprint 1'.AD10" chart:class="chart:bar">
            <chart:data-point chart:repeated="25"/>
          </chart:series>
          <chart:series chart:style-name="ch8" chart:values-cell-range-address="'Sprint 1'.F11:'Sprint 1'.AD11" chart:class="chart:line">
            <chart:data-point chart:repeated="25"/>
          </chart:series>
          <chart:series chart:style-name="ch9" chart:values-cell-range-address="'Sprint 1'.F12:'Sprint 1'.AD1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89">
                <text:p>89</text:p>
                <draw:g>
                  <svg:desc>'Sprint 1'.F10:'Sprint 1'.AD10</svg:desc>
                </draw:g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55">
                <text:p>5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99">
                <text:p>99</text:p>
                <draw:g>
                  <svg:desc>'Sprint 1'.F11:'Sprint 1'.AD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1'.F12:'Sprint 1'.AD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7f7f7"/>
    </style:style>
    <style:style style:name="ch2" style:family="chart">
      <style:graphic-properties draw:fill="solid" draw:fill-color="#f7f7f7"/>
      <style:text-properties fo:color="#000000" fo:font-family="Arial" fo:font-size="6.75pt" style:font-size-asian="6.75pt" style:font-size-complex="6.75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visible="false" chart:axis-position="0" chart:tick-mark-position="at-axis"/>
      <style:graphic-properties draw:stroke="none" svg:stroke-color="#212121"/>
      <style:text-properties fo:color="#3c3c3c" fo:font-family="Arial" fo:font-size="4.75pt" style:font-size-asian="4.75pt" style:font-size-complex="4.75pt"/>
    </style:style>
    <style:style style:name="ch5" style:family="chart" style:data-style-name="N0">
      <style:chart-properties chart:display-label="true" chart:logarithmic="false" chart:minimum="0" chart:gap-width="150" chart:reverse-direction="false" text:line-break="false" chart:link-data-style-to-source="true" chart:axis-position="1" chart:tick-mark-position="at-axis"/>
      <style:text-properties fo:color="#000000" fo:font-family="Arial" fo:font-size="5.5pt" style:font-size-asian="5.5pt" style:font-size-complex="5.5pt"/>
    </style:style>
    <style:style style:name="ch6" style:family="chart">
      <style:chart-properties chart:auto-position="true" style:rotation-angle="90"/>
      <style:text-properties fo:color="#000000" fo:font-family="Arial" fo:font-size="8pt" style:font-size-asian="8pt" style:font-size-complex="8pt"/>
    </style:style>
    <style:style style:name="ch7" style:family="chart" style:data-style-name="N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35cm" svg:stroke-color="#969696" draw:fill-color="#96969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0000ff" draw:fill-color="#0000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27.809cm" svg:height="3.6cm" xlink:href=".." xlink:type="simple" chart:class="chart:bar" chart:style-name="ch1">
        <chart:legend svg:x="0cm" svg:y="0cm" style:legend-expansion="custom" chartooo:width="3.006cm" chartooo:height="1.517cm" style:legend-expansion-aspect-ratio="1.98154251812788" chart:style-name="ch2"/>
        <chart:plot-area chart:style-name="ch3" table:cell-range-address="'Sprint 2'.F10:'Sprint 2'.AD12" svg:x="4.673cm" svg:y="0.348cm" svg:width="23.094cm" svg:height="3.244cm">
          <chartooo:coordinate-region svg:x="5.136cm" svg:y="0.468cm" svg:width="22.631cm" svg:height="3.005cm"/>
          <chart:axis chart:dimension="x" chart:name="primary-x" chart:style-name="ch4"/>
          <chart:axis chart:dimension="y" chart:name="primary-y" chart:style-name="ch5">
            <chart:title svg:x="3.603cm" svg:y="3.291cm" chart:style-name="ch6">
              <text:p>Work Remaining (h)</text:p>
            </chart:title>
          </chart:axis>
          <chart:series chart:style-name="ch7" chart:values-cell-range-address="'Sprint 2'.F10:'Sprint 2'.AD10" chart:class="chart:bar">
            <chart:data-point chart:repeated="25"/>
          </chart:series>
          <chart:series chart:style-name="ch8" chart:values-cell-range-address="'Sprint 2'.F11:'Sprint 2'.AD11" chart:class="chart:line">
            <chart:data-point chart:repeated="25"/>
          </chart:series>
          <chart:series chart:style-name="ch9" chart:values-cell-range-address="'Sprint 2'.F12:'Sprint 2'.AD1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37">
                <text:p>37</text:p>
                <draw:g>
                  <svg:desc>'Sprint 2'.F10:'Sprint 2'.AD10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42">
                <text:p>42</text:p>
                <draw:g>
                  <svg:desc>'Sprint 2'.F11:'Sprint 2'.AD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2'.F12:'Sprint 2'.AD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7f7f7"/>
    </style:style>
    <style:style style:name="ch2" style:family="chart">
      <style:graphic-properties draw:fill="solid" draw:fill-color="#f7f7f7"/>
      <style:text-properties fo:color="#000000" fo:font-family="Arial" fo:font-size="6.75pt" style:font-size-asian="6.75pt" style:font-size-complex="6.75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visible="false" chart:axis-position="0" chart:tick-mark-position="at-axis"/>
      <style:graphic-properties draw:stroke="none" svg:stroke-color="#212121"/>
      <style:text-properties fo:color="#3c3c3c" fo:font-family="Arial" fo:font-size="4.75pt" style:font-size-asian="4.75pt" style:font-size-complex="4.75pt"/>
    </style:style>
    <style:style style:name="ch5" style:family="chart" style:data-style-name="N0">
      <style:chart-properties chart:display-label="true" chart:logarithmic="false" chart:minimum="0" chart:gap-width="150" chart:reverse-direction="false" text:line-break="false" chart:link-data-style-to-source="true" chart:axis-position="1" chart:tick-mark-position="at-axis"/>
      <style:text-properties fo:color="#000000" fo:font-family="Arial" fo:font-size="5.5pt" style:font-size-asian="5.5pt" style:font-size-complex="5.5pt"/>
    </style:style>
    <style:style style:name="ch6" style:family="chart">
      <style:chart-properties chart:auto-position="true" style:rotation-angle="90"/>
      <style:text-properties fo:color="#000000" fo:font-family="Arial" fo:font-size="8pt" style:font-size-asian="8pt" style:font-size-complex="8pt"/>
    </style:style>
    <style:style style:name="ch7" style:family="chart" style:data-style-name="N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35cm" svg:stroke-color="#969696" draw:fill-color="#96969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0000ff" draw:fill-color="#0000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26.424cm" svg:height="3.598cm" xlink:href=".." xlink:type="simple" chart:class="chart:bar" chart:style-name="ch1">
        <chart:legend svg:x="0cm" svg:y="0cm" style:legend-expansion="custom" chartooo:width="2.857cm" chartooo:height="1.516cm" style:legend-expansion-aspect-ratio="1.88456464379947" chart:style-name="ch2"/>
        <chart:plot-area chart:style-name="ch3" table:cell-range-address="'Sprint 3'.F10:'Sprint 3'.AD12" svg:x="4.418cm" svg:y="0.348cm" svg:width="21.967cm" svg:height="3.243cm">
          <chartooo:coordinate-region svg:x="4.881cm" svg:y="0.468cm" svg:width="21.504cm" svg:height="3.004cm"/>
          <chart:axis chart:dimension="x" chart:name="primary-x" chart:style-name="ch4"/>
          <chart:axis chart:dimension="y" chart:name="primary-y" chart:style-name="ch5">
            <chart:title svg:x="3.376cm" svg:y="3.29cm" chart:style-name="ch6">
              <text:p>Work Remaining (h)</text:p>
            </chart:title>
          </chart:axis>
          <chart:series chart:style-name="ch7" chart:values-cell-range-address="'Sprint 3'.F10:'Sprint 3'.AD10" chart:class="chart:bar">
            <chart:data-point chart:repeated="25"/>
          </chart:series>
          <chart:series chart:style-name="ch8" chart:values-cell-range-address="'Sprint 3'.F11:'Sprint 3'.AD11" chart:class="chart:line">
            <chart:data-point chart:repeated="25"/>
          </chart:series>
          <chart:series chart:style-name="ch9" chart:values-cell-range-address="'Sprint 3'.F12:'Sprint 3'.AD1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3'.F10:'Sprint 3'.AD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3'.F11:'Sprint 3'.AD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3'.F12:'Sprint 3'.AD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7f7f7"/>
    </style:style>
    <style:style style:name="ch2" style:family="chart">
      <style:graphic-properties draw:fill="solid" draw:fill-color="#f7f7f7"/>
      <style:text-properties fo:color="#000000" fo:font-family="Arial" fo:font-size="6.75pt" style:font-size-asian="6.75pt" style:font-size-complex="6.75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visible="false" chart:axis-position="0" chart:tick-mark-position="at-axis"/>
      <style:graphic-properties draw:stroke="none" svg:stroke-color="#212121"/>
      <style:text-properties fo:color="#3c3c3c" fo:font-family="Arial" fo:font-size="4.75pt" style:font-size-asian="4.75pt" style:font-size-complex="4.75pt"/>
    </style:style>
    <style:style style:name="ch5" style:family="chart" style:data-style-name="N0">
      <style:chart-properties chart:display-label="true" chart:logarithmic="false" chart:minimum="0" chart:gap-width="150" chart:reverse-direction="false" text:line-break="false" chart:link-data-style-to-source="true" chart:axis-position="1" chart:tick-mark-position="at-axis"/>
      <style:text-properties fo:color="#000000" fo:font-family="Arial" fo:font-size="5.5pt" style:font-size-asian="5.5pt" style:font-size-complex="5.5pt"/>
    </style:style>
    <style:style style:name="ch6" style:family="chart">
      <style:chart-properties chart:auto-position="true" style:rotation-angle="90"/>
      <style:text-properties fo:color="#000000" fo:font-family="Arial" fo:font-size="8pt" style:font-size-asian="8pt" style:font-size-complex="8pt"/>
    </style:style>
    <style:style style:name="ch7" style:family="chart" style:data-style-name="N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35cm" svg:stroke-color="#969696" draw:fill-color="#96969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0000ff" draw:fill-color="#0000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26.424cm" svg:height="3.598cm" xlink:href=".." xlink:type="simple" chart:class="chart:bar" chart:style-name="ch1">
        <chart:legend svg:x="0cm" svg:y="0cm" style:legend-expansion="custom" chartooo:width="2.857cm" chartooo:height="1.516cm" style:legend-expansion-aspect-ratio="1.88456464379947" chart:style-name="ch2"/>
        <chart:plot-area chart:style-name="ch3" table:cell-range-address="'Sprint 4'.F10:'Sprint 4'.AD12" svg:x="4.418cm" svg:y="0.348cm" svg:width="21.967cm" svg:height="3.243cm">
          <chartooo:coordinate-region svg:x="4.881cm" svg:y="0.468cm" svg:width="21.504cm" svg:height="3.004cm"/>
          <chart:axis chart:dimension="x" chart:name="primary-x" chart:style-name="ch4"/>
          <chart:axis chart:dimension="y" chart:name="primary-y" chart:style-name="ch5">
            <chart:title svg:x="3.376cm" svg:y="3.29cm" chart:style-name="ch6">
              <text:p>Work Remaining (h)</text:p>
            </chart:title>
          </chart:axis>
          <chart:series chart:style-name="ch7" chart:values-cell-range-address="'Sprint 4'.F10:'Sprint 4'.AD10" chart:class="chart:bar">
            <chart:data-point chart:repeated="25"/>
          </chart:series>
          <chart:series chart:style-name="ch8" chart:values-cell-range-address="'Sprint 4'.F11:'Sprint 4'.AD11" chart:class="chart:line">
            <chart:data-point chart:repeated="25"/>
          </chart:series>
          <chart:series chart:style-name="ch9" chart:values-cell-range-address="'Sprint 4'.F12:'Sprint 4'.AD1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4'.F10:'Sprint 4'.AD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4'.F11:'Sprint 4'.AD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4'.F12:'Sprint 4'.AD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7f7f7"/>
    </style:style>
    <style:style style:name="ch2" style:family="chart">
      <style:graphic-properties draw:fill="solid" draw:fill-color="#f7f7f7"/>
      <style:text-properties fo:color="#000000" fo:font-family="Arial" fo:font-size="6.75pt" style:font-size-asian="6.75pt" style:font-size-complex="6.75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visible="false" chart:axis-position="0" chart:tick-mark-position="at-axis"/>
      <style:graphic-properties draw:stroke="none" svg:stroke-color="#212121"/>
      <style:text-properties fo:color="#3c3c3c" fo:font-family="Arial" fo:font-size="4.75pt" style:font-size-asian="4.75pt" style:font-size-complex="4.75pt"/>
    </style:style>
    <style:style style:name="ch5" style:family="chart" style:data-style-name="N0">
      <style:chart-properties chart:display-label="true" chart:logarithmic="false" chart:minimum="0" chart:gap-width="150" chart:reverse-direction="false" text:line-break="false" chart:link-data-style-to-source="true" chart:axis-position="1" chart:tick-mark-position="at-axis"/>
      <style:text-properties fo:color="#000000" fo:font-family="Arial" fo:font-size="5.5pt" style:font-size-asian="5.5pt" style:font-size-complex="5.5pt"/>
    </style:style>
    <style:style style:name="ch6" style:family="chart">
      <style:chart-properties chart:auto-position="true" style:rotation-angle="90"/>
      <style:text-properties fo:color="#000000" fo:font-family="Arial" fo:font-size="8pt" style:font-size-asian="8pt" style:font-size-complex="8pt"/>
    </style:style>
    <style:style style:name="ch7" style:family="chart" style:data-style-name="N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35cm" svg:stroke-color="#969696" draw:fill-color="#96969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0000ff" draw:fill-color="#0000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26.424cm" svg:height="3.598cm" xlink:href=".." xlink:type="simple" chart:class="chart:bar" chart:style-name="ch1">
        <chart:legend svg:x="0cm" svg:y="0cm" style:legend-expansion="custom" chartooo:width="2.857cm" chartooo:height="1.516cm" style:legend-expansion-aspect-ratio="1.88456464379947" chart:style-name="ch2"/>
        <chart:plot-area chart:style-name="ch3" table:cell-range-address="'Sprint 5'.F10:'Sprint 5'.AD12" svg:x="4.418cm" svg:y="0.348cm" svg:width="21.967cm" svg:height="3.243cm">
          <chartooo:coordinate-region svg:x="4.881cm" svg:y="0.468cm" svg:width="21.504cm" svg:height="3.004cm"/>
          <chart:axis chart:dimension="x" chart:name="primary-x" chart:style-name="ch4"/>
          <chart:axis chart:dimension="y" chart:name="primary-y" chart:style-name="ch5">
            <chart:title svg:x="3.376cm" svg:y="3.29cm" chart:style-name="ch6">
              <text:p>Work Remaining (h)</text:p>
            </chart:title>
          </chart:axis>
          <chart:series chart:style-name="ch7" chart:values-cell-range-address="'Sprint 5'.F10:'Sprint 5'.AD10" chart:class="chart:bar">
            <chart:data-point chart:repeated="25"/>
          </chart:series>
          <chart:series chart:style-name="ch8" chart:values-cell-range-address="'Sprint 5'.F11:'Sprint 5'.AD11" chart:class="chart:line">
            <chart:data-point chart:repeated="25"/>
          </chart:series>
          <chart:series chart:style-name="ch9" chart:values-cell-range-address="'Sprint 5'.F12:'Sprint 5'.AD1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5'.F10:'Sprint 5'.AD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5'.F11:'Sprint 5'.AD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5'.F12:'Sprint 5'.AD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